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000000"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598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ztvz</text:p>
          </table:table-cell>
          <table:table-cell office:value-type="float" office:value="4" table:formula="of:=LEN([.D1])-LEN(SUBSTITUTE([.D1];[.C1];&quot;&quot;))" table:style-name="ce1">
            <text:p>4</text:p>
          </table:table-cell>
          <table:table-cell office:value-type="boolean" office:boolean-value="true" table:formula="of:=+IF(AND([.E1]&gt;=[.A1];[.E1]&lt;=[.B1]);TRUE;FALSE)" table:style-name="ce1">
            <text:p>TRUE</text:p>
          </table:table-cell>
          <table:table-cell table:style-name="ce1"/>
          <table:table-cell office:value-type="string" office:string-value="z" table:formula="of:=RIGHT(LEFT([.D1];[.A1]);1)" table:style-name="ce1">
            <text:p>z</text:p>
          </table:table-cell>
          <table:table-cell office:value-type="string" office:string-value="v" table:formula="of:=RIGHT(LEFT([.D1];[.B1]);1)" table:style-name="ce1">
            <text:p>v</text:p>
          </table:table-cell>
          <table:table-cell office:value-type="boolean" office:boolean-value="true" table:formula="of:=+IF(XOR([.H1]=[.C1];[.I1]=[.C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ddzddkdvqgxndd</text:p>
          </table:table-cell>
          <table:table-cell office:value-type="float" office:value="7" table:formula="of:=LEN([.D2])-LEN(SUBSTITUTE([.D2];[.C2];&quot;&quot;))" table:style-name="ce1">
            <text:p>7</text:p>
          </table:table-cell>
          <table:table-cell office:value-type="boolean" office:boolean-value="true" table:formula="of:=+IF(AND([.E2]&gt;=[.A2];[.E2]&lt;=[.B2]);TRUE;FALSE)" table:style-name="ce1">
            <text:p>TRUE</text:p>
          </table:table-cell>
          <table:table-cell table:style-name="ce1"/>
          <table:table-cell office:value-type="string" office:string-value="d" table:formula="of:=RIGHT(LEFT([.D2];[.A2]);1)" table:style-name="ce1">
            <text:p>d</text:p>
          </table:table-cell>
          <table:table-cell office:value-type="string" office:string-value="d" table:formula="of:=RIGHT(LEFT([.D2];[.B2]);1)" table:style-name="ce1">
            <text:p>d</text:p>
          </table:table-cell>
          <table:table-cell office:value-type="boolean" office:boolean-value="false" table:formula="of:=+IF(XOR([.H2]=[.C2];[.I2]=[.C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rrjrrrrrrbrrccrr</text:p>
          </table:table-cell>
          <table:table-cell office:value-type="float" office:value="13" table:formula="of:=LEN([.D3])-LEN(SUBSTITUTE([.D3];[.C3];&quot;&quot;))" table:style-name="ce1">
            <text:p>13</text:p>
          </table:table-cell>
          <table:table-cell office:value-type="boolean" office:boolean-value="true" table:formula="of:=+IF(AND([.E3]&gt;=[.A3];[.E3]&lt;=[.B3]);TRUE;FALSE)" table:style-name="ce1">
            <text:p>TRUE</text:p>
          </table:table-cell>
          <table:table-cell table:style-name="ce1"/>
          <table:table-cell office:value-type="string" office:string-value="j" table:formula="of:=RIGHT(LEFT([.D3];[.A3]);1)" table:style-name="ce1">
            <text:p>j</text:p>
          </table:table-cell>
          <table:table-cell office:value-type="string" office:string-value="c" table:formula="of:=RIGHT(LEFT([.D3];[.B3]);1)" table:style-name="ce1">
            <text:p>c</text:p>
          </table:table-cell>
          <table:table-cell office:value-type="boolean" office:boolean-value="false" table:formula="of:=+IF(XOR([.H3]=[.C3];[.I3]=[.C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office:value-type="string" table:style-name="ce1">
            <text:p>zrgsnrr</text:p>
          </table:table-cell>
          <table:table-cell office:value-type="float" office:value="3" table:formula="of:=LEN([.D4])-LEN(SUBSTITUTE([.D4];[.C4];&quot;&quot;))" table:style-name="ce1">
            <text:p>3</text:p>
          </table:table-cell>
          <table:table-cell office:value-type="boolean" office:boolean-value="true" table:formula="of:=+IF(AND([.E4]&gt;=[.A4];[.E4]&lt;=[.B4]);TRUE;FALSE)" table:style-name="ce1">
            <text:p>TRUE</text:p>
          </table:table-cell>
          <table:table-cell table:style-name="ce1"/>
          <table:table-cell office:value-type="string" office:string-value="r" table:formula="of:=RIGHT(LEFT([.D4];[.A4]);1)" table:style-name="ce1">
            <text:p>r</text:p>
          </table:table-cell>
          <table:table-cell office:value-type="string" office:string-value="r" table:formula="of:=RIGHT(LEFT([.D4];[.B4]);1)" table:style-name="ce1">
            <text:p>r</text:p>
          </table:table-cell>
          <table:table-cell office:value-type="boolean" office:boolean-value="false" table:formula="of:=+IF(XOR([.H4]=[.C4];[.I4]=[.C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zxwzznpd</text:p>
          </table:table-cell>
          <table:table-cell office:value-type="float" office:value="5" table:formula="of:=LEN([.D5])-LEN(SUBSTITUTE([.D5];[.C5];&quot;&quot;))" table:style-name="ce1">
            <text:p>5</text:p>
          </table:table-cell>
          <table:table-cell office:value-type="boolean" office:boolean-value="false" table:formula="of:=+IF(AND([.E5]&gt;=[.A5];[.E5]&lt;=[.B5]);TRUE;FALSE)" table:style-name="ce1">
            <text:p>FALSE</text:p>
          </table:table-cell>
          <table:table-cell table:style-name="ce1"/>
          <table:table-cell office:value-type="string" office:string-value="p" table:formula="of:=RIGHT(LEFT([.D5];[.A5]);1)" table:style-name="ce1">
            <text:p>p</text:p>
          </table:table-cell>
          <table:table-cell office:value-type="string" office:string-value="d" table:formula="of:=RIGHT(LEFT([.D5];[.B5]);1)" table:style-name="ce1">
            <text:p>d</text:p>
          </table:table-cell>
          <table:table-cell office:value-type="boolean" office:boolean-value="false" table:formula="of:=+IF(XOR([.H5]=[.C5];[.I5]=[.C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gggggxgggghggg</text:p>
          </table:table-cell>
          <table:table-cell office:value-type="float" office:value="14" table:formula="of:=LEN([.D6])-LEN(SUBSTITUTE([.D6];[.C6];&quot;&quot;))" table:style-name="ce1">
            <text:p>14</text:p>
          </table:table-cell>
          <table:table-cell office:value-type="boolean" office:boolean-value="false" table:formula="of:=+IF(AND([.E6]&gt;=[.A6];[.E6]&lt;=[.B6]);TRUE;FALSE)" table:style-name="ce1">
            <text:p>FALSE</text:p>
          </table:table-cell>
          <table:table-cell table:style-name="ce1"/>
          <table:table-cell office:value-type="string" office:string-value="x" table:formula="of:=RIGHT(LEFT([.D6];[.A6]);1)" table:style-name="ce1">
            <text:p>x</text:p>
          </table:table-cell>
          <table:table-cell office:value-type="string" office:string-value="h" table:formula="of:=RIGHT(LEFT([.D6];[.B6]);1)" table:style-name="ce1">
            <text:p>h</text:p>
          </table:table-cell>
          <table:table-cell office:value-type="boolean" office:boolean-value="false" table:formula="of:=+IF(XOR([.H6]=[.C6];[.I6]=[.C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xcccxcccccz</text:p>
          </table:table-cell>
          <table:table-cell office:value-type="float" office:value="8" table:formula="of:=LEN([.D7])-LEN(SUBSTITUTE([.D7];[.C7];&quot;&quot;))" table:style-name="ce1">
            <text:p>8</text:p>
          </table:table-cell>
          <table:table-cell office:value-type="boolean" office:boolean-value="false" table:formula="of:=+IF(AND([.E7]&gt;=[.A7];[.E7]&lt;=[.B7]);TRUE;FALSE)" table:style-name="ce1">
            <text:p>FALSE</text:p>
          </table:table-cell>
          <table:table-cell table:style-name="ce1"/>
          <table:table-cell office:value-type="string" office:string-value="x" table:formula="of:=RIGHT(LEFT([.D7];[.A7]);1)" table:style-name="ce1">
            <text:p>x</text:p>
          </table:table-cell>
          <table:table-cell office:value-type="string" office:string-value="c" table:formula="of:=RIGHT(LEFT([.D7];[.B7]);1)" table:style-name="ce1">
            <text:p>c</text:p>
          </table:table-cell>
          <table:table-cell office:value-type="boolean" office:boolean-value="true" table:formula="of:=+IF(XOR([.H7]=[.C7];[.I7]=[.C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xbt</text:p>
          </table:table-cell>
          <table:table-cell office:value-type="float" office:value="2" table:formula="of:=LEN([.D8])-LEN(SUBSTITUTE([.D8];[.C8];&quot;&quot;))" table:style-name="ce1">
            <text:p>2</text:p>
          </table:table-cell>
          <table:table-cell office:value-type="boolean" office:boolean-value="false" table:formula="of:=+IF(AND([.E8]&gt;=[.A8];[.E8]&lt;=[.B8]);TRUE;FALSE)" table:style-name="ce1">
            <text:p>FALSE</text:p>
          </table:table-cell>
          <table:table-cell table:style-name="ce1"/>
          <table:table-cell office:value-type="string" office:string-value="b" table:formula="of:=RIGHT(LEFT([.D8];[.A8]);1)" table:style-name="ce1">
            <text:p>b</text:p>
          </table:table-cell>
          <table:table-cell office:value-type="string" office:string-value="t" table:formula="of:=RIGHT(LEFT([.D8];[.B8]);1)" table:style-name="ce1">
            <text:p>t</text:p>
          </table:table-cell>
          <table:table-cell office:value-type="boolean" office:boolean-value="true" table:formula="of:=+IF(XOR([.H8]=[.C8];[.I8]=[.C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dddddzddv</text:p>
          </table:table-cell>
          <table:table-cell office:value-type="float" office:value="9" table:formula="of:=LEN([.D9])-LEN(SUBSTITUTE([.D9];[.C9];&quot;&quot;))" table:style-name="ce1">
            <text:p>9</text:p>
          </table:table-cell>
          <table:table-cell office:value-type="boolean" office:boolean-value="true" table:formula="of:=+IF(AND([.E9]&gt;=[.A9];[.E9]&lt;=[.B9]);TRUE;FALSE)" table:style-name="ce1">
            <text:p>TRUE</text:p>
          </table:table-cell>
          <table:table-cell table:style-name="ce1"/>
          <table:table-cell office:value-type="string" office:string-value="z" table:formula="of:=RIGHT(LEFT([.D9];[.A9]);1)" table:style-name="ce1">
            <text:p>z</text:p>
          </table:table-cell>
          <table:table-cell office:value-type="string" office:string-value="v" table:formula="of:=RIGHT(LEFT([.D9];[.B9]);1)" table:style-name="ce1">
            <text:p>v</text:p>
          </table:table-cell>
          <table:table-cell office:value-type="boolean" office:boolean-value="false" table:formula="of:=+IF(XOR([.H9]=[.C9];[.I9]=[.C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xdmmmdmfwmmmdfr</text:p>
          </table:table-cell>
          <table:table-cell office:value-type="float" office:value="7" table:formula="of:=LEN([.D10])-LEN(SUBSTITUTE([.D10];[.C10];&quot;&quot;))" table:style-name="ce1">
            <text:p>7</text:p>
          </table:table-cell>
          <table:table-cell office:value-type="boolean" office:boolean-value="true" table:formula="of:=+IF(AND([.E10]&gt;=[.A10];[.E10]&lt;=[.B10]);TRUE;FALSE)" table:style-name="ce1">
            <text:p>TRUE</text:p>
          </table:table-cell>
          <table:table-cell table:style-name="ce1"/>
          <table:table-cell office:value-type="string" office:string-value="m" table:formula="of:=RIGHT(LEFT([.D10];[.A10]);1)" table:style-name="ce1">
            <text:p>m</text:p>
          </table:table-cell>
          <table:table-cell office:value-type="string" office:string-value="d" table:formula="of:=RIGHT(LEFT([.D10];[.B10]);1)" table:style-name="ce1">
            <text:p>d</text:p>
          </table:table-cell>
          <table:table-cell office:value-type="boolean" office:boolean-value="true" table:formula="of:=+IF(XOR([.H10]=[.C10];[.I10]=[.C1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ggggggggggggggg</text:p>
          </table:table-cell>
          <table:table-cell office:value-type="float" office:value="17" table:formula="of:=LEN([.D11])-LEN(SUBSTITUTE([.D11];[.C11];&quot;&quot;))" table:style-name="ce1">
            <text:p>17</text:p>
          </table:table-cell>
          <table:table-cell office:value-type="boolean" office:boolean-value="true" table:formula="of:=+IF(AND([.E11]&gt;=[.A11];[.E11]&lt;=[.B11]);TRUE;FALSE)" table:style-name="ce1">
            <text:p>TRUE</text:p>
          </table:table-cell>
          <table:table-cell table:style-name="ce1"/>
          <table:table-cell office:value-type="string" office:string-value="g" table:formula="of:=RIGHT(LEFT([.D11];[.A11]);1)" table:style-name="ce1">
            <text:p>g</text:p>
          </table:table-cell>
          <table:table-cell office:value-type="string" office:string-value="g" table:formula="of:=RIGHT(LEFT([.D11];[.B11]);1)" table:style-name="ce1">
            <text:p>g</text:p>
          </table:table-cell>
          <table:table-cell office:value-type="boolean" office:boolean-value="false" table:formula="of:=+IF(XOR([.H11]=[.C11];[.I11]=[.C1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dvdlff</text:p>
          </table:table-cell>
          <table:table-cell office:value-type="float" office:value="2" table:formula="of:=LEN([.D12])-LEN(SUBSTITUTE([.D12];[.C12];&quot;&quot;))" table:style-name="ce1">
            <text:p>2</text:p>
          </table:table-cell>
          <table:table-cell office:value-type="boolean" office:boolean-value="true" table:formula="of:=+IF(AND([.E12]&gt;=[.A12];[.E12]&lt;=[.B12]);TRUE;FALSE)" table:style-name="ce1">
            <text:p>TRUE</text:p>
          </table:table-cell>
          <table:table-cell table:style-name="ce1"/>
          <table:table-cell office:value-type="string" office:string-value="d" table:formula="of:=RIGHT(LEFT([.D12];[.A12]);1)" table:style-name="ce1">
            <text:p>d</text:p>
          </table:table-cell>
          <table:table-cell office:value-type="string" office:string-value="v" table:formula="of:=RIGHT(LEFT([.D12];[.B12]);1)" table:style-name="ce1">
            <text:p>v</text:p>
          </table:table-cell>
          <table:table-cell office:value-type="boolean" office:boolean-value="false" table:formula="of:=+IF(XOR([.H12]=[.C12];[.I12]=[.C1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ggpfgggggg</text:p>
          </table:table-cell>
          <table:table-cell office:value-type="float" office:value="10" table:formula="of:=LEN([.D13])-LEN(SUBSTITUTE([.D13];[.C13];&quot;&quot;))" table:style-name="ce1">
            <text:p>10</text:p>
          </table:table-cell>
          <table:table-cell office:value-type="boolean" office:boolean-value="true" table:formula="of:=+IF(AND([.E13]&gt;=[.A13];[.E13]&lt;=[.B13]);TRUE;FALSE)" table:style-name="ce1">
            <text:p>TRUE</text:p>
          </table:table-cell>
          <table:table-cell table:style-name="ce1"/>
          <table:table-cell office:value-type="string" office:string-value="g" table:formula="of:=RIGHT(LEFT([.D13];[.A13]);1)" table:style-name="ce1">
            <text:p>g</text:p>
          </table:table-cell>
          <table:table-cell office:value-type="string" office:string-value="g" table:formula="of:=RIGHT(LEFT([.D13];[.B13]);1)" table:style-name="ce1">
            <text:p>g</text:p>
          </table:table-cell>
          <table:table-cell office:value-type="boolean" office:boolean-value="false" table:formula="of:=+IF(XOR([.H13]=[.C13];[.I13]=[.C1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dhctccc</text:p>
          </table:table-cell>
          <table:table-cell office:value-type="float" office:value="4" table:formula="of:=LEN([.D14])-LEN(SUBSTITUTE([.D14];[.C14];&quot;&quot;))" table:style-name="ce1">
            <text:p>4</text:p>
          </table:table-cell>
          <table:table-cell office:value-type="boolean" office:boolean-value="false" table:formula="of:=+IF(AND([.E14]&gt;=[.A14];[.E14]&lt;=[.B14]);TRUE;FALSE)" table:style-name="ce1">
            <text:p>FALSE</text:p>
          </table:table-cell>
          <table:table-cell table:style-name="ce1"/>
          <table:table-cell office:value-type="string" office:string-value="c" table:formula="of:=RIGHT(LEFT([.D14];[.A14]);1)" table:style-name="ce1">
            <text:p>c</text:p>
          </table:table-cell>
          <table:table-cell office:value-type="string" office:string-value="c" table:formula="of:=RIGHT(LEFT([.D14];[.B14]);1)" table:style-name="ce1">
            <text:p>c</text:p>
          </table:table-cell>
          <table:table-cell office:value-type="boolean" office:boolean-value="false" table:formula="of:=+IF(XOR([.H14]=[.C14];[.I14]=[.C1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mcdcncqcvccg</text:p>
          </table:table-cell>
          <table:table-cell office:value-type="float" office:value="6" table:formula="of:=LEN([.D15])-LEN(SUBSTITUTE([.D15];[.C15];&quot;&quot;))" table:style-name="ce1">
            <text:p>6</text:p>
          </table:table-cell>
          <table:table-cell office:value-type="boolean" office:boolean-value="true" table:formula="of:=+IF(AND([.E15]&gt;=[.A15];[.E15]&lt;=[.B15]);TRUE;FALSE)" table:style-name="ce1">
            <text:p>TRUE</text:p>
          </table:table-cell>
          <table:table-cell table:style-name="ce1"/>
          <table:table-cell office:value-type="string" office:string-value="c" table:formula="of:=RIGHT(LEFT([.D15];[.A15]);1)" table:style-name="ce1">
            <text:p>c</text:p>
          </table:table-cell>
          <table:table-cell office:value-type="string" office:string-value="n" table:formula="of:=RIGHT(LEFT([.D15];[.B15]);1)" table:style-name="ce1">
            <text:p>n</text:p>
          </table:table-cell>
          <table:table-cell office:value-type="boolean" office:boolean-value="true" table:formula="of:=+IF(XOR([.H15]=[.C15];[.I15]=[.C1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lllll</text:p>
          </table:table-cell>
          <table:table-cell office:value-type="float" office:value="5" table:formula="of:=LEN([.D16])-LEN(SUBSTITUTE([.D16];[.C16];&quot;&quot;))" table:style-name="ce1">
            <text:p>5</text:p>
          </table:table-cell>
          <table:table-cell office:value-type="boolean" office:boolean-value="false" table:formula="of:=+IF(AND([.E16]&gt;=[.A16];[.E16]&lt;=[.B16]);TRUE;FALSE)" table:style-name="ce1">
            <text:p>FALSE</text:p>
          </table:table-cell>
          <table:table-cell table:style-name="ce1"/>
          <table:table-cell office:value-type="string" office:string-value="l" table:formula="of:=RIGHT(LEFT([.D16];[.A16]);1)" table:style-name="ce1">
            <text:p>l</text:p>
          </table:table-cell>
          <table:table-cell office:value-type="string" office:string-value="l" table:formula="of:=RIGHT(LEFT([.D16];[.B16]);1)" table:style-name="ce1">
            <text:p>l</text:p>
          </table:table-cell>
          <table:table-cell office:value-type="boolean" office:boolean-value="false" table:formula="of:=+IF(XOR([.H16]=[.C16];[.I16]=[.C1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bbbbbbbb</text:p>
          </table:table-cell>
          <table:table-cell office:value-type="float" office:value="10" table:formula="of:=LEN([.D17])-LEN(SUBSTITUTE([.D17];[.C17];&quot;&quot;))" table:style-name="ce1">
            <text:p>10</text:p>
          </table:table-cell>
          <table:table-cell office:value-type="boolean" office:boolean-value="false" table:formula="of:=+IF(AND([.E17]&gt;=[.A17];[.E17]&lt;=[.B17]);TRUE;FALSE)" table:style-name="ce1">
            <text:p>FALSE</text:p>
          </table:table-cell>
          <table:table-cell table:style-name="ce1"/>
          <table:table-cell office:value-type="string" office:string-value="b" table:formula="of:=RIGHT(LEFT([.D17];[.A17]);1)" table:style-name="ce1">
            <text:p>b</text:p>
          </table:table-cell>
          <table:table-cell office:value-type="string" office:string-value="b" table:formula="of:=RIGHT(LEFT([.D17];[.B17]);1)" table:style-name="ce1">
            <text:p>b</text:p>
          </table:table-cell>
          <table:table-cell office:value-type="boolean" office:boolean-value="false" table:formula="of:=+IF(XOR([.H17]=[.C17];[.I17]=[.C1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glmwwwrnnzgwhhwvvd</text:p>
          </table:table-cell>
          <table:table-cell office:value-type="float" office:value="6" table:formula="of:=LEN([.D18])-LEN(SUBSTITUTE([.D18];[.C18];&quot;&quot;))" table:style-name="ce1">
            <text:p>6</text:p>
          </table:table-cell>
          <table:table-cell office:value-type="boolean" office:boolean-value="false" table:formula="of:=+IF(AND([.E18]&gt;=[.A18];[.E18]&lt;=[.B18]);TRUE;FALSE)" table:style-name="ce1">
            <text:p>FALSE</text:p>
          </table:table-cell>
          <table:table-cell table:style-name="ce1"/>
          <table:table-cell office:value-type="string" office:string-value="n" table:formula="of:=RIGHT(LEFT([.D18];[.A18]);1)" table:style-name="ce1">
            <text:p>n</text:p>
          </table:table-cell>
          <table:table-cell office:value-type="string" office:string-value="h" table:formula="of:=RIGHT(LEFT([.D18];[.B18]);1)" table:style-name="ce1">
            <text:p>h</text:p>
          </table:table-cell>
          <table:table-cell office:value-type="boolean" office:boolean-value="false" table:formula="of:=+IF(XOR([.H18]=[.C18];[.I18]=[.C1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ggggxsgggqggg</text:p>
          </table:table-cell>
          <table:table-cell office:value-type="float" office:value="12" table:formula="of:=LEN([.D19])-LEN(SUBSTITUTE([.D19];[.C19];&quot;&quot;))" table:style-name="ce1">
            <text:p>12</text:p>
          </table:table-cell>
          <table:table-cell office:value-type="boolean" office:boolean-value="true" table:formula="of:=+IF(AND([.E19]&gt;=[.A19];[.E19]&lt;=[.B19]);TRUE;FALSE)" table:style-name="ce1">
            <text:p>TRUE</text:p>
          </table:table-cell>
          <table:table-cell table:style-name="ce1"/>
          <table:table-cell office:value-type="string" office:string-value="g" table:formula="of:=RIGHT(LEFT([.D19];[.A19]);1)" table:style-name="ce1">
            <text:p>g</text:p>
          </table:table-cell>
          <table:table-cell office:value-type="string" office:string-value="g" table:formula="of:=RIGHT(LEFT([.D19];[.B19]);1)" table:style-name="ce1">
            <text:p>g</text:p>
          </table:table-cell>
          <table:table-cell office:value-type="boolean" office:boolean-value="false" table:formula="of:=+IF(XOR([.H19]=[.C19];[.I19]=[.C1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q</text:p>
          </table:table-cell>
          <table:table-cell office:value-type="string" table:style-name="ce1">
            <text:p>fjlqbvtdngwvtbnsgfm</text:p>
          </table:table-cell>
          <table:table-cell office:value-type="float" office:value="1" table:formula="of:=LEN([.D20])-LEN(SUBSTITUTE([.D20];[.C20];&quot;&quot;))" table:style-name="ce1">
            <text:p>1</text:p>
          </table:table-cell>
          <table:table-cell office:value-type="boolean" office:boolean-value="false" table:formula="of:=+IF(AND([.E20]&gt;=[.A20];[.E20]&lt;=[.B20]);TRUE;FALSE)" table:style-name="ce1">
            <text:p>FALSE</text:p>
          </table:table-cell>
          <table:table-cell table:style-name="ce1"/>
          <table:table-cell office:value-type="string" office:string-value="n" table:formula="of:=RIGHT(LEFT([.D20];[.A20]);1)" table:style-name="ce1">
            <text:p>n</text:p>
          </table:table-cell>
          <table:table-cell office:value-type="string" office:string-value="m" table:formula="of:=RIGHT(LEFT([.D20];[.B20]);1)" table:style-name="ce1">
            <text:p>m</text:p>
          </table:table-cell>
          <table:table-cell office:value-type="boolean" office:boolean-value="false" table:formula="of:=+IF(XOR([.H20]=[.C20];[.I20]=[.C2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gbkkv</text:p>
          </table:table-cell>
          <table:table-cell office:value-type="float" office:value="3" table:formula="of:=LEN([.D21])-LEN(SUBSTITUTE([.D21];[.C21];&quot;&quot;))" table:style-name="ce1">
            <text:p>3</text:p>
          </table:table-cell>
          <table:table-cell office:value-type="boolean" office:boolean-value="false" table:formula="of:=+IF(AND([.E21]&gt;=[.A21];[.E21]&lt;=[.B21]);TRUE;FALSE)" table:style-name="ce1">
            <text:p>FALSE</text:p>
          </table:table-cell>
          <table:table-cell table:style-name="ce1"/>
          <table:table-cell office:value-type="string" office:string-value="k" table:formula="of:=RIGHT(LEFT([.D21];[.A21]);1)" table:style-name="ce1">
            <text:p>k</text:p>
          </table:table-cell>
          <table:table-cell office:value-type="string" office:string-value="g" table:formula="of:=RIGHT(LEFT([.D21];[.B21]);1)" table:style-name="ce1">
            <text:p>g</text:p>
          </table:table-cell>
          <table:table-cell office:value-type="boolean" office:boolean-value="true" table:formula="of:=+IF(XOR([.H21]=[.C21];[.I21]=[.C2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mmtmmmmgm</text:p>
          </table:table-cell>
          <table:table-cell office:value-type="float" office:value="9" table:formula="of:=LEN([.D22])-LEN(SUBSTITUTE([.D22];[.C22];&quot;&quot;))" table:style-name="ce1">
            <text:p>9</text:p>
          </table:table-cell>
          <table:table-cell office:value-type="boolean" office:boolean-value="true" table:formula="of:=+IF(AND([.E22]&gt;=[.A22];[.E22]&lt;=[.B22]);TRUE;FALSE)" table:style-name="ce1">
            <text:p>TRUE</text:p>
          </table:table-cell>
          <table:table-cell table:style-name="ce1"/>
          <table:table-cell office:value-type="string" office:string-value="m" table:formula="of:=RIGHT(LEFT([.D22];[.A22]);1)" table:style-name="ce1">
            <text:p>m</text:p>
          </table:table-cell>
          <table:table-cell office:value-type="string" office:string-value="g" table:formula="of:=RIGHT(LEFT([.D22];[.B22]);1)" table:style-name="ce1">
            <text:p>g</text:p>
          </table:table-cell>
          <table:table-cell office:value-type="boolean" office:boolean-value="true" table:formula="of:=+IF(XOR([.H22]=[.C22];[.I22]=[.C2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plh</text:p>
          </table:table-cell>
          <table:table-cell office:value-type="float" office:value="2" table:formula="of:=LEN([.D23])-LEN(SUBSTITUTE([.D23];[.C23];&quot;&quot;))" table:style-name="ce1">
            <text:p>2</text:p>
          </table:table-cell>
          <table:table-cell office:value-type="boolean" office:boolean-value="false" table:formula="of:=+IF(AND([.E23]&gt;=[.A23];[.E23]&lt;=[.B23]);TRUE;FALSE)" table:style-name="ce1">
            <text:p>FALSE</text:p>
          </table:table-cell>
          <table:table-cell table:style-name="ce1"/>
          <table:table-cell office:value-type="string" office:string-value="l" table:formula="of:=RIGHT(LEFT([.D23];[.A23]);1)" table:style-name="ce1">
            <text:p>l</text:p>
          </table:table-cell>
          <table:table-cell office:value-type="string" office:string-value="h" table:formula="of:=RIGHT(LEFT([.D23];[.B23]);1)" table:style-name="ce1">
            <text:p>h</text:p>
          </table:table-cell>
          <table:table-cell office:value-type="boolean" office:boolean-value="true" table:formula="of:=+IF(XOR([.H23]=[.C23];[.I23]=[.C2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qqqrqk</text:p>
          </table:table-cell>
          <table:table-cell office:value-type="float" office:value="5" table:formula="of:=LEN([.D24])-LEN(SUBSTITUTE([.D24];[.C24];&quot;&quot;))" table:style-name="ce1">
            <text:p>5</text:p>
          </table:table-cell>
          <table:table-cell office:value-type="boolean" office:boolean-value="true" table:formula="of:=+IF(AND([.E24]&gt;=[.A24];[.E24]&lt;=[.B24]);TRUE;FALSE)" table:style-name="ce1">
            <text:p>TRUE</text:p>
          </table:table-cell>
          <table:table-cell table:style-name="ce1"/>
          <table:table-cell office:value-type="string" office:string-value="r" table:formula="of:=RIGHT(LEFT([.D24];[.A24]);1)" table:style-name="ce1">
            <text:p>r</text:p>
          </table:table-cell>
          <table:table-cell office:value-type="string" office:string-value="k" table:formula="of:=RIGHT(LEFT([.D24];[.B24]);1)" table:style-name="ce1">
            <text:p>k</text:p>
          </table:table-cell>
          <table:table-cell office:value-type="boolean" office:boolean-value="false" table:formula="of:=+IF(XOR([.H24]=[.C24];[.I24]=[.C2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zbvlbpxcrnvvwjpwl</text:p>
          </table:table-cell>
          <table:table-cell office:value-type="float" office:value="3" table:formula="of:=LEN([.D25])-LEN(SUBSTITUTE([.D25];[.C25];&quot;&quot;))" table:style-name="ce1">
            <text:p>3</text:p>
          </table:table-cell>
          <table:table-cell office:value-type="boolean" office:boolean-value="true" table:formula="of:=+IF(AND([.E25]&gt;=[.A25];[.E25]&lt;=[.B25]);TRUE;FALSE)" table:style-name="ce1">
            <text:p>TRUE</text:p>
          </table:table-cell>
          <table:table-cell table:style-name="ce1"/>
          <table:table-cell office:value-type="string" office:string-value="v" table:formula="of:=RIGHT(LEFT([.D25];[.A25]);1)" table:style-name="ce1">
            <text:p>v</text:p>
          </table:table-cell>
          <table:table-cell office:value-type="string" office:string-value="v" table:formula="of:=RIGHT(LEFT([.D25];[.B25]);1)" table:style-name="ce1">
            <text:p>v</text:p>
          </table:table-cell>
          <table:table-cell office:value-type="boolean" office:boolean-value="false" table:formula="of:=+IF(XOR([.H25]=[.C25];[.I25]=[.C2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rrr</text:p>
          </table:table-cell>
          <table:table-cell office:value-type="float" office:value="3" table:formula="of:=LEN([.D26])-LEN(SUBSTITUTE([.D26];[.C26];&quot;&quot;))" table:style-name="ce1">
            <text:p>3</text:p>
          </table:table-cell>
          <table:table-cell office:value-type="boolean" office:boolean-value="true" table:formula="of:=+IF(AND([.E26]&gt;=[.A26];[.E26]&lt;=[.B26]);TRUE;FALSE)" table:style-name="ce1">
            <text:p>TRUE</text:p>
          </table:table-cell>
          <table:table-cell table:style-name="ce1"/>
          <table:table-cell office:value-type="string" office:string-value="c" table:formula="of:=RIGHT(LEFT([.D26];[.A26]);1)" table:style-name="ce1">
            <text:p>c</text:p>
          </table:table-cell>
          <table:table-cell office:value-type="string" office:string-value="r" table:formula="of:=RIGHT(LEFT([.D26];[.B26]);1)" table:style-name="ce1">
            <text:p>r</text:p>
          </table:table-cell>
          <table:table-cell office:value-type="boolean" office:boolean-value="true" table:formula="of:=+IF(XOR([.H26]=[.C26];[.I26]=[.C2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hrj</text:p>
          </table:table-cell>
          <table:table-cell office:value-type="float" office:value="3" table:formula="of:=LEN([.D27])-LEN(SUBSTITUTE([.D27];[.C27];&quot;&quot;))" table:style-name="ce1">
            <text:p>3</text:p>
          </table:table-cell>
          <table:table-cell office:value-type="boolean" office:boolean-value="false" table:formula="of:=+IF(AND([.E27]&gt;=[.A27];[.E27]&lt;=[.B27]);TRUE;FALSE)" table:style-name="ce1">
            <text:p>FALSE</text:p>
          </table:table-cell>
          <table:table-cell table:style-name="ce1"/>
          <table:table-cell office:value-type="string" office:string-value="r" table:formula="of:=RIGHT(LEFT([.D27];[.A27]);1)" table:style-name="ce1">
            <text:p>r</text:p>
          </table:table-cell>
          <table:table-cell office:value-type="string" office:string-value="j" table:formula="of:=RIGHT(LEFT([.D27];[.B27]);1)" table:style-name="ce1">
            <text:p>j</text:p>
          </table:table-cell>
          <table:table-cell office:value-type="boolean" office:boolean-value="false" table:formula="of:=+IF(XOR([.H27]=[.C27];[.I27]=[.C2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hrr</text:p>
          </table:table-cell>
          <table:table-cell office:value-type="float" office:value="2" table:formula="of:=LEN([.D28])-LEN(SUBSTITUTE([.D28];[.C28];&quot;&quot;))" table:style-name="ce1">
            <text:p>2</text:p>
          </table:table-cell>
          <table:table-cell office:value-type="boolean" office:boolean-value="true" table:formula="of:=+IF(AND([.E28]&gt;=[.A28];[.E28]&lt;=[.B28]);TRUE;FALSE)" table:style-name="ce1">
            <text:p>TRUE</text:p>
          </table:table-cell>
          <table:table-cell table:style-name="ce1"/>
          <table:table-cell office:value-type="string" office:string-value="h" table:formula="of:=RIGHT(LEFT([.D28];[.A28]);1)" table:style-name="ce1">
            <text:p>h</text:p>
          </table:table-cell>
          <table:table-cell office:value-type="string" office:string-value="r" table:formula="of:=RIGHT(LEFT([.D28];[.B28]);1)" table:style-name="ce1">
            <text:p>r</text:p>
          </table:table-cell>
          <table:table-cell office:value-type="boolean" office:boolean-value="true" table:formula="of:=+IF(XOR([.H28]=[.C28];[.I28]=[.C2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ccccsccbk</text:p>
          </table:table-cell>
          <table:table-cell office:value-type="float" office:value="6" table:formula="of:=LEN([.D29])-LEN(SUBSTITUTE([.D29];[.C29];&quot;&quot;))" table:style-name="ce1">
            <text:p>6</text:p>
          </table:table-cell>
          <table:table-cell office:value-type="boolean" office:boolean-value="false" table:formula="of:=+IF(AND([.E29]&gt;=[.A29];[.E29]&lt;=[.B29]);TRUE;FALSE)" table:style-name="ce1">
            <text:p>FALSE</text:p>
          </table:table-cell>
          <table:table-cell table:style-name="ce1"/>
          <table:table-cell office:value-type="string" office:string-value="b" table:formula="of:=RIGHT(LEFT([.D29];[.A29]);1)" table:style-name="ce1">
            <text:p>b</text:p>
          </table:table-cell>
          <table:table-cell office:value-type="string" office:string-value="k" table:formula="of:=RIGHT(LEFT([.D29];[.B29]);1)" table:style-name="ce1">
            <text:p>k</text:p>
          </table:table-cell>
          <table:table-cell office:value-type="boolean" office:boolean-value="false" table:formula="of:=+IF(XOR([.H29]=[.C29];[.I29]=[.C2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rnhqnnnnqnnpxmh</text:p>
          </table:table-cell>
          <table:table-cell office:value-type="float" office:value="7" table:formula="of:=LEN([.D30])-LEN(SUBSTITUTE([.D30];[.C30];&quot;&quot;))" table:style-name="ce1">
            <text:p>7</text:p>
          </table:table-cell>
          <table:table-cell office:value-type="boolean" office:boolean-value="false" table:formula="of:=+IF(AND([.E30]&gt;=[.A30];[.E30]&lt;=[.B30]);TRUE;FALSE)" table:style-name="ce1">
            <text:p>FALSE</text:p>
          </table:table-cell>
          <table:table-cell table:style-name="ce1"/>
          <table:table-cell office:value-type="string" office:string-value="q" table:formula="of:=RIGHT(LEFT([.D30];[.A30]);1)" table:style-name="ce1">
            <text:p>q</text:p>
          </table:table-cell>
          <table:table-cell office:value-type="string" office:string-value="h" table:formula="of:=RIGHT(LEFT([.D30];[.B30]);1)" table:style-name="ce1">
            <text:p>h</text:p>
          </table:table-cell>
          <table:table-cell office:value-type="boolean" office:boolean-value="false" table:formula="of:=+IF(XOR([.H30]=[.C30];[.I30]=[.C3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vnvvg</text:p>
          </table:table-cell>
          <table:table-cell office:value-type="float" office:value="5" table:formula="of:=LEN([.D31])-LEN(SUBSTITUTE([.D31];[.C31];&quot;&quot;))" table:style-name="ce1">
            <text:p>5</text:p>
          </table:table-cell>
          <table:table-cell office:value-type="boolean" office:boolean-value="true" table:formula="of:=+IF(AND([.E31]&gt;=[.A31];[.E31]&lt;=[.B31]);TRUE;FALSE)" table:style-name="ce1">
            <text:p>TRUE</text:p>
          </table:table-cell>
          <table:table-cell table:style-name="ce1"/>
          <table:table-cell office:value-type="string" office:string-value="v" table:formula="of:=RIGHT(LEFT([.D31];[.A31]);1)" table:style-name="ce1">
            <text:p>v</text:p>
          </table:table-cell>
          <table:table-cell office:value-type="string" office:string-value="v" table:formula="of:=RIGHT(LEFT([.D31];[.B31]);1)" table:style-name="ce1">
            <text:p>v</text:p>
          </table:table-cell>
          <table:table-cell office:value-type="boolean" office:boolean-value="false" table:formula="of:=+IF(XOR([.H31]=[.C31];[.I31]=[.C3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cgcccccpc</text:p>
          </table:table-cell>
          <table:table-cell office:value-type="float" office:value="10" table:formula="of:=LEN([.D32])-LEN(SUBSTITUTE([.D32];[.C32];&quot;&quot;))" table:style-name="ce1">
            <text:p>10</text:p>
          </table:table-cell>
          <table:table-cell office:value-type="boolean" office:boolean-value="false" table:formula="of:=+IF(AND([.E32]&gt;=[.A32];[.E32]&lt;=[.B32]);TRUE;FALSE)" table:style-name="ce1">
            <text:p>FALSE</text:p>
          </table:table-cell>
          <table:table-cell table:style-name="ce1"/>
          <table:table-cell office:value-type="string" office:string-value="p" table:formula="of:=RIGHT(LEFT([.D32];[.A32]);1)" table:style-name="ce1">
            <text:p>p</text:p>
          </table:table-cell>
          <table:table-cell office:value-type="string" office:string-value="c" table:formula="of:=RIGHT(LEFT([.D32];[.B32]);1)" table:style-name="ce1">
            <text:p>c</text:p>
          </table:table-cell>
          <table:table-cell office:value-type="boolean" office:boolean-value="true" table:formula="of:=+IF(XOR([.H32]=[.C32];[.I32]=[.C3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dbjbbfmfbb</text:p>
          </table:table-cell>
          <table:table-cell office:value-type="float" office:value="6" table:formula="of:=LEN([.D33])-LEN(SUBSTITUTE([.D33];[.C33];&quot;&quot;))" table:style-name="ce1">
            <text:p>6</text:p>
          </table:table-cell>
          <table:table-cell office:value-type="boolean" office:boolean-value="true" table:formula="of:=+IF(AND([.E33]&gt;=[.A33];[.E33]&lt;=[.B33]);TRUE;FALSE)" table:style-name="ce1">
            <text:p>TRUE</text:p>
          </table:table-cell>
          <table:table-cell table:style-name="ce1"/>
          <table:table-cell office:value-type="string" office:string-value="b" table:formula="of:=RIGHT(LEFT([.D33];[.A33]);1)" table:style-name="ce1">
            <text:p>b</text:p>
          </table:table-cell>
          <table:table-cell office:value-type="string" office:string-value="b" table:formula="of:=RIGHT(LEFT([.D33];[.B33]);1)" table:style-name="ce1">
            <text:p>b</text:p>
          </table:table-cell>
          <table:table-cell office:value-type="boolean" office:boolean-value="false" table:formula="of:=+IF(XOR([.H33]=[.C33];[.I33]=[.C3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w</text:p>
          </table:table-cell>
          <table:table-cell office:value-type="string" table:style-name="ce1">
            <text:p>zwbwwzhwwkwsxdfwglx</text:p>
          </table:table-cell>
          <table:table-cell office:value-type="float" office:value="7" table:formula="of:=LEN([.D34])-LEN(SUBSTITUTE([.D34];[.C34];&quot;&quot;))" table:style-name="ce1">
            <text:p>7</text:p>
          </table:table-cell>
          <table:table-cell office:value-type="boolean" office:boolean-value="false" table:formula="of:=+IF(AND([.E34]&gt;=[.A34];[.E34]&lt;=[.B34]);TRUE;FALSE)" table:style-name="ce1">
            <text:p>FALSE</text:p>
          </table:table-cell>
          <table:table-cell table:style-name="ce1"/>
          <table:table-cell office:value-type="string" office:string-value="w" table:formula="of:=RIGHT(LEFT([.D34];[.A34]);1)" table:style-name="ce1">
            <text:p>w</text:p>
          </table:table-cell>
          <table:table-cell office:value-type="string" office:string-value="x" table:formula="of:=RIGHT(LEFT([.D34];[.B34]);1)" table:style-name="ce1">
            <text:p>x</text:p>
          </table:table-cell>
          <table:table-cell office:value-type="boolean" office:boolean-value="true" table:formula="of:=+IF(XOR([.H34]=[.C34];[.I34]=[.C3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vvvqrvvfvgvvvvmvv</text:p>
          </table:table-cell>
          <table:table-cell office:value-type="float" office:value="14" table:formula="of:=LEN([.D35])-LEN(SUBSTITUTE([.D35];[.C35];&quot;&quot;))" table:style-name="ce1">
            <text:p>14</text:p>
          </table:table-cell>
          <table:table-cell office:value-type="boolean" office:boolean-value="true" table:formula="of:=+IF(AND([.E35]&gt;=[.A35];[.E35]&lt;=[.B35]);TRUE;FALSE)" table:style-name="ce1">
            <text:p>TRUE</text:p>
          </table:table-cell>
          <table:table-cell table:style-name="ce1"/>
          <table:table-cell office:value-type="string" office:string-value="v" table:formula="of:=RIGHT(LEFT([.D35];[.A35]);1)" table:style-name="ce1">
            <text:p>v</text:p>
          </table:table-cell>
          <table:table-cell office:value-type="string" office:string-value="v" table:formula="of:=RIGHT(LEFT([.D35];[.B35]);1)" table:style-name="ce1">
            <text:p>v</text:p>
          </table:table-cell>
          <table:table-cell office:value-type="boolean" office:boolean-value="false" table:formula="of:=+IF(XOR([.H35]=[.C35];[.I35]=[.C3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dgztdljb</text:p>
          </table:table-cell>
          <table:table-cell office:value-type="float" office:value="4" table:formula="of:=LEN([.D36])-LEN(SUBSTITUTE([.D36];[.C36];&quot;&quot;))" table:style-name="ce1">
            <text:p>4</text:p>
          </table:table-cell>
          <table:table-cell office:value-type="boolean" office:boolean-value="true" table:formula="of:=+IF(AND([.E36]&gt;=[.A36];[.E36]&lt;=[.B36]);TRUE;FALSE)" table:style-name="ce1">
            <text:p>TRUE</text:p>
          </table:table-cell>
          <table:table-cell table:style-name="ce1"/>
          <table:table-cell office:value-type="string" office:string-value="d" table:formula="of:=RIGHT(LEFT([.D36];[.A36]);1)" table:style-name="ce1">
            <text:p>d</text:p>
          </table:table-cell>
          <table:table-cell office:value-type="string" office:string-value="j" table:formula="of:=RIGHT(LEFT([.D36];[.B36]);1)" table:style-name="ce1">
            <text:p>j</text:p>
          </table:table-cell>
          <table:table-cell office:value-type="boolean" office:boolean-value="true" table:formula="of:=+IF(XOR([.H36]=[.C36];[.I36]=[.C3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ssssrsssshx</text:p>
          </table:table-cell>
          <table:table-cell office:value-type="float" office:value="9" table:formula="of:=LEN([.D37])-LEN(SUBSTITUTE([.D37];[.C37];&quot;&quot;))" table:style-name="ce1">
            <text:p>9</text:p>
          </table:table-cell>
          <table:table-cell office:value-type="boolean" office:boolean-value="false" table:formula="of:=+IF(AND([.E37]&gt;=[.A37];[.E37]&lt;=[.B37]);TRUE;FALSE)" table:style-name="ce1">
            <text:p>FALSE</text:p>
          </table:table-cell>
          <table:table-cell table:style-name="ce1"/>
          <table:table-cell office:value-type="string" office:string-value="h" table:formula="of:=RIGHT(LEFT([.D37];[.A37]);1)" table:style-name="ce1">
            <text:p>h</text:p>
          </table:table-cell>
          <table:table-cell office:value-type="string" office:string-value="x" table:formula="of:=RIGHT(LEFT([.D37];[.B37]);1)" table:style-name="ce1">
            <text:p>x</text:p>
          </table:table-cell>
          <table:table-cell office:value-type="boolean" office:boolean-value="false" table:formula="of:=+IF(XOR([.H37]=[.C37];[.I37]=[.C3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llkljq</text:p>
          </table:table-cell>
          <table:table-cell office:value-type="float" office:value="3" table:formula="of:=LEN([.D38])-LEN(SUBSTITUTE([.D38];[.C38];&quot;&quot;))" table:style-name="ce1">
            <text:p>3</text:p>
          </table:table-cell>
          <table:table-cell office:value-type="boolean" office:boolean-value="false" table:formula="of:=+IF(AND([.E38]&gt;=[.A38];[.E38]&lt;=[.B38]);TRUE;FALSE)" table:style-name="ce1">
            <text:p>FALSE</text:p>
          </table:table-cell>
          <table:table-cell table:style-name="ce1"/>
          <table:table-cell office:value-type="string" office:string-value="l" table:formula="of:=RIGHT(LEFT([.D38];[.A38]);1)" table:style-name="ce1">
            <text:p>l</text:p>
          </table:table-cell>
          <table:table-cell office:value-type="string" office:string-value="j" table:formula="of:=RIGHT(LEFT([.D38];[.B38]);1)" table:style-name="ce1">
            <text:p>j</text:p>
          </table:table-cell>
          <table:table-cell office:value-type="boolean" office:boolean-value="true" table:formula="of:=+IF(XOR([.H38]=[.C38];[.I38]=[.C3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qqsdqq</text:p>
          </table:table-cell>
          <table:table-cell office:value-type="float" office:value="5" table:formula="of:=LEN([.D39])-LEN(SUBSTITUTE([.D39];[.C39];&quot;&quot;))" table:style-name="ce1">
            <text:p>5</text:p>
          </table:table-cell>
          <table:table-cell office:value-type="boolean" office:boolean-value="true" table:formula="of:=+IF(AND([.E39]&gt;=[.A39];[.E39]&lt;=[.B39]);TRUE;FALSE)" table:style-name="ce1">
            <text:p>TRUE</text:p>
          </table:table-cell>
          <table:table-cell table:style-name="ce1"/>
          <table:table-cell office:value-type="string" office:string-value="s" table:formula="of:=RIGHT(LEFT([.D39];[.A39]);1)" table:style-name="ce1">
            <text:p>s</text:p>
          </table:table-cell>
          <table:table-cell office:value-type="string" office:string-value="d" table:formula="of:=RIGHT(LEFT([.D39];[.B39]);1)" table:style-name="ce1">
            <text:p>d</text:p>
          </table:table-cell>
          <table:table-cell office:value-type="boolean" office:boolean-value="false" table:formula="of:=+IF(XOR([.H39]=[.C39];[.I39]=[.C3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w</text:p>
          </table:table-cell>
          <table:table-cell office:value-type="string" table:style-name="ce1">
            <text:p>tmwg</text:p>
          </table:table-cell>
          <table:table-cell office:value-type="float" office:value="1" table:formula="of:=LEN([.D40])-LEN(SUBSTITUTE([.D40];[.C40];&quot;&quot;))" table:style-name="ce1">
            <text:p>1</text:p>
          </table:table-cell>
          <table:table-cell office:value-type="boolean" office:boolean-value="false" table:formula="of:=+IF(AND([.E40]&gt;=[.A40];[.E40]&lt;=[.B40]);TRUE;FALSE)" table:style-name="ce1">
            <text:p>FALSE</text:p>
          </table:table-cell>
          <table:table-cell table:style-name="ce1"/>
          <table:table-cell office:value-type="string" office:string-value="m" table:formula="of:=RIGHT(LEFT([.D40];[.A40]);1)" table:style-name="ce1">
            <text:p>m</text:p>
          </table:table-cell>
          <table:table-cell office:value-type="string" office:string-value="g" table:formula="of:=RIGHT(LEFT([.D40];[.B40]);1)" table:style-name="ce1">
            <text:p>g</text:p>
          </table:table-cell>
          <table:table-cell office:value-type="boolean" office:boolean-value="false" table:formula="of:=+IF(XOR([.H40]=[.C40];[.I40]=[.C4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llsldflllllljjlxl</text:p>
          </table:table-cell>
          <table:table-cell office:value-type="float" office:value="13" table:formula="of:=LEN([.D41])-LEN(SUBSTITUTE([.D41];[.C41];&quot;&quot;))" table:style-name="ce1">
            <text:p>13</text:p>
          </table:table-cell>
          <table:table-cell office:value-type="boolean" office:boolean-value="false" table:formula="of:=+IF(AND([.E41]&gt;=[.A41];[.E41]&lt;=[.B41]);TRUE;FALSE)" table:style-name="ce1">
            <text:p>FALSE</text:p>
          </table:table-cell>
          <table:table-cell table:style-name="ce1"/>
          <table:table-cell office:value-type="string" office:string-value="l" table:formula="of:=RIGHT(LEFT([.D41];[.A41]);1)" table:style-name="ce1">
            <text:p>l</text:p>
          </table:table-cell>
          <table:table-cell office:value-type="string" office:string-value="l" table:formula="of:=RIGHT(LEFT([.D41];[.B41]);1)" table:style-name="ce1">
            <text:p>l</text:p>
          </table:table-cell>
          <table:table-cell office:value-type="boolean" office:boolean-value="false" table:formula="of:=+IF(XOR([.H41]=[.C41];[.I41]=[.C4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jtsssssksbs</text:p>
          </table:table-cell>
          <table:table-cell office:value-type="float" office:value="8" table:formula="of:=LEN([.D42])-LEN(SUBSTITUTE([.D42];[.C42];&quot;&quot;))" table:style-name="ce1">
            <text:p>8</text:p>
          </table:table-cell>
          <table:table-cell office:value-type="boolean" office:boolean-value="true" table:formula="of:=+IF(AND([.E42]&gt;=[.A42];[.E42]&lt;=[.B42]);TRUE;FALSE)" table:style-name="ce1">
            <text:p>TRUE</text:p>
          </table:table-cell>
          <table:table-cell table:style-name="ce1"/>
          <table:table-cell office:value-type="string" office:string-value="t" table:formula="of:=RIGHT(LEFT([.D42];[.A42]);1)" table:style-name="ce1">
            <text:p>t</text:p>
          </table:table-cell>
          <table:table-cell office:value-type="string" office:string-value="b" table:formula="of:=RIGHT(LEFT([.D42];[.B42]);1)" table:style-name="ce1">
            <text:p>b</text:p>
          </table:table-cell>
          <table:table-cell office:value-type="boolean" office:boolean-value="false" table:formula="of:=+IF(XOR([.H42]=[.C42];[.I42]=[.C4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vvtmvgvv</text:p>
          </table:table-cell>
          <table:table-cell office:value-type="float" office:value="5" table:formula="of:=LEN([.D43])-LEN(SUBSTITUTE([.D43];[.C43];&quot;&quot;))" table:style-name="ce1">
            <text:p>5</text:p>
          </table:table-cell>
          <table:table-cell office:value-type="boolean" office:boolean-value="true" table:formula="of:=+IF(AND([.E43]&gt;=[.A43];[.E43]&lt;=[.B43]);TRUE;FALSE)" table:style-name="ce1">
            <text:p>TRUE</text:p>
          </table:table-cell>
          <table:table-cell table:style-name="ce1"/>
          <table:table-cell office:value-type="string" office:string-value="h" table:formula="of:=RIGHT(LEFT([.D43];[.A43]);1)" table:style-name="ce1">
            <text:p>h</text:p>
          </table:table-cell>
          <table:table-cell office:value-type="string" office:string-value="m" table:formula="of:=RIGHT(LEFT([.D43];[.B43]);1)" table:style-name="ce1">
            <text:p>m</text:p>
          </table:table-cell>
          <table:table-cell office:value-type="boolean" office:boolean-value="false" table:formula="of:=+IF(XOR([.H43]=[.C43];[.I43]=[.C4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vgkgfgggghgg</text:p>
          </table:table-cell>
          <table:table-cell office:value-type="float" office:value="10" table:formula="of:=LEN([.D44])-LEN(SUBSTITUTE([.D44];[.C44];&quot;&quot;))" table:style-name="ce1">
            <text:p>10</text:p>
          </table:table-cell>
          <table:table-cell office:value-type="boolean" office:boolean-value="true" table:formula="of:=+IF(AND([.E44]&gt;=[.A44];[.E44]&lt;=[.B44]);TRUE;FALSE)" table:style-name="ce1">
            <text:p>TRUE</text:p>
          </table:table-cell>
          <table:table-cell table:style-name="ce1"/>
          <table:table-cell office:value-type="string" office:string-value="v" table:formula="of:=RIGHT(LEFT([.D44];[.A44]);1)" table:style-name="ce1">
            <text:p>v</text:p>
          </table:table-cell>
          <table:table-cell office:value-type="string" office:string-value="h" table:formula="of:=RIGHT(LEFT([.D44];[.B44]);1)" table:style-name="ce1">
            <text:p>h</text:p>
          </table:table-cell>
          <table:table-cell office:value-type="boolean" office:boolean-value="false" table:formula="of:=+IF(XOR([.H44]=[.C44];[.I44]=[.C4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cpp</text:p>
          </table:table-cell>
          <table:table-cell office:value-type="float" office:value="2" table:formula="of:=LEN([.D45])-LEN(SUBSTITUTE([.D45];[.C45];&quot;&quot;))" table:style-name="ce1">
            <text:p>2</text:p>
          </table:table-cell>
          <table:table-cell office:value-type="boolean" office:boolean-value="false" table:formula="of:=+IF(AND([.E45]&gt;=[.A45];[.E45]&lt;=[.B45]);TRUE;FALSE)" table:style-name="ce1">
            <text:p>FALSE</text:p>
          </table:table-cell>
          <table:table-cell table:style-name="ce1"/>
          <table:table-cell office:value-type="string" office:string-value="p" table:formula="of:=RIGHT(LEFT([.D45];[.A45]);1)" table:style-name="ce1">
            <text:p>p</text:p>
          </table:table-cell>
          <table:table-cell office:value-type="string" office:string-value="p" table:formula="of:=RIGHT(LEFT([.D45];[.B45]);1)" table:style-name="ce1">
            <text:p>p</text:p>
          </table:table-cell>
          <table:table-cell office:value-type="boolean" office:boolean-value="false" table:formula="of:=+IF(XOR([.H45]=[.C45];[.I45]=[.C4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fvvvvvvvvvvvr</text:p>
          </table:table-cell>
          <table:table-cell office:value-type="float" office:value="12" table:formula="of:=LEN([.D46])-LEN(SUBSTITUTE([.D46];[.C46];&quot;&quot;))" table:style-name="ce1">
            <text:p>12</text:p>
          </table:table-cell>
          <table:table-cell office:value-type="boolean" office:boolean-value="false" table:formula="of:=+IF(AND([.E46]&gt;=[.A46];[.E46]&lt;=[.B46]);TRUE;FALSE)" table:style-name="ce1">
            <text:p>FALSE</text:p>
          </table:table-cell>
          <table:table-cell table:style-name="ce1"/>
          <table:table-cell office:value-type="string" office:string-value="v" table:formula="of:=RIGHT(LEFT([.D46];[.A46]);1)" table:style-name="ce1">
            <text:p>v</text:p>
          </table:table-cell>
          <table:table-cell office:value-type="string" office:string-value="v" table:formula="of:=RIGHT(LEFT([.D46];[.B46]);1)" table:style-name="ce1">
            <text:p>v</text:p>
          </table:table-cell>
          <table:table-cell office:value-type="boolean" office:boolean-value="false" table:formula="of:=+IF(XOR([.H46]=[.C46];[.I46]=[.C4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kkkkkkkkkkwkkkk</text:p>
          </table:table-cell>
          <table:table-cell office:value-type="float" office:value="17" table:formula="of:=LEN([.D47])-LEN(SUBSTITUTE([.D47];[.C47];&quot;&quot;))" table:style-name="ce1">
            <text:p>17</text:p>
          </table:table-cell>
          <table:table-cell office:value-type="boolean" office:boolean-value="false" table:formula="of:=+IF(AND([.E47]&gt;=[.A47];[.E47]&lt;=[.B47]);TRUE;FALSE)" table:style-name="ce1">
            <text:p>FALSE</text:p>
          </table:table-cell>
          <table:table-cell table:style-name="ce1"/>
          <table:table-cell office:value-type="string" office:string-value="k" table:formula="of:=RIGHT(LEFT([.D47];[.A47]);1)" table:style-name="ce1">
            <text:p>k</text:p>
          </table:table-cell>
          <table:table-cell office:value-type="string" office:string-value="k" table:formula="of:=RIGHT(LEFT([.D47];[.B47]);1)" table:style-name="ce1">
            <text:p>k</text:p>
          </table:table-cell>
          <table:table-cell office:value-type="boolean" office:boolean-value="false" table:formula="of:=+IF(XOR([.H47]=[.C47];[.I47]=[.C4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wxbrxfdrw</text:p>
          </table:table-cell>
          <table:table-cell office:value-type="float" office:value="2" table:formula="of:=LEN([.D48])-LEN(SUBSTITUTE([.D48];[.C48];&quot;&quot;))" table:style-name="ce1">
            <text:p>2</text:p>
          </table:table-cell>
          <table:table-cell office:value-type="boolean" office:boolean-value="false" table:formula="of:=+IF(AND([.E48]&gt;=[.A48];[.E48]&lt;=[.B48]);TRUE;FALSE)" table:style-name="ce1">
            <text:p>FALSE</text:p>
          </table:table-cell>
          <table:table-cell table:style-name="ce1"/>
          <table:table-cell office:value-type="string" office:string-value="r" table:formula="of:=RIGHT(LEFT([.D48];[.A48]);1)" table:style-name="ce1">
            <text:p>r</text:p>
          </table:table-cell>
          <table:table-cell office:value-type="string" office:string-value="w" table:formula="of:=RIGHT(LEFT([.D48];[.B48]);1)" table:style-name="ce1">
            <text:p>w</text:p>
          </table:table-cell>
          <table:table-cell office:value-type="boolean" office:boolean-value="false" table:formula="of:=+IF(XOR([.H48]=[.C48];[.I48]=[.C4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nnfnnnnn</text:p>
          </table:table-cell>
          <table:table-cell office:value-type="float" office:value="8" table:formula="of:=LEN([.D49])-LEN(SUBSTITUTE([.D49];[.C49];&quot;&quot;))" table:style-name="ce1">
            <text:p>8</text:p>
          </table:table-cell>
          <table:table-cell office:value-type="boolean" office:boolean-value="true" table:formula="of:=+IF(AND([.E49]&gt;=[.A49];[.E49]&lt;=[.B49]);TRUE;FALSE)" table:style-name="ce1">
            <text:p>TRUE</text:p>
          </table:table-cell>
          <table:table-cell table:style-name="ce1"/>
          <table:table-cell office:value-type="string" office:string-value="n" table:formula="of:=RIGHT(LEFT([.D49];[.A49]);1)" table:style-name="ce1">
            <text:p>n</text:p>
          </table:table-cell>
          <table:table-cell office:value-type="string" office:string-value="n" table:formula="of:=RIGHT(LEFT([.D49];[.B49]);1)" table:style-name="ce1">
            <text:p>n</text:p>
          </table:table-cell>
          <table:table-cell office:value-type="boolean" office:boolean-value="false" table:formula="of:=+IF(XOR([.H49]=[.C49];[.I49]=[.C4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wwwxwwwwwzxw</text:p>
          </table:table-cell>
          <table:table-cell office:value-type="float" office:value="10" table:formula="of:=LEN([.D50])-LEN(SUBSTITUTE([.D50];[.C50];&quot;&quot;))" table:style-name="ce1">
            <text:p>10</text:p>
          </table:table-cell>
          <table:table-cell office:value-type="boolean" office:boolean-value="true" table:formula="of:=+IF(AND([.E50]&gt;=[.A50];[.E50]&lt;=[.B50]);TRUE;FALSE)" table:style-name="ce1">
            <text:p>TRUE</text:p>
          </table:table-cell>
          <table:table-cell table:style-name="ce1"/>
          <table:table-cell office:value-type="string" office:string-value="w" table:formula="of:=RIGHT(LEFT([.D50];[.A50]);1)" table:style-name="ce1">
            <text:p>w</text:p>
          </table:table-cell>
          <table:table-cell office:value-type="string" office:string-value="z" table:formula="of:=RIGHT(LEFT([.D50];[.B50]);1)" table:style-name="ce1">
            <text:p>z</text:p>
          </table:table-cell>
          <table:table-cell office:value-type="boolean" office:boolean-value="true" table:formula="of:=+IF(XOR([.H50]=[.C50];[.I50]=[.C5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knnhnnnnlnnn</text:p>
          </table:table-cell>
          <table:table-cell office:value-type="float" office:value="10" table:formula="of:=LEN([.D51])-LEN(SUBSTITUTE([.D51];[.C51];&quot;&quot;))" table:style-name="ce1">
            <text:p>10</text:p>
          </table:table-cell>
          <table:table-cell office:value-type="boolean" office:boolean-value="false" table:formula="of:=+IF(AND([.E51]&gt;=[.A51];[.E51]&lt;=[.B51]);TRUE;FALSE)" table:style-name="ce1">
            <text:p>FALSE</text:p>
          </table:table-cell>
          <table:table-cell table:style-name="ce1"/>
          <table:table-cell office:value-type="string" office:string-value="n" table:formula="of:=RIGHT(LEFT([.D51];[.A51]);1)" table:style-name="ce1">
            <text:p>n</text:p>
          </table:table-cell>
          <table:table-cell office:value-type="string" office:string-value="n" table:formula="of:=RIGHT(LEFT([.D51];[.B51]);1)" table:style-name="ce1">
            <text:p>n</text:p>
          </table:table-cell>
          <table:table-cell office:value-type="boolean" office:boolean-value="false" table:formula="of:=+IF(XOR([.H51]=[.C51];[.I51]=[.C5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qllllllllqbl</text:p>
          </table:table-cell>
          <table:table-cell office:value-type="float" office:value="9" table:formula="of:=LEN([.D52])-LEN(SUBSTITUTE([.D52];[.C52];&quot;&quot;))" table:style-name="ce1">
            <text:p>9</text:p>
          </table:table-cell>
          <table:table-cell office:value-type="boolean" office:boolean-value="false" table:formula="of:=+IF(AND([.E52]&gt;=[.A52];[.E52]&lt;=[.B52]);TRUE;FALSE)" table:style-name="ce1">
            <text:p>FALSE</text:p>
          </table:table-cell>
          <table:table-cell table:style-name="ce1"/>
          <table:table-cell office:value-type="string" office:string-value="q" table:formula="of:=RIGHT(LEFT([.D52];[.A52]);1)" table:style-name="ce1">
            <text:p>q</text:p>
          </table:table-cell>
          <table:table-cell office:value-type="string" office:string-value="l" table:formula="of:=RIGHT(LEFT([.D52];[.B52]);1)" table:style-name="ce1">
            <text:p>l</text:p>
          </table:table-cell>
          <table:table-cell office:value-type="boolean" office:boolean-value="true" table:formula="of:=+IF(XOR([.H52]=[.C52];[.I52]=[.C5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ppppppppppwppkpp</text:p>
          </table:table-cell>
          <table:table-cell office:value-type="float" office:value="17" table:formula="of:=LEN([.D53])-LEN(SUBSTITUTE([.D53];[.C53];&quot;&quot;))" table:style-name="ce1">
            <text:p>17</text:p>
          </table:table-cell>
          <table:table-cell office:value-type="boolean" office:boolean-value="true" table:formula="of:=+IF(AND([.E53]&gt;=[.A53];[.E53]&lt;=[.B53]);TRUE;FALSE)" table:style-name="ce1">
            <text:p>TRUE</text:p>
          </table:table-cell>
          <table:table-cell table:style-name="ce1"/>
          <table:table-cell office:value-type="string" office:string-value="k" table:formula="of:=RIGHT(LEFT([.D53];[.A53]);1)" table:style-name="ce1">
            <text:p>k</text:p>
          </table:table-cell>
          <table:table-cell office:value-type="string" office:string-value="p" table:formula="of:=RIGHT(LEFT([.D53];[.B53]);1)" table:style-name="ce1">
            <text:p>p</text:p>
          </table:table-cell>
          <table:table-cell office:value-type="boolean" office:boolean-value="true" table:formula="of:=+IF(XOR([.H53]=[.C53];[.I53]=[.C5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qqqqq</text:p>
          </table:table-cell>
          <table:table-cell office:value-type="float" office:value="6" table:formula="of:=LEN([.D54])-LEN(SUBSTITUTE([.D54];[.C54];&quot;&quot;))" table:style-name="ce1">
            <text:p>6</text:p>
          </table:table-cell>
          <table:table-cell office:value-type="boolean" office:boolean-value="false" table:formula="of:=+IF(AND([.E54]&gt;=[.A54];[.E54]&lt;=[.B54]);TRUE;FALSE)" table:style-name="ce1">
            <text:p>FALSE</text:p>
          </table:table-cell>
          <table:table-cell table:style-name="ce1"/>
          <table:table-cell office:value-type="string" office:string-value="q" table:formula="of:=RIGHT(LEFT([.D54];[.A54]);1)" table:style-name="ce1">
            <text:p>q</text:p>
          </table:table-cell>
          <table:table-cell office:value-type="string" office:string-value="q" table:formula="of:=RIGHT(LEFT([.D54];[.B54]);1)" table:style-name="ce1">
            <text:p>q</text:p>
          </table:table-cell>
          <table:table-cell office:value-type="boolean" office:boolean-value="false" table:formula="of:=+IF(XOR([.H54]=[.C54];[.I54]=[.C5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vbmbjvjznzdhfvtn</text:p>
          </table:table-cell>
          <table:table-cell office:value-type="float" office:value="5" table:formula="of:=LEN([.D55])-LEN(SUBSTITUTE([.D55];[.C55];&quot;&quot;))" table:style-name="ce1">
            <text:p>5</text:p>
          </table:table-cell>
          <table:table-cell office:value-type="boolean" office:boolean-value="false" table:formula="of:=+IF(AND([.E55]&gt;=[.A55];[.E55]&lt;=[.B55]);TRUE;FALSE)" table:style-name="ce1">
            <text:p>FALSE</text:p>
          </table:table-cell>
          <table:table-cell table:style-name="ce1"/>
          <table:table-cell office:value-type="string" office:string-value="j" table:formula="of:=RIGHT(LEFT([.D55];[.A55]);1)" table:style-name="ce1">
            <text:p>j</text:p>
          </table:table-cell>
          <table:table-cell office:value-type="string" office:string-value="f" table:formula="of:=RIGHT(LEFT([.D55];[.B55]);1)" table:style-name="ce1">
            <text:p>f</text:p>
          </table:table-cell>
          <table:table-cell office:value-type="boolean" office:boolean-value="false" table:formula="of:=+IF(XOR([.H55]=[.C55];[.I55]=[.C5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wwwwdwwwwwwtwwwww</text:p>
          </table:table-cell>
          <table:table-cell office:value-type="float" office:value="16" table:formula="of:=LEN([.D56])-LEN(SUBSTITUTE([.D56];[.C56];&quot;&quot;))" table:style-name="ce1">
            <text:p>16</text:p>
          </table:table-cell>
          <table:table-cell office:value-type="boolean" office:boolean-value="false" table:formula="of:=+IF(AND([.E56]&gt;=[.A56];[.E56]&lt;=[.B56]);TRUE;FALSE)" table:style-name="ce1">
            <text:p>FALSE</text:p>
          </table:table-cell>
          <table:table-cell table:style-name="ce1"/>
          <table:table-cell office:value-type="string" office:string-value="w" table:formula="of:=RIGHT(LEFT([.D56];[.A56]);1)" table:style-name="ce1">
            <text:p>w</text:p>
          </table:table-cell>
          <table:table-cell office:value-type="string" office:string-value="w" table:formula="of:=RIGHT(LEFT([.D56];[.B56]);1)" table:style-name="ce1">
            <text:p>w</text:p>
          </table:table-cell>
          <table:table-cell office:value-type="boolean" office:boolean-value="false" table:formula="of:=+IF(XOR([.H56]=[.C56];[.I56]=[.C5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mgmknpvdbxdl</text:p>
          </table:table-cell>
          <table:table-cell office:value-type="float" office:value="1" table:formula="of:=LEN([.D57])-LEN(SUBSTITUTE([.D57];[.C57];&quot;&quot;))" table:style-name="ce1">
            <text:p>1</text:p>
          </table:table-cell>
          <table:table-cell office:value-type="boolean" office:boolean-value="false" table:formula="of:=+IF(AND([.E57]&gt;=[.A57];[.E57]&lt;=[.B57]);TRUE;FALSE)" table:style-name="ce1">
            <text:p>FALSE</text:p>
          </table:table-cell>
          <table:table-cell table:style-name="ce1"/>
          <table:table-cell office:value-type="string" office:string-value="p" table:formula="of:=RIGHT(LEFT([.D57];[.A57]);1)" table:style-name="ce1">
            <text:p>p</text:p>
          </table:table-cell>
          <table:table-cell office:value-type="string" office:string-value="b" table:formula="of:=RIGHT(LEFT([.D57];[.B57]);1)" table:style-name="ce1">
            <text:p>b</text:p>
          </table:table-cell>
          <table:table-cell office:value-type="boolean" office:boolean-value="false" table:formula="of:=+IF(XOR([.H57]=[.C57];[.I57]=[.C5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ljttxpvvv</text:p>
          </table:table-cell>
          <table:table-cell office:value-type="float" office:value="3" table:formula="of:=LEN([.D58])-LEN(SUBSTITUTE([.D58];[.C58];&quot;&quot;))" table:style-name="ce1">
            <text:p>3</text:p>
          </table:table-cell>
          <table:table-cell office:value-type="boolean" office:boolean-value="false" table:formula="of:=+IF(AND([.E58]&gt;=[.A58];[.E58]&lt;=[.B58]);TRUE;FALSE)" table:style-name="ce1">
            <text:p>FALSE</text:p>
          </table:table-cell>
          <table:table-cell table:style-name="ce1"/>
          <table:table-cell office:value-type="string" office:string-value="v" table:formula="of:=RIGHT(LEFT([.D58];[.A58]);1)" table:style-name="ce1">
            <text:p>v</text:p>
          </table:table-cell>
          <table:table-cell office:value-type="string" office:string-value="v" table:formula="of:=RIGHT(LEFT([.D58];[.B58]);1)" table:style-name="ce1">
            <text:p>v</text:p>
          </table:table-cell>
          <table:table-cell office:value-type="boolean" office:boolean-value="false" table:formula="of:=+IF(XOR([.H58]=[.C58];[.I58]=[.C5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shddnddqdhddvm</text:p>
          </table:table-cell>
          <table:table-cell office:value-type="float" office:value="8" table:formula="of:=LEN([.D59])-LEN(SUBSTITUTE([.D59];[.C59];&quot;&quot;))" table:style-name="ce1">
            <text:p>8</text:p>
          </table:table-cell>
          <table:table-cell office:value-type="boolean" office:boolean-value="false" table:formula="of:=+IF(AND([.E59]&gt;=[.A59];[.E59]&lt;=[.B59]);TRUE;FALSE)" table:style-name="ce1">
            <text:p>FALSE</text:p>
          </table:table-cell>
          <table:table-cell table:style-name="ce1"/>
          <table:table-cell office:value-type="string" office:string-value="h" table:formula="of:=RIGHT(LEFT([.D59];[.A59]);1)" table:style-name="ce1">
            <text:p>h</text:p>
          </table:table-cell>
          <table:table-cell office:value-type="string" office:string-value="m" table:formula="of:=RIGHT(LEFT([.D59];[.B59]);1)" table:style-name="ce1">
            <text:p>m</text:p>
          </table:table-cell>
          <table:table-cell office:value-type="boolean" office:boolean-value="false" table:formula="of:=+IF(XOR([.H59]=[.C59];[.I59]=[.C5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</text:p>
          </table:table-cell>
          <table:table-cell office:value-type="string" table:style-name="ce1">
            <text:p>vrqrrr</text:p>
          </table:table-cell>
          <table:table-cell office:value-type="float" office:value="4" table:formula="of:=LEN([.D60])-LEN(SUBSTITUTE([.D60];[.C60];&quot;&quot;))" table:style-name="ce1">
            <text:p>4</text:p>
          </table:table-cell>
          <table:table-cell office:value-type="boolean" office:boolean-value="false" table:formula="of:=+IF(AND([.E60]&gt;=[.A60];[.E60]&lt;=[.B60]);TRUE;FALSE)" table:style-name="ce1">
            <text:p>FALSE</text:p>
          </table:table-cell>
          <table:table-cell table:style-name="ce1"/>
          <table:table-cell office:value-type="string" office:string-value="v" table:formula="of:=RIGHT(LEFT([.D60];[.A60]);1)" table:style-name="ce1">
            <text:p>v</text:p>
          </table:table-cell>
          <table:table-cell office:value-type="string" office:string-value="q" table:formula="of:=RIGHT(LEFT([.D60];[.B60]);1)" table:style-name="ce1">
            <text:p>q</text:p>
          </table:table-cell>
          <table:table-cell office:value-type="boolean" office:boolean-value="false" table:formula="of:=+IF(XOR([.H60]=[.C60];[.I60]=[.C6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tcbpccw</text:p>
          </table:table-cell>
          <table:table-cell office:value-type="float" office:value="3" table:formula="of:=LEN([.D61])-LEN(SUBSTITUTE([.D61];[.C61];&quot;&quot;))" table:style-name="ce1">
            <text:p>3</text:p>
          </table:table-cell>
          <table:table-cell office:value-type="boolean" office:boolean-value="false" table:formula="of:=+IF(AND([.E61]&gt;=[.A61];[.E61]&lt;=[.B61]);TRUE;FALSE)" table:style-name="ce1">
            <text:p>FALSE</text:p>
          </table:table-cell>
          <table:table-cell table:style-name="ce1"/>
          <table:table-cell office:value-type="string" office:string-value="c" table:formula="of:=RIGHT(LEFT([.D61];[.A61]);1)" table:style-name="ce1">
            <text:p>c</text:p>
          </table:table-cell>
          <table:table-cell office:value-type="string" office:string-value="c" table:formula="of:=RIGHT(LEFT([.D61];[.B61]);1)" table:style-name="ce1">
            <text:p>c</text:p>
          </table:table-cell>
          <table:table-cell office:value-type="boolean" office:boolean-value="false" table:formula="of:=+IF(XOR([.H61]=[.C61];[.I61]=[.C6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qqqcqqqxqrqg</text:p>
          </table:table-cell>
          <table:table-cell office:value-type="float" office:value="9" table:formula="of:=LEN([.D62])-LEN(SUBSTITUTE([.D62];[.C62];&quot;&quot;))" table:style-name="ce1">
            <text:p>9</text:p>
          </table:table-cell>
          <table:table-cell office:value-type="boolean" office:boolean-value="true" table:formula="of:=+IF(AND([.E62]&gt;=[.A62];[.E62]&lt;=[.B62]);TRUE;FALSE)" table:style-name="ce1">
            <text:p>TRUE</text:p>
          </table:table-cell>
          <table:table-cell table:style-name="ce1"/>
          <table:table-cell office:value-type="string" office:string-value="c" table:formula="of:=RIGHT(LEFT([.D62];[.A62]);1)" table:style-name="ce1">
            <text:p>c</text:p>
          </table:table-cell>
          <table:table-cell office:value-type="string" office:string-value="g" table:formula="of:=RIGHT(LEFT([.D62];[.B62]);1)" table:style-name="ce1">
            <text:p>g</text:p>
          </table:table-cell>
          <table:table-cell office:value-type="boolean" office:boolean-value="false" table:formula="of:=+IF(XOR([.H62]=[.C62];[.I62]=[.C6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hlmhzl</text:p>
          </table:table-cell>
          <table:table-cell office:value-type="float" office:value="3" table:formula="of:=LEN([.D63])-LEN(SUBSTITUTE([.D63];[.C63];&quot;&quot;))" table:style-name="ce1">
            <text:p>3</text:p>
          </table:table-cell>
          <table:table-cell office:value-type="boolean" office:boolean-value="true" table:formula="of:=+IF(AND([.E63]&gt;=[.A63];[.E63]&lt;=[.B63]);TRUE;FALSE)" table:style-name="ce1">
            <text:p>TRUE</text:p>
          </table:table-cell>
          <table:table-cell table:style-name="ce1"/>
          <table:table-cell office:value-type="string" office:string-value="l" table:formula="of:=RIGHT(LEFT([.D63];[.A63]);1)" table:style-name="ce1">
            <text:p>l</text:p>
          </table:table-cell>
          <table:table-cell office:value-type="string" office:string-value="l" table:formula="of:=RIGHT(LEFT([.D63];[.B63]);1)" table:style-name="ce1">
            <text:p>l</text:p>
          </table:table-cell>
          <table:table-cell office:value-type="boolean" office:boolean-value="false" table:formula="of:=+IF(XOR([.H63]=[.C63];[.I63]=[.C6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xntjnttkllll</text:p>
          </table:table-cell>
          <table:table-cell office:value-type="float" office:value="5" table:formula="of:=LEN([.D64])-LEN(SUBSTITUTE([.D64];[.C64];&quot;&quot;))" table:style-name="ce1">
            <text:p>5</text:p>
          </table:table-cell>
          <table:table-cell office:value-type="boolean" office:boolean-value="false" table:formula="of:=+IF(AND([.E64]&gt;=[.A64];[.E64]&lt;=[.B64]);TRUE;FALSE)" table:style-name="ce1">
            <text:p>FALSE</text:p>
          </table:table-cell>
          <table:table-cell table:style-name="ce1"/>
          <table:table-cell office:value-type="string" office:string-value="x" table:formula="of:=RIGHT(LEFT([.D64];[.A64]);1)" table:style-name="ce1">
            <text:p>x</text:p>
          </table:table-cell>
          <table:table-cell office:value-type="string" office:string-value="n" table:formula="of:=RIGHT(LEFT([.D64];[.B64]);1)" table:style-name="ce1">
            <text:p>n</text:p>
          </table:table-cell>
          <table:table-cell office:value-type="boolean" office:boolean-value="false" table:formula="of:=+IF(XOR([.H64]=[.C64];[.I64]=[.C6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nsb</text:p>
          </table:table-cell>
          <table:table-cell office:value-type="float" office:value="3" table:formula="of:=LEN([.D65])-LEN(SUBSTITUTE([.D65];[.C65];&quot;&quot;))" table:style-name="ce1">
            <text:p>3</text:p>
          </table:table-cell>
          <table:table-cell office:value-type="boolean" office:boolean-value="true" table:formula="of:=+IF(AND([.E65]&gt;=[.A65];[.E65]&lt;=[.B65]);TRUE;FALSE)" table:style-name="ce1">
            <text:p>TRUE</text:p>
          </table:table-cell>
          <table:table-cell table:style-name="ce1"/>
          <table:table-cell office:value-type="string" office:string-value="n" table:formula="of:=RIGHT(LEFT([.D65];[.A65]);1)" table:style-name="ce1">
            <text:p>n</text:p>
          </table:table-cell>
          <table:table-cell office:value-type="string" office:string-value="s" table:formula="of:=RIGHT(LEFT([.D65];[.B65]);1)" table:style-name="ce1">
            <text:p>s</text:p>
          </table:table-cell>
          <table:table-cell office:value-type="boolean" office:boolean-value="false" table:formula="of:=+IF(XOR([.H65]=[.C65];[.I65]=[.C6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jppzvjdjj</text:p>
          </table:table-cell>
          <table:table-cell office:value-type="float" office:value="4" table:formula="of:=LEN([.D66])-LEN(SUBSTITUTE([.D66];[.C66];&quot;&quot;))" table:style-name="ce1">
            <text:p>4</text:p>
          </table:table-cell>
          <table:table-cell office:value-type="boolean" office:boolean-value="false" table:formula="of:=+IF(AND([.E66]&gt;=[.A66];[.E66]&lt;=[.B66]);TRUE;FALSE)" table:style-name="ce1">
            <text:p>FALSE</text:p>
          </table:table-cell>
          <table:table-cell table:style-name="ce1"/>
          <table:table-cell office:value-type="string" office:string-value="z" table:formula="of:=RIGHT(LEFT([.D66];[.A66]);1)" table:style-name="ce1">
            <text:p>z</text:p>
          </table:table-cell>
          <table:table-cell office:value-type="string" office:string-value="v" table:formula="of:=RIGHT(LEFT([.D66];[.B66]);1)" table:style-name="ce1">
            <text:p>v</text:p>
          </table:table-cell>
          <table:table-cell office:value-type="boolean" office:boolean-value="false" table:formula="of:=+IF(XOR([.H66]=[.C66];[.I66]=[.C6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gggjgvfggggggsggm</text:p>
          </table:table-cell>
          <table:table-cell office:value-type="float" office:value="12" table:formula="of:=LEN([.D67])-LEN(SUBSTITUTE([.D67];[.C67];&quot;&quot;))" table:style-name="ce1">
            <text:p>12</text:p>
          </table:table-cell>
          <table:table-cell office:value-type="boolean" office:boolean-value="false" table:formula="of:=+IF(AND([.E67]&gt;=[.A67];[.E67]&lt;=[.B67]);TRUE;FALSE)" table:style-name="ce1">
            <text:p>FALSE</text:p>
          </table:table-cell>
          <table:table-cell table:style-name="ce1"/>
          <table:table-cell office:value-type="string" office:string-value="g" table:formula="of:=RIGHT(LEFT([.D67];[.A67]);1)" table:style-name="ce1">
            <text:p>g</text:p>
          </table:table-cell>
          <table:table-cell office:value-type="string" office:string-value="g" table:formula="of:=RIGHT(LEFT([.D67];[.B67]);1)" table:style-name="ce1">
            <text:p>g</text:p>
          </table:table-cell>
          <table:table-cell office:value-type="boolean" office:boolean-value="false" table:formula="of:=+IF(XOR([.H67]=[.C67];[.I67]=[.C6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tzzzkzzzzsvzzzzt</text:p>
          </table:table-cell>
          <table:table-cell office:value-type="float" office:value="12" table:formula="of:=LEN([.D68])-LEN(SUBSTITUTE([.D68];[.C68];&quot;&quot;))" table:style-name="ce1">
            <text:p>12</text:p>
          </table:table-cell>
          <table:table-cell office:value-type="boolean" office:boolean-value="true" table:formula="of:=+IF(AND([.E68]&gt;=[.A68];[.E68]&lt;=[.B68]);TRUE;FALSE)" table:style-name="ce1">
            <text:p>TRUE</text:p>
          </table:table-cell>
          <table:table-cell table:style-name="ce1"/>
          <table:table-cell office:value-type="string" office:string-value="s" table:formula="of:=RIGHT(LEFT([.D68];[.A68]);1)" table:style-name="ce1">
            <text:p>s</text:p>
          </table:table-cell>
          <table:table-cell office:value-type="string" office:string-value="v" table:formula="of:=RIGHT(LEFT([.D68];[.B68]);1)" table:style-name="ce1">
            <text:p>v</text:p>
          </table:table-cell>
          <table:table-cell office:value-type="boolean" office:boolean-value="false" table:formula="of:=+IF(XOR([.H68]=[.C68];[.I68]=[.C6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cvbf</text:p>
          </table:table-cell>
          <table:table-cell office:value-type="float" office:value="1" table:formula="of:=LEN([.D69])-LEN(SUBSTITUTE([.D69];[.C69];&quot;&quot;))" table:style-name="ce1">
            <text:p>1</text:p>
          </table:table-cell>
          <table:table-cell office:value-type="boolean" office:boolean-value="false" table:formula="of:=+IF(AND([.E69]&gt;=[.A69];[.E69]&lt;=[.B69]);TRUE;FALSE)" table:style-name="ce1">
            <text:p>FALSE</text:p>
          </table:table-cell>
          <table:table-cell table:style-name="ce1"/>
          <table:table-cell office:value-type="string" office:string-value="c" table:formula="of:=RIGHT(LEFT([.D69];[.A69]);1)" table:style-name="ce1">
            <text:p>c</text:p>
          </table:table-cell>
          <table:table-cell office:value-type="string" office:string-value="v" table:formula="of:=RIGHT(LEFT([.D69];[.B69]);1)" table:style-name="ce1">
            <text:p>v</text:p>
          </table:table-cell>
          <table:table-cell office:value-type="boolean" office:boolean-value="false" table:formula="of:=+IF(XOR([.H69]=[.C69];[.I69]=[.C6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swkwhsdqsdcs</text:p>
          </table:table-cell>
          <table:table-cell office:value-type="float" office:value="5" table:formula="of:=LEN([.D70])-LEN(SUBSTITUTE([.D70];[.C70];&quot;&quot;))" table:style-name="ce1">
            <text:p>5</text:p>
          </table:table-cell>
          <table:table-cell office:value-type="boolean" office:boolean-value="false" table:formula="of:=+IF(AND([.E70]&gt;=[.A70];[.E70]&lt;=[.B70]);TRUE;FALSE)" table:style-name="ce1">
            <text:p>FALSE</text:p>
          </table:table-cell>
          <table:table-cell table:style-name="ce1"/>
          <table:table-cell office:value-type="string" office:string-value="s" table:formula="of:=RIGHT(LEFT([.D70];[.A70]);1)" table:style-name="ce1">
            <text:p>s</text:p>
          </table:table-cell>
          <table:table-cell office:value-type="string" office:string-value="s" table:formula="of:=RIGHT(LEFT([.D70];[.B70]);1)" table:style-name="ce1">
            <text:p>s</text:p>
          </table:table-cell>
          <table:table-cell office:value-type="boolean" office:boolean-value="false" table:formula="of:=+IF(XOR([.H70]=[.C70];[.I70]=[.C7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ghjglnbdhjp</text:p>
          </table:table-cell>
          <table:table-cell office:value-type="float" office:value="2" table:formula="of:=LEN([.D71])-LEN(SUBSTITUTE([.D71];[.C71];&quot;&quot;))" table:style-name="ce1">
            <text:p>2</text:p>
          </table:table-cell>
          <table:table-cell office:value-type="boolean" office:boolean-value="false" table:formula="of:=+IF(AND([.E71]&gt;=[.A71];[.E71]&lt;=[.B71]);TRUE;FALSE)" table:style-name="ce1">
            <text:p>FALSE</text:p>
          </table:table-cell>
          <table:table-cell table:style-name="ce1"/>
          <table:table-cell office:value-type="string" office:string-value="h" table:formula="of:=RIGHT(LEFT([.D71];[.A71]);1)" table:style-name="ce1">
            <text:p>h</text:p>
          </table:table-cell>
          <table:table-cell office:value-type="string" office:string-value="h" table:formula="of:=RIGHT(LEFT([.D71];[.B71]);1)" table:style-name="ce1">
            <text:p>h</text:p>
          </table:table-cell>
          <table:table-cell office:value-type="boolean" office:boolean-value="false" table:formula="of:=+IF(XOR([.H71]=[.C71];[.I71]=[.C7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fxrxxsxpsxxxxmc</text:p>
          </table:table-cell>
          <table:table-cell office:value-type="float" office:value="8" table:formula="of:=LEN([.D72])-LEN(SUBSTITUTE([.D72];[.C72];&quot;&quot;))" table:style-name="ce1">
            <text:p>8</text:p>
          </table:table-cell>
          <table:table-cell office:value-type="boolean" office:boolean-value="true" table:formula="of:=+IF(AND([.E72]&gt;=[.A72];[.E72]&lt;=[.B72]);TRUE;FALSE)" table:style-name="ce1">
            <text:p>TRUE</text:p>
          </table:table-cell>
          <table:table-cell table:style-name="ce1"/>
          <table:table-cell office:value-type="string" office:string-value="x" table:formula="of:=RIGHT(LEFT([.D72];[.A72]);1)" table:style-name="ce1">
            <text:p>x</text:p>
          </table:table-cell>
          <table:table-cell office:value-type="string" office:string-value="x" table:formula="of:=RIGHT(LEFT([.D72];[.B72]);1)" table:style-name="ce1">
            <text:p>x</text:p>
          </table:table-cell>
          <table:table-cell office:value-type="boolean" office:boolean-value="false" table:formula="of:=+IF(XOR([.H72]=[.C72];[.I72]=[.C7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fmfcdpffmpflfffdw</text:p>
          </table:table-cell>
          <table:table-cell office:value-type="float" office:value="10" table:formula="of:=LEN([.D73])-LEN(SUBSTITUTE([.D73];[.C73];&quot;&quot;))" table:style-name="ce1">
            <text:p>10</text:p>
          </table:table-cell>
          <table:table-cell office:value-type="boolean" office:boolean-value="false" table:formula="of:=+IF(AND([.E73]&gt;=[.A73];[.E73]&lt;=[.B73]);TRUE;FALSE)" table:style-name="ce1">
            <text:p>FALSE</text:p>
          </table:table-cell>
          <table:table-cell table:style-name="ce1"/>
          <table:table-cell office:value-type="string" office:string-value="m" table:formula="of:=RIGHT(LEFT([.D73];[.A73]);1)" table:style-name="ce1">
            <text:p>m</text:p>
          </table:table-cell>
          <table:table-cell office:value-type="string" office:string-value="p" table:formula="of:=RIGHT(LEFT([.D73];[.B73]);1)" table:style-name="ce1">
            <text:p>p</text:p>
          </table:table-cell>
          <table:table-cell office:value-type="boolean" office:boolean-value="false" table:formula="of:=+IF(XOR([.H73]=[.C73];[.I73]=[.C7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nnknncnn</text:p>
          </table:table-cell>
          <table:table-cell office:value-type="float" office:value="7" table:formula="of:=LEN([.D74])-LEN(SUBSTITUTE([.D74];[.C74];&quot;&quot;))" table:style-name="ce1">
            <text:p>7</text:p>
          </table:table-cell>
          <table:table-cell office:value-type="boolean" office:boolean-value="true" table:formula="of:=+IF(AND([.E74]&gt;=[.A74];[.E74]&lt;=[.B74]);TRUE;FALSE)" table:style-name="ce1">
            <text:p>TRUE</text:p>
          </table:table-cell>
          <table:table-cell table:style-name="ce1"/>
          <table:table-cell office:value-type="string" office:string-value="k" table:formula="of:=RIGHT(LEFT([.D74];[.A74]);1)" table:style-name="ce1">
            <text:p>k</text:p>
          </table:table-cell>
          <table:table-cell office:value-type="string" office:string-value="c" table:formula="of:=RIGHT(LEFT([.D74];[.B74]);1)" table:style-name="ce1">
            <text:p>c</text:p>
          </table:table-cell>
          <table:table-cell office:value-type="boolean" office:boolean-value="false" table:formula="of:=+IF(XOR([.H74]=[.C74];[.I74]=[.C7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tzqlzqhrncvktfwvswt</text:p>
          </table:table-cell>
          <table:table-cell office:value-type="float" office:value="1" table:formula="of:=LEN([.D75])-LEN(SUBSTITUTE([.D75];[.C75];&quot;&quot;))" table:style-name="ce1">
            <text:p>1</text:p>
          </table:table-cell>
          <table:table-cell office:value-type="boolean" office:boolean-value="false" table:formula="of:=+IF(AND([.E75]&gt;=[.A75];[.E75]&lt;=[.B75]);TRUE;FALSE)" table:style-name="ce1">
            <text:p>FALSE</text:p>
          </table:table-cell>
          <table:table-cell table:style-name="ce1"/>
          <table:table-cell office:value-type="string" office:string-value="z" table:formula="of:=RIGHT(LEFT([.D75];[.A75]);1)" table:style-name="ce1">
            <text:p>z</text:p>
          </table:table-cell>
          <table:table-cell office:value-type="string" office:string-value="q" table:formula="of:=RIGHT(LEFT([.D75];[.B75]);1)" table:style-name="ce1">
            <text:p>q</text:p>
          </table:table-cell>
          <table:table-cell office:value-type="boolean" office:boolean-value="false" table:formula="of:=+IF(XOR([.H75]=[.C75];[.I75]=[.C7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pqplh</text:p>
          </table:table-cell>
          <table:table-cell office:value-type="float" office:value="1" table:formula="of:=LEN([.D76])-LEN(SUBSTITUTE([.D76];[.C76];&quot;&quot;))" table:style-name="ce1">
            <text:p>1</text:p>
          </table:table-cell>
          <table:table-cell office:value-type="boolean" office:boolean-value="false" table:formula="of:=+IF(AND([.E76]&gt;=[.A76];[.E76]&lt;=[.B76]);TRUE;FALSE)" table:style-name="ce1">
            <text:p>FALSE</text:p>
          </table:table-cell>
          <table:table-cell table:style-name="ce1"/>
          <table:table-cell office:value-type="string" office:string-value="q" table:formula="of:=RIGHT(LEFT([.D76];[.A76]);1)" table:style-name="ce1">
            <text:p>q</text:p>
          </table:table-cell>
          <table:table-cell office:value-type="string" office:string-value="l" table:formula="of:=RIGHT(LEFT([.D76];[.B76]);1)" table:style-name="ce1">
            <text:p>l</text:p>
          </table:table-cell>
          <table:table-cell office:value-type="boolean" office:boolean-value="false" table:formula="of:=+IF(XOR([.H76]=[.C76];[.I76]=[.C7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</text:p>
          </table:table-cell>
          <table:table-cell office:value-type="string" table:style-name="ce1">
            <text:p>zhlwqvmnkjhhtkf</text:p>
          </table:table-cell>
          <table:table-cell office:value-type="float" office:value="3" table:formula="of:=LEN([.D77])-LEN(SUBSTITUTE([.D77];[.C77];&quot;&quot;))" table:style-name="ce1">
            <text:p>3</text:p>
          </table:table-cell>
          <table:table-cell office:value-type="boolean" office:boolean-value="false" table:formula="of:=+IF(AND([.E77]&gt;=[.A77];[.E77]&lt;=[.B77]);TRUE;FALSE)" table:style-name="ce1">
            <text:p>FALSE</text:p>
          </table:table-cell>
          <table:table-cell table:style-name="ce1"/>
          <table:table-cell office:value-type="string" office:string-value="n" table:formula="of:=RIGHT(LEFT([.D77];[.A77]);1)" table:style-name="ce1">
            <text:p>n</text:p>
          </table:table-cell>
          <table:table-cell office:value-type="string" office:string-value="t" table:formula="of:=RIGHT(LEFT([.D77];[.B77]);1)" table:style-name="ce1">
            <text:p>t</text:p>
          </table:table-cell>
          <table:table-cell office:value-type="boolean" office:boolean-value="false" table:formula="of:=+IF(XOR([.H77]=[.C77];[.I77]=[.C7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ll</text:p>
          </table:table-cell>
          <table:table-cell office:value-type="float" office:value="4" table:formula="of:=LEN([.D78])-LEN(SUBSTITUTE([.D78];[.C78];&quot;&quot;))" table:style-name="ce1">
            <text:p>4</text:p>
          </table:table-cell>
          <table:table-cell office:value-type="boolean" office:boolean-value="false" table:formula="of:=+IF(AND([.E78]&gt;=[.A78];[.E78]&lt;=[.B78]);TRUE;FALSE)" table:style-name="ce1">
            <text:p>FALSE</text:p>
          </table:table-cell>
          <table:table-cell table:style-name="ce1"/>
          <table:table-cell office:value-type="string" office:string-value="l" table:formula="of:=RIGHT(LEFT([.D78];[.A78]);1)" table:style-name="ce1">
            <text:p>l</text:p>
          </table:table-cell>
          <table:table-cell office:value-type="string" office:string-value="l" table:formula="of:=RIGHT(LEFT([.D78];[.B78]);1)" table:style-name="ce1">
            <text:p>l</text:p>
          </table:table-cell>
          <table:table-cell office:value-type="boolean" office:boolean-value="false" table:formula="of:=+IF(XOR([.H78]=[.C78];[.I78]=[.C7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jjjjjjjjjjjjjjrjj</text:p>
          </table:table-cell>
          <table:table-cell office:value-type="float" office:value="19" table:formula="of:=LEN([.D79])-LEN(SUBSTITUTE([.D79];[.C79];&quot;&quot;))" table:style-name="ce1">
            <text:p>19</text:p>
          </table:table-cell>
          <table:table-cell office:value-type="boolean" office:boolean-value="true" table:formula="of:=+IF(AND([.E79]&gt;=[.A79];[.E79]&lt;=[.B79]);TRUE;FALSE)" table:style-name="ce1">
            <text:p>TRUE</text:p>
          </table:table-cell>
          <table:table-cell table:style-name="ce1"/>
          <table:table-cell office:value-type="string" office:string-value="j" table:formula="of:=RIGHT(LEFT([.D79];[.A79]);1)" table:style-name="ce1">
            <text:p>j</text:p>
          </table:table-cell>
          <table:table-cell office:value-type="string" office:string-value="j" table:formula="of:=RIGHT(LEFT([.D79];[.B79]);1)" table:style-name="ce1">
            <text:p>j</text:p>
          </table:table-cell>
          <table:table-cell office:value-type="boolean" office:boolean-value="false" table:formula="of:=+IF(XOR([.H79]=[.C79];[.I79]=[.C7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rnnrgpmxxlrfljk</text:p>
          </table:table-cell>
          <table:table-cell office:value-type="float" office:value="2" table:formula="of:=LEN([.D80])-LEN(SUBSTITUTE([.D80];[.C80];&quot;&quot;))" table:style-name="ce1">
            <text:p>2</text:p>
          </table:table-cell>
          <table:table-cell office:value-type="boolean" office:boolean-value="false" table:formula="of:=+IF(AND([.E80]&gt;=[.A80];[.E80]&lt;=[.B80]);TRUE;FALSE)" table:style-name="ce1">
            <text:p>FALSE</text:p>
          </table:table-cell>
          <table:table-cell table:style-name="ce1"/>
          <table:table-cell office:value-type="string" office:string-value="n" table:formula="of:=RIGHT(LEFT([.D80];[.A80]);1)" table:style-name="ce1">
            <text:p>n</text:p>
          </table:table-cell>
          <table:table-cell office:value-type="string" office:string-value="l" table:formula="of:=RIGHT(LEFT([.D80];[.B80]);1)" table:style-name="ce1">
            <text:p>l</text:p>
          </table:table-cell>
          <table:table-cell office:value-type="boolean" office:boolean-value="true" table:formula="of:=+IF(XOR([.H80]=[.C80];[.I80]=[.C8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tpr</text:p>
          </table:table-cell>
          <table:table-cell office:value-type="float" office:value="1" table:formula="of:=LEN([.D81])-LEN(SUBSTITUTE([.D81];[.C81];&quot;&quot;))" table:style-name="ce1">
            <text:p>1</text:p>
          </table:table-cell>
          <table:table-cell office:value-type="boolean" office:boolean-value="false" table:formula="of:=+IF(AND([.E81]&gt;=[.A81];[.E81]&lt;=[.B81]);TRUE;FALSE)" table:style-name="ce1">
            <text:p>FALSE</text:p>
          </table:table-cell>
          <table:table-cell table:style-name="ce1"/>
          <table:table-cell office:value-type="string" office:string-value="t" table:formula="of:=RIGHT(LEFT([.D81];[.A81]);1)" table:style-name="ce1">
            <text:p>t</text:p>
          </table:table-cell>
          <table:table-cell office:value-type="string" office:string-value="r" table:formula="of:=RIGHT(LEFT([.D81];[.B81]);1)" table:style-name="ce1">
            <text:p>r</text:p>
          </table:table-cell>
          <table:table-cell office:value-type="boolean" office:boolean-value="true" table:formula="of:=+IF(XOR([.H81]=[.C81];[.I81]=[.C8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tcccccccccccc</text:p>
          </table:table-cell>
          <table:table-cell office:value-type="float" office:value="14" table:formula="of:=LEN([.D82])-LEN(SUBSTITUTE([.D82];[.C82];&quot;&quot;))" table:style-name="ce1">
            <text:p>14</text:p>
          </table:table-cell>
          <table:table-cell office:value-type="boolean" office:boolean-value="false" table:formula="of:=+IF(AND([.E82]&gt;=[.A82];[.E82]&lt;=[.B82]);TRUE;FALSE)" table:style-name="ce1">
            <text:p>FALSE</text:p>
          </table:table-cell>
          <table:table-cell table:style-name="ce1"/>
          <table:table-cell office:value-type="string" office:string-value="c" table:formula="of:=RIGHT(LEFT([.D82];[.A82]);1)" table:style-name="ce1">
            <text:p>c</text:p>
          </table:table-cell>
          <table:table-cell office:value-type="string" office:string-value="c" table:formula="of:=RIGHT(LEFT([.D82];[.B82]);1)" table:style-name="ce1">
            <text:p>c</text:p>
          </table:table-cell>
          <table:table-cell office:value-type="boolean" office:boolean-value="false" table:formula="of:=+IF(XOR([.H82]=[.C82];[.I82]=[.C8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q</text:p>
          </table:table-cell>
          <table:table-cell office:value-type="string" table:style-name="ce1">
            <text:p>fqqqqqdwtwqjq</text:p>
          </table:table-cell>
          <table:table-cell office:value-type="float" office:value="7" table:formula="of:=LEN([.D83])-LEN(SUBSTITUTE([.D83];[.C83];&quot;&quot;))" table:style-name="ce1">
            <text:p>7</text:p>
          </table:table-cell>
          <table:table-cell office:value-type="boolean" office:boolean-value="false" table:formula="of:=+IF(AND([.E83]&gt;=[.A83];[.E83]&lt;=[.B83]);TRUE;FALSE)" table:style-name="ce1">
            <text:p>FALSE</text:p>
          </table:table-cell>
          <table:table-cell table:style-name="ce1"/>
          <table:table-cell office:value-type="string" office:string-value="q" table:formula="of:=RIGHT(LEFT([.D83];[.A83]);1)" table:style-name="ce1">
            <text:p>q</text:p>
          </table:table-cell>
          <table:table-cell office:value-type="string" office:string-value="q" table:formula="of:=RIGHT(LEFT([.D83];[.B83]);1)" table:style-name="ce1">
            <text:p>q</text:p>
          </table:table-cell>
          <table:table-cell office:value-type="boolean" office:boolean-value="false" table:formula="of:=+IF(XOR([.H83]=[.C83];[.I83]=[.C8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zzzzg</text:p>
          </table:table-cell>
          <table:table-cell office:value-type="float" office:value="6" table:formula="of:=LEN([.D84])-LEN(SUBSTITUTE([.D84];[.C84];&quot;&quot;))" table:style-name="ce1">
            <text:p>6</text:p>
          </table:table-cell>
          <table:table-cell office:value-type="boolean" office:boolean-value="true" table:formula="of:=+IF(AND([.E84]&gt;=[.A84];[.E84]&lt;=[.B84]);TRUE;FALSE)" table:style-name="ce1">
            <text:p>TRUE</text:p>
          </table:table-cell>
          <table:table-cell table:style-name="ce1"/>
          <table:table-cell office:value-type="string" office:string-value="z" table:formula="of:=RIGHT(LEFT([.D84];[.A84]);1)" table:style-name="ce1">
            <text:p>z</text:p>
          </table:table-cell>
          <table:table-cell office:value-type="string" office:string-value="g" table:formula="of:=RIGHT(LEFT([.D84];[.B84]);1)" table:style-name="ce1">
            <text:p>g</text:p>
          </table:table-cell>
          <table:table-cell office:value-type="boolean" office:boolean-value="true" table:formula="of:=+IF(XOR([.H84]=[.C84];[.I84]=[.C8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j</text:p>
          </table:table-cell>
          <table:table-cell office:value-type="string" table:style-name="ce1">
            <text:p>njjgsjjljktjcbjvjc</text:p>
          </table:table-cell>
          <table:table-cell office:value-type="float" office:value="8" table:formula="of:=LEN([.D85])-LEN(SUBSTITUTE([.D85];[.C85];&quot;&quot;))" table:style-name="ce1">
            <text:p>8</text:p>
          </table:table-cell>
          <table:table-cell office:value-type="boolean" office:boolean-value="true" table:formula="of:=+IF(AND([.E85]&gt;=[.A85];[.E85]&lt;=[.B85]);TRUE;FALSE)" table:style-name="ce1">
            <text:p>TRUE</text:p>
          </table:table-cell>
          <table:table-cell table:style-name="ce1"/>
          <table:table-cell office:value-type="string" office:string-value="l" table:formula="of:=RIGHT(LEFT([.D85];[.A85]);1)" table:style-name="ce1">
            <text:p>l</text:p>
          </table:table-cell>
          <table:table-cell office:value-type="string" office:string-value="v" table:formula="of:=RIGHT(LEFT([.D85];[.B85]);1)" table:style-name="ce1">
            <text:p>v</text:p>
          </table:table-cell>
          <table:table-cell office:value-type="boolean" office:boolean-value="false" table:formula="of:=+IF(XOR([.H85]=[.C85];[.I85]=[.C8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wjccc</text:p>
          </table:table-cell>
          <table:table-cell office:value-type="float" office:value="3" table:formula="of:=LEN([.D86])-LEN(SUBSTITUTE([.D86];[.C86];&quot;&quot;))" table:style-name="ce1">
            <text:p>3</text:p>
          </table:table-cell>
          <table:table-cell office:value-type="boolean" office:boolean-value="true" table:formula="of:=+IF(AND([.E86]&gt;=[.A86];[.E86]&lt;=[.B86]);TRUE;FALSE)" table:style-name="ce1">
            <text:p>TRUE</text:p>
          </table:table-cell>
          <table:table-cell table:style-name="ce1"/>
          <table:table-cell office:value-type="string" office:string-value="j" table:formula="of:=RIGHT(LEFT([.D86];[.A86]);1)" table:style-name="ce1">
            <text:p>j</text:p>
          </table:table-cell>
          <table:table-cell office:value-type="string" office:string-value="c" table:formula="of:=RIGHT(LEFT([.D86];[.B86]);1)" table:style-name="ce1">
            <text:p>c</text:p>
          </table:table-cell>
          <table:table-cell office:value-type="boolean" office:boolean-value="true" table:formula="of:=+IF(XOR([.H86]=[.C86];[.I86]=[.C8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</text:p>
          </table:table-cell>
          <table:table-cell office:value-type="string" table:style-name="ce1">
            <text:p>ghvwjmzm</text:p>
          </table:table-cell>
          <table:table-cell office:value-type="float" office:value="1" table:formula="of:=LEN([.D87])-LEN(SUBSTITUTE([.D87];[.C87];&quot;&quot;))" table:style-name="ce1">
            <text:p>1</text:p>
          </table:table-cell>
          <table:table-cell office:value-type="boolean" office:boolean-value="false" table:formula="of:=+IF(AND([.E87]&gt;=[.A87];[.E87]&lt;=[.B87]);TRUE;FALSE)" table:style-name="ce1">
            <text:p>FALSE</text:p>
          </table:table-cell>
          <table:table-cell table:style-name="ce1"/>
          <table:table-cell office:value-type="string" office:string-value="j" table:formula="of:=RIGHT(LEFT([.D87];[.A87]);1)" table:style-name="ce1">
            <text:p>j</text:p>
          </table:table-cell>
          <table:table-cell office:value-type="string" office:string-value="z" table:formula="of:=RIGHT(LEFT([.D87];[.B87]);1)" table:style-name="ce1">
            <text:p>z</text:p>
          </table:table-cell>
          <table:table-cell office:value-type="boolean" office:boolean-value="false" table:formula="of:=+IF(XOR([.H87]=[.C87];[.I87]=[.C8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ssssmvtdckmfs</text:p>
          </table:table-cell>
          <table:table-cell office:value-type="float" office:value="6" table:formula="of:=LEN([.D88])-LEN(SUBSTITUTE([.D88];[.C88];&quot;&quot;))" table:style-name="ce1">
            <text:p>6</text:p>
          </table:table-cell>
          <table:table-cell office:value-type="boolean" office:boolean-value="false" table:formula="of:=+IF(AND([.E88]&gt;=[.A88];[.E88]&lt;=[.B88]);TRUE;FALSE)" table:style-name="ce1">
            <text:p>FALSE</text:p>
          </table:table-cell>
          <table:table-cell table:style-name="ce1"/>
          <table:table-cell office:value-type="string" office:string-value="d" table:formula="of:=RIGHT(LEFT([.D88];[.A88]);1)" table:style-name="ce1">
            <text:p>d</text:p>
          </table:table-cell>
          <table:table-cell office:value-type="string" office:string-value="m" table:formula="of:=RIGHT(LEFT([.D88];[.B88]);1)" table:style-name="ce1">
            <text:p>m</text:p>
          </table:table-cell>
          <table:table-cell office:value-type="boolean" office:boolean-value="false" table:formula="of:=+IF(XOR([.H88]=[.C88];[.I88]=[.C8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</text:p>
          </table:table-cell>
          <table:table-cell office:value-type="string" table:style-name="ce1">
            <text:p>bsrm</text:p>
          </table:table-cell>
          <table:table-cell office:value-type="float" office:value="1" table:formula="of:=LEN([.D89])-LEN(SUBSTITUTE([.D89];[.C89];&quot;&quot;))" table:style-name="ce1">
            <text:p>1</text:p>
          </table:table-cell>
          <table:table-cell office:value-type="boolean" office:boolean-value="false" table:formula="of:=+IF(AND([.E89]&gt;=[.A89];[.E89]&lt;=[.B89]);TRUE;FALSE)" table:style-name="ce1">
            <text:p>FALSE</text:p>
          </table:table-cell>
          <table:table-cell table:style-name="ce1"/>
          <table:table-cell office:value-type="string" office:string-value="r" table:formula="of:=RIGHT(LEFT([.D89];[.A89]);1)" table:style-name="ce1">
            <text:p>r</text:p>
          </table:table-cell>
          <table:table-cell office:value-type="string" office:string-value="m" table:formula="of:=RIGHT(LEFT([.D89];[.B89]);1)" table:style-name="ce1">
            <text:p>m</text:p>
          </table:table-cell>
          <table:table-cell office:value-type="boolean" office:boolean-value="true" table:formula="of:=+IF(XOR([.H89]=[.C89];[.I89]=[.C8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tcccc</text:p>
          </table:table-cell>
          <table:table-cell office:value-type="float" office:value="7" table:formula="of:=LEN([.D90])-LEN(SUBSTITUTE([.D90];[.C90];&quot;&quot;))" table:style-name="ce1">
            <text:p>7</text:p>
          </table:table-cell>
          <table:table-cell office:value-type="boolean" office:boolean-value="true" table:formula="of:=+IF(AND([.E90]&gt;=[.A90];[.E90]&lt;=[.B90]);TRUE;FALSE)" table:style-name="ce1">
            <text:p>TRUE</text:p>
          </table:table-cell>
          <table:table-cell table:style-name="ce1"/>
          <table:table-cell office:value-type="string" office:string-value="c" table:formula="of:=RIGHT(LEFT([.D90];[.A90]);1)" table:style-name="ce1">
            <text:p>c</text:p>
          </table:table-cell>
          <table:table-cell office:value-type="string" office:string-value="c" table:formula="of:=RIGHT(LEFT([.D90];[.B90]);1)" table:style-name="ce1">
            <text:p>c</text:p>
          </table:table-cell>
          <table:table-cell office:value-type="boolean" office:boolean-value="false" table:formula="of:=+IF(XOR([.H90]=[.C90];[.I90]=[.C9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wndrtcvtl</text:p>
          </table:table-cell>
          <table:table-cell office:value-type="float" office:value="2" table:formula="of:=LEN([.D91])-LEN(SUBSTITUTE([.D91];[.C91];&quot;&quot;))" table:style-name="ce1">
            <text:p>2</text:p>
          </table:table-cell>
          <table:table-cell office:value-type="boolean" office:boolean-value="false" table:formula="of:=+IF(AND([.E91]&gt;=[.A91];[.E91]&lt;=[.B91]);TRUE;FALSE)" table:style-name="ce1">
            <text:p>FALSE</text:p>
          </table:table-cell>
          <table:table-cell table:style-name="ce1"/>
          <table:table-cell office:value-type="string" office:string-value="t" table:formula="of:=RIGHT(LEFT([.D91];[.A91]);1)" table:style-name="ce1">
            <text:p>t</text:p>
          </table:table-cell>
          <table:table-cell office:value-type="string" office:string-value="l" table:formula="of:=RIGHT(LEFT([.D91];[.B91]);1)" table:style-name="ce1">
            <text:p>l</text:p>
          </table:table-cell>
          <table:table-cell office:value-type="boolean" office:boolean-value="true" table:formula="of:=+IF(XOR([.H91]=[.C91];[.I91]=[.C9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jvxvvvdvvvvvvdvblv</text:p>
          </table:table-cell>
          <table:table-cell office:value-type="float" office:value="13" table:formula="of:=LEN([.D92])-LEN(SUBSTITUTE([.D92];[.C92];&quot;&quot;))" table:style-name="ce1">
            <text:p>13</text:p>
          </table:table-cell>
          <table:table-cell office:value-type="boolean" office:boolean-value="true" table:formula="of:=+IF(AND([.E92]&gt;=[.A92];[.E92]&lt;=[.B92]);TRUE;FALSE)" table:style-name="ce1">
            <text:p>TRUE</text:p>
          </table:table-cell>
          <table:table-cell table:style-name="ce1"/>
          <table:table-cell office:value-type="string" office:string-value="v" table:formula="of:=RIGHT(LEFT([.D92];[.A92]);1)" table:style-name="ce1">
            <text:p>v</text:p>
          </table:table-cell>
          <table:table-cell office:value-type="string" office:string-value="v" table:formula="of:=RIGHT(LEFT([.D92];[.B92]);1)" table:style-name="ce1">
            <text:p>v</text:p>
          </table:table-cell>
          <table:table-cell office:value-type="boolean" office:boolean-value="false" table:formula="of:=+IF(XOR([.H92]=[.C92];[.I92]=[.C9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w</text:p>
          </table:table-cell>
          <table:table-cell office:value-type="string" table:style-name="ce1">
            <text:p>hnwwwtwp</text:p>
          </table:table-cell>
          <table:table-cell office:value-type="float" office:value="4" table:formula="of:=LEN([.D93])-LEN(SUBSTITUTE([.D93];[.C93];&quot;&quot;))" table:style-name="ce1">
            <text:p>4</text:p>
          </table:table-cell>
          <table:table-cell office:value-type="boolean" office:boolean-value="false" table:formula="of:=+IF(AND([.E93]&gt;=[.A93];[.E93]&lt;=[.B93]);TRUE;FALSE)" table:style-name="ce1">
            <text:p>FALSE</text:p>
          </table:table-cell>
          <table:table-cell table:style-name="ce1"/>
          <table:table-cell office:value-type="string" office:string-value="w" table:formula="of:=RIGHT(LEFT([.D93];[.A93]);1)" table:style-name="ce1">
            <text:p>w</text:p>
          </table:table-cell>
          <table:table-cell office:value-type="string" office:string-value="w" table:formula="of:=RIGHT(LEFT([.D93];[.B93]);1)" table:style-name="ce1">
            <text:p>w</text:p>
          </table:table-cell>
          <table:table-cell office:value-type="boolean" office:boolean-value="false" table:formula="of:=+IF(XOR([.H93]=[.C93];[.I93]=[.C9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kkktzxkkv</text:p>
          </table:table-cell>
          <table:table-cell office:value-type="float" office:value="8" table:formula="of:=LEN([.D94])-LEN(SUBSTITUTE([.D94];[.C94];&quot;&quot;))" table:style-name="ce1">
            <text:p>8</text:p>
          </table:table-cell>
          <table:table-cell office:value-type="boolean" office:boolean-value="true" table:formula="of:=+IF(AND([.E94]&gt;=[.A94];[.E94]&lt;=[.B94]);TRUE;FALSE)" table:style-name="ce1">
            <text:p>TRUE</text:p>
          </table:table-cell>
          <table:table-cell table:style-name="ce1"/>
          <table:table-cell office:value-type="string" office:string-value="z" table:formula="of:=RIGHT(LEFT([.D94];[.A94]);1)" table:style-name="ce1">
            <text:p>z</text:p>
          </table:table-cell>
          <table:table-cell office:value-type="string" office:string-value="x" table:formula="of:=RIGHT(LEFT([.D94];[.B94]);1)" table:style-name="ce1">
            <text:p>x</text:p>
          </table:table-cell>
          <table:table-cell office:value-type="boolean" office:boolean-value="false" table:formula="of:=+IF(XOR([.H94]=[.C94];[.I94]=[.C9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psxgs</text:p>
          </table:table-cell>
          <table:table-cell office:value-type="float" office:value="1" table:formula="of:=LEN([.D95])-LEN(SUBSTITUTE([.D95];[.C95];&quot;&quot;))" table:style-name="ce1">
            <text:p>1</text:p>
          </table:table-cell>
          <table:table-cell office:value-type="boolean" office:boolean-value="false" table:formula="of:=+IF(AND([.E95]&gt;=[.A95];[.E95]&lt;=[.B95]);TRUE;FALSE)" table:style-name="ce1">
            <text:p>FALSE</text:p>
          </table:table-cell>
          <table:table-cell table:style-name="ce1"/>
          <table:table-cell office:value-type="string" office:string-value="x" table:formula="of:=RIGHT(LEFT([.D95];[.A95]);1)" table:style-name="ce1">
            <text:p>x</text:p>
          </table:table-cell>
          <table:table-cell office:value-type="string" office:string-value="s" table:formula="of:=RIGHT(LEFT([.D95];[.B95]);1)" table:style-name="ce1">
            <text:p>s</text:p>
          </table:table-cell>
          <table:table-cell office:value-type="boolean" office:boolean-value="false" table:formula="of:=+IF(XOR([.H95]=[.C95];[.I95]=[.C9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rrdxm</text:p>
          </table:table-cell>
          <table:table-cell office:value-type="float" office:value="2" table:formula="of:=LEN([.D96])-LEN(SUBSTITUTE([.D96];[.C96];&quot;&quot;))" table:style-name="ce1">
            <text:p>2</text:p>
          </table:table-cell>
          <table:table-cell office:value-type="boolean" office:boolean-value="true" table:formula="of:=+IF(AND([.E96]&gt;=[.A96];[.E96]&lt;=[.B96]);TRUE;FALSE)" table:style-name="ce1">
            <text:p>TRUE</text:p>
          </table:table-cell>
          <table:table-cell table:style-name="ce1"/>
          <table:table-cell office:value-type="string" office:string-value="r" table:formula="of:=RIGHT(LEFT([.D96];[.A96]);1)" table:style-name="ce1">
            <text:p>r</text:p>
          </table:table-cell>
          <table:table-cell office:value-type="string" office:string-value="r" table:formula="of:=RIGHT(LEFT([.D96];[.B96]);1)" table:style-name="ce1">
            <text:p>r</text:p>
          </table:table-cell>
          <table:table-cell office:value-type="boolean" office:boolean-value="false" table:formula="of:=+IF(XOR([.H96]=[.C96];[.I96]=[.C9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vqxxvsf</text:p>
          </table:table-cell>
          <table:table-cell office:value-type="float" office:value="3" table:formula="of:=LEN([.D97])-LEN(SUBSTITUTE([.D97];[.C97];&quot;&quot;))" table:style-name="ce1">
            <text:p>3</text:p>
          </table:table-cell>
          <table:table-cell office:value-type="boolean" office:boolean-value="true" table:formula="of:=+IF(AND([.E97]&gt;=[.A97];[.E97]&lt;=[.B97]);TRUE;FALSE)" table:style-name="ce1">
            <text:p>TRUE</text:p>
          </table:table-cell>
          <table:table-cell table:style-name="ce1"/>
          <table:table-cell office:value-type="string" office:string-value="f" table:formula="of:=RIGHT(LEFT([.D97];[.A97]);1)" table:style-name="ce1">
            <text:p>f</text:p>
          </table:table-cell>
          <table:table-cell office:value-type="string" office:string-value="f" table:formula="of:=RIGHT(LEFT([.D97];[.B97]);1)" table:style-name="ce1">
            <text:p>f</text:p>
          </table:table-cell>
          <table:table-cell office:value-type="boolean" office:boolean-value="false" table:formula="of:=+IF(XOR([.H97]=[.C97];[.I97]=[.C9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ttttttttt</text:p>
          </table:table-cell>
          <table:table-cell office:value-type="float" office:value="10" table:formula="of:=LEN([.D98])-LEN(SUBSTITUTE([.D98];[.C98];&quot;&quot;))" table:style-name="ce1">
            <text:p>10</text:p>
          </table:table-cell>
          <table:table-cell office:value-type="boolean" office:boolean-value="true" table:formula="of:=+IF(AND([.E98]&gt;=[.A98];[.E98]&lt;=[.B98]);TRUE;FALSE)" table:style-name="ce1">
            <text:p>TRUE</text:p>
          </table:table-cell>
          <table:table-cell table:style-name="ce1"/>
          <table:table-cell office:value-type="string" office:string-value="t" table:formula="of:=RIGHT(LEFT([.D98];[.A98]);1)" table:style-name="ce1">
            <text:p>t</text:p>
          </table:table-cell>
          <table:table-cell office:value-type="string" office:string-value="t" table:formula="of:=RIGHT(LEFT([.D98];[.B98]);1)" table:style-name="ce1">
            <text:p>t</text:p>
          </table:table-cell>
          <table:table-cell office:value-type="boolean" office:boolean-value="false" table:formula="of:=+IF(XOR([.H98]=[.C98];[.I98]=[.C9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q</text:p>
          </table:table-cell>
          <table:table-cell office:value-type="string" table:style-name="ce1">
            <text:p>bbqqqqqqbq</text:p>
          </table:table-cell>
          <table:table-cell office:value-type="float" office:value="7" table:formula="of:=LEN([.D99])-LEN(SUBSTITUTE([.D99];[.C99];&quot;&quot;))" table:style-name="ce1">
            <text:p>7</text:p>
          </table:table-cell>
          <table:table-cell office:value-type="boolean" office:boolean-value="false" table:formula="of:=+IF(AND([.E99]&gt;=[.A99];[.E99]&lt;=[.B99]);TRUE;FALSE)" table:style-name="ce1">
            <text:p>FALSE</text:p>
          </table:table-cell>
          <table:table-cell table:style-name="ce1"/>
          <table:table-cell office:value-type="string" office:string-value="q" table:formula="of:=RIGHT(LEFT([.D99];[.A99]);1)" table:style-name="ce1">
            <text:p>q</text:p>
          </table:table-cell>
          <table:table-cell office:value-type="string" office:string-value="q" table:formula="of:=RIGHT(LEFT([.D99];[.B99]);1)" table:style-name="ce1">
            <text:p>q</text:p>
          </table:table-cell>
          <table:table-cell office:value-type="boolean" office:boolean-value="false" table:formula="of:=+IF(XOR([.H99]=[.C99];[.I99]=[.C9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q</text:p>
          </table:table-cell>
          <table:table-cell office:value-type="string" table:style-name="ce1">
            <text:p>xjcwqhprgh</text:p>
          </table:table-cell>
          <table:table-cell office:value-type="float" office:value="1" table:formula="of:=LEN([.D100])-LEN(SUBSTITUTE([.D100];[.C100];&quot;&quot;))" table:style-name="ce1">
            <text:p>1</text:p>
          </table:table-cell>
          <table:table-cell office:value-type="boolean" office:boolean-value="false" table:formula="of:=+IF(AND([.E100]&gt;=[.A100];[.E100]&lt;=[.B100]);TRUE;FALSE)" table:style-name="ce1">
            <text:p>FALSE</text:p>
          </table:table-cell>
          <table:table-cell table:style-name="ce1"/>
          <table:table-cell office:value-type="string" office:string-value="p" table:formula="of:=RIGHT(LEFT([.D100];[.A100]);1)" table:style-name="ce1">
            <text:p>p</text:p>
          </table:table-cell>
          <table:table-cell office:value-type="string" office:string-value="g" table:formula="of:=RIGHT(LEFT([.D100];[.B100]);1)" table:style-name="ce1">
            <text:p>g</text:p>
          </table:table-cell>
          <table:table-cell office:value-type="boolean" office:boolean-value="false" table:formula="of:=+IF(XOR([.H100]=[.C100];[.I100]=[.C10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jjjjxjjj</text:p>
          </table:table-cell>
          <table:table-cell office:value-type="float" office:value="10" table:formula="of:=LEN([.D101])-LEN(SUBSTITUTE([.D101];[.C101];&quot;&quot;))" table:style-name="ce1">
            <text:p>10</text:p>
          </table:table-cell>
          <table:table-cell office:value-type="boolean" office:boolean-value="false" table:formula="of:=+IF(AND([.E101]&gt;=[.A101];[.E101]&lt;=[.B101]);TRUE;FALSE)" table:style-name="ce1">
            <text:p>FALSE</text:p>
          </table:table-cell>
          <table:table-cell table:style-name="ce1"/>
          <table:table-cell office:value-type="string" office:string-value="j" table:formula="of:=RIGHT(LEFT([.D101];[.A101]);1)" table:style-name="ce1">
            <text:p>j</text:p>
          </table:table-cell>
          <table:table-cell office:value-type="string" office:string-value="j" table:formula="of:=RIGHT(LEFT([.D101];[.B101]);1)" table:style-name="ce1">
            <text:p>j</text:p>
          </table:table-cell>
          <table:table-cell office:value-type="boolean" office:boolean-value="false" table:formula="of:=+IF(XOR([.H101]=[.C101];[.I101]=[.C10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lll</text:p>
          </table:table-cell>
          <table:table-cell office:value-type="float" office:value="3" table:formula="of:=LEN([.D102])-LEN(SUBSTITUTE([.D102];[.C102];&quot;&quot;))" table:style-name="ce1">
            <text:p>3</text:p>
          </table:table-cell>
          <table:table-cell office:value-type="boolean" office:boolean-value="true" table:formula="of:=+IF(AND([.E102]&gt;=[.A102];[.E102]&lt;=[.B102]);TRUE;FALSE)" table:style-name="ce1">
            <text:p>TRUE</text:p>
          </table:table-cell>
          <table:table-cell table:style-name="ce1"/>
          <table:table-cell office:value-type="string" office:string-value="b" table:formula="of:=RIGHT(LEFT([.D102];[.A102]);1)" table:style-name="ce1">
            <text:p>b</text:p>
          </table:table-cell>
          <table:table-cell office:value-type="string" office:string-value="l" table:formula="of:=RIGHT(LEFT([.D102];[.B102]);1)" table:style-name="ce1">
            <text:p>l</text:p>
          </table:table-cell>
          <table:table-cell office:value-type="boolean" office:boolean-value="true" table:formula="of:=+IF(XOR([.H102]=[.C102];[.I102]=[.C10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hbppp</text:p>
          </table:table-cell>
          <table:table-cell office:value-type="float" office:value="4" table:formula="of:=LEN([.D103])-LEN(SUBSTITUTE([.D103];[.C103];&quot;&quot;))" table:style-name="ce1">
            <text:p>4</text:p>
          </table:table-cell>
          <table:table-cell office:value-type="boolean" office:boolean-value="true" table:formula="of:=+IF(AND([.E103]&gt;=[.A103];[.E103]&lt;=[.B103]);TRUE;FALSE)" table:style-name="ce1">
            <text:p>TRUE</text:p>
          </table:table-cell>
          <table:table-cell table:style-name="ce1"/>
          <table:table-cell office:value-type="string" office:string-value="h" table:formula="of:=RIGHT(LEFT([.D103];[.A103]);1)" table:style-name="ce1">
            <text:p>h</text:p>
          </table:table-cell>
          <table:table-cell office:value-type="string" office:string-value="p" table:formula="of:=RIGHT(LEFT([.D103];[.B103]);1)" table:style-name="ce1">
            <text:p>p</text:p>
          </table:table-cell>
          <table:table-cell office:value-type="boolean" office:boolean-value="true" table:formula="of:=+IF(XOR([.H103]=[.C103];[.I103]=[.C10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hpb</text:p>
          </table:table-cell>
          <table:table-cell office:value-type="float" office:value="2" table:formula="of:=LEN([.D104])-LEN(SUBSTITUTE([.D104];[.C104];&quot;&quot;))" table:style-name="ce1">
            <text:p>2</text:p>
          </table:table-cell>
          <table:table-cell office:value-type="boolean" office:boolean-value="false" table:formula="of:=+IF(AND([.E104]&gt;=[.A104];[.E104]&lt;=[.B104]);TRUE;FALSE)" table:style-name="ce1">
            <text:p>FALSE</text:p>
          </table:table-cell>
          <table:table-cell table:style-name="ce1"/>
          <table:table-cell office:value-type="string" office:string-value="p" table:formula="of:=RIGHT(LEFT([.D104];[.A104]);1)" table:style-name="ce1">
            <text:p>p</text:p>
          </table:table-cell>
          <table:table-cell office:value-type="string" office:string-value="b" table:formula="of:=RIGHT(LEFT([.D104];[.B104]);1)" table:style-name="ce1">
            <text:p>b</text:p>
          </table:table-cell>
          <table:table-cell office:value-type="boolean" office:boolean-value="true" table:formula="of:=+IF(XOR([.H104]=[.C104];[.I104]=[.C10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wgnrkxrrbmgpzrdrr</text:p>
          </table:table-cell>
          <table:table-cell office:value-type="float" office:value="6" table:formula="of:=LEN([.D105])-LEN(SUBSTITUTE([.D105];[.C105];&quot;&quot;))" table:style-name="ce1">
            <text:p>6</text:p>
          </table:table-cell>
          <table:table-cell office:value-type="boolean" office:boolean-value="true" table:formula="of:=+IF(AND([.E105]&gt;=[.A105];[.E105]&lt;=[.B105]);TRUE;FALSE)" table:style-name="ce1">
            <text:p>TRUE</text:p>
          </table:table-cell>
          <table:table-cell table:style-name="ce1"/>
          <table:table-cell office:value-type="string" office:string-value="w" table:formula="of:=RIGHT(LEFT([.D105];[.A105]);1)" table:style-name="ce1">
            <text:p>w</text:p>
          </table:table-cell>
          <table:table-cell office:value-type="string" office:string-value="r" table:formula="of:=RIGHT(LEFT([.D105];[.B105]);1)" table:style-name="ce1">
            <text:p>r</text:p>
          </table:table-cell>
          <table:table-cell office:value-type="boolean" office:boolean-value="true" table:formula="of:=+IF(XOR([.H105]=[.C105];[.I105]=[.C10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jsrlvxmxwglkh</text:p>
          </table:table-cell>
          <table:table-cell office:value-type="float" office:value="2" table:formula="of:=LEN([.D106])-LEN(SUBSTITUTE([.D106];[.C106];&quot;&quot;))" table:style-name="ce1">
            <text:p>2</text:p>
          </table:table-cell>
          <table:table-cell office:value-type="boolean" office:boolean-value="false" table:formula="of:=+IF(AND([.E106]&gt;=[.A106];[.E106]&lt;=[.B106]);TRUE;FALSE)" table:style-name="ce1">
            <text:p>FALSE</text:p>
          </table:table-cell>
          <table:table-cell table:style-name="ce1"/>
          <table:table-cell office:value-type="string" office:string-value="x" table:formula="of:=RIGHT(LEFT([.D106];[.A106]);1)" table:style-name="ce1">
            <text:p>x</text:p>
          </table:table-cell>
          <table:table-cell office:value-type="string" office:string-value="h" table:formula="of:=RIGHT(LEFT([.D106];[.B106]);1)" table:style-name="ce1">
            <text:p>h</text:p>
          </table:table-cell>
          <table:table-cell office:value-type="boolean" office:boolean-value="true" table:formula="of:=+IF(XOR([.H106]=[.C106];[.I106]=[.C10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tcbsjgjplbthhrskfnb</text:p>
          </table:table-cell>
          <table:table-cell office:value-type="float" office:value="3" table:formula="of:=LEN([.D107])-LEN(SUBSTITUTE([.D107];[.C107];&quot;&quot;))" table:style-name="ce1">
            <text:p>3</text:p>
          </table:table-cell>
          <table:table-cell office:value-type="boolean" office:boolean-value="false" table:formula="of:=+IF(AND([.E107]&gt;=[.A107];[.E107]&lt;=[.B107]);TRUE;FALSE)" table:style-name="ce1">
            <text:p>FALSE</text:p>
          </table:table-cell>
          <table:table-cell table:style-name="ce1"/>
          <table:table-cell office:value-type="string" office:string-value="b" table:formula="of:=RIGHT(LEFT([.D107];[.A107]);1)" table:style-name="ce1">
            <text:p>b</text:p>
          </table:table-cell>
          <table:table-cell office:value-type="string" office:string-value="b" table:formula="of:=RIGHT(LEFT([.D107];[.B107]);1)" table:style-name="ce1">
            <text:p>b</text:p>
          </table:table-cell>
          <table:table-cell office:value-type="boolean" office:boolean-value="false" table:formula="of:=+IF(XOR([.H107]=[.C107];[.I107]=[.C10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qqqqfvcq</text:p>
          </table:table-cell>
          <table:table-cell office:value-type="float" office:value="6" table:formula="of:=LEN([.D108])-LEN(SUBSTITUTE([.D108];[.C108];&quot;&quot;))" table:style-name="ce1">
            <text:p>6</text:p>
          </table:table-cell>
          <table:table-cell office:value-type="boolean" office:boolean-value="true" table:formula="of:=+IF(AND([.E108]&gt;=[.A108];[.E108]&lt;=[.B108]);TRUE;FALSE)" table:style-name="ce1">
            <text:p>TRUE</text:p>
          </table:table-cell>
          <table:table-cell table:style-name="ce1"/>
          <table:table-cell office:value-type="string" office:string-value="f" table:formula="of:=RIGHT(LEFT([.D108];[.A108]);1)" table:style-name="ce1">
            <text:p>f</text:p>
          </table:table-cell>
          <table:table-cell office:value-type="string" office:string-value="v" table:formula="of:=RIGHT(LEFT([.D108];[.B108]);1)" table:style-name="ce1">
            <text:p>v</text:p>
          </table:table-cell>
          <table:table-cell office:value-type="boolean" office:boolean-value="false" table:formula="of:=+IF(XOR([.H108]=[.C108];[.I108]=[.C10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ddddjdbndddd</text:p>
          </table:table-cell>
          <table:table-cell office:value-type="float" office:value="11" table:formula="of:=LEN([.D109])-LEN(SUBSTITUTE([.D109];[.C109];&quot;&quot;))" table:style-name="ce1">
            <text:p>11</text:p>
          </table:table-cell>
          <table:table-cell office:value-type="boolean" office:boolean-value="true" table:formula="of:=+IF(AND([.E109]&gt;=[.A109];[.E109]&lt;=[.B109]);TRUE;FALSE)" table:style-name="ce1">
            <text:p>TRUE</text:p>
          </table:table-cell>
          <table:table-cell table:style-name="ce1"/>
          <table:table-cell office:value-type="string" office:string-value="n" table:formula="of:=RIGHT(LEFT([.D109];[.A109]);1)" table:style-name="ce1">
            <text:p>n</text:p>
          </table:table-cell>
          <table:table-cell office:value-type="string" office:string-value="d" table:formula="of:=RIGHT(LEFT([.D109];[.B109]);1)" table:style-name="ce1">
            <text:p>d</text:p>
          </table:table-cell>
          <table:table-cell office:value-type="boolean" office:boolean-value="true" table:formula="of:=+IF(XOR([.H109]=[.C109];[.I109]=[.C10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ppppkf</text:p>
          </table:table-cell>
          <table:table-cell office:value-type="float" office:value="7" table:formula="of:=LEN([.D110])-LEN(SUBSTITUTE([.D110];[.C110];&quot;&quot;))" table:style-name="ce1">
            <text:p>7</text:p>
          </table:table-cell>
          <table:table-cell office:value-type="boolean" office:boolean-value="false" table:formula="of:=+IF(AND([.E110]&gt;=[.A110];[.E110]&lt;=[.B110]);TRUE;FALSE)" table:style-name="ce1">
            <text:p>FALSE</text:p>
          </table:table-cell>
          <table:table-cell table:style-name="ce1"/>
          <table:table-cell office:value-type="string" office:string-value="k" table:formula="of:=RIGHT(LEFT([.D110];[.A110]);1)" table:style-name="ce1">
            <text:p>k</text:p>
          </table:table-cell>
          <table:table-cell office:value-type="string" office:string-value="f" table:formula="of:=RIGHT(LEFT([.D110];[.B110]);1)" table:style-name="ce1">
            <text:p>f</text:p>
          </table:table-cell>
          <table:table-cell office:value-type="boolean" office:boolean-value="false" table:formula="of:=+IF(XOR([.H110]=[.C110];[.I110]=[.C11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qqqqqnqzgqsqv</text:p>
          </table:table-cell>
          <table:table-cell office:value-type="float" office:value="9" table:formula="of:=LEN([.D111])-LEN(SUBSTITUTE([.D111];[.C111];&quot;&quot;))" table:style-name="ce1">
            <text:p>9</text:p>
          </table:table-cell>
          <table:table-cell office:value-type="boolean" office:boolean-value="false" table:formula="of:=+IF(AND([.E111]&gt;=[.A111];[.E111]&lt;=[.B111]);TRUE;FALSE)" table:style-name="ce1">
            <text:p>FALSE</text:p>
          </table:table-cell>
          <table:table-cell table:style-name="ce1"/>
          <table:table-cell office:value-type="string" office:string-value="g" table:formula="of:=RIGHT(LEFT([.D111];[.A111]);1)" table:style-name="ce1">
            <text:p>g</text:p>
          </table:table-cell>
          <table:table-cell office:value-type="string" office:string-value="v" table:formula="of:=RIGHT(LEFT([.D111];[.B111]);1)" table:style-name="ce1">
            <text:p>v</text:p>
          </table:table-cell>
          <table:table-cell office:value-type="boolean" office:boolean-value="false" table:formula="of:=+IF(XOR([.H111]=[.C111];[.I111]=[.C11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bbbbbbbbbbb</text:p>
          </table:table-cell>
          <table:table-cell office:value-type="float" office:value="13" table:formula="of:=LEN([.D112])-LEN(SUBSTITUTE([.D112];[.C112];&quot;&quot;))" table:style-name="ce1">
            <text:p>13</text:p>
          </table:table-cell>
          <table:table-cell office:value-type="boolean" office:boolean-value="true" table:formula="of:=+IF(AND([.E112]&gt;=[.A112];[.E112]&lt;=[.B112]);TRUE;FALSE)" table:style-name="ce1">
            <text:p>TRUE</text:p>
          </table:table-cell>
          <table:table-cell table:style-name="ce1"/>
          <table:table-cell office:value-type="string" office:string-value="b" table:formula="of:=RIGHT(LEFT([.D112];[.A112]);1)" table:style-name="ce1">
            <text:p>b</text:p>
          </table:table-cell>
          <table:table-cell office:value-type="string" office:string-value="b" table:formula="of:=RIGHT(LEFT([.D112];[.B112]);1)" table:style-name="ce1">
            <text:p>b</text:p>
          </table:table-cell>
          <table:table-cell office:value-type="boolean" office:boolean-value="false" table:formula="of:=+IF(XOR([.H112]=[.C112];[.I112]=[.C11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</text:p>
          </table:table-cell>
          <table:table-cell office:value-type="string" table:style-name="ce1">
            <text:p>khnkthfhhdhrhh</text:p>
          </table:table-cell>
          <table:table-cell office:value-type="float" office:value="7" table:formula="of:=LEN([.D113])-LEN(SUBSTITUTE([.D113];[.C113];&quot;&quot;))" table:style-name="ce1">
            <text:p>7</text:p>
          </table:table-cell>
          <table:table-cell office:value-type="boolean" office:boolean-value="true" table:formula="of:=+IF(AND([.E113]&gt;=[.A113];[.E113]&lt;=[.B113]);TRUE;FALSE)" table:style-name="ce1">
            <text:p>TRUE</text:p>
          </table:table-cell>
          <table:table-cell table:style-name="ce1"/>
          <table:table-cell office:value-type="string" office:string-value="h" table:formula="of:=RIGHT(LEFT([.D113];[.A113]);1)" table:style-name="ce1">
            <text:p>h</text:p>
          </table:table-cell>
          <table:table-cell office:value-type="string" office:string-value="h" table:formula="of:=RIGHT(LEFT([.D113];[.B113]);1)" table:style-name="ce1">
            <text:p>h</text:p>
          </table:table-cell>
          <table:table-cell office:value-type="boolean" office:boolean-value="false" table:formula="of:=+IF(XOR([.H113]=[.C113];[.I113]=[.C11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zggwcgq</text:p>
          </table:table-cell>
          <table:table-cell office:value-type="float" office:value="4" table:formula="of:=LEN([.D114])-LEN(SUBSTITUTE([.D114];[.C114];&quot;&quot;))" table:style-name="ce1">
            <text:p>4</text:p>
          </table:table-cell>
          <table:table-cell office:value-type="boolean" office:boolean-value="false" table:formula="of:=+IF(AND([.E114]&gt;=[.A114];[.E114]&lt;=[.B114]);TRUE;FALSE)" table:style-name="ce1">
            <text:p>FALSE</text:p>
          </table:table-cell>
          <table:table-cell table:style-name="ce1"/>
          <table:table-cell office:value-type="string" office:string-value="w" table:formula="of:=RIGHT(LEFT([.D114];[.A114]);1)" table:style-name="ce1">
            <text:p>w</text:p>
          </table:table-cell>
          <table:table-cell office:value-type="string" office:string-value="c" table:formula="of:=RIGHT(LEFT([.D114];[.B114]);1)" table:style-name="ce1">
            <text:p>c</text:p>
          </table:table-cell>
          <table:table-cell office:value-type="boolean" office:boolean-value="false" table:formula="of:=+IF(XOR([.H114]=[.C114];[.I114]=[.C11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bfg</text:p>
          </table:table-cell>
          <table:table-cell office:value-type="float" office:value="2" table:formula="of:=LEN([.D115])-LEN(SUBSTITUTE([.D115];[.C115];&quot;&quot;))" table:style-name="ce1">
            <text:p>2</text:p>
          </table:table-cell>
          <table:table-cell office:value-type="boolean" office:boolean-value="true" table:formula="of:=+IF(AND([.E115]&gt;=[.A115];[.E115]&lt;=[.B115]);TRUE;FALSE)" table:style-name="ce1">
            <text:p>TRUE</text:p>
          </table:table-cell>
          <table:table-cell table:style-name="ce1"/>
          <table:table-cell office:value-type="string" office:string-value="b" table:formula="of:=RIGHT(LEFT([.D115];[.A115]);1)" table:style-name="ce1">
            <text:p>b</text:p>
          </table:table-cell>
          <table:table-cell office:value-type="string" office:string-value="g" table:formula="of:=RIGHT(LEFT([.D115];[.B115]);1)" table:style-name="ce1">
            <text:p>g</text:p>
          </table:table-cell>
          <table:table-cell office:value-type="boolean" office:boolean-value="false" table:formula="of:=+IF(XOR([.H115]=[.C115];[.I115]=[.C11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vfsfvffxff</text:p>
          </table:table-cell>
          <table:table-cell office:value-type="float" office:value="8" table:formula="of:=LEN([.D116])-LEN(SUBSTITUTE([.D116];[.C116];&quot;&quot;))" table:style-name="ce1">
            <text:p>8</text:p>
          </table:table-cell>
          <table:table-cell office:value-type="boolean" office:boolean-value="true" table:formula="of:=+IF(AND([.E116]&gt;=[.A116];[.E116]&lt;=[.B116]);TRUE;FALSE)" table:style-name="ce1">
            <text:p>TRUE</text:p>
          </table:table-cell>
          <table:table-cell table:style-name="ce1"/>
          <table:table-cell office:value-type="string" office:string-value="f" table:formula="of:=RIGHT(LEFT([.D116];[.A116]);1)" table:style-name="ce1">
            <text:p>f</text:p>
          </table:table-cell>
          <table:table-cell office:value-type="string" office:string-value="f" table:formula="of:=RIGHT(LEFT([.D116];[.B116]);1)" table:style-name="ce1">
            <text:p>f</text:p>
          </table:table-cell>
          <table:table-cell office:value-type="boolean" office:boolean-value="false" table:formula="of:=+IF(XOR([.H116]=[.C116];[.I116]=[.C11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sfdltt</text:p>
          </table:table-cell>
          <table:table-cell office:value-type="float" office:value="3" table:formula="of:=LEN([.D117])-LEN(SUBSTITUTE([.D117];[.C117];&quot;&quot;))" table:style-name="ce1">
            <text:p>3</text:p>
          </table:table-cell>
          <table:table-cell office:value-type="boolean" office:boolean-value="false" table:formula="of:=+IF(AND([.E117]&gt;=[.A117];[.E117]&lt;=[.B117]);TRUE;FALSE)" table:style-name="ce1">
            <text:p>FALSE</text:p>
          </table:table-cell>
          <table:table-cell table:style-name="ce1"/>
          <table:table-cell office:value-type="string" office:string-value="t" table:formula="of:=RIGHT(LEFT([.D117];[.A117]);1)" table:style-name="ce1">
            <text:p>t</text:p>
          </table:table-cell>
          <table:table-cell office:value-type="string" office:string-value="t" table:formula="of:=RIGHT(LEFT([.D117];[.B117]);1)" table:style-name="ce1">
            <text:p>t</text:p>
          </table:table-cell>
          <table:table-cell office:value-type="boolean" office:boolean-value="false" table:formula="of:=+IF(XOR([.H117]=[.C117];[.I117]=[.C11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ttttttttttxtcttp</text:p>
          </table:table-cell>
          <table:table-cell office:value-type="float" office:value="14" table:formula="of:=LEN([.D118])-LEN(SUBSTITUTE([.D118];[.C118];&quot;&quot;))" table:style-name="ce1">
            <text:p>14</text:p>
          </table:table-cell>
          <table:table-cell office:value-type="boolean" office:boolean-value="true" table:formula="of:=+IF(AND([.E118]&gt;=[.A118];[.E118]&lt;=[.B118]);TRUE;FALSE)" table:style-name="ce1">
            <text:p>TRUE</text:p>
          </table:table-cell>
          <table:table-cell table:style-name="ce1"/>
          <table:table-cell office:value-type="string" office:string-value="c" table:formula="of:=RIGHT(LEFT([.D118];[.A118]);1)" table:style-name="ce1">
            <text:p>c</text:p>
          </table:table-cell>
          <table:table-cell office:value-type="string" office:string-value="p" table:formula="of:=RIGHT(LEFT([.D118];[.B118]);1)" table:style-name="ce1">
            <text:p>p</text:p>
          </table:table-cell>
          <table:table-cell office:value-type="boolean" office:boolean-value="false" table:formula="of:=+IF(XOR([.H118]=[.C118];[.I118]=[.C11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wtv</text:p>
          </table:table-cell>
          <table:table-cell office:value-type="float" office:value="2" table:formula="of:=LEN([.D119])-LEN(SUBSTITUTE([.D119];[.C119];&quot;&quot;))" table:style-name="ce1">
            <text:p>2</text:p>
          </table:table-cell>
          <table:table-cell office:value-type="boolean" office:boolean-value="false" table:formula="of:=+IF(AND([.E119]&gt;=[.A119];[.E119]&lt;=[.B119]);TRUE;FALSE)" table:style-name="ce1">
            <text:p>FALSE</text:p>
          </table:table-cell>
          <table:table-cell table:style-name="ce1"/>
          <table:table-cell office:value-type="string" office:string-value="t" table:formula="of:=RIGHT(LEFT([.D119];[.A119]);1)" table:style-name="ce1">
            <text:p>t</text:p>
          </table:table-cell>
          <table:table-cell office:value-type="string" office:string-value="v" table:formula="of:=RIGHT(LEFT([.D119];[.B119]);1)" table:style-name="ce1">
            <text:p>v</text:p>
          </table:table-cell>
          <table:table-cell office:value-type="boolean" office:boolean-value="true" table:formula="of:=+IF(XOR([.H119]=[.C119];[.I119]=[.C11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xmldqqxmw</text:p>
          </table:table-cell>
          <table:table-cell office:value-type="float" office:value="2" table:formula="of:=LEN([.D120])-LEN(SUBSTITUTE([.D120];[.C120];&quot;&quot;))" table:style-name="ce1">
            <text:p>2</text:p>
          </table:table-cell>
          <table:table-cell office:value-type="boolean" office:boolean-value="false" table:formula="of:=+IF(AND([.E120]&gt;=[.A120];[.E120]&lt;=[.B120]);TRUE;FALSE)" table:style-name="ce1">
            <text:p>FALSE</text:p>
          </table:table-cell>
          <table:table-cell table:style-name="ce1"/>
          <table:table-cell office:value-type="string" office:string-value="q" table:formula="of:=RIGHT(LEFT([.D120];[.A120]);1)" table:style-name="ce1">
            <text:p>q</text:p>
          </table:table-cell>
          <table:table-cell office:value-type="string" office:string-value="w" table:formula="of:=RIGHT(LEFT([.D120];[.B120]);1)" table:style-name="ce1">
            <text:p>w</text:p>
          </table:table-cell>
          <table:table-cell office:value-type="boolean" office:boolean-value="false" table:formula="of:=+IF(XOR([.H120]=[.C120];[.I120]=[.C12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dssssssss</text:p>
          </table:table-cell>
          <table:table-cell office:value-type="float" office:value="8" table:formula="of:=LEN([.D121])-LEN(SUBSTITUTE([.D121];[.C121];&quot;&quot;))" table:style-name="ce1">
            <text:p>8</text:p>
          </table:table-cell>
          <table:table-cell office:value-type="boolean" office:boolean-value="false" table:formula="of:=+IF(AND([.E121]&gt;=[.A121];[.E121]&lt;=[.B121]);TRUE;FALSE)" table:style-name="ce1">
            <text:p>FALSE</text:p>
          </table:table-cell>
          <table:table-cell table:style-name="ce1"/>
          <table:table-cell office:value-type="string" office:string-value="p" table:formula="of:=RIGHT(LEFT([.D121];[.A121]);1)" table:style-name="ce1">
            <text:p>p</text:p>
          </table:table-cell>
          <table:table-cell office:value-type="string" office:string-value="d" table:formula="of:=RIGHT(LEFT([.D121];[.B121]);1)" table:style-name="ce1">
            <text:p>d</text:p>
          </table:table-cell>
          <table:table-cell office:value-type="boolean" office:boolean-value="false" table:formula="of:=+IF(XOR([.H121]=[.C121];[.I121]=[.C12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nwnml</text:p>
          </table:table-cell>
          <table:table-cell office:value-type="float" office:value="2" table:formula="of:=LEN([.D122])-LEN(SUBSTITUTE([.D122];[.C122];&quot;&quot;))" table:style-name="ce1">
            <text:p>2</text:p>
          </table:table-cell>
          <table:table-cell office:value-type="boolean" office:boolean-value="false" table:formula="of:=+IF(AND([.E122]&gt;=[.A122];[.E122]&lt;=[.B122]);TRUE;FALSE)" table:style-name="ce1">
            <text:p>FALSE</text:p>
          </table:table-cell>
          <table:table-cell table:style-name="ce1"/>
          <table:table-cell office:value-type="string" office:string-value="m" table:formula="of:=RIGHT(LEFT([.D122];[.A122]);1)" table:style-name="ce1">
            <text:p>m</text:p>
          </table:table-cell>
          <table:table-cell office:value-type="string" office:string-value="l" table:formula="of:=RIGHT(LEFT([.D122];[.B122]);1)" table:style-name="ce1">
            <text:p>l</text:p>
          </table:table-cell>
          <table:table-cell office:value-type="boolean" office:boolean-value="false" table:formula="of:=+IF(XOR([.H122]=[.C122];[.I122]=[.C12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jnpjqzxbj</text:p>
          </table:table-cell>
          <table:table-cell office:value-type="float" office:value="1" table:formula="of:=LEN([.D123])-LEN(SUBSTITUTE([.D123];[.C123];&quot;&quot;))" table:style-name="ce1">
            <text:p>1</text:p>
          </table:table-cell>
          <table:table-cell office:value-type="boolean" office:boolean-value="false" table:formula="of:=+IF(AND([.E123]&gt;=[.A123];[.E123]&lt;=[.B123]);TRUE;FALSE)" table:style-name="ce1">
            <text:p>FALSE</text:p>
          </table:table-cell>
          <table:table-cell table:style-name="ce1"/>
          <table:table-cell office:value-type="string" office:string-value="n" table:formula="of:=RIGHT(LEFT([.D123];[.A123]);1)" table:style-name="ce1">
            <text:p>n</text:p>
          </table:table-cell>
          <table:table-cell office:value-type="string" office:string-value="x" table:formula="of:=RIGHT(LEFT([.D123];[.B123]);1)" table:style-name="ce1">
            <text:p>x</text:p>
          </table:table-cell>
          <table:table-cell office:value-type="boolean" office:boolean-value="false" table:formula="of:=+IF(XOR([.H123]=[.C123];[.I123]=[.C12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xkqfnjb</text:p>
          </table:table-cell>
          <table:table-cell office:value-type="float" office:value="1" table:formula="of:=LEN([.D124])-LEN(SUBSTITUTE([.D124];[.C124];&quot;&quot;))" table:style-name="ce1">
            <text:p>1</text:p>
          </table:table-cell>
          <table:table-cell office:value-type="boolean" office:boolean-value="false" table:formula="of:=+IF(AND([.E124]&gt;=[.A124];[.E124]&lt;=[.B124]);TRUE;FALSE)" table:style-name="ce1">
            <text:p>FALSE</text:p>
          </table:table-cell>
          <table:table-cell table:style-name="ce1"/>
          <table:table-cell office:value-type="string" office:string-value="f" table:formula="of:=RIGHT(LEFT([.D124];[.A124]);1)" table:style-name="ce1">
            <text:p>f</text:p>
          </table:table-cell>
          <table:table-cell office:value-type="string" office:string-value="j" table:formula="of:=RIGHT(LEFT([.D124];[.B124]);1)" table:style-name="ce1">
            <text:p>j</text:p>
          </table:table-cell>
          <table:table-cell office:value-type="boolean" office:boolean-value="false" table:formula="of:=+IF(XOR([.H124]=[.C124];[.I124]=[.C12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qqkqqqqqqqkqqq</text:p>
          </table:table-cell>
          <table:table-cell office:value-type="float" office:value="13" table:formula="of:=LEN([.D125])-LEN(SUBSTITUTE([.D125];[.C125];&quot;&quot;))" table:style-name="ce1">
            <text:p>13</text:p>
          </table:table-cell>
          <table:table-cell office:value-type="boolean" office:boolean-value="false" table:formula="of:=+IF(AND([.E125]&gt;=[.A125];[.E125]&lt;=[.B125]);TRUE;FALSE)" table:style-name="ce1">
            <text:p>FALSE</text:p>
          </table:table-cell>
          <table:table-cell table:style-name="ce1"/>
          <table:table-cell office:value-type="string" office:string-value="k" table:formula="of:=RIGHT(LEFT([.D125];[.A125]);1)" table:style-name="ce1">
            <text:p>k</text:p>
          </table:table-cell>
          <table:table-cell office:value-type="string" office:string-value="k" table:formula="of:=RIGHT(LEFT([.D125];[.B125]);1)" table:style-name="ce1">
            <text:p>k</text:p>
          </table:table-cell>
          <table:table-cell office:value-type="boolean" office:boolean-value="false" table:formula="of:=+IF(XOR([.H125]=[.C125];[.I125]=[.C12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jhnsfdgddjsddvpxxd</text:p>
          </table:table-cell>
          <table:table-cell office:value-type="float" office:value="6" table:formula="of:=LEN([.D126])-LEN(SUBSTITUTE([.D126];[.C126];&quot;&quot;))" table:style-name="ce1">
            <text:p>6</text:p>
          </table:table-cell>
          <table:table-cell office:value-type="boolean" office:boolean-value="false" table:formula="of:=+IF(AND([.E126]&gt;=[.A126];[.E126]&lt;=[.B126]);TRUE;FALSE)" table:style-name="ce1">
            <text:p>FALSE</text:p>
          </table:table-cell>
          <table:table-cell table:style-name="ce1"/>
          <table:table-cell office:value-type="string" office:string-value="n" table:formula="of:=RIGHT(LEFT([.D126];[.A126]);1)" table:style-name="ce1">
            <text:p>n</text:p>
          </table:table-cell>
          <table:table-cell office:value-type="string" office:string-value="s" table:formula="of:=RIGHT(LEFT([.D126];[.B126]);1)" table:style-name="ce1">
            <text:p>s</text:p>
          </table:table-cell>
          <table:table-cell office:value-type="boolean" office:boolean-value="false" table:formula="of:=+IF(XOR([.H126]=[.C126];[.I126]=[.C12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rttdtxwtdmtttt</text:p>
          </table:table-cell>
          <table:table-cell office:value-type="float" office:value="9" table:formula="of:=LEN([.D127])-LEN(SUBSTITUTE([.D127];[.C127];&quot;&quot;))" table:style-name="ce1">
            <text:p>9</text:p>
          </table:table-cell>
          <table:table-cell office:value-type="boolean" office:boolean-value="false" table:formula="of:=+IF(AND([.E127]&gt;=[.A127];[.E127]&lt;=[.B127]);TRUE;FALSE)" table:style-name="ce1">
            <text:p>FALSE</text:p>
          </table:table-cell>
          <table:table-cell table:style-name="ce1"/>
          <table:table-cell office:value-type="string" office:string-value="t" table:formula="of:=RIGHT(LEFT([.D127];[.A127]);1)" table:style-name="ce1">
            <text:p>t</text:p>
          </table:table-cell>
          <table:table-cell office:value-type="string" office:string-value="t" table:formula="of:=RIGHT(LEFT([.D127];[.B127]);1)" table:style-name="ce1">
            <text:p>t</text:p>
          </table:table-cell>
          <table:table-cell office:value-type="boolean" office:boolean-value="false" table:formula="of:=+IF(XOR([.H127]=[.C127];[.I127]=[.C12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vz</text:p>
          </table:table-cell>
          <table:table-cell office:value-type="float" office:value="2" table:formula="of:=LEN([.D128])-LEN(SUBSTITUTE([.D128];[.C128];&quot;&quot;))" table:style-name="ce1">
            <text:p>2</text:p>
          </table:table-cell>
          <table:table-cell office:value-type="boolean" office:boolean-value="false" table:formula="of:=+IF(AND([.E128]&gt;=[.A128];[.E128]&lt;=[.B128]);TRUE;FALSE)" table:style-name="ce1">
            <text:p>FALSE</text:p>
          </table:table-cell>
          <table:table-cell table:style-name="ce1"/>
          <table:table-cell office:value-type="string" office:string-value="v" table:formula="of:=RIGHT(LEFT([.D128];[.A128]);1)" table:style-name="ce1">
            <text:p>v</text:p>
          </table:table-cell>
          <table:table-cell office:value-type="string" office:string-value="z" table:formula="of:=RIGHT(LEFT([.D128];[.B128]);1)" table:style-name="ce1">
            <text:p>z</text:p>
          </table:table-cell>
          <table:table-cell office:value-type="boolean" office:boolean-value="false" table:formula="of:=+IF(XOR([.H128]=[.C128];[.I128]=[.C12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qpppp</text:p>
          </table:table-cell>
          <table:table-cell office:value-type="float" office:value="4" table:formula="of:=LEN([.D129])-LEN(SUBSTITUTE([.D129];[.C129];&quot;&quot;))" table:style-name="ce1">
            <text:p>4</text:p>
          </table:table-cell>
          <table:table-cell office:value-type="boolean" office:boolean-value="false" table:formula="of:=+IF(AND([.E129]&gt;=[.A129];[.E129]&lt;=[.B129]);TRUE;FALSE)" table:style-name="ce1">
            <text:p>FALSE</text:p>
          </table:table-cell>
          <table:table-cell table:style-name="ce1"/>
          <table:table-cell office:value-type="string" office:string-value="x" table:formula="of:=RIGHT(LEFT([.D129];[.A129]);1)" table:style-name="ce1">
            <text:p>x</text:p>
          </table:table-cell>
          <table:table-cell office:value-type="string" office:string-value="q" table:formula="of:=RIGHT(LEFT([.D129];[.B129]);1)" table:style-name="ce1">
            <text:p>q</text:p>
          </table:table-cell>
          <table:table-cell office:value-type="boolean" office:boolean-value="false" table:formula="of:=+IF(XOR([.H129]=[.C129];[.I129]=[.C12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dpdddddddddddq</text:p>
          </table:table-cell>
          <table:table-cell office:value-type="float" office:value="14" table:formula="of:=LEN([.D130])-LEN(SUBSTITUTE([.D130];[.C130];&quot;&quot;))" table:style-name="ce1">
            <text:p>14</text:p>
          </table:table-cell>
          <table:table-cell office:value-type="boolean" office:boolean-value="true" table:formula="of:=+IF(AND([.E130]&gt;=[.A130];[.E130]&lt;=[.B130]);TRUE;FALSE)" table:style-name="ce1">
            <text:p>TRUE</text:p>
          </table:table-cell>
          <table:table-cell table:style-name="ce1"/>
          <table:table-cell office:value-type="string" office:string-value="d" table:formula="of:=RIGHT(LEFT([.D130];[.A130]);1)" table:style-name="ce1">
            <text:p>d</text:p>
          </table:table-cell>
          <table:table-cell office:value-type="string" office:string-value="d" table:formula="of:=RIGHT(LEFT([.D130];[.B130]);1)" table:style-name="ce1">
            <text:p>d</text:p>
          </table:table-cell>
          <table:table-cell office:value-type="boolean" office:boolean-value="false" table:formula="of:=+IF(XOR([.H130]=[.C130];[.I130]=[.C13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nbbbbbbbbbtbbdbb</text:p>
          </table:table-cell>
          <table:table-cell office:value-type="float" office:value="14" table:formula="of:=LEN([.D131])-LEN(SUBSTITUTE([.D131];[.C131];&quot;&quot;))" table:style-name="ce1">
            <text:p>14</text:p>
          </table:table-cell>
          <table:table-cell office:value-type="boolean" office:boolean-value="false" table:formula="of:=+IF(AND([.E131]&gt;=[.A131];[.E131]&lt;=[.B131]);TRUE;FALSE)" table:style-name="ce1">
            <text:p>FALSE</text:p>
          </table:table-cell>
          <table:table-cell table:style-name="ce1"/>
          <table:table-cell office:value-type="string" office:string-value="d" table:formula="of:=RIGHT(LEFT([.D131];[.A131]);1)" table:style-name="ce1">
            <text:p>d</text:p>
          </table:table-cell>
          <table:table-cell office:value-type="string" office:string-value="b" table:formula="of:=RIGHT(LEFT([.D131];[.B131]);1)" table:style-name="ce1">
            <text:p>b</text:p>
          </table:table-cell>
          <table:table-cell office:value-type="boolean" office:boolean-value="true" table:formula="of:=+IF(XOR([.H131]=[.C131];[.I131]=[.C13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wwnwwmwbghw</text:p>
          </table:table-cell>
          <table:table-cell office:value-type="float" office:value="7" table:formula="of:=LEN([.D132])-LEN(SUBSTITUTE([.D132];[.C132];&quot;&quot;))" table:style-name="ce1">
            <text:p>7</text:p>
          </table:table-cell>
          <table:table-cell office:value-type="boolean" office:boolean-value="false" table:formula="of:=+IF(AND([.E132]&gt;=[.A132];[.E132]&lt;=[.B132]);TRUE;FALSE)" table:style-name="ce1">
            <text:p>FALSE</text:p>
          </table:table-cell>
          <table:table-cell table:style-name="ce1"/>
          <table:table-cell office:value-type="string" office:string-value="b" table:formula="of:=RIGHT(LEFT([.D132];[.A132]);1)" table:style-name="ce1">
            <text:p>b</text:p>
          </table:table-cell>
          <table:table-cell office:value-type="string" office:string-value="h" table:formula="of:=RIGHT(LEFT([.D132];[.B132]);1)" table:style-name="ce1">
            <text:p>h</text:p>
          </table:table-cell>
          <table:table-cell office:value-type="boolean" office:boolean-value="false" table:formula="of:=+IF(XOR([.H132]=[.C132];[.I132]=[.C13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jwqbgwmvpvghxgzkgj</text:p>
          </table:table-cell>
          <table:table-cell office:value-type="float" office:value="4" table:formula="of:=LEN([.D133])-LEN(SUBSTITUTE([.D133];[.C133];&quot;&quot;))" table:style-name="ce1">
            <text:p>4</text:p>
          </table:table-cell>
          <table:table-cell office:value-type="boolean" office:boolean-value="false" table:formula="of:=+IF(AND([.E133]&gt;=[.A133];[.E133]&lt;=[.B133]);TRUE;FALSE)" table:style-name="ce1">
            <text:p>FALSE</text:p>
          </table:table-cell>
          <table:table-cell table:style-name="ce1"/>
          <table:table-cell office:value-type="string" office:string-value="g" table:formula="of:=RIGHT(LEFT([.D133];[.A133]);1)" table:style-name="ce1">
            <text:p>g</text:p>
          </table:table-cell>
          <table:table-cell office:value-type="string" office:string-value="g" table:formula="of:=RIGHT(LEFT([.D133];[.B133]);1)" table:style-name="ce1">
            <text:p>g</text:p>
          </table:table-cell>
          <table:table-cell office:value-type="boolean" office:boolean-value="false" table:formula="of:=+IF(XOR([.H133]=[.C133];[.I133]=[.C13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ps</text:p>
          </table:table-cell>
          <table:table-cell office:value-type="float" office:value="2" table:formula="of:=LEN([.D134])-LEN(SUBSTITUTE([.D134];[.C134];&quot;&quot;))" table:style-name="ce1">
            <text:p>2</text:p>
          </table:table-cell>
          <table:table-cell office:value-type="boolean" office:boolean-value="false" table:formula="of:=+IF(AND([.E134]&gt;=[.A134];[.E134]&lt;=[.B134]);TRUE;FALSE)" table:style-name="ce1">
            <text:p>FALSE</text:p>
          </table:table-cell>
          <table:table-cell table:style-name="ce1"/>
          <table:table-cell office:value-type="string" office:string-value="p" table:formula="of:=RIGHT(LEFT([.D134];[.A134]);1)" table:style-name="ce1">
            <text:p>p</text:p>
          </table:table-cell>
          <table:table-cell office:value-type="string" office:string-value="s" table:formula="of:=RIGHT(LEFT([.D134];[.B134]);1)" table:style-name="ce1">
            <text:p>s</text:p>
          </table:table-cell>
          <table:table-cell office:value-type="boolean" office:boolean-value="false" table:formula="of:=+IF(XOR([.H134]=[.C134];[.I134]=[.C13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flfffmfnffvff</text:p>
          </table:table-cell>
          <table:table-cell office:value-type="float" office:value="11" table:formula="of:=LEN([.D135])-LEN(SUBSTITUTE([.D135];[.C135];&quot;&quot;))" table:style-name="ce1">
            <text:p>11</text:p>
          </table:table-cell>
          <table:table-cell office:value-type="boolean" office:boolean-value="true" table:formula="of:=+IF(AND([.E135]&gt;=[.A135];[.E135]&lt;=[.B135]);TRUE;FALSE)" table:style-name="ce1">
            <text:p>TRUE</text:p>
          </table:table-cell>
          <table:table-cell table:style-name="ce1"/>
          <table:table-cell office:value-type="string" office:string-value="f" table:formula="of:=RIGHT(LEFT([.D135];[.A135]);1)" table:style-name="ce1">
            <text:p>f</text:p>
          </table:table-cell>
          <table:table-cell office:value-type="string" office:string-value="f" table:formula="of:=RIGHT(LEFT([.D135];[.B135]);1)" table:style-name="ce1">
            <text:p>f</text:p>
          </table:table-cell>
          <table:table-cell office:value-type="boolean" office:boolean-value="false" table:formula="of:=+IF(XOR([.H135]=[.C135];[.I135]=[.C13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bgstndgggqrdbtpdqdr</text:p>
          </table:table-cell>
          <table:table-cell office:value-type="float" office:value="5" table:formula="of:=LEN([.D136])-LEN(SUBSTITUTE([.D136];[.C136];&quot;&quot;))" table:style-name="ce1">
            <text:p>5</text:p>
          </table:table-cell>
          <table:table-cell office:value-type="boolean" office:boolean-value="false" table:formula="of:=+IF(AND([.E136]&gt;=[.A136];[.E136]&lt;=[.B136]);TRUE;FALSE)" table:style-name="ce1">
            <text:p>FALSE</text:p>
          </table:table-cell>
          <table:table-cell table:style-name="ce1"/>
          <table:table-cell office:value-type="string" office:string-value="g" table:formula="of:=RIGHT(LEFT([.D136];[.A136]);1)" table:style-name="ce1">
            <text:p>g</text:p>
          </table:table-cell>
          <table:table-cell office:value-type="string" office:string-value="g" table:formula="of:=RIGHT(LEFT([.D136];[.B136]);1)" table:style-name="ce1">
            <text:p>g</text:p>
          </table:table-cell>
          <table:table-cell office:value-type="boolean" office:boolean-value="false" table:formula="of:=+IF(XOR([.H136]=[.C136];[.I136]=[.C13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lxfqffff</text:p>
          </table:table-cell>
          <table:table-cell office:value-type="float" office:value="7" table:formula="of:=LEN([.D137])-LEN(SUBSTITUTE([.D137];[.C137];&quot;&quot;))" table:style-name="ce1">
            <text:p>7</text:p>
          </table:table-cell>
          <table:table-cell office:value-type="boolean" office:boolean-value="false" table:formula="of:=+IF(AND([.E137]&gt;=[.A137];[.E137]&lt;=[.B137]);TRUE;FALSE)" table:style-name="ce1">
            <text:p>FALSE</text:p>
          </table:table-cell>
          <table:table-cell table:style-name="ce1"/>
          <table:table-cell office:value-type="string" office:string-value="x" table:formula="of:=RIGHT(LEFT([.D137];[.A137]);1)" table:style-name="ce1">
            <text:p>x</text:p>
          </table:table-cell>
          <table:table-cell office:value-type="string" office:string-value="q" table:formula="of:=RIGHT(LEFT([.D137];[.B137]);1)" table:style-name="ce1">
            <text:p>q</text:p>
          </table:table-cell>
          <table:table-cell office:value-type="boolean" office:boolean-value="false" table:formula="of:=+IF(XOR([.H137]=[.C137];[.I137]=[.C13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tttttttttttttttt</text:p>
          </table:table-cell>
          <table:table-cell office:value-type="float" office:value="17" table:formula="of:=LEN([.D138])-LEN(SUBSTITUTE([.D138];[.C138];&quot;&quot;))" table:style-name="ce1">
            <text:p>17</text:p>
          </table:table-cell>
          <table:table-cell office:value-type="boolean" office:boolean-value="false" table:formula="of:=+IF(AND([.E138]&gt;=[.A138];[.E138]&lt;=[.B138]);TRUE;FALSE)" table:style-name="ce1">
            <text:p>FALSE</text:p>
          </table:table-cell>
          <table:table-cell table:style-name="ce1"/>
          <table:table-cell office:value-type="string" office:string-value="t" table:formula="of:=RIGHT(LEFT([.D138];[.A138]);1)" table:style-name="ce1">
            <text:p>t</text:p>
          </table:table-cell>
          <table:table-cell office:value-type="string" office:string-value="t" table:formula="of:=RIGHT(LEFT([.D138];[.B138]);1)" table:style-name="ce1">
            <text:p>t</text:p>
          </table:table-cell>
          <table:table-cell office:value-type="boolean" office:boolean-value="false" table:formula="of:=+IF(XOR([.H138]=[.C138];[.I138]=[.C13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sqlvvvvkj</text:p>
          </table:table-cell>
          <table:table-cell office:value-type="float" office:value="6" table:formula="of:=LEN([.D139])-LEN(SUBSTITUTE([.D139];[.C139];&quot;&quot;))" table:style-name="ce1">
            <text:p>6</text:p>
          </table:table-cell>
          <table:table-cell office:value-type="boolean" office:boolean-value="true" table:formula="of:=+IF(AND([.E139]&gt;=[.A139];[.E139]&lt;=[.B139]);TRUE;FALSE)" table:style-name="ce1">
            <text:p>TRUE</text:p>
          </table:table-cell>
          <table:table-cell table:style-name="ce1"/>
          <table:table-cell office:value-type="string" office:string-value="v" table:formula="of:=RIGHT(LEFT([.D139];[.A139]);1)" table:style-name="ce1">
            <text:p>v</text:p>
          </table:table-cell>
          <table:table-cell office:value-type="string" office:string-value="v" table:formula="of:=RIGHT(LEFT([.D139];[.B139]);1)" table:style-name="ce1">
            <text:p>v</text:p>
          </table:table-cell>
          <table:table-cell office:value-type="boolean" office:boolean-value="false" table:formula="of:=+IF(XOR([.H139]=[.C139];[.I139]=[.C13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wvbxlwbjtbbbvh</text:p>
          </table:table-cell>
          <table:table-cell office:value-type="float" office:value="5" table:formula="of:=LEN([.D140])-LEN(SUBSTITUTE([.D140];[.C140];&quot;&quot;))" table:style-name="ce1">
            <text:p>5</text:p>
          </table:table-cell>
          <table:table-cell office:value-type="boolean" office:boolean-value="true" table:formula="of:=+IF(AND([.E140]&gt;=[.A140];[.E140]&lt;=[.B140]);TRUE;FALSE)" table:style-name="ce1">
            <text:p>TRUE</text:p>
          </table:table-cell>
          <table:table-cell table:style-name="ce1"/>
          <table:table-cell office:value-type="string" office:string-value="b" table:formula="of:=RIGHT(LEFT([.D140];[.A140]);1)" table:style-name="ce1">
            <text:p>b</text:p>
          </table:table-cell>
          <table:table-cell office:value-type="string" office:string-value="b" table:formula="of:=RIGHT(LEFT([.D140];[.B140]);1)" table:style-name="ce1">
            <text:p>b</text:p>
          </table:table-cell>
          <table:table-cell office:value-type="boolean" office:boolean-value="false" table:formula="of:=+IF(XOR([.H140]=[.C140];[.I140]=[.C14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qvsvpn</text:p>
          </table:table-cell>
          <table:table-cell office:value-type="float" office:value="1" table:formula="of:=LEN([.D141])-LEN(SUBSTITUTE([.D141];[.C141];&quot;&quot;))" table:style-name="ce1">
            <text:p>1</text:p>
          </table:table-cell>
          <table:table-cell office:value-type="boolean" office:boolean-value="false" table:formula="of:=+IF(AND([.E141]&gt;=[.A141];[.E141]&lt;=[.B141]);TRUE;FALSE)" table:style-name="ce1">
            <text:p>FALSE</text:p>
          </table:table-cell>
          <table:table-cell table:style-name="ce1"/>
          <table:table-cell office:value-type="string" office:string-value="v" table:formula="of:=RIGHT(LEFT([.D141];[.A141]);1)" table:style-name="ce1">
            <text:p>v</text:p>
          </table:table-cell>
          <table:table-cell office:value-type="string" office:string-value="n" table:formula="of:=RIGHT(LEFT([.D141];[.B141]);1)" table:style-name="ce1">
            <text:p>n</text:p>
          </table:table-cell>
          <table:table-cell office:value-type="boolean" office:boolean-value="false" table:formula="of:=+IF(XOR([.H141]=[.C141];[.I141]=[.C14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kwfhf</text:p>
          </table:table-cell>
          <table:table-cell office:value-type="float" office:value="3" table:formula="of:=LEN([.D142])-LEN(SUBSTITUTE([.D142];[.C142];&quot;&quot;))" table:style-name="ce1">
            <text:p>3</text:p>
          </table:table-cell>
          <table:table-cell office:value-type="boolean" office:boolean-value="true" table:formula="of:=+IF(AND([.E142]&gt;=[.A142];[.E142]&lt;=[.B142]);TRUE;FALSE)" table:style-name="ce1">
            <text:p>TRUE</text:p>
          </table:table-cell>
          <table:table-cell table:style-name="ce1"/>
          <table:table-cell office:value-type="string" office:string-value="k" table:formula="of:=RIGHT(LEFT([.D142];[.A142]);1)" table:style-name="ce1">
            <text:p>k</text:p>
          </table:table-cell>
          <table:table-cell office:value-type="string" office:string-value="f" table:formula="of:=RIGHT(LEFT([.D142];[.B142]);1)" table:style-name="ce1">
            <text:p>f</text:p>
          </table:table-cell>
          <table:table-cell office:value-type="boolean" office:boolean-value="true" table:formula="of:=+IF(XOR([.H142]=[.C142];[.I142]=[.C14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zrwnffrdvs</text:p>
          </table:table-cell>
          <table:table-cell office:value-type="float" office:value="2" table:formula="of:=LEN([.D143])-LEN(SUBSTITUTE([.D143];[.C143];&quot;&quot;))" table:style-name="ce1">
            <text:p>2</text:p>
          </table:table-cell>
          <table:table-cell office:value-type="boolean" office:boolean-value="false" table:formula="of:=+IF(AND([.E143]&gt;=[.A143];[.E143]&lt;=[.B143]);TRUE;FALSE)" table:style-name="ce1">
            <text:p>FALSE</text:p>
          </table:table-cell>
          <table:table-cell table:style-name="ce1"/>
          <table:table-cell office:value-type="string" office:string-value="r" table:formula="of:=RIGHT(LEFT([.D143];[.A143]);1)" table:style-name="ce1">
            <text:p>r</text:p>
          </table:table-cell>
          <table:table-cell office:value-type="string" office:string-value="s" table:formula="of:=RIGHT(LEFT([.D143];[.B143]);1)" table:style-name="ce1">
            <text:p>s</text:p>
          </table:table-cell>
          <table:table-cell office:value-type="boolean" office:boolean-value="false" table:formula="of:=+IF(XOR([.H143]=[.C143];[.I143]=[.C14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ssdssztlssqksx</text:p>
          </table:table-cell>
          <table:table-cell office:value-type="float" office:value="8" table:formula="of:=LEN([.D144])-LEN(SUBSTITUTE([.D144];[.C144];&quot;&quot;))" table:style-name="ce1">
            <text:p>8</text:p>
          </table:table-cell>
          <table:table-cell office:value-type="boolean" office:boolean-value="true" table:formula="of:=+IF(AND([.E144]&gt;=[.A144];[.E144]&lt;=[.B144]);TRUE;FALSE)" table:style-name="ce1">
            <text:p>TRUE</text:p>
          </table:table-cell>
          <table:table-cell table:style-name="ce1"/>
          <table:table-cell office:value-type="string" office:string-value="t" table:formula="of:=RIGHT(LEFT([.D144];[.A144]);1)" table:style-name="ce1">
            <text:p>t</text:p>
          </table:table-cell>
          <table:table-cell office:value-type="string" office:string-value="l" table:formula="of:=RIGHT(LEFT([.D144];[.B144]);1)" table:style-name="ce1">
            <text:p>l</text:p>
          </table:table-cell>
          <table:table-cell office:value-type="boolean" office:boolean-value="false" table:formula="of:=+IF(XOR([.H144]=[.C144];[.I144]=[.C14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ttttttttthtttt</text:p>
          </table:table-cell>
          <table:table-cell office:value-type="float" office:value="14" table:formula="of:=LEN([.D145])-LEN(SUBSTITUTE([.D145];[.C145];&quot;&quot;))" table:style-name="ce1">
            <text:p>14</text:p>
          </table:table-cell>
          <table:table-cell office:value-type="boolean" office:boolean-value="true" table:formula="of:=+IF(AND([.E145]&gt;=[.A145];[.E145]&lt;=[.B145]);TRUE;FALSE)" table:style-name="ce1">
            <text:p>TRUE</text:p>
          </table:table-cell>
          <table:table-cell table:style-name="ce1"/>
          <table:table-cell office:value-type="string" office:string-value="t" table:formula="of:=RIGHT(LEFT([.D145];[.A145]);1)" table:style-name="ce1">
            <text:p>t</text:p>
          </table:table-cell>
          <table:table-cell office:value-type="string" office:string-value="t" table:formula="of:=RIGHT(LEFT([.D145];[.B145]);1)" table:style-name="ce1">
            <text:p>t</text:p>
          </table:table-cell>
          <table:table-cell office:value-type="boolean" office:boolean-value="false" table:formula="of:=+IF(XOR([.H145]=[.C145];[.I145]=[.C14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mmmmmm</text:p>
          </table:table-cell>
          <table:table-cell office:value-type="float" office:value="8" table:formula="of:=LEN([.D146])-LEN(SUBSTITUTE([.D146];[.C146];&quot;&quot;))" table:style-name="ce1">
            <text:p>8</text:p>
          </table:table-cell>
          <table:table-cell office:value-type="boolean" office:boolean-value="false" table:formula="of:=+IF(AND([.E146]&gt;=[.A146];[.E146]&lt;=[.B146]);TRUE;FALSE)" table:style-name="ce1">
            <text:p>FALSE</text:p>
          </table:table-cell>
          <table:table-cell table:style-name="ce1"/>
          <table:table-cell office:value-type="string" office:string-value="m" table:formula="of:=RIGHT(LEFT([.D146];[.A146]);1)" table:style-name="ce1">
            <text:p>m</text:p>
          </table:table-cell>
          <table:table-cell office:value-type="string" office:string-value="m" table:formula="of:=RIGHT(LEFT([.D146];[.B146]);1)" table:style-name="ce1">
            <text:p>m</text:p>
          </table:table-cell>
          <table:table-cell office:value-type="boolean" office:boolean-value="false" table:formula="of:=+IF(XOR([.H146]=[.C146];[.I146]=[.C14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nnl</text:p>
          </table:table-cell>
          <table:table-cell office:value-type="float" office:value="2" table:formula="of:=LEN([.D147])-LEN(SUBSTITUTE([.D147];[.C147];&quot;&quot;))" table:style-name="ce1">
            <text:p>2</text:p>
          </table:table-cell>
          <table:table-cell office:value-type="boolean" office:boolean-value="true" table:formula="of:=+IF(AND([.E147]&gt;=[.A147];[.E147]&lt;=[.B147]);TRUE;FALSE)" table:style-name="ce1">
            <text:p>TRUE</text:p>
          </table:table-cell>
          <table:table-cell table:style-name="ce1"/>
          <table:table-cell office:value-type="string" office:string-value="n" table:formula="of:=RIGHT(LEFT([.D147];[.A147]);1)" table:style-name="ce1">
            <text:p>n</text:p>
          </table:table-cell>
          <table:table-cell office:value-type="string" office:string-value="n" table:formula="of:=RIGHT(LEFT([.D147];[.B147]);1)" table:style-name="ce1">
            <text:p>n</text:p>
          </table:table-cell>
          <table:table-cell office:value-type="boolean" office:boolean-value="false" table:formula="of:=+IF(XOR([.H147]=[.C147];[.I147]=[.C14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rwwtvwwwwwwwwww</text:p>
          </table:table-cell>
          <table:table-cell office:value-type="float" office:value="13" table:formula="of:=LEN([.D148])-LEN(SUBSTITUTE([.D148];[.C148];&quot;&quot;))" table:style-name="ce1">
            <text:p>13</text:p>
          </table:table-cell>
          <table:table-cell office:value-type="boolean" office:boolean-value="true" table:formula="of:=+IF(AND([.E148]&gt;=[.A148];[.E148]&lt;=[.B148]);TRUE;FALSE)" table:style-name="ce1">
            <text:p>TRUE</text:p>
          </table:table-cell>
          <table:table-cell table:style-name="ce1"/>
          <table:table-cell office:value-type="string" office:string-value="w" table:formula="of:=RIGHT(LEFT([.D148];[.A148]);1)" table:style-name="ce1">
            <text:p>w</text:p>
          </table:table-cell>
          <table:table-cell office:value-type="string" office:string-value="w" table:formula="of:=RIGHT(LEFT([.D148];[.B148]);1)" table:style-name="ce1">
            <text:p>w</text:p>
          </table:table-cell>
          <table:table-cell office:value-type="boolean" office:boolean-value="false" table:formula="of:=+IF(XOR([.H148]=[.C148];[.I148]=[.C14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jsj</text:p>
          </table:table-cell>
          <table:table-cell office:value-type="float" office:value="5" table:formula="of:=LEN([.D149])-LEN(SUBSTITUTE([.D149];[.C149];&quot;&quot;))" table:style-name="ce1">
            <text:p>5</text:p>
          </table:table-cell>
          <table:table-cell office:value-type="boolean" office:boolean-value="false" table:formula="of:=+IF(AND([.E149]&gt;=[.A149];[.E149]&lt;=[.B149]);TRUE;FALSE)" table:style-name="ce1">
            <text:p>FALSE</text:p>
          </table:table-cell>
          <table:table-cell table:style-name="ce1"/>
          <table:table-cell office:value-type="string" office:string-value="j" table:formula="of:=RIGHT(LEFT([.D149];[.A149]);1)" table:style-name="ce1">
            <text:p>j</text:p>
          </table:table-cell>
          <table:table-cell office:value-type="string" office:string-value="j" table:formula="of:=RIGHT(LEFT([.D149];[.B149]);1)" table:style-name="ce1">
            <text:p>j</text:p>
          </table:table-cell>
          <table:table-cell office:value-type="boolean" office:boolean-value="false" table:formula="of:=+IF(XOR([.H149]=[.C149];[.I149]=[.C14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xxxxtcxxxlxxx</text:p>
          </table:table-cell>
          <table:table-cell office:value-type="float" office:value="11" table:formula="of:=LEN([.D150])-LEN(SUBSTITUTE([.D150];[.C150];&quot;&quot;))" table:style-name="ce1">
            <text:p>11</text:p>
          </table:table-cell>
          <table:table-cell office:value-type="boolean" office:boolean-value="true" table:formula="of:=+IF(AND([.E150]&gt;=[.A150];[.E150]&lt;=[.B150]);TRUE;FALSE)" table:style-name="ce1">
            <text:p>TRUE</text:p>
          </table:table-cell>
          <table:table-cell table:style-name="ce1"/>
          <table:table-cell office:value-type="string" office:string-value="c" table:formula="of:=RIGHT(LEFT([.D150];[.A150]);1)" table:style-name="ce1">
            <text:p>c</text:p>
          </table:table-cell>
          <table:table-cell office:value-type="string" office:string-value="l" table:formula="of:=RIGHT(LEFT([.D150];[.B150]);1)" table:style-name="ce1">
            <text:p>l</text:p>
          </table:table-cell>
          <table:table-cell office:value-type="boolean" office:boolean-value="false" table:formula="of:=+IF(XOR([.H150]=[.C150];[.I150]=[.C15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bngnnnsnjnbhnntzwxt</text:p>
          </table:table-cell>
          <table:table-cell office:value-type="float" office:value="9" table:formula="of:=LEN([.D151])-LEN(SUBSTITUTE([.D151];[.C151];&quot;&quot;))" table:style-name="ce1">
            <text:p>9</text:p>
          </table:table-cell>
          <table:table-cell office:value-type="boolean" office:boolean-value="true" table:formula="of:=+IF(AND([.E151]&gt;=[.A151];[.E151]&lt;=[.B151]);TRUE;FALSE)" table:style-name="ce1">
            <text:p>TRUE</text:p>
          </table:table-cell>
          <table:table-cell table:style-name="ce1"/>
          <table:table-cell office:value-type="string" office:string-value="s" table:formula="of:=RIGHT(LEFT([.D151];[.A151]);1)" table:style-name="ce1">
            <text:p>s</text:p>
          </table:table-cell>
          <table:table-cell office:value-type="string" office:string-value="z" table:formula="of:=RIGHT(LEFT([.D151];[.B151]);1)" table:style-name="ce1">
            <text:p>z</text:p>
          </table:table-cell>
          <table:table-cell office:value-type="boolean" office:boolean-value="false" table:formula="of:=+IF(XOR([.H151]=[.C151];[.I151]=[.C15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mbdgn</text:p>
          </table:table-cell>
          <table:table-cell office:value-type="float" office:value="1" table:formula="of:=LEN([.D152])-LEN(SUBSTITUTE([.D152];[.C152];&quot;&quot;))" table:style-name="ce1">
            <text:p>1</text:p>
          </table:table-cell>
          <table:table-cell office:value-type="boolean" office:boolean-value="false" table:formula="of:=+IF(AND([.E152]&gt;=[.A152];[.E152]&lt;=[.B152]);TRUE;FALSE)" table:style-name="ce1">
            <text:p>FALSE</text:p>
          </table:table-cell>
          <table:table-cell table:style-name="ce1"/>
          <table:table-cell office:value-type="string" office:string-value="g" table:formula="of:=RIGHT(LEFT([.D152];[.A152]);1)" table:style-name="ce1">
            <text:p>g</text:p>
          </table:table-cell>
          <table:table-cell office:value-type="string" office:string-value="n" table:formula="of:=RIGHT(LEFT([.D152];[.B152]);1)" table:style-name="ce1">
            <text:p>n</text:p>
          </table:table-cell>
          <table:table-cell office:value-type="boolean" office:boolean-value="false" table:formula="of:=+IF(XOR([.H152]=[.C152];[.I152]=[.C15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qlpjxbbxnrbxxxxqmkf</text:p>
          </table:table-cell>
          <table:table-cell office:value-type="float" office:value="7" table:formula="of:=LEN([.D153])-LEN(SUBSTITUTE([.D153];[.C153];&quot;&quot;))" table:style-name="ce1">
            <text:p>7</text:p>
          </table:table-cell>
          <table:table-cell office:value-type="boolean" office:boolean-value="false" table:formula="of:=+IF(AND([.E153]&gt;=[.A153];[.E153]&lt;=[.B153]);TRUE;FALSE)" table:style-name="ce1">
            <text:p>FALSE</text:p>
          </table:table-cell>
          <table:table-cell table:style-name="ce1"/>
          <table:table-cell office:value-type="string" office:string-value="x" table:formula="of:=RIGHT(LEFT([.D153];[.A153]);1)" table:style-name="ce1">
            <text:p>x</text:p>
          </table:table-cell>
          <table:table-cell office:value-type="string" office:string-value="x" table:formula="of:=RIGHT(LEFT([.D153];[.B153]);1)" table:style-name="ce1">
            <text:p>x</text:p>
          </table:table-cell>
          <table:table-cell office:value-type="boolean" office:boolean-value="false" table:formula="of:=+IF(XOR([.H153]=[.C153];[.I153]=[.C15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lf</text:p>
          </table:table-cell>
          <table:table-cell office:value-type="float" office:value="3" table:formula="of:=LEN([.D154])-LEN(SUBSTITUTE([.D154];[.C154];&quot;&quot;))" table:style-name="ce1">
            <text:p>3</text:p>
          </table:table-cell>
          <table:table-cell office:value-type="boolean" office:boolean-value="true" table:formula="of:=+IF(AND([.E154]&gt;=[.A154];[.E154]&lt;=[.B154]);TRUE;FALSE)" table:style-name="ce1">
            <text:p>TRUE</text:p>
          </table:table-cell>
          <table:table-cell table:style-name="ce1"/>
          <table:table-cell office:value-type="string" office:string-value="c" table:formula="of:=RIGHT(LEFT([.D154];[.A154]);1)" table:style-name="ce1">
            <text:p>c</text:p>
          </table:table-cell>
          <table:table-cell office:value-type="string" office:string-value="c" table:formula="of:=RIGHT(LEFT([.D154];[.B154]);1)" table:style-name="ce1">
            <text:p>c</text:p>
          </table:table-cell>
          <table:table-cell office:value-type="boolean" office:boolean-value="false" table:formula="of:=+IF(XOR([.H154]=[.C154];[.I154]=[.C15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zhmmmzltwhrmfmx</text:p>
          </table:table-cell>
          <table:table-cell office:value-type="float" office:value="5" table:formula="of:=LEN([.D155])-LEN(SUBSTITUTE([.D155];[.C155];&quot;&quot;))" table:style-name="ce1">
            <text:p>5</text:p>
          </table:table-cell>
          <table:table-cell office:value-type="boolean" office:boolean-value="false" table:formula="of:=+IF(AND([.E155]&gt;=[.A155];[.E155]&lt;=[.B155]);TRUE;FALSE)" table:style-name="ce1">
            <text:p>FALSE</text:p>
          </table:table-cell>
          <table:table-cell table:style-name="ce1"/>
          <table:table-cell office:value-type="string" office:string-value="m" table:formula="of:=RIGHT(LEFT([.D155];[.A155]);1)" table:style-name="ce1">
            <text:p>m</text:p>
          </table:table-cell>
          <table:table-cell office:value-type="string" office:string-value="m" table:formula="of:=RIGHT(LEFT([.D155];[.B155]);1)" table:style-name="ce1">
            <text:p>m</text:p>
          </table:table-cell>
          <table:table-cell office:value-type="boolean" office:boolean-value="false" table:formula="of:=+IF(XOR([.H155]=[.C155];[.I155]=[.C15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vcxcmccgccccbcccc</text:p>
          </table:table-cell>
          <table:table-cell office:value-type="float" office:value="14" table:formula="of:=LEN([.D156])-LEN(SUBSTITUTE([.D156];[.C156];&quot;&quot;))" table:style-name="ce1">
            <text:p>14</text:p>
          </table:table-cell>
          <table:table-cell office:value-type="boolean" office:boolean-value="false" table:formula="of:=+IF(AND([.E156]&gt;=[.A156];[.E156]&lt;=[.B156]);TRUE;FALSE)" table:style-name="ce1">
            <text:p>FALSE</text:p>
          </table:table-cell>
          <table:table-cell table:style-name="ce1"/>
          <table:table-cell office:value-type="string" office:string-value="b" table:formula="of:=RIGHT(LEFT([.D156];[.A156]);1)" table:style-name="ce1">
            <text:p>b</text:p>
          </table:table-cell>
          <table:table-cell office:value-type="string" office:string-value="c" table:formula="of:=RIGHT(LEFT([.D156];[.B156]);1)" table:style-name="ce1">
            <text:p>c</text:p>
          </table:table-cell>
          <table:table-cell office:value-type="boolean" office:boolean-value="true" table:formula="of:=+IF(XOR([.H156]=[.C156];[.I156]=[.C15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k</text:p>
          </table:table-cell>
          <table:table-cell office:value-type="string" table:style-name="ce1">
            <text:p>mkgkljkkkjkkg</text:p>
          </table:table-cell>
          <table:table-cell office:value-type="float" office:value="7" table:formula="of:=LEN([.D157])-LEN(SUBSTITUTE([.D157];[.C157];&quot;&quot;))" table:style-name="ce1">
            <text:p>7</text:p>
          </table:table-cell>
          <table:table-cell office:value-type="boolean" office:boolean-value="false" table:formula="of:=+IF(AND([.E157]&gt;=[.A157];[.E157]&lt;=[.B157]);TRUE;FALSE)" table:style-name="ce1">
            <text:p>FALSE</text:p>
          </table:table-cell>
          <table:table-cell table:style-name="ce1"/>
          <table:table-cell office:value-type="string" office:string-value="j" table:formula="of:=RIGHT(LEFT([.D157];[.A157]);1)" table:style-name="ce1">
            <text:p>j</text:p>
          </table:table-cell>
          <table:table-cell office:value-type="string" office:string-value="g" table:formula="of:=RIGHT(LEFT([.D157];[.B157]);1)" table:style-name="ce1">
            <text:p>g</text:p>
          </table:table-cell>
          <table:table-cell office:value-type="boolean" office:boolean-value="false" table:formula="of:=+IF(XOR([.H157]=[.C157];[.I157]=[.C15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kdr</text:p>
          </table:table-cell>
          <table:table-cell office:value-type="float" office:value="0" table:formula="of:=LEN([.D158])-LEN(SUBSTITUTE([.D158];[.C158];&quot;&quot;))" table:style-name="ce1">
            <text:p>0</text:p>
          </table:table-cell>
          <table:table-cell office:value-type="boolean" office:boolean-value="false" table:formula="of:=+IF(AND([.E158]&gt;=[.A158];[.E158]&lt;=[.B158]);TRUE;FALSE)" table:style-name="ce1">
            <text:p>FALSE</text:p>
          </table:table-cell>
          <table:table-cell table:style-name="ce1"/>
          <table:table-cell office:value-type="string" office:string-value="c" table:formula="of:=RIGHT(LEFT([.D158];[.A158]);1)" table:style-name="ce1">
            <text:p>c</text:p>
          </table:table-cell>
          <table:table-cell office:value-type="string" office:string-value="r" table:formula="of:=RIGHT(LEFT([.D158];[.B158]);1)" table:style-name="ce1">
            <text:p>r</text:p>
          </table:table-cell>
          <table:table-cell office:value-type="boolean" office:boolean-value="false" table:formula="of:=+IF(XOR([.H158]=[.C158];[.I158]=[.C15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vfbgbbbbbbb</text:p>
          </table:table-cell>
          <table:table-cell office:value-type="float" office:value="9" table:formula="of:=LEN([.D159])-LEN(SUBSTITUTE([.D159];[.C159];&quot;&quot;))" table:style-name="ce1">
            <text:p>9</text:p>
          </table:table-cell>
          <table:table-cell office:value-type="boolean" office:boolean-value="false" table:formula="of:=+IF(AND([.E159]&gt;=[.A159];[.E159]&lt;=[.B159]);TRUE;FALSE)" table:style-name="ce1">
            <text:p>FALSE</text:p>
          </table:table-cell>
          <table:table-cell table:style-name="ce1"/>
          <table:table-cell office:value-type="string" office:string-value="b" table:formula="of:=RIGHT(LEFT([.D159];[.A159]);1)" table:style-name="ce1">
            <text:p>b</text:p>
          </table:table-cell>
          <table:table-cell office:value-type="string" office:string-value="b" table:formula="of:=RIGHT(LEFT([.D159];[.B159]);1)" table:style-name="ce1">
            <text:p>b</text:p>
          </table:table-cell>
          <table:table-cell office:value-type="boolean" office:boolean-value="false" table:formula="of:=+IF(XOR([.H159]=[.C159];[.I159]=[.C15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fvcv</text:p>
          </table:table-cell>
          <table:table-cell office:value-type="float" office:value="2" table:formula="of:=LEN([.D160])-LEN(SUBSTITUTE([.D160];[.C160];&quot;&quot;))" table:style-name="ce1">
            <text:p>2</text:p>
          </table:table-cell>
          <table:table-cell office:value-type="boolean" office:boolean-value="true" table:formula="of:=+IF(AND([.E160]&gt;=[.A160];[.E160]&lt;=[.B160]);TRUE;FALSE)" table:style-name="ce1">
            <text:p>TRUE</text:p>
          </table:table-cell>
          <table:table-cell table:style-name="ce1"/>
          <table:table-cell office:value-type="string" office:string-value="f" table:formula="of:=RIGHT(LEFT([.D160];[.A160]);1)" table:style-name="ce1">
            <text:p>f</text:p>
          </table:table-cell>
          <table:table-cell office:value-type="string" office:string-value="c" table:formula="of:=RIGHT(LEFT([.D160];[.B160]);1)" table:style-name="ce1">
            <text:p>c</text:p>
          </table:table-cell>
          <table:table-cell office:value-type="boolean" office:boolean-value="false" table:formula="of:=+IF(XOR([.H160]=[.C160];[.I160]=[.C16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swmqpmc</text:p>
          </table:table-cell>
          <table:table-cell office:value-type="float" office:value="1" table:formula="of:=LEN([.D161])-LEN(SUBSTITUTE([.D161];[.C161];&quot;&quot;))" table:style-name="ce1">
            <text:p>1</text:p>
          </table:table-cell>
          <table:table-cell office:value-type="boolean" office:boolean-value="false" table:formula="of:=+IF(AND([.E161]&gt;=[.A161];[.E161]&lt;=[.B161]);TRUE;FALSE)" table:style-name="ce1">
            <text:p>FALSE</text:p>
          </table:table-cell>
          <table:table-cell table:style-name="ce1"/>
          <table:table-cell office:value-type="string" office:string-value="s" table:formula="of:=RIGHT(LEFT([.D161];[.A161]);1)" table:style-name="ce1">
            <text:p>s</text:p>
          </table:table-cell>
          <table:table-cell office:value-type="string" office:string-value="m" table:formula="of:=RIGHT(LEFT([.D161];[.B161]);1)" table:style-name="ce1">
            <text:p>m</text:p>
          </table:table-cell>
          <table:table-cell office:value-type="boolean" office:boolean-value="false" table:formula="of:=+IF(XOR([.H161]=[.C161];[.I161]=[.C16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bncbpmbjbbvgrb</text:p>
          </table:table-cell>
          <table:table-cell office:value-type="float" office:value="8" table:formula="of:=LEN([.D162])-LEN(SUBSTITUTE([.D162];[.C162];&quot;&quot;))" table:style-name="ce1">
            <text:p>8</text:p>
          </table:table-cell>
          <table:table-cell office:value-type="boolean" office:boolean-value="false" table:formula="of:=+IF(AND([.E162]&gt;=[.A162];[.E162]&lt;=[.B162]);TRUE;FALSE)" table:style-name="ce1">
            <text:p>FALSE</text:p>
          </table:table-cell>
          <table:table-cell table:style-name="ce1"/>
          <table:table-cell office:value-type="string" office:string-value="b" table:formula="of:=RIGHT(LEFT([.D162];[.A162]);1)" table:style-name="ce1">
            <text:p>b</text:p>
          </table:table-cell>
          <table:table-cell office:value-type="string" office:string-value="b" table:formula="of:=RIGHT(LEFT([.D162];[.B162]);1)" table:style-name="ce1">
            <text:p>b</text:p>
          </table:table-cell>
          <table:table-cell office:value-type="boolean" office:boolean-value="false" table:formula="of:=+IF(XOR([.H162]=[.C162];[.I162]=[.C16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tjcwr</text:p>
          </table:table-cell>
          <table:table-cell office:value-type="float" office:value="0" table:formula="of:=LEN([.D163])-LEN(SUBSTITUTE([.D163];[.C163];&quot;&quot;))" table:style-name="ce1">
            <text:p>0</text:p>
          </table:table-cell>
          <table:table-cell office:value-type="boolean" office:boolean-value="false" table:formula="of:=+IF(AND([.E163]&gt;=[.A163];[.E163]&lt;=[.B163]);TRUE;FALSE)" table:style-name="ce1">
            <text:p>FALSE</text:p>
          </table:table-cell>
          <table:table-cell table:style-name="ce1"/>
          <table:table-cell office:value-type="string" office:string-value="k" table:formula="of:=RIGHT(LEFT([.D163];[.A163]);1)" table:style-name="ce1">
            <text:p>k</text:p>
          </table:table-cell>
          <table:table-cell office:value-type="string" office:string-value="r" table:formula="of:=RIGHT(LEFT([.D163];[.B163]);1)" table:style-name="ce1">
            <text:p>r</text:p>
          </table:table-cell>
          <table:table-cell office:value-type="boolean" office:boolean-value="false" table:formula="of:=+IF(XOR([.H163]=[.C163];[.I163]=[.C16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lrwljlnlwllln</text:p>
          </table:table-cell>
          <table:table-cell office:value-type="float" office:value="9" table:formula="of:=LEN([.D164])-LEN(SUBSTITUTE([.D164];[.C164];&quot;&quot;))" table:style-name="ce1">
            <text:p>9</text:p>
          </table:table-cell>
          <table:table-cell office:value-type="boolean" office:boolean-value="true" table:formula="of:=+IF(AND([.E164]&gt;=[.A164];[.E164]&lt;=[.B164]);TRUE;FALSE)" table:style-name="ce1">
            <text:p>TRUE</text:p>
          </table:table-cell>
          <table:table-cell table:style-name="ce1"/>
          <table:table-cell office:value-type="string" office:string-value="l" table:formula="of:=RIGHT(LEFT([.D164];[.A164]);1)" table:style-name="ce1">
            <text:p>l</text:p>
          </table:table-cell>
          <table:table-cell office:value-type="string" office:string-value="n" table:formula="of:=RIGHT(LEFT([.D164];[.B164]);1)" table:style-name="ce1">
            <text:p>n</text:p>
          </table:table-cell>
          <table:table-cell office:value-type="boolean" office:boolean-value="true" table:formula="of:=+IF(XOR([.H164]=[.C164];[.I164]=[.C16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hhhhhhhhhhhhhhzfh</text:p>
          </table:table-cell>
          <table:table-cell office:value-type="float" office:value="17" table:formula="of:=LEN([.D165])-LEN(SUBSTITUTE([.D165];[.C165];&quot;&quot;))" table:style-name="ce1">
            <text:p>17</text:p>
          </table:table-cell>
          <table:table-cell office:value-type="boolean" office:boolean-value="true" table:formula="of:=+IF(AND([.E165]&gt;=[.A165];[.E165]&lt;=[.B165]);TRUE;FALSE)" table:style-name="ce1">
            <text:p>TRUE</text:p>
          </table:table-cell>
          <table:table-cell table:style-name="ce1"/>
          <table:table-cell office:value-type="string" office:string-value="z" table:formula="of:=RIGHT(LEFT([.D165];[.A165]);1)" table:style-name="ce1">
            <text:p>z</text:p>
          </table:table-cell>
          <table:table-cell office:value-type="string" office:string-value="f" table:formula="of:=RIGHT(LEFT([.D165];[.B165]);1)" table:style-name="ce1">
            <text:p>f</text:p>
          </table:table-cell>
          <table:table-cell office:value-type="boolean" office:boolean-value="false" table:formula="of:=+IF(XOR([.H165]=[.C165];[.I165]=[.C16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bsbqbbjjbbkb</text:p>
          </table:table-cell>
          <table:table-cell office:value-type="float" office:value="9" table:formula="of:=LEN([.D166])-LEN(SUBSTITUTE([.D166];[.C166];&quot;&quot;))" table:style-name="ce1">
            <text:p>9</text:p>
          </table:table-cell>
          <table:table-cell office:value-type="boolean" office:boolean-value="true" table:formula="of:=+IF(AND([.E166]&gt;=[.A166];[.E166]&lt;=[.B166]);TRUE;FALSE)" table:style-name="ce1">
            <text:p>TRUE</text:p>
          </table:table-cell>
          <table:table-cell table:style-name="ce1"/>
          <table:table-cell office:value-type="string" office:string-value="j" table:formula="of:=RIGHT(LEFT([.D166];[.A166]);1)" table:style-name="ce1">
            <text:p>j</text:p>
          </table:table-cell>
          <table:table-cell office:value-type="string" office:string-value="b" table:formula="of:=RIGHT(LEFT([.D166];[.B166]);1)" table:style-name="ce1">
            <text:p>b</text:p>
          </table:table-cell>
          <table:table-cell office:value-type="boolean" office:boolean-value="true" table:formula="of:=+IF(XOR([.H166]=[.C166];[.I166]=[.C16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jjwwjjjjcj</text:p>
          </table:table-cell>
          <table:table-cell office:value-type="float" office:value="10" table:formula="of:=LEN([.D167])-LEN(SUBSTITUTE([.D167];[.C167];&quot;&quot;))" table:style-name="ce1">
            <text:p>10</text:p>
          </table:table-cell>
          <table:table-cell office:value-type="boolean" office:boolean-value="true" table:formula="of:=+IF(AND([.E167]&gt;=[.A167];[.E167]&lt;=[.B167]);TRUE;FALSE)" table:style-name="ce1">
            <text:p>TRUE</text:p>
          </table:table-cell>
          <table:table-cell table:style-name="ce1"/>
          <table:table-cell office:value-type="string" office:string-value="w" table:formula="of:=RIGHT(LEFT([.D167];[.A167]);1)" table:style-name="ce1">
            <text:p>w</text:p>
          </table:table-cell>
          <table:table-cell office:value-type="string" office:string-value="c" table:formula="of:=RIGHT(LEFT([.D167];[.B167]);1)" table:style-name="ce1">
            <text:p>c</text:p>
          </table:table-cell>
          <table:table-cell office:value-type="boolean" office:boolean-value="false" table:formula="of:=+IF(XOR([.H167]=[.C167];[.I167]=[.C16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fwwwwwwwjwww</text:p>
          </table:table-cell>
          <table:table-cell office:value-type="float" office:value="11" table:formula="of:=LEN([.D168])-LEN(SUBSTITUTE([.D168];[.C168];&quot;&quot;))" table:style-name="ce1">
            <text:p>11</text:p>
          </table:table-cell>
          <table:table-cell office:value-type="boolean" office:boolean-value="true" table:formula="of:=+IF(AND([.E168]&gt;=[.A168];[.E168]&lt;=[.B168]);TRUE;FALSE)" table:style-name="ce1">
            <text:p>TRUE</text:p>
          </table:table-cell>
          <table:table-cell table:style-name="ce1"/>
          <table:table-cell office:value-type="string" office:string-value="j" table:formula="of:=RIGHT(LEFT([.D168];[.A168]);1)" table:style-name="ce1">
            <text:p>j</text:p>
          </table:table-cell>
          <table:table-cell office:value-type="string" office:string-value="w" table:formula="of:=RIGHT(LEFT([.D168];[.B168]);1)" table:style-name="ce1">
            <text:p>w</text:p>
          </table:table-cell>
          <table:table-cell office:value-type="boolean" office:boolean-value="true" table:formula="of:=+IF(XOR([.H168]=[.C168];[.I168]=[.C16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jghpj</text:p>
          </table:table-cell>
          <table:table-cell office:value-type="float" office:value="2" table:formula="of:=LEN([.D169])-LEN(SUBSTITUTE([.D169];[.C169];&quot;&quot;))" table:style-name="ce1">
            <text:p>2</text:p>
          </table:table-cell>
          <table:table-cell office:value-type="boolean" office:boolean-value="true" table:formula="of:=+IF(AND([.E169]&gt;=[.A169];[.E169]&lt;=[.B169]);TRUE;FALSE)" table:style-name="ce1">
            <text:p>TRUE</text:p>
          </table:table-cell>
          <table:table-cell table:style-name="ce1"/>
          <table:table-cell office:value-type="string" office:string-value="j" table:formula="of:=RIGHT(LEFT([.D169];[.A169]);1)" table:style-name="ce1">
            <text:p>j</text:p>
          </table:table-cell>
          <table:table-cell office:value-type="string" office:string-value="j" table:formula="of:=RIGHT(LEFT([.D169];[.B169]);1)" table:style-name="ce1">
            <text:p>j</text:p>
          </table:table-cell>
          <table:table-cell office:value-type="boolean" office:boolean-value="false" table:formula="of:=+IF(XOR([.H169]=[.C169];[.I169]=[.C16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zzzzzzbzzzzzvg</text:p>
          </table:table-cell>
          <table:table-cell office:value-type="float" office:value="13" table:formula="of:=LEN([.D170])-LEN(SUBSTITUTE([.D170];[.C170];&quot;&quot;))" table:style-name="ce1">
            <text:p>13</text:p>
          </table:table-cell>
          <table:table-cell office:value-type="boolean" office:boolean-value="true" table:formula="of:=+IF(AND([.E170]&gt;=[.A170];[.E170]&lt;=[.B170]);TRUE;FALSE)" table:style-name="ce1">
            <text:p>TRUE</text:p>
          </table:table-cell>
          <table:table-cell table:style-name="ce1"/>
          <table:table-cell office:value-type="string" office:string-value="z" table:formula="of:=RIGHT(LEFT([.D170];[.A170]);1)" table:style-name="ce1">
            <text:p>z</text:p>
          </table:table-cell>
          <table:table-cell office:value-type="string" office:string-value="g" table:formula="of:=RIGHT(LEFT([.D170];[.B170]);1)" table:style-name="ce1">
            <text:p>g</text:p>
          </table:table-cell>
          <table:table-cell office:value-type="boolean" office:boolean-value="true" table:formula="of:=+IF(XOR([.H170]=[.C170];[.I170]=[.C17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ffkfffcfxff</text:p>
          </table:table-cell>
          <table:table-cell office:value-type="float" office:value="10" table:formula="of:=LEN([.D171])-LEN(SUBSTITUTE([.D171];[.C171];&quot;&quot;))" table:style-name="ce1">
            <text:p>10</text:p>
          </table:table-cell>
          <table:table-cell office:value-type="boolean" office:boolean-value="true" table:formula="of:=+IF(AND([.E171]&gt;=[.A171];[.E171]&lt;=[.B171]);TRUE;FALSE)" table:style-name="ce1">
            <text:p>TRUE</text:p>
          </table:table-cell>
          <table:table-cell table:style-name="ce1"/>
          <table:table-cell office:value-type="string" office:string-value="f" table:formula="of:=RIGHT(LEFT([.D171];[.A171]);1)" table:style-name="ce1">
            <text:p>f</text:p>
          </table:table-cell>
          <table:table-cell office:value-type="string" office:string-value="x" table:formula="of:=RIGHT(LEFT([.D171];[.B171]);1)" table:style-name="ce1">
            <text:p>x</text:p>
          </table:table-cell>
          <table:table-cell office:value-type="boolean" office:boolean-value="true" table:formula="of:=+IF(XOR([.H171]=[.C171];[.I171]=[.C17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mmkjvzmkp</text:p>
          </table:table-cell>
          <table:table-cell office:value-type="float" office:value="5" table:formula="of:=LEN([.D172])-LEN(SUBSTITUTE([.D172];[.C172];&quot;&quot;))" table:style-name="ce1">
            <text:p>5</text:p>
          </table:table-cell>
          <table:table-cell office:value-type="boolean" office:boolean-value="false" table:formula="of:=+IF(AND([.E172]&gt;=[.A172];[.E172]&lt;=[.B172]);TRUE;FALSE)" table:style-name="ce1">
            <text:p>FALSE</text:p>
          </table:table-cell>
          <table:table-cell table:style-name="ce1"/>
          <table:table-cell office:value-type="string" office:string-value="m" table:formula="of:=RIGHT(LEFT([.D172];[.A172]);1)" table:style-name="ce1">
            <text:p>m</text:p>
          </table:table-cell>
          <table:table-cell office:value-type="string" office:string-value="m" table:formula="of:=RIGHT(LEFT([.D172];[.B172]);1)" table:style-name="ce1">
            <text:p>m</text:p>
          </table:table-cell>
          <table:table-cell office:value-type="boolean" office:boolean-value="false" table:formula="of:=+IF(XOR([.H172]=[.C172];[.I172]=[.C17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kk</text:p>
          </table:table-cell>
          <table:table-cell office:value-type="float" office:value="5" table:formula="of:=LEN([.D173])-LEN(SUBSTITUTE([.D173];[.C173];&quot;&quot;))" table:style-name="ce1">
            <text:p>5</text:p>
          </table:table-cell>
          <table:table-cell office:value-type="boolean" office:boolean-value="true" table:formula="of:=+IF(AND([.E173]&gt;=[.A173];[.E173]&lt;=[.B173]);TRUE;FALSE)" table:style-name="ce1">
            <text:p>TRUE</text:p>
          </table:table-cell>
          <table:table-cell table:style-name="ce1"/>
          <table:table-cell office:value-type="string" office:string-value="k" table:formula="of:=RIGHT(LEFT([.D173];[.A173]);1)" table:style-name="ce1">
            <text:p>k</text:p>
          </table:table-cell>
          <table:table-cell office:value-type="string" office:string-value="k" table:formula="of:=RIGHT(LEFT([.D173];[.B173]);1)" table:style-name="ce1">
            <text:p>k</text:p>
          </table:table-cell>
          <table:table-cell office:value-type="boolean" office:boolean-value="false" table:formula="of:=+IF(XOR([.H173]=[.C173];[.I173]=[.C17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rbrrs</text:p>
          </table:table-cell>
          <table:table-cell office:value-type="float" office:value="4" table:formula="of:=LEN([.D174])-LEN(SUBSTITUTE([.D174];[.C174];&quot;&quot;))" table:style-name="ce1">
            <text:p>4</text:p>
          </table:table-cell>
          <table:table-cell office:value-type="boolean" office:boolean-value="false" table:formula="of:=+IF(AND([.E174]&gt;=[.A174];[.E174]&lt;=[.B174]);TRUE;FALSE)" table:style-name="ce1">
            <text:p>FALSE</text:p>
          </table:table-cell>
          <table:table-cell table:style-name="ce1"/>
          <table:table-cell office:value-type="string" office:string-value="r" table:formula="of:=RIGHT(LEFT([.D174];[.A174]);1)" table:style-name="ce1">
            <text:p>r</text:p>
          </table:table-cell>
          <table:table-cell office:value-type="string" office:string-value="s" table:formula="of:=RIGHT(LEFT([.D174];[.B174]);1)" table:style-name="ce1">
            <text:p>s</text:p>
          </table:table-cell>
          <table:table-cell office:value-type="boolean" office:boolean-value="true" table:formula="of:=+IF(XOR([.H174]=[.C174];[.I174]=[.C17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qjmc</text:p>
          </table:table-cell>
          <table:table-cell office:value-type="float" office:value="3" table:formula="of:=LEN([.D175])-LEN(SUBSTITUTE([.D175];[.C175];&quot;&quot;))" table:style-name="ce1">
            <text:p>3</text:p>
          </table:table-cell>
          <table:table-cell office:value-type="boolean" office:boolean-value="false" table:formula="of:=+IF(AND([.E175]&gt;=[.A175];[.E175]&lt;=[.B175]);TRUE;FALSE)" table:style-name="ce1">
            <text:p>FALSE</text:p>
          </table:table-cell>
          <table:table-cell table:style-name="ce1"/>
          <table:table-cell office:value-type="string" office:string-value="c" table:formula="of:=RIGHT(LEFT([.D175];[.A175]);1)" table:style-name="ce1">
            <text:p>c</text:p>
          </table:table-cell>
          <table:table-cell office:value-type="string" office:string-value="c" table:formula="of:=RIGHT(LEFT([.D175];[.B175]);1)" table:style-name="ce1">
            <text:p>c</text:p>
          </table:table-cell>
          <table:table-cell office:value-type="boolean" office:boolean-value="false" table:formula="of:=+IF(XOR([.H175]=[.C175];[.I175]=[.C17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rrrrrrrrrrrztr</text:p>
          </table:table-cell>
          <table:table-cell office:value-type="float" office:value="13" table:formula="of:=LEN([.D176])-LEN(SUBSTITUTE([.D176];[.C176];&quot;&quot;))" table:style-name="ce1">
            <text:p>13</text:p>
          </table:table-cell>
          <table:table-cell office:value-type="boolean" office:boolean-value="true" table:formula="of:=+IF(AND([.E176]&gt;=[.A176];[.E176]&lt;=[.B176]);TRUE;FALSE)" table:style-name="ce1">
            <text:p>TRUE</text:p>
          </table:table-cell>
          <table:table-cell table:style-name="ce1"/>
          <table:table-cell office:value-type="string" office:string-value="z" table:formula="of:=RIGHT(LEFT([.D176];[.A176]);1)" table:style-name="ce1">
            <text:p>z</text:p>
          </table:table-cell>
          <table:table-cell office:value-type="string" office:string-value="t" table:formula="of:=RIGHT(LEFT([.D176];[.B176]);1)" table:style-name="ce1">
            <text:p>t</text:p>
          </table:table-cell>
          <table:table-cell office:value-type="boolean" office:boolean-value="false" table:formula="of:=+IF(XOR([.H176]=[.C176];[.I176]=[.C17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rzzzzzqbzvdz</text:p>
          </table:table-cell>
          <table:table-cell office:value-type="float" office:value="8" table:formula="of:=LEN([.D177])-LEN(SUBSTITUTE([.D177];[.C177];&quot;&quot;))" table:style-name="ce1">
            <text:p>8</text:p>
          </table:table-cell>
          <table:table-cell office:value-type="boolean" office:boolean-value="true" table:formula="of:=+IF(AND([.E177]&gt;=[.A177];[.E177]&lt;=[.B177]);TRUE;FALSE)" table:style-name="ce1">
            <text:p>TRUE</text:p>
          </table:table-cell>
          <table:table-cell table:style-name="ce1"/>
          <table:table-cell office:value-type="string" office:string-value="q" table:formula="of:=RIGHT(LEFT([.D177];[.A177]);1)" table:style-name="ce1">
            <text:p>q</text:p>
          </table:table-cell>
          <table:table-cell office:value-type="string" office:string-value="d" table:formula="of:=RIGHT(LEFT([.D177];[.B177]);1)" table:style-name="ce1">
            <text:p>d</text:p>
          </table:table-cell>
          <table:table-cell office:value-type="boolean" office:boolean-value="false" table:formula="of:=+IF(XOR([.H177]=[.C177];[.I177]=[.C17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lgmtvvqs</text:p>
          </table:table-cell>
          <table:table-cell office:value-type="float" office:value="1" table:formula="of:=LEN([.D178])-LEN(SUBSTITUTE([.D178];[.C178];&quot;&quot;))" table:style-name="ce1">
            <text:p>1</text:p>
          </table:table-cell>
          <table:table-cell office:value-type="boolean" office:boolean-value="false" table:formula="of:=+IF(AND([.E178]&gt;=[.A178];[.E178]&lt;=[.B178]);TRUE;FALSE)" table:style-name="ce1">
            <text:p>FALSE</text:p>
          </table:table-cell>
          <table:table-cell table:style-name="ce1"/>
          <table:table-cell office:value-type="string" office:string-value="m" table:formula="of:=RIGHT(LEFT([.D178];[.A178]);1)" table:style-name="ce1">
            <text:p>m</text:p>
          </table:table-cell>
          <table:table-cell office:value-type="string" office:string-value="s" table:formula="of:=RIGHT(LEFT([.D178];[.B178]);1)" table:style-name="ce1">
            <text:p>s</text:p>
          </table:table-cell>
          <table:table-cell office:value-type="boolean" office:boolean-value="true" table:formula="of:=+IF(XOR([.H178]=[.C178];[.I178]=[.C17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thttrtbrnt</text:p>
          </table:table-cell>
          <table:table-cell office:value-type="float" office:value="6" table:formula="of:=LEN([.D179])-LEN(SUBSTITUTE([.D179];[.C179];&quot;&quot;))" table:style-name="ce1">
            <text:p>6</text:p>
          </table:table-cell>
          <table:table-cell office:value-type="boolean" office:boolean-value="false" table:formula="of:=+IF(AND([.E179]&gt;=[.A179];[.E179]&lt;=[.B179]);TRUE;FALSE)" table:style-name="ce1">
            <text:p>FALSE</text:p>
          </table:table-cell>
          <table:table-cell table:style-name="ce1"/>
          <table:table-cell office:value-type="string" office:string-value="r" table:formula="of:=RIGHT(LEFT([.D179];[.A179]);1)" table:style-name="ce1">
            <text:p>r</text:p>
          </table:table-cell>
          <table:table-cell office:value-type="string" office:string-value="n" table:formula="of:=RIGHT(LEFT([.D179];[.B179]);1)" table:style-name="ce1">
            <text:p>n</text:p>
          </table:table-cell>
          <table:table-cell office:value-type="boolean" office:boolean-value="false" table:formula="of:=+IF(XOR([.H179]=[.C179];[.I179]=[.C17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npkzhck</text:p>
          </table:table-cell>
          <table:table-cell office:value-type="float" office:value="2" table:formula="of:=LEN([.D180])-LEN(SUBSTITUTE([.D180];[.C180];&quot;&quot;))" table:style-name="ce1">
            <text:p>2</text:p>
          </table:table-cell>
          <table:table-cell office:value-type="boolean" office:boolean-value="true" table:formula="of:=+IF(AND([.E180]&gt;=[.A180];[.E180]&lt;=[.B180]);TRUE;FALSE)" table:style-name="ce1">
            <text:p>TRUE</text:p>
          </table:table-cell>
          <table:table-cell table:style-name="ce1"/>
          <table:table-cell office:value-type="string" office:string-value="n" table:formula="of:=RIGHT(LEFT([.D180];[.A180]);1)" table:style-name="ce1">
            <text:p>n</text:p>
          </table:table-cell>
          <table:table-cell office:value-type="string" office:string-value="k" table:formula="of:=RIGHT(LEFT([.D180];[.B180]);1)" table:style-name="ce1">
            <text:p>k</text:p>
          </table:table-cell>
          <table:table-cell office:value-type="boolean" office:boolean-value="true" table:formula="of:=+IF(XOR([.H180]=[.C180];[.I180]=[.C18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wlxwwxxxhgxxx</text:p>
          </table:table-cell>
          <table:table-cell office:value-type="float" office:value="7" table:formula="of:=LEN([.D181])-LEN(SUBSTITUTE([.D181];[.C181];&quot;&quot;))" table:style-name="ce1">
            <text:p>7</text:p>
          </table:table-cell>
          <table:table-cell office:value-type="boolean" office:boolean-value="false" table:formula="of:=+IF(AND([.E181]&gt;=[.A181];[.E181]&lt;=[.B181]);TRUE;FALSE)" table:style-name="ce1">
            <text:p>FALSE</text:p>
          </table:table-cell>
          <table:table-cell table:style-name="ce1"/>
          <table:table-cell office:value-type="string" office:string-value="x" table:formula="of:=RIGHT(LEFT([.D181];[.A181]);1)" table:style-name="ce1">
            <text:p>x</text:p>
          </table:table-cell>
          <table:table-cell office:value-type="string" office:string-value="x" table:formula="of:=RIGHT(LEFT([.D181];[.B181]);1)" table:style-name="ce1">
            <text:p>x</text:p>
          </table:table-cell>
          <table:table-cell office:value-type="boolean" office:boolean-value="false" table:formula="of:=+IF(XOR([.H181]=[.C181];[.I181]=[.C18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cmfhhvgghhhhhjhd</text:p>
          </table:table-cell>
          <table:table-cell office:value-type="float" office:value="8" table:formula="of:=LEN([.D182])-LEN(SUBSTITUTE([.D182];[.C182];&quot;&quot;))" table:style-name="ce1">
            <text:p>8</text:p>
          </table:table-cell>
          <table:table-cell office:value-type="boolean" office:boolean-value="false" table:formula="of:=+IF(AND([.E182]&gt;=[.A182];[.E182]&lt;=[.B182]);TRUE;FALSE)" table:style-name="ce1">
            <text:p>FALSE</text:p>
          </table:table-cell>
          <table:table-cell table:style-name="ce1"/>
          <table:table-cell office:value-type="string" office:string-value="h" table:formula="of:=RIGHT(LEFT([.D182];[.A182]);1)" table:style-name="ce1">
            <text:p>h</text:p>
          </table:table-cell>
          <table:table-cell office:value-type="string" office:string-value="h" table:formula="of:=RIGHT(LEFT([.D182];[.B182]);1)" table:style-name="ce1">
            <text:p>h</text:p>
          </table:table-cell>
          <table:table-cell office:value-type="boolean" office:boolean-value="false" table:formula="of:=+IF(XOR([.H182]=[.C182];[.I182]=[.C18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gxgfntgjnxkgbgm</text:p>
          </table:table-cell>
          <table:table-cell office:value-type="float" office:value="5" table:formula="of:=LEN([.D183])-LEN(SUBSTITUTE([.D183];[.C183];&quot;&quot;))" table:style-name="ce1">
            <text:p>5</text:p>
          </table:table-cell>
          <table:table-cell office:value-type="boolean" office:boolean-value="false" table:formula="of:=+IF(AND([.E183]&gt;=[.A183];[.E183]&lt;=[.B183]);TRUE;FALSE)" table:style-name="ce1">
            <text:p>FALSE</text:p>
          </table:table-cell>
          <table:table-cell table:style-name="ce1"/>
          <table:table-cell office:value-type="string" office:string-value="g" table:formula="of:=RIGHT(LEFT([.D183];[.A183]);1)" table:style-name="ce1">
            <text:p>g</text:p>
          </table:table-cell>
          <table:table-cell office:value-type="string" office:string-value="g" table:formula="of:=RIGHT(LEFT([.D183];[.B183]);1)" table:style-name="ce1">
            <text:p>g</text:p>
          </table:table-cell>
          <table:table-cell office:value-type="boolean" office:boolean-value="false" table:formula="of:=+IF(XOR([.H183]=[.C183];[.I183]=[.C18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vqkslldmgmfrd</text:p>
          </table:table-cell>
          <table:table-cell office:value-type="float" office:value="1" table:formula="of:=LEN([.D184])-LEN(SUBSTITUTE([.D184];[.C184];&quot;&quot;))" table:style-name="ce1">
            <text:p>1</text:p>
          </table:table-cell>
          <table:table-cell office:value-type="boolean" office:boolean-value="false" table:formula="of:=+IF(AND([.E184]&gt;=[.A184];[.E184]&lt;=[.B184]);TRUE;FALSE)" table:style-name="ce1">
            <text:p>FALSE</text:p>
          </table:table-cell>
          <table:table-cell table:style-name="ce1"/>
          <table:table-cell office:value-type="string" office:string-value="s" table:formula="of:=RIGHT(LEFT([.D184];[.A184]);1)" table:style-name="ce1">
            <text:p>s</text:p>
          </table:table-cell>
          <table:table-cell office:value-type="string" office:string-value="d" table:formula="of:=RIGHT(LEFT([.D184];[.B184]);1)" table:style-name="ce1">
            <text:p>d</text:p>
          </table:table-cell>
          <table:table-cell office:value-type="boolean" office:boolean-value="true" table:formula="of:=+IF(XOR([.H184]=[.C184];[.I184]=[.C18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zzzzzzzzzzzzzz</text:p>
          </table:table-cell>
          <table:table-cell office:value-type="float" office:value="16" table:formula="of:=LEN([.D185])-LEN(SUBSTITUTE([.D185];[.C185];&quot;&quot;))" table:style-name="ce1">
            <text:p>16</text:p>
          </table:table-cell>
          <table:table-cell office:value-type="boolean" office:boolean-value="false" table:formula="of:=+IF(AND([.E185]&gt;=[.A185];[.E185]&lt;=[.B185]);TRUE;FALSE)" table:style-name="ce1">
            <text:p>FALSE</text:p>
          </table:table-cell>
          <table:table-cell table:style-name="ce1"/>
          <table:table-cell office:value-type="string" office:string-value="z" table:formula="of:=RIGHT(LEFT([.D185];[.A185]);1)" table:style-name="ce1">
            <text:p>z</text:p>
          </table:table-cell>
          <table:table-cell office:value-type="string" office:string-value="z" table:formula="of:=RIGHT(LEFT([.D185];[.B185]);1)" table:style-name="ce1">
            <text:p>z</text:p>
          </table:table-cell>
          <table:table-cell office:value-type="boolean" office:boolean-value="false" table:formula="of:=+IF(XOR([.H185]=[.C185];[.I185]=[.C18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cvccccccsmlpcfccx</text:p>
          </table:table-cell>
          <table:table-cell office:value-type="float" office:value="13" table:formula="of:=LEN([.D186])-LEN(SUBSTITUTE([.D186];[.C186];&quot;&quot;))" table:style-name="ce1">
            <text:p>13</text:p>
          </table:table-cell>
          <table:table-cell office:value-type="boolean" office:boolean-value="false" table:formula="of:=+IF(AND([.E186]&gt;=[.A186];[.E186]&lt;=[.B186]);TRUE;FALSE)" table:style-name="ce1">
            <text:p>FALSE</text:p>
          </table:table-cell>
          <table:table-cell table:style-name="ce1"/>
          <table:table-cell office:value-type="string" office:string-value="l" table:formula="of:=RIGHT(LEFT([.D186];[.A186]);1)" table:style-name="ce1">
            <text:p>l</text:p>
          </table:table-cell>
          <table:table-cell office:value-type="string" office:string-value="p" table:formula="of:=RIGHT(LEFT([.D186];[.B186]);1)" table:style-name="ce1">
            <text:p>p</text:p>
          </table:table-cell>
          <table:table-cell office:value-type="boolean" office:boolean-value="false" table:formula="of:=+IF(XOR([.H186]=[.C186];[.I186]=[.C18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ppp</text:p>
          </table:table-cell>
          <table:table-cell office:value-type="float" office:value="6" table:formula="of:=LEN([.D187])-LEN(SUBSTITUTE([.D187];[.C187];&quot;&quot;))" table:style-name="ce1">
            <text:p>6</text:p>
          </table:table-cell>
          <table:table-cell office:value-type="boolean" office:boolean-value="false" table:formula="of:=+IF(AND([.E187]&gt;=[.A187];[.E187]&lt;=[.B187]);TRUE;FALSE)" table:style-name="ce1">
            <text:p>FALSE</text:p>
          </table:table-cell>
          <table:table-cell table:style-name="ce1"/>
          <table:table-cell office:value-type="string" office:string-value="p" table:formula="of:=RIGHT(LEFT([.D187];[.A187]);1)" table:style-name="ce1">
            <text:p>p</text:p>
          </table:table-cell>
          <table:table-cell office:value-type="string" office:string-value="p" table:formula="of:=RIGHT(LEFT([.D187];[.B187]);1)" table:style-name="ce1">
            <text:p>p</text:p>
          </table:table-cell>
          <table:table-cell office:value-type="boolean" office:boolean-value="false" table:formula="of:=+IF(XOR([.H187]=[.C187];[.I187]=[.C18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z</text:p>
          </table:table-cell>
          <table:table-cell office:value-type="string" table:style-name="ce1">
            <text:p>kgblzrqbzz</text:p>
          </table:table-cell>
          <table:table-cell office:value-type="float" office:value="3" table:formula="of:=LEN([.D188])-LEN(SUBSTITUTE([.D188];[.C188];&quot;&quot;))" table:style-name="ce1">
            <text:p>3</text:p>
          </table:table-cell>
          <table:table-cell office:value-type="boolean" office:boolean-value="false" table:formula="of:=+IF(AND([.E188]&gt;=[.A188];[.E188]&lt;=[.B188]);TRUE;FALSE)" table:style-name="ce1">
            <text:p>FALSE</text:p>
          </table:table-cell>
          <table:table-cell table:style-name="ce1"/>
          <table:table-cell office:value-type="string" office:string-value="z" table:formula="of:=RIGHT(LEFT([.D188];[.A188]);1)" table:style-name="ce1">
            <text:p>z</text:p>
          </table:table-cell>
          <table:table-cell office:value-type="string" office:string-value="z" table:formula="of:=RIGHT(LEFT([.D188];[.B188]);1)" table:style-name="ce1">
            <text:p>z</text:p>
          </table:table-cell>
          <table:table-cell office:value-type="boolean" office:boolean-value="false" table:formula="of:=+IF(XOR([.H188]=[.C188];[.I188]=[.C18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ppptpmppbpppqpp</text:p>
          </table:table-cell>
          <table:table-cell office:value-type="float" office:value="14" table:formula="of:=LEN([.D189])-LEN(SUBSTITUTE([.D189];[.C189];&quot;&quot;))" table:style-name="ce1">
            <text:p>14</text:p>
          </table:table-cell>
          <table:table-cell office:value-type="boolean" office:boolean-value="true" table:formula="of:=+IF(AND([.E189]&gt;=[.A189];[.E189]&lt;=[.B189]);TRUE;FALSE)" table:style-name="ce1">
            <text:p>TRUE</text:p>
          </table:table-cell>
          <table:table-cell table:style-name="ce1"/>
          <table:table-cell office:value-type="string" office:string-value="p" table:formula="of:=RIGHT(LEFT([.D189];[.A189]);1)" table:style-name="ce1">
            <text:p>p</text:p>
          </table:table-cell>
          <table:table-cell office:value-type="string" office:string-value="p" table:formula="of:=RIGHT(LEFT([.D189];[.B189]);1)" table:style-name="ce1">
            <text:p>p</text:p>
          </table:table-cell>
          <table:table-cell office:value-type="boolean" office:boolean-value="false" table:formula="of:=+IF(XOR([.H189]=[.C189];[.I189]=[.C18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ntbbcmswb</text:p>
          </table:table-cell>
          <table:table-cell office:value-type="float" office:value="3" table:formula="of:=LEN([.D190])-LEN(SUBSTITUTE([.D190];[.C190];&quot;&quot;))" table:style-name="ce1">
            <text:p>3</text:p>
          </table:table-cell>
          <table:table-cell office:value-type="boolean" office:boolean-value="false" table:formula="of:=+IF(AND([.E190]&gt;=[.A190];[.E190]&lt;=[.B190]);TRUE;FALSE)" table:style-name="ce1">
            <text:p>FALSE</text:p>
          </table:table-cell>
          <table:table-cell table:style-name="ce1"/>
          <table:table-cell office:value-type="string" office:string-value="m" table:formula="of:=RIGHT(LEFT([.D190];[.A190]);1)" table:style-name="ce1">
            <text:p>m</text:p>
          </table:table-cell>
          <table:table-cell office:value-type="string" office:string-value="s" table:formula="of:=RIGHT(LEFT([.D190];[.B190]);1)" table:style-name="ce1">
            <text:p>s</text:p>
          </table:table-cell>
          <table:table-cell office:value-type="boolean" office:boolean-value="false" table:formula="of:=+IF(XOR([.H190]=[.C190];[.I190]=[.C19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dddddddddddddgd</text:p>
          </table:table-cell>
          <table:table-cell office:value-type="float" office:value="16" table:formula="of:=LEN([.D191])-LEN(SUBSTITUTE([.D191];[.C191];&quot;&quot;))" table:style-name="ce1">
            <text:p>16</text:p>
          </table:table-cell>
          <table:table-cell office:value-type="boolean" office:boolean-value="true" table:formula="of:=+IF(AND([.E191]&gt;=[.A191];[.E191]&lt;=[.B191]);TRUE;FALSE)" table:style-name="ce1">
            <text:p>TRUE</text:p>
          </table:table-cell>
          <table:table-cell table:style-name="ce1"/>
          <table:table-cell office:value-type="string" office:string-value="g" table:formula="of:=RIGHT(LEFT([.D191];[.A191]);1)" table:style-name="ce1">
            <text:p>g</text:p>
          </table:table-cell>
          <table:table-cell office:value-type="string" office:string-value="d" table:formula="of:=RIGHT(LEFT([.D191];[.B191]);1)" table:style-name="ce1">
            <text:p>d</text:p>
          </table:table-cell>
          <table:table-cell office:value-type="boolean" office:boolean-value="true" table:formula="of:=+IF(XOR([.H191]=[.C191];[.I191]=[.C19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rrsrmrrrqtr</text:p>
          </table:table-cell>
          <table:table-cell office:value-type="float" office:value="8" table:formula="of:=LEN([.D192])-LEN(SUBSTITUTE([.D192];[.C192];&quot;&quot;))" table:style-name="ce1">
            <text:p>8</text:p>
          </table:table-cell>
          <table:table-cell office:value-type="boolean" office:boolean-value="false" table:formula="of:=+IF(AND([.E192]&gt;=[.A192];[.E192]&lt;=[.B192]);TRUE;FALSE)" table:style-name="ce1">
            <text:p>FALSE</text:p>
          </table:table-cell>
          <table:table-cell table:style-name="ce1"/>
          <table:table-cell office:value-type="string" office:string-value="q" table:formula="of:=RIGHT(LEFT([.D192];[.A192]);1)" table:style-name="ce1">
            <text:p>q</text:p>
          </table:table-cell>
          <table:table-cell office:value-type="string" office:string-value="t" table:formula="of:=RIGHT(LEFT([.D192];[.B192]);1)" table:style-name="ce1">
            <text:p>t</text:p>
          </table:table-cell>
          <table:table-cell office:value-type="boolean" office:boolean-value="false" table:formula="of:=+IF(XOR([.H192]=[.C192];[.I192]=[.C19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tqgz</text:p>
          </table:table-cell>
          <table:table-cell office:value-type="float" office:value="2" table:formula="of:=LEN([.D193])-LEN(SUBSTITUTE([.D193];[.C193];&quot;&quot;))" table:style-name="ce1">
            <text:p>2</text:p>
          </table:table-cell>
          <table:table-cell office:value-type="boolean" office:boolean-value="true" table:formula="of:=+IF(AND([.E193]&gt;=[.A193];[.E193]&lt;=[.B193]);TRUE;FALSE)" table:style-name="ce1">
            <text:p>TRUE</text:p>
          </table:table-cell>
          <table:table-cell table:style-name="ce1"/>
          <table:table-cell office:value-type="string" office:string-value="t" table:formula="of:=RIGHT(LEFT([.D193];[.A193]);1)" table:style-name="ce1">
            <text:p>t</text:p>
          </table:table-cell>
          <table:table-cell office:value-type="string" office:string-value="q" table:formula="of:=RIGHT(LEFT([.D193];[.B193]);1)" table:style-name="ce1">
            <text:p>q</text:p>
          </table:table-cell>
          <table:table-cell office:value-type="boolean" office:boolean-value="true" table:formula="of:=+IF(XOR([.H193]=[.C193];[.I193]=[.C19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xztzfkcch</text:p>
          </table:table-cell>
          <table:table-cell office:value-type="float" office:value="2" table:formula="of:=LEN([.D194])-LEN(SUBSTITUTE([.D194];[.C194];&quot;&quot;))" table:style-name="ce1">
            <text:p>2</text:p>
          </table:table-cell>
          <table:table-cell office:value-type="boolean" office:boolean-value="false" table:formula="of:=+IF(AND([.E194]&gt;=[.A194];[.E194]&lt;=[.B194]);TRUE;FALSE)" table:style-name="ce1">
            <text:p>FALSE</text:p>
          </table:table-cell>
          <table:table-cell table:style-name="ce1"/>
          <table:table-cell office:value-type="string" office:string-value="k" table:formula="of:=RIGHT(LEFT([.D194];[.A194]);1)" table:style-name="ce1">
            <text:p>k</text:p>
          </table:table-cell>
          <table:table-cell office:value-type="string" office:string-value="c" table:formula="of:=RIGHT(LEFT([.D194];[.B194]);1)" table:style-name="ce1">
            <text:p>c</text:p>
          </table:table-cell>
          <table:table-cell office:value-type="boolean" office:boolean-value="true" table:formula="of:=+IF(XOR([.H194]=[.C194];[.I194]=[.C19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lflllllllllzsl</text:p>
          </table:table-cell>
          <table:table-cell office:value-type="float" office:value="13" table:formula="of:=LEN([.D195])-LEN(SUBSTITUTE([.D195];[.C195];&quot;&quot;))" table:style-name="ce1">
            <text:p>13</text:p>
          </table:table-cell>
          <table:table-cell office:value-type="boolean" office:boolean-value="false" table:formula="of:=+IF(AND([.E195]&gt;=[.A195];[.E195]&lt;=[.B195]);TRUE;FALSE)" table:style-name="ce1">
            <text:p>FALSE</text:p>
          </table:table-cell>
          <table:table-cell table:style-name="ce1"/>
          <table:table-cell office:value-type="string" office:string-value="z" table:formula="of:=RIGHT(LEFT([.D195];[.A195]);1)" table:style-name="ce1">
            <text:p>z</text:p>
          </table:table-cell>
          <table:table-cell office:value-type="string" office:string-value="s" table:formula="of:=RIGHT(LEFT([.D195];[.B195]);1)" table:style-name="ce1">
            <text:p>s</text:p>
          </table:table-cell>
          <table:table-cell office:value-type="boolean" office:boolean-value="false" table:formula="of:=+IF(XOR([.H195]=[.C195];[.I195]=[.C19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</text:p>
          </table:table-cell>
          <table:table-cell office:value-type="string" table:style-name="ce1">
            <text:p>zssssss</text:p>
          </table:table-cell>
          <table:table-cell office:value-type="float" office:value="6" table:formula="of:=LEN([.D196])-LEN(SUBSTITUTE([.D196];[.C196];&quot;&quot;))" table:style-name="ce1">
            <text:p>6</text:p>
          </table:table-cell>
          <table:table-cell office:value-type="boolean" office:boolean-value="true" table:formula="of:=+IF(AND([.E196]&gt;=[.A196];[.E196]&lt;=[.B196]);TRUE;FALSE)" table:style-name="ce1">
            <text:p>TRUE</text:p>
          </table:table-cell>
          <table:table-cell table:style-name="ce1"/>
          <table:table-cell office:value-type="string" office:string-value="z" table:formula="of:=RIGHT(LEFT([.D196];[.A196]);1)" table:style-name="ce1">
            <text:p>z</text:p>
          </table:table-cell>
          <table:table-cell office:value-type="string" office:string-value="s" table:formula="of:=RIGHT(LEFT([.D196];[.B196]);1)" table:style-name="ce1">
            <text:p>s</text:p>
          </table:table-cell>
          <table:table-cell office:value-type="boolean" office:boolean-value="true" table:formula="of:=+IF(XOR([.H196]=[.C196];[.I196]=[.C19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dddwddvdpd</text:p>
          </table:table-cell>
          <table:table-cell office:value-type="float" office:value="7" table:formula="of:=LEN([.D197])-LEN(SUBSTITUTE([.D197];[.C197];&quot;&quot;))" table:style-name="ce1">
            <text:p>7</text:p>
          </table:table-cell>
          <table:table-cell office:value-type="boolean" office:boolean-value="true" table:formula="of:=+IF(AND([.E197]&gt;=[.A197];[.E197]&lt;=[.B197]);TRUE;FALSE)" table:style-name="ce1">
            <text:p>TRUE</text:p>
          </table:table-cell>
          <table:table-cell table:style-name="ce1"/>
          <table:table-cell office:value-type="string" office:string-value="w" table:formula="of:=RIGHT(LEFT([.D197];[.A197]);1)" table:style-name="ce1">
            <text:p>w</text:p>
          </table:table-cell>
          <table:table-cell office:value-type="string" office:string-value="v" table:formula="of:=RIGHT(LEFT([.D197];[.B197]);1)" table:style-name="ce1">
            <text:p>v</text:p>
          </table:table-cell>
          <table:table-cell office:value-type="boolean" office:boolean-value="false" table:formula="of:=+IF(XOR([.H197]=[.C197];[.I197]=[.C19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jjjjjjpjbj</text:p>
          </table:table-cell>
          <table:table-cell office:value-type="float" office:value="11" table:formula="of:=LEN([.D198])-LEN(SUBSTITUTE([.D198];[.C198];&quot;&quot;))" table:style-name="ce1">
            <text:p>11</text:p>
          </table:table-cell>
          <table:table-cell office:value-type="boolean" office:boolean-value="true" table:formula="of:=+IF(AND([.E198]&gt;=[.A198];[.E198]&lt;=[.B198]);TRUE;FALSE)" table:style-name="ce1">
            <text:p>TRUE</text:p>
          </table:table-cell>
          <table:table-cell table:style-name="ce1"/>
          <table:table-cell office:value-type="string" office:string-value="p" table:formula="of:=RIGHT(LEFT([.D198];[.A198]);1)" table:style-name="ce1">
            <text:p>p</text:p>
          </table:table-cell>
          <table:table-cell office:value-type="string" office:string-value="b" table:formula="of:=RIGHT(LEFT([.D198];[.B198]);1)" table:style-name="ce1">
            <text:p>b</text:p>
          </table:table-cell>
          <table:table-cell office:value-type="boolean" office:boolean-value="false" table:formula="of:=+IF(XOR([.H198]=[.C198];[.I198]=[.C19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q</text:p>
          </table:table-cell>
          <table:table-cell office:value-type="string" table:style-name="ce1">
            <text:p>tqqqqqqqqnqqwqk</text:p>
          </table:table-cell>
          <table:table-cell office:value-type="float" office:value="11" table:formula="of:=LEN([.D199])-LEN(SUBSTITUTE([.D199];[.C199];&quot;&quot;))" table:style-name="ce1">
            <text:p>11</text:p>
          </table:table-cell>
          <table:table-cell office:value-type="boolean" office:boolean-value="false" table:formula="of:=+IF(AND([.E199]&gt;=[.A199];[.E199]&lt;=[.B199]);TRUE;FALSE)" table:style-name="ce1">
            <text:p>FALSE</text:p>
          </table:table-cell>
          <table:table-cell table:style-name="ce1"/>
          <table:table-cell office:value-type="string" office:string-value="t" table:formula="of:=RIGHT(LEFT([.D199];[.A199]);1)" table:style-name="ce1">
            <text:p>t</text:p>
          </table:table-cell>
          <table:table-cell office:value-type="string" office:string-value="q" table:formula="of:=RIGHT(LEFT([.D199];[.B199]);1)" table:style-name="ce1">
            <text:p>q</text:p>
          </table:table-cell>
          <table:table-cell office:value-type="boolean" office:boolean-value="true" table:formula="of:=+IF(XOR([.H199]=[.C199];[.I199]=[.C19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hpwwttwqb</text:p>
          </table:table-cell>
          <table:table-cell office:value-type="float" office:value="2" table:formula="of:=LEN([.D200])-LEN(SUBSTITUTE([.D200];[.C200];&quot;&quot;))" table:style-name="ce1">
            <text:p>2</text:p>
          </table:table-cell>
          <table:table-cell office:value-type="boolean" office:boolean-value="true" table:formula="of:=+IF(AND([.E200]&gt;=[.A200];[.E200]&lt;=[.B200]);TRUE;FALSE)" table:style-name="ce1">
            <text:p>TRUE</text:p>
          </table:table-cell>
          <table:table-cell table:style-name="ce1"/>
          <table:table-cell office:value-type="string" office:string-value="h" table:formula="of:=RIGHT(LEFT([.D200];[.A200]);1)" table:style-name="ce1">
            <text:p>h</text:p>
          </table:table-cell>
          <table:table-cell office:value-type="string" office:string-value="w" table:formula="of:=RIGHT(LEFT([.D200];[.B200]);1)" table:style-name="ce1">
            <text:p>w</text:p>
          </table:table-cell>
          <table:table-cell office:value-type="boolean" office:boolean-value="false" table:formula="of:=+IF(XOR([.H200]=[.C200];[.I200]=[.C20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rssssssz</text:p>
          </table:table-cell>
          <table:table-cell office:value-type="float" office:value="6" table:formula="of:=LEN([.D201])-LEN(SUBSTITUTE([.D201];[.C201];&quot;&quot;))" table:style-name="ce1">
            <text:p>6</text:p>
          </table:table-cell>
          <table:table-cell office:value-type="boolean" office:boolean-value="false" table:formula="of:=+IF(AND([.E201]&gt;=[.A201];[.E201]&lt;=[.B201]);TRUE;FALSE)" table:style-name="ce1">
            <text:p>FALSE</text:p>
          </table:table-cell>
          <table:table-cell table:style-name="ce1"/>
          <table:table-cell office:value-type="string" office:string-value="s" table:formula="of:=RIGHT(LEFT([.D201];[.A201]);1)" table:style-name="ce1">
            <text:p>s</text:p>
          </table:table-cell>
          <table:table-cell office:value-type="string" office:string-value="z" table:formula="of:=RIGHT(LEFT([.D201];[.B201]);1)" table:style-name="ce1">
            <text:p>z</text:p>
          </table:table-cell>
          <table:table-cell office:value-type="boolean" office:boolean-value="true" table:formula="of:=+IF(XOR([.H201]=[.C201];[.I201]=[.C20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jcfc</text:p>
          </table:table-cell>
          <table:table-cell office:value-type="float" office:value="3" table:formula="of:=LEN([.D202])-LEN(SUBSTITUTE([.D202];[.C202];&quot;&quot;))" table:style-name="ce1">
            <text:p>3</text:p>
          </table:table-cell>
          <table:table-cell office:value-type="boolean" office:boolean-value="true" table:formula="of:=+IF(AND([.E202]&gt;=[.A202];[.E202]&lt;=[.B202]);TRUE;FALSE)" table:style-name="ce1">
            <text:p>TRUE</text:p>
          </table:table-cell>
          <table:table-cell table:style-name="ce1"/>
          <table:table-cell office:value-type="string" office:string-value="c" table:formula="of:=RIGHT(LEFT([.D202];[.A202]);1)" table:style-name="ce1">
            <text:p>c</text:p>
          </table:table-cell>
          <table:table-cell office:value-type="string" office:string-value="f" table:formula="of:=RIGHT(LEFT([.D202];[.B202]);1)" table:style-name="ce1">
            <text:p>f</text:p>
          </table:table-cell>
          <table:table-cell office:value-type="boolean" office:boolean-value="true" table:formula="of:=+IF(XOR([.H202]=[.C202];[.I202]=[.C20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fvzsncmfv</text:p>
          </table:table-cell>
          <table:table-cell office:value-type="float" office:value="2" table:formula="of:=LEN([.D203])-LEN(SUBSTITUTE([.D203];[.C203];&quot;&quot;))" table:style-name="ce1">
            <text:p>2</text:p>
          </table:table-cell>
          <table:table-cell office:value-type="boolean" office:boolean-value="false" table:formula="of:=+IF(AND([.E203]&gt;=[.A203];[.E203]&lt;=[.B203]);TRUE;FALSE)" table:style-name="ce1">
            <text:p>FALSE</text:p>
          </table:table-cell>
          <table:table-cell table:style-name="ce1"/>
          <table:table-cell office:value-type="string" office:string-value="v" table:formula="of:=RIGHT(LEFT([.D203];[.A203]);1)" table:style-name="ce1">
            <text:p>v</text:p>
          </table:table-cell>
          <table:table-cell office:value-type="string" office:string-value="v" table:formula="of:=RIGHT(LEFT([.D203];[.B203]);1)" table:style-name="ce1">
            <text:p>v</text:p>
          </table:table-cell>
          <table:table-cell office:value-type="boolean" office:boolean-value="false" table:formula="of:=+IF(XOR([.H203]=[.C203];[.I203]=[.C20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lshczltjfqkmkt</text:p>
          </table:table-cell>
          <table:table-cell office:value-type="float" office:value="2" table:formula="of:=LEN([.D204])-LEN(SUBSTITUTE([.D204];[.C204];&quot;&quot;))" table:style-name="ce1">
            <text:p>2</text:p>
          </table:table-cell>
          <table:table-cell office:value-type="boolean" office:boolean-value="false" table:formula="of:=+IF(AND([.E204]&gt;=[.A204];[.E204]&lt;=[.B204]);TRUE;FALSE)" table:style-name="ce1">
            <text:p>FALSE</text:p>
          </table:table-cell>
          <table:table-cell table:style-name="ce1"/>
          <table:table-cell office:value-type="string" office:string-value="c" table:formula="of:=RIGHT(LEFT([.D204];[.A204]);1)" table:style-name="ce1">
            <text:p>c</text:p>
          </table:table-cell>
          <table:table-cell office:value-type="string" office:string-value="t" table:formula="of:=RIGHT(LEFT([.D204];[.B204]);1)" table:style-name="ce1">
            <text:p>t</text:p>
          </table:table-cell>
          <table:table-cell office:value-type="boolean" office:boolean-value="true" table:formula="of:=+IF(XOR([.H204]=[.C204];[.I204]=[.C20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xxxxxxfxxxxzxxrxx</text:p>
          </table:table-cell>
          <table:table-cell office:value-type="float" office:value="15" table:formula="of:=LEN([.D205])-LEN(SUBSTITUTE([.D205];[.C205];&quot;&quot;))" table:style-name="ce1">
            <text:p>15</text:p>
          </table:table-cell>
          <table:table-cell office:value-type="boolean" office:boolean-value="true" table:formula="of:=+IF(AND([.E205]&gt;=[.A205];[.E205]&lt;=[.B205]);TRUE;FALSE)" table:style-name="ce1">
            <text:p>TRUE</text:p>
          </table:table-cell>
          <table:table-cell table:style-name="ce1"/>
          <table:table-cell office:value-type="string" office:string-value="z" table:formula="of:=RIGHT(LEFT([.D205];[.A205]);1)" table:style-name="ce1">
            <text:p>z</text:p>
          </table:table-cell>
          <table:table-cell office:value-type="string" office:string-value="r" table:formula="of:=RIGHT(LEFT([.D205];[.B205]);1)" table:style-name="ce1">
            <text:p>r</text:p>
          </table:table-cell>
          <table:table-cell office:value-type="boolean" office:boolean-value="false" table:formula="of:=+IF(XOR([.H205]=[.C205];[.I205]=[.C20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zkzlzmzz</text:p>
          </table:table-cell>
          <table:table-cell office:value-type="float" office:value="5" table:formula="of:=LEN([.D206])-LEN(SUBSTITUTE([.D206];[.C206];&quot;&quot;))" table:style-name="ce1">
            <text:p>5</text:p>
          </table:table-cell>
          <table:table-cell office:value-type="boolean" office:boolean-value="false" table:formula="of:=+IF(AND([.E206]&gt;=[.A206];[.E206]&lt;=[.B206]);TRUE;FALSE)" table:style-name="ce1">
            <text:p>FALSE</text:p>
          </table:table-cell>
          <table:table-cell table:style-name="ce1"/>
          <table:table-cell office:value-type="string" office:string-value="p" table:formula="of:=RIGHT(LEFT([.D206];[.A206]);1)" table:style-name="ce1">
            <text:p>p</text:p>
          </table:table-cell>
          <table:table-cell office:value-type="string" office:string-value="k" table:formula="of:=RIGHT(LEFT([.D206];[.B206]);1)" table:style-name="ce1">
            <text:p>k</text:p>
          </table:table-cell>
          <table:table-cell office:value-type="boolean" office:boolean-value="false" table:formula="of:=+IF(XOR([.H206]=[.C206];[.I206]=[.C20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kbfdtdd</text:p>
          </table:table-cell>
          <table:table-cell office:value-type="float" office:value="5" table:formula="of:=LEN([.D207])-LEN(SUBSTITUTE([.D207];[.C207];&quot;&quot;))" table:style-name="ce1">
            <text:p>5</text:p>
          </table:table-cell>
          <table:table-cell office:value-type="boolean" office:boolean-value="true" table:formula="of:=+IF(AND([.E207]&gt;=[.A207];[.E207]&lt;=[.B207]);TRUE;FALSE)" table:style-name="ce1">
            <text:p>TRUE</text:p>
          </table:table-cell>
          <table:table-cell table:style-name="ce1"/>
          <table:table-cell office:value-type="string" office:string-value="b" table:formula="of:=RIGHT(LEFT([.D207];[.A207]);1)" table:style-name="ce1">
            <text:p>b</text:p>
          </table:table-cell>
          <table:table-cell office:value-type="string" office:string-value="f" table:formula="of:=RIGHT(LEFT([.D207];[.B207]);1)" table:style-name="ce1">
            <text:p>f</text:p>
          </table:table-cell>
          <table:table-cell office:value-type="boolean" office:boolean-value="false" table:formula="of:=+IF(XOR([.H207]=[.C207];[.I207]=[.C20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rrrrrrrlfkj</text:p>
          </table:table-cell>
          <table:table-cell office:value-type="float" office:value="8" table:formula="of:=LEN([.D208])-LEN(SUBSTITUTE([.D208];[.C208];&quot;&quot;))" table:style-name="ce1">
            <text:p>8</text:p>
          </table:table-cell>
          <table:table-cell office:value-type="boolean" office:boolean-value="false" table:formula="of:=+IF(AND([.E208]&gt;=[.A208];[.E208]&lt;=[.B208]);TRUE;FALSE)" table:style-name="ce1">
            <text:p>FALSE</text:p>
          </table:table-cell>
          <table:table-cell table:style-name="ce1"/>
          <table:table-cell office:value-type="string" office:string-value="l" table:formula="of:=RIGHT(LEFT([.D208];[.A208]);1)" table:style-name="ce1">
            <text:p>l</text:p>
          </table:table-cell>
          <table:table-cell office:value-type="string" office:string-value="f" table:formula="of:=RIGHT(LEFT([.D208];[.B208]);1)" table:style-name="ce1">
            <text:p>f</text:p>
          </table:table-cell>
          <table:table-cell office:value-type="boolean" office:boolean-value="false" table:formula="of:=+IF(XOR([.H208]=[.C208];[.I208]=[.C20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vtbsssjsldts</text:p>
          </table:table-cell>
          <table:table-cell office:value-type="float" office:value="6" table:formula="of:=LEN([.D209])-LEN(SUBSTITUTE([.D209];[.C209];&quot;&quot;))" table:style-name="ce1">
            <text:p>6</text:p>
          </table:table-cell>
          <table:table-cell office:value-type="boolean" office:boolean-value="true" table:formula="of:=+IF(AND([.E209]&gt;=[.A209];[.E209]&lt;=[.B209]);TRUE;FALSE)" table:style-name="ce1">
            <text:p>TRUE</text:p>
          </table:table-cell>
          <table:table-cell table:style-name="ce1"/>
          <table:table-cell office:value-type="string" office:string-value="t" table:formula="of:=RIGHT(LEFT([.D209];[.A209]);1)" table:style-name="ce1">
            <text:p>t</text:p>
          </table:table-cell>
          <table:table-cell office:value-type="string" office:string-value="s" table:formula="of:=RIGHT(LEFT([.D209];[.B209]);1)" table:style-name="ce1">
            <text:p>s</text:p>
          </table:table-cell>
          <table:table-cell office:value-type="boolean" office:boolean-value="true" table:formula="of:=+IF(XOR([.H209]=[.C209];[.I209]=[.C20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cgxzqtctrc</text:p>
          </table:table-cell>
          <table:table-cell office:value-type="float" office:value="6" table:formula="of:=LEN([.D210])-LEN(SUBSTITUTE([.D210];[.C210];&quot;&quot;))" table:style-name="ce1">
            <text:p>6</text:p>
          </table:table-cell>
          <table:table-cell office:value-type="boolean" office:boolean-value="false" table:formula="of:=+IF(AND([.E210]&gt;=[.A210];[.E210]&lt;=[.B210]);TRUE;FALSE)" table:style-name="ce1">
            <text:p>FALSE</text:p>
          </table:table-cell>
          <table:table-cell table:style-name="ce1"/>
          <table:table-cell office:value-type="string" office:string-value="c" table:formula="of:=RIGHT(LEFT([.D210];[.A210]);1)" table:style-name="ce1">
            <text:p>c</text:p>
          </table:table-cell>
          <table:table-cell office:value-type="string" office:string-value="c" table:formula="of:=RIGHT(LEFT([.D210];[.B210]);1)" table:style-name="ce1">
            <text:p>c</text:p>
          </table:table-cell>
          <table:table-cell office:value-type="boolean" office:boolean-value="false" table:formula="of:=+IF(XOR([.H210]=[.C210];[.I210]=[.C21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</text:p>
          </table:table-cell>
          <table:table-cell office:value-type="string" table:style-name="ce1">
            <text:p>zgwqgrx</text:p>
          </table:table-cell>
          <table:table-cell office:value-type="float" office:value="1" table:formula="of:=LEN([.D211])-LEN(SUBSTITUTE([.D211];[.C211];&quot;&quot;))" table:style-name="ce1">
            <text:p>1</text:p>
          </table:table-cell>
          <table:table-cell office:value-type="boolean" office:boolean-value="true" table:formula="of:=+IF(AND([.E211]&gt;=[.A211];[.E211]&lt;=[.B211]);TRUE;FALSE)" table:style-name="ce1">
            <text:p>TRUE</text:p>
          </table:table-cell>
          <table:table-cell table:style-name="ce1"/>
          <table:table-cell office:value-type="string" office:string-value="z" table:formula="of:=RIGHT(LEFT([.D211];[.A211]);1)" table:style-name="ce1">
            <text:p>z</text:p>
          </table:table-cell>
          <table:table-cell office:value-type="string" office:string-value="x" table:formula="of:=RIGHT(LEFT([.D211];[.B211]);1)" table:style-name="ce1">
            <text:p>x</text:p>
          </table:table-cell>
          <table:table-cell office:value-type="boolean" office:boolean-value="false" table:formula="of:=+IF(XOR([.H211]=[.C211];[.I211]=[.C21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nffrfg</text:p>
          </table:table-cell>
          <table:table-cell office:value-type="float" office:value="5" table:formula="of:=LEN([.D212])-LEN(SUBSTITUTE([.D212];[.C212];&quot;&quot;))" table:style-name="ce1">
            <text:p>5</text:p>
          </table:table-cell>
          <table:table-cell office:value-type="boolean" office:boolean-value="false" table:formula="of:=+IF(AND([.E212]&gt;=[.A212];[.E212]&lt;=[.B212]);TRUE;FALSE)" table:style-name="ce1">
            <text:p>FALSE</text:p>
          </table:table-cell>
          <table:table-cell table:style-name="ce1"/>
          <table:table-cell office:value-type="string" office:string-value="r" table:formula="of:=RIGHT(LEFT([.D212];[.A212]);1)" table:style-name="ce1">
            <text:p>r</text:p>
          </table:table-cell>
          <table:table-cell office:value-type="string" office:string-value="g" table:formula="of:=RIGHT(LEFT([.D212];[.B212]);1)" table:style-name="ce1">
            <text:p>g</text:p>
          </table:table-cell>
          <table:table-cell office:value-type="boolean" office:boolean-value="false" table:formula="of:=+IF(XOR([.H212]=[.C212];[.I212]=[.C21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kffcffp</text:p>
          </table:table-cell>
          <table:table-cell office:value-type="float" office:value="4" table:formula="of:=LEN([.D213])-LEN(SUBSTITUTE([.D213];[.C213];&quot;&quot;))" table:style-name="ce1">
            <text:p>4</text:p>
          </table:table-cell>
          <table:table-cell office:value-type="boolean" office:boolean-value="true" table:formula="of:=+IF(AND([.E213]&gt;=[.A213];[.E213]&lt;=[.B213]);TRUE;FALSE)" table:style-name="ce1">
            <text:p>TRUE</text:p>
          </table:table-cell>
          <table:table-cell table:style-name="ce1"/>
          <table:table-cell office:value-type="string" office:string-value="c" table:formula="of:=RIGHT(LEFT([.D213];[.A213]);1)" table:style-name="ce1">
            <text:p>c</text:p>
          </table:table-cell>
          <table:table-cell office:value-type="string" office:string-value="f" table:formula="of:=RIGHT(LEFT([.D213];[.B213]);1)" table:style-name="ce1">
            <text:p>f</text:p>
          </table:table-cell>
          <table:table-cell office:value-type="boolean" office:boolean-value="true" table:formula="of:=+IF(XOR([.H213]=[.C213];[.I213]=[.C21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gcm</text:p>
          </table:table-cell>
          <table:table-cell office:value-type="float" office:value="1" table:formula="of:=LEN([.D214])-LEN(SUBSTITUTE([.D214];[.C214];&quot;&quot;))" table:style-name="ce1">
            <text:p>1</text:p>
          </table:table-cell>
          <table:table-cell office:value-type="boolean" office:boolean-value="true" table:formula="of:=+IF(AND([.E214]&gt;=[.A214];[.E214]&lt;=[.B214]);TRUE;FALSE)" table:style-name="ce1">
            <text:p>TRUE</text:p>
          </table:table-cell>
          <table:table-cell table:style-name="ce1"/>
          <table:table-cell office:value-type="string" office:string-value="g" table:formula="of:=RIGHT(LEFT([.D214];[.A214]);1)" table:style-name="ce1">
            <text:p>g</text:p>
          </table:table-cell>
          <table:table-cell office:value-type="string" office:string-value="g" table:formula="of:=RIGHT(LEFT([.D214];[.B214]);1)" table:style-name="ce1">
            <text:p>g</text:p>
          </table:table-cell>
          <table:table-cell office:value-type="boolean" office:boolean-value="false" table:formula="of:=+IF(XOR([.H214]=[.C214];[.I214]=[.C21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zdgz</text:p>
          </table:table-cell>
          <table:table-cell office:value-type="float" office:value="4" table:formula="of:=LEN([.D215])-LEN(SUBSTITUTE([.D215];[.C215];&quot;&quot;))" table:style-name="ce1">
            <text:p>4</text:p>
          </table:table-cell>
          <table:table-cell office:value-type="boolean" office:boolean-value="false" table:formula="of:=+IF(AND([.E215]&gt;=[.A215];[.E215]&lt;=[.B215]);TRUE;FALSE)" table:style-name="ce1">
            <text:p>FALSE</text:p>
          </table:table-cell>
          <table:table-cell table:style-name="ce1"/>
          <table:table-cell office:value-type="string" office:string-value="g" table:formula="of:=RIGHT(LEFT([.D215];[.A215]);1)" table:style-name="ce1">
            <text:p>g</text:p>
          </table:table-cell>
          <table:table-cell office:value-type="string" office:string-value="z" table:formula="of:=RIGHT(LEFT([.D215];[.B215]);1)" table:style-name="ce1">
            <text:p>z</text:p>
          </table:table-cell>
          <table:table-cell office:value-type="boolean" office:boolean-value="true" table:formula="of:=+IF(XOR([.H215]=[.C215];[.I215]=[.C21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njjjjjjjjjjjj</text:p>
          </table:table-cell>
          <table:table-cell office:value-type="float" office:value="15" table:formula="of:=LEN([.D216])-LEN(SUBSTITUTE([.D216];[.C216];&quot;&quot;))" table:style-name="ce1">
            <text:p>15</text:p>
          </table:table-cell>
          <table:table-cell office:value-type="boolean" office:boolean-value="false" table:formula="of:=+IF(AND([.E216]&gt;=[.A216];[.E216]&lt;=[.B216]);TRUE;FALSE)" table:style-name="ce1">
            <text:p>FALSE</text:p>
          </table:table-cell>
          <table:table-cell table:style-name="ce1"/>
          <table:table-cell office:value-type="string" office:string-value="j" table:formula="of:=RIGHT(LEFT([.D216];[.A216]);1)" table:style-name="ce1">
            <text:p>j</text:p>
          </table:table-cell>
          <table:table-cell office:value-type="string" office:string-value="j" table:formula="of:=RIGHT(LEFT([.D216];[.B216]);1)" table:style-name="ce1">
            <text:p>j</text:p>
          </table:table-cell>
          <table:table-cell office:value-type="boolean" office:boolean-value="false" table:formula="of:=+IF(XOR([.H216]=[.C216];[.I216]=[.C21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xttgzggnfhsrjqdbppps</text:p>
          </table:table-cell>
          <table:table-cell office:value-type="float" office:value="1" table:formula="of:=LEN([.D217])-LEN(SUBSTITUTE([.D217];[.C217];&quot;&quot;))" table:style-name="ce1">
            <text:p>1</text:p>
          </table:table-cell>
          <table:table-cell office:value-type="boolean" office:boolean-value="false" table:formula="of:=+IF(AND([.E217]&gt;=[.A217];[.E217]&lt;=[.B217]);TRUE;FALSE)" table:style-name="ce1">
            <text:p>FALSE</text:p>
          </table:table-cell>
          <table:table-cell table:style-name="ce1"/>
          <table:table-cell office:value-type="string" office:string-value="t" table:formula="of:=RIGHT(LEFT([.D217];[.A217]);1)" table:style-name="ce1">
            <text:p>t</text:p>
          </table:table-cell>
          <table:table-cell office:value-type="string" office:string-value="p" table:formula="of:=RIGHT(LEFT([.D217];[.B217]);1)" table:style-name="ce1">
            <text:p>p</text:p>
          </table:table-cell>
          <table:table-cell office:value-type="boolean" office:boolean-value="false" table:formula="of:=+IF(XOR([.H217]=[.C217];[.I217]=[.C21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xrcfff</text:p>
          </table:table-cell>
          <table:table-cell office:value-type="float" office:value="3" table:formula="of:=LEN([.D218])-LEN(SUBSTITUTE([.D218];[.C218];&quot;&quot;))" table:style-name="ce1">
            <text:p>3</text:p>
          </table:table-cell>
          <table:table-cell office:value-type="boolean" office:boolean-value="false" table:formula="of:=+IF(AND([.E218]&gt;=[.A218];[.E218]&lt;=[.B218]);TRUE;FALSE)" table:style-name="ce1">
            <text:p>FALSE</text:p>
          </table:table-cell>
          <table:table-cell table:style-name="ce1"/>
          <table:table-cell office:value-type="string" office:string-value="f" table:formula="of:=RIGHT(LEFT([.D218];[.A218]);1)" table:style-name="ce1">
            <text:p>f</text:p>
          </table:table-cell>
          <table:table-cell office:value-type="string" office:string-value="f" table:formula="of:=RIGHT(LEFT([.D218];[.B218]);1)" table:style-name="ce1">
            <text:p>f</text:p>
          </table:table-cell>
          <table:table-cell office:value-type="boolean" office:boolean-value="false" table:formula="of:=+IF(XOR([.H218]=[.C218];[.I218]=[.C21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z</text:p>
          </table:table-cell>
          <table:table-cell office:value-type="string" table:style-name="ce1">
            <text:p>wzzg</text:p>
          </table:table-cell>
          <table:table-cell office:value-type="float" office:value="2" table:formula="of:=LEN([.D219])-LEN(SUBSTITUTE([.D219];[.C219];&quot;&quot;))" table:style-name="ce1">
            <text:p>2</text:p>
          </table:table-cell>
          <table:table-cell office:value-type="boolean" office:boolean-value="true" table:formula="of:=+IF(AND([.E219]&gt;=[.A219];[.E219]&lt;=[.B219]);TRUE;FALSE)" table:style-name="ce1">
            <text:p>TRUE</text:p>
          </table:table-cell>
          <table:table-cell table:style-name="ce1"/>
          <table:table-cell office:value-type="string" office:string-value="w" table:formula="of:=RIGHT(LEFT([.D219];[.A219]);1)" table:style-name="ce1">
            <text:p>w</text:p>
          </table:table-cell>
          <table:table-cell office:value-type="string" office:string-value="z" table:formula="of:=RIGHT(LEFT([.D219];[.B219]);1)" table:style-name="ce1">
            <text:p>z</text:p>
          </table:table-cell>
          <table:table-cell office:value-type="boolean" office:boolean-value="true" table:formula="of:=+IF(XOR([.H219]=[.C219];[.I219]=[.C21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hvl</text:p>
          </table:table-cell>
          <table:table-cell office:value-type="float" office:value="3" table:formula="of:=LEN([.D220])-LEN(SUBSTITUTE([.D220];[.C220];&quot;&quot;))" table:style-name="ce1">
            <text:p>3</text:p>
          </table:table-cell>
          <table:table-cell office:value-type="boolean" office:boolean-value="false" table:formula="of:=+IF(AND([.E220]&gt;=[.A220];[.E220]&lt;=[.B220]);TRUE;FALSE)" table:style-name="ce1">
            <text:p>FALSE</text:p>
          </table:table-cell>
          <table:table-cell table:style-name="ce1"/>
          <table:table-cell office:value-type="string" office:string-value="h" table:formula="of:=RIGHT(LEFT([.D220];[.A220]);1)" table:style-name="ce1">
            <text:p>h</text:p>
          </table:table-cell>
          <table:table-cell office:value-type="string" office:string-value="h" table:formula="of:=RIGHT(LEFT([.D220];[.B220]);1)" table:style-name="ce1">
            <text:p>h</text:p>
          </table:table-cell>
          <table:table-cell office:value-type="boolean" office:boolean-value="false" table:formula="of:=+IF(XOR([.H220]=[.C220];[.I220]=[.C22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qqqqqqqqqmqqqqqqq</text:p>
          </table:table-cell>
          <table:table-cell office:value-type="float" office:value="17" table:formula="of:=LEN([.D221])-LEN(SUBSTITUTE([.D221];[.C221];&quot;&quot;))" table:style-name="ce1">
            <text:p>17</text:p>
          </table:table-cell>
          <table:table-cell office:value-type="boolean" office:boolean-value="true" table:formula="of:=+IF(AND([.E221]&gt;=[.A221];[.E221]&lt;=[.B221]);TRUE;FALSE)" table:style-name="ce1">
            <text:p>TRUE</text:p>
          </table:table-cell>
          <table:table-cell table:style-name="ce1"/>
          <table:table-cell office:value-type="string" office:string-value="q" table:formula="of:=RIGHT(LEFT([.D221];[.A221]);1)" table:style-name="ce1">
            <text:p>q</text:p>
          </table:table-cell>
          <table:table-cell office:value-type="string" office:string-value="q" table:formula="of:=RIGHT(LEFT([.D221];[.B221]);1)" table:style-name="ce1">
            <text:p>q</text:p>
          </table:table-cell>
          <table:table-cell office:value-type="boolean" office:boolean-value="false" table:formula="of:=+IF(XOR([.H221]=[.C221];[.I221]=[.C22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q</text:p>
          </table:table-cell>
          <table:table-cell office:value-type="string" table:style-name="ce1">
            <text:p>bjqq</text:p>
          </table:table-cell>
          <table:table-cell office:value-type="float" office:value="2" table:formula="of:=LEN([.D222])-LEN(SUBSTITUTE([.D222];[.C222];&quot;&quot;))" table:style-name="ce1">
            <text:p>2</text:p>
          </table:table-cell>
          <table:table-cell office:value-type="boolean" office:boolean-value="true" table:formula="of:=+IF(AND([.E222]&gt;=[.A222];[.E222]&lt;=[.B222]);TRUE;FALSE)" table:style-name="ce1">
            <text:p>TRUE</text:p>
          </table:table-cell>
          <table:table-cell table:style-name="ce1"/>
          <table:table-cell office:value-type="string" office:string-value="j" table:formula="of:=RIGHT(LEFT([.D222];[.A222]);1)" table:style-name="ce1">
            <text:p>j</text:p>
          </table:table-cell>
          <table:table-cell office:value-type="string" office:string-value="q" table:formula="of:=RIGHT(LEFT([.D222];[.B222]);1)" table:style-name="ce1">
            <text:p>q</text:p>
          </table:table-cell>
          <table:table-cell office:value-type="boolean" office:boolean-value="true" table:formula="of:=+IF(XOR([.H222]=[.C222];[.I222]=[.C22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</text:p>
          </table:table-cell>
          <table:table-cell office:value-type="string" table:style-name="ce1">
            <text:p>zwwwgww</text:p>
          </table:table-cell>
          <table:table-cell office:value-type="float" office:value="5" table:formula="of:=LEN([.D223])-LEN(SUBSTITUTE([.D223];[.C223];&quot;&quot;))" table:style-name="ce1">
            <text:p>5</text:p>
          </table:table-cell>
          <table:table-cell office:value-type="boolean" office:boolean-value="true" table:formula="of:=+IF(AND([.E223]&gt;=[.A223];[.E223]&lt;=[.B223]);TRUE;FALSE)" table:style-name="ce1">
            <text:p>TRUE</text:p>
          </table:table-cell>
          <table:table-cell table:style-name="ce1"/>
          <table:table-cell office:value-type="string" office:string-value="z" table:formula="of:=RIGHT(LEFT([.D223];[.A223]);1)" table:style-name="ce1">
            <text:p>z</text:p>
          </table:table-cell>
          <table:table-cell office:value-type="string" office:string-value="g" table:formula="of:=RIGHT(LEFT([.D223];[.B223]);1)" table:style-name="ce1">
            <text:p>g</text:p>
          </table:table-cell>
          <table:table-cell office:value-type="boolean" office:boolean-value="false" table:formula="of:=+IF(XOR([.H223]=[.C223];[.I223]=[.C22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</text:p>
          </table:table-cell>
          <table:table-cell office:value-type="string" table:style-name="ce1">
            <text:p>jnvpmgj</text:p>
          </table:table-cell>
          <table:table-cell office:value-type="float" office:value="0" table:formula="of:=LEN([.D224])-LEN(SUBSTITUTE([.D224];[.C224];&quot;&quot;))" table:style-name="ce1">
            <text:p>0</text:p>
          </table:table-cell>
          <table:table-cell office:value-type="boolean" office:boolean-value="false" table:formula="of:=+IF(AND([.E224]&gt;=[.A224];[.E224]&lt;=[.B224]);TRUE;FALSE)" table:style-name="ce1">
            <text:p>FALSE</text:p>
          </table:table-cell>
          <table:table-cell table:style-name="ce1"/>
          <table:table-cell office:value-type="string" office:string-value="m" table:formula="of:=RIGHT(LEFT([.D224];[.A224]);1)" table:style-name="ce1">
            <text:p>m</text:p>
          </table:table-cell>
          <table:table-cell office:value-type="string" office:string-value="j" table:formula="of:=RIGHT(LEFT([.D224];[.B224]);1)" table:style-name="ce1">
            <text:p>j</text:p>
          </table:table-cell>
          <table:table-cell office:value-type="boolean" office:boolean-value="false" table:formula="of:=+IF(XOR([.H224]=[.C224];[.I224]=[.C22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q</text:p>
          </table:table-cell>
          <table:table-cell office:value-type="string" table:style-name="ce1">
            <text:p>zctgztwpqq</text:p>
          </table:table-cell>
          <table:table-cell office:value-type="float" office:value="2" table:formula="of:=LEN([.D225])-LEN(SUBSTITUTE([.D225];[.C225];&quot;&quot;))" table:style-name="ce1">
            <text:p>2</text:p>
          </table:table-cell>
          <table:table-cell office:value-type="boolean" office:boolean-value="false" table:formula="of:=+IF(AND([.E225]&gt;=[.A225];[.E225]&lt;=[.B225]);TRUE;FALSE)" table:style-name="ce1">
            <text:p>FALSE</text:p>
          </table:table-cell>
          <table:table-cell table:style-name="ce1"/>
          <table:table-cell office:value-type="string" office:string-value="q" table:formula="of:=RIGHT(LEFT([.D225];[.A225]);1)" table:style-name="ce1">
            <text:p>q</text:p>
          </table:table-cell>
          <table:table-cell office:value-type="string" office:string-value="q" table:formula="of:=RIGHT(LEFT([.D225];[.B225]);1)" table:style-name="ce1">
            <text:p>q</text:p>
          </table:table-cell>
          <table:table-cell office:value-type="boolean" office:boolean-value="false" table:formula="of:=+IF(XOR([.H225]=[.C225];[.I225]=[.C22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kjjkjnjwqqjjjzgjjpk</text:p>
          </table:table-cell>
          <table:table-cell office:value-type="float" office:value="10" table:formula="of:=LEN([.D226])-LEN(SUBSTITUTE([.D226];[.C226];&quot;&quot;))" table:style-name="ce1">
            <text:p>10</text:p>
          </table:table-cell>
          <table:table-cell office:value-type="boolean" office:boolean-value="false" table:formula="of:=+IF(AND([.E226]&gt;=[.A226];[.E226]&lt;=[.B226]);TRUE;FALSE)" table:style-name="ce1">
            <text:p>FALSE</text:p>
          </table:table-cell>
          <table:table-cell table:style-name="ce1"/>
          <table:table-cell office:value-type="string" office:string-value="g" table:formula="of:=RIGHT(LEFT([.D226];[.A226]);1)" table:style-name="ce1">
            <text:p>g</text:p>
          </table:table-cell>
          <table:table-cell office:value-type="string" office:string-value="k" table:formula="of:=RIGHT(LEFT([.D226];[.B226]);1)" table:style-name="ce1">
            <text:p>k</text:p>
          </table:table-cell>
          <table:table-cell office:value-type="boolean" office:boolean-value="false" table:formula="of:=+IF(XOR([.H226]=[.C226];[.I226]=[.C22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kkkkkkkkkkkkkkkkk</text:p>
          </table:table-cell>
          <table:table-cell office:value-type="float" office:value="20" table:formula="of:=LEN([.D227])-LEN(SUBSTITUTE([.D227];[.C227];&quot;&quot;))" table:style-name="ce1">
            <text:p>20</text:p>
          </table:table-cell>
          <table:table-cell office:value-type="boolean" office:boolean-value="true" table:formula="of:=+IF(AND([.E227]&gt;=[.A227];[.E227]&lt;=[.B227]);TRUE;FALSE)" table:style-name="ce1">
            <text:p>TRUE</text:p>
          </table:table-cell>
          <table:table-cell table:style-name="ce1"/>
          <table:table-cell office:value-type="string" office:string-value="k" table:formula="of:=RIGHT(LEFT([.D227];[.A227]);1)" table:style-name="ce1">
            <text:p>k</text:p>
          </table:table-cell>
          <table:table-cell office:value-type="string" office:string-value="k" table:formula="of:=RIGHT(LEFT([.D227];[.B227]);1)" table:style-name="ce1">
            <text:p>k</text:p>
          </table:table-cell>
          <table:table-cell office:value-type="boolean" office:boolean-value="false" table:formula="of:=+IF(XOR([.H227]=[.C227];[.I227]=[.C22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dddddddddddddddbd</text:p>
          </table:table-cell>
          <table:table-cell office:value-type="float" office:value="18" table:formula="of:=LEN([.D228])-LEN(SUBSTITUTE([.D228];[.C228];&quot;&quot;))" table:style-name="ce1">
            <text:p>18</text:p>
          </table:table-cell>
          <table:table-cell office:value-type="boolean" office:boolean-value="true" table:formula="of:=+IF(AND([.E228]&gt;=[.A228];[.E228]&lt;=[.B228]);TRUE;FALSE)" table:style-name="ce1">
            <text:p>TRUE</text:p>
          </table:table-cell>
          <table:table-cell table:style-name="ce1"/>
          <table:table-cell office:value-type="string" office:string-value="d" table:formula="of:=RIGHT(LEFT([.D228];[.A228]);1)" table:style-name="ce1">
            <text:p>d</text:p>
          </table:table-cell>
          <table:table-cell office:value-type="string" office:string-value="b" table:formula="of:=RIGHT(LEFT([.D228];[.B228]);1)" table:style-name="ce1">
            <text:p>b</text:p>
          </table:table-cell>
          <table:table-cell office:value-type="boolean" office:boolean-value="true" table:formula="of:=+IF(XOR([.H228]=[.C228];[.I228]=[.C22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ngrhxb</text:p>
          </table:table-cell>
          <table:table-cell office:value-type="float" office:value="1" table:formula="of:=LEN([.D229])-LEN(SUBSTITUTE([.D229];[.C229];&quot;&quot;))" table:style-name="ce1">
            <text:p>1</text:p>
          </table:table-cell>
          <table:table-cell office:value-type="boolean" office:boolean-value="false" table:formula="of:=+IF(AND([.E229]&gt;=[.A229];[.E229]&lt;=[.B229]);TRUE;FALSE)" table:style-name="ce1">
            <text:p>FALSE</text:p>
          </table:table-cell>
          <table:table-cell table:style-name="ce1"/>
          <table:table-cell office:value-type="string" office:string-value="g" table:formula="of:=RIGHT(LEFT([.D229];[.A229]);1)" table:style-name="ce1">
            <text:p>g</text:p>
          </table:table-cell>
          <table:table-cell office:value-type="string" office:string-value="h" table:formula="of:=RIGHT(LEFT([.D229];[.B229]);1)" table:style-name="ce1">
            <text:p>h</text:p>
          </table:table-cell>
          <table:table-cell office:value-type="boolean" office:boolean-value="false" table:formula="of:=+IF(XOR([.H229]=[.C229];[.I229]=[.C22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mttttttttrttwh</text:p>
          </table:table-cell>
          <table:table-cell office:value-type="float" office:value="11" table:formula="of:=LEN([.D230])-LEN(SUBSTITUTE([.D230];[.C230];&quot;&quot;))" table:style-name="ce1">
            <text:p>11</text:p>
          </table:table-cell>
          <table:table-cell office:value-type="boolean" office:boolean-value="true" table:formula="of:=+IF(AND([.E230]&gt;=[.A230];[.E230]&lt;=[.B230]);TRUE;FALSE)" table:style-name="ce1">
            <text:p>TRUE</text:p>
          </table:table-cell>
          <table:table-cell table:style-name="ce1"/>
          <table:table-cell office:value-type="string" office:string-value="t" table:formula="of:=RIGHT(LEFT([.D230];[.A230]);1)" table:style-name="ce1">
            <text:p>t</text:p>
          </table:table-cell>
          <table:table-cell office:value-type="string" office:string-value="t" table:formula="of:=RIGHT(LEFT([.D230];[.B230]);1)" table:style-name="ce1">
            <text:p>t</text:p>
          </table:table-cell>
          <table:table-cell office:value-type="boolean" office:boolean-value="false" table:formula="of:=+IF(XOR([.H230]=[.C230];[.I230]=[.C23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q</text:p>
          </table:table-cell>
          <table:table-cell office:value-type="string" table:style-name="ce1">
            <text:p>nqqqkqcqqqqq</text:p>
          </table:table-cell>
          <table:table-cell office:value-type="float" office:value="9" table:formula="of:=LEN([.D231])-LEN(SUBSTITUTE([.D231];[.C231];&quot;&quot;))" table:style-name="ce1">
            <text:p>9</text:p>
          </table:table-cell>
          <table:table-cell office:value-type="boolean" office:boolean-value="true" table:formula="of:=+IF(AND([.E231]&gt;=[.A231];[.E231]&lt;=[.B231]);TRUE;FALSE)" table:style-name="ce1">
            <text:p>TRUE</text:p>
          </table:table-cell>
          <table:table-cell table:style-name="ce1"/>
          <table:table-cell office:value-type="string" office:string-value="c" table:formula="of:=RIGHT(LEFT([.D231];[.A231]);1)" table:style-name="ce1">
            <text:p>c</text:p>
          </table:table-cell>
          <table:table-cell office:value-type="string" office:string-value="q" table:formula="of:=RIGHT(LEFT([.D231];[.B231]);1)" table:style-name="ce1">
            <text:p>q</text:p>
          </table:table-cell>
          <table:table-cell office:value-type="boolean" office:boolean-value="true" table:formula="of:=+IF(XOR([.H231]=[.C231];[.I231]=[.C23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qzzzzwctng</text:p>
          </table:table-cell>
          <table:table-cell office:value-type="float" office:value="5" table:formula="of:=LEN([.D232])-LEN(SUBSTITUTE([.D232];[.C232];&quot;&quot;))" table:style-name="ce1">
            <text:p>5</text:p>
          </table:table-cell>
          <table:table-cell office:value-type="boolean" office:boolean-value="false" table:formula="of:=+IF(AND([.E232]&gt;=[.A232];[.E232]&lt;=[.B232]);TRUE;FALSE)" table:style-name="ce1">
            <text:p>FALSE</text:p>
          </table:table-cell>
          <table:table-cell table:style-name="ce1"/>
          <table:table-cell office:value-type="string" office:string-value="w" table:formula="of:=RIGHT(LEFT([.D232];[.A232]);1)" table:style-name="ce1">
            <text:p>w</text:p>
          </table:table-cell>
          <table:table-cell office:value-type="string" office:string-value="t" table:formula="of:=RIGHT(LEFT([.D232];[.B232]);1)" table:style-name="ce1">
            <text:p>t</text:p>
          </table:table-cell>
          <table:table-cell office:value-type="boolean" office:boolean-value="false" table:formula="of:=+IF(XOR([.H232]=[.C232];[.I232]=[.C23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djldsddkddjpddd</text:p>
          </table:table-cell>
          <table:table-cell office:value-type="float" office:value="11" table:formula="of:=LEN([.D233])-LEN(SUBSTITUTE([.D233];[.C233];&quot;&quot;))" table:style-name="ce1">
            <text:p>11</text:p>
          </table:table-cell>
          <table:table-cell office:value-type="boolean" office:boolean-value="true" table:formula="of:=+IF(AND([.E233]&gt;=[.A233];[.E233]&lt;=[.B233]);TRUE;FALSE)" table:style-name="ce1">
            <text:p>TRUE</text:p>
          </table:table-cell>
          <table:table-cell table:style-name="ce1"/>
          <table:table-cell office:value-type="string" office:string-value="k" table:formula="of:=RIGHT(LEFT([.D233];[.A233]);1)" table:style-name="ce1">
            <text:p>k</text:p>
          </table:table-cell>
          <table:table-cell office:value-type="string" office:string-value="j" table:formula="of:=RIGHT(LEFT([.D233];[.B233]);1)" table:style-name="ce1">
            <text:p>j</text:p>
          </table:table-cell>
          <table:table-cell office:value-type="boolean" office:boolean-value="false" table:formula="of:=+IF(XOR([.H233]=[.C233];[.I233]=[.C23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gglgggggphx</text:p>
          </table:table-cell>
          <table:table-cell office:value-type="float" office:value="7" table:formula="of:=LEN([.D234])-LEN(SUBSTITUTE([.D234];[.C234];&quot;&quot;))" table:style-name="ce1">
            <text:p>7</text:p>
          </table:table-cell>
          <table:table-cell office:value-type="boolean" office:boolean-value="true" table:formula="of:=+IF(AND([.E234]&gt;=[.A234];[.E234]&lt;=[.B234]);TRUE;FALSE)" table:style-name="ce1">
            <text:p>TRUE</text:p>
          </table:table-cell>
          <table:table-cell table:style-name="ce1"/>
          <table:table-cell office:value-type="string" office:string-value="g" table:formula="of:=RIGHT(LEFT([.D234];[.A234]);1)" table:style-name="ce1">
            <text:p>g</text:p>
          </table:table-cell>
          <table:table-cell office:value-type="string" office:string-value="g" table:formula="of:=RIGHT(LEFT([.D234];[.B234]);1)" table:style-name="ce1">
            <text:p>g</text:p>
          </table:table-cell>
          <table:table-cell office:value-type="boolean" office:boolean-value="false" table:formula="of:=+IF(XOR([.H234]=[.C234];[.I234]=[.C23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lkbcdxwtzrblp</text:p>
          </table:table-cell>
          <table:table-cell office:value-type="float" office:value="2" table:formula="of:=LEN([.D235])-LEN(SUBSTITUTE([.D235];[.C235];&quot;&quot;))" table:style-name="ce1">
            <text:p>2</text:p>
          </table:table-cell>
          <table:table-cell office:value-type="boolean" office:boolean-value="false" table:formula="of:=+IF(AND([.E235]&gt;=[.A235];[.E235]&lt;=[.B235]);TRUE;FALSE)" table:style-name="ce1">
            <text:p>FALSE</text:p>
          </table:table-cell>
          <table:table-cell table:style-name="ce1"/>
          <table:table-cell office:value-type="string" office:string-value="d" table:formula="of:=RIGHT(LEFT([.D235];[.A235]);1)" table:style-name="ce1">
            <text:p>d</text:p>
          </table:table-cell>
          <table:table-cell office:value-type="string" office:string-value="x" table:formula="of:=RIGHT(LEFT([.D235];[.B235]);1)" table:style-name="ce1">
            <text:p>x</text:p>
          </table:table-cell>
          <table:table-cell office:value-type="boolean" office:boolean-value="false" table:formula="of:=+IF(XOR([.H235]=[.C235];[.I235]=[.C23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ssdscpzwcn</text:p>
          </table:table-cell>
          <table:table-cell office:value-type="float" office:value="3" table:formula="of:=LEN([.D236])-LEN(SUBSTITUTE([.D236];[.C236];&quot;&quot;))" table:style-name="ce1">
            <text:p>3</text:p>
          </table:table-cell>
          <table:table-cell office:value-type="boolean" office:boolean-value="true" table:formula="of:=+IF(AND([.E236]&gt;=[.A236];[.E236]&lt;=[.B236]);TRUE;FALSE)" table:style-name="ce1">
            <text:p>TRUE</text:p>
          </table:table-cell>
          <table:table-cell table:style-name="ce1"/>
          <table:table-cell office:value-type="string" office:string-value="d" table:formula="of:=RIGHT(LEFT([.D236];[.A236]);1)" table:style-name="ce1">
            <text:p>d</text:p>
          </table:table-cell>
          <table:table-cell office:value-type="string" office:string-value="s" table:formula="of:=RIGHT(LEFT([.D236];[.B236]);1)" table:style-name="ce1">
            <text:p>s</text:p>
          </table:table-cell>
          <table:table-cell office:value-type="boolean" office:boolean-value="true" table:formula="of:=+IF(XOR([.H236]=[.C236];[.I236]=[.C23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phhhhhh</text:p>
          </table:table-cell>
          <table:table-cell office:value-type="float" office:value="8" table:formula="of:=LEN([.D237])-LEN(SUBSTITUTE([.D237];[.C237];&quot;&quot;))" table:style-name="ce1">
            <text:p>8</text:p>
          </table:table-cell>
          <table:table-cell office:value-type="boolean" office:boolean-value="false" table:formula="of:=+IF(AND([.E237]&gt;=[.A237];[.E237]&lt;=[.B237]);TRUE;FALSE)" table:style-name="ce1">
            <text:p>FALSE</text:p>
          </table:table-cell>
          <table:table-cell table:style-name="ce1"/>
          <table:table-cell office:value-type="string" office:string-value="h" table:formula="of:=RIGHT(LEFT([.D237];[.A237]);1)" table:style-name="ce1">
            <text:p>h</text:p>
          </table:table-cell>
          <table:table-cell office:value-type="string" office:string-value="h" table:formula="of:=RIGHT(LEFT([.D237];[.B237]);1)" table:style-name="ce1">
            <text:p>h</text:p>
          </table:table-cell>
          <table:table-cell office:value-type="boolean" office:boolean-value="false" table:formula="of:=+IF(XOR([.H237]=[.C237];[.I237]=[.C23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z</text:p>
          </table:table-cell>
          <table:table-cell office:value-type="string" table:style-name="ce1">
            <text:p>smkzzpzjfzzbzqzxzjz</text:p>
          </table:table-cell>
          <table:table-cell office:value-type="float" office:value="9" table:formula="of:=LEN([.D238])-LEN(SUBSTITUTE([.D238];[.C238];&quot;&quot;))" table:style-name="ce1">
            <text:p>9</text:p>
          </table:table-cell>
          <table:table-cell office:value-type="boolean" office:boolean-value="true" table:formula="of:=+IF(AND([.E238]&gt;=[.A238];[.E238]&lt;=[.B238]);TRUE;FALSE)" table:style-name="ce1">
            <text:p>TRUE</text:p>
          </table:table-cell>
          <table:table-cell table:style-name="ce1"/>
          <table:table-cell office:value-type="string" office:string-value="z" table:formula="of:=RIGHT(LEFT([.D238];[.A238]);1)" table:style-name="ce1">
            <text:p>z</text:p>
          </table:table-cell>
          <table:table-cell office:value-type="string" office:string-value="z" table:formula="of:=RIGHT(LEFT([.D238];[.B238]);1)" table:style-name="ce1">
            <text:p>z</text:p>
          </table:table-cell>
          <table:table-cell office:value-type="boolean" office:boolean-value="false" table:formula="of:=+IF(XOR([.H238]=[.C238];[.I238]=[.C23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jjj</text:p>
          </table:table-cell>
          <table:table-cell office:value-type="float" office:value="6" table:formula="of:=LEN([.D239])-LEN(SUBSTITUTE([.D239];[.C239];&quot;&quot;))" table:style-name="ce1">
            <text:p>6</text:p>
          </table:table-cell>
          <table:table-cell office:value-type="boolean" office:boolean-value="false" table:formula="of:=+IF(AND([.E239]&gt;=[.A239];[.E239]&lt;=[.B239]);TRUE;FALSE)" table:style-name="ce1">
            <text:p>FALSE</text:p>
          </table:table-cell>
          <table:table-cell table:style-name="ce1"/>
          <table:table-cell office:value-type="string" office:string-value="j" table:formula="of:=RIGHT(LEFT([.D239];[.A239]);1)" table:style-name="ce1">
            <text:p>j</text:p>
          </table:table-cell>
          <table:table-cell office:value-type="string" office:string-value="j" table:formula="of:=RIGHT(LEFT([.D239];[.B239]);1)" table:style-name="ce1">
            <text:p>j</text:p>
          </table:table-cell>
          <table:table-cell office:value-type="boolean" office:boolean-value="false" table:formula="of:=+IF(XOR([.H239]=[.C239];[.I239]=[.C23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gmppspppppk</text:p>
          </table:table-cell>
          <table:table-cell office:value-type="float" office:value="7" table:formula="of:=LEN([.D240])-LEN(SUBSTITUTE([.D240];[.C240];&quot;&quot;))" table:style-name="ce1">
            <text:p>7</text:p>
          </table:table-cell>
          <table:table-cell office:value-type="boolean" office:boolean-value="false" table:formula="of:=+IF(AND([.E240]&gt;=[.A240];[.E240]&lt;=[.B240]);TRUE;FALSE)" table:style-name="ce1">
            <text:p>FALSE</text:p>
          </table:table-cell>
          <table:table-cell table:style-name="ce1"/>
          <table:table-cell office:value-type="string" office:string-value="p" table:formula="of:=RIGHT(LEFT([.D240];[.A240]);1)" table:style-name="ce1">
            <text:p>p</text:p>
          </table:table-cell>
          <table:table-cell office:value-type="string" office:string-value="p" table:formula="of:=RIGHT(LEFT([.D240];[.B240]);1)" table:style-name="ce1">
            <text:p>p</text:p>
          </table:table-cell>
          <table:table-cell office:value-type="boolean" office:boolean-value="false" table:formula="of:=+IF(XOR([.H240]=[.C240];[.I240]=[.C24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cccccdnkc</text:p>
          </table:table-cell>
          <table:table-cell office:value-type="float" office:value="9" table:formula="of:=LEN([.D241])-LEN(SUBSTITUTE([.D241];[.C241];&quot;&quot;))" table:style-name="ce1">
            <text:p>9</text:p>
          </table:table-cell>
          <table:table-cell office:value-type="boolean" office:boolean-value="true" table:formula="of:=+IF(AND([.E241]&gt;=[.A241];[.E241]&lt;=[.B241]);TRUE;FALSE)" table:style-name="ce1">
            <text:p>TRUE</text:p>
          </table:table-cell>
          <table:table-cell table:style-name="ce1"/>
          <table:table-cell office:value-type="string" office:string-value="d" table:formula="of:=RIGHT(LEFT([.D241];[.A241]);1)" table:style-name="ce1">
            <text:p>d</text:p>
          </table:table-cell>
          <table:table-cell office:value-type="string" office:string-value="n" table:formula="of:=RIGHT(LEFT([.D241];[.B241]);1)" table:style-name="ce1">
            <text:p>n</text:p>
          </table:table-cell>
          <table:table-cell office:value-type="boolean" office:boolean-value="false" table:formula="of:=+IF(XOR([.H241]=[.C241];[.I241]=[.C24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fmmmmpkmsmmm</text:p>
          </table:table-cell>
          <table:table-cell office:value-type="float" office:value="10" table:formula="of:=LEN([.D242])-LEN(SUBSTITUTE([.D242];[.C242];&quot;&quot;))" table:style-name="ce1">
            <text:p>10</text:p>
          </table:table-cell>
          <table:table-cell office:value-type="boolean" office:boolean-value="false" table:formula="of:=+IF(AND([.E242]&gt;=[.A242];[.E242]&lt;=[.B242]);TRUE;FALSE)" table:style-name="ce1">
            <text:p>FALSE</text:p>
          </table:table-cell>
          <table:table-cell table:style-name="ce1"/>
          <table:table-cell office:value-type="string" office:string-value="f" table:formula="of:=RIGHT(LEFT([.D242];[.A242]);1)" table:style-name="ce1">
            <text:p>f</text:p>
          </table:table-cell>
          <table:table-cell office:value-type="string" office:string-value="k" table:formula="of:=RIGHT(LEFT([.D242];[.B242]);1)" table:style-name="ce1">
            <text:p>k</text:p>
          </table:table-cell>
          <table:table-cell office:value-type="boolean" office:boolean-value="false" table:formula="of:=+IF(XOR([.H242]=[.C242];[.I242]=[.C24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mmkmmmmmmmgmhmmm</text:p>
          </table:table-cell>
          <table:table-cell office:value-type="float" office:value="15" table:formula="of:=LEN([.D243])-LEN(SUBSTITUTE([.D243];[.C243];&quot;&quot;))" table:style-name="ce1">
            <text:p>15</text:p>
          </table:table-cell>
          <table:table-cell office:value-type="boolean" office:boolean-value="true" table:formula="of:=+IF(AND([.E243]&gt;=[.A243];[.E243]&lt;=[.B243]);TRUE;FALSE)" table:style-name="ce1">
            <text:p>TRUE</text:p>
          </table:table-cell>
          <table:table-cell table:style-name="ce1"/>
          <table:table-cell office:value-type="string" office:string-value="g" table:formula="of:=RIGHT(LEFT([.D243];[.A243]);1)" table:style-name="ce1">
            <text:p>g</text:p>
          </table:table-cell>
          <table:table-cell office:value-type="string" office:string-value="h" table:formula="of:=RIGHT(LEFT([.D243];[.B243]);1)" table:style-name="ce1">
            <text:p>h</text:p>
          </table:table-cell>
          <table:table-cell office:value-type="boolean" office:boolean-value="false" table:formula="of:=+IF(XOR([.H243]=[.C243];[.I243]=[.C24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xxxxxx</text:p>
          </table:table-cell>
          <table:table-cell office:value-type="float" office:value="7" table:formula="of:=LEN([.D244])-LEN(SUBSTITUTE([.D244];[.C244];&quot;&quot;))" table:style-name="ce1">
            <text:p>7</text:p>
          </table:table-cell>
          <table:table-cell office:value-type="boolean" office:boolean-value="false" table:formula="of:=+IF(AND([.E244]&gt;=[.A244];[.E244]&lt;=[.B244]);TRUE;FALSE)" table:style-name="ce1">
            <text:p>FALSE</text:p>
          </table:table-cell>
          <table:table-cell table:style-name="ce1"/>
          <table:table-cell office:value-type="string" office:string-value="x" table:formula="of:=RIGHT(LEFT([.D244];[.A244]);1)" table:style-name="ce1">
            <text:p>x</text:p>
          </table:table-cell>
          <table:table-cell office:value-type="string" office:string-value="x" table:formula="of:=RIGHT(LEFT([.D244];[.B244]);1)" table:style-name="ce1">
            <text:p>x</text:p>
          </table:table-cell>
          <table:table-cell office:value-type="boolean" office:boolean-value="false" table:formula="of:=+IF(XOR([.H244]=[.C244];[.I244]=[.C24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bjbqbbwcbbbb</text:p>
          </table:table-cell>
          <table:table-cell office:value-type="float" office:value="10" table:formula="of:=LEN([.D245])-LEN(SUBSTITUTE([.D245];[.C245];&quot;&quot;))" table:style-name="ce1">
            <text:p>10</text:p>
          </table:table-cell>
          <table:table-cell office:value-type="boolean" office:boolean-value="true" table:formula="of:=+IF(AND([.E245]&gt;=[.A245];[.E245]&lt;=[.B245]);TRUE;FALSE)" table:style-name="ce1">
            <text:p>TRUE</text:p>
          </table:table-cell>
          <table:table-cell table:style-name="ce1"/>
          <table:table-cell office:value-type="string" office:string-value="c" table:formula="of:=RIGHT(LEFT([.D245];[.A245]);1)" table:style-name="ce1">
            <text:p>c</text:p>
          </table:table-cell>
          <table:table-cell office:value-type="string" office:string-value="b" table:formula="of:=RIGHT(LEFT([.D245];[.B245]);1)" table:style-name="ce1">
            <text:p>b</text:p>
          </table:table-cell>
          <table:table-cell office:value-type="boolean" office:boolean-value="true" table:formula="of:=+IF(XOR([.H245]=[.C245];[.I245]=[.C24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mfffffffnzfffff</text:p>
          </table:table-cell>
          <table:table-cell office:value-type="float" office:value="14" table:formula="of:=LEN([.D246])-LEN(SUBSTITUTE([.D246];[.C246];&quot;&quot;))" table:style-name="ce1">
            <text:p>14</text:p>
          </table:table-cell>
          <table:table-cell office:value-type="boolean" office:boolean-value="false" table:formula="of:=+IF(AND([.E246]&gt;=[.A246];[.E246]&lt;=[.B246]);TRUE;FALSE)" table:style-name="ce1">
            <text:p>FALSE</text:p>
          </table:table-cell>
          <table:table-cell table:style-name="ce1"/>
          <table:table-cell office:value-type="string" office:string-value="m" table:formula="of:=RIGHT(LEFT([.D246];[.A246]);1)" table:style-name="ce1">
            <text:p>m</text:p>
          </table:table-cell>
          <table:table-cell office:value-type="string" office:string-value="z" table:formula="of:=RIGHT(LEFT([.D246];[.B246]);1)" table:style-name="ce1">
            <text:p>z</text:p>
          </table:table-cell>
          <table:table-cell office:value-type="boolean" office:boolean-value="false" table:formula="of:=+IF(XOR([.H246]=[.C246];[.I246]=[.C24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mnmmmmmmmmm</text:p>
          </table:table-cell>
          <table:table-cell office:value-type="float" office:value="12" table:formula="of:=LEN([.D247])-LEN(SUBSTITUTE([.D247];[.C247];&quot;&quot;))" table:style-name="ce1">
            <text:p>12</text:p>
          </table:table-cell>
          <table:table-cell office:value-type="boolean" office:boolean-value="true" table:formula="of:=+IF(AND([.E247]&gt;=[.A247];[.E247]&lt;=[.B247]);TRUE;FALSE)" table:style-name="ce1">
            <text:p>TRUE</text:p>
          </table:table-cell>
          <table:table-cell table:style-name="ce1"/>
          <table:table-cell office:value-type="string" office:string-value="m" table:formula="of:=RIGHT(LEFT([.D247];[.A247]);1)" table:style-name="ce1">
            <text:p>m</text:p>
          </table:table-cell>
          <table:table-cell office:value-type="string" office:string-value="m" table:formula="of:=RIGHT(LEFT([.D247];[.B247]);1)" table:style-name="ce1">
            <text:p>m</text:p>
          </table:table-cell>
          <table:table-cell office:value-type="boolean" office:boolean-value="false" table:formula="of:=+IF(XOR([.H247]=[.C247];[.I247]=[.C24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ptmbccvmvsxchfvv</text:p>
          </table:table-cell>
          <table:table-cell office:value-type="float" office:value="4" table:formula="of:=LEN([.D248])-LEN(SUBSTITUTE([.D248];[.C248];&quot;&quot;))" table:style-name="ce1">
            <text:p>4</text:p>
          </table:table-cell>
          <table:table-cell office:value-type="boolean" office:boolean-value="false" table:formula="of:=+IF(AND([.E248]&gt;=[.A248];[.E248]&lt;=[.B248]);TRUE;FALSE)" table:style-name="ce1">
            <text:p>FALSE</text:p>
          </table:table-cell>
          <table:table-cell table:style-name="ce1"/>
          <table:table-cell office:value-type="string" office:string-value="v" table:formula="of:=RIGHT(LEFT([.D248];[.A248]);1)" table:style-name="ce1">
            <text:p>v</text:p>
          </table:table-cell>
          <table:table-cell office:value-type="string" office:string-value="x" table:formula="of:=RIGHT(LEFT([.D248];[.B248]);1)" table:style-name="ce1">
            <text:p>x</text:p>
          </table:table-cell>
          <table:table-cell office:value-type="boolean" office:boolean-value="true" table:formula="of:=+IF(XOR([.H248]=[.C248];[.I248]=[.C24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sssns</text:p>
          </table:table-cell>
          <table:table-cell office:value-type="float" office:value="5" table:formula="of:=LEN([.D249])-LEN(SUBSTITUTE([.D249];[.C249];&quot;&quot;))" table:style-name="ce1">
            <text:p>5</text:p>
          </table:table-cell>
          <table:table-cell office:value-type="boolean" office:boolean-value="true" table:formula="of:=+IF(AND([.E249]&gt;=[.A249];[.E249]&lt;=[.B249]);TRUE;FALSE)" table:style-name="ce1">
            <text:p>TRUE</text:p>
          </table:table-cell>
          <table:table-cell table:style-name="ce1"/>
          <table:table-cell office:value-type="string" office:string-value="s" table:formula="of:=RIGHT(LEFT([.D249];[.A249]);1)" table:style-name="ce1">
            <text:p>s</text:p>
          </table:table-cell>
          <table:table-cell office:value-type="string" office:string-value="n" table:formula="of:=RIGHT(LEFT([.D249];[.B249]);1)" table:style-name="ce1">
            <text:p>n</text:p>
          </table:table-cell>
          <table:table-cell office:value-type="boolean" office:boolean-value="true" table:formula="of:=+IF(XOR([.H249]=[.C249];[.I249]=[.C24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jjjdjjjjvjhjjj</text:p>
          </table:table-cell>
          <table:table-cell office:value-type="float" office:value="14" table:formula="of:=LEN([.D250])-LEN(SUBSTITUTE([.D250];[.C250];&quot;&quot;))" table:style-name="ce1">
            <text:p>14</text:p>
          </table:table-cell>
          <table:table-cell office:value-type="boolean" office:boolean-value="true" table:formula="of:=+IF(AND([.E250]&gt;=[.A250];[.E250]&lt;=[.B250]);TRUE;FALSE)" table:style-name="ce1">
            <text:p>TRUE</text:p>
          </table:table-cell>
          <table:table-cell table:style-name="ce1"/>
          <table:table-cell office:value-type="string" office:string-value="v" table:formula="of:=RIGHT(LEFT([.D250];[.A250]);1)" table:style-name="ce1">
            <text:p>v</text:p>
          </table:table-cell>
          <table:table-cell office:value-type="string" office:string-value="h" table:formula="of:=RIGHT(LEFT([.D250];[.B250]);1)" table:style-name="ce1">
            <text:p>h</text:p>
          </table:table-cell>
          <table:table-cell office:value-type="boolean" office:boolean-value="false" table:formula="of:=+IF(XOR([.H250]=[.C250];[.I250]=[.C25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j</text:p>
          </table:table-cell>
          <table:table-cell office:value-type="string" table:style-name="ce1">
            <text:p>wjjjljjjcjjjjqjjp</text:p>
          </table:table-cell>
          <table:table-cell office:value-type="float" office:value="12" table:formula="of:=LEN([.D251])-LEN(SUBSTITUTE([.D251];[.C251];&quot;&quot;))" table:style-name="ce1">
            <text:p>12</text:p>
          </table:table-cell>
          <table:table-cell office:value-type="boolean" office:boolean-value="true" table:formula="of:=+IF(AND([.E251]&gt;=[.A251];[.E251]&lt;=[.B251]);TRUE;FALSE)" table:style-name="ce1">
            <text:p>TRUE</text:p>
          </table:table-cell>
          <table:table-cell table:style-name="ce1"/>
          <table:table-cell office:value-type="string" office:string-value="j" table:formula="of:=RIGHT(LEFT([.D251];[.A251]);1)" table:style-name="ce1">
            <text:p>j</text:p>
          </table:table-cell>
          <table:table-cell office:value-type="string" office:string-value="j" table:formula="of:=RIGHT(LEFT([.D251];[.B251]);1)" table:style-name="ce1">
            <text:p>j</text:p>
          </table:table-cell>
          <table:table-cell office:value-type="boolean" office:boolean-value="false" table:formula="of:=+IF(XOR([.H251]=[.C251];[.I251]=[.C25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ggggggdg</text:p>
          </table:table-cell>
          <table:table-cell office:value-type="float" office:value="9" table:formula="of:=LEN([.D252])-LEN(SUBSTITUTE([.D252];[.C252];&quot;&quot;))" table:style-name="ce1">
            <text:p>9</text:p>
          </table:table-cell>
          <table:table-cell office:value-type="boolean" office:boolean-value="false" table:formula="of:=+IF(AND([.E252]&gt;=[.A252];[.E252]&lt;=[.B252]);TRUE;FALSE)" table:style-name="ce1">
            <text:p>FALSE</text:p>
          </table:table-cell>
          <table:table-cell table:style-name="ce1"/>
          <table:table-cell office:value-type="string" office:string-value="g" table:formula="of:=RIGHT(LEFT([.D252];[.A252]);1)" table:style-name="ce1">
            <text:p>g</text:p>
          </table:table-cell>
          <table:table-cell office:value-type="string" office:string-value="g" table:formula="of:=RIGHT(LEFT([.D252];[.B252]);1)" table:style-name="ce1">
            <text:p>g</text:p>
          </table:table-cell>
          <table:table-cell office:value-type="boolean" office:boolean-value="false" table:formula="of:=+IF(XOR([.H252]=[.C252];[.I252]=[.C25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kjqv</text:p>
          </table:table-cell>
          <table:table-cell office:value-type="float" office:value="1" table:formula="of:=LEN([.D253])-LEN(SUBSTITUTE([.D253];[.C253];&quot;&quot;))" table:style-name="ce1">
            <text:p>1</text:p>
          </table:table-cell>
          <table:table-cell office:value-type="boolean" office:boolean-value="false" table:formula="of:=+IF(AND([.E253]&gt;=[.A253];[.E253]&lt;=[.B253]);TRUE;FALSE)" table:style-name="ce1">
            <text:p>FALSE</text:p>
          </table:table-cell>
          <table:table-cell table:style-name="ce1"/>
          <table:table-cell office:value-type="string" office:string-value="k" table:formula="of:=RIGHT(LEFT([.D253];[.A253]);1)" table:style-name="ce1">
            <text:p>k</text:p>
          </table:table-cell>
          <table:table-cell office:value-type="string" office:string-value="j" table:formula="of:=RIGHT(LEFT([.D253];[.B253]);1)" table:style-name="ce1">
            <text:p>j</text:p>
          </table:table-cell>
          <table:table-cell office:value-type="boolean" office:boolean-value="false" table:formula="of:=+IF(XOR([.H253]=[.C253];[.I253]=[.C25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zhldwthbwgtr</text:p>
          </table:table-cell>
          <table:table-cell office:value-type="float" office:value="1" table:formula="of:=LEN([.D254])-LEN(SUBSTITUTE([.D254];[.C254];&quot;&quot;))" table:style-name="ce1">
            <text:p>1</text:p>
          </table:table-cell>
          <table:table-cell office:value-type="boolean" office:boolean-value="false" table:formula="of:=+IF(AND([.E254]&gt;=[.A254];[.E254]&lt;=[.B254]);TRUE;FALSE)" table:style-name="ce1">
            <text:p>FALSE</text:p>
          </table:table-cell>
          <table:table-cell table:style-name="ce1"/>
          <table:table-cell office:value-type="string" office:string-value="l" table:formula="of:=RIGHT(LEFT([.D254];[.A254]);1)" table:style-name="ce1">
            <text:p>l</text:p>
          </table:table-cell>
          <table:table-cell office:value-type="string" office:string-value="r" table:formula="of:=RIGHT(LEFT([.D254];[.B254]);1)" table:style-name="ce1">
            <text:p>r</text:p>
          </table:table-cell>
          <table:table-cell office:value-type="boolean" office:boolean-value="false" table:formula="of:=+IF(XOR([.H254]=[.C254];[.I254]=[.C25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lppdgpppppp</text:p>
          </table:table-cell>
          <table:table-cell office:value-type="float" office:value="11" table:formula="of:=LEN([.D255])-LEN(SUBSTITUTE([.D255];[.C255];&quot;&quot;))" table:style-name="ce1">
            <text:p>11</text:p>
          </table:table-cell>
          <table:table-cell office:value-type="boolean" office:boolean-value="false" table:formula="of:=+IF(AND([.E255]&gt;=[.A255];[.E255]&lt;=[.B255]);TRUE;FALSE)" table:style-name="ce1">
            <text:p>FALSE</text:p>
          </table:table-cell>
          <table:table-cell table:style-name="ce1"/>
          <table:table-cell office:value-type="string" office:string-value="p" table:formula="of:=RIGHT(LEFT([.D255];[.A255]);1)" table:style-name="ce1">
            <text:p>p</text:p>
          </table:table-cell>
          <table:table-cell office:value-type="string" office:string-value="p" table:formula="of:=RIGHT(LEFT([.D255];[.B255]);1)" table:style-name="ce1">
            <text:p>p</text:p>
          </table:table-cell>
          <table:table-cell office:value-type="boolean" office:boolean-value="false" table:formula="of:=+IF(XOR([.H255]=[.C255];[.I255]=[.C25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lffxfpffprgfff</text:p>
          </table:table-cell>
          <table:table-cell office:value-type="float" office:value="9" table:formula="of:=LEN([.D256])-LEN(SUBSTITUTE([.D256];[.C256];&quot;&quot;))" table:style-name="ce1">
            <text:p>9</text:p>
          </table:table-cell>
          <table:table-cell office:value-type="boolean" office:boolean-value="false" table:formula="of:=+IF(AND([.E256]&gt;=[.A256];[.E256]&lt;=[.B256]);TRUE;FALSE)" table:style-name="ce1">
            <text:p>FALSE</text:p>
          </table:table-cell>
          <table:table-cell table:style-name="ce1"/>
          <table:table-cell office:value-type="string" office:string-value="r" table:formula="of:=RIGHT(LEFT([.D256];[.A256]);1)" table:style-name="ce1">
            <text:p>r</text:p>
          </table:table-cell>
          <table:table-cell office:value-type="string" office:string-value="g" table:formula="of:=RIGHT(LEFT([.D256];[.B256]);1)" table:style-name="ce1">
            <text:p>g</text:p>
          </table:table-cell>
          <table:table-cell office:value-type="boolean" office:boolean-value="false" table:formula="of:=+IF(XOR([.H256]=[.C256];[.I256]=[.C25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bbbbbtbwbhstbbbbbbb</text:p>
          </table:table-cell>
          <table:table-cell office:value-type="float" office:value="14" table:formula="of:=LEN([.D257])-LEN(SUBSTITUTE([.D257];[.C257];&quot;&quot;))" table:style-name="ce1">
            <text:p>14</text:p>
          </table:table-cell>
          <table:table-cell office:value-type="boolean" office:boolean-value="true" table:formula="of:=+IF(AND([.E257]&gt;=[.A257];[.E257]&lt;=[.B257]);TRUE;FALSE)" table:style-name="ce1">
            <text:p>TRUE</text:p>
          </table:table-cell>
          <table:table-cell table:style-name="ce1"/>
          <table:table-cell office:value-type="string" office:string-value="b" table:formula="of:=RIGHT(LEFT([.D257];[.A257]);1)" table:style-name="ce1">
            <text:p>b</text:p>
          </table:table-cell>
          <table:table-cell office:value-type="string" office:string-value="b" table:formula="of:=RIGHT(LEFT([.D257];[.B257]);1)" table:style-name="ce1">
            <text:p>b</text:p>
          </table:table-cell>
          <table:table-cell office:value-type="boolean" office:boolean-value="false" table:formula="of:=+IF(XOR([.H257]=[.C257];[.I257]=[.C25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qmsmmm</text:p>
          </table:table-cell>
          <table:table-cell office:value-type="float" office:value="4" table:formula="of:=LEN([.D258])-LEN(SUBSTITUTE([.D258];[.C258];&quot;&quot;))" table:style-name="ce1">
            <text:p>4</text:p>
          </table:table-cell>
          <table:table-cell office:value-type="boolean" office:boolean-value="false" table:formula="of:=+IF(AND([.E258]&gt;=[.A258];[.E258]&lt;=[.B258]);TRUE;FALSE)" table:style-name="ce1">
            <text:p>FALSE</text:p>
          </table:table-cell>
          <table:table-cell table:style-name="ce1"/>
          <table:table-cell office:value-type="string" office:string-value="m" table:formula="of:=RIGHT(LEFT([.D258];[.A258]);1)" table:style-name="ce1">
            <text:p>m</text:p>
          </table:table-cell>
          <table:table-cell office:value-type="string" office:string-value="m" table:formula="of:=RIGHT(LEFT([.D258];[.B258]);1)" table:style-name="ce1">
            <text:p>m</text:p>
          </table:table-cell>
          <table:table-cell office:value-type="boolean" office:boolean-value="false" table:formula="of:=+IF(XOR([.H258]=[.C258];[.I258]=[.C25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</text:p>
          </table:table-cell>
          <table:table-cell office:value-type="string" table:style-name="ce1">
            <text:p>qxlggmxtwj</text:p>
          </table:table-cell>
          <table:table-cell office:value-type="float" office:value="1" table:formula="of:=LEN([.D259])-LEN(SUBSTITUTE([.D259];[.C259];&quot;&quot;))" table:style-name="ce1">
            <text:p>1</text:p>
          </table:table-cell>
          <table:table-cell office:value-type="boolean" office:boolean-value="true" table:formula="of:=+IF(AND([.E259]&gt;=[.A259];[.E259]&lt;=[.B259]);TRUE;FALSE)" table:style-name="ce1">
            <text:p>TRUE</text:p>
          </table:table-cell>
          <table:table-cell table:style-name="ce1"/>
          <table:table-cell office:value-type="string" office:string-value="q" table:formula="of:=RIGHT(LEFT([.D259];[.A259]);1)" table:style-name="ce1">
            <text:p>q</text:p>
          </table:table-cell>
          <table:table-cell office:value-type="string" office:string-value="l" table:formula="of:=RIGHT(LEFT([.D259];[.B259]);1)" table:style-name="ce1">
            <text:p>l</text:p>
          </table:table-cell>
          <table:table-cell office:value-type="boolean" office:boolean-value="false" table:formula="of:=+IF(XOR([.H259]=[.C259];[.I259]=[.C25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wbkjcwqcrccbcxcnvxc</text:p>
          </table:table-cell>
          <table:table-cell office:value-type="float" office:value="7" table:formula="of:=LEN([.D260])-LEN(SUBSTITUTE([.D260];[.C260];&quot;&quot;))" table:style-name="ce1">
            <text:p>7</text:p>
          </table:table-cell>
          <table:table-cell office:value-type="boolean" office:boolean-value="true" table:formula="of:=+IF(AND([.E260]&gt;=[.A260];[.E260]&lt;=[.B260]);TRUE;FALSE)" table:style-name="ce1">
            <text:p>TRUE</text:p>
          </table:table-cell>
          <table:table-cell table:style-name="ce1"/>
          <table:table-cell office:value-type="string" office:string-value="b" table:formula="of:=RIGHT(LEFT([.D260];[.A260]);1)" table:style-name="ce1">
            <text:p>b</text:p>
          </table:table-cell>
          <table:table-cell office:value-type="string" office:string-value="n" table:formula="of:=RIGHT(LEFT([.D260];[.B260]);1)" table:style-name="ce1">
            <text:p>n</text:p>
          </table:table-cell>
          <table:table-cell office:value-type="boolean" office:boolean-value="false" table:formula="of:=+IF(XOR([.H260]=[.C260];[.I260]=[.C26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xppppdppxpzpppp</text:p>
          </table:table-cell>
          <table:table-cell office:value-type="float" office:value="13" table:formula="of:=LEN([.D261])-LEN(SUBSTITUTE([.D261];[.C261];&quot;&quot;))" table:style-name="ce1">
            <text:p>13</text:p>
          </table:table-cell>
          <table:table-cell office:value-type="boolean" office:boolean-value="true" table:formula="of:=+IF(AND([.E261]&gt;=[.A261];[.E261]&lt;=[.B261]);TRUE;FALSE)" table:style-name="ce1">
            <text:p>TRUE</text:p>
          </table:table-cell>
          <table:table-cell table:style-name="ce1"/>
          <table:table-cell office:value-type="string" office:string-value="x" table:formula="of:=RIGHT(LEFT([.D261];[.A261]);1)" table:style-name="ce1">
            <text:p>x</text:p>
          </table:table-cell>
          <table:table-cell office:value-type="string" office:string-value="z" table:formula="of:=RIGHT(LEFT([.D261];[.B261]);1)" table:style-name="ce1">
            <text:p>z</text:p>
          </table:table-cell>
          <table:table-cell office:value-type="boolean" office:boolean-value="false" table:formula="of:=+IF(XOR([.H261]=[.C261];[.I261]=[.C26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fvvfvzvqv</text:p>
          </table:table-cell>
          <table:table-cell office:value-type="float" office:value="6" table:formula="of:=LEN([.D262])-LEN(SUBSTITUTE([.D262];[.C262];&quot;&quot;))" table:style-name="ce1">
            <text:p>6</text:p>
          </table:table-cell>
          <table:table-cell office:value-type="boolean" office:boolean-value="true" table:formula="of:=+IF(AND([.E262]&gt;=[.A262];[.E262]&lt;=[.B262]);TRUE;FALSE)" table:style-name="ce1">
            <text:p>TRUE</text:p>
          </table:table-cell>
          <table:table-cell table:style-name="ce1"/>
          <table:table-cell office:value-type="string" office:string-value="v" table:formula="of:=RIGHT(LEFT([.D262];[.A262]);1)" table:style-name="ce1">
            <text:p>v</text:p>
          </table:table-cell>
          <table:table-cell office:value-type="string" office:string-value="v" table:formula="of:=RIGHT(LEFT([.D262];[.B262]);1)" table:style-name="ce1">
            <text:p>v</text:p>
          </table:table-cell>
          <table:table-cell office:value-type="boolean" office:boolean-value="false" table:formula="of:=+IF(XOR([.H262]=[.C262];[.I262]=[.C26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mxmmmmmbmmrmmmmmm</text:p>
          </table:table-cell>
          <table:table-cell office:value-type="float" office:value="16" table:formula="of:=LEN([.D263])-LEN(SUBSTITUTE([.D263];[.C263];&quot;&quot;))" table:style-name="ce1">
            <text:p>16</text:p>
          </table:table-cell>
          <table:table-cell office:value-type="boolean" office:boolean-value="false" table:formula="of:=+IF(AND([.E263]&gt;=[.A263];[.E263]&lt;=[.B263]);TRUE;FALSE)" table:style-name="ce1">
            <text:p>FALSE</text:p>
          </table:table-cell>
          <table:table-cell table:style-name="ce1"/>
          <table:table-cell office:value-type="string" office:string-value="m" table:formula="of:=RIGHT(LEFT([.D263];[.A263]);1)" table:style-name="ce1">
            <text:p>m</text:p>
          </table:table-cell>
          <table:table-cell office:value-type="string" office:string-value="m" table:formula="of:=RIGHT(LEFT([.D263];[.B263]);1)" table:style-name="ce1">
            <text:p>m</text:p>
          </table:table-cell>
          <table:table-cell office:value-type="boolean" office:boolean-value="false" table:formula="of:=+IF(XOR([.H263]=[.C263];[.I263]=[.C26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rdxwxzwfxpxtqxxxgxp</text:p>
          </table:table-cell>
          <table:table-cell office:value-type="float" office:value="9" table:formula="of:=LEN([.D264])-LEN(SUBSTITUTE([.D264];[.C264];&quot;&quot;))" table:style-name="ce1">
            <text:p>9</text:p>
          </table:table-cell>
          <table:table-cell office:value-type="boolean" office:boolean-value="true" table:formula="of:=+IF(AND([.E264]&gt;=[.A264];[.E264]&lt;=[.B264]);TRUE;FALSE)" table:style-name="ce1">
            <text:p>TRUE</text:p>
          </table:table-cell>
          <table:table-cell table:style-name="ce1"/>
          <table:table-cell office:value-type="string" office:string-value="r" table:formula="of:=RIGHT(LEFT([.D264];[.A264]);1)" table:style-name="ce1">
            <text:p>r</text:p>
          </table:table-cell>
          <table:table-cell office:value-type="string" office:string-value="x" table:formula="of:=RIGHT(LEFT([.D264];[.B264]);1)" table:style-name="ce1">
            <text:p>x</text:p>
          </table:table-cell>
          <table:table-cell office:value-type="boolean" office:boolean-value="true" table:formula="of:=+IF(XOR([.H264]=[.C264];[.I264]=[.C26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wzwwkddmsrxwzfg</text:p>
          </table:table-cell>
          <table:table-cell office:value-type="float" office:value="4" table:formula="of:=LEN([.D265])-LEN(SUBSTITUTE([.D265];[.C265];&quot;&quot;))" table:style-name="ce1">
            <text:p>4</text:p>
          </table:table-cell>
          <table:table-cell office:value-type="boolean" office:boolean-value="false" table:formula="of:=+IF(AND([.E265]&gt;=[.A265];[.E265]&lt;=[.B265]);TRUE;FALSE)" table:style-name="ce1">
            <text:p>FALSE</text:p>
          </table:table-cell>
          <table:table-cell table:style-name="ce1"/>
          <table:table-cell office:value-type="string" office:string-value="k" table:formula="of:=RIGHT(LEFT([.D265];[.A265]);1)" table:style-name="ce1">
            <text:p>k</text:p>
          </table:table-cell>
          <table:table-cell office:value-type="string" office:string-value="r" table:formula="of:=RIGHT(LEFT([.D265];[.B265]);1)" table:style-name="ce1">
            <text:p>r</text:p>
          </table:table-cell>
          <table:table-cell office:value-type="boolean" office:boolean-value="false" table:formula="of:=+IF(XOR([.H265]=[.C265];[.I265]=[.C26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ggggggggg</text:p>
          </table:table-cell>
          <table:table-cell office:value-type="float" office:value="11" table:formula="of:=LEN([.D266])-LEN(SUBSTITUTE([.D266];[.C266];&quot;&quot;))" table:style-name="ce1">
            <text:p>11</text:p>
          </table:table-cell>
          <table:table-cell office:value-type="boolean" office:boolean-value="false" table:formula="of:=+IF(AND([.E266]&gt;=[.A266];[.E266]&lt;=[.B266]);TRUE;FALSE)" table:style-name="ce1">
            <text:p>FALSE</text:p>
          </table:table-cell>
          <table:table-cell table:style-name="ce1"/>
          <table:table-cell office:value-type="string" office:string-value="g" table:formula="of:=RIGHT(LEFT([.D266];[.A266]);1)" table:style-name="ce1">
            <text:p>g</text:p>
          </table:table-cell>
          <table:table-cell office:value-type="string" office:string-value="g" table:formula="of:=RIGHT(LEFT([.D266];[.B266]);1)" table:style-name="ce1">
            <text:p>g</text:p>
          </table:table-cell>
          <table:table-cell office:value-type="boolean" office:boolean-value="false" table:formula="of:=+IF(XOR([.H266]=[.C266];[.I266]=[.C26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tzshs</text:p>
          </table:table-cell>
          <table:table-cell office:value-type="float" office:value="1" table:formula="of:=LEN([.D267])-LEN(SUBSTITUTE([.D267];[.C267];&quot;&quot;))" table:style-name="ce1">
            <text:p>1</text:p>
          </table:table-cell>
          <table:table-cell office:value-type="boolean" office:boolean-value="false" table:formula="of:=+IF(AND([.E267]&gt;=[.A267];[.E267]&lt;=[.B267]);TRUE;FALSE)" table:style-name="ce1">
            <text:p>FALSE</text:p>
          </table:table-cell>
          <table:table-cell table:style-name="ce1"/>
          <table:table-cell office:value-type="string" office:string-value="s" table:formula="of:=RIGHT(LEFT([.D267];[.A267]);1)" table:style-name="ce1">
            <text:p>s</text:p>
          </table:table-cell>
          <table:table-cell office:value-type="string" office:string-value="h" table:formula="of:=RIGHT(LEFT([.D267];[.B267]);1)" table:style-name="ce1">
            <text:p>h</text:p>
          </table:table-cell>
          <table:table-cell office:value-type="boolean" office:boolean-value="true" table:formula="of:=+IF(XOR([.H267]=[.C267];[.I267]=[.C26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zjtzpclm</text:p>
          </table:table-cell>
          <table:table-cell office:value-type="float" office:value="1" table:formula="of:=LEN([.D268])-LEN(SUBSTITUTE([.D268];[.C268];&quot;&quot;))" table:style-name="ce1">
            <text:p>1</text:p>
          </table:table-cell>
          <table:table-cell office:value-type="boolean" office:boolean-value="false" table:formula="of:=+IF(AND([.E268]&gt;=[.A268];[.E268]&lt;=[.B268]);TRUE;FALSE)" table:style-name="ce1">
            <text:p>FALSE</text:p>
          </table:table-cell>
          <table:table-cell table:style-name="ce1"/>
          <table:table-cell office:value-type="string" office:string-value="l" table:formula="of:=RIGHT(LEFT([.D268];[.A268]);1)" table:style-name="ce1">
            <text:p>l</text:p>
          </table:table-cell>
          <table:table-cell office:value-type="string" office:string-value="m" table:formula="of:=RIGHT(LEFT([.D268];[.B268]);1)" table:style-name="ce1">
            <text:p>m</text:p>
          </table:table-cell>
          <table:table-cell office:value-type="boolean" office:boolean-value="false" table:formula="of:=+IF(XOR([.H268]=[.C268];[.I268]=[.C26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rzkzk</text:p>
          </table:table-cell>
          <table:table-cell office:value-type="float" office:value="2" table:formula="of:=LEN([.D269])-LEN(SUBSTITUTE([.D269];[.C269];&quot;&quot;))" table:style-name="ce1">
            <text:p>2</text:p>
          </table:table-cell>
          <table:table-cell office:value-type="boolean" office:boolean-value="false" table:formula="of:=+IF(AND([.E269]&gt;=[.A269];[.E269]&lt;=[.B269]);TRUE;FALSE)" table:style-name="ce1">
            <text:p>FALSE</text:p>
          </table:table-cell>
          <table:table-cell table:style-name="ce1"/>
          <table:table-cell office:value-type="string" office:string-value="z" table:formula="of:=RIGHT(LEFT([.D269];[.A269]);1)" table:style-name="ce1">
            <text:p>z</text:p>
          </table:table-cell>
          <table:table-cell office:value-type="string" office:string-value="k" table:formula="of:=RIGHT(LEFT([.D269];[.B269]);1)" table:style-name="ce1">
            <text:p>k</text:p>
          </table:table-cell>
          <table:table-cell office:value-type="boolean" office:boolean-value="true" table:formula="of:=+IF(XOR([.H269]=[.C269];[.I269]=[.C26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ccccccjccccc</text:p>
          </table:table-cell>
          <table:table-cell office:value-type="float" office:value="14" table:formula="of:=LEN([.D270])-LEN(SUBSTITUTE([.D270];[.C270];&quot;&quot;))" table:style-name="ce1">
            <text:p>14</text:p>
          </table:table-cell>
          <table:table-cell office:value-type="boolean" office:boolean-value="true" table:formula="of:=+IF(AND([.E270]&gt;=[.A270];[.E270]&lt;=[.B270]);TRUE;FALSE)" table:style-name="ce1">
            <text:p>TRUE</text:p>
          </table:table-cell>
          <table:table-cell table:style-name="ce1"/>
          <table:table-cell office:value-type="string" office:string-value="c" table:formula="of:=RIGHT(LEFT([.D270];[.A270]);1)" table:style-name="ce1">
            <text:p>c</text:p>
          </table:table-cell>
          <table:table-cell office:value-type="string" office:string-value="c" table:formula="of:=RIGHT(LEFT([.D270];[.B270]);1)" table:style-name="ce1">
            <text:p>c</text:p>
          </table:table-cell>
          <table:table-cell office:value-type="boolean" office:boolean-value="false" table:formula="of:=+IF(XOR([.H270]=[.C270];[.I270]=[.C27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fh</text:p>
          </table:table-cell>
          <table:table-cell office:value-type="float" office:value="3" table:formula="of:=LEN([.D271])-LEN(SUBSTITUTE([.D271];[.C271];&quot;&quot;))" table:style-name="ce1">
            <text:p>3</text:p>
          </table:table-cell>
          <table:table-cell office:value-type="boolean" office:boolean-value="true" table:formula="of:=+IF(AND([.E271]&gt;=[.A271];[.E271]&lt;=[.B271]);TRUE;FALSE)" table:style-name="ce1">
            <text:p>TRUE</text:p>
          </table:table-cell>
          <table:table-cell table:style-name="ce1"/>
          <table:table-cell office:value-type="string" office:string-value="h" table:formula="of:=RIGHT(LEFT([.D271];[.A271]);1)" table:style-name="ce1">
            <text:p>h</text:p>
          </table:table-cell>
          <table:table-cell office:value-type="string" office:string-value="f" table:formula="of:=RIGHT(LEFT([.D271];[.B271]);1)" table:style-name="ce1">
            <text:p>f</text:p>
          </table:table-cell>
          <table:table-cell office:value-type="boolean" office:boolean-value="true" table:formula="of:=+IF(XOR([.H271]=[.C271];[.I271]=[.C27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wwwwwwkzxwwwwwwwwh</text:p>
          </table:table-cell>
          <table:table-cell office:value-type="float" office:value="15" table:formula="of:=LEN([.D272])-LEN(SUBSTITUTE([.D272];[.C272];&quot;&quot;))" table:style-name="ce1">
            <text:p>15</text:p>
          </table:table-cell>
          <table:table-cell office:value-type="boolean" office:boolean-value="true" table:formula="of:=+IF(AND([.E272]&gt;=[.A272];[.E272]&lt;=[.B272]);TRUE;FALSE)" table:style-name="ce1">
            <text:p>TRUE</text:p>
          </table:table-cell>
          <table:table-cell table:style-name="ce1"/>
          <table:table-cell office:value-type="string" office:string-value="w" table:formula="of:=RIGHT(LEFT([.D272];[.A272]);1)" table:style-name="ce1">
            <text:p>w</text:p>
          </table:table-cell>
          <table:table-cell office:value-type="string" office:string-value="h" table:formula="of:=RIGHT(LEFT([.D272];[.B272]);1)" table:style-name="ce1">
            <text:p>h</text:p>
          </table:table-cell>
          <table:table-cell office:value-type="boolean" office:boolean-value="true" table:formula="of:=+IF(XOR([.H272]=[.C272];[.I272]=[.C27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jmwqnlnhf</text:p>
          </table:table-cell>
          <table:table-cell office:value-type="float" office:value="1" table:formula="of:=LEN([.D273])-LEN(SUBSTITUTE([.D273];[.C273];&quot;&quot;))" table:style-name="ce1">
            <text:p>1</text:p>
          </table:table-cell>
          <table:table-cell office:value-type="boolean" office:boolean-value="false" table:formula="of:=+IF(AND([.E273]&gt;=[.A273];[.E273]&lt;=[.B273]);TRUE;FALSE)" table:style-name="ce1">
            <text:p>FALSE</text:p>
          </table:table-cell>
          <table:table-cell table:style-name="ce1"/>
          <table:table-cell office:value-type="string" office:string-value="n" table:formula="of:=RIGHT(LEFT([.D273];[.A273]);1)" table:style-name="ce1">
            <text:p>n</text:p>
          </table:table-cell>
          <table:table-cell office:value-type="string" office:string-value="f" table:formula="of:=RIGHT(LEFT([.D273];[.B273]);1)" table:style-name="ce1">
            <text:p>f</text:p>
          </table:table-cell>
          <table:table-cell office:value-type="boolean" office:boolean-value="true" table:formula="of:=+IF(XOR([.H273]=[.C273];[.I273]=[.C27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sllllplllc</text:p>
          </table:table-cell>
          <table:table-cell office:value-type="float" office:value="7" table:formula="of:=LEN([.D274])-LEN(SUBSTITUTE([.D274];[.C274];&quot;&quot;))" table:style-name="ce1">
            <text:p>7</text:p>
          </table:table-cell>
          <table:table-cell office:value-type="boolean" office:boolean-value="true" table:formula="of:=+IF(AND([.E274]&gt;=[.A274];[.E274]&lt;=[.B274]);TRUE;FALSE)" table:style-name="ce1">
            <text:p>TRUE</text:p>
          </table:table-cell>
          <table:table-cell table:style-name="ce1"/>
          <table:table-cell office:value-type="string" office:string-value="l" table:formula="of:=RIGHT(LEFT([.D274];[.A274]);1)" table:style-name="ce1">
            <text:p>l</text:p>
          </table:table-cell>
          <table:table-cell office:value-type="string" office:string-value="l" table:formula="of:=RIGHT(LEFT([.D274];[.B274]);1)" table:style-name="ce1">
            <text:p>l</text:p>
          </table:table-cell>
          <table:table-cell office:value-type="boolean" office:boolean-value="false" table:formula="of:=+IF(XOR([.H274]=[.C274];[.I274]=[.C27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q</text:p>
          </table:table-cell>
          <table:table-cell office:value-type="string" table:style-name="ce1">
            <text:p>gjmhq</text:p>
          </table:table-cell>
          <table:table-cell office:value-type="float" office:value="1" table:formula="of:=LEN([.D275])-LEN(SUBSTITUTE([.D275];[.C275];&quot;&quot;))" table:style-name="ce1">
            <text:p>1</text:p>
          </table:table-cell>
          <table:table-cell office:value-type="boolean" office:boolean-value="true" table:formula="of:=+IF(AND([.E275]&gt;=[.A275];[.E275]&lt;=[.B275]);TRUE;FALSE)" table:style-name="ce1">
            <text:p>TRUE</text:p>
          </table:table-cell>
          <table:table-cell table:style-name="ce1"/>
          <table:table-cell office:value-type="string" office:string-value="g" table:formula="of:=RIGHT(LEFT([.D275];[.A275]);1)" table:style-name="ce1">
            <text:p>g</text:p>
          </table:table-cell>
          <table:table-cell office:value-type="string" office:string-value="m" table:formula="of:=RIGHT(LEFT([.D275];[.B275]);1)" table:style-name="ce1">
            <text:p>m</text:p>
          </table:table-cell>
          <table:table-cell office:value-type="boolean" office:boolean-value="false" table:formula="of:=+IF(XOR([.H275]=[.C275];[.I275]=[.C27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wklcxllf</text:p>
          </table:table-cell>
          <table:table-cell office:value-type="float" office:value="4" table:formula="of:=LEN([.D276])-LEN(SUBSTITUTE([.D276];[.C276];&quot;&quot;))" table:style-name="ce1">
            <text:p>4</text:p>
          </table:table-cell>
          <table:table-cell office:value-type="boolean" office:boolean-value="true" table:formula="of:=+IF(AND([.E276]&gt;=[.A276];[.E276]&lt;=[.B276]);TRUE;FALSE)" table:style-name="ce1">
            <text:p>TRUE</text:p>
          </table:table-cell>
          <table:table-cell table:style-name="ce1"/>
          <table:table-cell office:value-type="string" office:string-value="w" table:formula="of:=RIGHT(LEFT([.D276];[.A276]);1)" table:style-name="ce1">
            <text:p>w</text:p>
          </table:table-cell>
          <table:table-cell office:value-type="string" office:string-value="f" table:formula="of:=RIGHT(LEFT([.D276];[.B276]);1)" table:style-name="ce1">
            <text:p>f</text:p>
          </table:table-cell>
          <table:table-cell office:value-type="boolean" office:boolean-value="false" table:formula="of:=+IF(XOR([.H276]=[.C276];[.I276]=[.C27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cclscppgdxmg</text:p>
          </table:table-cell>
          <table:table-cell office:value-type="float" office:value="4" table:formula="of:=LEN([.D277])-LEN(SUBSTITUTE([.D277];[.C277];&quot;&quot;))" table:style-name="ce1">
            <text:p>4</text:p>
          </table:table-cell>
          <table:table-cell office:value-type="boolean" office:boolean-value="false" table:formula="of:=+IF(AND([.E277]&gt;=[.A277];[.E277]&lt;=[.B277]);TRUE;FALSE)" table:style-name="ce1">
            <text:p>FALSE</text:p>
          </table:table-cell>
          <table:table-cell table:style-name="ce1"/>
          <table:table-cell office:value-type="string" office:string-value="l" table:formula="of:=RIGHT(LEFT([.D277];[.A277]);1)" table:style-name="ce1">
            <text:p>l</text:p>
          </table:table-cell>
          <table:table-cell office:value-type="string" office:string-value="c" table:formula="of:=RIGHT(LEFT([.D277];[.B277]);1)" table:style-name="ce1">
            <text:p>c</text:p>
          </table:table-cell>
          <table:table-cell office:value-type="boolean" office:boolean-value="false" table:formula="of:=+IF(XOR([.H277]=[.C277];[.I277]=[.C27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z</text:p>
          </table:table-cell>
          <table:table-cell office:value-type="string" table:style-name="ce1">
            <text:p>fpxmpz</text:p>
          </table:table-cell>
          <table:table-cell office:value-type="float" office:value="1" table:formula="of:=LEN([.D278])-LEN(SUBSTITUTE([.D278];[.C278];&quot;&quot;))" table:style-name="ce1">
            <text:p>1</text:p>
          </table:table-cell>
          <table:table-cell office:value-type="boolean" office:boolean-value="false" table:formula="of:=+IF(AND([.E278]&gt;=[.A278];[.E278]&lt;=[.B278]);TRUE;FALSE)" table:style-name="ce1">
            <text:p>FALSE</text:p>
          </table:table-cell>
          <table:table-cell table:style-name="ce1"/>
          <table:table-cell office:value-type="string" office:string-value="x" table:formula="of:=RIGHT(LEFT([.D278];[.A278]);1)" table:style-name="ce1">
            <text:p>x</text:p>
          </table:table-cell>
          <table:table-cell office:value-type="string" office:string-value="z" table:formula="of:=RIGHT(LEFT([.D278];[.B278]);1)" table:style-name="ce1">
            <text:p>z</text:p>
          </table:table-cell>
          <table:table-cell office:value-type="boolean" office:boolean-value="true" table:formula="of:=+IF(XOR([.H278]=[.C278];[.I278]=[.C27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</text:p>
          </table:table-cell>
          <table:table-cell office:value-type="string" table:style-name="ce1">
            <text:p>vrrrrrrrrrrrrrs</text:p>
          </table:table-cell>
          <table:table-cell office:value-type="float" office:value="13" table:formula="of:=LEN([.D279])-LEN(SUBSTITUTE([.D279];[.C279];&quot;&quot;))" table:style-name="ce1">
            <text:p>13</text:p>
          </table:table-cell>
          <table:table-cell office:value-type="boolean" office:boolean-value="false" table:formula="of:=+IF(AND([.E279]&gt;=[.A279];[.E279]&lt;=[.B279]);TRUE;FALSE)" table:style-name="ce1">
            <text:p>FALSE</text:p>
          </table:table-cell>
          <table:table-cell table:style-name="ce1"/>
          <table:table-cell office:value-type="string" office:string-value="r" table:formula="of:=RIGHT(LEFT([.D279];[.A279]);1)" table:style-name="ce1">
            <text:p>r</text:p>
          </table:table-cell>
          <table:table-cell office:value-type="string" office:string-value="r" table:formula="of:=RIGHT(LEFT([.D279];[.B279]);1)" table:style-name="ce1">
            <text:p>r</text:p>
          </table:table-cell>
          <table:table-cell office:value-type="boolean" office:boolean-value="false" table:formula="of:=+IF(XOR([.H279]=[.C279];[.I279]=[.C27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</text:p>
          </table:table-cell>
          <table:table-cell office:value-type="string" table:style-name="ce1">
            <text:p>cqqqqqgq</text:p>
          </table:table-cell>
          <table:table-cell office:value-type="float" office:value="6" table:formula="of:=LEN([.D280])-LEN(SUBSTITUTE([.D280];[.C280];&quot;&quot;))" table:style-name="ce1">
            <text:p>6</text:p>
          </table:table-cell>
          <table:table-cell office:value-type="boolean" office:boolean-value="true" table:formula="of:=+IF(AND([.E280]&gt;=[.A280];[.E280]&lt;=[.B280]);TRUE;FALSE)" table:style-name="ce1">
            <text:p>TRUE</text:p>
          </table:table-cell>
          <table:table-cell table:style-name="ce1"/>
          <table:table-cell office:value-type="string" office:string-value="c" table:formula="of:=RIGHT(LEFT([.D280];[.A280]);1)" table:style-name="ce1">
            <text:p>c</text:p>
          </table:table-cell>
          <table:table-cell office:value-type="string" office:string-value="g" table:formula="of:=RIGHT(LEFT([.D280];[.B280]);1)" table:style-name="ce1">
            <text:p>g</text:p>
          </table:table-cell>
          <table:table-cell office:value-type="boolean" office:boolean-value="false" table:formula="of:=+IF(XOR([.H280]=[.C280];[.I280]=[.C28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ttztttttttttt</text:p>
          </table:table-cell>
          <table:table-cell office:value-type="float" office:value="13" table:formula="of:=LEN([.D281])-LEN(SUBSTITUTE([.D281];[.C281];&quot;&quot;))" table:style-name="ce1">
            <text:p>13</text:p>
          </table:table-cell>
          <table:table-cell office:value-type="boolean" office:boolean-value="true" table:formula="of:=+IF(AND([.E281]&gt;=[.A281];[.E281]&lt;=[.B281]);TRUE;FALSE)" table:style-name="ce1">
            <text:p>TRUE</text:p>
          </table:table-cell>
          <table:table-cell table:style-name="ce1"/>
          <table:table-cell office:value-type="string" office:string-value="t" table:formula="of:=RIGHT(LEFT([.D281];[.A281]);1)" table:style-name="ce1">
            <text:p>t</text:p>
          </table:table-cell>
          <table:table-cell office:value-type="string" office:string-value="t" table:formula="of:=RIGHT(LEFT([.D281];[.B281]);1)" table:style-name="ce1">
            <text:p>t</text:p>
          </table:table-cell>
          <table:table-cell office:value-type="boolean" office:boolean-value="false" table:formula="of:=+IF(XOR([.H281]=[.C281];[.I281]=[.C28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zkqsqzmhhq</text:p>
          </table:table-cell>
          <table:table-cell office:value-type="float" office:value="4" table:formula="of:=LEN([.D282])-LEN(SUBSTITUTE([.D282];[.C282];&quot;&quot;))" table:style-name="ce1">
            <text:p>4</text:p>
          </table:table-cell>
          <table:table-cell office:value-type="boolean" office:boolean-value="true" table:formula="of:=+IF(AND([.E282]&gt;=[.A282];[.E282]&lt;=[.B282]);TRUE;FALSE)" table:style-name="ce1">
            <text:p>TRUE</text:p>
          </table:table-cell>
          <table:table-cell table:style-name="ce1"/>
          <table:table-cell office:value-type="string" office:string-value="q" table:formula="of:=RIGHT(LEFT([.D282];[.A282]);1)" table:style-name="ce1">
            <text:p>q</text:p>
          </table:table-cell>
          <table:table-cell office:value-type="string" office:string-value="q" table:formula="of:=RIGHT(LEFT([.D282];[.B282]);1)" table:style-name="ce1">
            <text:p>q</text:p>
          </table:table-cell>
          <table:table-cell office:value-type="boolean" office:boolean-value="false" table:formula="of:=+IF(XOR([.H282]=[.C282];[.I282]=[.C28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llfllplllgzll</text:p>
          </table:table-cell>
          <table:table-cell office:value-type="float" office:value="11" table:formula="of:=LEN([.D283])-LEN(SUBSTITUTE([.D283];[.C283];&quot;&quot;))" table:style-name="ce1">
            <text:p>11</text:p>
          </table:table-cell>
          <table:table-cell office:value-type="boolean" office:boolean-value="true" table:formula="of:=+IF(AND([.E283]&gt;=[.A283];[.E283]&lt;=[.B283]);TRUE;FALSE)" table:style-name="ce1">
            <text:p>TRUE</text:p>
          </table:table-cell>
          <table:table-cell table:style-name="ce1"/>
          <table:table-cell office:value-type="string" office:string-value="p" table:formula="of:=RIGHT(LEFT([.D283];[.A283]);1)" table:style-name="ce1">
            <text:p>p</text:p>
          </table:table-cell>
          <table:table-cell office:value-type="string" office:string-value="l" table:formula="of:=RIGHT(LEFT([.D283];[.B283]);1)" table:style-name="ce1">
            <text:p>l</text:p>
          </table:table-cell>
          <table:table-cell office:value-type="boolean" office:boolean-value="true" table:formula="of:=+IF(XOR([.H283]=[.C283];[.I283]=[.C28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mtmmmmm</text:p>
          </table:table-cell>
          <table:table-cell office:value-type="float" office:value="8" table:formula="of:=LEN([.D284])-LEN(SUBSTITUTE([.D284];[.C284];&quot;&quot;))" table:style-name="ce1">
            <text:p>8</text:p>
          </table:table-cell>
          <table:table-cell office:value-type="boolean" office:boolean-value="true" table:formula="of:=+IF(AND([.E284]&gt;=[.A284];[.E284]&lt;=[.B284]);TRUE;FALSE)" table:style-name="ce1">
            <text:p>TRUE</text:p>
          </table:table-cell>
          <table:table-cell table:style-name="ce1"/>
          <table:table-cell office:value-type="string" office:string-value="m" table:formula="of:=RIGHT(LEFT([.D284];[.A284]);1)" table:style-name="ce1">
            <text:p>m</text:p>
          </table:table-cell>
          <table:table-cell office:value-type="string" office:string-value="m" table:formula="of:=RIGHT(LEFT([.D284];[.B284]);1)" table:style-name="ce1">
            <text:p>m</text:p>
          </table:table-cell>
          <table:table-cell office:value-type="boolean" office:boolean-value="false" table:formula="of:=+IF(XOR([.H284]=[.C284];[.I284]=[.C28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llllllrllllltl</text:p>
          </table:table-cell>
          <table:table-cell office:value-type="float" office:value="14" table:formula="of:=LEN([.D285])-LEN(SUBSTITUTE([.D285];[.C285];&quot;&quot;))" table:style-name="ce1">
            <text:p>14</text:p>
          </table:table-cell>
          <table:table-cell office:value-type="boolean" office:boolean-value="true" table:formula="of:=+IF(AND([.E285]&gt;=[.A285];[.E285]&lt;=[.B285]);TRUE;FALSE)" table:style-name="ce1">
            <text:p>TRUE</text:p>
          </table:table-cell>
          <table:table-cell table:style-name="ce1"/>
          <table:table-cell office:value-type="string" office:string-value="r" table:formula="of:=RIGHT(LEFT([.D285];[.A285]);1)" table:style-name="ce1">
            <text:p>r</text:p>
          </table:table-cell>
          <table:table-cell office:value-type="string" office:string-value="l" table:formula="of:=RIGHT(LEFT([.D285];[.B285]);1)" table:style-name="ce1">
            <text:p>l</text:p>
          </table:table-cell>
          <table:table-cell office:value-type="boolean" office:boolean-value="true" table:formula="of:=+IF(XOR([.H285]=[.C285];[.I285]=[.C28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zrr</text:p>
          </table:table-cell>
          <table:table-cell office:value-type="float" office:value="2" table:formula="of:=LEN([.D286])-LEN(SUBSTITUTE([.D286];[.C286];&quot;&quot;))" table:style-name="ce1">
            <text:p>2</text:p>
          </table:table-cell>
          <table:table-cell office:value-type="boolean" office:boolean-value="false" table:formula="of:=+IF(AND([.E286]&gt;=[.A286];[.E286]&lt;=[.B286]);TRUE;FALSE)" table:style-name="ce1">
            <text:p>FALSE</text:p>
          </table:table-cell>
          <table:table-cell table:style-name="ce1"/>
          <table:table-cell office:value-type="string" office:string-value="r" table:formula="of:=RIGHT(LEFT([.D286];[.A286]);1)" table:style-name="ce1">
            <text:p>r</text:p>
          </table:table-cell>
          <table:table-cell office:value-type="string" office:string-value="r" table:formula="of:=RIGHT(LEFT([.D286];[.B286]);1)" table:style-name="ce1">
            <text:p>r</text:p>
          </table:table-cell>
          <table:table-cell office:value-type="boolean" office:boolean-value="false" table:formula="of:=+IF(XOR([.H286]=[.C286];[.I286]=[.C28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ssslssnmfqss</text:p>
          </table:table-cell>
          <table:table-cell office:value-type="float" office:value="7" table:formula="of:=LEN([.D287])-LEN(SUBSTITUTE([.D287];[.C287];&quot;&quot;))" table:style-name="ce1">
            <text:p>7</text:p>
          </table:table-cell>
          <table:table-cell office:value-type="boolean" office:boolean-value="false" table:formula="of:=+IF(AND([.E287]&gt;=[.A287];[.E287]&lt;=[.B287]);TRUE;FALSE)" table:style-name="ce1">
            <text:p>FALSE</text:p>
          </table:table-cell>
          <table:table-cell table:style-name="ce1"/>
          <table:table-cell office:value-type="string" office:string-value="s" table:formula="of:=RIGHT(LEFT([.D287];[.A287]);1)" table:style-name="ce1">
            <text:p>s</text:p>
          </table:table-cell>
          <table:table-cell office:value-type="string" office:string-value="l" table:formula="of:=RIGHT(LEFT([.D287];[.B287]);1)" table:style-name="ce1">
            <text:p>l</text:p>
          </table:table-cell>
          <table:table-cell office:value-type="boolean" office:boolean-value="true" table:formula="of:=+IF(XOR([.H287]=[.C287];[.I287]=[.C28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hhhhhhhhhhhhhhhh</text:p>
          </table:table-cell>
          <table:table-cell office:value-type="float" office:value="18" table:formula="of:=LEN([.D288])-LEN(SUBSTITUTE([.D288];[.C288];&quot;&quot;))" table:style-name="ce1">
            <text:p>18</text:p>
          </table:table-cell>
          <table:table-cell office:value-type="boolean" office:boolean-value="false" table:formula="of:=+IF(AND([.E288]&gt;=[.A288];[.E288]&lt;=[.B288]);TRUE;FALSE)" table:style-name="ce1">
            <text:p>FALSE</text:p>
          </table:table-cell>
          <table:table-cell table:style-name="ce1"/>
          <table:table-cell office:value-type="string" office:string-value="h" table:formula="of:=RIGHT(LEFT([.D288];[.A288]);1)" table:style-name="ce1">
            <text:p>h</text:p>
          </table:table-cell>
          <table:table-cell office:value-type="string" office:string-value="h" table:formula="of:=RIGHT(LEFT([.D288];[.B288]);1)" table:style-name="ce1">
            <text:p>h</text:p>
          </table:table-cell>
          <table:table-cell office:value-type="boolean" office:boolean-value="false" table:formula="of:=+IF(XOR([.H288]=[.C288];[.I288]=[.C28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xxx</text:p>
          </table:table-cell>
          <table:table-cell office:value-type="float" office:value="4" table:formula="of:=LEN([.D289])-LEN(SUBSTITUTE([.D289];[.C289];&quot;&quot;))" table:style-name="ce1">
            <text:p>4</text:p>
          </table:table-cell>
          <table:table-cell office:value-type="boolean" office:boolean-value="true" table:formula="of:=+IF(AND([.E289]&gt;=[.A289];[.E289]&lt;=[.B289]);TRUE;FALSE)" table:style-name="ce1">
            <text:p>TRUE</text:p>
          </table:table-cell>
          <table:table-cell table:style-name="ce1"/>
          <table:table-cell office:value-type="string" office:string-value="x" table:formula="of:=RIGHT(LEFT([.D289];[.A289]);1)" table:style-name="ce1">
            <text:p>x</text:p>
          </table:table-cell>
          <table:table-cell office:value-type="string" office:string-value="x" table:formula="of:=RIGHT(LEFT([.D289];[.B289]);1)" table:style-name="ce1">
            <text:p>x</text:p>
          </table:table-cell>
          <table:table-cell office:value-type="boolean" office:boolean-value="false" table:formula="of:=+IF(XOR([.H289]=[.C289];[.I289]=[.C28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zdjbxxsl</text:p>
          </table:table-cell>
          <table:table-cell office:value-type="float" office:value="2" table:formula="of:=LEN([.D290])-LEN(SUBSTITUTE([.D290];[.C290];&quot;&quot;))" table:style-name="ce1">
            <text:p>2</text:p>
          </table:table-cell>
          <table:table-cell office:value-type="boolean" office:boolean-value="false" table:formula="of:=+IF(AND([.E290]&gt;=[.A290];[.E290]&lt;=[.B290]);TRUE;FALSE)" table:style-name="ce1">
            <text:p>FALSE</text:p>
          </table:table-cell>
          <table:table-cell table:style-name="ce1"/>
          <table:table-cell office:value-type="string" office:string-value="s" table:formula="of:=RIGHT(LEFT([.D290];[.A290]);1)" table:style-name="ce1">
            <text:p>s</text:p>
          </table:table-cell>
          <table:table-cell office:value-type="string" office:string-value="l" table:formula="of:=RIGHT(LEFT([.D290];[.B290]);1)" table:style-name="ce1">
            <text:p>l</text:p>
          </table:table-cell>
          <table:table-cell office:value-type="boolean" office:boolean-value="false" table:formula="of:=+IF(XOR([.H290]=[.C290];[.I290]=[.C29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frnphpzhnfxnncptmn</text:p>
          </table:table-cell>
          <table:table-cell office:value-type="float" office:value="5" table:formula="of:=LEN([.D291])-LEN(SUBSTITUTE([.D291];[.C291];&quot;&quot;))" table:style-name="ce1">
            <text:p>5</text:p>
          </table:table-cell>
          <table:table-cell office:value-type="boolean" office:boolean-value="false" table:formula="of:=+IF(AND([.E291]&gt;=[.A291];[.E291]&lt;=[.B291]);TRUE;FALSE)" table:style-name="ce1">
            <text:p>FALSE</text:p>
          </table:table-cell>
          <table:table-cell table:style-name="ce1"/>
          <table:table-cell office:value-type="string" office:string-value="n" table:formula="of:=RIGHT(LEFT([.D291];[.A291]);1)" table:style-name="ce1">
            <text:p>n</text:p>
          </table:table-cell>
          <table:table-cell office:value-type="string" office:string-value="n" table:formula="of:=RIGHT(LEFT([.D291];[.B291]);1)" table:style-name="ce1">
            <text:p>n</text:p>
          </table:table-cell>
          <table:table-cell office:value-type="boolean" office:boolean-value="false" table:formula="of:=+IF(XOR([.H291]=[.C291];[.I291]=[.C29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mmmmdmmmmmf</text:p>
          </table:table-cell>
          <table:table-cell office:value-type="float" office:value="11" table:formula="of:=LEN([.D292])-LEN(SUBSTITUTE([.D292];[.C292];&quot;&quot;))" table:style-name="ce1">
            <text:p>11</text:p>
          </table:table-cell>
          <table:table-cell office:value-type="boolean" office:boolean-value="true" table:formula="of:=+IF(AND([.E292]&gt;=[.A292];[.E292]&lt;=[.B292]);TRUE;FALSE)" table:style-name="ce1">
            <text:p>TRUE</text:p>
          </table:table-cell>
          <table:table-cell table:style-name="ce1"/>
          <table:table-cell office:value-type="string" office:string-value="d" table:formula="of:=RIGHT(LEFT([.D292];[.A292]);1)" table:style-name="ce1">
            <text:p>d</text:p>
          </table:table-cell>
          <table:table-cell office:value-type="string" office:string-value="m" table:formula="of:=RIGHT(LEFT([.D292];[.B292]);1)" table:style-name="ce1">
            <text:p>m</text:p>
          </table:table-cell>
          <table:table-cell office:value-type="boolean" office:boolean-value="true" table:formula="of:=+IF(XOR([.H292]=[.C292];[.I292]=[.C29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jjjjjjtj</text:p>
          </table:table-cell>
          <table:table-cell office:value-type="float" office:value="10" table:formula="of:=LEN([.D293])-LEN(SUBSTITUTE([.D293];[.C293];&quot;&quot;))" table:style-name="ce1">
            <text:p>10</text:p>
          </table:table-cell>
          <table:table-cell office:value-type="boolean" office:boolean-value="false" table:formula="of:=+IF(AND([.E293]&gt;=[.A293];[.E293]&lt;=[.B293]);TRUE;FALSE)" table:style-name="ce1">
            <text:p>FALSE</text:p>
          </table:table-cell>
          <table:table-cell table:style-name="ce1"/>
          <table:table-cell office:value-type="string" office:string-value="j" table:formula="of:=RIGHT(LEFT([.D293];[.A293]);1)" table:style-name="ce1">
            <text:p>j</text:p>
          </table:table-cell>
          <table:table-cell office:value-type="string" office:string-value="j" table:formula="of:=RIGHT(LEFT([.D293];[.B293]);1)" table:style-name="ce1">
            <text:p>j</text:p>
          </table:table-cell>
          <table:table-cell office:value-type="boolean" office:boolean-value="false" table:formula="of:=+IF(XOR([.H293]=[.C293];[.I293]=[.C29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kglgsq</text:p>
          </table:table-cell>
          <table:table-cell office:value-type="float" office:value="2" table:formula="of:=LEN([.D294])-LEN(SUBSTITUTE([.D294];[.C294];&quot;&quot;))" table:style-name="ce1">
            <text:p>2</text:p>
          </table:table-cell>
          <table:table-cell office:value-type="boolean" office:boolean-value="true" table:formula="of:=+IF(AND([.E294]&gt;=[.A294];[.E294]&lt;=[.B294]);TRUE;FALSE)" table:style-name="ce1">
            <text:p>TRUE</text:p>
          </table:table-cell>
          <table:table-cell table:style-name="ce1"/>
          <table:table-cell office:value-type="string" office:string-value="g" table:formula="of:=RIGHT(LEFT([.D294];[.A294]);1)" table:style-name="ce1">
            <text:p>g</text:p>
          </table:table-cell>
          <table:table-cell office:value-type="string" office:string-value="q" table:formula="of:=RIGHT(LEFT([.D294];[.B294]);1)" table:style-name="ce1">
            <text:p>q</text:p>
          </table:table-cell>
          <table:table-cell office:value-type="boolean" office:boolean-value="true" table:formula="of:=+IF(XOR([.H294]=[.C294];[.I294]=[.C29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svxxxxxztxdxpw</text:p>
          </table:table-cell>
          <table:table-cell office:value-type="float" office:value="7" table:formula="of:=LEN([.D295])-LEN(SUBSTITUTE([.D295];[.C295];&quot;&quot;))" table:style-name="ce1">
            <text:p>7</text:p>
          </table:table-cell>
          <table:table-cell office:value-type="boolean" office:boolean-value="true" table:formula="of:=+IF(AND([.E295]&gt;=[.A295];[.E295]&lt;=[.B295]);TRUE;FALSE)" table:style-name="ce1">
            <text:p>TRUE</text:p>
          </table:table-cell>
          <table:table-cell table:style-name="ce1"/>
          <table:table-cell office:value-type="string" office:string-value="v" table:formula="of:=RIGHT(LEFT([.D295];[.A295]);1)" table:style-name="ce1">
            <text:p>v</text:p>
          </table:table-cell>
          <table:table-cell office:value-type="string" office:string-value="x" table:formula="of:=RIGHT(LEFT([.D295];[.B295]);1)" table:style-name="ce1">
            <text:p>x</text:p>
          </table:table-cell>
          <table:table-cell office:value-type="boolean" office:boolean-value="true" table:formula="of:=+IF(XOR([.H295]=[.C295];[.I295]=[.C29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qbqwfmfpjmbnbcccgfgk</text:p>
          </table:table-cell>
          <table:table-cell office:value-type="float" office:value="2" table:formula="of:=LEN([.D296])-LEN(SUBSTITUTE([.D296];[.C296];&quot;&quot;))" table:style-name="ce1">
            <text:p>2</text:p>
          </table:table-cell>
          <table:table-cell office:value-type="boolean" office:boolean-value="false" table:formula="of:=+IF(AND([.E296]&gt;=[.A296];[.E296]&lt;=[.B296]);TRUE;FALSE)" table:style-name="ce1">
            <text:p>FALSE</text:p>
          </table:table-cell>
          <table:table-cell table:style-name="ce1"/>
          <table:table-cell office:value-type="string" office:string-value="q" table:formula="of:=RIGHT(LEFT([.D296];[.A296]);1)" table:style-name="ce1">
            <text:p>q</text:p>
          </table:table-cell>
          <table:table-cell office:value-type="string" office:string-value="j" table:formula="of:=RIGHT(LEFT([.D296];[.B296]);1)" table:style-name="ce1">
            <text:p>j</text:p>
          </table:table-cell>
          <table:table-cell office:value-type="boolean" office:boolean-value="false" table:formula="of:=+IF(XOR([.H296]=[.C296];[.I296]=[.C29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mqhqlrvcjdhpw</text:p>
          </table:table-cell>
          <table:table-cell office:value-type="float" office:value="1" table:formula="of:=LEN([.D297])-LEN(SUBSTITUTE([.D297];[.C297];&quot;&quot;))" table:style-name="ce1">
            <text:p>1</text:p>
          </table:table-cell>
          <table:table-cell office:value-type="boolean" office:boolean-value="false" table:formula="of:=+IF(AND([.E297]&gt;=[.A297];[.E297]&lt;=[.B297]);TRUE;FALSE)" table:style-name="ce1">
            <text:p>FALSE</text:p>
          </table:table-cell>
          <table:table-cell table:style-name="ce1"/>
          <table:table-cell office:value-type="string" office:string-value="m" table:formula="of:=RIGHT(LEFT([.D297];[.A297]);1)" table:style-name="ce1">
            <text:p>m</text:p>
          </table:table-cell>
          <table:table-cell office:value-type="string" office:string-value="w" table:formula="of:=RIGHT(LEFT([.D297];[.B297]);1)" table:style-name="ce1">
            <text:p>w</text:p>
          </table:table-cell>
          <table:table-cell office:value-type="boolean" office:boolean-value="false" table:formula="of:=+IF(XOR([.H297]=[.C297];[.I297]=[.C29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ppppvwpm</text:p>
          </table:table-cell>
          <table:table-cell office:value-type="float" office:value="8" table:formula="of:=LEN([.D298])-LEN(SUBSTITUTE([.D298];[.C298];&quot;&quot;))" table:style-name="ce1">
            <text:p>8</text:p>
          </table:table-cell>
          <table:table-cell office:value-type="boolean" office:boolean-value="true" table:formula="of:=+IF(AND([.E298]&gt;=[.A298];[.E298]&lt;=[.B298]);TRUE;FALSE)" table:style-name="ce1">
            <text:p>TRUE</text:p>
          </table:table-cell>
          <table:table-cell table:style-name="ce1"/>
          <table:table-cell office:value-type="string" office:string-value="v" table:formula="of:=RIGHT(LEFT([.D298];[.A298]);1)" table:style-name="ce1">
            <text:p>v</text:p>
          </table:table-cell>
          <table:table-cell office:value-type="string" office:string-value="w" table:formula="of:=RIGHT(LEFT([.D298];[.B298]);1)" table:style-name="ce1">
            <text:p>w</text:p>
          </table:table-cell>
          <table:table-cell office:value-type="boolean" office:boolean-value="false" table:formula="of:=+IF(XOR([.H298]=[.C298];[.I298]=[.C29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zvfjxbdgzjbplm</text:p>
          </table:table-cell>
          <table:table-cell office:value-type="float" office:value="1" table:formula="of:=LEN([.D299])-LEN(SUBSTITUTE([.D299];[.C299];&quot;&quot;))" table:style-name="ce1">
            <text:p>1</text:p>
          </table:table-cell>
          <table:table-cell office:value-type="boolean" office:boolean-value="false" table:formula="of:=+IF(AND([.E299]&gt;=[.A299];[.E299]&lt;=[.B299]);TRUE;FALSE)" table:style-name="ce1">
            <text:p>FALSE</text:p>
          </table:table-cell>
          <table:table-cell table:style-name="ce1"/>
          <table:table-cell office:value-type="string" office:string-value="g" table:formula="of:=RIGHT(LEFT([.D299];[.A299]);1)" table:style-name="ce1">
            <text:p>g</text:p>
          </table:table-cell>
          <table:table-cell office:value-type="string" office:string-value="p" table:formula="of:=RIGHT(LEFT([.D299];[.B299]);1)" table:style-name="ce1">
            <text:p>p</text:p>
          </table:table-cell>
          <table:table-cell office:value-type="boolean" office:boolean-value="false" table:formula="of:=+IF(XOR([.H299]=[.C299];[.I299]=[.C29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rff</text:p>
          </table:table-cell>
          <table:table-cell office:value-type="float" office:value="3" table:formula="of:=LEN([.D300])-LEN(SUBSTITUTE([.D300];[.C300];&quot;&quot;))" table:style-name="ce1">
            <text:p>3</text:p>
          </table:table-cell>
          <table:table-cell office:value-type="boolean" office:boolean-value="true" table:formula="of:=+IF(AND([.E300]&gt;=[.A300];[.E300]&lt;=[.B300]);TRUE;FALSE)" table:style-name="ce1">
            <text:p>TRUE</text:p>
          </table:table-cell>
          <table:table-cell table:style-name="ce1"/>
          <table:table-cell office:value-type="string" office:string-value="r" table:formula="of:=RIGHT(LEFT([.D300];[.A300]);1)" table:style-name="ce1">
            <text:p>r</text:p>
          </table:table-cell>
          <table:table-cell office:value-type="string" office:string-value="f" table:formula="of:=RIGHT(LEFT([.D300];[.B300]);1)" table:style-name="ce1">
            <text:p>f</text:p>
          </table:table-cell>
          <table:table-cell office:value-type="boolean" office:boolean-value="true" table:formula="of:=+IF(XOR([.H300]=[.C300];[.I300]=[.C30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tkxffclfr</text:p>
          </table:table-cell>
          <table:table-cell office:value-type="float" office:value="3" table:formula="of:=LEN([.D301])-LEN(SUBSTITUTE([.D301];[.C301];&quot;&quot;))" table:style-name="ce1">
            <text:p>3</text:p>
          </table:table-cell>
          <table:table-cell office:value-type="boolean" office:boolean-value="false" table:formula="of:=+IF(AND([.E301]&gt;=[.A301];[.E301]&lt;=[.B301]);TRUE;FALSE)" table:style-name="ce1">
            <text:p>FALSE</text:p>
          </table:table-cell>
          <table:table-cell table:style-name="ce1"/>
          <table:table-cell office:value-type="string" office:string-value="c" table:formula="of:=RIGHT(LEFT([.D301];[.A301]);1)" table:style-name="ce1">
            <text:p>c</text:p>
          </table:table-cell>
          <table:table-cell office:value-type="string" office:string-value="f" table:formula="of:=RIGHT(LEFT([.D301];[.B301]);1)" table:style-name="ce1">
            <text:p>f</text:p>
          </table:table-cell>
          <table:table-cell office:value-type="boolean" office:boolean-value="true" table:formula="of:=+IF(XOR([.H301]=[.C301];[.I301]=[.C30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vqjctzvzvvv</text:p>
          </table:table-cell>
          <table:table-cell office:value-type="float" office:value="5" table:formula="of:=LEN([.D302])-LEN(SUBSTITUTE([.D302];[.C302];&quot;&quot;))" table:style-name="ce1">
            <text:p>5</text:p>
          </table:table-cell>
          <table:table-cell office:value-type="boolean" office:boolean-value="true" table:formula="of:=+IF(AND([.E302]&gt;=[.A302];[.E302]&lt;=[.B302]);TRUE;FALSE)" table:style-name="ce1">
            <text:p>TRUE</text:p>
          </table:table-cell>
          <table:table-cell table:style-name="ce1"/>
          <table:table-cell office:value-type="string" office:string-value="j" table:formula="of:=RIGHT(LEFT([.D302];[.A302]);1)" table:style-name="ce1">
            <text:p>j</text:p>
          </table:table-cell>
          <table:table-cell office:value-type="string" office:string-value="z" table:formula="of:=RIGHT(LEFT([.D302];[.B302]);1)" table:style-name="ce1">
            <text:p>z</text:p>
          </table:table-cell>
          <table:table-cell office:value-type="boolean" office:boolean-value="false" table:formula="of:=+IF(XOR([.H302]=[.C302];[.I302]=[.C30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jffflj</text:p>
          </table:table-cell>
          <table:table-cell office:value-type="float" office:value="4" table:formula="of:=LEN([.D303])-LEN(SUBSTITUTE([.D303];[.C303];&quot;&quot;))" table:style-name="ce1">
            <text:p>4</text:p>
          </table:table-cell>
          <table:table-cell office:value-type="boolean" office:boolean-value="false" table:formula="of:=+IF(AND([.E303]&gt;=[.A303];[.E303]&lt;=[.B303]);TRUE;FALSE)" table:style-name="ce1">
            <text:p>FALSE</text:p>
          </table:table-cell>
          <table:table-cell table:style-name="ce1"/>
          <table:table-cell office:value-type="string" office:string-value="l" table:formula="of:=RIGHT(LEFT([.D303];[.A303]);1)" table:style-name="ce1">
            <text:p>l</text:p>
          </table:table-cell>
          <table:table-cell office:value-type="string" office:string-value="j" table:formula="of:=RIGHT(LEFT([.D303];[.B303]);1)" table:style-name="ce1">
            <text:p>j</text:p>
          </table:table-cell>
          <table:table-cell office:value-type="boolean" office:boolean-value="false" table:formula="of:=+IF(XOR([.H303]=[.C303];[.I303]=[.C30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bnpb</text:p>
          </table:table-cell>
          <table:table-cell office:value-type="float" office:value="2" table:formula="of:=LEN([.D304])-LEN(SUBSTITUTE([.D304];[.C304];&quot;&quot;))" table:style-name="ce1">
            <text:p>2</text:p>
          </table:table-cell>
          <table:table-cell office:value-type="boolean" office:boolean-value="true" table:formula="of:=+IF(AND([.E304]&gt;=[.A304];[.E304]&lt;=[.B304]);TRUE;FALSE)" table:style-name="ce1">
            <text:p>TRUE</text:p>
          </table:table-cell>
          <table:table-cell table:style-name="ce1"/>
          <table:table-cell office:value-type="string" office:string-value="t" table:formula="of:=RIGHT(LEFT([.D304];[.A304]);1)" table:style-name="ce1">
            <text:p>t</text:p>
          </table:table-cell>
          <table:table-cell office:value-type="string" office:string-value="p" table:formula="of:=RIGHT(LEFT([.D304];[.B304]);1)" table:style-name="ce1">
            <text:p>p</text:p>
          </table:table-cell>
          <table:table-cell office:value-type="boolean" office:boolean-value="false" table:formula="of:=+IF(XOR([.H304]=[.C304];[.I304]=[.C30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jpbtfzhtfsdjtlttttt</text:p>
          </table:table-cell>
          <table:table-cell office:value-type="float" office:value="9" table:formula="of:=LEN([.D305])-LEN(SUBSTITUTE([.D305];[.C305];&quot;&quot;))" table:style-name="ce1">
            <text:p>9</text:p>
          </table:table-cell>
          <table:table-cell office:value-type="boolean" office:boolean-value="true" table:formula="of:=+IF(AND([.E305]&gt;=[.A305];[.E305]&lt;=[.B305]);TRUE;FALSE)" table:style-name="ce1">
            <text:p>TRUE</text:p>
          </table:table-cell>
          <table:table-cell table:style-name="ce1"/>
          <table:table-cell office:value-type="string" office:string-value="h" table:formula="of:=RIGHT(LEFT([.D305];[.A305]);1)" table:style-name="ce1">
            <text:p>h</text:p>
          </table:table-cell>
          <table:table-cell office:value-type="string" office:string-value="f" table:formula="of:=RIGHT(LEFT([.D305];[.B305]);1)" table:style-name="ce1">
            <text:p>f</text:p>
          </table:table-cell>
          <table:table-cell office:value-type="boolean" office:boolean-value="false" table:formula="of:=+IF(XOR([.H305]=[.C305];[.I305]=[.C30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hhhhhhhhhrh</text:p>
          </table:table-cell>
          <table:table-cell office:value-type="float" office:value="12" table:formula="of:=LEN([.D306])-LEN(SUBSTITUTE([.D306];[.C306];&quot;&quot;))" table:style-name="ce1">
            <text:p>12</text:p>
          </table:table-cell>
          <table:table-cell office:value-type="boolean" office:boolean-value="true" table:formula="of:=+IF(AND([.E306]&gt;=[.A306];[.E306]&lt;=[.B306]);TRUE;FALSE)" table:style-name="ce1">
            <text:p>TRUE</text:p>
          </table:table-cell>
          <table:table-cell table:style-name="ce1"/>
          <table:table-cell office:value-type="string" office:string-value="h" table:formula="of:=RIGHT(LEFT([.D306];[.A306]);1)" table:style-name="ce1">
            <text:p>h</text:p>
          </table:table-cell>
          <table:table-cell office:value-type="string" office:string-value="r" table:formula="of:=RIGHT(LEFT([.D306];[.B306]);1)" table:style-name="ce1">
            <text:p>r</text:p>
          </table:table-cell>
          <table:table-cell office:value-type="boolean" office:boolean-value="true" table:formula="of:=+IF(XOR([.H306]=[.C306];[.I306]=[.C30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xbwgjchklnplnb</text:p>
          </table:table-cell>
          <table:table-cell office:value-type="float" office:value="2" table:formula="of:=LEN([.D307])-LEN(SUBSTITUTE([.D307];[.C307];&quot;&quot;))" table:style-name="ce1">
            <text:p>2</text:p>
          </table:table-cell>
          <table:table-cell office:value-type="boolean" office:boolean-value="false" table:formula="of:=+IF(AND([.E307]&gt;=[.A307];[.E307]&lt;=[.B307]);TRUE;FALSE)" table:style-name="ce1">
            <text:p>FALSE</text:p>
          </table:table-cell>
          <table:table-cell table:style-name="ce1"/>
          <table:table-cell office:value-type="string" office:string-value="b" table:formula="of:=RIGHT(LEFT([.D307];[.A307]);1)" table:style-name="ce1">
            <text:p>b</text:p>
          </table:table-cell>
          <table:table-cell office:value-type="string" office:string-value="g" table:formula="of:=RIGHT(LEFT([.D307];[.B307]);1)" table:style-name="ce1">
            <text:p>g</text:p>
          </table:table-cell>
          <table:table-cell office:value-type="boolean" office:boolean-value="false" table:formula="of:=+IF(XOR([.H307]=[.C307];[.I307]=[.C30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</text:p>
          </table:table-cell>
          <table:table-cell office:value-type="string" table:style-name="ce1">
            <text:p>jzvz</text:p>
          </table:table-cell>
          <table:table-cell office:value-type="float" office:value="2" table:formula="of:=LEN([.D308])-LEN(SUBSTITUTE([.D308];[.C308];&quot;&quot;))" table:style-name="ce1">
            <text:p>2</text:p>
          </table:table-cell>
          <table:table-cell office:value-type="boolean" office:boolean-value="true" table:formula="of:=+IF(AND([.E308]&gt;=[.A308];[.E308]&lt;=[.B308]);TRUE;FALSE)" table:style-name="ce1">
            <text:p>TRUE</text:p>
          </table:table-cell>
          <table:table-cell table:style-name="ce1"/>
          <table:table-cell office:value-type="string" office:string-value="j" table:formula="of:=RIGHT(LEFT([.D308];[.A308]);1)" table:style-name="ce1">
            <text:p>j</text:p>
          </table:table-cell>
          <table:table-cell office:value-type="string" office:string-value="z" table:formula="of:=RIGHT(LEFT([.D308];[.B308]);1)" table:style-name="ce1">
            <text:p>z</text:p>
          </table:table-cell>
          <table:table-cell office:value-type="boolean" office:boolean-value="true" table:formula="of:=+IF(XOR([.H308]=[.C308];[.I308]=[.C30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z</text:p>
          </table:table-cell>
          <table:table-cell office:value-type="string" table:style-name="ce1">
            <text:p>vzzzvcz</text:p>
          </table:table-cell>
          <table:table-cell office:value-type="float" office:value="4" table:formula="of:=LEN([.D309])-LEN(SUBSTITUTE([.D309];[.C309];&quot;&quot;))" table:style-name="ce1">
            <text:p>4</text:p>
          </table:table-cell>
          <table:table-cell office:value-type="boolean" office:boolean-value="true" table:formula="of:=+IF(AND([.E309]&gt;=[.A309];[.E309]&lt;=[.B309]);TRUE;FALSE)" table:style-name="ce1">
            <text:p>TRUE</text:p>
          </table:table-cell>
          <table:table-cell table:style-name="ce1"/>
          <table:table-cell office:value-type="string" office:string-value="z" table:formula="of:=RIGHT(LEFT([.D309];[.A309]);1)" table:style-name="ce1">
            <text:p>z</text:p>
          </table:table-cell>
          <table:table-cell office:value-type="string" office:string-value="z" table:formula="of:=RIGHT(LEFT([.D309];[.B309]);1)" table:style-name="ce1">
            <text:p>z</text:p>
          </table:table-cell>
          <table:table-cell office:value-type="boolean" office:boolean-value="false" table:formula="of:=+IF(XOR([.H309]=[.C309];[.I309]=[.C30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fffvcfskcfcfftqf</text:p>
          </table:table-cell>
          <table:table-cell office:value-type="float" office:value="10" table:formula="of:=LEN([.D310])-LEN(SUBSTITUTE([.D310];[.C310];&quot;&quot;))" table:style-name="ce1">
            <text:p>10</text:p>
          </table:table-cell>
          <table:table-cell office:value-type="boolean" office:boolean-value="false" table:formula="of:=+IF(AND([.E310]&gt;=[.A310];[.E310]&lt;=[.B310]);TRUE;FALSE)" table:style-name="ce1">
            <text:p>FALSE</text:p>
          </table:table-cell>
          <table:table-cell table:style-name="ce1"/>
          <table:table-cell office:value-type="string" office:string-value="c" table:formula="of:=RIGHT(LEFT([.D310];[.A310]);1)" table:style-name="ce1">
            <text:p>c</text:p>
          </table:table-cell>
          <table:table-cell office:value-type="string" office:string-value="f" table:formula="of:=RIGHT(LEFT([.D310];[.B310]);1)" table:style-name="ce1">
            <text:p>f</text:p>
          </table:table-cell>
          <table:table-cell office:value-type="boolean" office:boolean-value="true" table:formula="of:=+IF(XOR([.H310]=[.C310];[.I310]=[.C31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xktpckkqkgjpptvgp</text:p>
          </table:table-cell>
          <table:table-cell office:value-type="float" office:value="4" table:formula="of:=LEN([.D311])-LEN(SUBSTITUTE([.D311];[.C311];&quot;&quot;))" table:style-name="ce1">
            <text:p>4</text:p>
          </table:table-cell>
          <table:table-cell office:value-type="boolean" office:boolean-value="true" table:formula="of:=+IF(AND([.E311]&gt;=[.A311];[.E311]&lt;=[.B311]);TRUE;FALSE)" table:style-name="ce1">
            <text:p>TRUE</text:p>
          </table:table-cell>
          <table:table-cell table:style-name="ce1"/>
          <table:table-cell office:value-type="string" office:string-value="x" table:formula="of:=RIGHT(LEFT([.D311];[.A311]);1)" table:style-name="ce1">
            <text:p>x</text:p>
          </table:table-cell>
          <table:table-cell office:value-type="string" office:string-value="p" table:formula="of:=RIGHT(LEFT([.D311];[.B311]);1)" table:style-name="ce1">
            <text:p>p</text:p>
          </table:table-cell>
          <table:table-cell office:value-type="boolean" office:boolean-value="true" table:formula="of:=+IF(XOR([.H311]=[.C311];[.I311]=[.C31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bbbbbbkbbbbbbbbbbb</text:p>
          </table:table-cell>
          <table:table-cell office:value-type="float" office:value="19" table:formula="of:=LEN([.D312])-LEN(SUBSTITUTE([.D312];[.C312];&quot;&quot;))" table:style-name="ce1">
            <text:p>19</text:p>
          </table:table-cell>
          <table:table-cell office:value-type="boolean" office:boolean-value="false" table:formula="of:=+IF(AND([.E312]&gt;=[.A312];[.E312]&lt;=[.B312]);TRUE;FALSE)" table:style-name="ce1">
            <text:p>FALSE</text:p>
          </table:table-cell>
          <table:table-cell table:style-name="ce1"/>
          <table:table-cell office:value-type="string" office:string-value="k" table:formula="of:=RIGHT(LEFT([.D312];[.A312]);1)" table:style-name="ce1">
            <text:p>k</text:p>
          </table:table-cell>
          <table:table-cell office:value-type="string" office:string-value="b" table:formula="of:=RIGHT(LEFT([.D312];[.B312]);1)" table:style-name="ce1">
            <text:p>b</text:p>
          </table:table-cell>
          <table:table-cell office:value-type="boolean" office:boolean-value="true" table:formula="of:=+IF(XOR([.H312]=[.C312];[.I312]=[.C31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cpnpppxpppb</text:p>
          </table:table-cell>
          <table:table-cell office:value-type="float" office:value="7" table:formula="of:=LEN([.D313])-LEN(SUBSTITUTE([.D313];[.C313];&quot;&quot;))" table:style-name="ce1">
            <text:p>7</text:p>
          </table:table-cell>
          <table:table-cell office:value-type="boolean" office:boolean-value="false" table:formula="of:=+IF(AND([.E313]&gt;=[.A313];[.E313]&lt;=[.B313]);TRUE;FALSE)" table:style-name="ce1">
            <text:p>FALSE</text:p>
          </table:table-cell>
          <table:table-cell table:style-name="ce1"/>
          <table:table-cell office:value-type="string" office:string-value="p" table:formula="of:=RIGHT(LEFT([.D313];[.A313]);1)" table:style-name="ce1">
            <text:p>p</text:p>
          </table:table-cell>
          <table:table-cell office:value-type="string" office:string-value="p" table:formula="of:=RIGHT(LEFT([.D313];[.B313]);1)" table:style-name="ce1">
            <text:p>p</text:p>
          </table:table-cell>
          <table:table-cell office:value-type="boolean" office:boolean-value="false" table:formula="of:=+IF(XOR([.H313]=[.C313];[.I313]=[.C31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ncnrzncnzdnngn</text:p>
          </table:table-cell>
          <table:table-cell office:value-type="float" office:value="7" table:formula="of:=LEN([.D314])-LEN(SUBSTITUTE([.D314];[.C314];&quot;&quot;))" table:style-name="ce1">
            <text:p>7</text:p>
          </table:table-cell>
          <table:table-cell office:value-type="boolean" office:boolean-value="true" table:formula="of:=+IF(AND([.E314]&gt;=[.A314];[.E314]&lt;=[.B314]);TRUE;FALSE)" table:style-name="ce1">
            <text:p>TRUE</text:p>
          </table:table-cell>
          <table:table-cell table:style-name="ce1"/>
          <table:table-cell office:value-type="string" office:string-value="n" table:formula="of:=RIGHT(LEFT([.D314];[.A314]);1)" table:style-name="ce1">
            <text:p>n</text:p>
          </table:table-cell>
          <table:table-cell office:value-type="string" office:string-value="n" table:formula="of:=RIGHT(LEFT([.D314];[.B314]);1)" table:style-name="ce1">
            <text:p>n</text:p>
          </table:table-cell>
          <table:table-cell office:value-type="boolean" office:boolean-value="false" table:formula="of:=+IF(XOR([.H314]=[.C314];[.I314]=[.C31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tqrrkbspnn</text:p>
          </table:table-cell>
          <table:table-cell office:value-type="float" office:value="2" table:formula="of:=LEN([.D315])-LEN(SUBSTITUTE([.D315];[.C315];&quot;&quot;))" table:style-name="ce1">
            <text:p>2</text:p>
          </table:table-cell>
          <table:table-cell office:value-type="boolean" office:boolean-value="false" table:formula="of:=+IF(AND([.E315]&gt;=[.A315];[.E315]&lt;=[.B315]);TRUE;FALSE)" table:style-name="ce1">
            <text:p>FALSE</text:p>
          </table:table-cell>
          <table:table-cell table:style-name="ce1"/>
          <table:table-cell office:value-type="string" office:string-value="n" table:formula="of:=RIGHT(LEFT([.D315];[.A315]);1)" table:style-name="ce1">
            <text:p>n</text:p>
          </table:table-cell>
          <table:table-cell office:value-type="string" office:string-value="n" table:formula="of:=RIGHT(LEFT([.D315];[.B315]);1)" table:style-name="ce1">
            <text:p>n</text:p>
          </table:table-cell>
          <table:table-cell office:value-type="boolean" office:boolean-value="false" table:formula="of:=+IF(XOR([.H315]=[.C315];[.I315]=[.C31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zncccccsccpccccjc</text:p>
          </table:table-cell>
          <table:table-cell office:value-type="float" office:value="15" table:formula="of:=LEN([.D316])-LEN(SUBSTITUTE([.D316];[.C316];&quot;&quot;))" table:style-name="ce1">
            <text:p>15</text:p>
          </table:table-cell>
          <table:table-cell office:value-type="boolean" office:boolean-value="true" table:formula="of:=+IF(AND([.E316]&gt;=[.A316];[.E316]&lt;=[.B316]);TRUE;FALSE)" table:style-name="ce1">
            <text:p>TRUE</text:p>
          </table:table-cell>
          <table:table-cell table:style-name="ce1"/>
          <table:table-cell office:value-type="string" office:string-value="s" table:formula="of:=RIGHT(LEFT([.D316];[.A316]);1)" table:style-name="ce1">
            <text:p>s</text:p>
          </table:table-cell>
          <table:table-cell office:value-type="string" office:string-value="j" table:formula="of:=RIGHT(LEFT([.D316];[.B316]);1)" table:style-name="ce1">
            <text:p>j</text:p>
          </table:table-cell>
          <table:table-cell office:value-type="boolean" office:boolean-value="false" table:formula="of:=+IF(XOR([.H316]=[.C316];[.I316]=[.C31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hbwhhknzf</text:p>
          </table:table-cell>
          <table:table-cell office:value-type="float" office:value="5" table:formula="of:=LEN([.D317])-LEN(SUBSTITUTE([.D317];[.C317];&quot;&quot;))" table:style-name="ce1">
            <text:p>5</text:p>
          </table:table-cell>
          <table:table-cell office:value-type="boolean" office:boolean-value="false" table:formula="of:=+IF(AND([.E317]&gt;=[.A317];[.E317]&lt;=[.B317]);TRUE;FALSE)" table:style-name="ce1">
            <text:p>FALSE</text:p>
          </table:table-cell>
          <table:table-cell table:style-name="ce1"/>
          <table:table-cell office:value-type="string" office:string-value="h" table:formula="of:=RIGHT(LEFT([.D317];[.A317]);1)" table:style-name="ce1">
            <text:p>h</text:p>
          </table:table-cell>
          <table:table-cell office:value-type="string" office:string-value="h" table:formula="of:=RIGHT(LEFT([.D317];[.B317]);1)" table:style-name="ce1">
            <text:p>h</text:p>
          </table:table-cell>
          <table:table-cell office:value-type="boolean" office:boolean-value="false" table:formula="of:=+IF(XOR([.H317]=[.C317];[.I317]=[.C31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</text:p>
          </table:table-cell>
          <table:table-cell office:value-type="string" table:style-name="ce1">
            <text:p>zxbtktkf</text:p>
          </table:table-cell>
          <table:table-cell office:value-type="float" office:value="0" table:formula="of:=LEN([.D318])-LEN(SUBSTITUTE([.D318];[.C318];&quot;&quot;))" table:style-name="ce1">
            <text:p>0</text:p>
          </table:table-cell>
          <table:table-cell office:value-type="boolean" office:boolean-value="false" table:formula="of:=+IF(AND([.E318]&gt;=[.A318];[.E318]&lt;=[.B318]);TRUE;FALSE)" table:style-name="ce1">
            <text:p>FALSE</text:p>
          </table:table-cell>
          <table:table-cell table:style-name="ce1"/>
          <table:table-cell office:value-type="string" office:string-value="k" table:formula="of:=RIGHT(LEFT([.D318];[.A318]);1)" table:style-name="ce1">
            <text:p>k</text:p>
          </table:table-cell>
          <table:table-cell office:value-type="string" office:string-value="f" table:formula="of:=RIGHT(LEFT([.D318];[.B318]);1)" table:style-name="ce1">
            <text:p>f</text:p>
          </table:table-cell>
          <table:table-cell office:value-type="boolean" office:boolean-value="false" table:formula="of:=+IF(XOR([.H318]=[.C318];[.I318]=[.C31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rxhzl</text:p>
          </table:table-cell>
          <table:table-cell office:value-type="float" office:value="1" table:formula="of:=LEN([.D319])-LEN(SUBSTITUTE([.D319];[.C319];&quot;&quot;))" table:style-name="ce1">
            <text:p>1</text:p>
          </table:table-cell>
          <table:table-cell office:value-type="boolean" office:boolean-value="false" table:formula="of:=+IF(AND([.E319]&gt;=[.A319];[.E319]&lt;=[.B319]);TRUE;FALSE)" table:style-name="ce1">
            <text:p>FALSE</text:p>
          </table:table-cell>
          <table:table-cell table:style-name="ce1"/>
          <table:table-cell office:value-type="string" office:string-value="r" table:formula="of:=RIGHT(LEFT([.D319];[.A319]);1)" table:style-name="ce1">
            <text:p>r</text:p>
          </table:table-cell>
          <table:table-cell office:value-type="string" office:string-value="l" table:formula="of:=RIGHT(LEFT([.D319];[.B319]);1)" table:style-name="ce1">
            <text:p>l</text:p>
          </table:table-cell>
          <table:table-cell office:value-type="boolean" office:boolean-value="false" table:formula="of:=+IF(XOR([.H319]=[.C319];[.I319]=[.C31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skddkqdgqkhcz</text:p>
          </table:table-cell>
          <table:table-cell office:value-type="float" office:value="4" table:formula="of:=LEN([.D320])-LEN(SUBSTITUTE([.D320];[.C320];&quot;&quot;))" table:style-name="ce1">
            <text:p>4</text:p>
          </table:table-cell>
          <table:table-cell office:value-type="boolean" office:boolean-value="true" table:formula="of:=+IF(AND([.E320]&gt;=[.A320];[.E320]&lt;=[.B320]);TRUE;FALSE)" table:style-name="ce1">
            <text:p>TRUE</text:p>
          </table:table-cell>
          <table:table-cell table:style-name="ce1"/>
          <table:table-cell office:value-type="string" office:string-value="d" table:formula="of:=RIGHT(LEFT([.D320];[.A320]);1)" table:style-name="ce1">
            <text:p>d</text:p>
          </table:table-cell>
          <table:table-cell office:value-type="string" office:string-value="d" table:formula="of:=RIGHT(LEFT([.D320];[.B320]);1)" table:style-name="ce1">
            <text:p>d</text:p>
          </table:table-cell>
          <table:table-cell office:value-type="boolean" office:boolean-value="false" table:formula="of:=+IF(XOR([.H320]=[.C320];[.I320]=[.C32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cccccccccc</text:p>
          </table:table-cell>
          <table:table-cell office:value-type="float" office:value="13" table:formula="of:=LEN([.D321])-LEN(SUBSTITUTE([.D321];[.C321];&quot;&quot;))" table:style-name="ce1">
            <text:p>13</text:p>
          </table:table-cell>
          <table:table-cell office:value-type="boolean" office:boolean-value="false" table:formula="of:=+IF(AND([.E321]&gt;=[.A321];[.E321]&lt;=[.B321]);TRUE;FALSE)" table:style-name="ce1">
            <text:p>FALSE</text:p>
          </table:table-cell>
          <table:table-cell table:style-name="ce1"/>
          <table:table-cell office:value-type="string" office:string-value="c" table:formula="of:=RIGHT(LEFT([.D321];[.A321]);1)" table:style-name="ce1">
            <text:p>c</text:p>
          </table:table-cell>
          <table:table-cell office:value-type="string" office:string-value="c" table:formula="of:=RIGHT(LEFT([.D321];[.B321]);1)" table:style-name="ce1">
            <text:p>c</text:p>
          </table:table-cell>
          <table:table-cell office:value-type="boolean" office:boolean-value="false" table:formula="of:=+IF(XOR([.H321]=[.C321];[.I321]=[.C32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kskrrhtxtvsqzt</text:p>
          </table:table-cell>
          <table:table-cell office:value-type="float" office:value="3" table:formula="of:=LEN([.D322])-LEN(SUBSTITUTE([.D322];[.C322];&quot;&quot;))" table:style-name="ce1">
            <text:p>3</text:p>
          </table:table-cell>
          <table:table-cell office:value-type="boolean" office:boolean-value="false" table:formula="of:=+IF(AND([.E322]&gt;=[.A322];[.E322]&lt;=[.B322]);TRUE;FALSE)" table:style-name="ce1">
            <text:p>FALSE</text:p>
          </table:table-cell>
          <table:table-cell table:style-name="ce1"/>
          <table:table-cell office:value-type="string" office:string-value="t" table:formula="of:=RIGHT(LEFT([.D322];[.A322]);1)" table:style-name="ce1">
            <text:p>t</text:p>
          </table:table-cell>
          <table:table-cell office:value-type="string" office:string-value="t" table:formula="of:=RIGHT(LEFT([.D322];[.B322]);1)" table:style-name="ce1">
            <text:p>t</text:p>
          </table:table-cell>
          <table:table-cell office:value-type="boolean" office:boolean-value="false" table:formula="of:=+IF(XOR([.H322]=[.C322];[.I322]=[.C32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vjvwrdfscv</text:p>
          </table:table-cell>
          <table:table-cell office:value-type="float" office:value="5" table:formula="of:=LEN([.D323])-LEN(SUBSTITUTE([.D323];[.C323];&quot;&quot;))" table:style-name="ce1">
            <text:p>5</text:p>
          </table:table-cell>
          <table:table-cell office:value-type="boolean" office:boolean-value="true" table:formula="of:=+IF(AND([.E323]&gt;=[.A323];[.E323]&lt;=[.B323]);TRUE;FALSE)" table:style-name="ce1">
            <text:p>TRUE</text:p>
          </table:table-cell>
          <table:table-cell table:style-name="ce1"/>
          <table:table-cell office:value-type="string" office:string-value="v" table:formula="of:=RIGHT(LEFT([.D323];[.A323]);1)" table:style-name="ce1">
            <text:p>v</text:p>
          </table:table-cell>
          <table:table-cell office:value-type="string" office:string-value="v" table:formula="of:=RIGHT(LEFT([.D323];[.B323]);1)" table:style-name="ce1">
            <text:p>v</text:p>
          </table:table-cell>
          <table:table-cell office:value-type="boolean" office:boolean-value="false" table:formula="of:=+IF(XOR([.H323]=[.C323];[.I323]=[.C32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zznznzczkwzzzmzz</text:p>
          </table:table-cell>
          <table:table-cell office:value-type="float" office:value="10" table:formula="of:=LEN([.D324])-LEN(SUBSTITUTE([.D324];[.C324];&quot;&quot;))" table:style-name="ce1">
            <text:p>10</text:p>
          </table:table-cell>
          <table:table-cell office:value-type="boolean" office:boolean-value="true" table:formula="of:=+IF(AND([.E324]&gt;=[.A324];[.E324]&lt;=[.B324]);TRUE;FALSE)" table:style-name="ce1">
            <text:p>TRUE</text:p>
          </table:table-cell>
          <table:table-cell table:style-name="ce1"/>
          <table:table-cell office:value-type="string" office:string-value="n" table:formula="of:=RIGHT(LEFT([.D324];[.A324]);1)" table:style-name="ce1">
            <text:p>n</text:p>
          </table:table-cell>
          <table:table-cell office:value-type="string" office:string-value="k" table:formula="of:=RIGHT(LEFT([.D324];[.B324]);1)" table:style-name="ce1">
            <text:p>k</text:p>
          </table:table-cell>
          <table:table-cell office:value-type="boolean" office:boolean-value="false" table:formula="of:=+IF(XOR([.H324]=[.C324];[.I324]=[.C32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ttttntttttttttttttt</text:p>
          </table:table-cell>
          <table:table-cell office:value-type="float" office:value="19" table:formula="of:=LEN([.D325])-LEN(SUBSTITUTE([.D325];[.C325];&quot;&quot;))" table:style-name="ce1">
            <text:p>19</text:p>
          </table:table-cell>
          <table:table-cell office:value-type="boolean" office:boolean-value="false" table:formula="of:=+IF(AND([.E325]&gt;=[.A325];[.E325]&lt;=[.B325]);TRUE;FALSE)" table:style-name="ce1">
            <text:p>FALSE</text:p>
          </table:table-cell>
          <table:table-cell table:style-name="ce1"/>
          <table:table-cell office:value-type="string" office:string-value="t" table:formula="of:=RIGHT(LEFT([.D325];[.A325]);1)" table:style-name="ce1">
            <text:p>t</text:p>
          </table:table-cell>
          <table:table-cell office:value-type="string" office:string-value="t" table:formula="of:=RIGHT(LEFT([.D325];[.B325]);1)" table:style-name="ce1">
            <text:p>t</text:p>
          </table:table-cell>
          <table:table-cell office:value-type="boolean" office:boolean-value="false" table:formula="of:=+IF(XOR([.H325]=[.C325];[.I325]=[.C32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xmmmm</text:p>
          </table:table-cell>
          <table:table-cell office:value-type="float" office:value="4" table:formula="of:=LEN([.D326])-LEN(SUBSTITUTE([.D326];[.C326];&quot;&quot;))" table:style-name="ce1">
            <text:p>4</text:p>
          </table:table-cell>
          <table:table-cell office:value-type="boolean" office:boolean-value="true" table:formula="of:=+IF(AND([.E326]&gt;=[.A326];[.E326]&lt;=[.B326]);TRUE;FALSE)" table:style-name="ce1">
            <text:p>TRUE</text:p>
          </table:table-cell>
          <table:table-cell table:style-name="ce1"/>
          <table:table-cell office:value-type="string" office:string-value="m" table:formula="of:=RIGHT(LEFT([.D326];[.A326]);1)" table:style-name="ce1">
            <text:p>m</text:p>
          </table:table-cell>
          <table:table-cell office:value-type="string" office:string-value="m" table:formula="of:=RIGHT(LEFT([.D326];[.B326]);1)" table:style-name="ce1">
            <text:p>m</text:p>
          </table:table-cell>
          <table:table-cell office:value-type="boolean" office:boolean-value="false" table:formula="of:=+IF(XOR([.H326]=[.C326];[.I326]=[.C32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k</text:p>
          </table:table-cell>
          <table:table-cell office:value-type="string" table:style-name="ce1">
            <text:p>tkkhqwkkkpk</text:p>
          </table:table-cell>
          <table:table-cell office:value-type="float" office:value="6" table:formula="of:=LEN([.D327])-LEN(SUBSTITUTE([.D327];[.C327];&quot;&quot;))" table:style-name="ce1">
            <text:p>6</text:p>
          </table:table-cell>
          <table:table-cell office:value-type="boolean" office:boolean-value="true" table:formula="of:=+IF(AND([.E327]&gt;=[.A327];[.E327]&lt;=[.B327]);TRUE;FALSE)" table:style-name="ce1">
            <text:p>TRUE</text:p>
          </table:table-cell>
          <table:table-cell table:style-name="ce1"/>
          <table:table-cell office:value-type="string" office:string-value="k" table:formula="of:=RIGHT(LEFT([.D327];[.A327]);1)" table:style-name="ce1">
            <text:p>k</text:p>
          </table:table-cell>
          <table:table-cell office:value-type="string" office:string-value="k" table:formula="of:=RIGHT(LEFT([.D327];[.B327]);1)" table:style-name="ce1">
            <text:p>k</text:p>
          </table:table-cell>
          <table:table-cell office:value-type="boolean" office:boolean-value="false" table:formula="of:=+IF(XOR([.H327]=[.C327];[.I327]=[.C32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ppgmpppppp</text:p>
          </table:table-cell>
          <table:table-cell office:value-type="float" office:value="11" table:formula="of:=LEN([.D328])-LEN(SUBSTITUTE([.D328];[.C328];&quot;&quot;))" table:style-name="ce1">
            <text:p>11</text:p>
          </table:table-cell>
          <table:table-cell office:value-type="boolean" office:boolean-value="true" table:formula="of:=+IF(AND([.E328]&gt;=[.A328];[.E328]&lt;=[.B328]);TRUE;FALSE)" table:style-name="ce1">
            <text:p>TRUE</text:p>
          </table:table-cell>
          <table:table-cell table:style-name="ce1"/>
          <table:table-cell office:value-type="string" office:string-value="g" table:formula="of:=RIGHT(LEFT([.D328];[.A328]);1)" table:style-name="ce1">
            <text:p>g</text:p>
          </table:table-cell>
          <table:table-cell office:value-type="string" office:string-value="p" table:formula="of:=RIGHT(LEFT([.D328];[.B328]);1)" table:style-name="ce1">
            <text:p>p</text:p>
          </table:table-cell>
          <table:table-cell office:value-type="boolean" office:boolean-value="true" table:formula="of:=+IF(XOR([.H328]=[.C328];[.I328]=[.C32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kbcbbrrbr</text:p>
          </table:table-cell>
          <table:table-cell office:value-type="float" office:value="5" table:formula="of:=LEN([.D329])-LEN(SUBSTITUTE([.D329];[.C329];&quot;&quot;))" table:style-name="ce1">
            <text:p>5</text:p>
          </table:table-cell>
          <table:table-cell office:value-type="boolean" office:boolean-value="false" table:formula="of:=+IF(AND([.E329]&gt;=[.A329];[.E329]&lt;=[.B329]);TRUE;FALSE)" table:style-name="ce1">
            <text:p>FALSE</text:p>
          </table:table-cell>
          <table:table-cell table:style-name="ce1"/>
          <table:table-cell office:value-type="string" office:string-value="r" table:formula="of:=RIGHT(LEFT([.D329];[.A329]);1)" table:style-name="ce1">
            <text:p>r</text:p>
          </table:table-cell>
          <table:table-cell office:value-type="string" office:string-value="r" table:formula="of:=RIGHT(LEFT([.D329];[.B329]);1)" table:style-name="ce1">
            <text:p>r</text:p>
          </table:table-cell>
          <table:table-cell office:value-type="boolean" office:boolean-value="false" table:formula="of:=+IF(XOR([.H329]=[.C329];[.I329]=[.C32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tccccbnbcvccc</text:p>
          </table:table-cell>
          <table:table-cell office:value-type="float" office:value="10" table:formula="of:=LEN([.D330])-LEN(SUBSTITUTE([.D330];[.C330];&quot;&quot;))" table:style-name="ce1">
            <text:p>10</text:p>
          </table:table-cell>
          <table:table-cell office:value-type="boolean" office:boolean-value="true" table:formula="of:=+IF(AND([.E330]&gt;=[.A330];[.E330]&lt;=[.B330]);TRUE;FALSE)" table:style-name="ce1">
            <text:p>TRUE</text:p>
          </table:table-cell>
          <table:table-cell table:style-name="ce1"/>
          <table:table-cell office:value-type="string" office:string-value="c" table:formula="of:=RIGHT(LEFT([.D330];[.A330]);1)" table:style-name="ce1">
            <text:p>c</text:p>
          </table:table-cell>
          <table:table-cell office:value-type="string" office:string-value="c" table:formula="of:=RIGHT(LEFT([.D330];[.B330]);1)" table:style-name="ce1">
            <text:p>c</text:p>
          </table:table-cell>
          <table:table-cell office:value-type="boolean" office:boolean-value="false" table:formula="of:=+IF(XOR([.H330]=[.C330];[.I330]=[.C33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cpxgwzqktxwjf</text:p>
          </table:table-cell>
          <table:table-cell office:value-type="float" office:value="1" table:formula="of:=LEN([.D331])-LEN(SUBSTITUTE([.D331];[.C331];&quot;&quot;))" table:style-name="ce1">
            <text:p>1</text:p>
          </table:table-cell>
          <table:table-cell office:value-type="boolean" office:boolean-value="false" table:formula="of:=+IF(AND([.E331]&gt;=[.A331];[.E331]&lt;=[.B331]);TRUE;FALSE)" table:style-name="ce1">
            <text:p>FALSE</text:p>
          </table:table-cell>
          <table:table-cell table:style-name="ce1"/>
          <table:table-cell office:value-type="string" office:string-value="c" table:formula="of:=RIGHT(LEFT([.D331];[.A331]);1)" table:style-name="ce1">
            <text:p>c</text:p>
          </table:table-cell>
          <table:table-cell office:value-type="string" office:string-value="g" table:formula="of:=RIGHT(LEFT([.D331];[.B331]);1)" table:style-name="ce1">
            <text:p>g</text:p>
          </table:table-cell>
          <table:table-cell office:value-type="boolean" office:boolean-value="false" table:formula="of:=+IF(XOR([.H331]=[.C331];[.I331]=[.C33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ssssscsssssg</text:p>
          </table:table-cell>
          <table:table-cell office:value-type="float" office:value="11" table:formula="of:=LEN([.D332])-LEN(SUBSTITUTE([.D332];[.C332];&quot;&quot;))" table:style-name="ce1">
            <text:p>11</text:p>
          </table:table-cell>
          <table:table-cell office:value-type="boolean" office:boolean-value="true" table:formula="of:=+IF(AND([.E332]&gt;=[.A332];[.E332]&lt;=[.B332]);TRUE;FALSE)" table:style-name="ce1">
            <text:p>TRUE</text:p>
          </table:table-cell>
          <table:table-cell table:style-name="ce1"/>
          <table:table-cell office:value-type="string" office:string-value="s" table:formula="of:=RIGHT(LEFT([.D332];[.A332]);1)" table:style-name="ce1">
            <text:p>s</text:p>
          </table:table-cell>
          <table:table-cell office:value-type="string" office:string-value="s" table:formula="of:=RIGHT(LEFT([.D332];[.B332]);1)" table:style-name="ce1">
            <text:p>s</text:p>
          </table:table-cell>
          <table:table-cell office:value-type="boolean" office:boolean-value="false" table:formula="of:=+IF(XOR([.H332]=[.C332];[.I332]=[.C33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dpk</text:p>
          </table:table-cell>
          <table:table-cell office:value-type="float" office:value="1" table:formula="of:=LEN([.D333])-LEN(SUBSTITUTE([.D333];[.C333];&quot;&quot;))" table:style-name="ce1">
            <text:p>1</text:p>
          </table:table-cell>
          <table:table-cell office:value-type="boolean" office:boolean-value="false" table:formula="of:=+IF(AND([.E333]&gt;=[.A333];[.E333]&lt;=[.B333]);TRUE;FALSE)" table:style-name="ce1">
            <text:p>FALSE</text:p>
          </table:table-cell>
          <table:table-cell table:style-name="ce1"/>
          <table:table-cell office:value-type="string" office:string-value="p" table:formula="of:=RIGHT(LEFT([.D333];[.A333]);1)" table:style-name="ce1">
            <text:p>p</text:p>
          </table:table-cell>
          <table:table-cell office:value-type="string" office:string-value="k" table:formula="of:=RIGHT(LEFT([.D333];[.B333]);1)" table:style-name="ce1">
            <text:p>k</text:p>
          </table:table-cell>
          <table:table-cell office:value-type="boolean" office:boolean-value="false" table:formula="of:=+IF(XOR([.H333]=[.C333];[.I333]=[.C33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z</text:p>
          </table:table-cell>
          <table:table-cell office:value-type="string" table:style-name="ce1">
            <text:p>gjzzzkbhzzs</text:p>
          </table:table-cell>
          <table:table-cell office:value-type="float" office:value="5" table:formula="of:=LEN([.D334])-LEN(SUBSTITUTE([.D334];[.C334];&quot;&quot;))" table:style-name="ce1">
            <text:p>5</text:p>
          </table:table-cell>
          <table:table-cell office:value-type="boolean" office:boolean-value="false" table:formula="of:=+IF(AND([.E334]&gt;=[.A334];[.E334]&lt;=[.B334]);TRUE;FALSE)" table:style-name="ce1">
            <text:p>FALSE</text:p>
          </table:table-cell>
          <table:table-cell table:style-name="ce1"/>
          <table:table-cell office:value-type="string" office:string-value="z" table:formula="of:=RIGHT(LEFT([.D334];[.A334]);1)" table:style-name="ce1">
            <text:p>z</text:p>
          </table:table-cell>
          <table:table-cell office:value-type="string" office:string-value="z" table:formula="of:=RIGHT(LEFT([.D334];[.B334]);1)" table:style-name="ce1">
            <text:p>z</text:p>
          </table:table-cell>
          <table:table-cell office:value-type="boolean" office:boolean-value="false" table:formula="of:=+IF(XOR([.H334]=[.C334];[.I334]=[.C33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tttttttt</text:p>
          </table:table-cell>
          <table:table-cell office:value-type="float" office:value="9" table:formula="of:=LEN([.D335])-LEN(SUBSTITUTE([.D335];[.C335];&quot;&quot;))" table:style-name="ce1">
            <text:p>9</text:p>
          </table:table-cell>
          <table:table-cell office:value-type="boolean" office:boolean-value="true" table:formula="of:=+IF(AND([.E335]&gt;=[.A335];[.E335]&lt;=[.B335]);TRUE;FALSE)" table:style-name="ce1">
            <text:p>TRUE</text:p>
          </table:table-cell>
          <table:table-cell table:style-name="ce1"/>
          <table:table-cell office:value-type="string" office:string-value="t" table:formula="of:=RIGHT(LEFT([.D335];[.A335]);1)" table:style-name="ce1">
            <text:p>t</text:p>
          </table:table-cell>
          <table:table-cell office:value-type="string" office:string-value="t" table:formula="of:=RIGHT(LEFT([.D335];[.B335]);1)" table:style-name="ce1">
            <text:p>t</text:p>
          </table:table-cell>
          <table:table-cell office:value-type="boolean" office:boolean-value="false" table:formula="of:=+IF(XOR([.H335]=[.C335];[.I335]=[.C33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lldmmlln</text:p>
          </table:table-cell>
          <table:table-cell office:value-type="float" office:value="6" table:formula="of:=LEN([.D336])-LEN(SUBSTITUTE([.D336];[.C336];&quot;&quot;))" table:style-name="ce1">
            <text:p>6</text:p>
          </table:table-cell>
          <table:table-cell office:value-type="boolean" office:boolean-value="true" table:formula="of:=+IF(AND([.E336]&gt;=[.A336];[.E336]&lt;=[.B336]);TRUE;FALSE)" table:style-name="ce1">
            <text:p>TRUE</text:p>
          </table:table-cell>
          <table:table-cell table:style-name="ce1"/>
          <table:table-cell office:value-type="string" office:string-value="d" table:formula="of:=RIGHT(LEFT([.D336];[.A336]);1)" table:style-name="ce1">
            <text:p>d</text:p>
          </table:table-cell>
          <table:table-cell office:value-type="string" office:string-value="n" table:formula="of:=RIGHT(LEFT([.D336];[.B336]);1)" table:style-name="ce1">
            <text:p>n</text:p>
          </table:table-cell>
          <table:table-cell office:value-type="boolean" office:boolean-value="false" table:formula="of:=+IF(XOR([.H336]=[.C336];[.I336]=[.C33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j</text:p>
          </table:table-cell>
          <table:table-cell office:value-type="string" table:style-name="ce1">
            <text:p>njzjgjjjjjjjprjjj</text:p>
          </table:table-cell>
          <table:table-cell office:value-type="float" office:value="12" table:formula="of:=LEN([.D337])-LEN(SUBSTITUTE([.D337];[.C337];&quot;&quot;))" table:style-name="ce1">
            <text:p>12</text:p>
          </table:table-cell>
          <table:table-cell office:value-type="boolean" office:boolean-value="true" table:formula="of:=+IF(AND([.E337]&gt;=[.A337];[.E337]&lt;=[.B337]);TRUE;FALSE)" table:style-name="ce1">
            <text:p>TRUE</text:p>
          </table:table-cell>
          <table:table-cell table:style-name="ce1"/>
          <table:table-cell office:value-type="string" office:string-value="j" table:formula="of:=RIGHT(LEFT([.D337];[.A337]);1)" table:style-name="ce1">
            <text:p>j</text:p>
          </table:table-cell>
          <table:table-cell office:value-type="string" office:string-value="j" table:formula="of:=RIGHT(LEFT([.D337];[.B337]);1)" table:style-name="ce1">
            <text:p>j</text:p>
          </table:table-cell>
          <table:table-cell office:value-type="boolean" office:boolean-value="false" table:formula="of:=+IF(XOR([.H337]=[.C337];[.I337]=[.C33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</text:p>
          </table:table-cell>
          <table:table-cell office:value-type="string" table:style-name="ce1">
            <text:p>zppppppgkp</text:p>
          </table:table-cell>
          <table:table-cell office:value-type="float" office:value="7" table:formula="of:=LEN([.D338])-LEN(SUBSTITUTE([.D338];[.C338];&quot;&quot;))" table:style-name="ce1">
            <text:p>7</text:p>
          </table:table-cell>
          <table:table-cell office:value-type="boolean" office:boolean-value="true" table:formula="of:=+IF(AND([.E338]&gt;=[.A338];[.E338]&lt;=[.B338]);TRUE;FALSE)" table:style-name="ce1">
            <text:p>TRUE</text:p>
          </table:table-cell>
          <table:table-cell table:style-name="ce1"/>
          <table:table-cell office:value-type="string" office:string-value="p" table:formula="of:=RIGHT(LEFT([.D338];[.A338]);1)" table:style-name="ce1">
            <text:p>p</text:p>
          </table:table-cell>
          <table:table-cell office:value-type="string" office:string-value="p" table:formula="of:=RIGHT(LEFT([.D338];[.B338]);1)" table:style-name="ce1">
            <text:p>p</text:p>
          </table:table-cell>
          <table:table-cell office:value-type="boolean" office:boolean-value="false" table:formula="of:=+IF(XOR([.H338]=[.C338];[.I338]=[.C33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vdrrrgdnrrrlrr</text:p>
          </table:table-cell>
          <table:table-cell office:value-type="float" office:value="9" table:formula="of:=LEN([.D339])-LEN(SUBSTITUTE([.D339];[.C339];&quot;&quot;))" table:style-name="ce1">
            <text:p>9</text:p>
          </table:table-cell>
          <table:table-cell office:value-type="boolean" office:boolean-value="false" table:formula="of:=+IF(AND([.E339]&gt;=[.A339];[.E339]&lt;=[.B339]);TRUE;FALSE)" table:style-name="ce1">
            <text:p>FALSE</text:p>
          </table:table-cell>
          <table:table-cell table:style-name="ce1"/>
          <table:table-cell office:value-type="string" office:string-value="v" table:formula="of:=RIGHT(LEFT([.D339];[.A339]);1)" table:style-name="ce1">
            <text:p>v</text:p>
          </table:table-cell>
          <table:table-cell office:value-type="string" office:string-value="r" table:formula="of:=RIGHT(LEFT([.D339];[.B339]);1)" table:style-name="ce1">
            <text:p>r</text:p>
          </table:table-cell>
          <table:table-cell office:value-type="boolean" office:boolean-value="true" table:formula="of:=+IF(XOR([.H339]=[.C339];[.I339]=[.C33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kkkkk</text:p>
          </table:table-cell>
          <table:table-cell office:value-type="float" office:value="8" table:formula="of:=LEN([.D340])-LEN(SUBSTITUTE([.D340];[.C340];&quot;&quot;))" table:style-name="ce1">
            <text:p>8</text:p>
          </table:table-cell>
          <table:table-cell office:value-type="boolean" office:boolean-value="false" table:formula="of:=+IF(AND([.E340]&gt;=[.A340];[.E340]&lt;=[.B340]);TRUE;FALSE)" table:style-name="ce1">
            <text:p>FALSE</text:p>
          </table:table-cell>
          <table:table-cell table:style-name="ce1"/>
          <table:table-cell office:value-type="string" office:string-value="k" table:formula="of:=RIGHT(LEFT([.D340];[.A340]);1)" table:style-name="ce1">
            <text:p>k</text:p>
          </table:table-cell>
          <table:table-cell office:value-type="string" office:string-value="k" table:formula="of:=RIGHT(LEFT([.D340];[.B340]);1)" table:style-name="ce1">
            <text:p>k</text:p>
          </table:table-cell>
          <table:table-cell office:value-type="boolean" office:boolean-value="false" table:formula="of:=+IF(XOR([.H340]=[.C340];[.I340]=[.C34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xxxmtmljgldjx</text:p>
          </table:table-cell>
          <table:table-cell office:value-type="float" office:value="4" table:formula="of:=LEN([.D341])-LEN(SUBSTITUTE([.D341];[.C341];&quot;&quot;))" table:style-name="ce1">
            <text:p>4</text:p>
          </table:table-cell>
          <table:table-cell office:value-type="boolean" office:boolean-value="true" table:formula="of:=+IF(AND([.E341]&gt;=[.A341];[.E341]&lt;=[.B341]);TRUE;FALSE)" table:style-name="ce1">
            <text:p>TRUE</text:p>
          </table:table-cell>
          <table:table-cell table:style-name="ce1"/>
          <table:table-cell office:value-type="string" office:string-value="x" table:formula="of:=RIGHT(LEFT([.D341];[.A341]);1)" table:style-name="ce1">
            <text:p>x</text:p>
          </table:table-cell>
          <table:table-cell office:value-type="string" office:string-value="x" table:formula="of:=RIGHT(LEFT([.D341];[.B341]);1)" table:style-name="ce1">
            <text:p>x</text:p>
          </table:table-cell>
          <table:table-cell office:value-type="boolean" office:boolean-value="false" table:formula="of:=+IF(XOR([.H341]=[.C341];[.I341]=[.C34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qfxxxftf</text:p>
          </table:table-cell>
          <table:table-cell office:value-type="float" office:value="3" table:formula="of:=LEN([.D342])-LEN(SUBSTITUTE([.D342];[.C342];&quot;&quot;))" table:style-name="ce1">
            <text:p>3</text:p>
          </table:table-cell>
          <table:table-cell office:value-type="boolean" office:boolean-value="true" table:formula="of:=+IF(AND([.E342]&gt;=[.A342];[.E342]&lt;=[.B342]);TRUE;FALSE)" table:style-name="ce1">
            <text:p>TRUE</text:p>
          </table:table-cell>
          <table:table-cell table:style-name="ce1"/>
          <table:table-cell office:value-type="string" office:string-value="f" table:formula="of:=RIGHT(LEFT([.D342];[.A342]);1)" table:style-name="ce1">
            <text:p>f</text:p>
          </table:table-cell>
          <table:table-cell office:value-type="string" office:string-value="f" table:formula="of:=RIGHT(LEFT([.D342];[.B342]);1)" table:style-name="ce1">
            <text:p>f</text:p>
          </table:table-cell>
          <table:table-cell office:value-type="boolean" office:boolean-value="false" table:formula="of:=+IF(XOR([.H342]=[.C342];[.I342]=[.C34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dlqgzwzzjw</text:p>
          </table:table-cell>
          <table:table-cell office:value-type="float" office:value="5" table:formula="of:=LEN([.D343])-LEN(SUBSTITUTE([.D343];[.C343];&quot;&quot;))" table:style-name="ce1">
            <text:p>5</text:p>
          </table:table-cell>
          <table:table-cell office:value-type="boolean" office:boolean-value="true" table:formula="of:=+IF(AND([.E343]&gt;=[.A343];[.E343]&lt;=[.B343]);TRUE;FALSE)" table:style-name="ce1">
            <text:p>TRUE</text:p>
          </table:table-cell>
          <table:table-cell table:style-name="ce1"/>
          <table:table-cell office:value-type="string" office:string-value="z" table:formula="of:=RIGHT(LEFT([.D343];[.A343]);1)" table:style-name="ce1">
            <text:p>z</text:p>
          </table:table-cell>
          <table:table-cell office:value-type="string" office:string-value="z" table:formula="of:=RIGHT(LEFT([.D343];[.B343]);1)" table:style-name="ce1">
            <text:p>z</text:p>
          </table:table-cell>
          <table:table-cell office:value-type="boolean" office:boolean-value="false" table:formula="of:=+IF(XOR([.H343]=[.C343];[.I343]=[.C34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njnstwm</text:p>
          </table:table-cell>
          <table:table-cell office:value-type="float" office:value="2" table:formula="of:=LEN([.D344])-LEN(SUBSTITUTE([.D344];[.C344];&quot;&quot;))" table:style-name="ce1">
            <text:p>2</text:p>
          </table:table-cell>
          <table:table-cell office:value-type="boolean" office:boolean-value="false" table:formula="of:=+IF(AND([.E344]&gt;=[.A344];[.E344]&lt;=[.B344]);TRUE;FALSE)" table:style-name="ce1">
            <text:p>FALSE</text:p>
          </table:table-cell>
          <table:table-cell table:style-name="ce1"/>
          <table:table-cell office:value-type="string" office:string-value="t" table:formula="of:=RIGHT(LEFT([.D344];[.A344]);1)" table:style-name="ce1">
            <text:p>t</text:p>
          </table:table-cell>
          <table:table-cell office:value-type="string" office:string-value="m" table:formula="of:=RIGHT(LEFT([.D344];[.B344]);1)" table:style-name="ce1">
            <text:p>m</text:p>
          </table:table-cell>
          <table:table-cell office:value-type="boolean" office:boolean-value="false" table:formula="of:=+IF(XOR([.H344]=[.C344];[.I344]=[.C34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w</text:p>
          </table:table-cell>
          <table:table-cell office:value-type="string" table:style-name="ce1">
            <text:p>vhfhwckw</text:p>
          </table:table-cell>
          <table:table-cell office:value-type="float" office:value="2" table:formula="of:=LEN([.D345])-LEN(SUBSTITUTE([.D345];[.C345];&quot;&quot;))" table:style-name="ce1">
            <text:p>2</text:p>
          </table:table-cell>
          <table:table-cell office:value-type="boolean" office:boolean-value="false" table:formula="of:=+IF(AND([.E345]&gt;=[.A345];[.E345]&lt;=[.B345]);TRUE;FALSE)" table:style-name="ce1">
            <text:p>FALSE</text:p>
          </table:table-cell>
          <table:table-cell table:style-name="ce1"/>
          <table:table-cell office:value-type="string" office:string-value="h" table:formula="of:=RIGHT(LEFT([.D345];[.A345]);1)" table:style-name="ce1">
            <text:p>h</text:p>
          </table:table-cell>
          <table:table-cell office:value-type="string" office:string-value="c" table:formula="of:=RIGHT(LEFT([.D345];[.B345]);1)" table:style-name="ce1">
            <text:p>c</text:p>
          </table:table-cell>
          <table:table-cell office:value-type="boolean" office:boolean-value="false" table:formula="of:=+IF(XOR([.H345]=[.C345];[.I345]=[.C34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pkkfpk</text:p>
          </table:table-cell>
          <table:table-cell office:value-type="float" office:value="5" table:formula="of:=LEN([.D346])-LEN(SUBSTITUTE([.D346];[.C346];&quot;&quot;))" table:style-name="ce1">
            <text:p>5</text:p>
          </table:table-cell>
          <table:table-cell office:value-type="boolean" office:boolean-value="true" table:formula="of:=+IF(AND([.E346]&gt;=[.A346];[.E346]&lt;=[.B346]);TRUE;FALSE)" table:style-name="ce1">
            <text:p>TRUE</text:p>
          </table:table-cell>
          <table:table-cell table:style-name="ce1"/>
          <table:table-cell office:value-type="string" office:string-value="p" table:formula="of:=RIGHT(LEFT([.D346];[.A346]);1)" table:style-name="ce1">
            <text:p>p</text:p>
          </table:table-cell>
          <table:table-cell office:value-type="string" office:string-value="p" table:formula="of:=RIGHT(LEFT([.D346];[.B346]);1)" table:style-name="ce1">
            <text:p>p</text:p>
          </table:table-cell>
          <table:table-cell office:value-type="boolean" office:boolean-value="false" table:formula="of:=+IF(XOR([.H346]=[.C346];[.I346]=[.C34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fzkhkk</text:p>
          </table:table-cell>
          <table:table-cell office:value-type="float" office:value="6" table:formula="of:=LEN([.D347])-LEN(SUBSTITUTE([.D347];[.C347];&quot;&quot;))" table:style-name="ce1">
            <text:p>6</text:p>
          </table:table-cell>
          <table:table-cell office:value-type="boolean" office:boolean-value="true" table:formula="of:=+IF(AND([.E347]&gt;=[.A347];[.E347]&lt;=[.B347]);TRUE;FALSE)" table:style-name="ce1">
            <text:p>TRUE</text:p>
          </table:table-cell>
          <table:table-cell table:style-name="ce1"/>
          <table:table-cell office:value-type="string" office:string-value="z" table:formula="of:=RIGHT(LEFT([.D347];[.A347]);1)" table:style-name="ce1">
            <text:p>z</text:p>
          </table:table-cell>
          <table:table-cell office:value-type="string" office:string-value="h" table:formula="of:=RIGHT(LEFT([.D347];[.B347]);1)" table:style-name="ce1">
            <text:p>h</text:p>
          </table:table-cell>
          <table:table-cell office:value-type="boolean" office:boolean-value="false" table:formula="of:=+IF(XOR([.H347]=[.C347];[.I347]=[.C34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tjjjjmjs</text:p>
          </table:table-cell>
          <table:table-cell office:value-type="float" office:value="8" table:formula="of:=LEN([.D348])-LEN(SUBSTITUTE([.D348];[.C348];&quot;&quot;))" table:style-name="ce1">
            <text:p>8</text:p>
          </table:table-cell>
          <table:table-cell office:value-type="boolean" office:boolean-value="true" table:formula="of:=+IF(AND([.E348]&gt;=[.A348];[.E348]&lt;=[.B348]);TRUE;FALSE)" table:style-name="ce1">
            <text:p>TRUE</text:p>
          </table:table-cell>
          <table:table-cell table:style-name="ce1"/>
          <table:table-cell office:value-type="string" office:string-value="j" table:formula="of:=RIGHT(LEFT([.D348];[.A348]);1)" table:style-name="ce1">
            <text:p>j</text:p>
          </table:table-cell>
          <table:table-cell office:value-type="string" office:string-value="s" table:formula="of:=RIGHT(LEFT([.D348];[.B348]);1)" table:style-name="ce1">
            <text:p>s</text:p>
          </table:table-cell>
          <table:table-cell office:value-type="boolean" office:boolean-value="true" table:formula="of:=+IF(XOR([.H348]=[.C348];[.I348]=[.C34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lwdkkwmkwskpstxvrwr</text:p>
          </table:table-cell>
          <table:table-cell office:value-type="float" office:value="5" table:formula="of:=LEN([.D349])-LEN(SUBSTITUTE([.D349];[.C349];&quot;&quot;))" table:style-name="ce1">
            <text:p>5</text:p>
          </table:table-cell>
          <table:table-cell office:value-type="boolean" office:boolean-value="true" table:formula="of:=+IF(AND([.E349]&gt;=[.A349];[.E349]&lt;=[.B349]);TRUE;FALSE)" table:style-name="ce1">
            <text:p>TRUE</text:p>
          </table:table-cell>
          <table:table-cell table:style-name="ce1"/>
          <table:table-cell office:value-type="string" office:string-value="l" table:formula="of:=RIGHT(LEFT([.D349];[.A349]);1)" table:style-name="ce1">
            <text:p>l</text:p>
          </table:table-cell>
          <table:table-cell office:value-type="string" office:string-value="v" table:formula="of:=RIGHT(LEFT([.D349];[.B349]);1)" table:style-name="ce1">
            <text:p>v</text:p>
          </table:table-cell>
          <table:table-cell office:value-type="boolean" office:boolean-value="false" table:formula="of:=+IF(XOR([.H349]=[.C349];[.I349]=[.C34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kgpgjspqlwnx</text:p>
          </table:table-cell>
          <table:table-cell office:value-type="float" office:value="2" table:formula="of:=LEN([.D350])-LEN(SUBSTITUTE([.D350];[.C350];&quot;&quot;))" table:style-name="ce1">
            <text:p>2</text:p>
          </table:table-cell>
          <table:table-cell office:value-type="boolean" office:boolean-value="false" table:formula="of:=+IF(AND([.E350]&gt;=[.A350];[.E350]&lt;=[.B350]);TRUE;FALSE)" table:style-name="ce1">
            <text:p>FALSE</text:p>
          </table:table-cell>
          <table:table-cell table:style-name="ce1"/>
          <table:table-cell office:value-type="string" office:string-value="j" table:formula="of:=RIGHT(LEFT([.D350];[.A350]);1)" table:style-name="ce1">
            <text:p>j</text:p>
          </table:table-cell>
          <table:table-cell office:value-type="string" office:string-value="n" table:formula="of:=RIGHT(LEFT([.D350];[.B350]);1)" table:style-name="ce1">
            <text:p>n</text:p>
          </table:table-cell>
          <table:table-cell office:value-type="boolean" office:boolean-value="false" table:formula="of:=+IF(XOR([.H350]=[.C350];[.I350]=[.C35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pllld</text:p>
          </table:table-cell>
          <table:table-cell office:value-type="float" office:value="4" table:formula="of:=LEN([.D351])-LEN(SUBSTITUTE([.D351];[.C351];&quot;&quot;))" table:style-name="ce1">
            <text:p>4</text:p>
          </table:table-cell>
          <table:table-cell office:value-type="boolean" office:boolean-value="true" table:formula="of:=+IF(AND([.E351]&gt;=[.A351];[.E351]&lt;=[.B351]);TRUE;FALSE)" table:style-name="ce1">
            <text:p>TRUE</text:p>
          </table:table-cell>
          <table:table-cell table:style-name="ce1"/>
          <table:table-cell office:value-type="string" office:string-value="p" table:formula="of:=RIGHT(LEFT([.D351];[.A351]);1)" table:style-name="ce1">
            <text:p>p</text:p>
          </table:table-cell>
          <table:table-cell office:value-type="string" office:string-value="d" table:formula="of:=RIGHT(LEFT([.D351];[.B351]);1)" table:style-name="ce1">
            <text:p>d</text:p>
          </table:table-cell>
          <table:table-cell office:value-type="boolean" office:boolean-value="false" table:formula="of:=+IF(XOR([.H351]=[.C351];[.I351]=[.C35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xwkvgvkdxlljpdqwmhs</text:p>
          </table:table-cell>
          <table:table-cell office:value-type="float" office:value="2" table:formula="of:=LEN([.D352])-LEN(SUBSTITUTE([.D352];[.C352];&quot;&quot;))" table:style-name="ce1">
            <text:p>2</text:p>
          </table:table-cell>
          <table:table-cell office:value-type="boolean" office:boolean-value="true" table:formula="of:=+IF(AND([.E352]&gt;=[.A352];[.E352]&lt;=[.B352]);TRUE;FALSE)" table:style-name="ce1">
            <text:p>TRUE</text:p>
          </table:table-cell>
          <table:table-cell table:style-name="ce1"/>
          <table:table-cell office:value-type="string" office:string-value="x" table:formula="of:=RIGHT(LEFT([.D352];[.A352]);1)" table:style-name="ce1">
            <text:p>x</text:p>
          </table:table-cell>
          <table:table-cell office:value-type="string" office:string-value="v" table:formula="of:=RIGHT(LEFT([.D352];[.B352]);1)" table:style-name="ce1">
            <text:p>v</text:p>
          </table:table-cell>
          <table:table-cell office:value-type="boolean" office:boolean-value="false" table:formula="of:=+IF(XOR([.H352]=[.C352];[.I352]=[.C35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z</text:p>
          </table:table-cell>
          <table:table-cell office:value-type="string" table:style-name="ce1">
            <text:p>llrzzsz</text:p>
          </table:table-cell>
          <table:table-cell office:value-type="float" office:value="3" table:formula="of:=LEN([.D353])-LEN(SUBSTITUTE([.D353];[.C353];&quot;&quot;))" table:style-name="ce1">
            <text:p>3</text:p>
          </table:table-cell>
          <table:table-cell office:value-type="boolean" office:boolean-value="false" table:formula="of:=+IF(AND([.E353]&gt;=[.A353];[.E353]&lt;=[.B353]);TRUE;FALSE)" table:style-name="ce1">
            <text:p>FALSE</text:p>
          </table:table-cell>
          <table:table-cell table:style-name="ce1"/>
          <table:table-cell office:value-type="string" office:string-value="z" table:formula="of:=RIGHT(LEFT([.D353];[.A353]);1)" table:style-name="ce1">
            <text:p>z</text:p>
          </table:table-cell>
          <table:table-cell office:value-type="string" office:string-value="s" table:formula="of:=RIGHT(LEFT([.D353];[.B353]);1)" table:style-name="ce1">
            <text:p>s</text:p>
          </table:table-cell>
          <table:table-cell office:value-type="boolean" office:boolean-value="true" table:formula="of:=+IF(XOR([.H353]=[.C353];[.I353]=[.C35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lll</text:p>
          </table:table-cell>
          <table:table-cell office:value-type="float" office:value="5" table:formula="of:=LEN([.D354])-LEN(SUBSTITUTE([.D354];[.C354];&quot;&quot;))" table:style-name="ce1">
            <text:p>5</text:p>
          </table:table-cell>
          <table:table-cell office:value-type="boolean" office:boolean-value="true" table:formula="of:=+IF(AND([.E354]&gt;=[.A354];[.E354]&lt;=[.B354]);TRUE;FALSE)" table:style-name="ce1">
            <text:p>TRUE</text:p>
          </table:table-cell>
          <table:table-cell table:style-name="ce1"/>
          <table:table-cell office:value-type="string" office:string-value="l" table:formula="of:=RIGHT(LEFT([.D354];[.A354]);1)" table:style-name="ce1">
            <text:p>l</text:p>
          </table:table-cell>
          <table:table-cell office:value-type="string" office:string-value="l" table:formula="of:=RIGHT(LEFT([.D354];[.B354]);1)" table:style-name="ce1">
            <text:p>l</text:p>
          </table:table-cell>
          <table:table-cell office:value-type="boolean" office:boolean-value="false" table:formula="of:=+IF(XOR([.H354]=[.C354];[.I354]=[.C35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gggggngggggggggggg</text:p>
          </table:table-cell>
          <table:table-cell office:value-type="float" office:value="19" table:formula="of:=LEN([.D355])-LEN(SUBSTITUTE([.D355];[.C355];&quot;&quot;))" table:style-name="ce1">
            <text:p>19</text:p>
          </table:table-cell>
          <table:table-cell office:value-type="boolean" office:boolean-value="true" table:formula="of:=+IF(AND([.E355]&gt;=[.A355];[.E355]&lt;=[.B355]);TRUE;FALSE)" table:style-name="ce1">
            <text:p>TRUE</text:p>
          </table:table-cell>
          <table:table-cell table:style-name="ce1"/>
          <table:table-cell office:value-type="string" office:string-value="g" table:formula="of:=RIGHT(LEFT([.D355];[.A355]);1)" table:style-name="ce1">
            <text:p>g</text:p>
          </table:table-cell>
          <table:table-cell office:value-type="string" office:string-value="g" table:formula="of:=RIGHT(LEFT([.D355];[.B355]);1)" table:style-name="ce1">
            <text:p>g</text:p>
          </table:table-cell>
          <table:table-cell office:value-type="boolean" office:boolean-value="false" table:formula="of:=+IF(XOR([.H355]=[.C355];[.I355]=[.C35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kkdxwkrtfh</text:p>
          </table:table-cell>
          <table:table-cell office:value-type="float" office:value="1" table:formula="of:=LEN([.D356])-LEN(SUBSTITUTE([.D356];[.C356];&quot;&quot;))" table:style-name="ce1">
            <text:p>1</text:p>
          </table:table-cell>
          <table:table-cell office:value-type="boolean" office:boolean-value="true" table:formula="of:=+IF(AND([.E356]&gt;=[.A356];[.E356]&lt;=[.B356]);TRUE;FALSE)" table:style-name="ce1">
            <text:p>TRUE</text:p>
          </table:table-cell>
          <table:table-cell table:style-name="ce1"/>
          <table:table-cell office:value-type="string" office:string-value="k" table:formula="of:=RIGHT(LEFT([.D356];[.A356]);1)" table:style-name="ce1">
            <text:p>k</text:p>
          </table:table-cell>
          <table:table-cell office:value-type="string" office:string-value="h" table:formula="of:=RIGHT(LEFT([.D356];[.B356]);1)" table:style-name="ce1">
            <text:p>h</text:p>
          </table:table-cell>
          <table:table-cell office:value-type="boolean" office:boolean-value="false" table:formula="of:=+IF(XOR([.H356]=[.C356];[.I356]=[.C35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trqzttbsrt</text:p>
          </table:table-cell>
          <table:table-cell office:value-type="float" office:value="5" table:formula="of:=LEN([.D357])-LEN(SUBSTITUTE([.D357];[.C357];&quot;&quot;))" table:style-name="ce1">
            <text:p>5</text:p>
          </table:table-cell>
          <table:table-cell office:value-type="boolean" office:boolean-value="false" table:formula="of:=+IF(AND([.E357]&gt;=[.A357];[.E357]&lt;=[.B357]);TRUE;FALSE)" table:style-name="ce1">
            <text:p>FALSE</text:p>
          </table:table-cell>
          <table:table-cell table:style-name="ce1"/>
          <table:table-cell office:value-type="string" office:string-value="r" table:formula="of:=RIGHT(LEFT([.D357];[.A357]);1)" table:style-name="ce1">
            <text:p>r</text:p>
          </table:table-cell>
          <table:table-cell office:value-type="string" office:string-value="q" table:formula="of:=RIGHT(LEFT([.D357];[.B357]);1)" table:style-name="ce1">
            <text:p>q</text:p>
          </table:table-cell>
          <table:table-cell office:value-type="boolean" office:boolean-value="false" table:formula="of:=+IF(XOR([.H357]=[.C357];[.I357]=[.C35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sshsssssssssnsss</text:p>
          </table:table-cell>
          <table:table-cell office:value-type="float" office:value="15" table:formula="of:=LEN([.D358])-LEN(SUBSTITUTE([.D358];[.C358];&quot;&quot;))" table:style-name="ce1">
            <text:p>15</text:p>
          </table:table-cell>
          <table:table-cell office:value-type="boolean" office:boolean-value="true" table:formula="of:=+IF(AND([.E358]&gt;=[.A358];[.E358]&lt;=[.B358]);TRUE;FALSE)" table:style-name="ce1">
            <text:p>TRUE</text:p>
          </table:table-cell>
          <table:table-cell table:style-name="ce1"/>
          <table:table-cell office:value-type="string" office:string-value="n" table:formula="of:=RIGHT(LEFT([.D358];[.A358]);1)" table:style-name="ce1">
            <text:p>n</text:p>
          </table:table-cell>
          <table:table-cell office:value-type="string" office:string-value="s" table:formula="of:=RIGHT(LEFT([.D358];[.B358]);1)" table:style-name="ce1">
            <text:p>s</text:p>
          </table:table-cell>
          <table:table-cell office:value-type="boolean" office:boolean-value="true" table:formula="of:=+IF(XOR([.H358]=[.C358];[.I358]=[.C35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jzkxkkhkp</text:p>
          </table:table-cell>
          <table:table-cell office:value-type="float" office:value="5" table:formula="of:=LEN([.D359])-LEN(SUBSTITUTE([.D359];[.C359];&quot;&quot;))" table:style-name="ce1">
            <text:p>5</text:p>
          </table:table-cell>
          <table:table-cell office:value-type="boolean" office:boolean-value="true" table:formula="of:=+IF(AND([.E359]&gt;=[.A359];[.E359]&lt;=[.B359]);TRUE;FALSE)" table:style-name="ce1">
            <text:p>TRUE</text:p>
          </table:table-cell>
          <table:table-cell table:style-name="ce1"/>
          <table:table-cell office:value-type="string" office:string-value="j" table:formula="of:=RIGHT(LEFT([.D359];[.A359]);1)" table:style-name="ce1">
            <text:p>j</text:p>
          </table:table-cell>
          <table:table-cell office:value-type="string" office:string-value="k" table:formula="of:=RIGHT(LEFT([.D359];[.B359]);1)" table:style-name="ce1">
            <text:p>k</text:p>
          </table:table-cell>
          <table:table-cell office:value-type="boolean" office:boolean-value="true" table:formula="of:=+IF(XOR([.H359]=[.C359];[.I359]=[.C35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bbbbbbbbbbbb</text:p>
          </table:table-cell>
          <table:table-cell office:value-type="float" office:value="14" table:formula="of:=LEN([.D360])-LEN(SUBSTITUTE([.D360];[.C360];&quot;&quot;))" table:style-name="ce1">
            <text:p>14</text:p>
          </table:table-cell>
          <table:table-cell office:value-type="boolean" office:boolean-value="false" table:formula="of:=+IF(AND([.E360]&gt;=[.A360];[.E360]&lt;=[.B360]);TRUE;FALSE)" table:style-name="ce1">
            <text:p>FALSE</text:p>
          </table:table-cell>
          <table:table-cell table:style-name="ce1"/>
          <table:table-cell office:value-type="string" office:string-value="b" table:formula="of:=RIGHT(LEFT([.D360];[.A360]);1)" table:style-name="ce1">
            <text:p>b</text:p>
          </table:table-cell>
          <table:table-cell office:value-type="string" office:string-value="b" table:formula="of:=RIGHT(LEFT([.D360];[.B360]);1)" table:style-name="ce1">
            <text:p>b</text:p>
          </table:table-cell>
          <table:table-cell office:value-type="boolean" office:boolean-value="false" table:formula="of:=+IF(XOR([.H360]=[.C360];[.I360]=[.C36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vvvvvvvvv</text:p>
          </table:table-cell>
          <table:table-cell office:value-type="float" office:value="11" table:formula="of:=LEN([.D361])-LEN(SUBSTITUTE([.D361];[.C361];&quot;&quot;))" table:style-name="ce1">
            <text:p>11</text:p>
          </table:table-cell>
          <table:table-cell office:value-type="boolean" office:boolean-value="false" table:formula="of:=+IF(AND([.E361]&gt;=[.A361];[.E361]&lt;=[.B361]);TRUE;FALSE)" table:style-name="ce1">
            <text:p>FALSE</text:p>
          </table:table-cell>
          <table:table-cell table:style-name="ce1"/>
          <table:table-cell office:value-type="string" office:string-value="v" table:formula="of:=RIGHT(LEFT([.D361];[.A361]);1)" table:style-name="ce1">
            <text:p>v</text:p>
          </table:table-cell>
          <table:table-cell office:value-type="string" office:string-value="v" table:formula="of:=RIGHT(LEFT([.D361];[.B361]);1)" table:style-name="ce1">
            <text:p>v</text:p>
          </table:table-cell>
          <table:table-cell office:value-type="boolean" office:boolean-value="false" table:formula="of:=+IF(XOR([.H361]=[.C361];[.I361]=[.C36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qmmmmmmmmhsl</text:p>
          </table:table-cell>
          <table:table-cell office:value-type="float" office:value="9" table:formula="of:=LEN([.D362])-LEN(SUBSTITUTE([.D362];[.C362];&quot;&quot;))" table:style-name="ce1">
            <text:p>9</text:p>
          </table:table-cell>
          <table:table-cell office:value-type="boolean" office:boolean-value="false" table:formula="of:=+IF(AND([.E362]&gt;=[.A362];[.E362]&lt;=[.B362]);TRUE;FALSE)" table:style-name="ce1">
            <text:p>FALSE</text:p>
          </table:table-cell>
          <table:table-cell table:style-name="ce1"/>
          <table:table-cell office:value-type="string" office:string-value="h" table:formula="of:=RIGHT(LEFT([.D362];[.A362]);1)" table:style-name="ce1">
            <text:p>h</text:p>
          </table:table-cell>
          <table:table-cell office:value-type="string" office:string-value="s" table:formula="of:=RIGHT(LEFT([.D362];[.B362]);1)" table:style-name="ce1">
            <text:p>s</text:p>
          </table:table-cell>
          <table:table-cell office:value-type="boolean" office:boolean-value="false" table:formula="of:=+IF(XOR([.H362]=[.C362];[.I362]=[.C36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ssmsss</text:p>
          </table:table-cell>
          <table:table-cell office:value-type="float" office:value="6" table:formula="of:=LEN([.D363])-LEN(SUBSTITUTE([.D363];[.C363];&quot;&quot;))" table:style-name="ce1">
            <text:p>6</text:p>
          </table:table-cell>
          <table:table-cell office:value-type="boolean" office:boolean-value="true" table:formula="of:=+IF(AND([.E363]&gt;=[.A363];[.E363]&lt;=[.B363]);TRUE;FALSE)" table:style-name="ce1">
            <text:p>TRUE</text:p>
          </table:table-cell>
          <table:table-cell table:style-name="ce1"/>
          <table:table-cell office:value-type="string" office:string-value="s" table:formula="of:=RIGHT(LEFT([.D363];[.A363]);1)" table:style-name="ce1">
            <text:p>s</text:p>
          </table:table-cell>
          <table:table-cell office:value-type="string" office:string-value="s" table:formula="of:=RIGHT(LEFT([.D363];[.B363]);1)" table:style-name="ce1">
            <text:p>s</text:p>
          </table:table-cell>
          <table:table-cell office:value-type="boolean" office:boolean-value="false" table:formula="of:=+IF(XOR([.H363]=[.C363];[.I363]=[.C36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rssssssdsssskssksvs</text:p>
          </table:table-cell>
          <table:table-cell office:value-type="float" office:value="15" table:formula="of:=LEN([.D364])-LEN(SUBSTITUTE([.D364];[.C364];&quot;&quot;))" table:style-name="ce1">
            <text:p>15</text:p>
          </table:table-cell>
          <table:table-cell office:value-type="boolean" office:boolean-value="true" table:formula="of:=+IF(AND([.E364]&gt;=[.A364];[.E364]&lt;=[.B364]);TRUE;FALSE)" table:style-name="ce1">
            <text:p>TRUE</text:p>
          </table:table-cell>
          <table:table-cell table:style-name="ce1"/>
          <table:table-cell office:value-type="string" office:string-value="k" table:formula="of:=RIGHT(LEFT([.D364];[.A364]);1)" table:style-name="ce1">
            <text:p>k</text:p>
          </table:table-cell>
          <table:table-cell office:value-type="string" office:string-value="s" table:formula="of:=RIGHT(LEFT([.D364];[.B364]);1)" table:style-name="ce1">
            <text:p>s</text:p>
          </table:table-cell>
          <table:table-cell office:value-type="boolean" office:boolean-value="true" table:formula="of:=+IF(XOR([.H364]=[.C364];[.I364]=[.C36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rrr</text:p>
          </table:table-cell>
          <table:table-cell office:value-type="float" office:value="4" table:formula="of:=LEN([.D365])-LEN(SUBSTITUTE([.D365];[.C365];&quot;&quot;))" table:style-name="ce1">
            <text:p>4</text:p>
          </table:table-cell>
          <table:table-cell office:value-type="boolean" office:boolean-value="false" table:formula="of:=+IF(AND([.E365]&gt;=[.A365];[.E365]&lt;=[.B365]);TRUE;FALSE)" table:style-name="ce1">
            <text:p>FALSE</text:p>
          </table:table-cell>
          <table:table-cell table:style-name="ce1"/>
          <table:table-cell office:value-type="string" office:string-value="r" table:formula="of:=RIGHT(LEFT([.D365];[.A365]);1)" table:style-name="ce1">
            <text:p>r</text:p>
          </table:table-cell>
          <table:table-cell office:value-type="string" office:string-value="r" table:formula="of:=RIGHT(LEFT([.D365];[.B365]);1)" table:style-name="ce1">
            <text:p>r</text:p>
          </table:table-cell>
          <table:table-cell office:value-type="boolean" office:boolean-value="false" table:formula="of:=+IF(XOR([.H365]=[.C365];[.I365]=[.C36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ddkdptdfdw</text:p>
          </table:table-cell>
          <table:table-cell office:value-type="float" office:value="5" table:formula="of:=LEN([.D366])-LEN(SUBSTITUTE([.D366];[.C366];&quot;&quot;))" table:style-name="ce1">
            <text:p>5</text:p>
          </table:table-cell>
          <table:table-cell office:value-type="boolean" office:boolean-value="true" table:formula="of:=+IF(AND([.E366]&gt;=[.A366];[.E366]&lt;=[.B366]);TRUE;FALSE)" table:style-name="ce1">
            <text:p>TRUE</text:p>
          </table:table-cell>
          <table:table-cell table:style-name="ce1"/>
          <table:table-cell office:value-type="string" office:string-value="k" table:formula="of:=RIGHT(LEFT([.D366];[.A366]);1)" table:style-name="ce1">
            <text:p>k</text:p>
          </table:table-cell>
          <table:table-cell office:value-type="string" office:string-value="t" table:formula="of:=RIGHT(LEFT([.D366];[.B366]);1)" table:style-name="ce1">
            <text:p>t</text:p>
          </table:table-cell>
          <table:table-cell office:value-type="boolean" office:boolean-value="false" table:formula="of:=+IF(XOR([.H366]=[.C366];[.I366]=[.C36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ggglggtgkgg</text:p>
          </table:table-cell>
          <table:table-cell office:value-type="float" office:value="8" table:formula="of:=LEN([.D367])-LEN(SUBSTITUTE([.D367];[.C367];&quot;&quot;))" table:style-name="ce1">
            <text:p>8</text:p>
          </table:table-cell>
          <table:table-cell office:value-type="boolean" office:boolean-value="false" table:formula="of:=+IF(AND([.E367]&gt;=[.A367];[.E367]&lt;=[.B367]);TRUE;FALSE)" table:style-name="ce1">
            <text:p>FALSE</text:p>
          </table:table-cell>
          <table:table-cell table:style-name="ce1"/>
          <table:table-cell office:value-type="string" office:string-value="g" table:formula="of:=RIGHT(LEFT([.D367];[.A367]);1)" table:style-name="ce1">
            <text:p>g</text:p>
          </table:table-cell>
          <table:table-cell office:value-type="string" office:string-value="g" table:formula="of:=RIGHT(LEFT([.D367];[.B367]);1)" table:style-name="ce1">
            <text:p>g</text:p>
          </table:table-cell>
          <table:table-cell office:value-type="boolean" office:boolean-value="false" table:formula="of:=+IF(XOR([.H367]=[.C367];[.I367]=[.C36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cctcvpcprcccqccpcrc</text:p>
          </table:table-cell>
          <table:table-cell office:value-type="float" office:value="11" table:formula="of:=LEN([.D368])-LEN(SUBSTITUTE([.D368];[.C368];&quot;&quot;))" table:style-name="ce1">
            <text:p>11</text:p>
          </table:table-cell>
          <table:table-cell office:value-type="boolean" office:boolean-value="false" table:formula="of:=+IF(AND([.E368]&gt;=[.A368];[.E368]&lt;=[.B368]);TRUE;FALSE)" table:style-name="ce1">
            <text:p>FALSE</text:p>
          </table:table-cell>
          <table:table-cell table:style-name="ce1"/>
          <table:table-cell office:value-type="string" office:string-value="c" table:formula="of:=RIGHT(LEFT([.D368];[.A368]);1)" table:style-name="ce1">
            <text:p>c</text:p>
          </table:table-cell>
          <table:table-cell office:value-type="string" office:string-value="c" table:formula="of:=RIGHT(LEFT([.D368];[.B368]);1)" table:style-name="ce1">
            <text:p>c</text:p>
          </table:table-cell>
          <table:table-cell office:value-type="boolean" office:boolean-value="false" table:formula="of:=+IF(XOR([.H368]=[.C368];[.I368]=[.C36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rrxzrrlmrd</text:p>
          </table:table-cell>
          <table:table-cell office:value-type="float" office:value="6" table:formula="of:=LEN([.D369])-LEN(SUBSTITUTE([.D369];[.C369];&quot;&quot;))" table:style-name="ce1">
            <text:p>6</text:p>
          </table:table-cell>
          <table:table-cell office:value-type="boolean" office:boolean-value="false" table:formula="of:=+IF(AND([.E369]&gt;=[.A369];[.E369]&lt;=[.B369]);TRUE;FALSE)" table:style-name="ce1">
            <text:p>FALSE</text:p>
          </table:table-cell>
          <table:table-cell table:style-name="ce1"/>
          <table:table-cell office:value-type="string" office:string-value="l" table:formula="of:=RIGHT(LEFT([.D369];[.A369]);1)" table:style-name="ce1">
            <text:p>l</text:p>
          </table:table-cell>
          <table:table-cell office:value-type="string" office:string-value="m" table:formula="of:=RIGHT(LEFT([.D369];[.B369]);1)" table:style-name="ce1">
            <text:p>m</text:p>
          </table:table-cell>
          <table:table-cell office:value-type="boolean" office:boolean-value="false" table:formula="of:=+IF(XOR([.H369]=[.C369];[.I369]=[.C36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cctccccbqcctscsscv</text:p>
          </table:table-cell>
          <table:table-cell office:value-type="float" office:value="10" table:formula="of:=LEN([.D370])-LEN(SUBSTITUTE([.D370];[.C370];&quot;&quot;))" table:style-name="ce1">
            <text:p>10</text:p>
          </table:table-cell>
          <table:table-cell office:value-type="boolean" office:boolean-value="false" table:formula="of:=+IF(AND([.E370]&gt;=[.A370];[.E370]&lt;=[.B370]);TRUE;FALSE)" table:style-name="ce1">
            <text:p>FALSE</text:p>
          </table:table-cell>
          <table:table-cell table:style-name="ce1"/>
          <table:table-cell office:value-type="string" office:string-value="c" table:formula="of:=RIGHT(LEFT([.D370];[.A370]);1)" table:style-name="ce1">
            <text:p>c</text:p>
          </table:table-cell>
          <table:table-cell office:value-type="string" office:string-value="s" table:formula="of:=RIGHT(LEFT([.D370];[.B370]);1)" table:style-name="ce1">
            <text:p>s</text:p>
          </table:table-cell>
          <table:table-cell office:value-type="boolean" office:boolean-value="true" table:formula="of:=+IF(XOR([.H370]=[.C370];[.I370]=[.C37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kddddjdddddsdhwdddj</text:p>
          </table:table-cell>
          <table:table-cell office:value-type="float" office:value="14" table:formula="of:=LEN([.D371])-LEN(SUBSTITUTE([.D371];[.C371];&quot;&quot;))" table:style-name="ce1">
            <text:p>14</text:p>
          </table:table-cell>
          <table:table-cell office:value-type="boolean" office:boolean-value="false" table:formula="of:=+IF(AND([.E371]&gt;=[.A371];[.E371]&lt;=[.B371]);TRUE;FALSE)" table:style-name="ce1">
            <text:p>FALSE</text:p>
          </table:table-cell>
          <table:table-cell table:style-name="ce1"/>
          <table:table-cell office:value-type="string" office:string-value="h" table:formula="of:=RIGHT(LEFT([.D371];[.A371]);1)" table:style-name="ce1">
            <text:p>h</text:p>
          </table:table-cell>
          <table:table-cell office:value-type="string" office:string-value="w" table:formula="of:=RIGHT(LEFT([.D371];[.B371]);1)" table:style-name="ce1">
            <text:p>w</text:p>
          </table:table-cell>
          <table:table-cell office:value-type="boolean" office:boolean-value="false" table:formula="of:=+IF(XOR([.H371]=[.C371];[.I371]=[.C37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lbbbbqbhbbbmz</text:p>
          </table:table-cell>
          <table:table-cell office:value-type="float" office:value="9" table:formula="of:=LEN([.D372])-LEN(SUBSTITUTE([.D372];[.C372];&quot;&quot;))" table:style-name="ce1">
            <text:p>9</text:p>
          </table:table-cell>
          <table:table-cell office:value-type="boolean" office:boolean-value="false" table:formula="of:=+IF(AND([.E372]&gt;=[.A372];[.E372]&lt;=[.B372]);TRUE;FALSE)" table:style-name="ce1">
            <text:p>FALSE</text:p>
          </table:table-cell>
          <table:table-cell table:style-name="ce1"/>
          <table:table-cell office:value-type="string" office:string-value="m" table:formula="of:=RIGHT(LEFT([.D372];[.A372]);1)" table:style-name="ce1">
            <text:p>m</text:p>
          </table:table-cell>
          <table:table-cell office:value-type="string" office:string-value="z" table:formula="of:=RIGHT(LEFT([.D372];[.B372]);1)" table:style-name="ce1">
            <text:p>z</text:p>
          </table:table-cell>
          <table:table-cell office:value-type="boolean" office:boolean-value="false" table:formula="of:=+IF(XOR([.H372]=[.C372];[.I372]=[.C37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vxqpjqstv</text:p>
          </table:table-cell>
          <table:table-cell office:value-type="float" office:value="1" table:formula="of:=LEN([.D373])-LEN(SUBSTITUTE([.D373];[.C373];&quot;&quot;))" table:style-name="ce1">
            <text:p>1</text:p>
          </table:table-cell>
          <table:table-cell office:value-type="boolean" office:boolean-value="false" table:formula="of:=+IF(AND([.E373]&gt;=[.A373];[.E373]&lt;=[.B373]);TRUE;FALSE)" table:style-name="ce1">
            <text:p>FALSE</text:p>
          </table:table-cell>
          <table:table-cell table:style-name="ce1"/>
          <table:table-cell office:value-type="string" office:string-value="v" table:formula="of:=RIGHT(LEFT([.D373];[.A373]);1)" table:style-name="ce1">
            <text:p>v</text:p>
          </table:table-cell>
          <table:table-cell office:value-type="string" office:string-value="v" table:formula="of:=RIGHT(LEFT([.D373];[.B373]);1)" table:style-name="ce1">
            <text:p>v</text:p>
          </table:table-cell>
          <table:table-cell office:value-type="boolean" office:boolean-value="false" table:formula="of:=+IF(XOR([.H373]=[.C373];[.I373]=[.C37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lxp</text:p>
          </table:table-cell>
          <table:table-cell office:value-type="float" office:value="2" table:formula="of:=LEN([.D374])-LEN(SUBSTITUTE([.D374];[.C374];&quot;&quot;))" table:style-name="ce1">
            <text:p>2</text:p>
          </table:table-cell>
          <table:table-cell office:value-type="boolean" office:boolean-value="true" table:formula="of:=+IF(AND([.E374]&gt;=[.A374];[.E374]&lt;=[.B374]);TRUE;FALSE)" table:style-name="ce1">
            <text:p>TRUE</text:p>
          </table:table-cell>
          <table:table-cell table:style-name="ce1"/>
          <table:table-cell office:value-type="string" office:string-value="p" table:formula="of:=RIGHT(LEFT([.D374];[.A374]);1)" table:style-name="ce1">
            <text:p>p</text:p>
          </table:table-cell>
          <table:table-cell office:value-type="string" office:string-value="p" table:formula="of:=RIGHT(LEFT([.D374];[.B374]);1)" table:style-name="ce1">
            <text:p>p</text:p>
          </table:table-cell>
          <table:table-cell office:value-type="boolean" office:boolean-value="false" table:formula="of:=+IF(XOR([.H374]=[.C374];[.I374]=[.C37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dlzqjzzz</text:p>
          </table:table-cell>
          <table:table-cell office:value-type="float" office:value="6" table:formula="of:=LEN([.D375])-LEN(SUBSTITUTE([.D375];[.C375];&quot;&quot;))" table:style-name="ce1">
            <text:p>6</text:p>
          </table:table-cell>
          <table:table-cell office:value-type="boolean" office:boolean-value="true" table:formula="of:=+IF(AND([.E375]&gt;=[.A375];[.E375]&lt;=[.B375]);TRUE;FALSE)" table:style-name="ce1">
            <text:p>TRUE</text:p>
          </table:table-cell>
          <table:table-cell table:style-name="ce1"/>
          <table:table-cell office:value-type="string" office:string-value="d" table:formula="of:=RIGHT(LEFT([.D375];[.A375]);1)" table:style-name="ce1">
            <text:p>d</text:p>
          </table:table-cell>
          <table:table-cell office:value-type="string" office:string-value="q" table:formula="of:=RIGHT(LEFT([.D375];[.B375]);1)" table:style-name="ce1">
            <text:p>q</text:p>
          </table:table-cell>
          <table:table-cell office:value-type="boolean" office:boolean-value="false" table:formula="of:=+IF(XOR([.H375]=[.C375];[.I375]=[.C37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qsssssssslshswsjh</text:p>
          </table:table-cell>
          <table:table-cell office:value-type="float" office:value="11" table:formula="of:=LEN([.D376])-LEN(SUBSTITUTE([.D376];[.C376];&quot;&quot;))" table:style-name="ce1">
            <text:p>11</text:p>
          </table:table-cell>
          <table:table-cell office:value-type="boolean" office:boolean-value="true" table:formula="of:=+IF(AND([.E376]&gt;=[.A376];[.E376]&lt;=[.B376]);TRUE;FALSE)" table:style-name="ce1">
            <text:p>TRUE</text:p>
          </table:table-cell>
          <table:table-cell table:style-name="ce1"/>
          <table:table-cell office:value-type="string" office:string-value="q" table:formula="of:=RIGHT(LEFT([.D376];[.A376]);1)" table:style-name="ce1">
            <text:p>q</text:p>
          </table:table-cell>
          <table:table-cell office:value-type="string" office:string-value="w" table:formula="of:=RIGHT(LEFT([.D376];[.B376]);1)" table:style-name="ce1">
            <text:p>w</text:p>
          </table:table-cell>
          <table:table-cell office:value-type="boolean" office:boolean-value="false" table:formula="of:=+IF(XOR([.H376]=[.C376];[.I376]=[.C37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</text:p>
          </table:table-cell>
          <table:table-cell office:value-type="string" table:style-name="ce1">
            <text:p>grrrnrrrsvrrrdrrrjrr</text:p>
          </table:table-cell>
          <table:table-cell office:value-type="float" office:value="14" table:formula="of:=LEN([.D377])-LEN(SUBSTITUTE([.D377];[.C377];&quot;&quot;))" table:style-name="ce1">
            <text:p>14</text:p>
          </table:table-cell>
          <table:table-cell office:value-type="boolean" office:boolean-value="false" table:formula="of:=+IF(AND([.E377]&gt;=[.A377];[.E377]&lt;=[.B377]);TRUE;FALSE)" table:style-name="ce1">
            <text:p>FALSE</text:p>
          </table:table-cell>
          <table:table-cell table:style-name="ce1"/>
          <table:table-cell office:value-type="string" office:string-value="r" table:formula="of:=RIGHT(LEFT([.D377];[.A377]);1)" table:style-name="ce1">
            <text:p>r</text:p>
          </table:table-cell>
          <table:table-cell office:value-type="string" office:string-value="n" table:formula="of:=RIGHT(LEFT([.D377];[.B377]);1)" table:style-name="ce1">
            <text:p>n</text:p>
          </table:table-cell>
          <table:table-cell office:value-type="boolean" office:boolean-value="true" table:formula="of:=+IF(XOR([.H377]=[.C377];[.I377]=[.C37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fdjdxbpdddf</text:p>
          </table:table-cell>
          <table:table-cell office:value-type="float" office:value="6" table:formula="of:=LEN([.D378])-LEN(SUBSTITUTE([.D378];[.C378];&quot;&quot;))" table:style-name="ce1">
            <text:p>6</text:p>
          </table:table-cell>
          <table:table-cell office:value-type="boolean" office:boolean-value="false" table:formula="of:=+IF(AND([.E378]&gt;=[.A378];[.E378]&lt;=[.B378]);TRUE;FALSE)" table:style-name="ce1">
            <text:p>FALSE</text:p>
          </table:table-cell>
          <table:table-cell table:style-name="ce1"/>
          <table:table-cell office:value-type="string" office:string-value="d" table:formula="of:=RIGHT(LEFT([.D378];[.A378]);1)" table:style-name="ce1">
            <text:p>d</text:p>
          </table:table-cell>
          <table:table-cell office:value-type="string" office:string-value="j" table:formula="of:=RIGHT(LEFT([.D378];[.B378]);1)" table:style-name="ce1">
            <text:p>j</text:p>
          </table:table-cell>
          <table:table-cell office:value-type="boolean" office:boolean-value="true" table:formula="of:=+IF(XOR([.H378]=[.C378];[.I378]=[.C37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ppp</text:p>
          </table:table-cell>
          <table:table-cell office:value-type="float" office:value="6" table:formula="of:=LEN([.D379])-LEN(SUBSTITUTE([.D379];[.C379];&quot;&quot;))" table:style-name="ce1">
            <text:p>6</text:p>
          </table:table-cell>
          <table:table-cell office:value-type="boolean" office:boolean-value="false" table:formula="of:=+IF(AND([.E379]&gt;=[.A379];[.E379]&lt;=[.B379]);TRUE;FALSE)" table:style-name="ce1">
            <text:p>FALSE</text:p>
          </table:table-cell>
          <table:table-cell table:style-name="ce1"/>
          <table:table-cell office:value-type="string" office:string-value="p" table:formula="of:=RIGHT(LEFT([.D379];[.A379]);1)" table:style-name="ce1">
            <text:p>p</text:p>
          </table:table-cell>
          <table:table-cell office:value-type="string" office:string-value="p" table:formula="of:=RIGHT(LEFT([.D379];[.B379]);1)" table:style-name="ce1">
            <text:p>p</text:p>
          </table:table-cell>
          <table:table-cell office:value-type="boolean" office:boolean-value="false" table:formula="of:=+IF(XOR([.H379]=[.C379];[.I379]=[.C37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mcccjxfclcgmchswq</text:p>
          </table:table-cell>
          <table:table-cell office:value-type="float" office:value="7" table:formula="of:=LEN([.D380])-LEN(SUBSTITUTE([.D380];[.C380];&quot;&quot;))" table:style-name="ce1">
            <text:p>7</text:p>
          </table:table-cell>
          <table:table-cell office:value-type="boolean" office:boolean-value="false" table:formula="of:=+IF(AND([.E380]&gt;=[.A380];[.E380]&lt;=[.B380]);TRUE;FALSE)" table:style-name="ce1">
            <text:p>FALSE</text:p>
          </table:table-cell>
          <table:table-cell table:style-name="ce1"/>
          <table:table-cell office:value-type="string" office:string-value="s" table:formula="of:=RIGHT(LEFT([.D380];[.A380]);1)" table:style-name="ce1">
            <text:p>s</text:p>
          </table:table-cell>
          <table:table-cell office:value-type="string" office:string-value="q" table:formula="of:=RIGHT(LEFT([.D380];[.B380]);1)" table:style-name="ce1">
            <text:p>q</text:p>
          </table:table-cell>
          <table:table-cell office:value-type="boolean" office:boolean-value="false" table:formula="of:=+IF(XOR([.H380]=[.C380];[.I380]=[.C38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xrxxxxxvxrxx</text:p>
          </table:table-cell>
          <table:table-cell office:value-type="float" office:value="10" table:formula="of:=LEN([.D381])-LEN(SUBSTITUTE([.D381];[.C381];&quot;&quot;))" table:style-name="ce1">
            <text:p>10</text:p>
          </table:table-cell>
          <table:table-cell office:value-type="boolean" office:boolean-value="true" table:formula="of:=+IF(AND([.E381]&gt;=[.A381];[.E381]&lt;=[.B381]);TRUE;FALSE)" table:style-name="ce1">
            <text:p>TRUE</text:p>
          </table:table-cell>
          <table:table-cell table:style-name="ce1"/>
          <table:table-cell office:value-type="string" office:string-value="v" table:formula="of:=RIGHT(LEFT([.D381];[.A381]);1)" table:style-name="ce1">
            <text:p>v</text:p>
          </table:table-cell>
          <table:table-cell office:value-type="string" office:string-value="r" table:formula="of:=RIGHT(LEFT([.D381];[.B381]);1)" table:style-name="ce1">
            <text:p>r</text:p>
          </table:table-cell>
          <table:table-cell office:value-type="boolean" office:boolean-value="false" table:formula="of:=+IF(XOR([.H381]=[.C381];[.I381]=[.C38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</text:p>
          </table:table-cell>
          <table:table-cell office:value-type="string" table:style-name="ce1">
            <text:p>dpppppsppspftpppwp</text:p>
          </table:table-cell>
          <table:table-cell office:value-type="float" office:value="12" table:formula="of:=LEN([.D382])-LEN(SUBSTITUTE([.D382];[.C382];&quot;&quot;))" table:style-name="ce1">
            <text:p>12</text:p>
          </table:table-cell>
          <table:table-cell office:value-type="boolean" office:boolean-value="false" table:formula="of:=+IF(AND([.E382]&gt;=[.A382];[.E382]&lt;=[.B382]);TRUE;FALSE)" table:style-name="ce1">
            <text:p>FALSE</text:p>
          </table:table-cell>
          <table:table-cell table:style-name="ce1"/>
          <table:table-cell office:value-type="string" office:string-value="t" table:formula="of:=RIGHT(LEFT([.D382];[.A382]);1)" table:style-name="ce1">
            <text:p>t</text:p>
          </table:table-cell>
          <table:table-cell office:value-type="string" office:string-value="p" table:formula="of:=RIGHT(LEFT([.D382];[.B382]);1)" table:style-name="ce1">
            <text:p>p</text:p>
          </table:table-cell>
          <table:table-cell office:value-type="boolean" office:boolean-value="true" table:formula="of:=+IF(XOR([.H382]=[.C382];[.I382]=[.C38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hhhhhhhhhhhhhhhhhh</text:p>
          </table:table-cell>
          <table:table-cell office:value-type="float" office:value="20" table:formula="of:=LEN([.D383])-LEN(SUBSTITUTE([.D383];[.C383];&quot;&quot;))" table:style-name="ce1">
            <text:p>20</text:p>
          </table:table-cell>
          <table:table-cell office:value-type="boolean" office:boolean-value="false" table:formula="of:=+IF(AND([.E383]&gt;=[.A383];[.E383]&lt;=[.B383]);TRUE;FALSE)" table:style-name="ce1">
            <text:p>FALSE</text:p>
          </table:table-cell>
          <table:table-cell table:style-name="ce1"/>
          <table:table-cell office:value-type="string" office:string-value="h" table:formula="of:=RIGHT(LEFT([.D383];[.A383]);1)" table:style-name="ce1">
            <text:p>h</text:p>
          </table:table-cell>
          <table:table-cell office:value-type="string" office:string-value="h" table:formula="of:=RIGHT(LEFT([.D383];[.B383]);1)" table:style-name="ce1">
            <text:p>h</text:p>
          </table:table-cell>
          <table:table-cell office:value-type="boolean" office:boolean-value="false" table:formula="of:=+IF(XOR([.H383]=[.C383];[.I383]=[.C38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qqxqqqqgqqpqqqqqqqv</text:p>
          </table:table-cell>
          <table:table-cell office:value-type="float" office:value="16" table:formula="of:=LEN([.D384])-LEN(SUBSTITUTE([.D384];[.C384];&quot;&quot;))" table:style-name="ce1">
            <text:p>16</text:p>
          </table:table-cell>
          <table:table-cell office:value-type="boolean" office:boolean-value="false" table:formula="of:=+IF(AND([.E384]&gt;=[.A384];[.E384]&lt;=[.B384]);TRUE;FALSE)" table:style-name="ce1">
            <text:p>FALSE</text:p>
          </table:table-cell>
          <table:table-cell table:style-name="ce1"/>
          <table:table-cell office:value-type="string" office:string-value="q" table:formula="of:=RIGHT(LEFT([.D384];[.A384]);1)" table:style-name="ce1">
            <text:p>q</text:p>
          </table:table-cell>
          <table:table-cell office:value-type="string" office:string-value="p" table:formula="of:=RIGHT(LEFT([.D384];[.B384]);1)" table:style-name="ce1">
            <text:p>p</text:p>
          </table:table-cell>
          <table:table-cell office:value-type="boolean" office:boolean-value="true" table:formula="of:=+IF(XOR([.H384]=[.C384];[.I384]=[.C38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qgdgzhgghjgdd</text:p>
          </table:table-cell>
          <table:table-cell office:value-type="float" office:value="6" table:formula="of:=LEN([.D385])-LEN(SUBSTITUTE([.D385];[.C385];&quot;&quot;))" table:style-name="ce1">
            <text:p>6</text:p>
          </table:table-cell>
          <table:table-cell office:value-type="boolean" office:boolean-value="false" table:formula="of:=+IF(AND([.E385]&gt;=[.A385];[.E385]&lt;=[.B385]);TRUE;FALSE)" table:style-name="ce1">
            <text:p>FALSE</text:p>
          </table:table-cell>
          <table:table-cell table:style-name="ce1"/>
          <table:table-cell office:value-type="string" office:string-value="h" table:formula="of:=RIGHT(LEFT([.D385];[.A385]);1)" table:style-name="ce1">
            <text:p>h</text:p>
          </table:table-cell>
          <table:table-cell office:value-type="string" office:string-value="g" table:formula="of:=RIGHT(LEFT([.D385];[.B385]);1)" table:style-name="ce1">
            <text:p>g</text:p>
          </table:table-cell>
          <table:table-cell office:value-type="boolean" office:boolean-value="true" table:formula="of:=+IF(XOR([.H385]=[.C385];[.I385]=[.C38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nppppp</text:p>
          </table:table-cell>
          <table:table-cell office:value-type="float" office:value="6" table:formula="of:=LEN([.D386])-LEN(SUBSTITUTE([.D386];[.C386];&quot;&quot;))" table:style-name="ce1">
            <text:p>6</text:p>
          </table:table-cell>
          <table:table-cell office:value-type="boolean" office:boolean-value="true" table:formula="of:=+IF(AND([.E386]&gt;=[.A386];[.E386]&lt;=[.B386]);TRUE;FALSE)" table:style-name="ce1">
            <text:p>TRUE</text:p>
          </table:table-cell>
          <table:table-cell table:style-name="ce1"/>
          <table:table-cell office:value-type="string" office:string-value="n" table:formula="of:=RIGHT(LEFT([.D386];[.A386]);1)" table:style-name="ce1">
            <text:p>n</text:p>
          </table:table-cell>
          <table:table-cell office:value-type="string" office:string-value="p" table:formula="of:=RIGHT(LEFT([.D386];[.B386]);1)" table:style-name="ce1">
            <text:p>p</text:p>
          </table:table-cell>
          <table:table-cell office:value-type="boolean" office:boolean-value="true" table:formula="of:=+IF(XOR([.H386]=[.C386];[.I386]=[.C38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lllllllllllllll</text:p>
          </table:table-cell>
          <table:table-cell office:value-type="float" office:value="17" table:formula="of:=LEN([.D387])-LEN(SUBSTITUTE([.D387];[.C387];&quot;&quot;))" table:style-name="ce1">
            <text:p>17</text:p>
          </table:table-cell>
          <table:table-cell office:value-type="boolean" office:boolean-value="false" table:formula="of:=+IF(AND([.E387]&gt;=[.A387];[.E387]&lt;=[.B387]);TRUE;FALSE)" table:style-name="ce1">
            <text:p>FALSE</text:p>
          </table:table-cell>
          <table:table-cell table:style-name="ce1"/>
          <table:table-cell office:value-type="string" office:string-value="l" table:formula="of:=RIGHT(LEFT([.D387];[.A387]);1)" table:style-name="ce1">
            <text:p>l</text:p>
          </table:table-cell>
          <table:table-cell office:value-type="string" office:string-value="l" table:formula="of:=RIGHT(LEFT([.D387];[.B387]);1)" table:style-name="ce1">
            <text:p>l</text:p>
          </table:table-cell>
          <table:table-cell office:value-type="boolean" office:boolean-value="false" table:formula="of:=+IF(XOR([.H387]=[.C387];[.I387]=[.C38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dhhhhvxrfhcshhwxh</text:p>
          </table:table-cell>
          <table:table-cell office:value-type="float" office:value="10" table:formula="of:=LEN([.D388])-LEN(SUBSTITUTE([.D388];[.C388];&quot;&quot;))" table:style-name="ce1">
            <text:p>10</text:p>
          </table:table-cell>
          <table:table-cell office:value-type="boolean" office:boolean-value="false" table:formula="of:=+IF(AND([.E388]&gt;=[.A388];[.E388]&lt;=[.B388]);TRUE;FALSE)" table:style-name="ce1">
            <text:p>FALSE</text:p>
          </table:table-cell>
          <table:table-cell table:style-name="ce1"/>
          <table:table-cell office:value-type="string" office:string-value="h" table:formula="of:=RIGHT(LEFT([.D388];[.A388]);1)" table:style-name="ce1">
            <text:p>h</text:p>
          </table:table-cell>
          <table:table-cell office:value-type="string" office:string-value="h" table:formula="of:=RIGHT(LEFT([.D388];[.B388]);1)" table:style-name="ce1">
            <text:p>h</text:p>
          </table:table-cell>
          <table:table-cell office:value-type="boolean" office:boolean-value="false" table:formula="of:=+IF(XOR([.H388]=[.C388];[.I388]=[.C38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rmmmmlmmgmmmmmmmmm</text:p>
          </table:table-cell>
          <table:table-cell office:value-type="float" office:value="17" table:formula="of:=LEN([.D389])-LEN(SUBSTITUTE([.D389];[.C389];&quot;&quot;))" table:style-name="ce1">
            <text:p>17</text:p>
          </table:table-cell>
          <table:table-cell office:value-type="boolean" office:boolean-value="true" table:formula="of:=+IF(AND([.E389]&gt;=[.A389];[.E389]&lt;=[.B389]);TRUE;FALSE)" table:style-name="ce1">
            <text:p>TRUE</text:p>
          </table:table-cell>
          <table:table-cell table:style-name="ce1"/>
          <table:table-cell office:value-type="string" office:string-value="m" table:formula="of:=RIGHT(LEFT([.D389];[.A389]);1)" table:style-name="ce1">
            <text:p>m</text:p>
          </table:table-cell>
          <table:table-cell office:value-type="string" office:string-value="m" table:formula="of:=RIGHT(LEFT([.D389];[.B389]);1)" table:style-name="ce1">
            <text:p>m</text:p>
          </table:table-cell>
          <table:table-cell office:value-type="boolean" office:boolean-value="false" table:formula="of:=+IF(XOR([.H389]=[.C389];[.I389]=[.C38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ntmlpgfttv</text:p>
          </table:table-cell>
          <table:table-cell office:value-type="float" office:value="4" table:formula="of:=LEN([.D390])-LEN(SUBSTITUTE([.D390];[.C390];&quot;&quot;))" table:style-name="ce1">
            <text:p>4</text:p>
          </table:table-cell>
          <table:table-cell office:value-type="boolean" office:boolean-value="false" table:formula="of:=+IF(AND([.E390]&gt;=[.A390];[.E390]&lt;=[.B390]);TRUE;FALSE)" table:style-name="ce1">
            <text:p>FALSE</text:p>
          </table:table-cell>
          <table:table-cell table:style-name="ce1"/>
          <table:table-cell office:value-type="string" office:string-value="f" table:formula="of:=RIGHT(LEFT([.D390];[.A390]);1)" table:style-name="ce1">
            <text:p>f</text:p>
          </table:table-cell>
          <table:table-cell office:value-type="string" office:string-value="v" table:formula="of:=RIGHT(LEFT([.D390];[.B390]);1)" table:style-name="ce1">
            <text:p>v</text:p>
          </table:table-cell>
          <table:table-cell office:value-type="boolean" office:boolean-value="false" table:formula="of:=+IF(XOR([.H390]=[.C390];[.I390]=[.C39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ffffffffff</text:p>
          </table:table-cell>
          <table:table-cell office:value-type="float" office:value="10" table:formula="of:=LEN([.D391])-LEN(SUBSTITUTE([.D391];[.C391];&quot;&quot;))" table:style-name="ce1">
            <text:p>10</text:p>
          </table:table-cell>
          <table:table-cell office:value-type="boolean" office:boolean-value="true" table:formula="of:=+IF(AND([.E391]&gt;=[.A391];[.E391]&lt;=[.B391]);TRUE;FALSE)" table:style-name="ce1">
            <text:p>TRUE</text:p>
          </table:table-cell>
          <table:table-cell table:style-name="ce1"/>
          <table:table-cell office:value-type="string" office:string-value="f" table:formula="of:=RIGHT(LEFT([.D391];[.A391]);1)" table:style-name="ce1">
            <text:p>f</text:p>
          </table:table-cell>
          <table:table-cell office:value-type="string" office:string-value="f" table:formula="of:=RIGHT(LEFT([.D391];[.B391]);1)" table:style-name="ce1">
            <text:p>f</text:p>
          </table:table-cell>
          <table:table-cell office:value-type="boolean" office:boolean-value="false" table:formula="of:=+IF(XOR([.H391]=[.C391];[.I391]=[.C39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ftttttttjwtttjttjt</text:p>
          </table:table-cell>
          <table:table-cell office:value-type="float" office:value="14" table:formula="of:=LEN([.D392])-LEN(SUBSTITUTE([.D392];[.C392];&quot;&quot;))" table:style-name="ce1">
            <text:p>14</text:p>
          </table:table-cell>
          <table:table-cell office:value-type="boolean" office:boolean-value="false" table:formula="of:=+IF(AND([.E392]&gt;=[.A392];[.E392]&lt;=[.B392]);TRUE;FALSE)" table:style-name="ce1">
            <text:p>FALSE</text:p>
          </table:table-cell>
          <table:table-cell table:style-name="ce1"/>
          <table:table-cell office:value-type="string" office:string-value="j" table:formula="of:=RIGHT(LEFT([.D392];[.A392]);1)" table:style-name="ce1">
            <text:p>j</text:p>
          </table:table-cell>
          <table:table-cell office:value-type="string" office:string-value="j" table:formula="of:=RIGHT(LEFT([.D392];[.B392]);1)" table:style-name="ce1">
            <text:p>j</text:p>
          </table:table-cell>
          <table:table-cell office:value-type="boolean" office:boolean-value="false" table:formula="of:=+IF(XOR([.H392]=[.C392];[.I392]=[.C39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zdrdqxzqzwgzwcgsv</text:p>
          </table:table-cell>
          <table:table-cell office:value-type="float" office:value="2" table:formula="of:=LEN([.D393])-LEN(SUBSTITUTE([.D393];[.C393];&quot;&quot;))" table:style-name="ce1">
            <text:p>2</text:p>
          </table:table-cell>
          <table:table-cell office:value-type="boolean" office:boolean-value="false" table:formula="of:=+IF(AND([.E393]&gt;=[.A393];[.E393]&lt;=[.B393]);TRUE;FALSE)" table:style-name="ce1">
            <text:p>FALSE</text:p>
          </table:table-cell>
          <table:table-cell table:style-name="ce1"/>
          <table:table-cell office:value-type="string" office:string-value="d" table:formula="of:=RIGHT(LEFT([.D393];[.A393]);1)" table:style-name="ce1">
            <text:p>d</text:p>
          </table:table-cell>
          <table:table-cell office:value-type="string" office:string-value="g" table:formula="of:=RIGHT(LEFT([.D393];[.B393]);1)" table:style-name="ce1">
            <text:p>g</text:p>
          </table:table-cell>
          <table:table-cell office:value-type="boolean" office:boolean-value="true" table:formula="of:=+IF(XOR([.H393]=[.C393];[.I393]=[.C39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dwdmhksdzgd</text:p>
          </table:table-cell>
          <table:table-cell office:value-type="float" office:value="4" table:formula="of:=LEN([.D394])-LEN(SUBSTITUTE([.D394];[.C394];&quot;&quot;))" table:style-name="ce1">
            <text:p>4</text:p>
          </table:table-cell>
          <table:table-cell office:value-type="boolean" office:boolean-value="true" table:formula="of:=+IF(AND([.E394]&gt;=[.A394];[.E394]&lt;=[.B394]);TRUE;FALSE)" table:style-name="ce1">
            <text:p>TRUE</text:p>
          </table:table-cell>
          <table:table-cell table:style-name="ce1"/>
          <table:table-cell office:value-type="string" office:string-value="d" table:formula="of:=RIGHT(LEFT([.D394];[.A394]);1)" table:style-name="ce1">
            <text:p>d</text:p>
          </table:table-cell>
          <table:table-cell office:value-type="string" office:string-value="d" table:formula="of:=RIGHT(LEFT([.D394];[.B394]);1)" table:style-name="ce1">
            <text:p>d</text:p>
          </table:table-cell>
          <table:table-cell office:value-type="boolean" office:boolean-value="false" table:formula="of:=+IF(XOR([.H394]=[.C394];[.I394]=[.C39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lsllmgdlhlgmfglr</text:p>
          </table:table-cell>
          <table:table-cell office:value-type="float" office:value="6" table:formula="of:=LEN([.D395])-LEN(SUBSTITUTE([.D395];[.C395];&quot;&quot;))" table:style-name="ce1">
            <text:p>6</text:p>
          </table:table-cell>
          <table:table-cell office:value-type="boolean" office:boolean-value="false" table:formula="of:=+IF(AND([.E395]&gt;=[.A395];[.E395]&lt;=[.B395]);TRUE;FALSE)" table:style-name="ce1">
            <text:p>FALSE</text:p>
          </table:table-cell>
          <table:table-cell table:style-name="ce1"/>
          <table:table-cell office:value-type="string" office:string-value="l" table:formula="of:=RIGHT(LEFT([.D395];[.A395]);1)" table:style-name="ce1">
            <text:p>l</text:p>
          </table:table-cell>
          <table:table-cell office:value-type="string" office:string-value="r" table:formula="of:=RIGHT(LEFT([.D395];[.B395]);1)" table:style-name="ce1">
            <text:p>r</text:p>
          </table:table-cell>
          <table:table-cell office:value-type="boolean" office:boolean-value="true" table:formula="of:=+IF(XOR([.H395]=[.C395];[.I395]=[.C39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rcnr</text:p>
          </table:table-cell>
          <table:table-cell office:value-type="float" office:value="3" table:formula="of:=LEN([.D396])-LEN(SUBSTITUTE([.D396];[.C396];&quot;&quot;))" table:style-name="ce1">
            <text:p>3</text:p>
          </table:table-cell>
          <table:table-cell office:value-type="boolean" office:boolean-value="true" table:formula="of:=+IF(AND([.E396]&gt;=[.A396];[.E396]&lt;=[.B396]);TRUE;FALSE)" table:style-name="ce1">
            <text:p>TRUE</text:p>
          </table:table-cell>
          <table:table-cell table:style-name="ce1"/>
          <table:table-cell office:value-type="string" office:string-value="r" table:formula="of:=RIGHT(LEFT([.D396];[.A396]);1)" table:style-name="ce1">
            <text:p>r</text:p>
          </table:table-cell>
          <table:table-cell office:value-type="string" office:string-value="r" table:formula="of:=RIGHT(LEFT([.D396];[.B396]);1)" table:style-name="ce1">
            <text:p>r</text:p>
          </table:table-cell>
          <table:table-cell office:value-type="boolean" office:boolean-value="false" table:formula="of:=+IF(XOR([.H396]=[.C396];[.I396]=[.C39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cccc</text:p>
          </table:table-cell>
          <table:table-cell office:value-type="float" office:value="7" table:formula="of:=LEN([.D397])-LEN(SUBSTITUTE([.D397];[.C397];&quot;&quot;))" table:style-name="ce1">
            <text:p>7</text:p>
          </table:table-cell>
          <table:table-cell office:value-type="boolean" office:boolean-value="false" table:formula="of:=+IF(AND([.E397]&gt;=[.A397];[.E397]&lt;=[.B397]);TRUE;FALSE)" table:style-name="ce1">
            <text:p>FALSE</text:p>
          </table:table-cell>
          <table:table-cell table:style-name="ce1"/>
          <table:table-cell office:value-type="string" office:string-value="c" table:formula="of:=RIGHT(LEFT([.D397];[.A397]);1)" table:style-name="ce1">
            <text:p>c</text:p>
          </table:table-cell>
          <table:table-cell office:value-type="string" office:string-value="c" table:formula="of:=RIGHT(LEFT([.D397];[.B397]);1)" table:style-name="ce1">
            <text:p>c</text:p>
          </table:table-cell>
          <table:table-cell office:value-type="boolean" office:boolean-value="false" table:formula="of:=+IF(XOR([.H397]=[.C397];[.I397]=[.C39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skvbgnlgnpfrh</text:p>
          </table:table-cell>
          <table:table-cell office:value-type="float" office:value="2" table:formula="of:=LEN([.D398])-LEN(SUBSTITUTE([.D398];[.C398];&quot;&quot;))" table:style-name="ce1">
            <text:p>2</text:p>
          </table:table-cell>
          <table:table-cell office:value-type="boolean" office:boolean-value="true" table:formula="of:=+IF(AND([.E398]&gt;=[.A398];[.E398]&lt;=[.B398]);TRUE;FALSE)" table:style-name="ce1">
            <text:p>TRUE</text:p>
          </table:table-cell>
          <table:table-cell table:style-name="ce1"/>
          <table:table-cell office:value-type="string" office:string-value="c" table:formula="of:=RIGHT(LEFT([.D398];[.A398]);1)" table:style-name="ce1">
            <text:p>c</text:p>
          </table:table-cell>
          <table:table-cell office:value-type="string" office:string-value="s" table:formula="of:=RIGHT(LEFT([.D398];[.B398]);1)" table:style-name="ce1">
            <text:p>s</text:p>
          </table:table-cell>
          <table:table-cell office:value-type="boolean" office:boolean-value="false" table:formula="of:=+IF(XOR([.H398]=[.C398];[.I398]=[.C39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fnnvnnqbbn</text:p>
          </table:table-cell>
          <table:table-cell office:value-type="float" office:value="5" table:formula="of:=LEN([.D399])-LEN(SUBSTITUTE([.D399];[.C399];&quot;&quot;))" table:style-name="ce1">
            <text:p>5</text:p>
          </table:table-cell>
          <table:table-cell office:value-type="boolean" office:boolean-value="true" table:formula="of:=+IF(AND([.E399]&gt;=[.A399];[.E399]&lt;=[.B399]);TRUE;FALSE)" table:style-name="ce1">
            <text:p>TRUE</text:p>
          </table:table-cell>
          <table:table-cell table:style-name="ce1"/>
          <table:table-cell office:value-type="string" office:string-value="v" table:formula="of:=RIGHT(LEFT([.D399];[.A399]);1)" table:style-name="ce1">
            <text:p>v</text:p>
          </table:table-cell>
          <table:table-cell office:value-type="string" office:string-value="b" table:formula="of:=RIGHT(LEFT([.D399];[.B399]);1)" table:style-name="ce1">
            <text:p>b</text:p>
          </table:table-cell>
          <table:table-cell office:value-type="boolean" office:boolean-value="false" table:formula="of:=+IF(XOR([.H399]=[.C399];[.I399]=[.C39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xpdggmtrqggdglh</text:p>
          </table:table-cell>
          <table:table-cell office:value-type="float" office:value="5" table:formula="of:=LEN([.D400])-LEN(SUBSTITUTE([.D400];[.C400];&quot;&quot;))" table:style-name="ce1">
            <text:p>5</text:p>
          </table:table-cell>
          <table:table-cell office:value-type="boolean" office:boolean-value="true" table:formula="of:=+IF(AND([.E400]&gt;=[.A400];[.E400]&lt;=[.B400]);TRUE;FALSE)" table:style-name="ce1">
            <text:p>TRUE</text:p>
          </table:table-cell>
          <table:table-cell table:style-name="ce1"/>
          <table:table-cell office:value-type="string" office:string-value="f" table:formula="of:=RIGHT(LEFT([.D400];[.A400]);1)" table:style-name="ce1">
            <text:p>f</text:p>
          </table:table-cell>
          <table:table-cell office:value-type="string" office:string-value="l" table:formula="of:=RIGHT(LEFT([.D400];[.B400]);1)" table:style-name="ce1">
            <text:p>l</text:p>
          </table:table-cell>
          <table:table-cell office:value-type="boolean" office:boolean-value="false" table:formula="of:=+IF(XOR([.H400]=[.C400];[.I400]=[.C40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tttppdtdbxzqw</text:p>
          </table:table-cell>
          <table:table-cell office:value-type="float" office:value="4" table:formula="of:=LEN([.D401])-LEN(SUBSTITUTE([.D401];[.C401];&quot;&quot;))" table:style-name="ce1">
            <text:p>4</text:p>
          </table:table-cell>
          <table:table-cell office:value-type="boolean" office:boolean-value="true" table:formula="of:=+IF(AND([.E401]&gt;=[.A401];[.E401]&lt;=[.B401]);TRUE;FALSE)" table:style-name="ce1">
            <text:p>TRUE</text:p>
          </table:table-cell>
          <table:table-cell table:style-name="ce1"/>
          <table:table-cell office:value-type="string" office:string-value="t" table:formula="of:=RIGHT(LEFT([.D401];[.A401]);1)" table:style-name="ce1">
            <text:p>t</text:p>
          </table:table-cell>
          <table:table-cell office:value-type="string" office:string-value="t" table:formula="of:=RIGHT(LEFT([.D401];[.B401]);1)" table:style-name="ce1">
            <text:p>t</text:p>
          </table:table-cell>
          <table:table-cell office:value-type="boolean" office:boolean-value="false" table:formula="of:=+IF(XOR([.H401]=[.C401];[.I401]=[.C40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qpxsjt</text:p>
          </table:table-cell>
          <table:table-cell office:value-type="float" office:value="1" table:formula="of:=LEN([.D402])-LEN(SUBSTITUTE([.D402];[.C402];&quot;&quot;))" table:style-name="ce1">
            <text:p>1</text:p>
          </table:table-cell>
          <table:table-cell office:value-type="boolean" office:boolean-value="false" table:formula="of:=+IF(AND([.E402]&gt;=[.A402];[.E402]&lt;=[.B402]);TRUE;FALSE)" table:style-name="ce1">
            <text:p>FALSE</text:p>
          </table:table-cell>
          <table:table-cell table:style-name="ce1"/>
          <table:table-cell office:value-type="string" office:string-value="j" table:formula="of:=RIGHT(LEFT([.D402];[.A402]);1)" table:style-name="ce1">
            <text:p>j</text:p>
          </table:table-cell>
          <table:table-cell office:value-type="string" office:string-value="t" table:formula="of:=RIGHT(LEFT([.D402];[.B402]);1)" table:style-name="ce1">
            <text:p>t</text:p>
          </table:table-cell>
          <table:table-cell office:value-type="boolean" office:boolean-value="false" table:formula="of:=+IF(XOR([.H402]=[.C402];[.I402]=[.C40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</text:p>
          </table:table-cell>
          <table:table-cell office:value-type="string" table:style-name="ce1">
            <text:p>bkltjzprkhrhmrg</text:p>
          </table:table-cell>
          <table:table-cell office:value-type="float" office:value="3" table:formula="of:=LEN([.D403])-LEN(SUBSTITUTE([.D403];[.C403];&quot;&quot;))" table:style-name="ce1">
            <text:p>3</text:p>
          </table:table-cell>
          <table:table-cell office:value-type="boolean" office:boolean-value="false" table:formula="of:=+IF(AND([.E403]&gt;=[.A403];[.E403]&lt;=[.B403]);TRUE;FALSE)" table:style-name="ce1">
            <text:p>FALSE</text:p>
          </table:table-cell>
          <table:table-cell table:style-name="ce1"/>
          <table:table-cell office:value-type="string" office:string-value="r" table:formula="of:=RIGHT(LEFT([.D403];[.A403]);1)" table:style-name="ce1">
            <text:p>r</text:p>
          </table:table-cell>
          <table:table-cell office:value-type="string" office:string-value="r" table:formula="of:=RIGHT(LEFT([.D403];[.B403]);1)" table:style-name="ce1">
            <text:p>r</text:p>
          </table:table-cell>
          <table:table-cell office:value-type="boolean" office:boolean-value="false" table:formula="of:=+IF(XOR([.H403]=[.C403];[.I403]=[.C40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ffkkmpflxlqfsf</text:p>
          </table:table-cell>
          <table:table-cell office:value-type="float" office:value="5" table:formula="of:=LEN([.D404])-LEN(SUBSTITUTE([.D404];[.C404];&quot;&quot;))" table:style-name="ce1">
            <text:p>5</text:p>
          </table:table-cell>
          <table:table-cell office:value-type="boolean" office:boolean-value="true" table:formula="of:=+IF(AND([.E404]&gt;=[.A404];[.E404]&lt;=[.B404]);TRUE;FALSE)" table:style-name="ce1">
            <text:p>TRUE</text:p>
          </table:table-cell>
          <table:table-cell table:style-name="ce1"/>
          <table:table-cell office:value-type="string" office:string-value="g" table:formula="of:=RIGHT(LEFT([.D404];[.A404]);1)" table:style-name="ce1">
            <text:p>g</text:p>
          </table:table-cell>
          <table:table-cell office:value-type="string" office:string-value="l" table:formula="of:=RIGHT(LEFT([.D404];[.B404]);1)" table:style-name="ce1">
            <text:p>l</text:p>
          </table:table-cell>
          <table:table-cell office:value-type="boolean" office:boolean-value="false" table:formula="of:=+IF(XOR([.H404]=[.C404];[.I404]=[.C40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ddknn</text:p>
          </table:table-cell>
          <table:table-cell office:value-type="float" office:value="2" table:formula="of:=LEN([.D405])-LEN(SUBSTITUTE([.D405];[.C405];&quot;&quot;))" table:style-name="ce1">
            <text:p>2</text:p>
          </table:table-cell>
          <table:table-cell office:value-type="boolean" office:boolean-value="true" table:formula="of:=+IF(AND([.E405]&gt;=[.A405];[.E405]&lt;=[.B405]);TRUE;FALSE)" table:style-name="ce1">
            <text:p>TRUE</text:p>
          </table:table-cell>
          <table:table-cell table:style-name="ce1"/>
          <table:table-cell office:value-type="string" office:string-value="v" table:formula="of:=RIGHT(LEFT([.D405];[.A405]);1)" table:style-name="ce1">
            <text:p>v</text:p>
          </table:table-cell>
          <table:table-cell office:value-type="string" office:string-value="k" table:formula="of:=RIGHT(LEFT([.D405];[.B405]);1)" table:style-name="ce1">
            <text:p>k</text:p>
          </table:table-cell>
          <table:table-cell office:value-type="boolean" office:boolean-value="false" table:formula="of:=+IF(XOR([.H405]=[.C405];[.I405]=[.C40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llllvlllll</text:p>
          </table:table-cell>
          <table:table-cell office:value-type="float" office:value="11" table:formula="of:=LEN([.D406])-LEN(SUBSTITUTE([.D406];[.C406];&quot;&quot;))" table:style-name="ce1">
            <text:p>11</text:p>
          </table:table-cell>
          <table:table-cell office:value-type="boolean" office:boolean-value="false" table:formula="of:=+IF(AND([.E406]&gt;=[.A406];[.E406]&lt;=[.B406]);TRUE;FALSE)" table:style-name="ce1">
            <text:p>FALSE</text:p>
          </table:table-cell>
          <table:table-cell table:style-name="ce1"/>
          <table:table-cell office:value-type="string" office:string-value="l" table:formula="of:=RIGHT(LEFT([.D406];[.A406]);1)" table:style-name="ce1">
            <text:p>l</text:p>
          </table:table-cell>
          <table:table-cell office:value-type="string" office:string-value="v" table:formula="of:=RIGHT(LEFT([.D406];[.B406]);1)" table:style-name="ce1">
            <text:p>v</text:p>
          </table:table-cell>
          <table:table-cell office:value-type="boolean" office:boolean-value="true" table:formula="of:=+IF(XOR([.H406]=[.C406];[.I406]=[.C40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bbbbbbbbbbb</text:p>
          </table:table-cell>
          <table:table-cell office:value-type="float" office:value="13" table:formula="of:=LEN([.D407])-LEN(SUBSTITUTE([.D407];[.C407];&quot;&quot;))" table:style-name="ce1">
            <text:p>13</text:p>
          </table:table-cell>
          <table:table-cell office:value-type="boolean" office:boolean-value="false" table:formula="of:=+IF(AND([.E407]&gt;=[.A407];[.E407]&lt;=[.B407]);TRUE;FALSE)" table:style-name="ce1">
            <text:p>FALSE</text:p>
          </table:table-cell>
          <table:table-cell table:style-name="ce1"/>
          <table:table-cell office:value-type="string" office:string-value="b" table:formula="of:=RIGHT(LEFT([.D407];[.A407]);1)" table:style-name="ce1">
            <text:p>b</text:p>
          </table:table-cell>
          <table:table-cell office:value-type="string" office:string-value="b" table:formula="of:=RIGHT(LEFT([.D407];[.B407]);1)" table:style-name="ce1">
            <text:p>b</text:p>
          </table:table-cell>
          <table:table-cell office:value-type="boolean" office:boolean-value="false" table:formula="of:=+IF(XOR([.H407]=[.C407];[.I407]=[.C40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hh</text:p>
          </table:table-cell>
          <table:table-cell office:value-type="float" office:value="4" table:formula="of:=LEN([.D408])-LEN(SUBSTITUTE([.D408];[.C408];&quot;&quot;))" table:style-name="ce1">
            <text:p>4</text:p>
          </table:table-cell>
          <table:table-cell office:value-type="boolean" office:boolean-value="false" table:formula="of:=+IF(AND([.E408]&gt;=[.A408];[.E408]&lt;=[.B408]);TRUE;FALSE)" table:style-name="ce1">
            <text:p>FALSE</text:p>
          </table:table-cell>
          <table:table-cell table:style-name="ce1"/>
          <table:table-cell office:value-type="string" office:string-value="h" table:formula="of:=RIGHT(LEFT([.D408];[.A408]);1)" table:style-name="ce1">
            <text:p>h</text:p>
          </table:table-cell>
          <table:table-cell office:value-type="string" office:string-value="h" table:formula="of:=RIGHT(LEFT([.D408];[.B408]);1)" table:style-name="ce1">
            <text:p>h</text:p>
          </table:table-cell>
          <table:table-cell office:value-type="boolean" office:boolean-value="false" table:formula="of:=+IF(XOR([.H408]=[.C408];[.I408]=[.C40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q</text:p>
          </table:table-cell>
          <table:table-cell office:value-type="string" table:style-name="ce1">
            <text:p>jqqqcckhdqkqqj</text:p>
          </table:table-cell>
          <table:table-cell office:value-type="float" office:value="6" table:formula="of:=LEN([.D409])-LEN(SUBSTITUTE([.D409];[.C409];&quot;&quot;))" table:style-name="ce1">
            <text:p>6</text:p>
          </table:table-cell>
          <table:table-cell office:value-type="boolean" office:boolean-value="false" table:formula="of:=+IF(AND([.E409]&gt;=[.A409];[.E409]&lt;=[.B409]);TRUE;FALSE)" table:style-name="ce1">
            <text:p>FALSE</text:p>
          </table:table-cell>
          <table:table-cell table:style-name="ce1"/>
          <table:table-cell office:value-type="string" office:string-value="q" table:formula="of:=RIGHT(LEFT([.D409];[.A409]);1)" table:style-name="ce1">
            <text:p>q</text:p>
          </table:table-cell>
          <table:table-cell office:value-type="string" office:string-value="j" table:formula="of:=RIGHT(LEFT([.D409];[.B409]);1)" table:style-name="ce1">
            <text:p>j</text:p>
          </table:table-cell>
          <table:table-cell office:value-type="boolean" office:boolean-value="true" table:formula="of:=+IF(XOR([.H409]=[.C409];[.I409]=[.C40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fwcbqxpdkhtdfj</text:p>
          </table:table-cell>
          <table:table-cell office:value-type="float" office:value="1" table:formula="of:=LEN([.D410])-LEN(SUBSTITUTE([.D410];[.C410];&quot;&quot;))" table:style-name="ce1">
            <text:p>1</text:p>
          </table:table-cell>
          <table:table-cell office:value-type="boolean" office:boolean-value="false" table:formula="of:=+IF(AND([.E410]&gt;=[.A410];[.E410]&lt;=[.B410]);TRUE;FALSE)" table:style-name="ce1">
            <text:p>FALSE</text:p>
          </table:table-cell>
          <table:table-cell table:style-name="ce1"/>
          <table:table-cell office:value-type="string" office:string-value="c" table:formula="of:=RIGHT(LEFT([.D410];[.A410]);1)" table:style-name="ce1">
            <text:p>c</text:p>
          </table:table-cell>
          <table:table-cell office:value-type="string" office:string-value="f" table:formula="of:=RIGHT(LEFT([.D410];[.B410]);1)" table:style-name="ce1">
            <text:p>f</text:p>
          </table:table-cell>
          <table:table-cell office:value-type="boolean" office:boolean-value="false" table:formula="of:=+IF(XOR([.H410]=[.C410];[.I410]=[.C41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ggg</text:p>
          </table:table-cell>
          <table:table-cell office:value-type="float" office:value="5" table:formula="of:=LEN([.D411])-LEN(SUBSTITUTE([.D411];[.C411];&quot;&quot;))" table:style-name="ce1">
            <text:p>5</text:p>
          </table:table-cell>
          <table:table-cell office:value-type="boolean" office:boolean-value="false" table:formula="of:=+IF(AND([.E411]&gt;=[.A411];[.E411]&lt;=[.B411]);TRUE;FALSE)" table:style-name="ce1">
            <text:p>FALSE</text:p>
          </table:table-cell>
          <table:table-cell table:style-name="ce1"/>
          <table:table-cell office:value-type="string" office:string-value="g" table:formula="of:=RIGHT(LEFT([.D411];[.A411]);1)" table:style-name="ce1">
            <text:p>g</text:p>
          </table:table-cell>
          <table:table-cell office:value-type="string" office:string-value="g" table:formula="of:=RIGHT(LEFT([.D411];[.B411]);1)" table:style-name="ce1">
            <text:p>g</text:p>
          </table:table-cell>
          <table:table-cell office:value-type="boolean" office:boolean-value="false" table:formula="of:=+IF(XOR([.H411]=[.C411];[.I411]=[.C41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vvvvvvvvvvvvv</text:p>
          </table:table-cell>
          <table:table-cell office:value-type="float" office:value="15" table:formula="of:=LEN([.D412])-LEN(SUBSTITUTE([.D412];[.C412];&quot;&quot;))" table:style-name="ce1">
            <text:p>15</text:p>
          </table:table-cell>
          <table:table-cell office:value-type="boolean" office:boolean-value="false" table:formula="of:=+IF(AND([.E412]&gt;=[.A412];[.E412]&lt;=[.B412]);TRUE;FALSE)" table:style-name="ce1">
            <text:p>FALSE</text:p>
          </table:table-cell>
          <table:table-cell table:style-name="ce1"/>
          <table:table-cell office:value-type="string" office:string-value="v" table:formula="of:=RIGHT(LEFT([.D412];[.A412]);1)" table:style-name="ce1">
            <text:p>v</text:p>
          </table:table-cell>
          <table:table-cell office:value-type="string" office:string-value="v" table:formula="of:=RIGHT(LEFT([.D412];[.B412]);1)" table:style-name="ce1">
            <text:p>v</text:p>
          </table:table-cell>
          <table:table-cell office:value-type="boolean" office:boolean-value="false" table:formula="of:=+IF(XOR([.H412]=[.C412];[.I412]=[.C41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vvvvvsvvvsvvvvvv</text:p>
          </table:table-cell>
          <table:table-cell office:value-type="float" office:value="16" table:formula="of:=LEN([.D413])-LEN(SUBSTITUTE([.D413];[.C413];&quot;&quot;))" table:style-name="ce1">
            <text:p>16</text:p>
          </table:table-cell>
          <table:table-cell office:value-type="boolean" office:boolean-value="true" table:formula="of:=+IF(AND([.E413]&gt;=[.A413];[.E413]&lt;=[.B413]);TRUE;FALSE)" table:style-name="ce1">
            <text:p>TRUE</text:p>
          </table:table-cell>
          <table:table-cell table:style-name="ce1"/>
          <table:table-cell office:value-type="string" office:string-value="v" table:formula="of:=RIGHT(LEFT([.D413];[.A413]);1)" table:style-name="ce1">
            <text:p>v</text:p>
          </table:table-cell>
          <table:table-cell office:value-type="string" office:string-value="v" table:formula="of:=RIGHT(LEFT([.D413];[.B413]);1)" table:style-name="ce1">
            <text:p>v</text:p>
          </table:table-cell>
          <table:table-cell office:value-type="boolean" office:boolean-value="false" table:formula="of:=+IF(XOR([.H413]=[.C413];[.I413]=[.C41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llllllllllllllllll</text:p>
          </table:table-cell>
          <table:table-cell office:value-type="float" office:value="20" table:formula="of:=LEN([.D414])-LEN(SUBSTITUTE([.D414];[.C414];&quot;&quot;))" table:style-name="ce1">
            <text:p>20</text:p>
          </table:table-cell>
          <table:table-cell office:value-type="boolean" office:boolean-value="false" table:formula="of:=+IF(AND([.E414]&gt;=[.A414];[.E414]&lt;=[.B414]);TRUE;FALSE)" table:style-name="ce1">
            <text:p>FALSE</text:p>
          </table:table-cell>
          <table:table-cell table:style-name="ce1"/>
          <table:table-cell office:value-type="string" office:string-value="l" table:formula="of:=RIGHT(LEFT([.D414];[.A414]);1)" table:style-name="ce1">
            <text:p>l</text:p>
          </table:table-cell>
          <table:table-cell office:value-type="string" office:string-value="l" table:formula="of:=RIGHT(LEFT([.D414];[.B414]);1)" table:style-name="ce1">
            <text:p>l</text:p>
          </table:table-cell>
          <table:table-cell office:value-type="boolean" office:boolean-value="false" table:formula="of:=+IF(XOR([.H414]=[.C414];[.I414]=[.C41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</text:p>
          </table:table-cell>
          <table:table-cell office:value-type="string" table:style-name="ce1">
            <text:p>zjrr</text:p>
          </table:table-cell>
          <table:table-cell office:value-type="float" office:value="2" table:formula="of:=LEN([.D415])-LEN(SUBSTITUTE([.D415];[.C415];&quot;&quot;))" table:style-name="ce1">
            <text:p>2</text:p>
          </table:table-cell>
          <table:table-cell office:value-type="boolean" office:boolean-value="false" table:formula="of:=+IF(AND([.E415]&gt;=[.A415];[.E415]&lt;=[.B415]);TRUE;FALSE)" table:style-name="ce1">
            <text:p>FALSE</text:p>
          </table:table-cell>
          <table:table-cell table:style-name="ce1"/>
          <table:table-cell office:value-type="string" office:string-value="r" table:formula="of:=RIGHT(LEFT([.D415];[.A415]);1)" table:style-name="ce1">
            <text:p>r</text:p>
          </table:table-cell>
          <table:table-cell office:value-type="string" office:string-value="r" table:formula="of:=RIGHT(LEFT([.D415];[.B415]);1)" table:style-name="ce1">
            <text:p>r</text:p>
          </table:table-cell>
          <table:table-cell office:value-type="boolean" office:boolean-value="false" table:formula="of:=+IF(XOR([.H415]=[.C415];[.I415]=[.C41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xxxxxxxx</text:p>
          </table:table-cell>
          <table:table-cell office:value-type="float" office:value="9" table:formula="of:=LEN([.D416])-LEN(SUBSTITUTE([.D416];[.C416];&quot;&quot;))" table:style-name="ce1">
            <text:p>9</text:p>
          </table:table-cell>
          <table:table-cell office:value-type="boolean" office:boolean-value="false" table:formula="of:=+IF(AND([.E416]&gt;=[.A416];[.E416]&lt;=[.B416]);TRUE;FALSE)" table:style-name="ce1">
            <text:p>FALSE</text:p>
          </table:table-cell>
          <table:table-cell table:style-name="ce1"/>
          <table:table-cell office:value-type="string" office:string-value="x" table:formula="of:=RIGHT(LEFT([.D416];[.A416]);1)" table:style-name="ce1">
            <text:p>x</text:p>
          </table:table-cell>
          <table:table-cell office:value-type="string" office:string-value="x" table:formula="of:=RIGHT(LEFT([.D416];[.B416]);1)" table:style-name="ce1">
            <text:p>x</text:p>
          </table:table-cell>
          <table:table-cell office:value-type="boolean" office:boolean-value="false" table:formula="of:=+IF(XOR([.H416]=[.C416];[.I416]=[.C41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zlgpps</text:p>
          </table:table-cell>
          <table:table-cell office:value-type="float" office:value="2" table:formula="of:=LEN([.D417])-LEN(SUBSTITUTE([.D417];[.C417];&quot;&quot;))" table:style-name="ce1">
            <text:p>2</text:p>
          </table:table-cell>
          <table:table-cell office:value-type="boolean" office:boolean-value="true" table:formula="of:=+IF(AND([.E417]&gt;=[.A417];[.E417]&lt;=[.B417]);TRUE;FALSE)" table:style-name="ce1">
            <text:p>TRUE</text:p>
          </table:table-cell>
          <table:table-cell table:style-name="ce1"/>
          <table:table-cell office:value-type="string" office:string-value="l" table:formula="of:=RIGHT(LEFT([.D417];[.A417]);1)" table:style-name="ce1">
            <text:p>l</text:p>
          </table:table-cell>
          <table:table-cell office:value-type="string" office:string-value="s" table:formula="of:=RIGHT(LEFT([.D417];[.B417]);1)" table:style-name="ce1">
            <text:p>s</text:p>
          </table:table-cell>
          <table:table-cell office:value-type="boolean" office:boolean-value="false" table:formula="of:=+IF(XOR([.H417]=[.C417];[.I417]=[.C41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tjtbttjt</text:p>
          </table:table-cell>
          <table:table-cell office:value-type="float" office:value="6" table:formula="of:=LEN([.D418])-LEN(SUBSTITUTE([.D418];[.C418];&quot;&quot;))" table:style-name="ce1">
            <text:p>6</text:p>
          </table:table-cell>
          <table:table-cell office:value-type="boolean" office:boolean-value="true" table:formula="of:=+IF(AND([.E418]&gt;=[.A418];[.E418]&lt;=[.B418]);TRUE;FALSE)" table:style-name="ce1">
            <text:p>TRUE</text:p>
          </table:table-cell>
          <table:table-cell table:style-name="ce1"/>
          <table:table-cell office:value-type="string" office:string-value="j" table:formula="of:=RIGHT(LEFT([.D418];[.A418]);1)" table:style-name="ce1">
            <text:p>j</text:p>
          </table:table-cell>
          <table:table-cell office:value-type="string" office:string-value="j" table:formula="of:=RIGHT(LEFT([.D418];[.B418]);1)" table:style-name="ce1">
            <text:p>j</text:p>
          </table:table-cell>
          <table:table-cell office:value-type="boolean" office:boolean-value="false" table:formula="of:=+IF(XOR([.H418]=[.C418];[.I418]=[.C41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kkkkkkkkklkkkkkk</text:p>
          </table:table-cell>
          <table:table-cell office:value-type="float" office:value="18" table:formula="of:=LEN([.D419])-LEN(SUBSTITUTE([.D419];[.C419];&quot;&quot;))" table:style-name="ce1">
            <text:p>18</text:p>
          </table:table-cell>
          <table:table-cell office:value-type="boolean" office:boolean-value="true" table:formula="of:=+IF(AND([.E419]&gt;=[.A419];[.E419]&lt;=[.B419]);TRUE;FALSE)" table:style-name="ce1">
            <text:p>TRUE</text:p>
          </table:table-cell>
          <table:table-cell table:style-name="ce1"/>
          <table:table-cell office:value-type="string" office:string-value="k" table:formula="of:=RIGHT(LEFT([.D419];[.A419]);1)" table:style-name="ce1">
            <text:p>k</text:p>
          </table:table-cell>
          <table:table-cell office:value-type="string" office:string-value="k" table:formula="of:=RIGHT(LEFT([.D419];[.B419]);1)" table:style-name="ce1">
            <text:p>k</text:p>
          </table:table-cell>
          <table:table-cell office:value-type="boolean" office:boolean-value="false" table:formula="of:=+IF(XOR([.H419]=[.C419];[.I419]=[.C41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q</text:p>
          </table:table-cell>
          <table:table-cell office:value-type="string" table:style-name="ce1">
            <text:p>hcvnkpnqfzqmqscwf</text:p>
          </table:table-cell>
          <table:table-cell office:value-type="float" office:value="3" table:formula="of:=LEN([.D420])-LEN(SUBSTITUTE([.D420];[.C420];&quot;&quot;))" table:style-name="ce1">
            <text:p>3</text:p>
          </table:table-cell>
          <table:table-cell office:value-type="boolean" office:boolean-value="false" table:formula="of:=+IF(AND([.E420]&gt;=[.A420];[.E420]&lt;=[.B420]);TRUE;FALSE)" table:style-name="ce1">
            <text:p>FALSE</text:p>
          </table:table-cell>
          <table:table-cell table:style-name="ce1"/>
          <table:table-cell office:value-type="string" office:string-value="q" table:formula="of:=RIGHT(LEFT([.D420];[.A420]);1)" table:style-name="ce1">
            <text:p>q</text:p>
          </table:table-cell>
          <table:table-cell office:value-type="string" office:string-value="q" table:formula="of:=RIGHT(LEFT([.D420];[.B420]);1)" table:style-name="ce1">
            <text:p>q</text:p>
          </table:table-cell>
          <table:table-cell office:value-type="boolean" office:boolean-value="false" table:formula="of:=+IF(XOR([.H420]=[.C420];[.I420]=[.C42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pppppppppdpmr</text:p>
          </table:table-cell>
          <table:table-cell office:value-type="float" office:value="13" table:formula="of:=LEN([.D421])-LEN(SUBSTITUTE([.D421];[.C421];&quot;&quot;))" table:style-name="ce1">
            <text:p>13</text:p>
          </table:table-cell>
          <table:table-cell office:value-type="boolean" office:boolean-value="false" table:formula="of:=+IF(AND([.E421]&gt;=[.A421];[.E421]&lt;=[.B421]);TRUE;FALSE)" table:style-name="ce1">
            <text:p>FALSE</text:p>
          </table:table-cell>
          <table:table-cell table:style-name="ce1"/>
          <table:table-cell office:value-type="string" office:string-value="m" table:formula="of:=RIGHT(LEFT([.D421];[.A421]);1)" table:style-name="ce1">
            <text:p>m</text:p>
          </table:table-cell>
          <table:table-cell office:value-type="string" office:string-value="r" table:formula="of:=RIGHT(LEFT([.D421];[.B421]);1)" table:style-name="ce1">
            <text:p>r</text:p>
          </table:table-cell>
          <table:table-cell office:value-type="boolean" office:boolean-value="false" table:formula="of:=+IF(XOR([.H421]=[.C421];[.I421]=[.C42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qccccdcccwsccc</text:p>
          </table:table-cell>
          <table:table-cell office:value-type="float" office:value="11" table:formula="of:=LEN([.D422])-LEN(SUBSTITUTE([.D422];[.C422];&quot;&quot;))" table:style-name="ce1">
            <text:p>11</text:p>
          </table:table-cell>
          <table:table-cell office:value-type="boolean" office:boolean-value="true" table:formula="of:=+IF(AND([.E422]&gt;=[.A422];[.E422]&lt;=[.B422]);TRUE;FALSE)" table:style-name="ce1">
            <text:p>TRUE</text:p>
          </table:table-cell>
          <table:table-cell table:style-name="ce1"/>
          <table:table-cell office:value-type="string" office:string-value="d" table:formula="of:=RIGHT(LEFT([.D422];[.A422]);1)" table:style-name="ce1">
            <text:p>d</text:p>
          </table:table-cell>
          <table:table-cell office:value-type="string" office:string-value="s" table:formula="of:=RIGHT(LEFT([.D422];[.B422]);1)" table:style-name="ce1">
            <text:p>s</text:p>
          </table:table-cell>
          <table:table-cell office:value-type="boolean" office:boolean-value="false" table:formula="of:=+IF(XOR([.H422]=[.C422];[.I422]=[.C42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hddddgdddgdddd</text:p>
          </table:table-cell>
          <table:table-cell office:value-type="float" office:value="13" table:formula="of:=LEN([.D423])-LEN(SUBSTITUTE([.D423];[.C423];&quot;&quot;))" table:style-name="ce1">
            <text:p>13</text:p>
          </table:table-cell>
          <table:table-cell office:value-type="boolean" office:boolean-value="false" table:formula="of:=+IF(AND([.E423]&gt;=[.A423];[.E423]&lt;=[.B423]);TRUE;FALSE)" table:style-name="ce1">
            <text:p>FALSE</text:p>
          </table:table-cell>
          <table:table-cell table:style-name="ce1"/>
          <table:table-cell office:value-type="string" office:string-value="g" table:formula="of:=RIGHT(LEFT([.D423];[.A423]);1)" table:style-name="ce1">
            <text:p>g</text:p>
          </table:table-cell>
          <table:table-cell office:value-type="string" office:string-value="g" table:formula="of:=RIGHT(LEFT([.D423];[.B423]);1)" table:style-name="ce1">
            <text:p>g</text:p>
          </table:table-cell>
          <table:table-cell office:value-type="boolean" office:boolean-value="false" table:formula="of:=+IF(XOR([.H423]=[.C423];[.I423]=[.C42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xxx</text:p>
          </table:table-cell>
          <table:table-cell office:value-type="float" office:value="4" table:formula="of:=LEN([.D424])-LEN(SUBSTITUTE([.D424];[.C424];&quot;&quot;))" table:style-name="ce1">
            <text:p>4</text:p>
          </table:table-cell>
          <table:table-cell office:value-type="boolean" office:boolean-value="true" table:formula="of:=+IF(AND([.E424]&gt;=[.A424];[.E424]&lt;=[.B424]);TRUE;FALSE)" table:style-name="ce1">
            <text:p>TRUE</text:p>
          </table:table-cell>
          <table:table-cell table:style-name="ce1"/>
          <table:table-cell office:value-type="string" office:string-value="x" table:formula="of:=RIGHT(LEFT([.D424];[.A424]);1)" table:style-name="ce1">
            <text:p>x</text:p>
          </table:table-cell>
          <table:table-cell office:value-type="string" office:string-value="x" table:formula="of:=RIGHT(LEFT([.D424];[.B424]);1)" table:style-name="ce1">
            <text:p>x</text:p>
          </table:table-cell>
          <table:table-cell office:value-type="boolean" office:boolean-value="false" table:formula="of:=+IF(XOR([.H424]=[.C424];[.I424]=[.C42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wwrlzcbwhwlqwwwv</text:p>
          </table:table-cell>
          <table:table-cell office:value-type="float" office:value="8" table:formula="of:=LEN([.D425])-LEN(SUBSTITUTE([.D425];[.C425];&quot;&quot;))" table:style-name="ce1">
            <text:p>8</text:p>
          </table:table-cell>
          <table:table-cell office:value-type="boolean" office:boolean-value="true" table:formula="of:=+IF(AND([.E425]&gt;=[.A425];[.E425]&lt;=[.B425]);TRUE;FALSE)" table:style-name="ce1">
            <text:p>TRUE</text:p>
          </table:table-cell>
          <table:table-cell table:style-name="ce1"/>
          <table:table-cell office:value-type="string" office:string-value="z" table:formula="of:=RIGHT(LEFT([.D425];[.A425]);1)" table:style-name="ce1">
            <text:p>z</text:p>
          </table:table-cell>
          <table:table-cell office:value-type="string" office:string-value="b" table:formula="of:=RIGHT(LEFT([.D425];[.B425]);1)" table:style-name="ce1">
            <text:p>b</text:p>
          </table:table-cell>
          <table:table-cell office:value-type="boolean" office:boolean-value="false" table:formula="of:=+IF(XOR([.H425]=[.C425];[.I425]=[.C42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hhdwhhlhph</text:p>
          </table:table-cell>
          <table:table-cell office:value-type="float" office:value="8" table:formula="of:=LEN([.D426])-LEN(SUBSTITUTE([.D426];[.C426];&quot;&quot;))" table:style-name="ce1">
            <text:p>8</text:p>
          </table:table-cell>
          <table:table-cell office:value-type="boolean" office:boolean-value="false" table:formula="of:=+IF(AND([.E426]&gt;=[.A426];[.E426]&lt;=[.B426]);TRUE;FALSE)" table:style-name="ce1">
            <text:p>FALSE</text:p>
          </table:table-cell>
          <table:table-cell table:style-name="ce1"/>
          <table:table-cell office:value-type="string" office:string-value="h" table:formula="of:=RIGHT(LEFT([.D426];[.A426]);1)" table:style-name="ce1">
            <text:p>h</text:p>
          </table:table-cell>
          <table:table-cell office:value-type="string" office:string-value="d" table:formula="of:=RIGHT(LEFT([.D426];[.B426]);1)" table:style-name="ce1">
            <text:p>d</text:p>
          </table:table-cell>
          <table:table-cell office:value-type="boolean" office:boolean-value="true" table:formula="of:=+IF(XOR([.H426]=[.C426];[.I426]=[.C42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fvz</text:p>
          </table:table-cell>
          <table:table-cell office:value-type="float" office:value="3" table:formula="of:=LEN([.D427])-LEN(SUBSTITUTE([.D427];[.C427];&quot;&quot;))" table:style-name="ce1">
            <text:p>3</text:p>
          </table:table-cell>
          <table:table-cell office:value-type="boolean" office:boolean-value="false" table:formula="of:=+IF(AND([.E427]&gt;=[.A427];[.E427]&lt;=[.B427]);TRUE;FALSE)" table:style-name="ce1">
            <text:p>FALSE</text:p>
          </table:table-cell>
          <table:table-cell table:style-name="ce1"/>
          <table:table-cell office:value-type="string" office:string-value="v" table:formula="of:=RIGHT(LEFT([.D427];[.A427]);1)" table:style-name="ce1">
            <text:p>v</text:p>
          </table:table-cell>
          <table:table-cell office:value-type="string" office:string-value="z" table:formula="of:=RIGHT(LEFT([.D427];[.B427]);1)" table:style-name="ce1">
            <text:p>z</text:p>
          </table:table-cell>
          <table:table-cell office:value-type="boolean" office:boolean-value="false" table:formula="of:=+IF(XOR([.H427]=[.C427];[.I427]=[.C42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qqcccc</text:p>
          </table:table-cell>
          <table:table-cell office:value-type="float" office:value="6" table:formula="of:=LEN([.D428])-LEN(SUBSTITUTE([.D428];[.C428];&quot;&quot;))" table:style-name="ce1">
            <text:p>6</text:p>
          </table:table-cell>
          <table:table-cell office:value-type="boolean" office:boolean-value="true" table:formula="of:=+IF(AND([.E428]&gt;=[.A428];[.E428]&lt;=[.B428]);TRUE;FALSE)" table:style-name="ce1">
            <text:p>TRUE</text:p>
          </table:table-cell>
          <table:table-cell table:style-name="ce1"/>
          <table:table-cell office:value-type="string" office:string-value="q" table:formula="of:=RIGHT(LEFT([.D428];[.A428]);1)" table:style-name="ce1">
            <text:p>q</text:p>
          </table:table-cell>
          <table:table-cell office:value-type="string" office:string-value="c" table:formula="of:=RIGHT(LEFT([.D428];[.B428]);1)" table:style-name="ce1">
            <text:p>c</text:p>
          </table:table-cell>
          <table:table-cell office:value-type="boolean" office:boolean-value="true" table:formula="of:=+IF(XOR([.H428]=[.C428];[.I428]=[.C42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</text:p>
          </table:table-cell>
          <table:table-cell office:value-type="string" table:style-name="ce1">
            <text:p>xkwkdkh</text:p>
          </table:table-cell>
          <table:table-cell office:value-type="float" office:value="3" table:formula="of:=LEN([.D429])-LEN(SUBSTITUTE([.D429];[.C429];&quot;&quot;))" table:style-name="ce1">
            <text:p>3</text:p>
          </table:table-cell>
          <table:table-cell office:value-type="boolean" office:boolean-value="true" table:formula="of:=+IF(AND([.E429]&gt;=[.A429];[.E429]&lt;=[.B429]);TRUE;FALSE)" table:style-name="ce1">
            <text:p>TRUE</text:p>
          </table:table-cell>
          <table:table-cell table:style-name="ce1"/>
          <table:table-cell office:value-type="string" office:string-value="w" table:formula="of:=RIGHT(LEFT([.D429];[.A429]);1)" table:style-name="ce1">
            <text:p>w</text:p>
          </table:table-cell>
          <table:table-cell office:value-type="string" office:string-value="d" table:formula="of:=RIGHT(LEFT([.D429];[.B429]);1)" table:style-name="ce1">
            <text:p>d</text:p>
          </table:table-cell>
          <table:table-cell office:value-type="boolean" office:boolean-value="false" table:formula="of:=+IF(XOR([.H429]=[.C429];[.I429]=[.C42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sssshhsss</text:p>
          </table:table-cell>
          <table:table-cell office:value-type="float" office:value="8" table:formula="of:=LEN([.D430])-LEN(SUBSTITUTE([.D430];[.C430];&quot;&quot;))" table:style-name="ce1">
            <text:p>8</text:p>
          </table:table-cell>
          <table:table-cell office:value-type="boolean" office:boolean-value="false" table:formula="of:=+IF(AND([.E430]&gt;=[.A430];[.E430]&lt;=[.B430]);TRUE;FALSE)" table:style-name="ce1">
            <text:p>FALSE</text:p>
          </table:table-cell>
          <table:table-cell table:style-name="ce1"/>
          <table:table-cell office:value-type="string" office:string-value="s" table:formula="of:=RIGHT(LEFT([.D430];[.A430]);1)" table:style-name="ce1">
            <text:p>s</text:p>
          </table:table-cell>
          <table:table-cell office:value-type="string" office:string-value="s" table:formula="of:=RIGHT(LEFT([.D430];[.B430]);1)" table:style-name="ce1">
            <text:p>s</text:p>
          </table:table-cell>
          <table:table-cell office:value-type="boolean" office:boolean-value="false" table:formula="of:=+IF(XOR([.H430]=[.C430];[.I430]=[.C43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gxxxcx</text:p>
          </table:table-cell>
          <table:table-cell office:value-type="float" office:value="4" table:formula="of:=LEN([.D431])-LEN(SUBSTITUTE([.D431];[.C431];&quot;&quot;))" table:style-name="ce1">
            <text:p>4</text:p>
          </table:table-cell>
          <table:table-cell office:value-type="boolean" office:boolean-value="true" table:formula="of:=+IF(AND([.E431]&gt;=[.A431];[.E431]&lt;=[.B431]);TRUE;FALSE)" table:style-name="ce1">
            <text:p>TRUE</text:p>
          </table:table-cell>
          <table:table-cell table:style-name="ce1"/>
          <table:table-cell office:value-type="string" office:string-value="x" table:formula="of:=RIGHT(LEFT([.D431];[.A431]);1)" table:style-name="ce1">
            <text:p>x</text:p>
          </table:table-cell>
          <table:table-cell office:value-type="string" office:string-value="x" table:formula="of:=RIGHT(LEFT([.D431];[.B431]);1)" table:style-name="ce1">
            <text:p>x</text:p>
          </table:table-cell>
          <table:table-cell office:value-type="boolean" office:boolean-value="false" table:formula="of:=+IF(XOR([.H431]=[.C431];[.I431]=[.C43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snlqbjltbtlphjtf</text:p>
          </table:table-cell>
          <table:table-cell office:value-type="float" office:value="3" table:formula="of:=LEN([.D432])-LEN(SUBSTITUTE([.D432];[.C432];&quot;&quot;))" table:style-name="ce1">
            <text:p>3</text:p>
          </table:table-cell>
          <table:table-cell office:value-type="boolean" office:boolean-value="false" table:formula="of:=+IF(AND([.E432]&gt;=[.A432];[.E432]&lt;=[.B432]);TRUE;FALSE)" table:style-name="ce1">
            <text:p>FALSE</text:p>
          </table:table-cell>
          <table:table-cell table:style-name="ce1"/>
          <table:table-cell office:value-type="string" office:string-value="l" table:formula="of:=RIGHT(LEFT([.D432];[.A432]);1)" table:style-name="ce1">
            <text:p>l</text:p>
          </table:table-cell>
          <table:table-cell office:value-type="string" office:string-value="l" table:formula="of:=RIGHT(LEFT([.D432];[.B432]);1)" table:style-name="ce1">
            <text:p>l</text:p>
          </table:table-cell>
          <table:table-cell office:value-type="boolean" office:boolean-value="false" table:formula="of:=+IF(XOR([.H432]=[.C432];[.I432]=[.C43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gpnqxnntkmntvl</text:p>
          </table:table-cell>
          <table:table-cell office:value-type="float" office:value="4" table:formula="of:=LEN([.D433])-LEN(SUBSTITUTE([.D433];[.C433];&quot;&quot;))" table:style-name="ce1">
            <text:p>4</text:p>
          </table:table-cell>
          <table:table-cell office:value-type="boolean" office:boolean-value="true" table:formula="of:=+IF(AND([.E433]&gt;=[.A433];[.E433]&lt;=[.B433]);TRUE;FALSE)" table:style-name="ce1">
            <text:p>TRUE</text:p>
          </table:table-cell>
          <table:table-cell table:style-name="ce1"/>
          <table:table-cell office:value-type="string" office:string-value="p" table:formula="of:=RIGHT(LEFT([.D433];[.A433]);1)" table:style-name="ce1">
            <text:p>p</text:p>
          </table:table-cell>
          <table:table-cell office:value-type="string" office:string-value="x" table:formula="of:=RIGHT(LEFT([.D433];[.B433]);1)" table:style-name="ce1">
            <text:p>x</text:p>
          </table:table-cell>
          <table:table-cell office:value-type="boolean" office:boolean-value="false" table:formula="of:=+IF(XOR([.H433]=[.C433];[.I433]=[.C43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jzkldhmvclk</text:p>
          </table:table-cell>
          <table:table-cell office:value-type="float" office:value="0" table:formula="of:=LEN([.D434])-LEN(SUBSTITUTE([.D434];[.C434];&quot;&quot;))" table:style-name="ce1">
            <text:p>0</text:p>
          </table:table-cell>
          <table:table-cell office:value-type="boolean" office:boolean-value="false" table:formula="of:=+IF(AND([.E434]&gt;=[.A434];[.E434]&lt;=[.B434]);TRUE;FALSE)" table:style-name="ce1">
            <text:p>FALSE</text:p>
          </table:table-cell>
          <table:table-cell table:style-name="ce1"/>
          <table:table-cell office:value-type="string" office:string-value="v" table:formula="of:=RIGHT(LEFT([.D434];[.A434]);1)" table:style-name="ce1">
            <text:p>v</text:p>
          </table:table-cell>
          <table:table-cell office:value-type="string" office:string-value="k" table:formula="of:=RIGHT(LEFT([.D434];[.B434]);1)" table:style-name="ce1">
            <text:p>k</text:p>
          </table:table-cell>
          <table:table-cell office:value-type="boolean" office:boolean-value="false" table:formula="of:=+IF(XOR([.H434]=[.C434];[.I434]=[.C43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zgpdznb</text:p>
          </table:table-cell>
          <table:table-cell office:value-type="float" office:value="1" table:formula="of:=LEN([.D435])-LEN(SUBSTITUTE([.D435];[.C435];&quot;&quot;))" table:style-name="ce1">
            <text:p>1</text:p>
          </table:table-cell>
          <table:table-cell office:value-type="boolean" office:boolean-value="false" table:formula="of:=+IF(AND([.E435]&gt;=[.A435];[.E435]&lt;=[.B435]);TRUE;FALSE)" table:style-name="ce1">
            <text:p>FALSE</text:p>
          </table:table-cell>
          <table:table-cell table:style-name="ce1"/>
          <table:table-cell office:value-type="string" office:string-value="d" table:formula="of:=RIGHT(LEFT([.D435];[.A435]);1)" table:style-name="ce1">
            <text:p>d</text:p>
          </table:table-cell>
          <table:table-cell office:value-type="string" office:string-value="b" table:formula="of:=RIGHT(LEFT([.D435];[.B435]);1)" table:style-name="ce1">
            <text:p>b</text:p>
          </table:table-cell>
          <table:table-cell office:value-type="boolean" office:boolean-value="true" table:formula="of:=+IF(XOR([.H435]=[.C435];[.I435]=[.C43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sssnrssssscnssssq</text:p>
          </table:table-cell>
          <table:table-cell office:value-type="float" office:value="13" table:formula="of:=LEN([.D436])-LEN(SUBSTITUTE([.D436];[.C436];&quot;&quot;))" table:style-name="ce1">
            <text:p>13</text:p>
          </table:table-cell>
          <table:table-cell office:value-type="boolean" office:boolean-value="false" table:formula="of:=+IF(AND([.E436]&gt;=[.A436];[.E436]&lt;=[.B436]);TRUE;FALSE)" table:style-name="ce1">
            <text:p>FALSE</text:p>
          </table:table-cell>
          <table:table-cell table:style-name="ce1"/>
          <table:table-cell office:value-type="string" office:string-value="s" table:formula="of:=RIGHT(LEFT([.D436];[.A436]);1)" table:style-name="ce1">
            <text:p>s</text:p>
          </table:table-cell>
          <table:table-cell office:value-type="string" office:string-value="c" table:formula="of:=RIGHT(LEFT([.D436];[.B436]);1)" table:style-name="ce1">
            <text:p>c</text:p>
          </table:table-cell>
          <table:table-cell office:value-type="boolean" office:boolean-value="true" table:formula="of:=+IF(XOR([.H436]=[.C436];[.I436]=[.C43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ppppppppppwpjp</text:p>
          </table:table-cell>
          <table:table-cell office:value-type="float" office:value="15" table:formula="of:=LEN([.D437])-LEN(SUBSTITUTE([.D437];[.C437];&quot;&quot;))" table:style-name="ce1">
            <text:p>15</text:p>
          </table:table-cell>
          <table:table-cell office:value-type="boolean" office:boolean-value="true" table:formula="of:=+IF(AND([.E437]&gt;=[.A437];[.E437]&lt;=[.B437]);TRUE;FALSE)" table:style-name="ce1">
            <text:p>TRUE</text:p>
          </table:table-cell>
          <table:table-cell table:style-name="ce1"/>
          <table:table-cell office:value-type="string" office:string-value="w" table:formula="of:=RIGHT(LEFT([.D437];[.A437]);1)" table:style-name="ce1">
            <text:p>w</text:p>
          </table:table-cell>
          <table:table-cell office:value-type="string" office:string-value="j" table:formula="of:=RIGHT(LEFT([.D437];[.B437]);1)" table:style-name="ce1">
            <text:p>j</text:p>
          </table:table-cell>
          <table:table-cell office:value-type="boolean" office:boolean-value="false" table:formula="of:=+IF(XOR([.H437]=[.C437];[.I437]=[.C43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xpbbvcbbbspgbbqbw</text:p>
          </table:table-cell>
          <table:table-cell office:value-type="float" office:value="8" table:formula="of:=LEN([.D438])-LEN(SUBSTITUTE([.D438];[.C438];&quot;&quot;))" table:style-name="ce1">
            <text:p>8</text:p>
          </table:table-cell>
          <table:table-cell office:value-type="boolean" office:boolean-value="true" table:formula="of:=+IF(AND([.E438]&gt;=[.A438];[.E438]&lt;=[.B438]);TRUE;FALSE)" table:style-name="ce1">
            <text:p>TRUE</text:p>
          </table:table-cell>
          <table:table-cell table:style-name="ce1"/>
          <table:table-cell office:value-type="string" office:string-value="b" table:formula="of:=RIGHT(LEFT([.D438];[.A438]);1)" table:style-name="ce1">
            <text:p>b</text:p>
          </table:table-cell>
          <table:table-cell office:value-type="string" office:string-value="b" table:formula="of:=RIGHT(LEFT([.D438];[.B438]);1)" table:style-name="ce1">
            <text:p>b</text:p>
          </table:table-cell>
          <table:table-cell office:value-type="boolean" office:boolean-value="false" table:formula="of:=+IF(XOR([.H438]=[.C438];[.I438]=[.C43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mssrb</text:p>
          </table:table-cell>
          <table:table-cell office:value-type="float" office:value="3" table:formula="of:=LEN([.D439])-LEN(SUBSTITUTE([.D439];[.C439];&quot;&quot;))" table:style-name="ce1">
            <text:p>3</text:p>
          </table:table-cell>
          <table:table-cell office:value-type="boolean" office:boolean-value="false" table:formula="of:=+IF(AND([.E439]&gt;=[.A439];[.E439]&lt;=[.B439]);TRUE;FALSE)" table:style-name="ce1">
            <text:p>FALSE</text:p>
          </table:table-cell>
          <table:table-cell table:style-name="ce1"/>
          <table:table-cell office:value-type="string" office:string-value="r" table:formula="of:=RIGHT(LEFT([.D439];[.A439]);1)" table:style-name="ce1">
            <text:p>r</text:p>
          </table:table-cell>
          <table:table-cell office:value-type="string" office:string-value="b" table:formula="of:=RIGHT(LEFT([.D439];[.B439]);1)" table:style-name="ce1">
            <text:p>b</text:p>
          </table:table-cell>
          <table:table-cell office:value-type="boolean" office:boolean-value="false" table:formula="of:=+IF(XOR([.H439]=[.C439];[.I439]=[.C43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zbdqxgkbxbvzwvt</text:p>
          </table:table-cell>
          <table:table-cell office:value-type="float" office:value="3" table:formula="of:=LEN([.D440])-LEN(SUBSTITUTE([.D440];[.C440];&quot;&quot;))" table:style-name="ce1">
            <text:p>3</text:p>
          </table:table-cell>
          <table:table-cell office:value-type="boolean" office:boolean-value="false" table:formula="of:=+IF(AND([.E440]&gt;=[.A440];[.E440]&lt;=[.B440]);TRUE;FALSE)" table:style-name="ce1">
            <text:p>FALSE</text:p>
          </table:table-cell>
          <table:table-cell table:style-name="ce1"/>
          <table:table-cell office:value-type="string" office:string-value="q" table:formula="of:=RIGHT(LEFT([.D440];[.A440]);1)" table:style-name="ce1">
            <text:p>q</text:p>
          </table:table-cell>
          <table:table-cell office:value-type="string" office:string-value="t" table:formula="of:=RIGHT(LEFT([.D440];[.B440]);1)" table:style-name="ce1">
            <text:p>t</text:p>
          </table:table-cell>
          <table:table-cell office:value-type="boolean" office:boolean-value="false" table:formula="of:=+IF(XOR([.H440]=[.C440];[.I440]=[.C44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vzplvvftrcdmgs</text:p>
          </table:table-cell>
          <table:table-cell office:value-type="float" office:value="1" table:formula="of:=LEN([.D441])-LEN(SUBSTITUTE([.D441];[.C441];&quot;&quot;))" table:style-name="ce1">
            <text:p>1</text:p>
          </table:table-cell>
          <table:table-cell office:value-type="boolean" office:boolean-value="false" table:formula="of:=+IF(AND([.E441]&gt;=[.A441];[.E441]&lt;=[.B441]);TRUE;FALSE)" table:style-name="ce1">
            <text:p>FALSE</text:p>
          </table:table-cell>
          <table:table-cell table:style-name="ce1"/>
          <table:table-cell office:value-type="string" office:string-value="z" table:formula="of:=RIGHT(LEFT([.D441];[.A441]);1)" table:style-name="ce1">
            <text:p>z</text:p>
          </table:table-cell>
          <table:table-cell office:value-type="string" office:string-value="s" table:formula="of:=RIGHT(LEFT([.D441];[.B441]);1)" table:style-name="ce1">
            <text:p>s</text:p>
          </table:table-cell>
          <table:table-cell office:value-type="boolean" office:boolean-value="false" table:formula="of:=+IF(XOR([.H441]=[.C441];[.I441]=[.C44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ttttkthhtzttdt</text:p>
          </table:table-cell>
          <table:table-cell office:value-type="float" office:value="10" table:formula="of:=LEN([.D442])-LEN(SUBSTITUTE([.D442];[.C442];&quot;&quot;))" table:style-name="ce1">
            <text:p>10</text:p>
          </table:table-cell>
          <table:table-cell office:value-type="boolean" office:boolean-value="false" table:formula="of:=+IF(AND([.E442]&gt;=[.A442];[.E442]&lt;=[.B442]);TRUE;FALSE)" table:style-name="ce1">
            <text:p>FALSE</text:p>
          </table:table-cell>
          <table:table-cell table:style-name="ce1"/>
          <table:table-cell office:value-type="string" office:string-value="t" table:formula="of:=RIGHT(LEFT([.D442];[.A442]);1)" table:style-name="ce1">
            <text:p>t</text:p>
          </table:table-cell>
          <table:table-cell office:value-type="string" office:string-value="t" table:formula="of:=RIGHT(LEFT([.D442];[.B442]);1)" table:style-name="ce1">
            <text:p>t</text:p>
          </table:table-cell>
          <table:table-cell office:value-type="boolean" office:boolean-value="false" table:formula="of:=+IF(XOR([.H442]=[.C442];[.I442]=[.C44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vpwss</text:p>
          </table:table-cell>
          <table:table-cell office:value-type="float" office:value="2" table:formula="of:=LEN([.D443])-LEN(SUBSTITUTE([.D443];[.C443];&quot;&quot;))" table:style-name="ce1">
            <text:p>2</text:p>
          </table:table-cell>
          <table:table-cell office:value-type="boolean" office:boolean-value="true" table:formula="of:=+IF(AND([.E443]&gt;=[.A443];[.E443]&lt;=[.B443]);TRUE;FALSE)" table:style-name="ce1">
            <text:p>TRUE</text:p>
          </table:table-cell>
          <table:table-cell table:style-name="ce1"/>
          <table:table-cell office:value-type="string" office:string-value="p" table:formula="of:=RIGHT(LEFT([.D443];[.A443]);1)" table:style-name="ce1">
            <text:p>p</text:p>
          </table:table-cell>
          <table:table-cell office:value-type="string" office:string-value="w" table:formula="of:=RIGHT(LEFT([.D443];[.B443]);1)" table:style-name="ce1">
            <text:p>w</text:p>
          </table:table-cell>
          <table:table-cell office:value-type="boolean" office:boolean-value="false" table:formula="of:=+IF(XOR([.H443]=[.C443];[.I443]=[.C44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ssssssfssssss</text:p>
          </table:table-cell>
          <table:table-cell office:value-type="float" office:value="13" table:formula="of:=LEN([.D444])-LEN(SUBSTITUTE([.D444];[.C444];&quot;&quot;))" table:style-name="ce1">
            <text:p>13</text:p>
          </table:table-cell>
          <table:table-cell office:value-type="boolean" office:boolean-value="true" table:formula="of:=+IF(AND([.E444]&gt;=[.A444];[.E444]&lt;=[.B444]);TRUE;FALSE)" table:style-name="ce1">
            <text:p>TRUE</text:p>
          </table:table-cell>
          <table:table-cell table:style-name="ce1"/>
          <table:table-cell office:value-type="string" office:string-value="s" table:formula="of:=RIGHT(LEFT([.D444];[.A444]);1)" table:style-name="ce1">
            <text:p>s</text:p>
          </table:table-cell>
          <table:table-cell office:value-type="string" office:string-value="s" table:formula="of:=RIGHT(LEFT([.D444];[.B444]);1)" table:style-name="ce1">
            <text:p>s</text:p>
          </table:table-cell>
          <table:table-cell office:value-type="boolean" office:boolean-value="false" table:formula="of:=+IF(XOR([.H444]=[.C444];[.I444]=[.C44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snwzxwzjzsjkchlg</text:p>
          </table:table-cell>
          <table:table-cell office:value-type="float" office:value="2" table:formula="of:=LEN([.D445])-LEN(SUBSTITUTE([.D445];[.C445];&quot;&quot;))" table:style-name="ce1">
            <text:p>2</text:p>
          </table:table-cell>
          <table:table-cell office:value-type="boolean" office:boolean-value="false" table:formula="of:=+IF(AND([.E445]&gt;=[.A445];[.E445]&lt;=[.B445]);TRUE;FALSE)" table:style-name="ce1">
            <text:p>FALSE</text:p>
          </table:table-cell>
          <table:table-cell table:style-name="ce1"/>
          <table:table-cell office:value-type="string" office:string-value="w" table:formula="of:=RIGHT(LEFT([.D445];[.A445]);1)" table:style-name="ce1">
            <text:p>w</text:p>
          </table:table-cell>
          <table:table-cell office:value-type="string" office:string-value="k" table:formula="of:=RIGHT(LEFT([.D445];[.B445]);1)" table:style-name="ce1">
            <text:p>k</text:p>
          </table:table-cell>
          <table:table-cell office:value-type="boolean" office:boolean-value="false" table:formula="of:=+IF(XOR([.H445]=[.C445];[.I445]=[.C44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lqbbfqqvqmcqhvq</text:p>
          </table:table-cell>
          <table:table-cell office:value-type="float" office:value="7" table:formula="of:=LEN([.D446])-LEN(SUBSTITUTE([.D446];[.C446];&quot;&quot;))" table:style-name="ce1">
            <text:p>7</text:p>
          </table:table-cell>
          <table:table-cell office:value-type="boolean" office:boolean-value="false" table:formula="of:=+IF(AND([.E446]&gt;=[.A446];[.E446]&lt;=[.B446]);TRUE;FALSE)" table:style-name="ce1">
            <text:p>FALSE</text:p>
          </table:table-cell>
          <table:table-cell table:style-name="ce1"/>
          <table:table-cell office:value-type="string" office:string-value="c" table:formula="of:=RIGHT(LEFT([.D446];[.A446]);1)" table:style-name="ce1">
            <text:p>c</text:p>
          </table:table-cell>
          <table:table-cell office:value-type="string" office:string-value="v" table:formula="of:=RIGHT(LEFT([.D446];[.B446]);1)" table:style-name="ce1">
            <text:p>v</text:p>
          </table:table-cell>
          <table:table-cell office:value-type="boolean" office:boolean-value="false" table:formula="of:=+IF(XOR([.H446]=[.C446];[.I446]=[.C44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gggggggggggggggg</text:p>
          </table:table-cell>
          <table:table-cell office:value-type="float" office:value="18" table:formula="of:=LEN([.D447])-LEN(SUBSTITUTE([.D447];[.C447];&quot;&quot;))" table:style-name="ce1">
            <text:p>18</text:p>
          </table:table-cell>
          <table:table-cell office:value-type="boolean" office:boolean-value="false" table:formula="of:=+IF(AND([.E447]&gt;=[.A447];[.E447]&lt;=[.B447]);TRUE;FALSE)" table:style-name="ce1">
            <text:p>FALSE</text:p>
          </table:table-cell>
          <table:table-cell table:style-name="ce1"/>
          <table:table-cell office:value-type="string" office:string-value="g" table:formula="of:=RIGHT(LEFT([.D447];[.A447]);1)" table:style-name="ce1">
            <text:p>g</text:p>
          </table:table-cell>
          <table:table-cell office:value-type="string" office:string-value="g" table:formula="of:=RIGHT(LEFT([.D447];[.B447]);1)" table:style-name="ce1">
            <text:p>g</text:p>
          </table:table-cell>
          <table:table-cell office:value-type="boolean" office:boolean-value="false" table:formula="of:=+IF(XOR([.H447]=[.C447];[.I447]=[.C44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jjdqzgwgggggg</text:p>
          </table:table-cell>
          <table:table-cell office:value-type="float" office:value="7" table:formula="of:=LEN([.D448])-LEN(SUBSTITUTE([.D448];[.C448];&quot;&quot;))" table:style-name="ce1">
            <text:p>7</text:p>
          </table:table-cell>
          <table:table-cell office:value-type="boolean" office:boolean-value="false" table:formula="of:=+IF(AND([.E448]&gt;=[.A448];[.E448]&lt;=[.B448]);TRUE;FALSE)" table:style-name="ce1">
            <text:p>FALSE</text:p>
          </table:table-cell>
          <table:table-cell table:style-name="ce1"/>
          <table:table-cell office:value-type="string" office:string-value="j" table:formula="of:=RIGHT(LEFT([.D448];[.A448]);1)" table:style-name="ce1">
            <text:p>j</text:p>
          </table:table-cell>
          <table:table-cell office:value-type="string" office:string-value="d" table:formula="of:=RIGHT(LEFT([.D448];[.B448]);1)" table:style-name="ce1">
            <text:p>d</text:p>
          </table:table-cell>
          <table:table-cell office:value-type="boolean" office:boolean-value="false" table:formula="of:=+IF(XOR([.H448]=[.C448];[.I448]=[.C44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lnxnnnwv</text:p>
          </table:table-cell>
          <table:table-cell office:value-type="float" office:value="5" table:formula="of:=LEN([.D449])-LEN(SUBSTITUTE([.D449];[.C449];&quot;&quot;))" table:style-name="ce1">
            <text:p>5</text:p>
          </table:table-cell>
          <table:table-cell office:value-type="boolean" office:boolean-value="true" table:formula="of:=+IF(AND([.E449]&gt;=[.A449];[.E449]&lt;=[.B449]);TRUE;FALSE)" table:style-name="ce1">
            <text:p>TRUE</text:p>
          </table:table-cell>
          <table:table-cell table:style-name="ce1"/>
          <table:table-cell office:value-type="string" office:string-value="n" table:formula="of:=RIGHT(LEFT([.D449];[.A449]);1)" table:style-name="ce1">
            <text:p>n</text:p>
          </table:table-cell>
          <table:table-cell office:value-type="string" office:string-value="n" table:formula="of:=RIGHT(LEFT([.D449];[.B449]);1)" table:style-name="ce1">
            <text:p>n</text:p>
          </table:table-cell>
          <table:table-cell office:value-type="boolean" office:boolean-value="false" table:formula="of:=+IF(XOR([.H449]=[.C449];[.I449]=[.C44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mmmmmmmmmmmmmjmmm</text:p>
          </table:table-cell>
          <table:table-cell office:value-type="float" office:value="18" table:formula="of:=LEN([.D450])-LEN(SUBSTITUTE([.D450];[.C450];&quot;&quot;))" table:style-name="ce1">
            <text:p>18</text:p>
          </table:table-cell>
          <table:table-cell office:value-type="boolean" office:boolean-value="false" table:formula="of:=+IF(AND([.E450]&gt;=[.A450];[.E450]&lt;=[.B450]);TRUE;FALSE)" table:style-name="ce1">
            <text:p>FALSE</text:p>
          </table:table-cell>
          <table:table-cell table:style-name="ce1"/>
          <table:table-cell office:value-type="string" office:string-value="m" table:formula="of:=RIGHT(LEFT([.D450];[.A450]);1)" table:style-name="ce1">
            <text:p>m</text:p>
          </table:table-cell>
          <table:table-cell office:value-type="string" office:string-value="j" table:formula="of:=RIGHT(LEFT([.D450];[.B450]);1)" table:style-name="ce1">
            <text:p>j</text:p>
          </table:table-cell>
          <table:table-cell office:value-type="boolean" office:boolean-value="true" table:formula="of:=+IF(XOR([.H450]=[.C450];[.I450]=[.C45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vmrqrmz</text:p>
          </table:table-cell>
          <table:table-cell office:value-type="float" office:value="2" table:formula="of:=LEN([.D451])-LEN(SUBSTITUTE([.D451];[.C451];&quot;&quot;))" table:style-name="ce1">
            <text:p>2</text:p>
          </table:table-cell>
          <table:table-cell office:value-type="boolean" office:boolean-value="true" table:formula="of:=+IF(AND([.E451]&gt;=[.A451];[.E451]&lt;=[.B451]);TRUE;FALSE)" table:style-name="ce1">
            <text:p>TRUE</text:p>
          </table:table-cell>
          <table:table-cell table:style-name="ce1"/>
          <table:table-cell office:value-type="string" office:string-value="m" table:formula="of:=RIGHT(LEFT([.D451];[.A451]);1)" table:style-name="ce1">
            <text:p>m</text:p>
          </table:table-cell>
          <table:table-cell office:value-type="string" office:string-value="m" table:formula="of:=RIGHT(LEFT([.D451];[.B451]);1)" table:style-name="ce1">
            <text:p>m</text:p>
          </table:table-cell>
          <table:table-cell office:value-type="boolean" office:boolean-value="false" table:formula="of:=+IF(XOR([.H451]=[.C451];[.I451]=[.C45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vnnwb</text:p>
          </table:table-cell>
          <table:table-cell office:value-type="float" office:value="3" table:formula="of:=LEN([.D452])-LEN(SUBSTITUTE([.D452];[.C452];&quot;&quot;))" table:style-name="ce1">
            <text:p>3</text:p>
          </table:table-cell>
          <table:table-cell office:value-type="boolean" office:boolean-value="false" table:formula="of:=+IF(AND([.E452]&gt;=[.A452];[.E452]&lt;=[.B452]);TRUE;FALSE)" table:style-name="ce1">
            <text:p>FALSE</text:p>
          </table:table-cell>
          <table:table-cell table:style-name="ce1"/>
          <table:table-cell office:value-type="string" office:string-value="n" table:formula="of:=RIGHT(LEFT([.D452];[.A452]);1)" table:style-name="ce1">
            <text:p>n</text:p>
          </table:table-cell>
          <table:table-cell office:value-type="string" office:string-value="w" table:formula="of:=RIGHT(LEFT([.D452];[.B452]);1)" table:style-name="ce1">
            <text:p>w</text:p>
          </table:table-cell>
          <table:table-cell office:value-type="boolean" office:boolean-value="true" table:formula="of:=+IF(XOR([.H452]=[.C452];[.I452]=[.C45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gblxvxmpskqwvlx</text:p>
          </table:table-cell>
          <table:table-cell office:value-type="float" office:value="4" table:formula="of:=LEN([.D453])-LEN(SUBSTITUTE([.D453];[.C453];&quot;&quot;))" table:style-name="ce1">
            <text:p>4</text:p>
          </table:table-cell>
          <table:table-cell office:value-type="boolean" office:boolean-value="false" table:formula="of:=+IF(AND([.E453]&gt;=[.A453];[.E453]&lt;=[.B453]);TRUE;FALSE)" table:style-name="ce1">
            <text:p>FALSE</text:p>
          </table:table-cell>
          <table:table-cell table:style-name="ce1"/>
          <table:table-cell office:value-type="string" office:string-value="w" table:formula="of:=RIGHT(LEFT([.D453];[.A453]);1)" table:style-name="ce1">
            <text:p>w</text:p>
          </table:table-cell>
          <table:table-cell office:value-type="string" office:string-value="l" table:formula="of:=RIGHT(LEFT([.D453];[.B453]);1)" table:style-name="ce1">
            <text:p>l</text:p>
          </table:table-cell>
          <table:table-cell office:value-type="boolean" office:boolean-value="false" table:formula="of:=+IF(XOR([.H453]=[.C453];[.I453]=[.C45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vvvvvv</text:p>
          </table:table-cell>
          <table:table-cell office:value-type="float" office:value="8" table:formula="of:=LEN([.D454])-LEN(SUBSTITUTE([.D454];[.C454];&quot;&quot;))" table:style-name="ce1">
            <text:p>8</text:p>
          </table:table-cell>
          <table:table-cell office:value-type="boolean" office:boolean-value="false" table:formula="of:=+IF(AND([.E454]&gt;=[.A454];[.E454]&lt;=[.B454]);TRUE;FALSE)" table:style-name="ce1">
            <text:p>FALSE</text:p>
          </table:table-cell>
          <table:table-cell table:style-name="ce1"/>
          <table:table-cell office:value-type="string" office:string-value="v" table:formula="of:=RIGHT(LEFT([.D454];[.A454]);1)" table:style-name="ce1">
            <text:p>v</text:p>
          </table:table-cell>
          <table:table-cell office:value-type="string" office:string-value="v" table:formula="of:=RIGHT(LEFT([.D454];[.B454]);1)" table:style-name="ce1">
            <text:p>v</text:p>
          </table:table-cell>
          <table:table-cell office:value-type="boolean" office:boolean-value="false" table:formula="of:=+IF(XOR([.H454]=[.C454];[.I454]=[.C45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r</text:p>
          </table:table-cell>
          <table:table-cell office:value-type="string" table:style-name="ce1">
            <text:p>fsrrdprbrfxhrdv</text:p>
          </table:table-cell>
          <table:table-cell office:value-type="float" office:value="5" table:formula="of:=LEN([.D455])-LEN(SUBSTITUTE([.D455];[.C455];&quot;&quot;))" table:style-name="ce1">
            <text:p>5</text:p>
          </table:table-cell>
          <table:table-cell office:value-type="boolean" office:boolean-value="false" table:formula="of:=+IF(AND([.E455]&gt;=[.A455];[.E455]&lt;=[.B455]);TRUE;FALSE)" table:style-name="ce1">
            <text:p>FALSE</text:p>
          </table:table-cell>
          <table:table-cell table:style-name="ce1"/>
          <table:table-cell office:value-type="string" office:string-value="b" table:formula="of:=RIGHT(LEFT([.D455];[.A455]);1)" table:style-name="ce1">
            <text:p>b</text:p>
          </table:table-cell>
          <table:table-cell office:value-type="string" office:string-value="f" table:formula="of:=RIGHT(LEFT([.D455];[.B455]);1)" table:style-name="ce1">
            <text:p>f</text:p>
          </table:table-cell>
          <table:table-cell office:value-type="boolean" office:boolean-value="false" table:formula="of:=+IF(XOR([.H455]=[.C455];[.I455]=[.C45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sjjf</text:p>
          </table:table-cell>
          <table:table-cell office:value-type="float" office:value="3" table:formula="of:=LEN([.D456])-LEN(SUBSTITUTE([.D456];[.C456];&quot;&quot;))" table:style-name="ce1">
            <text:p>3</text:p>
          </table:table-cell>
          <table:table-cell office:value-type="boolean" office:boolean-value="false" table:formula="of:=+IF(AND([.E456]&gt;=[.A456];[.E456]&lt;=[.B456]);TRUE;FALSE)" table:style-name="ce1">
            <text:p>FALSE</text:p>
          </table:table-cell>
          <table:table-cell table:style-name="ce1"/>
          <table:table-cell office:value-type="string" office:string-value="j" table:formula="of:=RIGHT(LEFT([.D456];[.A456]);1)" table:style-name="ce1">
            <text:p>j</text:p>
          </table:table-cell>
          <table:table-cell office:value-type="string" office:string-value="f" table:formula="of:=RIGHT(LEFT([.D456];[.B456]);1)" table:style-name="ce1">
            <text:p>f</text:p>
          </table:table-cell>
          <table:table-cell office:value-type="boolean" office:boolean-value="true" table:formula="of:=+IF(XOR([.H456]=[.C456];[.I456]=[.C45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jkkk</text:p>
          </table:table-cell>
          <table:table-cell office:value-type="float" office:value="6" table:formula="of:=LEN([.D457])-LEN(SUBSTITUTE([.D457];[.C457];&quot;&quot;))" table:style-name="ce1">
            <text:p>6</text:p>
          </table:table-cell>
          <table:table-cell office:value-type="boolean" office:boolean-value="true" table:formula="of:=+IF(AND([.E457]&gt;=[.A457];[.E457]&lt;=[.B457]);TRUE;FALSE)" table:style-name="ce1">
            <text:p>TRUE</text:p>
          </table:table-cell>
          <table:table-cell table:style-name="ce1"/>
          <table:table-cell office:value-type="string" office:string-value="j" table:formula="of:=RIGHT(LEFT([.D457];[.A457]);1)" table:style-name="ce1">
            <text:p>j</text:p>
          </table:table-cell>
          <table:table-cell office:value-type="string" office:string-value="k" table:formula="of:=RIGHT(LEFT([.D457];[.B457]);1)" table:style-name="ce1">
            <text:p>k</text:p>
          </table:table-cell>
          <table:table-cell office:value-type="boolean" office:boolean-value="true" table:formula="of:=+IF(XOR([.H457]=[.C457];[.I457]=[.C45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</text:p>
          </table:table-cell>
          <table:table-cell office:value-type="string" table:style-name="ce1">
            <text:p>cflfvjjtjljjhbhnj</text:p>
          </table:table-cell>
          <table:table-cell office:value-type="float" office:value="6" table:formula="of:=LEN([.D458])-LEN(SUBSTITUTE([.D458];[.C458];&quot;&quot;))" table:style-name="ce1">
            <text:p>6</text:p>
          </table:table-cell>
          <table:table-cell office:value-type="boolean" office:boolean-value="true" table:formula="of:=+IF(AND([.E458]&gt;=[.A458];[.E458]&lt;=[.B458]);TRUE;FALSE)" table:style-name="ce1">
            <text:p>TRUE</text:p>
          </table:table-cell>
          <table:table-cell table:style-name="ce1"/>
          <table:table-cell office:value-type="string" office:string-value="v" table:formula="of:=RIGHT(LEFT([.D458];[.A458]);1)" table:style-name="ce1">
            <text:p>v</text:p>
          </table:table-cell>
          <table:table-cell office:value-type="string" office:string-value="j" table:formula="of:=RIGHT(LEFT([.D458];[.B458]);1)" table:style-name="ce1">
            <text:p>j</text:p>
          </table:table-cell>
          <table:table-cell office:value-type="boolean" office:boolean-value="true" table:formula="of:=+IF(XOR([.H458]=[.C458];[.I458]=[.C45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xswktxtqrbm</text:p>
          </table:table-cell>
          <table:table-cell office:value-type="float" office:value="2" table:formula="of:=LEN([.D459])-LEN(SUBSTITUTE([.D459];[.C459];&quot;&quot;))" table:style-name="ce1">
            <text:p>2</text:p>
          </table:table-cell>
          <table:table-cell office:value-type="boolean" office:boolean-value="false" table:formula="of:=+IF(AND([.E459]&gt;=[.A459];[.E459]&lt;=[.B459]);TRUE;FALSE)" table:style-name="ce1">
            <text:p>FALSE</text:p>
          </table:table-cell>
          <table:table-cell table:style-name="ce1"/>
          <table:table-cell office:value-type="string" office:string-value="r" table:formula="of:=RIGHT(LEFT([.D459];[.A459]);1)" table:style-name="ce1">
            <text:p>r</text:p>
          </table:table-cell>
          <table:table-cell office:value-type="string" office:string-value="m" table:formula="of:=RIGHT(LEFT([.D459];[.B459]);1)" table:style-name="ce1">
            <text:p>m</text:p>
          </table:table-cell>
          <table:table-cell office:value-type="boolean" office:boolean-value="false" table:formula="of:=+IF(XOR([.H459]=[.C459];[.I459]=[.C45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r</text:p>
          </table:table-cell>
          <table:table-cell office:value-type="string" table:style-name="ce1">
            <text:p>drrrrrrrrrrrrfwnr</text:p>
          </table:table-cell>
          <table:table-cell office:value-type="float" office:value="13" table:formula="of:=LEN([.D460])-LEN(SUBSTITUTE([.D460];[.C460];&quot;&quot;))" table:style-name="ce1">
            <text:p>13</text:p>
          </table:table-cell>
          <table:table-cell office:value-type="boolean" office:boolean-value="true" table:formula="of:=+IF(AND([.E460]&gt;=[.A460];[.E460]&lt;=[.B460]);TRUE;FALSE)" table:style-name="ce1">
            <text:p>TRUE</text:p>
          </table:table-cell>
          <table:table-cell table:style-name="ce1"/>
          <table:table-cell office:value-type="string" office:string-value="r" table:formula="of:=RIGHT(LEFT([.D460];[.A460]);1)" table:style-name="ce1">
            <text:p>r</text:p>
          </table:table-cell>
          <table:table-cell office:value-type="string" office:string-value="n" table:formula="of:=RIGHT(LEFT([.D460];[.B460]);1)" table:style-name="ce1">
            <text:p>n</text:p>
          </table:table-cell>
          <table:table-cell office:value-type="boolean" office:boolean-value="true" table:formula="of:=+IF(XOR([.H460]=[.C460];[.I460]=[.C46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</text:p>
          </table:table-cell>
          <table:table-cell office:value-type="string" table:style-name="ce1">
            <text:p>bbkplmplqmppppspmp</text:p>
          </table:table-cell>
          <table:table-cell office:value-type="float" office:value="8" table:formula="of:=LEN([.D461])-LEN(SUBSTITUTE([.D461];[.C461];&quot;&quot;))" table:style-name="ce1">
            <text:p>8</text:p>
          </table:table-cell>
          <table:table-cell office:value-type="boolean" office:boolean-value="false" table:formula="of:=+IF(AND([.E461]&gt;=[.A461];[.E461]&lt;=[.B461]);TRUE;FALSE)" table:style-name="ce1">
            <text:p>FALSE</text:p>
          </table:table-cell>
          <table:table-cell table:style-name="ce1"/>
          <table:table-cell office:value-type="string" office:string-value="p" table:formula="of:=RIGHT(LEFT([.D461];[.A461]);1)" table:style-name="ce1">
            <text:p>p</text:p>
          </table:table-cell>
          <table:table-cell office:value-type="string" office:string-value="p" table:formula="of:=RIGHT(LEFT([.D461];[.B461]);1)" table:style-name="ce1">
            <text:p>p</text:p>
          </table:table-cell>
          <table:table-cell office:value-type="boolean" office:boolean-value="false" table:formula="of:=+IF(XOR([.H461]=[.C461];[.I461]=[.C46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string" table:style-name="ce1">
            <text:p>kgnwvxmcrmltpcgwvrb</text:p>
          </table:table-cell>
          <table:table-cell office:value-type="float" office:value="2" table:formula="of:=LEN([.D462])-LEN(SUBSTITUTE([.D462];[.C462];&quot;&quot;))" table:style-name="ce1">
            <text:p>2</text:p>
          </table:table-cell>
          <table:table-cell office:value-type="boolean" office:boolean-value="false" table:formula="of:=+IF(AND([.E462]&gt;=[.A462];[.E462]&lt;=[.B462]);TRUE;FALSE)" table:style-name="ce1">
            <text:p>FALSE</text:p>
          </table:table-cell>
          <table:table-cell table:style-name="ce1"/>
          <table:table-cell office:value-type="string" office:string-value="r" table:formula="of:=RIGHT(LEFT([.D462];[.A462]);1)" table:style-name="ce1">
            <text:p>r</text:p>
          </table:table-cell>
          <table:table-cell office:value-type="string" office:string-value="g" table:formula="of:=RIGHT(LEFT([.D462];[.B462]);1)" table:style-name="ce1">
            <text:p>g</text:p>
          </table:table-cell>
          <table:table-cell office:value-type="boolean" office:boolean-value="true" table:formula="of:=+IF(XOR([.H462]=[.C462];[.I462]=[.C46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cwcccnc</text:p>
          </table:table-cell>
          <table:table-cell office:value-type="float" office:value="5" table:formula="of:=LEN([.D463])-LEN(SUBSTITUTE([.D463];[.C463];&quot;&quot;))" table:style-name="ce1">
            <text:p>5</text:p>
          </table:table-cell>
          <table:table-cell office:value-type="boolean" office:boolean-value="true" table:formula="of:=+IF(AND([.E463]&gt;=[.A463];[.E463]&lt;=[.B463]);TRUE;FALSE)" table:style-name="ce1">
            <text:p>TRUE</text:p>
          </table:table-cell>
          <table:table-cell table:style-name="ce1"/>
          <table:table-cell office:value-type="string" office:string-value="c" table:formula="of:=RIGHT(LEFT([.D463];[.A463]);1)" table:style-name="ce1">
            <text:p>c</text:p>
          </table:table-cell>
          <table:table-cell office:value-type="string" office:string-value="c" table:formula="of:=RIGHT(LEFT([.D463];[.B463]);1)" table:style-name="ce1">
            <text:p>c</text:p>
          </table:table-cell>
          <table:table-cell office:value-type="boolean" office:boolean-value="false" table:formula="of:=+IF(XOR([.H463]=[.C463];[.I463]=[.C46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ff</text:p>
          </table:table-cell>
          <table:table-cell office:value-type="float" office:value="4" table:formula="of:=LEN([.D464])-LEN(SUBSTITUTE([.D464];[.C464];&quot;&quot;))" table:style-name="ce1">
            <text:p>4</text:p>
          </table:table-cell>
          <table:table-cell office:value-type="boolean" office:boolean-value="true" table:formula="of:=+IF(AND([.E464]&gt;=[.A464];[.E464]&lt;=[.B464]);TRUE;FALSE)" table:style-name="ce1">
            <text:p>TRUE</text:p>
          </table:table-cell>
          <table:table-cell table:style-name="ce1"/>
          <table:table-cell office:value-type="string" office:string-value="f" table:formula="of:=RIGHT(LEFT([.D464];[.A464]);1)" table:style-name="ce1">
            <text:p>f</text:p>
          </table:table-cell>
          <table:table-cell office:value-type="string" office:string-value="f" table:formula="of:=RIGHT(LEFT([.D464];[.B464]);1)" table:style-name="ce1">
            <text:p>f</text:p>
          </table:table-cell>
          <table:table-cell office:value-type="boolean" office:boolean-value="false" table:formula="of:=+IF(XOR([.H464]=[.C464];[.I464]=[.C46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vsdddvdtdcd</text:p>
          </table:table-cell>
          <table:table-cell office:value-type="float" office:value="6" table:formula="of:=LEN([.D465])-LEN(SUBSTITUTE([.D465];[.C465];&quot;&quot;))" table:style-name="ce1">
            <text:p>6</text:p>
          </table:table-cell>
          <table:table-cell office:value-type="boolean" office:boolean-value="false" table:formula="of:=+IF(AND([.E465]&gt;=[.A465];[.E465]&lt;=[.B465]);TRUE;FALSE)" table:style-name="ce1">
            <text:p>FALSE</text:p>
          </table:table-cell>
          <table:table-cell table:style-name="ce1"/>
          <table:table-cell office:value-type="string" office:string-value="d" table:formula="of:=RIGHT(LEFT([.D465];[.A465]);1)" table:style-name="ce1">
            <text:p>d</text:p>
          </table:table-cell>
          <table:table-cell office:value-type="string" office:string-value="d" table:formula="of:=RIGHT(LEFT([.D465];[.B465]);1)" table:style-name="ce1">
            <text:p>d</text:p>
          </table:table-cell>
          <table:table-cell office:value-type="boolean" office:boolean-value="false" table:formula="of:=+IF(XOR([.H465]=[.C465];[.I465]=[.C46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</text:p>
          </table:table-cell>
          <table:table-cell office:value-type="string" table:style-name="ce1">
            <text:p>qvdzjhcvsz</text:p>
          </table:table-cell>
          <table:table-cell office:value-type="float" office:value="2" table:formula="of:=LEN([.D466])-LEN(SUBSTITUTE([.D466];[.C466];&quot;&quot;))" table:style-name="ce1">
            <text:p>2</text:p>
          </table:table-cell>
          <table:table-cell office:value-type="boolean" office:boolean-value="false" table:formula="of:=+IF(AND([.E466]&gt;=[.A466];[.E466]&lt;=[.B466]);TRUE;FALSE)" table:style-name="ce1">
            <text:p>FALSE</text:p>
          </table:table-cell>
          <table:table-cell table:style-name="ce1"/>
          <table:table-cell office:value-type="string" office:string-value="d" table:formula="of:=RIGHT(LEFT([.D466];[.A466]);1)" table:style-name="ce1">
            <text:p>d</text:p>
          </table:table-cell>
          <table:table-cell office:value-type="string" office:string-value="z" table:formula="of:=RIGHT(LEFT([.D466];[.B466]);1)" table:style-name="ce1">
            <text:p>z</text:p>
          </table:table-cell>
          <table:table-cell office:value-type="boolean" office:boolean-value="false" table:formula="of:=+IF(XOR([.H466]=[.C466];[.I466]=[.C46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qcmvlvgxkxx</text:p>
          </table:table-cell>
          <table:table-cell office:value-type="float" office:value="3" table:formula="of:=LEN([.D467])-LEN(SUBSTITUTE([.D467];[.C467];&quot;&quot;))" table:style-name="ce1">
            <text:p>3</text:p>
          </table:table-cell>
          <table:table-cell office:value-type="boolean" office:boolean-value="false" table:formula="of:=+IF(AND([.E467]&gt;=[.A467];[.E467]&lt;=[.B467]);TRUE;FALSE)" table:style-name="ce1">
            <text:p>FALSE</text:p>
          </table:table-cell>
          <table:table-cell table:style-name="ce1"/>
          <table:table-cell office:value-type="string" office:string-value="x" table:formula="of:=RIGHT(LEFT([.D467];[.A467]);1)" table:style-name="ce1">
            <text:p>x</text:p>
          </table:table-cell>
          <table:table-cell office:value-type="string" office:string-value="x" table:formula="of:=RIGHT(LEFT([.D467];[.B467]);1)" table:style-name="ce1">
            <text:p>x</text:p>
          </table:table-cell>
          <table:table-cell office:value-type="boolean" office:boolean-value="false" table:formula="of:=+IF(XOR([.H467]=[.C467];[.I467]=[.C46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xsspsksjssfsnssrvs</text:p>
          </table:table-cell>
          <table:table-cell office:value-type="float" office:value="11" table:formula="of:=LEN([.D468])-LEN(SUBSTITUTE([.D468];[.C468];&quot;&quot;))" table:style-name="ce1">
            <text:p>11</text:p>
          </table:table-cell>
          <table:table-cell office:value-type="boolean" office:boolean-value="false" table:formula="of:=+IF(AND([.E468]&gt;=[.A468];[.E468]&lt;=[.B468]);TRUE;FALSE)" table:style-name="ce1">
            <text:p>FALSE</text:p>
          </table:table-cell>
          <table:table-cell table:style-name="ce1"/>
          <table:table-cell office:value-type="string" office:string-value="s" table:formula="of:=RIGHT(LEFT([.D468];[.A468]);1)" table:style-name="ce1">
            <text:p>s</text:p>
          </table:table-cell>
          <table:table-cell office:value-type="string" office:string-value="j" table:formula="of:=RIGHT(LEFT([.D468];[.B468]);1)" table:style-name="ce1">
            <text:p>j</text:p>
          </table:table-cell>
          <table:table-cell office:value-type="boolean" office:boolean-value="true" table:formula="of:=+IF(XOR([.H468]=[.C468];[.I468]=[.C46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zbxxxxxwrpxgr</text:p>
          </table:table-cell>
          <table:table-cell office:value-type="float" office:value="6" table:formula="of:=LEN([.D469])-LEN(SUBSTITUTE([.D469];[.C469];&quot;&quot;))" table:style-name="ce1">
            <text:p>6</text:p>
          </table:table-cell>
          <table:table-cell office:value-type="boolean" office:boolean-value="true" table:formula="of:=+IF(AND([.E469]&gt;=[.A469];[.E469]&lt;=[.B469]);TRUE;FALSE)" table:style-name="ce1">
            <text:p>TRUE</text:p>
          </table:table-cell>
          <table:table-cell table:style-name="ce1"/>
          <table:table-cell office:value-type="string" office:string-value="x" table:formula="of:=RIGHT(LEFT([.D469];[.A469]);1)" table:style-name="ce1">
            <text:p>x</text:p>
          </table:table-cell>
          <table:table-cell office:value-type="string" office:string-value="x" table:formula="of:=RIGHT(LEFT([.D469];[.B469]);1)" table:style-name="ce1">
            <text:p>x</text:p>
          </table:table-cell>
          <table:table-cell office:value-type="boolean" office:boolean-value="false" table:formula="of:=+IF(XOR([.H469]=[.C469];[.I469]=[.C46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j</text:p>
          </table:table-cell>
          <table:table-cell office:value-type="string" table:style-name="ce1">
            <text:p>hrppktjsqhzqwxhdz</text:p>
          </table:table-cell>
          <table:table-cell office:value-type="float" office:value="1" table:formula="of:=LEN([.D470])-LEN(SUBSTITUTE([.D470];[.C470];&quot;&quot;))" table:style-name="ce1">
            <text:p>1</text:p>
          </table:table-cell>
          <table:table-cell office:value-type="boolean" office:boolean-value="false" table:formula="of:=+IF(AND([.E470]&gt;=[.A470];[.E470]&lt;=[.B470]);TRUE;FALSE)" table:style-name="ce1">
            <text:p>FALSE</text:p>
          </table:table-cell>
          <table:table-cell table:style-name="ce1"/>
          <table:table-cell office:value-type="string" office:string-value="q" table:formula="of:=RIGHT(LEFT([.D470];[.A470]);1)" table:style-name="ce1">
            <text:p>q</text:p>
          </table:table-cell>
          <table:table-cell office:value-type="string" office:string-value="z" table:formula="of:=RIGHT(LEFT([.D470];[.B470]);1)" table:style-name="ce1">
            <text:p>z</text:p>
          </table:table-cell>
          <table:table-cell office:value-type="boolean" office:boolean-value="false" table:formula="of:=+IF(XOR([.H470]=[.C470];[.I470]=[.C47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z</text:p>
          </table:table-cell>
          <table:table-cell office:value-type="string" table:style-name="ce1">
            <text:p>nzzzvzswz</text:p>
          </table:table-cell>
          <table:table-cell office:value-type="float" office:value="5" table:formula="of:=LEN([.D471])-LEN(SUBSTITUTE([.D471];[.C471];&quot;&quot;))" table:style-name="ce1">
            <text:p>5</text:p>
          </table:table-cell>
          <table:table-cell office:value-type="boolean" office:boolean-value="true" table:formula="of:=+IF(AND([.E471]&gt;=[.A471];[.E471]&lt;=[.B471]);TRUE;FALSE)" table:style-name="ce1">
            <text:p>TRUE</text:p>
          </table:table-cell>
          <table:table-cell table:style-name="ce1"/>
          <table:table-cell office:value-type="string" office:string-value="v" table:formula="of:=RIGHT(LEFT([.D471];[.A471]);1)" table:style-name="ce1">
            <text:p>v</text:p>
          </table:table-cell>
          <table:table-cell office:value-type="string" office:string-value="s" table:formula="of:=RIGHT(LEFT([.D471];[.B471]);1)" table:style-name="ce1">
            <text:p>s</text:p>
          </table:table-cell>
          <table:table-cell office:value-type="boolean" office:boolean-value="false" table:formula="of:=+IF(XOR([.H471]=[.C471];[.I471]=[.C47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psbpp</text:p>
          </table:table-cell>
          <table:table-cell office:value-type="float" office:value="6" table:formula="of:=LEN([.D472])-LEN(SUBSTITUTE([.D472];[.C472];&quot;&quot;))" table:style-name="ce1">
            <text:p>6</text:p>
          </table:table-cell>
          <table:table-cell office:value-type="boolean" office:boolean-value="true" table:formula="of:=+IF(AND([.E472]&gt;=[.A472];[.E472]&lt;=[.B472]);TRUE;FALSE)" table:style-name="ce1">
            <text:p>TRUE</text:p>
          </table:table-cell>
          <table:table-cell table:style-name="ce1"/>
          <table:table-cell office:value-type="string" office:string-value="b" table:formula="of:=RIGHT(LEFT([.D472];[.A472]);1)" table:style-name="ce1">
            <text:p>b</text:p>
          </table:table-cell>
          <table:table-cell office:value-type="string" office:string-value="p" table:formula="of:=RIGHT(LEFT([.D472];[.B472]);1)" table:style-name="ce1">
            <text:p>p</text:p>
          </table:table-cell>
          <table:table-cell office:value-type="boolean" office:boolean-value="true" table:formula="of:=+IF(XOR([.H472]=[.C472];[.I472]=[.C47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fffffffhffmfcxffpf</text:p>
          </table:table-cell>
          <table:table-cell office:value-type="float" office:value="15" table:formula="of:=LEN([.D473])-LEN(SUBSTITUTE([.D473];[.C473];&quot;&quot;))" table:style-name="ce1">
            <text:p>15</text:p>
          </table:table-cell>
          <table:table-cell office:value-type="boolean" office:boolean-value="false" table:formula="of:=+IF(AND([.E473]&gt;=[.A473];[.E473]&lt;=[.B473]);TRUE;FALSE)" table:style-name="ce1">
            <text:p>FALSE</text:p>
          </table:table-cell>
          <table:table-cell table:style-name="ce1"/>
          <table:table-cell office:value-type="string" office:string-value="h" table:formula="of:=RIGHT(LEFT([.D473];[.A473]);1)" table:style-name="ce1">
            <text:p>h</text:p>
          </table:table-cell>
          <table:table-cell office:value-type="string" office:string-value="m" table:formula="of:=RIGHT(LEFT([.D473];[.B473]);1)" table:style-name="ce1">
            <text:p>m</text:p>
          </table:table-cell>
          <table:table-cell office:value-type="boolean" office:boolean-value="false" table:formula="of:=+IF(XOR([.H473]=[.C473];[.I473]=[.C47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ffffffsffmf</text:p>
          </table:table-cell>
          <table:table-cell office:value-type="float" office:value="11" table:formula="of:=LEN([.D474])-LEN(SUBSTITUTE([.D474];[.C474];&quot;&quot;))" table:style-name="ce1">
            <text:p>11</text:p>
          </table:table-cell>
          <table:table-cell office:value-type="boolean" office:boolean-value="true" table:formula="of:=+IF(AND([.E474]&gt;=[.A474];[.E474]&lt;=[.B474]);TRUE;FALSE)" table:style-name="ce1">
            <text:p>TRUE</text:p>
          </table:table-cell>
          <table:table-cell table:style-name="ce1"/>
          <table:table-cell office:value-type="string" office:string-value="s" table:formula="of:=RIGHT(LEFT([.D474];[.A474]);1)" table:style-name="ce1">
            <text:p>s</text:p>
          </table:table-cell>
          <table:table-cell office:value-type="string" office:string-value="m" table:formula="of:=RIGHT(LEFT([.D474];[.B474]);1)" table:style-name="ce1">
            <text:p>m</text:p>
          </table:table-cell>
          <table:table-cell office:value-type="boolean" office:boolean-value="false" table:formula="of:=+IF(XOR([.H474]=[.C474];[.I474]=[.C47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rrrrrmrrrrmrrzr</text:p>
          </table:table-cell>
          <table:table-cell office:value-type="float" office:value="13" table:formula="of:=LEN([.D475])-LEN(SUBSTITUTE([.D475];[.C475];&quot;&quot;))" table:style-name="ce1">
            <text:p>13</text:p>
          </table:table-cell>
          <table:table-cell office:value-type="boolean" office:boolean-value="false" table:formula="of:=+IF(AND([.E475]&gt;=[.A475];[.E475]&lt;=[.B475]);TRUE;FALSE)" table:style-name="ce1">
            <text:p>FALSE</text:p>
          </table:table-cell>
          <table:table-cell table:style-name="ce1"/>
          <table:table-cell office:value-type="string" office:string-value="r" table:formula="of:=RIGHT(LEFT([.D475];[.A475]);1)" table:style-name="ce1">
            <text:p>r</text:p>
          </table:table-cell>
          <table:table-cell office:value-type="string" office:string-value="z" table:formula="of:=RIGHT(LEFT([.D475];[.B475]);1)" table:style-name="ce1">
            <text:p>z</text:p>
          </table:table-cell>
          <table:table-cell office:value-type="boolean" office:boolean-value="true" table:formula="of:=+IF(XOR([.H475]=[.C475];[.I475]=[.C47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hwwwwwwwwwwm</text:p>
          </table:table-cell>
          <table:table-cell office:value-type="float" office:value="11" table:formula="of:=LEN([.D476])-LEN(SUBSTITUTE([.D476];[.C476];&quot;&quot;))" table:style-name="ce1">
            <text:p>11</text:p>
          </table:table-cell>
          <table:table-cell office:value-type="boolean" office:boolean-value="false" table:formula="of:=+IF(AND([.E476]&gt;=[.A476];[.E476]&lt;=[.B476]);TRUE;FALSE)" table:style-name="ce1">
            <text:p>FALSE</text:p>
          </table:table-cell>
          <table:table-cell table:style-name="ce1"/>
          <table:table-cell office:value-type="string" office:string-value="w" table:formula="of:=RIGHT(LEFT([.D476];[.A476]);1)" table:style-name="ce1">
            <text:p>w</text:p>
          </table:table-cell>
          <table:table-cell office:value-type="string" office:string-value="w" table:formula="of:=RIGHT(LEFT([.D476];[.B476]);1)" table:style-name="ce1">
            <text:p>w</text:p>
          </table:table-cell>
          <table:table-cell office:value-type="boolean" office:boolean-value="false" table:formula="of:=+IF(XOR([.H476]=[.C476];[.I476]=[.C47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tqbbbbbbbz</text:p>
          </table:table-cell>
          <table:table-cell office:value-type="float" office:value="8" table:formula="of:=LEN([.D477])-LEN(SUBSTITUTE([.D477];[.C477];&quot;&quot;))" table:style-name="ce1">
            <text:p>8</text:p>
          </table:table-cell>
          <table:table-cell office:value-type="boolean" office:boolean-value="true" table:formula="of:=+IF(AND([.E477]&gt;=[.A477];[.E477]&lt;=[.B477]);TRUE;FALSE)" table:style-name="ce1">
            <text:p>TRUE</text:p>
          </table:table-cell>
          <table:table-cell table:style-name="ce1"/>
          <table:table-cell office:value-type="string" office:string-value="b" table:formula="of:=RIGHT(LEFT([.D477];[.A477]);1)" table:style-name="ce1">
            <text:p>b</text:p>
          </table:table-cell>
          <table:table-cell office:value-type="string" office:string-value="b" table:formula="of:=RIGHT(LEFT([.D477];[.B477]);1)" table:style-name="ce1">
            <text:p>b</text:p>
          </table:table-cell>
          <table:table-cell office:value-type="boolean" office:boolean-value="false" table:formula="of:=+IF(XOR([.H477]=[.C477];[.I477]=[.C47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nbbdmbzhjzzzzzmngd</text:p>
          </table:table-cell>
          <table:table-cell office:value-type="float" office:value="8" table:formula="of:=LEN([.D478])-LEN(SUBSTITUTE([.D478];[.C478];&quot;&quot;))" table:style-name="ce1">
            <text:p>8</text:p>
          </table:table-cell>
          <table:table-cell office:value-type="boolean" office:boolean-value="false" table:formula="of:=+IF(AND([.E478]&gt;=[.A478];[.E478]&lt;=[.B478]);TRUE;FALSE)" table:style-name="ce1">
            <text:p>FALSE</text:p>
          </table:table-cell>
          <table:table-cell table:style-name="ce1"/>
          <table:table-cell office:value-type="string" office:string-value="z" table:formula="of:=RIGHT(LEFT([.D478];[.A478]);1)" table:style-name="ce1">
            <text:p>z</text:p>
          </table:table-cell>
          <table:table-cell office:value-type="string" office:string-value="z" table:formula="of:=RIGHT(LEFT([.D478];[.B478]);1)" table:style-name="ce1">
            <text:p>z</text:p>
          </table:table-cell>
          <table:table-cell office:value-type="boolean" office:boolean-value="false" table:formula="of:=+IF(XOR([.H478]=[.C478];[.I478]=[.C47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</text:p>
          </table:table-cell>
          <table:table-cell office:value-type="string" table:style-name="ce1">
            <text:p>fqmqltdqqqdwqss</text:p>
          </table:table-cell>
          <table:table-cell office:value-type="float" office:value="6" table:formula="of:=LEN([.D479])-LEN(SUBSTITUTE([.D479];[.C479];&quot;&quot;))" table:style-name="ce1">
            <text:p>6</text:p>
          </table:table-cell>
          <table:table-cell office:value-type="boolean" office:boolean-value="true" table:formula="of:=+IF(AND([.E479]&gt;=[.A479];[.E479]&lt;=[.B479]);TRUE;FALSE)" table:style-name="ce1">
            <text:p>TRUE</text:p>
          </table:table-cell>
          <table:table-cell table:style-name="ce1"/>
          <table:table-cell office:value-type="string" office:string-value="t" table:formula="of:=RIGHT(LEFT([.D479];[.A479]);1)" table:style-name="ce1">
            <text:p>t</text:p>
          </table:table-cell>
          <table:table-cell office:value-type="string" office:string-value="d" table:formula="of:=RIGHT(LEFT([.D479];[.B479]);1)" table:style-name="ce1">
            <text:p>d</text:p>
          </table:table-cell>
          <table:table-cell office:value-type="boolean" office:boolean-value="false" table:formula="of:=+IF(XOR([.H479]=[.C479];[.I479]=[.C47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phhhhh</text:p>
          </table:table-cell>
          <table:table-cell office:value-type="float" office:value="6" table:formula="of:=LEN([.D480])-LEN(SUBSTITUTE([.D480];[.C480];&quot;&quot;))" table:style-name="ce1">
            <text:p>6</text:p>
          </table:table-cell>
          <table:table-cell office:value-type="boolean" office:boolean-value="false" table:formula="of:=+IF(AND([.E480]&gt;=[.A480];[.E480]&lt;=[.B480]);TRUE;FALSE)" table:style-name="ce1">
            <text:p>FALSE</text:p>
          </table:table-cell>
          <table:table-cell table:style-name="ce1"/>
          <table:table-cell office:value-type="string" office:string-value="h" table:formula="of:=RIGHT(LEFT([.D480];[.A480]);1)" table:style-name="ce1">
            <text:p>h</text:p>
          </table:table-cell>
          <table:table-cell office:value-type="string" office:string-value="h" table:formula="of:=RIGHT(LEFT([.D480];[.B480]);1)" table:style-name="ce1">
            <text:p>h</text:p>
          </table:table-cell>
          <table:table-cell office:value-type="boolean" office:boolean-value="false" table:formula="of:=+IF(XOR([.H480]=[.C480];[.I480]=[.C48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dgktrmrmdztrkmn</text:p>
          </table:table-cell>
          <table:table-cell office:value-type="float" office:value="4" table:formula="of:=LEN([.D481])-LEN(SUBSTITUTE([.D481];[.C481];&quot;&quot;))" table:style-name="ce1">
            <text:p>4</text:p>
          </table:table-cell>
          <table:table-cell office:value-type="boolean" office:boolean-value="false" table:formula="of:=+IF(AND([.E481]&gt;=[.A481];[.E481]&lt;=[.B481]);TRUE;FALSE)" table:style-name="ce1">
            <text:p>FALSE</text:p>
          </table:table-cell>
          <table:table-cell table:style-name="ce1"/>
          <table:table-cell office:value-type="string" office:string-value="r" table:formula="of:=RIGHT(LEFT([.D481];[.A481]);1)" table:style-name="ce1">
            <text:p>r</text:p>
          </table:table-cell>
          <table:table-cell office:value-type="string" office:string-value="g" table:formula="of:=RIGHT(LEFT([.D481];[.B481]);1)" table:style-name="ce1">
            <text:p>g</text:p>
          </table:table-cell>
          <table:table-cell office:value-type="boolean" office:boolean-value="true" table:formula="of:=+IF(XOR([.H481]=[.C481];[.I481]=[.C48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wslwwsmwswwfxwwwww</text:p>
          </table:table-cell>
          <table:table-cell office:value-type="float" office:value="12" table:formula="of:=LEN([.D482])-LEN(SUBSTITUTE([.D482];[.C482];&quot;&quot;))" table:style-name="ce1">
            <text:p>12</text:p>
          </table:table-cell>
          <table:table-cell office:value-type="boolean" office:boolean-value="false" table:formula="of:=+IF(AND([.E482]&gt;=[.A482];[.E482]&lt;=[.B482]);TRUE;FALSE)" table:style-name="ce1">
            <text:p>FALSE</text:p>
          </table:table-cell>
          <table:table-cell table:style-name="ce1"/>
          <table:table-cell office:value-type="string" office:string-value="w" table:formula="of:=RIGHT(LEFT([.D482];[.A482]);1)" table:style-name="ce1">
            <text:p>w</text:p>
          </table:table-cell>
          <table:table-cell office:value-type="string" office:string-value="w" table:formula="of:=RIGHT(LEFT([.D482];[.B482]);1)" table:style-name="ce1">
            <text:p>w</text:p>
          </table:table-cell>
          <table:table-cell office:value-type="boolean" office:boolean-value="false" table:formula="of:=+IF(XOR([.H482]=[.C482];[.I482]=[.C48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rpppp</text:p>
          </table:table-cell>
          <table:table-cell office:value-type="float" office:value="7" table:formula="of:=LEN([.D483])-LEN(SUBSTITUTE([.D483];[.C483];&quot;&quot;))" table:style-name="ce1">
            <text:p>7</text:p>
          </table:table-cell>
          <table:table-cell office:value-type="boolean" office:boolean-value="true" table:formula="of:=+IF(AND([.E483]&gt;=[.A483];[.E483]&lt;=[.B483]);TRUE;FALSE)" table:style-name="ce1">
            <text:p>TRUE</text:p>
          </table:table-cell>
          <table:table-cell table:style-name="ce1"/>
          <table:table-cell office:value-type="string" office:string-value="p" table:formula="of:=RIGHT(LEFT([.D483];[.A483]);1)" table:style-name="ce1">
            <text:p>p</text:p>
          </table:table-cell>
          <table:table-cell office:value-type="string" office:string-value="p" table:formula="of:=RIGHT(LEFT([.D483];[.B483]);1)" table:style-name="ce1">
            <text:p>p</text:p>
          </table:table-cell>
          <table:table-cell office:value-type="boolean" office:boolean-value="false" table:formula="of:=+IF(XOR([.H483]=[.C483];[.I483]=[.C48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zzzdzrztzzzz</text:p>
          </table:table-cell>
          <table:table-cell office:value-type="float" office:value="11" table:formula="of:=LEN([.D484])-LEN(SUBSTITUTE([.D484];[.C484];&quot;&quot;))" table:style-name="ce1">
            <text:p>11</text:p>
          </table:table-cell>
          <table:table-cell office:value-type="boolean" office:boolean-value="false" table:formula="of:=+IF(AND([.E484]&gt;=[.A484];[.E484]&lt;=[.B484]);TRUE;FALSE)" table:style-name="ce1">
            <text:p>FALSE</text:p>
          </table:table-cell>
          <table:table-cell table:style-name="ce1"/>
          <table:table-cell office:value-type="string" office:string-value="r" table:formula="of:=RIGHT(LEFT([.D484];[.A484]);1)" table:style-name="ce1">
            <text:p>r</text:p>
          </table:table-cell>
          <table:table-cell office:value-type="string" office:string-value="t" table:formula="of:=RIGHT(LEFT([.D484];[.B484]);1)" table:style-name="ce1">
            <text:p>t</text:p>
          </table:table-cell>
          <table:table-cell office:value-type="boolean" office:boolean-value="false" table:formula="of:=+IF(XOR([.H484]=[.C484];[.I484]=[.C48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mldmmwxmjmrmtrmm</text:p>
          </table:table-cell>
          <table:table-cell office:value-type="float" office:value="8" table:formula="of:=LEN([.D485])-LEN(SUBSTITUTE([.D485];[.C485];&quot;&quot;))" table:style-name="ce1">
            <text:p>8</text:p>
          </table:table-cell>
          <table:table-cell office:value-type="boolean" office:boolean-value="true" table:formula="of:=+IF(AND([.E485]&gt;=[.A485];[.E485]&lt;=[.B485]);TRUE;FALSE)" table:style-name="ce1">
            <text:p>TRUE</text:p>
          </table:table-cell>
          <table:table-cell table:style-name="ce1"/>
          <table:table-cell office:value-type="string" office:string-value="x" table:formula="of:=RIGHT(LEFT([.D485];[.A485]);1)" table:style-name="ce1">
            <text:p>x</text:p>
          </table:table-cell>
          <table:table-cell office:value-type="string" office:string-value="m" table:formula="of:=RIGHT(LEFT([.D485];[.B485]);1)" table:style-name="ce1">
            <text:p>m</text:p>
          </table:table-cell>
          <table:table-cell office:value-type="boolean" office:boolean-value="true" table:formula="of:=+IF(XOR([.H485]=[.C485];[.I485]=[.C48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hpprsdvkmsssmssnqwm</text:p>
          </table:table-cell>
          <table:table-cell office:value-type="float" office:value="6" table:formula="of:=LEN([.D486])-LEN(SUBSTITUTE([.D486];[.C486];&quot;&quot;))" table:style-name="ce1">
            <text:p>6</text:p>
          </table:table-cell>
          <table:table-cell office:value-type="boolean" office:boolean-value="false" table:formula="of:=+IF(AND([.E486]&gt;=[.A486];[.E486]&lt;=[.B486]);TRUE;FALSE)" table:style-name="ce1">
            <text:p>FALSE</text:p>
          </table:table-cell>
          <table:table-cell table:style-name="ce1"/>
          <table:table-cell office:value-type="string" office:string-value="s" table:formula="of:=RIGHT(LEFT([.D486];[.A486]);1)" table:style-name="ce1">
            <text:p>s</text:p>
          </table:table-cell>
          <table:table-cell office:value-type="string" office:string-value="s" table:formula="of:=RIGHT(LEFT([.D486];[.B486]);1)" table:style-name="ce1">
            <text:p>s</text:p>
          </table:table-cell>
          <table:table-cell office:value-type="boolean" office:boolean-value="false" table:formula="of:=+IF(XOR([.H486]=[.C486];[.I486]=[.C48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qplnhkhh</text:p>
          </table:table-cell>
          <table:table-cell office:value-type="float" office:value="3" table:formula="of:=LEN([.D487])-LEN(SUBSTITUTE([.D487];[.C487];&quot;&quot;))" table:style-name="ce1">
            <text:p>3</text:p>
          </table:table-cell>
          <table:table-cell office:value-type="boolean" office:boolean-value="true" table:formula="of:=+IF(AND([.E487]&gt;=[.A487];[.E487]&lt;=[.B487]);TRUE;FALSE)" table:style-name="ce1">
            <text:p>TRUE</text:p>
          </table:table-cell>
          <table:table-cell table:style-name="ce1"/>
          <table:table-cell office:value-type="string" office:string-value="l" table:formula="of:=RIGHT(LEFT([.D487];[.A487]);1)" table:style-name="ce1">
            <text:p>l</text:p>
          </table:table-cell>
          <table:table-cell office:value-type="string" office:string-value="n" table:formula="of:=RIGHT(LEFT([.D487];[.B487]);1)" table:style-name="ce1">
            <text:p>n</text:p>
          </table:table-cell>
          <table:table-cell office:value-type="boolean" office:boolean-value="false" table:formula="of:=+IF(XOR([.H487]=[.C487];[.I487]=[.C48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vxvqzqzdnjjwwtdbwc</text:p>
          </table:table-cell>
          <table:table-cell office:value-type="float" office:value="4" table:formula="of:=LEN([.D488])-LEN(SUBSTITUTE([.D488];[.C488];&quot;&quot;))" table:style-name="ce1">
            <text:p>4</text:p>
          </table:table-cell>
          <table:table-cell office:value-type="boolean" office:boolean-value="false" table:formula="of:=+IF(AND([.E488]&gt;=[.A488];[.E488]&lt;=[.B488]);TRUE;FALSE)" table:style-name="ce1">
            <text:p>FALSE</text:p>
          </table:table-cell>
          <table:table-cell table:style-name="ce1"/>
          <table:table-cell office:value-type="string" office:string-value="w" table:formula="of:=RIGHT(LEFT([.D488];[.A488]);1)" table:style-name="ce1">
            <text:p>w</text:p>
          </table:table-cell>
          <table:table-cell office:value-type="string" office:string-value="c" table:formula="of:=RIGHT(LEFT([.D488];[.B488]);1)" table:style-name="ce1">
            <text:p>c</text:p>
          </table:table-cell>
          <table:table-cell office:value-type="boolean" office:boolean-value="true" table:formula="of:=+IF(XOR([.H488]=[.C488];[.I488]=[.C48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</text:p>
          </table:table-cell>
          <table:table-cell office:value-type="string" table:style-name="ce1">
            <text:p>fpnp</text:p>
          </table:table-cell>
          <table:table-cell office:value-type="float" office:value="2" table:formula="of:=LEN([.D489])-LEN(SUBSTITUTE([.D489];[.C489];&quot;&quot;))" table:style-name="ce1">
            <text:p>2</text:p>
          </table:table-cell>
          <table:table-cell office:value-type="boolean" office:boolean-value="true" table:formula="of:=+IF(AND([.E489]&gt;=[.A489];[.E489]&lt;=[.B489]);TRUE;FALSE)" table:style-name="ce1">
            <text:p>TRUE</text:p>
          </table:table-cell>
          <table:table-cell table:style-name="ce1"/>
          <table:table-cell office:value-type="string" office:string-value="p" table:formula="of:=RIGHT(LEFT([.D489];[.A489]);1)" table:style-name="ce1">
            <text:p>p</text:p>
          </table:table-cell>
          <table:table-cell office:value-type="string" office:string-value="p" table:formula="of:=RIGHT(LEFT([.D489];[.B489]);1)" table:style-name="ce1">
            <text:p>p</text:p>
          </table:table-cell>
          <table:table-cell office:value-type="boolean" office:boolean-value="false" table:formula="of:=+IF(XOR([.H489]=[.C489];[.I489]=[.C48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cpcccccccc</text:p>
          </table:table-cell>
          <table:table-cell office:value-type="float" office:value="12" table:formula="of:=LEN([.D490])-LEN(SUBSTITUTE([.D490];[.C490];&quot;&quot;))" table:style-name="ce1">
            <text:p>12</text:p>
          </table:table-cell>
          <table:table-cell office:value-type="boolean" office:boolean-value="false" table:formula="of:=+IF(AND([.E490]&gt;=[.A490];[.E490]&lt;=[.B490]);TRUE;FALSE)" table:style-name="ce1">
            <text:p>FALSE</text:p>
          </table:table-cell>
          <table:table-cell table:style-name="ce1"/>
          <table:table-cell office:value-type="string" office:string-value="c" table:formula="of:=RIGHT(LEFT([.D490];[.A490]);1)" table:style-name="ce1">
            <text:p>c</text:p>
          </table:table-cell>
          <table:table-cell office:value-type="string" office:string-value="p" table:formula="of:=RIGHT(LEFT([.D490];[.B490]);1)" table:style-name="ce1">
            <text:p>p</text:p>
          </table:table-cell>
          <table:table-cell office:value-type="boolean" office:boolean-value="true" table:formula="of:=+IF(XOR([.H490]=[.C490];[.I490]=[.C49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wggbgfggrxggg</text:p>
          </table:table-cell>
          <table:table-cell office:value-type="float" office:value="10" table:formula="of:=LEN([.D491])-LEN(SUBSTITUTE([.D491];[.C491];&quot;&quot;))" table:style-name="ce1">
            <text:p>10</text:p>
          </table:table-cell>
          <table:table-cell office:value-type="boolean" office:boolean-value="true" table:formula="of:=+IF(AND([.E491]&gt;=[.A491];[.E491]&lt;=[.B491]);TRUE;FALSE)" table:style-name="ce1">
            <text:p>TRUE</text:p>
          </table:table-cell>
          <table:table-cell table:style-name="ce1"/>
          <table:table-cell office:value-type="string" office:string-value="w" table:formula="of:=RIGHT(LEFT([.D491];[.A491]);1)" table:style-name="ce1">
            <text:p>w</text:p>
          </table:table-cell>
          <table:table-cell office:value-type="string" office:string-value="x" table:formula="of:=RIGHT(LEFT([.D491];[.B491]);1)" table:style-name="ce1">
            <text:p>x</text:p>
          </table:table-cell>
          <table:table-cell office:value-type="boolean" office:boolean-value="false" table:formula="of:=+IF(XOR([.H491]=[.C491];[.I491]=[.C49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rszrgdbrw</text:p>
          </table:table-cell>
          <table:table-cell office:value-type="float" office:value="4" table:formula="of:=LEN([.D492])-LEN(SUBSTITUTE([.D492];[.C492];&quot;&quot;))" table:style-name="ce1">
            <text:p>4</text:p>
          </table:table-cell>
          <table:table-cell office:value-type="boolean" office:boolean-value="true" table:formula="of:=+IF(AND([.E492]&gt;=[.A492];[.E492]&lt;=[.B492]);TRUE;FALSE)" table:style-name="ce1">
            <text:p>TRUE</text:p>
          </table:table-cell>
          <table:table-cell table:style-name="ce1"/>
          <table:table-cell office:value-type="string" office:string-value="z" table:formula="of:=RIGHT(LEFT([.D492];[.A492]);1)" table:style-name="ce1">
            <text:p>z</text:p>
          </table:table-cell>
          <table:table-cell office:value-type="string" office:string-value="b" table:formula="of:=RIGHT(LEFT([.D492];[.B492]);1)" table:style-name="ce1">
            <text:p>b</text:p>
          </table:table-cell>
          <table:table-cell office:value-type="boolean" office:boolean-value="false" table:formula="of:=+IF(XOR([.H492]=[.C492];[.I492]=[.C49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nmgjtps</text:p>
          </table:table-cell>
          <table:table-cell office:value-type="float" office:value="1" table:formula="of:=LEN([.D493])-LEN(SUBSTITUTE([.D493];[.C493];&quot;&quot;))" table:style-name="ce1">
            <text:p>1</text:p>
          </table:table-cell>
          <table:table-cell office:value-type="boolean" office:boolean-value="false" table:formula="of:=+IF(AND([.E493]&gt;=[.A493];[.E493]&lt;=[.B493]);TRUE;FALSE)" table:style-name="ce1">
            <text:p>FALSE</text:p>
          </table:table-cell>
          <table:table-cell table:style-name="ce1"/>
          <table:table-cell office:value-type="string" office:string-value="n" table:formula="of:=RIGHT(LEFT([.D493];[.A493]);1)" table:style-name="ce1">
            <text:p>n</text:p>
          </table:table-cell>
          <table:table-cell office:value-type="string" office:string-value="g" table:formula="of:=RIGHT(LEFT([.D493];[.B493]);1)" table:style-name="ce1">
            <text:p>g</text:p>
          </table:table-cell>
          <table:table-cell office:value-type="boolean" office:boolean-value="true" table:formula="of:=+IF(XOR([.H493]=[.C493];[.I493]=[.C49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jjjxjjgjc</text:p>
          </table:table-cell>
          <table:table-cell office:value-type="float" office:value="6" table:formula="of:=LEN([.D494])-LEN(SUBSTITUTE([.D494];[.C494];&quot;&quot;))" table:style-name="ce1">
            <text:p>6</text:p>
          </table:table-cell>
          <table:table-cell office:value-type="boolean" office:boolean-value="false" table:formula="of:=+IF(AND([.E494]&gt;=[.A494];[.E494]&lt;=[.B494]);TRUE;FALSE)" table:style-name="ce1">
            <text:p>FALSE</text:p>
          </table:table-cell>
          <table:table-cell table:style-name="ce1"/>
          <table:table-cell office:value-type="string" office:string-value="g" table:formula="of:=RIGHT(LEFT([.D494];[.A494]);1)" table:style-name="ce1">
            <text:p>g</text:p>
          </table:table-cell>
          <table:table-cell office:value-type="string" office:string-value="c" table:formula="of:=RIGHT(LEFT([.D494];[.B494]);1)" table:style-name="ce1">
            <text:p>c</text:p>
          </table:table-cell>
          <table:table-cell office:value-type="boolean" office:boolean-value="false" table:formula="of:=+IF(XOR([.H494]=[.C494];[.I494]=[.C49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vmmhmm</text:p>
          </table:table-cell>
          <table:table-cell office:value-type="float" office:value="4" table:formula="of:=LEN([.D495])-LEN(SUBSTITUTE([.D495];[.C495];&quot;&quot;))" table:style-name="ce1">
            <text:p>4</text:p>
          </table:table-cell>
          <table:table-cell office:value-type="boolean" office:boolean-value="true" table:formula="of:=+IF(AND([.E495]&gt;=[.A495];[.E495]&lt;=[.B495]);TRUE;FALSE)" table:style-name="ce1">
            <text:p>TRUE</text:p>
          </table:table-cell>
          <table:table-cell table:style-name="ce1"/>
          <table:table-cell office:value-type="string" office:string-value="m" table:formula="of:=RIGHT(LEFT([.D495];[.A495]);1)" table:style-name="ce1">
            <text:p>m</text:p>
          </table:table-cell>
          <table:table-cell office:value-type="string" office:string-value="m" table:formula="of:=RIGHT(LEFT([.D495];[.B495]);1)" table:style-name="ce1">
            <text:p>m</text:p>
          </table:table-cell>
          <table:table-cell office:value-type="boolean" office:boolean-value="false" table:formula="of:=+IF(XOR([.H495]=[.C495];[.I495]=[.C49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w</text:p>
          </table:table-cell>
          <table:table-cell office:value-type="string" table:style-name="ce1">
            <text:p>vwww</text:p>
          </table:table-cell>
          <table:table-cell office:value-type="float" office:value="3" table:formula="of:=LEN([.D496])-LEN(SUBSTITUTE([.D496];[.C496];&quot;&quot;))" table:style-name="ce1">
            <text:p>3</text:p>
          </table:table-cell>
          <table:table-cell office:value-type="boolean" office:boolean-value="true" table:formula="of:=+IF(AND([.E496]&gt;=[.A496];[.E496]&lt;=[.B496]);TRUE;FALSE)" table:style-name="ce1">
            <text:p>TRUE</text:p>
          </table:table-cell>
          <table:table-cell table:style-name="ce1"/>
          <table:table-cell office:value-type="string" office:string-value="w" table:formula="of:=RIGHT(LEFT([.D496];[.A496]);1)" table:style-name="ce1">
            <text:p>w</text:p>
          </table:table-cell>
          <table:table-cell office:value-type="string" office:string-value="w" table:formula="of:=RIGHT(LEFT([.D496];[.B496]);1)" table:style-name="ce1">
            <text:p>w</text:p>
          </table:table-cell>
          <table:table-cell office:value-type="boolean" office:boolean-value="false" table:formula="of:=+IF(XOR([.H496]=[.C496];[.I496]=[.C49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vnbqbvcpkvnhqvvbvzv</text:p>
          </table:table-cell>
          <table:table-cell office:value-type="float" office:value="7" table:formula="of:=LEN([.D497])-LEN(SUBSTITUTE([.D497];[.C497];&quot;&quot;))" table:style-name="ce1">
            <text:p>7</text:p>
          </table:table-cell>
          <table:table-cell office:value-type="boolean" office:boolean-value="false" table:formula="of:=+IF(AND([.E497]&gt;=[.A497];[.E497]&lt;=[.B497]);TRUE;FALSE)" table:style-name="ce1">
            <text:p>FALSE</text:p>
          </table:table-cell>
          <table:table-cell table:style-name="ce1"/>
          <table:table-cell office:value-type="string" office:string-value="k" table:formula="of:=RIGHT(LEFT([.D497];[.A497]);1)" table:style-name="ce1">
            <text:p>k</text:p>
          </table:table-cell>
          <table:table-cell office:value-type="string" office:string-value="v" table:formula="of:=RIGHT(LEFT([.D497];[.B497]);1)" table:style-name="ce1">
            <text:p>v</text:p>
          </table:table-cell>
          <table:table-cell office:value-type="boolean" office:boolean-value="true" table:formula="of:=+IF(XOR([.H497]=[.C497];[.I497]=[.C49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tggggggbggggxggglg</text:p>
          </table:table-cell>
          <table:table-cell office:value-type="float" office:value="16" table:formula="of:=LEN([.D498])-LEN(SUBSTITUTE([.D498];[.C498];&quot;&quot;))" table:style-name="ce1">
            <text:p>16</text:p>
          </table:table-cell>
          <table:table-cell office:value-type="boolean" office:boolean-value="true" table:formula="of:=+IF(AND([.E498]&gt;=[.A498];[.E498]&lt;=[.B498]);TRUE;FALSE)" table:style-name="ce1">
            <text:p>TRUE</text:p>
          </table:table-cell>
          <table:table-cell table:style-name="ce1"/>
          <table:table-cell office:value-type="string" office:string-value="x" table:formula="of:=RIGHT(LEFT([.D498];[.A498]);1)" table:style-name="ce1">
            <text:p>x</text:p>
          </table:table-cell>
          <table:table-cell office:value-type="string" office:string-value="l" table:formula="of:=RIGHT(LEFT([.D498];[.B498]);1)" table:style-name="ce1">
            <text:p>l</text:p>
          </table:table-cell>
          <table:table-cell office:value-type="boolean" office:boolean-value="false" table:formula="of:=+IF(XOR([.H498]=[.C498];[.I498]=[.C49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mmmmjmmmmmmm</text:p>
          </table:table-cell>
          <table:table-cell office:value-type="float" office:value="13" table:formula="of:=LEN([.D499])-LEN(SUBSTITUTE([.D499];[.C499];&quot;&quot;))" table:style-name="ce1">
            <text:p>13</text:p>
          </table:table-cell>
          <table:table-cell office:value-type="boolean" office:boolean-value="true" table:formula="of:=+IF(AND([.E499]&gt;=[.A499];[.E499]&lt;=[.B499]);TRUE;FALSE)" table:style-name="ce1">
            <text:p>TRUE</text:p>
          </table:table-cell>
          <table:table-cell table:style-name="ce1"/>
          <table:table-cell office:value-type="string" office:string-value="j" table:formula="of:=RIGHT(LEFT([.D499];[.A499]);1)" table:style-name="ce1">
            <text:p>j</text:p>
          </table:table-cell>
          <table:table-cell office:value-type="string" office:string-value="m" table:formula="of:=RIGHT(LEFT([.D499];[.B499]);1)" table:style-name="ce1">
            <text:p>m</text:p>
          </table:table-cell>
          <table:table-cell office:value-type="boolean" office:boolean-value="true" table:formula="of:=+IF(XOR([.H499]=[.C499];[.I499]=[.C49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xhdndtfdddndxzdqk</text:p>
          </table:table-cell>
          <table:table-cell office:value-type="float" office:value="9" table:formula="of:=LEN([.D500])-LEN(SUBSTITUTE([.D500];[.C500];&quot;&quot;))" table:style-name="ce1">
            <text:p>9</text:p>
          </table:table-cell>
          <table:table-cell office:value-type="boolean" office:boolean-value="true" table:formula="of:=+IF(AND([.E500]&gt;=[.A500];[.E500]&lt;=[.B500]);TRUE;FALSE)" table:style-name="ce1">
            <text:p>TRUE</text:p>
          </table:table-cell>
          <table:table-cell table:style-name="ce1"/>
          <table:table-cell office:value-type="string" office:string-value="d" table:formula="of:=RIGHT(LEFT([.D500];[.A500]);1)" table:style-name="ce1">
            <text:p>d</text:p>
          </table:table-cell>
          <table:table-cell office:value-type="string" office:string-value="d" table:formula="of:=RIGHT(LEFT([.D500];[.B500]);1)" table:style-name="ce1">
            <text:p>d</text:p>
          </table:table-cell>
          <table:table-cell office:value-type="boolean" office:boolean-value="false" table:formula="of:=+IF(XOR([.H500]=[.C500];[.I500]=[.C50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nfbfffffgrff</text:p>
          </table:table-cell>
          <table:table-cell office:value-type="float" office:value="10" table:formula="of:=LEN([.D501])-LEN(SUBSTITUTE([.D501];[.C501];&quot;&quot;))" table:style-name="ce1">
            <text:p>10</text:p>
          </table:table-cell>
          <table:table-cell office:value-type="boolean" office:boolean-value="true" table:formula="of:=+IF(AND([.E501]&gt;=[.A501];[.E501]&lt;=[.B501]);TRUE;FALSE)" table:style-name="ce1">
            <text:p>TRUE</text:p>
          </table:table-cell>
          <table:table-cell table:style-name="ce1"/>
          <table:table-cell office:value-type="string" office:string-value="n" table:formula="of:=RIGHT(LEFT([.D501];[.A501]);1)" table:style-name="ce1">
            <text:p>n</text:p>
          </table:table-cell>
          <table:table-cell office:value-type="string" office:string-value="g" table:formula="of:=RIGHT(LEFT([.D501];[.B501]);1)" table:style-name="ce1">
            <text:p>g</text:p>
          </table:table-cell>
          <table:table-cell office:value-type="boolean" office:boolean-value="false" table:formula="of:=+IF(XOR([.H501]=[.C501];[.I501]=[.C50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w</text:p>
          </table:table-cell>
          <table:table-cell office:value-type="string" table:style-name="ce1">
            <text:p>fflfpgklzlxfwwt</text:p>
          </table:table-cell>
          <table:table-cell office:value-type="float" office:value="2" table:formula="of:=LEN([.D502])-LEN(SUBSTITUTE([.D502];[.C502];&quot;&quot;))" table:style-name="ce1">
            <text:p>2</text:p>
          </table:table-cell>
          <table:table-cell office:value-type="boolean" office:boolean-value="false" table:formula="of:=+IF(AND([.E502]&gt;=[.A502];[.E502]&lt;=[.B502]);TRUE;FALSE)" table:style-name="ce1">
            <text:p>FALSE</text:p>
          </table:table-cell>
          <table:table-cell table:style-name="ce1"/>
          <table:table-cell office:value-type="string" office:string-value="k" table:formula="of:=RIGHT(LEFT([.D502];[.A502]);1)" table:style-name="ce1">
            <text:p>k</text:p>
          </table:table-cell>
          <table:table-cell office:value-type="string" office:string-value="w" table:formula="of:=RIGHT(LEFT([.D502];[.B502]);1)" table:style-name="ce1">
            <text:p>w</text:p>
          </table:table-cell>
          <table:table-cell office:value-type="boolean" office:boolean-value="true" table:formula="of:=+IF(XOR([.H502]=[.C502];[.I502]=[.C50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xllzgbjrrddnmdhdwp</text:p>
          </table:table-cell>
          <table:table-cell office:value-type="float" office:value="4" table:formula="of:=LEN([.D503])-LEN(SUBSTITUTE([.D503];[.C503];&quot;&quot;))" table:style-name="ce1">
            <text:p>4</text:p>
          </table:table-cell>
          <table:table-cell office:value-type="boolean" office:boolean-value="false" table:formula="of:=+IF(AND([.E503]&gt;=[.A503];[.E503]&lt;=[.B503]);TRUE;FALSE)" table:style-name="ce1">
            <text:p>FALSE</text:p>
          </table:table-cell>
          <table:table-cell table:style-name="ce1"/>
          <table:table-cell office:value-type="string" office:string-value="d" table:formula="of:=RIGHT(LEFT([.D503];[.A503]);1)" table:style-name="ce1">
            <text:p>d</text:p>
          </table:table-cell>
          <table:table-cell office:value-type="string" office:string-value="d" table:formula="of:=RIGHT(LEFT([.D503];[.B503]);1)" table:style-name="ce1">
            <text:p>d</text:p>
          </table:table-cell>
          <table:table-cell office:value-type="boolean" office:boolean-value="false" table:formula="of:=+IF(XOR([.H503]=[.C503];[.I503]=[.C50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nnnknnn</text:p>
          </table:table-cell>
          <table:table-cell office:value-type="float" office:value="7" table:formula="of:=LEN([.D504])-LEN(SUBSTITUTE([.D504];[.C504];&quot;&quot;))" table:style-name="ce1">
            <text:p>7</text:p>
          </table:table-cell>
          <table:table-cell office:value-type="boolean" office:boolean-value="false" table:formula="of:=+IF(AND([.E504]&gt;=[.A504];[.E504]&lt;=[.B504]);TRUE;FALSE)" table:style-name="ce1">
            <text:p>FALSE</text:p>
          </table:table-cell>
          <table:table-cell table:style-name="ce1"/>
          <table:table-cell office:value-type="string" office:string-value="n" table:formula="of:=RIGHT(LEFT([.D504];[.A504]);1)" table:style-name="ce1">
            <text:p>n</text:p>
          </table:table-cell>
          <table:table-cell office:value-type="string" office:string-value="k" table:formula="of:=RIGHT(LEFT([.D504];[.B504]);1)" table:style-name="ce1">
            <text:p>k</text:p>
          </table:table-cell>
          <table:table-cell office:value-type="boolean" office:boolean-value="true" table:formula="of:=+IF(XOR([.H504]=[.C504];[.I504]=[.C50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j</text:p>
          </table:table-cell>
          <table:table-cell office:value-type="string" table:style-name="ce1">
            <text:p>ffkjjljgndljjnjscs</text:p>
          </table:table-cell>
          <table:table-cell office:value-type="float" office:value="6" table:formula="of:=LEN([.D505])-LEN(SUBSTITUTE([.D505];[.C505];&quot;&quot;))" table:style-name="ce1">
            <text:p>6</text:p>
          </table:table-cell>
          <table:table-cell office:value-type="boolean" office:boolean-value="false" table:formula="of:=+IF(AND([.E505]&gt;=[.A505];[.E505]&lt;=[.B505]);TRUE;FALSE)" table:style-name="ce1">
            <text:p>FALSE</text:p>
          </table:table-cell>
          <table:table-cell table:style-name="ce1"/>
          <table:table-cell office:value-type="string" office:string-value="j" table:formula="of:=RIGHT(LEFT([.D505];[.A505]);1)" table:style-name="ce1">
            <text:p>j</text:p>
          </table:table-cell>
          <table:table-cell office:value-type="string" office:string-value="s" table:formula="of:=RIGHT(LEFT([.D505];[.B505]);1)" table:style-name="ce1">
            <text:p>s</text:p>
          </table:table-cell>
          <table:table-cell office:value-type="boolean" office:boolean-value="true" table:formula="of:=+IF(XOR([.H505]=[.C505];[.I505]=[.C50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vvxvntqcrqq</text:p>
          </table:table-cell>
          <table:table-cell office:value-type="float" office:value="3" table:formula="of:=LEN([.D506])-LEN(SUBSTITUTE([.D506];[.C506];&quot;&quot;))" table:style-name="ce1">
            <text:p>3</text:p>
          </table:table-cell>
          <table:table-cell office:value-type="boolean" office:boolean-value="true" table:formula="of:=+IF(AND([.E506]&gt;=[.A506];[.E506]&lt;=[.B506]);TRUE;FALSE)" table:style-name="ce1">
            <text:p>TRUE</text:p>
          </table:table-cell>
          <table:table-cell table:style-name="ce1"/>
          <table:table-cell office:value-type="string" office:string-value="v" table:formula="of:=RIGHT(LEFT([.D506];[.A506]);1)" table:style-name="ce1">
            <text:p>v</text:p>
          </table:table-cell>
          <table:table-cell office:value-type="string" office:string-value="v" table:formula="of:=RIGHT(LEFT([.D506];[.B506]);1)" table:style-name="ce1">
            <text:p>v</text:p>
          </table:table-cell>
          <table:table-cell office:value-type="boolean" office:boolean-value="false" table:formula="of:=+IF(XOR([.H506]=[.C506];[.I506]=[.C50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cccgpcc</text:p>
          </table:table-cell>
          <table:table-cell office:value-type="float" office:value="5" table:formula="of:=LEN([.D507])-LEN(SUBSTITUTE([.D507];[.C507];&quot;&quot;))" table:style-name="ce1">
            <text:p>5</text:p>
          </table:table-cell>
          <table:table-cell office:value-type="boolean" office:boolean-value="true" table:formula="of:=+IF(AND([.E507]&gt;=[.A507];[.E507]&lt;=[.B507]);TRUE;FALSE)" table:style-name="ce1">
            <text:p>TRUE</text:p>
          </table:table-cell>
          <table:table-cell table:style-name="ce1"/>
          <table:table-cell office:value-type="string" office:string-value="g" table:formula="of:=RIGHT(LEFT([.D507];[.A507]);1)" table:style-name="ce1">
            <text:p>g</text:p>
          </table:table-cell>
          <table:table-cell office:value-type="string" office:string-value="p" table:formula="of:=RIGHT(LEFT([.D507];[.B507]);1)" table:style-name="ce1">
            <text:p>p</text:p>
          </table:table-cell>
          <table:table-cell office:value-type="boolean" office:boolean-value="false" table:formula="of:=+IF(XOR([.H507]=[.C507];[.I507]=[.C50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</text:p>
          </table:table-cell>
          <table:table-cell office:value-type="string" table:style-name="ce1">
            <text:p>qjjfrhwljgczj</text:p>
          </table:table-cell>
          <table:table-cell office:value-type="float" office:value="4" table:formula="of:=LEN([.D508])-LEN(SUBSTITUTE([.D508];[.C508];&quot;&quot;))" table:style-name="ce1">
            <text:p>4</text:p>
          </table:table-cell>
          <table:table-cell office:value-type="boolean" office:boolean-value="false" table:formula="of:=+IF(AND([.E508]&gt;=[.A508];[.E508]&lt;=[.B508]);TRUE;FALSE)" table:style-name="ce1">
            <text:p>FALSE</text:p>
          </table:table-cell>
          <table:table-cell table:style-name="ce1"/>
          <table:table-cell office:value-type="string" office:string-value="j" table:formula="of:=RIGHT(LEFT([.D508];[.A508]);1)" table:style-name="ce1">
            <text:p>j</text:p>
          </table:table-cell>
          <table:table-cell office:value-type="string" office:string-value="j" table:formula="of:=RIGHT(LEFT([.D508];[.B508]);1)" table:style-name="ce1">
            <text:p>j</text:p>
          </table:table-cell>
          <table:table-cell office:value-type="boolean" office:boolean-value="false" table:formula="of:=+IF(XOR([.H508]=[.C508];[.I508]=[.C50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kkkkkkk</text:p>
          </table:table-cell>
          <table:table-cell office:value-type="float" office:value="10" table:formula="of:=LEN([.D509])-LEN(SUBSTITUTE([.D509];[.C509];&quot;&quot;))" table:style-name="ce1">
            <text:p>10</text:p>
          </table:table-cell>
          <table:table-cell office:value-type="boolean" office:boolean-value="false" table:formula="of:=+IF(AND([.E509]&gt;=[.A509];[.E509]&lt;=[.B509]);TRUE;FALSE)" table:style-name="ce1">
            <text:p>FALSE</text:p>
          </table:table-cell>
          <table:table-cell table:style-name="ce1"/>
          <table:table-cell office:value-type="string" office:string-value="k" table:formula="of:=RIGHT(LEFT([.D509];[.A509]);1)" table:style-name="ce1">
            <text:p>k</text:p>
          </table:table-cell>
          <table:table-cell office:value-type="string" office:string-value="k" table:formula="of:=RIGHT(LEFT([.D509];[.B509]);1)" table:style-name="ce1">
            <text:p>k</text:p>
          </table:table-cell>
          <table:table-cell office:value-type="boolean" office:boolean-value="false" table:formula="of:=+IF(XOR([.H509]=[.C509];[.I509]=[.C50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rrrxrcrrr</text:p>
          </table:table-cell>
          <table:table-cell office:value-type="float" office:value="8" table:formula="of:=LEN([.D510])-LEN(SUBSTITUTE([.D510];[.C510];&quot;&quot;))" table:style-name="ce1">
            <text:p>8</text:p>
          </table:table-cell>
          <table:table-cell office:value-type="boolean" office:boolean-value="false" table:formula="of:=+IF(AND([.E510]&gt;=[.A510];[.E510]&lt;=[.B510]);TRUE;FALSE)" table:style-name="ce1">
            <text:p>FALSE</text:p>
          </table:table-cell>
          <table:table-cell table:style-name="ce1"/>
          <table:table-cell office:value-type="string" office:string-value="r" table:formula="of:=RIGHT(LEFT([.D510];[.A510]);1)" table:style-name="ce1">
            <text:p>r</text:p>
          </table:table-cell>
          <table:table-cell office:value-type="string" office:string-value="r" table:formula="of:=RIGHT(LEFT([.D510];[.B510]);1)" table:style-name="ce1">
            <text:p>r</text:p>
          </table:table-cell>
          <table:table-cell office:value-type="boolean" office:boolean-value="false" table:formula="of:=+IF(XOR([.H510]=[.C510];[.I510]=[.C51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ltttttttttttttttt</text:p>
          </table:table-cell>
          <table:table-cell office:value-type="float" office:value="16" table:formula="of:=LEN([.D511])-LEN(SUBSTITUTE([.D511];[.C511];&quot;&quot;))" table:style-name="ce1">
            <text:p>16</text:p>
          </table:table-cell>
          <table:table-cell office:value-type="boolean" office:boolean-value="false" table:formula="of:=+IF(AND([.E511]&gt;=[.A511];[.E511]&lt;=[.B511]);TRUE;FALSE)" table:style-name="ce1">
            <text:p>FALSE</text:p>
          </table:table-cell>
          <table:table-cell table:style-name="ce1"/>
          <table:table-cell office:value-type="string" office:string-value="l" table:formula="of:=RIGHT(LEFT([.D511];[.A511]);1)" table:style-name="ce1">
            <text:p>l</text:p>
          </table:table-cell>
          <table:table-cell office:value-type="string" office:string-value="t" table:formula="of:=RIGHT(LEFT([.D511];[.B511]);1)" table:style-name="ce1">
            <text:p>t</text:p>
          </table:table-cell>
          <table:table-cell office:value-type="boolean" office:boolean-value="true" table:formula="of:=+IF(XOR([.H511]=[.C511];[.I511]=[.C51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q</text:p>
          </table:table-cell>
          <table:table-cell office:value-type="string" table:style-name="ce1">
            <text:p>prlqzqvgpqslqqcqqjq</text:p>
          </table:table-cell>
          <table:table-cell office:value-type="float" office:value="8" table:formula="of:=LEN([.D512])-LEN(SUBSTITUTE([.D512];[.C512];&quot;&quot;))" table:style-name="ce1">
            <text:p>8</text:p>
          </table:table-cell>
          <table:table-cell office:value-type="boolean" office:boolean-value="true" table:formula="of:=+IF(AND([.E512]&gt;=[.A512];[.E512]&lt;=[.B512]);TRUE;FALSE)" table:style-name="ce1">
            <text:p>TRUE</text:p>
          </table:table-cell>
          <table:table-cell table:style-name="ce1"/>
          <table:table-cell office:value-type="string" office:string-value="q" table:formula="of:=RIGHT(LEFT([.D512];[.A512]);1)" table:style-name="ce1">
            <text:p>q</text:p>
          </table:table-cell>
          <table:table-cell office:value-type="string" office:string-value="q" table:formula="of:=RIGHT(LEFT([.D512];[.B512]);1)" table:style-name="ce1">
            <text:p>q</text:p>
          </table:table-cell>
          <table:table-cell office:value-type="boolean" office:boolean-value="false" table:formula="of:=+IF(XOR([.H512]=[.C512];[.I512]=[.C51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q</text:p>
          </table:table-cell>
          <table:table-cell office:value-type="string" table:style-name="ce1">
            <text:p>gfbpbdrwrbqt</text:p>
          </table:table-cell>
          <table:table-cell office:value-type="float" office:value="1" table:formula="of:=LEN([.D513])-LEN(SUBSTITUTE([.D513];[.C513];&quot;&quot;))" table:style-name="ce1">
            <text:p>1</text:p>
          </table:table-cell>
          <table:table-cell office:value-type="boolean" office:boolean-value="false" table:formula="of:=+IF(AND([.E513]&gt;=[.A513];[.E513]&lt;=[.B513]);TRUE;FALSE)" table:style-name="ce1">
            <text:p>FALSE</text:p>
          </table:table-cell>
          <table:table-cell table:style-name="ce1"/>
          <table:table-cell office:value-type="string" office:string-value="b" table:formula="of:=RIGHT(LEFT([.D513];[.A513]);1)" table:style-name="ce1">
            <text:p>b</text:p>
          </table:table-cell>
          <table:table-cell office:value-type="string" office:string-value="t" table:formula="of:=RIGHT(LEFT([.D513];[.B513]);1)" table:style-name="ce1">
            <text:p>t</text:p>
          </table:table-cell>
          <table:table-cell office:value-type="boolean" office:boolean-value="false" table:formula="of:=+IF(XOR([.H513]=[.C513];[.I513]=[.C51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sxccx</text:p>
          </table:table-cell>
          <table:table-cell office:value-type="float" office:value="1" table:formula="of:=LEN([.D514])-LEN(SUBSTITUTE([.D514];[.C514];&quot;&quot;))" table:style-name="ce1">
            <text:p>1</text:p>
          </table:table-cell>
          <table:table-cell office:value-type="boolean" office:boolean-value="false" table:formula="of:=+IF(AND([.E514]&gt;=[.A514];[.E514]&lt;=[.B514]);TRUE;FALSE)" table:style-name="ce1">
            <text:p>FALSE</text:p>
          </table:table-cell>
          <table:table-cell table:style-name="ce1"/>
          <table:table-cell office:value-type="string" office:string-value="s" table:formula="of:=RIGHT(LEFT([.D514];[.A514]);1)" table:style-name="ce1">
            <text:p>s</text:p>
          </table:table-cell>
          <table:table-cell office:value-type="string" office:string-value="c" table:formula="of:=RIGHT(LEFT([.D514];[.B514]);1)" table:style-name="ce1">
            <text:p>c</text:p>
          </table:table-cell>
          <table:table-cell office:value-type="boolean" office:boolean-value="false" table:formula="of:=+IF(XOR([.H514]=[.C514];[.I514]=[.C51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lglllcdkjzdmxt</text:p>
          </table:table-cell>
          <table:table-cell office:value-type="float" office:value="1" table:formula="of:=LEN([.D515])-LEN(SUBSTITUTE([.D515];[.C515];&quot;&quot;))" table:style-name="ce1">
            <text:p>1</text:p>
          </table:table-cell>
          <table:table-cell office:value-type="boolean" office:boolean-value="false" table:formula="of:=+IF(AND([.E515]&gt;=[.A515];[.E515]&lt;=[.B515]);TRUE;FALSE)" table:style-name="ce1">
            <text:p>FALSE</text:p>
          </table:table-cell>
          <table:table-cell table:style-name="ce1"/>
          <table:table-cell office:value-type="string" office:string-value="l" table:formula="of:=RIGHT(LEFT([.D515];[.A515]);1)" table:style-name="ce1">
            <text:p>l</text:p>
          </table:table-cell>
          <table:table-cell office:value-type="string" office:string-value="k" table:formula="of:=RIGHT(LEFT([.D515];[.B515]);1)" table:style-name="ce1">
            <text:p>k</text:p>
          </table:table-cell>
          <table:table-cell office:value-type="boolean" office:boolean-value="false" table:formula="of:=+IF(XOR([.H515]=[.C515];[.I515]=[.C51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lvrrr</text:p>
          </table:table-cell>
          <table:table-cell office:value-type="float" office:value="4" table:formula="of:=LEN([.D516])-LEN(SUBSTITUTE([.D516];[.C516];&quot;&quot;))" table:style-name="ce1">
            <text:p>4</text:p>
          </table:table-cell>
          <table:table-cell office:value-type="boolean" office:boolean-value="false" table:formula="of:=+IF(AND([.E516]&gt;=[.A516];[.E516]&lt;=[.B516]);TRUE;FALSE)" table:style-name="ce1">
            <text:p>FALSE</text:p>
          </table:table-cell>
          <table:table-cell table:style-name="ce1"/>
          <table:table-cell office:value-type="string" office:string-value="l" table:formula="of:=RIGHT(LEFT([.D516];[.A516]);1)" table:style-name="ce1">
            <text:p>l</text:p>
          </table:table-cell>
          <table:table-cell office:value-type="string" office:string-value="v" table:formula="of:=RIGHT(LEFT([.D516];[.B516]);1)" table:style-name="ce1">
            <text:p>v</text:p>
          </table:table-cell>
          <table:table-cell office:value-type="boolean" office:boolean-value="false" table:formula="of:=+IF(XOR([.H516]=[.C516];[.I516]=[.C51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wmkwwwjcwbcwzwwcg</text:p>
          </table:table-cell>
          <table:table-cell office:value-type="float" office:value="9" table:formula="of:=LEN([.D517])-LEN(SUBSTITUTE([.D517];[.C517];&quot;&quot;))" table:style-name="ce1">
            <text:p>9</text:p>
          </table:table-cell>
          <table:table-cell office:value-type="boolean" office:boolean-value="true" table:formula="of:=+IF(AND([.E517]&gt;=[.A517];[.E517]&lt;=[.B517]);TRUE;FALSE)" table:style-name="ce1">
            <text:p>TRUE</text:p>
          </table:table-cell>
          <table:table-cell table:style-name="ce1"/>
          <table:table-cell office:value-type="string" office:string-value="w" table:formula="of:=RIGHT(LEFT([.D517];[.A517]);1)" table:style-name="ce1">
            <text:p>w</text:p>
          </table:table-cell>
          <table:table-cell office:value-type="string" office:string-value="w" table:formula="of:=RIGHT(LEFT([.D517];[.B517]);1)" table:style-name="ce1">
            <text:p>w</text:p>
          </table:table-cell>
          <table:table-cell office:value-type="boolean" office:boolean-value="false" table:formula="of:=+IF(XOR([.H517]=[.C517];[.I517]=[.C51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dkvx</text:p>
          </table:table-cell>
          <table:table-cell office:value-type="float" office:value="0" table:formula="of:=LEN([.D518])-LEN(SUBSTITUTE([.D518];[.C518];&quot;&quot;))" table:style-name="ce1">
            <text:p>0</text:p>
          </table:table-cell>
          <table:table-cell office:value-type="boolean" office:boolean-value="false" table:formula="of:=+IF(AND([.E518]&gt;=[.A518];[.E518]&lt;=[.B518]);TRUE;FALSE)" table:style-name="ce1">
            <text:p>FALSE</text:p>
          </table:table-cell>
          <table:table-cell table:style-name="ce1"/>
          <table:table-cell office:value-type="string" office:string-value="k" table:formula="of:=RIGHT(LEFT([.D518];[.A518]);1)" table:style-name="ce1">
            <text:p>k</text:p>
          </table:table-cell>
          <table:table-cell office:value-type="string" office:string-value="v" table:formula="of:=RIGHT(LEFT([.D518];[.B518]);1)" table:style-name="ce1">
            <text:p>v</text:p>
          </table:table-cell>
          <table:table-cell office:value-type="boolean" office:boolean-value="false" table:formula="of:=+IF(XOR([.H518]=[.C518];[.I518]=[.C51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qflzbbbcfzkbmtx</text:p>
          </table:table-cell>
          <table:table-cell office:value-type="float" office:value="4" table:formula="of:=LEN([.D519])-LEN(SUBSTITUTE([.D519];[.C519];&quot;&quot;))" table:style-name="ce1">
            <text:p>4</text:p>
          </table:table-cell>
          <table:table-cell office:value-type="boolean" office:boolean-value="false" table:formula="of:=+IF(AND([.E519]&gt;=[.A519];[.E519]&lt;=[.B519]);TRUE;FALSE)" table:style-name="ce1">
            <text:p>FALSE</text:p>
          </table:table-cell>
          <table:table-cell table:style-name="ce1"/>
          <table:table-cell office:value-type="string" office:string-value="b" table:formula="of:=RIGHT(LEFT([.D519];[.A519]);1)" table:style-name="ce1">
            <text:p>b</text:p>
          </table:table-cell>
          <table:table-cell office:value-type="string" office:string-value="m" table:formula="of:=RIGHT(LEFT([.D519];[.B519]);1)" table:style-name="ce1">
            <text:p>m</text:p>
          </table:table-cell>
          <table:table-cell office:value-type="boolean" office:boolean-value="true" table:formula="of:=+IF(XOR([.H519]=[.C519];[.I519]=[.C51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pdckwfhkjxqljnjjw</text:p>
          </table:table-cell>
          <table:table-cell office:value-type="float" office:value="4" table:formula="of:=LEN([.D520])-LEN(SUBSTITUTE([.D520];[.C520];&quot;&quot;))" table:style-name="ce1">
            <text:p>4</text:p>
          </table:table-cell>
          <table:table-cell office:value-type="boolean" office:boolean-value="false" table:formula="of:=+IF(AND([.E520]&gt;=[.A520];[.E520]&lt;=[.B520]);TRUE;FALSE)" table:style-name="ce1">
            <text:p>FALSE</text:p>
          </table:table-cell>
          <table:table-cell table:style-name="ce1"/>
          <table:table-cell office:value-type="string" office:string-value="f" table:formula="of:=RIGHT(LEFT([.D520];[.A520]);1)" table:style-name="ce1">
            <text:p>f</text:p>
          </table:table-cell>
          <table:table-cell office:value-type="string" office:string-value="x" table:formula="of:=RIGHT(LEFT([.D520];[.B520]);1)" table:style-name="ce1">
            <text:p>x</text:p>
          </table:table-cell>
          <table:table-cell office:value-type="boolean" office:boolean-value="false" table:formula="of:=+IF(XOR([.H520]=[.C520];[.I520]=[.C52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jjqmj</text:p>
          </table:table-cell>
          <table:table-cell office:value-type="float" office:value="6" table:formula="of:=LEN([.D521])-LEN(SUBSTITUTE([.D521];[.C521];&quot;&quot;))" table:style-name="ce1">
            <text:p>6</text:p>
          </table:table-cell>
          <table:table-cell office:value-type="boolean" office:boolean-value="false" table:formula="of:=+IF(AND([.E521]&gt;=[.A521];[.E521]&lt;=[.B521]);TRUE;FALSE)" table:style-name="ce1">
            <text:p>FALSE</text:p>
          </table:table-cell>
          <table:table-cell table:style-name="ce1"/>
          <table:table-cell office:value-type="string" office:string-value="j" table:formula="of:=RIGHT(LEFT([.D521];[.A521]);1)" table:style-name="ce1">
            <text:p>j</text:p>
          </table:table-cell>
          <table:table-cell office:value-type="string" office:string-value="j" table:formula="of:=RIGHT(LEFT([.D521];[.B521]);1)" table:style-name="ce1">
            <text:p>j</text:p>
          </table:table-cell>
          <table:table-cell office:value-type="boolean" office:boolean-value="false" table:formula="of:=+IF(XOR([.H521]=[.C521];[.I521]=[.C52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lxxxxxxxfxx</text:p>
          </table:table-cell>
          <table:table-cell office:value-type="float" office:value="10" table:formula="of:=LEN([.D522])-LEN(SUBSTITUTE([.D522];[.C522];&quot;&quot;))" table:style-name="ce1">
            <text:p>10</text:p>
          </table:table-cell>
          <table:table-cell office:value-type="boolean" office:boolean-value="true" table:formula="of:=+IF(AND([.E522]&gt;=[.A522];[.E522]&lt;=[.B522]);TRUE;FALSE)" table:style-name="ce1">
            <text:p>TRUE</text:p>
          </table:table-cell>
          <table:table-cell table:style-name="ce1"/>
          <table:table-cell office:value-type="string" office:string-value="l" table:formula="of:=RIGHT(LEFT([.D522];[.A522]);1)" table:style-name="ce1">
            <text:p>l</text:p>
          </table:table-cell>
          <table:table-cell office:value-type="string" office:string-value="f" table:formula="of:=RIGHT(LEFT([.D522];[.B522]);1)" table:style-name="ce1">
            <text:p>f</text:p>
          </table:table-cell>
          <table:table-cell office:value-type="boolean" office:boolean-value="false" table:formula="of:=+IF(XOR([.H522]=[.C522];[.I522]=[.C52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vcnr</text:p>
          </table:table-cell>
          <table:table-cell office:value-type="float" office:value="2" table:formula="of:=LEN([.D523])-LEN(SUBSTITUTE([.D523];[.C523];&quot;&quot;))" table:style-name="ce1">
            <text:p>2</text:p>
          </table:table-cell>
          <table:table-cell office:value-type="boolean" office:boolean-value="true" table:formula="of:=+IF(AND([.E523]&gt;=[.A523];[.E523]&lt;=[.B523]);TRUE;FALSE)" table:style-name="ce1">
            <text:p>TRUE</text:p>
          </table:table-cell>
          <table:table-cell table:style-name="ce1"/>
          <table:table-cell office:value-type="string" office:string-value="r" table:formula="of:=RIGHT(LEFT([.D523];[.A523]);1)" table:style-name="ce1">
            <text:p>r</text:p>
          </table:table-cell>
          <table:table-cell office:value-type="string" office:string-value="r" table:formula="of:=RIGHT(LEFT([.D523];[.B523]);1)" table:style-name="ce1">
            <text:p>r</text:p>
          </table:table-cell>
          <table:table-cell office:value-type="boolean" office:boolean-value="false" table:formula="of:=+IF(XOR([.H523]=[.C523];[.I523]=[.C52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nchrcsgcvncpq</text:p>
          </table:table-cell>
          <table:table-cell office:value-type="float" office:value="5" table:formula="of:=LEN([.D524])-LEN(SUBSTITUTE([.D524];[.C524];&quot;&quot;))" table:style-name="ce1">
            <text:p>5</text:p>
          </table:table-cell>
          <table:table-cell office:value-type="boolean" office:boolean-value="true" table:formula="of:=+IF(AND([.E524]&gt;=[.A524];[.E524]&lt;=[.B524]);TRUE;FALSE)" table:style-name="ce1">
            <text:p>TRUE</text:p>
          </table:table-cell>
          <table:table-cell table:style-name="ce1"/>
          <table:table-cell office:value-type="string" office:string-value="h" table:formula="of:=RIGHT(LEFT([.D524];[.A524]);1)" table:style-name="ce1">
            <text:p>h</text:p>
          </table:table-cell>
          <table:table-cell office:value-type="string" office:string-value="v" table:formula="of:=RIGHT(LEFT([.D524];[.B524]);1)" table:style-name="ce1">
            <text:p>v</text:p>
          </table:table-cell>
          <table:table-cell office:value-type="boolean" office:boolean-value="false" table:formula="of:=+IF(XOR([.H524]=[.C524];[.I524]=[.C52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</text:p>
          </table:table-cell>
          <table:table-cell office:value-type="string" table:style-name="ce1">
            <text:p>fjxbj</text:p>
          </table:table-cell>
          <table:table-cell office:value-type="float" office:value="2" table:formula="of:=LEN([.D525])-LEN(SUBSTITUTE([.D525];[.C525];&quot;&quot;))" table:style-name="ce1">
            <text:p>2</text:p>
          </table:table-cell>
          <table:table-cell office:value-type="boolean" office:boolean-value="false" table:formula="of:=+IF(AND([.E525]&gt;=[.A525];[.E525]&lt;=[.B525]);TRUE;FALSE)" table:style-name="ce1">
            <text:p>FALSE</text:p>
          </table:table-cell>
          <table:table-cell table:style-name="ce1"/>
          <table:table-cell office:value-type="string" office:string-value="x" table:formula="of:=RIGHT(LEFT([.D525];[.A525]);1)" table:style-name="ce1">
            <text:p>x</text:p>
          </table:table-cell>
          <table:table-cell office:value-type="string" office:string-value="j" table:formula="of:=RIGHT(LEFT([.D525];[.B525]);1)" table:style-name="ce1">
            <text:p>j</text:p>
          </table:table-cell>
          <table:table-cell office:value-type="boolean" office:boolean-value="true" table:formula="of:=+IF(XOR([.H525]=[.C525];[.I525]=[.C52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dlcsxckcx</text:p>
          </table:table-cell>
          <table:table-cell office:value-type="float" office:value="5" table:formula="of:=LEN([.D526])-LEN(SUBSTITUTE([.D526];[.C526];&quot;&quot;))" table:style-name="ce1">
            <text:p>5</text:p>
          </table:table-cell>
          <table:table-cell office:value-type="boolean" office:boolean-value="true" table:formula="of:=+IF(AND([.E526]&gt;=[.A526];[.E526]&lt;=[.B526]);TRUE;FALSE)" table:style-name="ce1">
            <text:p>TRUE</text:p>
          </table:table-cell>
          <table:table-cell table:style-name="ce1"/>
          <table:table-cell office:value-type="string" office:string-value="l" table:formula="of:=RIGHT(LEFT([.D526];[.A526]);1)" table:style-name="ce1">
            <text:p>l</text:p>
          </table:table-cell>
          <table:table-cell office:value-type="string" office:string-value="x" table:formula="of:=RIGHT(LEFT([.D526];[.B526]);1)" table:style-name="ce1">
            <text:p>x</text:p>
          </table:table-cell>
          <table:table-cell office:value-type="boolean" office:boolean-value="false" table:formula="of:=+IF(XOR([.H526]=[.C526];[.I526]=[.C52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mmlmvmpcmnmmdbmms</text:p>
          </table:table-cell>
          <table:table-cell office:value-type="float" office:value="11" table:formula="of:=LEN([.D527])-LEN(SUBSTITUTE([.D527];[.C527];&quot;&quot;))" table:style-name="ce1">
            <text:p>11</text:p>
          </table:table-cell>
          <table:table-cell office:value-type="boolean" office:boolean-value="false" table:formula="of:=+IF(AND([.E527]&gt;=[.A527];[.E527]&lt;=[.B527]);TRUE;FALSE)" table:style-name="ce1">
            <text:p>FALSE</text:p>
          </table:table-cell>
          <table:table-cell table:style-name="ce1"/>
          <table:table-cell office:value-type="string" office:string-value="n" table:formula="of:=RIGHT(LEFT([.D527];[.A527]);1)" table:style-name="ce1">
            <text:p>n</text:p>
          </table:table-cell>
          <table:table-cell office:value-type="string" office:string-value="b" table:formula="of:=RIGHT(LEFT([.D527];[.B527]);1)" table:style-name="ce1">
            <text:p>b</text:p>
          </table:table-cell>
          <table:table-cell office:value-type="boolean" office:boolean-value="false" table:formula="of:=+IF(XOR([.H527]=[.C527];[.I527]=[.C52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qwlqqqq</text:p>
          </table:table-cell>
          <table:table-cell office:value-type="float" office:value="6" table:formula="of:=LEN([.D528])-LEN(SUBSTITUTE([.D528];[.C528];&quot;&quot;))" table:style-name="ce1">
            <text:p>6</text:p>
          </table:table-cell>
          <table:table-cell office:value-type="boolean" office:boolean-value="false" table:formula="of:=+IF(AND([.E528]&gt;=[.A528];[.E528]&lt;=[.B528]);TRUE;FALSE)" table:style-name="ce1">
            <text:p>FALSE</text:p>
          </table:table-cell>
          <table:table-cell table:style-name="ce1"/>
          <table:table-cell office:value-type="string" office:string-value="w" table:formula="of:=RIGHT(LEFT([.D528];[.A528]);1)" table:style-name="ce1">
            <text:p>w</text:p>
          </table:table-cell>
          <table:table-cell office:value-type="string" office:string-value="l" table:formula="of:=RIGHT(LEFT([.D528];[.B528]);1)" table:style-name="ce1">
            <text:p>l</text:p>
          </table:table-cell>
          <table:table-cell office:value-type="boolean" office:boolean-value="false" table:formula="of:=+IF(XOR([.H528]=[.C528];[.I528]=[.C52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kvcfdv</text:p>
          </table:table-cell>
          <table:table-cell office:value-type="float" office:value="1" table:formula="of:=LEN([.D529])-LEN(SUBSTITUTE([.D529];[.C529];&quot;&quot;))" table:style-name="ce1">
            <text:p>1</text:p>
          </table:table-cell>
          <table:table-cell office:value-type="boolean" office:boolean-value="false" table:formula="of:=+IF(AND([.E529]&gt;=[.A529];[.E529]&lt;=[.B529]);TRUE;FALSE)" table:style-name="ce1">
            <text:p>FALSE</text:p>
          </table:table-cell>
          <table:table-cell table:style-name="ce1"/>
          <table:table-cell office:value-type="string" office:string-value="v" table:formula="of:=RIGHT(LEFT([.D529];[.A529]);1)" table:style-name="ce1">
            <text:p>v</text:p>
          </table:table-cell>
          <table:table-cell office:value-type="string" office:string-value="v" table:formula="of:=RIGHT(LEFT([.D529];[.B529]);1)" table:style-name="ce1">
            <text:p>v</text:p>
          </table:table-cell>
          <table:table-cell office:value-type="boolean" office:boolean-value="false" table:formula="of:=+IF(XOR([.H529]=[.C529];[.I529]=[.C52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mmmmmmmm</text:p>
          </table:table-cell>
          <table:table-cell office:value-type="float" office:value="10" table:formula="of:=LEN([.D530])-LEN(SUBSTITUTE([.D530];[.C530];&quot;&quot;))" table:style-name="ce1">
            <text:p>10</text:p>
          </table:table-cell>
          <table:table-cell office:value-type="boolean" office:boolean-value="true" table:formula="of:=+IF(AND([.E530]&gt;=[.A530];[.E530]&lt;=[.B530]);TRUE;FALSE)" table:style-name="ce1">
            <text:p>TRUE</text:p>
          </table:table-cell>
          <table:table-cell table:style-name="ce1"/>
          <table:table-cell office:value-type="string" office:string-value="m" table:formula="of:=RIGHT(LEFT([.D530];[.A530]);1)" table:style-name="ce1">
            <text:p>m</text:p>
          </table:table-cell>
          <table:table-cell office:value-type="string" office:string-value="m" table:formula="of:=RIGHT(LEFT([.D530];[.B530]);1)" table:style-name="ce1">
            <text:p>m</text:p>
          </table:table-cell>
          <table:table-cell office:value-type="boolean" office:boolean-value="false" table:formula="of:=+IF(XOR([.H530]=[.C530];[.I530]=[.C53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jjjjj</text:p>
          </table:table-cell>
          <table:table-cell office:value-type="float" office:value="8" table:formula="of:=LEN([.D531])-LEN(SUBSTITUTE([.D531];[.C531];&quot;&quot;))" table:style-name="ce1">
            <text:p>8</text:p>
          </table:table-cell>
          <table:table-cell office:value-type="boolean" office:boolean-value="true" table:formula="of:=+IF(AND([.E531]&gt;=[.A531];[.E531]&lt;=[.B531]);TRUE;FALSE)" table:style-name="ce1">
            <text:p>TRUE</text:p>
          </table:table-cell>
          <table:table-cell table:style-name="ce1"/>
          <table:table-cell office:value-type="string" office:string-value="j" table:formula="of:=RIGHT(LEFT([.D531];[.A531]);1)" table:style-name="ce1">
            <text:p>j</text:p>
          </table:table-cell>
          <table:table-cell office:value-type="string" office:string-value="j" table:formula="of:=RIGHT(LEFT([.D531];[.B531]);1)" table:style-name="ce1">
            <text:p>j</text:p>
          </table:table-cell>
          <table:table-cell office:value-type="boolean" office:boolean-value="false" table:formula="of:=+IF(XOR([.H531]=[.C531];[.I531]=[.C53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cncsjc</text:p>
          </table:table-cell>
          <table:table-cell office:value-type="float" office:value="6" table:formula="of:=LEN([.D532])-LEN(SUBSTITUTE([.D532];[.C532];&quot;&quot;))" table:style-name="ce1">
            <text:p>6</text:p>
          </table:table-cell>
          <table:table-cell office:value-type="boolean" office:boolean-value="true" table:formula="of:=+IF(AND([.E532]&gt;=[.A532];[.E532]&lt;=[.B532]);TRUE;FALSE)" table:style-name="ce1">
            <text:p>TRUE</text:p>
          </table:table-cell>
          <table:table-cell table:style-name="ce1"/>
          <table:table-cell office:value-type="string" office:string-value="n" table:formula="of:=RIGHT(LEFT([.D532];[.A532]);1)" table:style-name="ce1">
            <text:p>n</text:p>
          </table:table-cell>
          <table:table-cell office:value-type="string" office:string-value="s" table:formula="of:=RIGHT(LEFT([.D532];[.B532]);1)" table:style-name="ce1">
            <text:p>s</text:p>
          </table:table-cell>
          <table:table-cell office:value-type="boolean" office:boolean-value="false" table:formula="of:=+IF(XOR([.H532]=[.C532];[.I532]=[.C53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fffrpfplhzfff</text:p>
          </table:table-cell>
          <table:table-cell office:value-type="float" office:value="9" table:formula="of:=LEN([.D533])-LEN(SUBSTITUTE([.D533];[.C533];&quot;&quot;))" table:style-name="ce1">
            <text:p>9</text:p>
          </table:table-cell>
          <table:table-cell office:value-type="boolean" office:boolean-value="true" table:formula="of:=+IF(AND([.E533]&gt;=[.A533];[.E533]&lt;=[.B533]);TRUE;FALSE)" table:style-name="ce1">
            <text:p>TRUE</text:p>
          </table:table-cell>
          <table:table-cell table:style-name="ce1"/>
          <table:table-cell office:value-type="string" office:string-value="p" table:formula="of:=RIGHT(LEFT([.D533];[.A533]);1)" table:style-name="ce1">
            <text:p>p</text:p>
          </table:table-cell>
          <table:table-cell office:value-type="string" office:string-value="p" table:formula="of:=RIGHT(LEFT([.D533];[.B533]);1)" table:style-name="ce1">
            <text:p>p</text:p>
          </table:table-cell>
          <table:table-cell office:value-type="boolean" office:boolean-value="false" table:formula="of:=+IF(XOR([.H533]=[.C533];[.I533]=[.C53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bcccscccccccccccc</text:p>
          </table:table-cell>
          <table:table-cell office:value-type="float" office:value="15" table:formula="of:=LEN([.D534])-LEN(SUBSTITUTE([.D534];[.C534];&quot;&quot;))" table:style-name="ce1">
            <text:p>15</text:p>
          </table:table-cell>
          <table:table-cell office:value-type="boolean" office:boolean-value="false" table:formula="of:=+IF(AND([.E534]&gt;=[.A534];[.E534]&lt;=[.B534]);TRUE;FALSE)" table:style-name="ce1">
            <text:p>FALSE</text:p>
          </table:table-cell>
          <table:table-cell table:style-name="ce1"/>
          <table:table-cell office:value-type="string" office:string-value="s" table:formula="of:=RIGHT(LEFT([.D534];[.A534]);1)" table:style-name="ce1">
            <text:p>s</text:p>
          </table:table-cell>
          <table:table-cell office:value-type="string" office:string-value="s" table:formula="of:=RIGHT(LEFT([.D534];[.B534]);1)" table:style-name="ce1">
            <text:p>s</text:p>
          </table:table-cell>
          <table:table-cell office:value-type="boolean" office:boolean-value="false" table:formula="of:=+IF(XOR([.H534]=[.C534];[.I534]=[.C53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j</text:p>
          </table:table-cell>
          <table:table-cell office:value-type="string" table:style-name="ce1">
            <text:p>njpjqxjrljnqjwjgchtj</text:p>
          </table:table-cell>
          <table:table-cell office:value-type="float" office:value="7" table:formula="of:=LEN([.D535])-LEN(SUBSTITUTE([.D535];[.C535];&quot;&quot;))" table:style-name="ce1">
            <text:p>7</text:p>
          </table:table-cell>
          <table:table-cell office:value-type="boolean" office:boolean-value="true" table:formula="of:=+IF(AND([.E535]&gt;=[.A535];[.E535]&lt;=[.B535]);TRUE;FALSE)" table:style-name="ce1">
            <text:p>TRUE</text:p>
          </table:table-cell>
          <table:table-cell table:style-name="ce1"/>
          <table:table-cell office:value-type="string" office:string-value="q" table:formula="of:=RIGHT(LEFT([.D535];[.A535]);1)" table:style-name="ce1">
            <text:p>q</text:p>
          </table:table-cell>
          <table:table-cell office:value-type="string" office:string-value="j" table:formula="of:=RIGHT(LEFT([.D535];[.B535]);1)" table:style-name="ce1">
            <text:p>j</text:p>
          </table:table-cell>
          <table:table-cell office:value-type="boolean" office:boolean-value="true" table:formula="of:=+IF(XOR([.H535]=[.C535];[.I535]=[.C53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ktmxhjwbmbpjrbqkb</text:p>
          </table:table-cell>
          <table:table-cell office:value-type="float" office:value="4" table:formula="of:=LEN([.D536])-LEN(SUBSTITUTE([.D536];[.C536];&quot;&quot;))" table:style-name="ce1">
            <text:p>4</text:p>
          </table:table-cell>
          <table:table-cell office:value-type="boolean" office:boolean-value="false" table:formula="of:=+IF(AND([.E536]&gt;=[.A536];[.E536]&lt;=[.B536]);TRUE;FALSE)" table:style-name="ce1">
            <text:p>FALSE</text:p>
          </table:table-cell>
          <table:table-cell table:style-name="ce1"/>
          <table:table-cell office:value-type="string" office:string-value="b" table:formula="of:=RIGHT(LEFT([.D536];[.A536]);1)" table:style-name="ce1">
            <text:p>b</text:p>
          </table:table-cell>
          <table:table-cell office:value-type="string" office:string-value="b" table:formula="of:=RIGHT(LEFT([.D536];[.B536]);1)" table:style-name="ce1">
            <text:p>b</text:p>
          </table:table-cell>
          <table:table-cell office:value-type="boolean" office:boolean-value="false" table:formula="of:=+IF(XOR([.H536]=[.C536];[.I536]=[.C53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ffbfffffw</text:p>
          </table:table-cell>
          <table:table-cell office:value-type="float" office:value="7" table:formula="of:=LEN([.D537])-LEN(SUBSTITUTE([.D537];[.C537];&quot;&quot;))" table:style-name="ce1">
            <text:p>7</text:p>
          </table:table-cell>
          <table:table-cell office:value-type="boolean" office:boolean-value="false" table:formula="of:=+IF(AND([.E537]&gt;=[.A537];[.E537]&lt;=[.B537]);TRUE;FALSE)" table:style-name="ce1">
            <text:p>FALSE</text:p>
          </table:table-cell>
          <table:table-cell table:style-name="ce1"/>
          <table:table-cell office:value-type="string" office:string-value="l" table:formula="of:=RIGHT(LEFT([.D537];[.A537]);1)" table:style-name="ce1">
            <text:p>l</text:p>
          </table:table-cell>
          <table:table-cell office:value-type="string" office:string-value="b" table:formula="of:=RIGHT(LEFT([.D537];[.B537]);1)" table:style-name="ce1">
            <text:p>b</text:p>
          </table:table-cell>
          <table:table-cell office:value-type="boolean" office:boolean-value="false" table:formula="of:=+IF(XOR([.H537]=[.C537];[.I537]=[.C53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csc</text:p>
          </table:table-cell>
          <table:table-cell office:value-type="float" office:value="5" table:formula="of:=LEN([.D538])-LEN(SUBSTITUTE([.D538];[.C538];&quot;&quot;))" table:style-name="ce1">
            <text:p>5</text:p>
          </table:table-cell>
          <table:table-cell office:value-type="boolean" office:boolean-value="true" table:formula="of:=+IF(AND([.E538]&gt;=[.A538];[.E538]&lt;=[.B538]);TRUE;FALSE)" table:style-name="ce1">
            <text:p>TRUE</text:p>
          </table:table-cell>
          <table:table-cell table:style-name="ce1"/>
          <table:table-cell office:value-type="string" office:string-value="s" table:formula="of:=RIGHT(LEFT([.D538];[.A538]);1)" table:style-name="ce1">
            <text:p>s</text:p>
          </table:table-cell>
          <table:table-cell office:value-type="string" office:string-value="c" table:formula="of:=RIGHT(LEFT([.D538];[.B538]);1)" table:style-name="ce1">
            <text:p>c</text:p>
          </table:table-cell>
          <table:table-cell office:value-type="boolean" office:boolean-value="true" table:formula="of:=+IF(XOR([.H538]=[.C538];[.I538]=[.C53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kbxvxvgvvvvbv</text:p>
          </table:table-cell>
          <table:table-cell office:value-type="float" office:value="7" table:formula="of:=LEN([.D539])-LEN(SUBSTITUTE([.D539];[.C539];&quot;&quot;))" table:style-name="ce1">
            <text:p>7</text:p>
          </table:table-cell>
          <table:table-cell office:value-type="boolean" office:boolean-value="false" table:formula="of:=+IF(AND([.E539]&gt;=[.A539];[.E539]&lt;=[.B539]);TRUE;FALSE)" table:style-name="ce1">
            <text:p>FALSE</text:p>
          </table:table-cell>
          <table:table-cell table:style-name="ce1"/>
          <table:table-cell office:value-type="string" office:string-value="v" table:formula="of:=RIGHT(LEFT([.D539];[.A539]);1)" table:style-name="ce1">
            <text:p>v</text:p>
          </table:table-cell>
          <table:table-cell office:value-type="string" office:string-value="v" table:formula="of:=RIGHT(LEFT([.D539];[.B539]);1)" table:style-name="ce1">
            <text:p>v</text:p>
          </table:table-cell>
          <table:table-cell office:value-type="boolean" office:boolean-value="false" table:formula="of:=+IF(XOR([.H539]=[.C539];[.I539]=[.C53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jxxxxxx</text:p>
          </table:table-cell>
          <table:table-cell office:value-type="float" office:value="6" table:formula="of:=LEN([.D540])-LEN(SUBSTITUTE([.D540];[.C540];&quot;&quot;))" table:style-name="ce1">
            <text:p>6</text:p>
          </table:table-cell>
          <table:table-cell office:value-type="boolean" office:boolean-value="true" table:formula="of:=+IF(AND([.E540]&gt;=[.A540];[.E540]&lt;=[.B540]);TRUE;FALSE)" table:style-name="ce1">
            <text:p>TRUE</text:p>
          </table:table-cell>
          <table:table-cell table:style-name="ce1"/>
          <table:table-cell office:value-type="string" office:string-value="x" table:formula="of:=RIGHT(LEFT([.D540];[.A540]);1)" table:style-name="ce1">
            <text:p>x</text:p>
          </table:table-cell>
          <table:table-cell office:value-type="string" office:string-value="x" table:formula="of:=RIGHT(LEFT([.D540];[.B540]);1)" table:style-name="ce1">
            <text:p>x</text:p>
          </table:table-cell>
          <table:table-cell office:value-type="boolean" office:boolean-value="false" table:formula="of:=+IF(XOR([.H540]=[.C540];[.I540]=[.C54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qccmhcccw</text:p>
          </table:table-cell>
          <table:table-cell office:value-type="float" office:value="5" table:formula="of:=LEN([.D541])-LEN(SUBSTITUTE([.D541];[.C541];&quot;&quot;))" table:style-name="ce1">
            <text:p>5</text:p>
          </table:table-cell>
          <table:table-cell office:value-type="boolean" office:boolean-value="true" table:formula="of:=+IF(AND([.E541]&gt;=[.A541];[.E541]&lt;=[.B541]);TRUE;FALSE)" table:style-name="ce1">
            <text:p>TRUE</text:p>
          </table:table-cell>
          <table:table-cell table:style-name="ce1"/>
          <table:table-cell office:value-type="string" office:string-value="m" table:formula="of:=RIGHT(LEFT([.D541];[.A541]);1)" table:style-name="ce1">
            <text:p>m</text:p>
          </table:table-cell>
          <table:table-cell office:value-type="string" office:string-value="c" table:formula="of:=RIGHT(LEFT([.D541];[.B541]);1)" table:style-name="ce1">
            <text:p>c</text:p>
          </table:table-cell>
          <table:table-cell office:value-type="boolean" office:boolean-value="true" table:formula="of:=+IF(XOR([.H541]=[.C541];[.I541]=[.C54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</text:p>
          </table:table-cell>
          <table:table-cell office:value-type="string" table:style-name="ce1">
            <text:p>qwmtwprsxd</text:p>
          </table:table-cell>
          <table:table-cell office:value-type="float" office:value="1" table:formula="of:=LEN([.D542])-LEN(SUBSTITUTE([.D542];[.C542];&quot;&quot;))" table:style-name="ce1">
            <text:p>1</text:p>
          </table:table-cell>
          <table:table-cell office:value-type="boolean" office:boolean-value="false" table:formula="of:=+IF(AND([.E542]&gt;=[.A542];[.E542]&lt;=[.B542]);TRUE;FALSE)" table:style-name="ce1">
            <text:p>FALSE</text:p>
          </table:table-cell>
          <table:table-cell table:style-name="ce1"/>
          <table:table-cell office:value-type="string" office:string-value="m" table:formula="of:=RIGHT(LEFT([.D542];[.A542]);1)" table:style-name="ce1">
            <text:p>m</text:p>
          </table:table-cell>
          <table:table-cell office:value-type="string" office:string-value="r" table:formula="of:=RIGHT(LEFT([.D542];[.B542]);1)" table:style-name="ce1">
            <text:p>r</text:p>
          </table:table-cell>
          <table:table-cell office:value-type="boolean" office:boolean-value="false" table:formula="of:=+IF(XOR([.H542]=[.C542];[.I542]=[.C54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kdwbrndmxdsknddddl</text:p>
          </table:table-cell>
          <table:table-cell office:value-type="float" office:value="7" table:formula="of:=LEN([.D543])-LEN(SUBSTITUTE([.D543];[.C543];&quot;&quot;))" table:style-name="ce1">
            <text:p>7</text:p>
          </table:table-cell>
          <table:table-cell office:value-type="boolean" office:boolean-value="false" table:formula="of:=+IF(AND([.E543]&gt;=[.A543];[.E543]&lt;=[.B543]);TRUE;FALSE)" table:style-name="ce1">
            <text:p>FALSE</text:p>
          </table:table-cell>
          <table:table-cell table:style-name="ce1"/>
          <table:table-cell office:value-type="string" office:string-value="x" table:formula="of:=RIGHT(LEFT([.D543];[.A543]);1)" table:style-name="ce1">
            <text:p>x</text:p>
          </table:table-cell>
          <table:table-cell office:value-type="string" office:string-value="l" table:formula="of:=RIGHT(LEFT([.D543];[.B543]);1)" table:style-name="ce1">
            <text:p>l</text:p>
          </table:table-cell>
          <table:table-cell office:value-type="boolean" office:boolean-value="false" table:formula="of:=+IF(XOR([.H543]=[.C543];[.I543]=[.C54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ppppppppp</text:p>
          </table:table-cell>
          <table:table-cell office:value-type="float" office:value="12" table:formula="of:=LEN([.D544])-LEN(SUBSTITUTE([.D544];[.C544];&quot;&quot;))" table:style-name="ce1">
            <text:p>12</text:p>
          </table:table-cell>
          <table:table-cell office:value-type="boolean" office:boolean-value="false" table:formula="of:=+IF(AND([.E544]&gt;=[.A544];[.E544]&lt;=[.B544]);TRUE;FALSE)" table:style-name="ce1">
            <text:p>FALSE</text:p>
          </table:table-cell>
          <table:table-cell table:style-name="ce1"/>
          <table:table-cell office:value-type="string" office:string-value="p" table:formula="of:=RIGHT(LEFT([.D544];[.A544]);1)" table:style-name="ce1">
            <text:p>p</text:p>
          </table:table-cell>
          <table:table-cell office:value-type="string" office:string-value="p" table:formula="of:=RIGHT(LEFT([.D544];[.B544]);1)" table:style-name="ce1">
            <text:p>p</text:p>
          </table:table-cell>
          <table:table-cell office:value-type="boolean" office:boolean-value="false" table:formula="of:=+IF(XOR([.H544]=[.C544];[.I544]=[.C54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wffxwc</text:p>
          </table:table-cell>
          <table:table-cell office:value-type="float" office:value="3" table:formula="of:=LEN([.D545])-LEN(SUBSTITUTE([.D545];[.C545];&quot;&quot;))" table:style-name="ce1">
            <text:p>3</text:p>
          </table:table-cell>
          <table:table-cell office:value-type="boolean" office:boolean-value="false" table:formula="of:=+IF(AND([.E545]&gt;=[.A545];[.E545]&lt;=[.B545]);TRUE;FALSE)" table:style-name="ce1">
            <text:p>FALSE</text:p>
          </table:table-cell>
          <table:table-cell table:style-name="ce1"/>
          <table:table-cell office:value-type="string" office:string-value="w" table:formula="of:=RIGHT(LEFT([.D545];[.A545]);1)" table:style-name="ce1">
            <text:p>w</text:p>
          </table:table-cell>
          <table:table-cell office:value-type="string" office:string-value="c" table:formula="of:=RIGHT(LEFT([.D545];[.B545]);1)" table:style-name="ce1">
            <text:p>c</text:p>
          </table:table-cell>
          <table:table-cell office:value-type="boolean" office:boolean-value="true" table:formula="of:=+IF(XOR([.H545]=[.C545];[.I545]=[.C54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kzcnxr</text:p>
          </table:table-cell>
          <table:table-cell office:value-type="float" office:value="1" table:formula="of:=LEN([.D546])-LEN(SUBSTITUTE([.D546];[.C546];&quot;&quot;))" table:style-name="ce1">
            <text:p>1</text:p>
          </table:table-cell>
          <table:table-cell office:value-type="boolean" office:boolean-value="false" table:formula="of:=+IF(AND([.E546]&gt;=[.A546];[.E546]&lt;=[.B546]);TRUE;FALSE)" table:style-name="ce1">
            <text:p>FALSE</text:p>
          </table:table-cell>
          <table:table-cell table:style-name="ce1"/>
          <table:table-cell office:value-type="string" office:string-value="k" table:formula="of:=RIGHT(LEFT([.D546];[.A546]);1)" table:style-name="ce1">
            <text:p>k</text:p>
          </table:table-cell>
          <table:table-cell office:value-type="string" office:string-value="r" table:formula="of:=RIGHT(LEFT([.D546];[.B546]);1)" table:style-name="ce1">
            <text:p>r</text:p>
          </table:table-cell>
          <table:table-cell office:value-type="boolean" office:boolean-value="false" table:formula="of:=+IF(XOR([.H546]=[.C546];[.I546]=[.C54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qbkbtdbbbbb</text:p>
          </table:table-cell>
          <table:table-cell office:value-type="float" office:value="9" table:formula="of:=LEN([.D547])-LEN(SUBSTITUTE([.D547];[.C547];&quot;&quot;))" table:style-name="ce1">
            <text:p>9</text:p>
          </table:table-cell>
          <table:table-cell office:value-type="boolean" office:boolean-value="true" table:formula="of:=+IF(AND([.E547]&gt;=[.A547];[.E547]&lt;=[.B547]);TRUE;FALSE)" table:style-name="ce1">
            <text:p>TRUE</text:p>
          </table:table-cell>
          <table:table-cell table:style-name="ce1"/>
          <table:table-cell office:value-type="string" office:string-value="k" table:formula="of:=RIGHT(LEFT([.D547];[.A547]);1)" table:style-name="ce1">
            <text:p>k</text:p>
          </table:table-cell>
          <table:table-cell office:value-type="string" office:string-value="b" table:formula="of:=RIGHT(LEFT([.D547];[.B547]);1)" table:style-name="ce1">
            <text:p>b</text:p>
          </table:table-cell>
          <table:table-cell office:value-type="boolean" office:boolean-value="true" table:formula="of:=+IF(XOR([.H547]=[.C547];[.I547]=[.C54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j</text:p>
          </table:table-cell>
          <table:table-cell office:value-type="string" table:style-name="ce1">
            <text:p>qmqgvhzkjmfjhjjm</text:p>
          </table:table-cell>
          <table:table-cell office:value-type="float" office:value="4" table:formula="of:=LEN([.D548])-LEN(SUBSTITUTE([.D548];[.C548];&quot;&quot;))" table:style-name="ce1">
            <text:p>4</text:p>
          </table:table-cell>
          <table:table-cell office:value-type="boolean" office:boolean-value="false" table:formula="of:=+IF(AND([.E548]&gt;=[.A548];[.E548]&lt;=[.B548]);TRUE;FALSE)" table:style-name="ce1">
            <text:p>FALSE</text:p>
          </table:table-cell>
          <table:table-cell table:style-name="ce1"/>
          <table:table-cell office:value-type="string" office:string-value="m" table:formula="of:=RIGHT(LEFT([.D548];[.A548]);1)" table:style-name="ce1">
            <text:p>m</text:p>
          </table:table-cell>
          <table:table-cell office:value-type="string" office:string-value="h" table:formula="of:=RIGHT(LEFT([.D548];[.B548]);1)" table:style-name="ce1">
            <text:p>h</text:p>
          </table:table-cell>
          <table:table-cell office:value-type="boolean" office:boolean-value="false" table:formula="of:=+IF(XOR([.H548]=[.C548];[.I548]=[.C54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nnnrn</text:p>
          </table:table-cell>
          <table:table-cell office:value-type="float" office:value="5" table:formula="of:=LEN([.D549])-LEN(SUBSTITUTE([.D549];[.C549];&quot;&quot;))" table:style-name="ce1">
            <text:p>5</text:p>
          </table:table-cell>
          <table:table-cell office:value-type="boolean" office:boolean-value="true" table:formula="of:=+IF(AND([.E549]&gt;=[.A549];[.E549]&lt;=[.B549]);TRUE;FALSE)" table:style-name="ce1">
            <text:p>TRUE</text:p>
          </table:table-cell>
          <table:table-cell table:style-name="ce1"/>
          <table:table-cell office:value-type="string" office:string-value="r" table:formula="of:=RIGHT(LEFT([.D549];[.A549]);1)" table:style-name="ce1">
            <text:p>r</text:p>
          </table:table-cell>
          <table:table-cell office:value-type="string" office:string-value="n" table:formula="of:=RIGHT(LEFT([.D549];[.B549]);1)" table:style-name="ce1">
            <text:p>n</text:p>
          </table:table-cell>
          <table:table-cell office:value-type="boolean" office:boolean-value="true" table:formula="of:=+IF(XOR([.H549]=[.C549];[.I549]=[.C54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qgmlsvnjnrdzcdbstxv</text:p>
          </table:table-cell>
          <table:table-cell office:value-type="float" office:value="2" table:formula="of:=LEN([.D550])-LEN(SUBSTITUTE([.D550];[.C550];&quot;&quot;))" table:style-name="ce1">
            <text:p>2</text:p>
          </table:table-cell>
          <table:table-cell office:value-type="boolean" office:boolean-value="false" table:formula="of:=+IF(AND([.E550]&gt;=[.A550];[.E550]&lt;=[.B550]);TRUE;FALSE)" table:style-name="ce1">
            <text:p>FALSE</text:p>
          </table:table-cell>
          <table:table-cell table:style-name="ce1"/>
          <table:table-cell office:value-type="string" office:string-value="n" table:formula="of:=RIGHT(LEFT([.D550];[.A550]);1)" table:style-name="ce1">
            <text:p>n</text:p>
          </table:table-cell>
          <table:table-cell office:value-type="string" office:string-value="d" table:formula="of:=RIGHT(LEFT([.D550];[.B550]);1)" table:style-name="ce1">
            <text:p>d</text:p>
          </table:table-cell>
          <table:table-cell office:value-type="boolean" office:boolean-value="true" table:formula="of:=+IF(XOR([.H550]=[.C550];[.I550]=[.C55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pllvqpmqlqvkhwqqrsm</text:p>
          </table:table-cell>
          <table:table-cell office:value-type="float" office:value="6" table:formula="of:=LEN([.D551])-LEN(SUBSTITUTE([.D551];[.C551];&quot;&quot;))" table:style-name="ce1">
            <text:p>6</text:p>
          </table:table-cell>
          <table:table-cell office:value-type="boolean" office:boolean-value="false" table:formula="of:=+IF(AND([.E551]&gt;=[.A551];[.E551]&lt;=[.B551]);TRUE;FALSE)" table:style-name="ce1">
            <text:p>FALSE</text:p>
          </table:table-cell>
          <table:table-cell table:style-name="ce1"/>
          <table:table-cell office:value-type="string" office:string-value="q" table:formula="of:=RIGHT(LEFT([.D551];[.A551]);1)" table:style-name="ce1">
            <text:p>q</text:p>
          </table:table-cell>
          <table:table-cell office:value-type="string" office:string-value="q" table:formula="of:=RIGHT(LEFT([.D551];[.B551]);1)" table:style-name="ce1">
            <text:p>q</text:p>
          </table:table-cell>
          <table:table-cell office:value-type="boolean" office:boolean-value="false" table:formula="of:=+IF(XOR([.H551]=[.C551];[.I551]=[.C55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qpnqsgsssq</text:p>
          </table:table-cell>
          <table:table-cell office:value-type="float" office:value="5" table:formula="of:=LEN([.D552])-LEN(SUBSTITUTE([.D552];[.C552];&quot;&quot;))" table:style-name="ce1">
            <text:p>5</text:p>
          </table:table-cell>
          <table:table-cell office:value-type="boolean" office:boolean-value="false" table:formula="of:=+IF(AND([.E552]&gt;=[.A552];[.E552]&lt;=[.B552]);TRUE;FALSE)" table:style-name="ce1">
            <text:p>FALSE</text:p>
          </table:table-cell>
          <table:table-cell table:style-name="ce1"/>
          <table:table-cell office:value-type="string" office:string-value="q" table:formula="of:=RIGHT(LEFT([.D552];[.A552]);1)" table:style-name="ce1">
            <text:p>q</text:p>
          </table:table-cell>
          <table:table-cell office:value-type="string" office:string-value="n" table:formula="of:=RIGHT(LEFT([.D552];[.B552]);1)" table:style-name="ce1">
            <text:p>n</text:p>
          </table:table-cell>
          <table:table-cell office:value-type="boolean" office:boolean-value="false" table:formula="of:=+IF(XOR([.H552]=[.C552];[.I552]=[.C55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zzmzzzzzzzzzzzzg</text:p>
          </table:table-cell>
          <table:table-cell office:value-type="float" office:value="16" table:formula="of:=LEN([.D553])-LEN(SUBSTITUTE([.D553];[.C553];&quot;&quot;))" table:style-name="ce1">
            <text:p>16</text:p>
          </table:table-cell>
          <table:table-cell office:value-type="boolean" office:boolean-value="false" table:formula="of:=+IF(AND([.E553]&gt;=[.A553];[.E553]&lt;=[.B553]);TRUE;FALSE)" table:style-name="ce1">
            <text:p>FALSE</text:p>
          </table:table-cell>
          <table:table-cell table:style-name="ce1"/>
          <table:table-cell office:value-type="string" office:string-value="z" table:formula="of:=RIGHT(LEFT([.D553];[.A553]);1)" table:style-name="ce1">
            <text:p>z</text:p>
          </table:table-cell>
          <table:table-cell office:value-type="string" office:string-value="z" table:formula="of:=RIGHT(LEFT([.D553];[.B553]);1)" table:style-name="ce1">
            <text:p>z</text:p>
          </table:table-cell>
          <table:table-cell office:value-type="boolean" office:boolean-value="false" table:formula="of:=+IF(XOR([.H553]=[.C553];[.I553]=[.C55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bdbmqbkjbbtbd</text:p>
          </table:table-cell>
          <table:table-cell office:value-type="float" office:value="8" table:formula="of:=LEN([.D554])-LEN(SUBSTITUTE([.D554];[.C554];&quot;&quot;))" table:style-name="ce1">
            <text:p>8</text:p>
          </table:table-cell>
          <table:table-cell office:value-type="boolean" office:boolean-value="false" table:formula="of:=+IF(AND([.E554]&gt;=[.A554];[.E554]&lt;=[.B554]);TRUE;FALSE)" table:style-name="ce1">
            <text:p>FALSE</text:p>
          </table:table-cell>
          <table:table-cell table:style-name="ce1"/>
          <table:table-cell office:value-type="string" office:string-value="j" table:formula="of:=RIGHT(LEFT([.D554];[.A554]);1)" table:style-name="ce1">
            <text:p>j</text:p>
          </table:table-cell>
          <table:table-cell office:value-type="string" office:string-value="d" table:formula="of:=RIGHT(LEFT([.D554];[.B554]);1)" table:style-name="ce1">
            <text:p>d</text:p>
          </table:table-cell>
          <table:table-cell office:value-type="boolean" office:boolean-value="false" table:formula="of:=+IF(XOR([.H554]=[.C554];[.I554]=[.C55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</text:p>
          </table:table-cell>
          <table:table-cell office:value-type="string" table:style-name="ce1">
            <text:p>qrhhhhp</text:p>
          </table:table-cell>
          <table:table-cell office:value-type="float" office:value="4" table:formula="of:=LEN([.D555])-LEN(SUBSTITUTE([.D555];[.C555];&quot;&quot;))" table:style-name="ce1">
            <text:p>4</text:p>
          </table:table-cell>
          <table:table-cell office:value-type="boolean" office:boolean-value="true" table:formula="of:=+IF(AND([.E555]&gt;=[.A555];[.E555]&lt;=[.B555]);TRUE;FALSE)" table:style-name="ce1">
            <text:p>TRUE</text:p>
          </table:table-cell>
          <table:table-cell table:style-name="ce1"/>
          <table:table-cell office:value-type="string" office:string-value="r" table:formula="of:=RIGHT(LEFT([.D555];[.A555]);1)" table:style-name="ce1">
            <text:p>r</text:p>
          </table:table-cell>
          <table:table-cell office:value-type="string" office:string-value="h" table:formula="of:=RIGHT(LEFT([.D555];[.B555]);1)" table:style-name="ce1">
            <text:p>h</text:p>
          </table:table-cell>
          <table:table-cell office:value-type="boolean" office:boolean-value="true" table:formula="of:=+IF(XOR([.H555]=[.C555];[.I555]=[.C55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xcxhmxxxxxx</text:p>
          </table:table-cell>
          <table:table-cell office:value-type="float" office:value="9" table:formula="of:=LEN([.D556])-LEN(SUBSTITUTE([.D556];[.C556];&quot;&quot;))" table:style-name="ce1">
            <text:p>9</text:p>
          </table:table-cell>
          <table:table-cell office:value-type="boolean" office:boolean-value="false" table:formula="of:=+IF(AND([.E556]&gt;=[.A556];[.E556]&lt;=[.B556]);TRUE;FALSE)" table:style-name="ce1">
            <text:p>FALSE</text:p>
          </table:table-cell>
          <table:table-cell table:style-name="ce1"/>
          <table:table-cell office:value-type="string" office:string-value="x" table:formula="of:=RIGHT(LEFT([.D556];[.A556]);1)" table:style-name="ce1">
            <text:p>x</text:p>
          </table:table-cell>
          <table:table-cell office:value-type="string" office:string-value="x" table:formula="of:=RIGHT(LEFT([.D556];[.B556]);1)" table:style-name="ce1">
            <text:p>x</text:p>
          </table:table-cell>
          <table:table-cell office:value-type="boolean" office:boolean-value="false" table:formula="of:=+IF(XOR([.H556]=[.C556];[.I556]=[.C55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cccccccccdccccccc</text:p>
          </table:table-cell>
          <table:table-cell office:value-type="float" office:value="19" table:formula="of:=LEN([.D557])-LEN(SUBSTITUTE([.D557];[.C557];&quot;&quot;))" table:style-name="ce1">
            <text:p>19</text:p>
          </table:table-cell>
          <table:table-cell office:value-type="boolean" office:boolean-value="false" table:formula="of:=+IF(AND([.E557]&gt;=[.A557];[.E557]&lt;=[.B557]);TRUE;FALSE)" table:style-name="ce1">
            <text:p>FALSE</text:p>
          </table:table-cell>
          <table:table-cell table:style-name="ce1"/>
          <table:table-cell office:value-type="string" office:string-value="d" table:formula="of:=RIGHT(LEFT([.D557];[.A557]);1)" table:style-name="ce1">
            <text:p>d</text:p>
          </table:table-cell>
          <table:table-cell office:value-type="string" office:string-value="c" table:formula="of:=RIGHT(LEFT([.D557];[.B557]);1)" table:style-name="ce1">
            <text:p>c</text:p>
          </table:table-cell>
          <table:table-cell office:value-type="boolean" office:boolean-value="true" table:formula="of:=+IF(XOR([.H557]=[.C557];[.I557]=[.C55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</text:p>
          </table:table-cell>
          <table:table-cell office:value-type="string" table:style-name="ce1">
            <text:p>knktllrdtgjhhhxpd</text:p>
          </table:table-cell>
          <table:table-cell office:value-type="float" office:value="3" table:formula="of:=LEN([.D558])-LEN(SUBSTITUTE([.D558];[.C558];&quot;&quot;))" table:style-name="ce1">
            <text:p>3</text:p>
          </table:table-cell>
          <table:table-cell office:value-type="boolean" office:boolean-value="false" table:formula="of:=+IF(AND([.E558]&gt;=[.A558];[.E558]&lt;=[.B558]);TRUE;FALSE)" table:style-name="ce1">
            <text:p>FALSE</text:p>
          </table:table-cell>
          <table:table-cell table:style-name="ce1"/>
          <table:table-cell office:value-type="string" office:string-value="h" table:formula="of:=RIGHT(LEFT([.D558];[.A558]);1)" table:style-name="ce1">
            <text:p>h</text:p>
          </table:table-cell>
          <table:table-cell office:value-type="string" office:string-value="h" table:formula="of:=RIGHT(LEFT([.D558];[.B558]);1)" table:style-name="ce1">
            <text:p>h</text:p>
          </table:table-cell>
          <table:table-cell office:value-type="boolean" office:boolean-value="false" table:formula="of:=+IF(XOR([.H558]=[.C558];[.I558]=[.C55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dpfvzcqgbslgnbxkgpq</text:p>
          </table:table-cell>
          <table:table-cell office:value-type="float" office:value="3" table:formula="of:=LEN([.D559])-LEN(SUBSTITUTE([.D559];[.C559];&quot;&quot;))" table:style-name="ce1">
            <text:p>3</text:p>
          </table:table-cell>
          <table:table-cell office:value-type="boolean" office:boolean-value="false" table:formula="of:=+IF(AND([.E559]&gt;=[.A559];[.E559]&lt;=[.B559]);TRUE;FALSE)" table:style-name="ce1">
            <text:p>FALSE</text:p>
          </table:table-cell>
          <table:table-cell table:style-name="ce1"/>
          <table:table-cell office:value-type="string" office:string-value="g" table:formula="of:=RIGHT(LEFT([.D559];[.A559]);1)" table:style-name="ce1">
            <text:p>g</text:p>
          </table:table-cell>
          <table:table-cell office:value-type="string" office:string-value="g" table:formula="of:=RIGHT(LEFT([.D559];[.B559]);1)" table:style-name="ce1">
            <text:p>g</text:p>
          </table:table-cell>
          <table:table-cell office:value-type="boolean" office:boolean-value="false" table:formula="of:=+IF(XOR([.H559]=[.C559];[.I559]=[.C55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gggggsggggggxggggg</text:p>
          </table:table-cell>
          <table:table-cell office:value-type="float" office:value="18" table:formula="of:=LEN([.D560])-LEN(SUBSTITUTE([.D560];[.C560];&quot;&quot;))" table:style-name="ce1">
            <text:p>18</text:p>
          </table:table-cell>
          <table:table-cell office:value-type="boolean" office:boolean-value="false" table:formula="of:=+IF(AND([.E560]&gt;=[.A560];[.E560]&lt;=[.B560]);TRUE;FALSE)" table:style-name="ce1">
            <text:p>FALSE</text:p>
          </table:table-cell>
          <table:table-cell table:style-name="ce1"/>
          <table:table-cell office:value-type="string" office:string-value="s" table:formula="of:=RIGHT(LEFT([.D560];[.A560]);1)" table:style-name="ce1">
            <text:p>s</text:p>
          </table:table-cell>
          <table:table-cell office:value-type="string" office:string-value="x" table:formula="of:=RIGHT(LEFT([.D560];[.B560]);1)" table:style-name="ce1">
            <text:p>x</text:p>
          </table:table-cell>
          <table:table-cell office:value-type="boolean" office:boolean-value="false" table:formula="of:=+IF(XOR([.H560]=[.C560];[.I560]=[.C56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wvfvvdvvvvv</text:p>
          </table:table-cell>
          <table:table-cell office:value-type="float" office:value="8" table:formula="of:=LEN([.D561])-LEN(SUBSTITUTE([.D561];[.C561];&quot;&quot;))" table:style-name="ce1">
            <text:p>8</text:p>
          </table:table-cell>
          <table:table-cell office:value-type="boolean" office:boolean-value="false" table:formula="of:=+IF(AND([.E561]&gt;=[.A561];[.E561]&lt;=[.B561]);TRUE;FALSE)" table:style-name="ce1">
            <text:p>FALSE</text:p>
          </table:table-cell>
          <table:table-cell table:style-name="ce1"/>
          <table:table-cell office:value-type="string" office:string-value="w" table:formula="of:=RIGHT(LEFT([.D561];[.A561]);1)" table:style-name="ce1">
            <text:p>w</text:p>
          </table:table-cell>
          <table:table-cell office:value-type="string" office:string-value="f" table:formula="of:=RIGHT(LEFT([.D561];[.B561]);1)" table:style-name="ce1">
            <text:p>f</text:p>
          </table:table-cell>
          <table:table-cell office:value-type="boolean" office:boolean-value="false" table:formula="of:=+IF(XOR([.H561]=[.C561];[.I561]=[.C56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bbbbbbbhzb</text:p>
          </table:table-cell>
          <table:table-cell office:value-type="float" office:value="10" table:formula="of:=LEN([.D562])-LEN(SUBSTITUTE([.D562];[.C562];&quot;&quot;))" table:style-name="ce1">
            <text:p>10</text:p>
          </table:table-cell>
          <table:table-cell office:value-type="boolean" office:boolean-value="true" table:formula="of:=+IF(AND([.E562]&gt;=[.A562];[.E562]&lt;=[.B562]);TRUE;FALSE)" table:style-name="ce1">
            <text:p>TRUE</text:p>
          </table:table-cell>
          <table:table-cell table:style-name="ce1"/>
          <table:table-cell office:value-type="string" office:string-value="h" table:formula="of:=RIGHT(LEFT([.D562];[.A562]);1)" table:style-name="ce1">
            <text:p>h</text:p>
          </table:table-cell>
          <table:table-cell office:value-type="string" office:string-value="z" table:formula="of:=RIGHT(LEFT([.D562];[.B562]);1)" table:style-name="ce1">
            <text:p>z</text:p>
          </table:table-cell>
          <table:table-cell office:value-type="boolean" office:boolean-value="false" table:formula="of:=+IF(XOR([.H562]=[.C562];[.I562]=[.C56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bbbbbbbbbbbbpttv</text:p>
          </table:table-cell>
          <table:table-cell office:value-type="float" office:value="14" table:formula="of:=LEN([.D563])-LEN(SUBSTITUTE([.D563];[.C563];&quot;&quot;))" table:style-name="ce1">
            <text:p>14</text:p>
          </table:table-cell>
          <table:table-cell office:value-type="boolean" office:boolean-value="false" table:formula="of:=+IF(AND([.E563]&gt;=[.A563];[.E563]&lt;=[.B563]);TRUE;FALSE)" table:style-name="ce1">
            <text:p>FALSE</text:p>
          </table:table-cell>
          <table:table-cell table:style-name="ce1"/>
          <table:table-cell office:value-type="string" office:string-value="p" table:formula="of:=RIGHT(LEFT([.D563];[.A563]);1)" table:style-name="ce1">
            <text:p>p</text:p>
          </table:table-cell>
          <table:table-cell office:value-type="string" office:string-value="t" table:formula="of:=RIGHT(LEFT([.D563];[.B563]);1)" table:style-name="ce1">
            <text:p>t</text:p>
          </table:table-cell>
          <table:table-cell office:value-type="boolean" office:boolean-value="false" table:formula="of:=+IF(XOR([.H563]=[.C563];[.I563]=[.C56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mmmmmdm</text:p>
          </table:table-cell>
          <table:table-cell office:value-type="float" office:value="6" table:formula="of:=LEN([.D564])-LEN(SUBSTITUTE([.D564];[.C564];&quot;&quot;))" table:style-name="ce1">
            <text:p>6</text:p>
          </table:table-cell>
          <table:table-cell office:value-type="boolean" office:boolean-value="true" table:formula="of:=+IF(AND([.E564]&gt;=[.A564];[.E564]&lt;=[.B564]);TRUE;FALSE)" table:style-name="ce1">
            <text:p>TRUE</text:p>
          </table:table-cell>
          <table:table-cell table:style-name="ce1"/>
          <table:table-cell office:value-type="string" office:string-value="b" table:formula="of:=RIGHT(LEFT([.D564];[.A564]);1)" table:style-name="ce1">
            <text:p>b</text:p>
          </table:table-cell>
          <table:table-cell office:value-type="string" office:string-value="d" table:formula="of:=RIGHT(LEFT([.D564];[.B564]);1)" table:style-name="ce1">
            <text:p>d</text:p>
          </table:table-cell>
          <table:table-cell office:value-type="boolean" office:boolean-value="false" table:formula="of:=+IF(XOR([.H564]=[.C564];[.I564]=[.C56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</text:p>
          </table:table-cell>
          <table:table-cell office:value-type="string" table:style-name="ce1">
            <text:p>rhksbfgh</text:p>
          </table:table-cell>
          <table:table-cell office:value-type="float" office:value="2" table:formula="of:=LEN([.D565])-LEN(SUBSTITUTE([.D565];[.C565];&quot;&quot;))" table:style-name="ce1">
            <text:p>2</text:p>
          </table:table-cell>
          <table:table-cell office:value-type="boolean" office:boolean-value="true" table:formula="of:=+IF(AND([.E565]&gt;=[.A565];[.E565]&lt;=[.B565]);TRUE;FALSE)" table:style-name="ce1">
            <text:p>TRUE</text:p>
          </table:table-cell>
          <table:table-cell table:style-name="ce1"/>
          <table:table-cell office:value-type="string" office:string-value="h" table:formula="of:=RIGHT(LEFT([.D565];[.A565]);1)" table:style-name="ce1">
            <text:p>h</text:p>
          </table:table-cell>
          <table:table-cell office:value-type="string" office:string-value="k" table:formula="of:=RIGHT(LEFT([.D565];[.B565]);1)" table:style-name="ce1">
            <text:p>k</text:p>
          </table:table-cell>
          <table:table-cell office:value-type="boolean" office:boolean-value="true" table:formula="of:=+IF(XOR([.H565]=[.C565];[.I565]=[.C56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wwwwgf</text:p>
          </table:table-cell>
          <table:table-cell office:value-type="float" office:value="5" table:formula="of:=LEN([.D566])-LEN(SUBSTITUTE([.D566];[.C566];&quot;&quot;))" table:style-name="ce1">
            <text:p>5</text:p>
          </table:table-cell>
          <table:table-cell office:value-type="boolean" office:boolean-value="false" table:formula="of:=+IF(AND([.E566]&gt;=[.A566];[.E566]&lt;=[.B566]);TRUE;FALSE)" table:style-name="ce1">
            <text:p>FALSE</text:p>
          </table:table-cell>
          <table:table-cell table:style-name="ce1"/>
          <table:table-cell office:value-type="string" office:string-value="g" table:formula="of:=RIGHT(LEFT([.D566];[.A566]);1)" table:style-name="ce1">
            <text:p>g</text:p>
          </table:table-cell>
          <table:table-cell office:value-type="string" office:string-value="f" table:formula="of:=RIGHT(LEFT([.D566];[.B566]);1)" table:style-name="ce1">
            <text:p>f</text:p>
          </table:table-cell>
          <table:table-cell office:value-type="boolean" office:boolean-value="false" table:formula="of:=+IF(XOR([.H566]=[.C566];[.I566]=[.C56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khzhhhhhhhlhhmh</text:p>
          </table:table-cell>
          <table:table-cell office:value-type="float" office:value="12" table:formula="of:=LEN([.D567])-LEN(SUBSTITUTE([.D567];[.C567];&quot;&quot;))" table:style-name="ce1">
            <text:p>12</text:p>
          </table:table-cell>
          <table:table-cell office:value-type="boolean" office:boolean-value="true" table:formula="of:=+IF(AND([.E567]&gt;=[.A567];[.E567]&lt;=[.B567]);TRUE;FALSE)" table:style-name="ce1">
            <text:p>TRUE</text:p>
          </table:table-cell>
          <table:table-cell table:style-name="ce1"/>
          <table:table-cell office:value-type="string" office:string-value="h" table:formula="of:=RIGHT(LEFT([.D567];[.A567]);1)" table:style-name="ce1">
            <text:p>h</text:p>
          </table:table-cell>
          <table:table-cell office:value-type="string" office:string-value="l" table:formula="of:=RIGHT(LEFT([.D567];[.B567]);1)" table:style-name="ce1">
            <text:p>l</text:p>
          </table:table-cell>
          <table:table-cell office:value-type="boolean" office:boolean-value="true" table:formula="of:=+IF(XOR([.H567]=[.C567];[.I567]=[.C56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xcxpx</text:p>
          </table:table-cell>
          <table:table-cell office:value-type="float" office:value="4" table:formula="of:=LEN([.D568])-LEN(SUBSTITUTE([.D568];[.C568];&quot;&quot;))" table:style-name="ce1">
            <text:p>4</text:p>
          </table:table-cell>
          <table:table-cell office:value-type="boolean" office:boolean-value="true" table:formula="of:=+IF(AND([.E568]&gt;=[.A568];[.E568]&lt;=[.B568]);TRUE;FALSE)" table:style-name="ce1">
            <text:p>TRUE</text:p>
          </table:table-cell>
          <table:table-cell table:style-name="ce1"/>
          <table:table-cell office:value-type="string" office:string-value="c" table:formula="of:=RIGHT(LEFT([.D568];[.A568]);1)" table:style-name="ce1">
            <text:p>c</text:p>
          </table:table-cell>
          <table:table-cell office:value-type="string" office:string-value="p" table:formula="of:=RIGHT(LEFT([.D568];[.B568]);1)" table:style-name="ce1">
            <text:p>p</text:p>
          </table:table-cell>
          <table:table-cell office:value-type="boolean" office:boolean-value="false" table:formula="of:=+IF(XOR([.H568]=[.C568];[.I568]=[.C56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dmtmjdxmm</text:p>
          </table:table-cell>
          <table:table-cell office:value-type="float" office:value="6" table:formula="of:=LEN([.D569])-LEN(SUBSTITUTE([.D569];[.C569];&quot;&quot;))" table:style-name="ce1">
            <text:p>6</text:p>
          </table:table-cell>
          <table:table-cell office:value-type="boolean" office:boolean-value="false" table:formula="of:=+IF(AND([.E569]&gt;=[.A569];[.E569]&lt;=[.B569]);TRUE;FALSE)" table:style-name="ce1">
            <text:p>FALSE</text:p>
          </table:table-cell>
          <table:table-cell table:style-name="ce1"/>
          <table:table-cell office:value-type="string" office:string-value="j" table:formula="of:=RIGHT(LEFT([.D569];[.A569]);1)" table:style-name="ce1">
            <text:p>j</text:p>
          </table:table-cell>
          <table:table-cell office:value-type="string" office:string-value="x" table:formula="of:=RIGHT(LEFT([.D569];[.B569]);1)" table:style-name="ce1">
            <text:p>x</text:p>
          </table:table-cell>
          <table:table-cell office:value-type="boolean" office:boolean-value="false" table:formula="of:=+IF(XOR([.H569]=[.C569];[.I569]=[.C56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nnlnnnnn</text:p>
          </table:table-cell>
          <table:table-cell office:value-type="float" office:value="7" table:formula="of:=LEN([.D570])-LEN(SUBSTITUTE([.D570];[.C570];&quot;&quot;))" table:style-name="ce1">
            <text:p>7</text:p>
          </table:table-cell>
          <table:table-cell office:value-type="boolean" office:boolean-value="false" table:formula="of:=+IF(AND([.E570]&gt;=[.A570];[.E570]&lt;=[.B570]);TRUE;FALSE)" table:style-name="ce1">
            <text:p>FALSE</text:p>
          </table:table-cell>
          <table:table-cell table:style-name="ce1"/>
          <table:table-cell office:value-type="string" office:string-value="l" table:formula="of:=RIGHT(LEFT([.D570];[.A570]);1)" table:style-name="ce1">
            <text:p>l</text:p>
          </table:table-cell>
          <table:table-cell office:value-type="string" office:string-value="l" table:formula="of:=RIGHT(LEFT([.D570];[.B570]);1)" table:style-name="ce1">
            <text:p>l</text:p>
          </table:table-cell>
          <table:table-cell office:value-type="boolean" office:boolean-value="false" table:formula="of:=+IF(XOR([.H570]=[.C570];[.I570]=[.C57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mkkkkbk</text:p>
          </table:table-cell>
          <table:table-cell office:value-type="float" office:value="8" table:formula="of:=LEN([.D571])-LEN(SUBSTITUTE([.D571];[.C571];&quot;&quot;))" table:style-name="ce1">
            <text:p>8</text:p>
          </table:table-cell>
          <table:table-cell office:value-type="boolean" office:boolean-value="true" table:formula="of:=+IF(AND([.E571]&gt;=[.A571];[.E571]&lt;=[.B571]);TRUE;FALSE)" table:style-name="ce1">
            <text:p>TRUE</text:p>
          </table:table-cell>
          <table:table-cell table:style-name="ce1"/>
          <table:table-cell office:value-type="string" office:string-value="m" table:formula="of:=RIGHT(LEFT([.D571];[.A571]);1)" table:style-name="ce1">
            <text:p>m</text:p>
          </table:table-cell>
          <table:table-cell office:value-type="string" office:string-value="b" table:formula="of:=RIGHT(LEFT([.D571];[.B571]);1)" table:style-name="ce1">
            <text:p>b</text:p>
          </table:table-cell>
          <table:table-cell office:value-type="boolean" office:boolean-value="false" table:formula="of:=+IF(XOR([.H571]=[.C571];[.I571]=[.C57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ttt</text:p>
          </table:table-cell>
          <table:table-cell office:value-type="float" office:value="4" table:formula="of:=LEN([.D572])-LEN(SUBSTITUTE([.D572];[.C572];&quot;&quot;))" table:style-name="ce1">
            <text:p>4</text:p>
          </table:table-cell>
          <table:table-cell office:value-type="boolean" office:boolean-value="true" table:formula="of:=+IF(AND([.E572]&gt;=[.A572];[.E572]&lt;=[.B572]);TRUE;FALSE)" table:style-name="ce1">
            <text:p>TRUE</text:p>
          </table:table-cell>
          <table:table-cell table:style-name="ce1"/>
          <table:table-cell office:value-type="string" office:string-value="t" table:formula="of:=RIGHT(LEFT([.D572];[.A572]);1)" table:style-name="ce1">
            <text:p>t</text:p>
          </table:table-cell>
          <table:table-cell office:value-type="string" office:string-value="t" table:formula="of:=RIGHT(LEFT([.D572];[.B572]);1)" table:style-name="ce1">
            <text:p>t</text:p>
          </table:table-cell>
          <table:table-cell office:value-type="boolean" office:boolean-value="false" table:formula="of:=+IF(XOR([.H572]=[.C572];[.I572]=[.C57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k</text:p>
          </table:table-cell>
          <table:table-cell office:value-type="string" table:style-name="ce1">
            <text:p>tkgwkrwwzcwkhkmk</text:p>
          </table:table-cell>
          <table:table-cell office:value-type="float" office:value="5" table:formula="of:=LEN([.D573])-LEN(SUBSTITUTE([.D573];[.C573];&quot;&quot;))" table:style-name="ce1">
            <text:p>5</text:p>
          </table:table-cell>
          <table:table-cell office:value-type="boolean" office:boolean-value="true" table:formula="of:=+IF(AND([.E573]&gt;=[.A573];[.E573]&lt;=[.B573]);TRUE;FALSE)" table:style-name="ce1">
            <text:p>TRUE</text:p>
          </table:table-cell>
          <table:table-cell table:style-name="ce1"/>
          <table:table-cell office:value-type="string" office:string-value="k" table:formula="of:=RIGHT(LEFT([.D573];[.A573]);1)" table:style-name="ce1">
            <text:p>k</text:p>
          </table:table-cell>
          <table:table-cell office:value-type="string" office:string-value="k" table:formula="of:=RIGHT(LEFT([.D573];[.B573]);1)" table:style-name="ce1">
            <text:p>k</text:p>
          </table:table-cell>
          <table:table-cell office:value-type="boolean" office:boolean-value="false" table:formula="of:=+IF(XOR([.H573]=[.C573];[.I573]=[.C57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hfvfgwfff</text:p>
          </table:table-cell>
          <table:table-cell office:value-type="float" office:value="6" table:formula="of:=LEN([.D574])-LEN(SUBSTITUTE([.D574];[.C574];&quot;&quot;))" table:style-name="ce1">
            <text:p>6</text:p>
          </table:table-cell>
          <table:table-cell office:value-type="boolean" office:boolean-value="false" table:formula="of:=+IF(AND([.E574]&gt;=[.A574];[.E574]&lt;=[.B574]);TRUE;FALSE)" table:style-name="ce1">
            <text:p>FALSE</text:p>
          </table:table-cell>
          <table:table-cell table:style-name="ce1"/>
          <table:table-cell office:value-type="string" office:string-value="v" table:formula="of:=RIGHT(LEFT([.D574];[.A574]);1)" table:style-name="ce1">
            <text:p>v</text:p>
          </table:table-cell>
          <table:table-cell office:value-type="string" office:string-value="f" table:formula="of:=RIGHT(LEFT([.D574];[.B574]);1)" table:style-name="ce1">
            <text:p>f</text:p>
          </table:table-cell>
          <table:table-cell office:value-type="boolean" office:boolean-value="true" table:formula="of:=+IF(XOR([.H574]=[.C574];[.I574]=[.C57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</text:p>
          </table:table-cell>
          <table:table-cell office:value-type="string" table:style-name="ce1">
            <text:p>fmbgjrxgh</text:p>
          </table:table-cell>
          <table:table-cell office:value-type="float" office:value="1" table:formula="of:=LEN([.D575])-LEN(SUBSTITUTE([.D575];[.C575];&quot;&quot;))" table:style-name="ce1">
            <text:p>1</text:p>
          </table:table-cell>
          <table:table-cell office:value-type="boolean" office:boolean-value="false" table:formula="of:=+IF(AND([.E575]&gt;=[.A575];[.E575]&lt;=[.B575]);TRUE;FALSE)" table:style-name="ce1">
            <text:p>FALSE</text:p>
          </table:table-cell>
          <table:table-cell table:style-name="ce1"/>
          <table:table-cell office:value-type="string" office:string-value="b" table:formula="of:=RIGHT(LEFT([.D575];[.A575]);1)" table:style-name="ce1">
            <text:p>b</text:p>
          </table:table-cell>
          <table:table-cell office:value-type="string" office:string-value="j" table:formula="of:=RIGHT(LEFT([.D575];[.B575]);1)" table:style-name="ce1">
            <text:p>j</text:p>
          </table:table-cell>
          <table:table-cell office:value-type="boolean" office:boolean-value="false" table:formula="of:=+IF(XOR([.H575]=[.C575];[.I575]=[.C57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</text:p>
          </table:table-cell>
          <table:table-cell office:value-type="string" table:style-name="ce1">
            <text:p>xtwnjj</text:p>
          </table:table-cell>
          <table:table-cell office:value-type="float" office:value="2" table:formula="of:=LEN([.D576])-LEN(SUBSTITUTE([.D576];[.C576];&quot;&quot;))" table:style-name="ce1">
            <text:p>2</text:p>
          </table:table-cell>
          <table:table-cell office:value-type="boolean" office:boolean-value="false" table:formula="of:=+IF(AND([.E576]&gt;=[.A576];[.E576]&lt;=[.B576]);TRUE;FALSE)" table:style-name="ce1">
            <text:p>FALSE</text:p>
          </table:table-cell>
          <table:table-cell table:style-name="ce1"/>
          <table:table-cell office:value-type="string" office:string-value="j" table:formula="of:=RIGHT(LEFT([.D576];[.A576]);1)" table:style-name="ce1">
            <text:p>j</text:p>
          </table:table-cell>
          <table:table-cell office:value-type="string" office:string-value="j" table:formula="of:=RIGHT(LEFT([.D576];[.B576]);1)" table:style-name="ce1">
            <text:p>j</text:p>
          </table:table-cell>
          <table:table-cell office:value-type="boolean" office:boolean-value="false" table:formula="of:=+IF(XOR([.H576]=[.C576];[.I576]=[.C57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rrrrrrrprqrrrfrr</text:p>
          </table:table-cell>
          <table:table-cell office:value-type="float" office:value="14" table:formula="of:=LEN([.D577])-LEN(SUBSTITUTE([.D577];[.C577];&quot;&quot;))" table:style-name="ce1">
            <text:p>14</text:p>
          </table:table-cell>
          <table:table-cell office:value-type="boolean" office:boolean-value="true" table:formula="of:=+IF(AND([.E577]&gt;=[.A577];[.E577]&lt;=[.B577]);TRUE;FALSE)" table:style-name="ce1">
            <text:p>TRUE</text:p>
          </table:table-cell>
          <table:table-cell table:style-name="ce1"/>
          <table:table-cell office:value-type="string" office:string-value="q" table:formula="of:=RIGHT(LEFT([.D577];[.A577]);1)" table:style-name="ce1">
            <text:p>q</text:p>
          </table:table-cell>
          <table:table-cell office:value-type="string" office:string-value="f" table:formula="of:=RIGHT(LEFT([.D577];[.B577]);1)" table:style-name="ce1">
            <text:p>f</text:p>
          </table:table-cell>
          <table:table-cell office:value-type="boolean" office:boolean-value="false" table:formula="of:=+IF(XOR([.H577]=[.C577];[.I577]=[.C57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dffffflfffvfff</text:p>
          </table:table-cell>
          <table:table-cell office:value-type="float" office:value="12" table:formula="of:=LEN([.D578])-LEN(SUBSTITUTE([.D578];[.C578];&quot;&quot;))" table:style-name="ce1">
            <text:p>12</text:p>
          </table:table-cell>
          <table:table-cell office:value-type="boolean" office:boolean-value="false" table:formula="of:=+IF(AND([.E578]&gt;=[.A578];[.E578]&lt;=[.B578]);TRUE;FALSE)" table:style-name="ce1">
            <text:p>FALSE</text:p>
          </table:table-cell>
          <table:table-cell table:style-name="ce1"/>
          <table:table-cell office:value-type="string" office:string-value="f" table:formula="of:=RIGHT(LEFT([.D578];[.A578]);1)" table:style-name="ce1">
            <text:p>f</text:p>
          </table:table-cell>
          <table:table-cell office:value-type="string" office:string-value="f" table:formula="of:=RIGHT(LEFT([.D578];[.B578]);1)" table:style-name="ce1">
            <text:p>f</text:p>
          </table:table-cell>
          <table:table-cell office:value-type="boolean" office:boolean-value="false" table:formula="of:=+IF(XOR([.H578]=[.C578];[.I578]=[.C57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krsbnd</text:p>
          </table:table-cell>
          <table:table-cell office:value-type="float" office:value="1" table:formula="of:=LEN([.D579])-LEN(SUBSTITUTE([.D579];[.C579];&quot;&quot;))" table:style-name="ce1">
            <text:p>1</text:p>
          </table:table-cell>
          <table:table-cell office:value-type="boolean" office:boolean-value="true" table:formula="of:=+IF(AND([.E579]&gt;=[.A579];[.E579]&lt;=[.B579]);TRUE;FALSE)" table:style-name="ce1">
            <text:p>TRUE</text:p>
          </table:table-cell>
          <table:table-cell table:style-name="ce1"/>
          <table:table-cell office:value-type="string" office:string-value="k" table:formula="of:=RIGHT(LEFT([.D579];[.A579]);1)" table:style-name="ce1">
            <text:p>k</text:p>
          </table:table-cell>
          <table:table-cell office:value-type="string" office:string-value="d" table:formula="of:=RIGHT(LEFT([.D579];[.B579]);1)" table:style-name="ce1">
            <text:p>d</text:p>
          </table:table-cell>
          <table:table-cell office:value-type="boolean" office:boolean-value="false" table:formula="of:=+IF(XOR([.H579]=[.C579];[.I579]=[.C57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bbvxqbl</text:p>
          </table:table-cell>
          <table:table-cell office:value-type="float" office:value="5" table:formula="of:=LEN([.D580])-LEN(SUBSTITUTE([.D580];[.C580];&quot;&quot;))" table:style-name="ce1">
            <text:p>5</text:p>
          </table:table-cell>
          <table:table-cell office:value-type="boolean" office:boolean-value="false" table:formula="of:=+IF(AND([.E580]&gt;=[.A580];[.E580]&lt;=[.B580]);TRUE;FALSE)" table:style-name="ce1">
            <text:p>FALSE</text:p>
          </table:table-cell>
          <table:table-cell table:style-name="ce1"/>
          <table:table-cell office:value-type="string" office:string-value="x" table:formula="of:=RIGHT(LEFT([.D580];[.A580]);1)" table:style-name="ce1">
            <text:p>x</text:p>
          </table:table-cell>
          <table:table-cell office:value-type="string" office:string-value="q" table:formula="of:=RIGHT(LEFT([.D580];[.B580]);1)" table:style-name="ce1">
            <text:p>q</text:p>
          </table:table-cell>
          <table:table-cell office:value-type="boolean" office:boolean-value="false" table:formula="of:=+IF(XOR([.H580]=[.C580];[.I580]=[.C58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cvvvv</text:p>
          </table:table-cell>
          <table:table-cell office:value-type="float" office:value="6" table:formula="of:=LEN([.D581])-LEN(SUBSTITUTE([.D581];[.C581];&quot;&quot;))" table:style-name="ce1">
            <text:p>6</text:p>
          </table:table-cell>
          <table:table-cell office:value-type="boolean" office:boolean-value="false" table:formula="of:=+IF(AND([.E581]&gt;=[.A581];[.E581]&lt;=[.B581]);TRUE;FALSE)" table:style-name="ce1">
            <text:p>FALSE</text:p>
          </table:table-cell>
          <table:table-cell table:style-name="ce1"/>
          <table:table-cell office:value-type="string" office:string-value="v" table:formula="of:=RIGHT(LEFT([.D581];[.A581]);1)" table:style-name="ce1">
            <text:p>v</text:p>
          </table:table-cell>
          <table:table-cell office:value-type="string" office:string-value="v" table:formula="of:=RIGHT(LEFT([.D581];[.B581]);1)" table:style-name="ce1">
            <text:p>v</text:p>
          </table:table-cell>
          <table:table-cell office:value-type="boolean" office:boolean-value="false" table:formula="of:=+IF(XOR([.H581]=[.C581];[.I581]=[.C58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fcmttht</text:p>
          </table:table-cell>
          <table:table-cell office:value-type="float" office:value="4" table:formula="of:=LEN([.D582])-LEN(SUBSTITUTE([.D582];[.C582];&quot;&quot;))" table:style-name="ce1">
            <text:p>4</text:p>
          </table:table-cell>
          <table:table-cell office:value-type="boolean" office:boolean-value="false" table:formula="of:=+IF(AND([.E582]&gt;=[.A582];[.E582]&lt;=[.B582]);TRUE;FALSE)" table:style-name="ce1">
            <text:p>FALSE</text:p>
          </table:table-cell>
          <table:table-cell table:style-name="ce1"/>
          <table:table-cell office:value-type="string" office:string-value="t" table:formula="of:=RIGHT(LEFT([.D582];[.A582]);1)" table:style-name="ce1">
            <text:p>t</text:p>
          </table:table-cell>
          <table:table-cell office:value-type="string" office:string-value="t" table:formula="of:=RIGHT(LEFT([.D582];[.B582]);1)" table:style-name="ce1">
            <text:p>t</text:p>
          </table:table-cell>
          <table:table-cell office:value-type="boolean" office:boolean-value="false" table:formula="of:=+IF(XOR([.H582]=[.C582];[.I582]=[.C58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cxhtdwbfqvv</text:p>
          </table:table-cell>
          <table:table-cell office:value-type="float" office:value="2" table:formula="of:=LEN([.D583])-LEN(SUBSTITUTE([.D583];[.C583];&quot;&quot;))" table:style-name="ce1">
            <text:p>2</text:p>
          </table:table-cell>
          <table:table-cell office:value-type="boolean" office:boolean-value="true" table:formula="of:=+IF(AND([.E583]&gt;=[.A583];[.E583]&lt;=[.B583]);TRUE;FALSE)" table:style-name="ce1">
            <text:p>TRUE</text:p>
          </table:table-cell>
          <table:table-cell table:style-name="ce1"/>
          <table:table-cell office:value-type="string" office:string-value="c" table:formula="of:=RIGHT(LEFT([.D583];[.A583]);1)" table:style-name="ce1">
            <text:p>c</text:p>
          </table:table-cell>
          <table:table-cell office:value-type="string" office:string-value="w" table:formula="of:=RIGHT(LEFT([.D583];[.B583]);1)" table:style-name="ce1">
            <text:p>w</text:p>
          </table:table-cell>
          <table:table-cell office:value-type="boolean" office:boolean-value="false" table:formula="of:=+IF(XOR([.H583]=[.C583];[.I583]=[.C58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nsnlnvkqztnxnn</text:p>
          </table:table-cell>
          <table:table-cell office:value-type="float" office:value="7" table:formula="of:=LEN([.D584])-LEN(SUBSTITUTE([.D584];[.C584];&quot;&quot;))" table:style-name="ce1">
            <text:p>7</text:p>
          </table:table-cell>
          <table:table-cell office:value-type="boolean" office:boolean-value="false" table:formula="of:=+IF(AND([.E584]&gt;=[.A584];[.E584]&lt;=[.B584]);TRUE;FALSE)" table:style-name="ce1">
            <text:p>FALSE</text:p>
          </table:table-cell>
          <table:table-cell table:style-name="ce1"/>
          <table:table-cell office:value-type="string" office:string-value="n" table:formula="of:=RIGHT(LEFT([.D584];[.A584]);1)" table:style-name="ce1">
            <text:p>n</text:p>
          </table:table-cell>
          <table:table-cell office:value-type="string" office:string-value="n" table:formula="of:=RIGHT(LEFT([.D584];[.B584]);1)" table:style-name="ce1">
            <text:p>n</text:p>
          </table:table-cell>
          <table:table-cell office:value-type="boolean" office:boolean-value="false" table:formula="of:=+IF(XOR([.H584]=[.C584];[.I584]=[.C58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knndvrhbg</text:p>
          </table:table-cell>
          <table:table-cell office:value-type="float" office:value="1" table:formula="of:=LEN([.D585])-LEN(SUBSTITUTE([.D585];[.C585];&quot;&quot;))" table:style-name="ce1">
            <text:p>1</text:p>
          </table:table-cell>
          <table:table-cell office:value-type="boolean" office:boolean-value="false" table:formula="of:=+IF(AND([.E585]&gt;=[.A585];[.E585]&lt;=[.B585]);TRUE;FALSE)" table:style-name="ce1">
            <text:p>FALSE</text:p>
          </table:table-cell>
          <table:table-cell table:style-name="ce1"/>
          <table:table-cell office:value-type="string" office:string-value="k" table:formula="of:=RIGHT(LEFT([.D585];[.A585]);1)" table:style-name="ce1">
            <text:p>k</text:p>
          </table:table-cell>
          <table:table-cell office:value-type="string" office:string-value="v" table:formula="of:=RIGHT(LEFT([.D585];[.B585]);1)" table:style-name="ce1">
            <text:p>v</text:p>
          </table:table-cell>
          <table:table-cell office:value-type="boolean" office:boolean-value="false" table:formula="of:=+IF(XOR([.H585]=[.C585];[.I585]=[.C58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z</text:p>
          </table:table-cell>
          <table:table-cell office:value-type="string" table:style-name="ce1">
            <text:p>mzzzdzzzz</text:p>
          </table:table-cell>
          <table:table-cell office:value-type="float" office:value="7" table:formula="of:=LEN([.D586])-LEN(SUBSTITUTE([.D586];[.C586];&quot;&quot;))" table:style-name="ce1">
            <text:p>7</text:p>
          </table:table-cell>
          <table:table-cell office:value-type="boolean" office:boolean-value="false" table:formula="of:=+IF(AND([.E586]&gt;=[.A586];[.E586]&lt;=[.B586]);TRUE;FALSE)" table:style-name="ce1">
            <text:p>FALSE</text:p>
          </table:table-cell>
          <table:table-cell table:style-name="ce1"/>
          <table:table-cell office:value-type="string" office:string-value="z" table:formula="of:=RIGHT(LEFT([.D586];[.A586]);1)" table:style-name="ce1">
            <text:p>z</text:p>
          </table:table-cell>
          <table:table-cell office:value-type="string" office:string-value="z" table:formula="of:=RIGHT(LEFT([.D586];[.B586]);1)" table:style-name="ce1">
            <text:p>z</text:p>
          </table:table-cell>
          <table:table-cell office:value-type="boolean" office:boolean-value="false" table:formula="of:=+IF(XOR([.H586]=[.C586];[.I586]=[.C58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qqqqqvrqqzlqkqqq</text:p>
          </table:table-cell>
          <table:table-cell office:value-type="float" office:value="12" table:formula="of:=LEN([.D587])-LEN(SUBSTITUTE([.D587];[.C587];&quot;&quot;))" table:style-name="ce1">
            <text:p>12</text:p>
          </table:table-cell>
          <table:table-cell office:value-type="boolean" office:boolean-value="true" table:formula="of:=+IF(AND([.E587]&gt;=[.A587];[.E587]&lt;=[.B587]);TRUE;FALSE)" table:style-name="ce1">
            <text:p>TRUE</text:p>
          </table:table-cell>
          <table:table-cell table:style-name="ce1"/>
          <table:table-cell office:value-type="string" office:string-value="z" table:formula="of:=RIGHT(LEFT([.D587];[.A587]);1)" table:style-name="ce1">
            <text:p>z</text:p>
          </table:table-cell>
          <table:table-cell office:value-type="string" office:string-value="k" table:formula="of:=RIGHT(LEFT([.D587];[.B587]);1)" table:style-name="ce1">
            <text:p>k</text:p>
          </table:table-cell>
          <table:table-cell office:value-type="boolean" office:boolean-value="false" table:formula="of:=+IF(XOR([.H587]=[.C587];[.I587]=[.C58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tcrttjtknjpvwhzm</text:p>
          </table:table-cell>
          <table:table-cell office:value-type="float" office:value="5" table:formula="of:=LEN([.D588])-LEN(SUBSTITUTE([.D588];[.C588];&quot;&quot;))" table:style-name="ce1">
            <text:p>5</text:p>
          </table:table-cell>
          <table:table-cell office:value-type="boolean" office:boolean-value="false" table:formula="of:=+IF(AND([.E588]&gt;=[.A588];[.E588]&lt;=[.B588]);TRUE;FALSE)" table:style-name="ce1">
            <text:p>FALSE</text:p>
          </table:table-cell>
          <table:table-cell table:style-name="ce1"/>
          <table:table-cell office:value-type="string" office:string-value="c" table:formula="of:=RIGHT(LEFT([.D588];[.A588]);1)" table:style-name="ce1">
            <text:p>c</text:p>
          </table:table-cell>
          <table:table-cell office:value-type="string" office:string-value="r" table:formula="of:=RIGHT(LEFT([.D588];[.B588]);1)" table:style-name="ce1">
            <text:p>r</text:p>
          </table:table-cell>
          <table:table-cell office:value-type="boolean" office:boolean-value="false" table:formula="of:=+IF(XOR([.H588]=[.C588];[.I588]=[.C58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jjjjjjjjj</text:p>
          </table:table-cell>
          <table:table-cell office:value-type="float" office:value="12" table:formula="of:=LEN([.D589])-LEN(SUBSTITUTE([.D589];[.C589];&quot;&quot;))" table:style-name="ce1">
            <text:p>12</text:p>
          </table:table-cell>
          <table:table-cell office:value-type="boolean" office:boolean-value="false" table:formula="of:=+IF(AND([.E589]&gt;=[.A589];[.E589]&lt;=[.B589]);TRUE;FALSE)" table:style-name="ce1">
            <text:p>FALSE</text:p>
          </table:table-cell>
          <table:table-cell table:style-name="ce1"/>
          <table:table-cell office:value-type="string" office:string-value="j" table:formula="of:=RIGHT(LEFT([.D589];[.A589]);1)" table:style-name="ce1">
            <text:p>j</text:p>
          </table:table-cell>
          <table:table-cell office:value-type="string" office:string-value="j" table:formula="of:=RIGHT(LEFT([.D589];[.B589]);1)" table:style-name="ce1">
            <text:p>j</text:p>
          </table:table-cell>
          <table:table-cell office:value-type="boolean" office:boolean-value="false" table:formula="of:=+IF(XOR([.H589]=[.C589];[.I589]=[.C58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nhcccc</text:p>
          </table:table-cell>
          <table:table-cell office:value-type="float" office:value="6" table:formula="of:=LEN([.D590])-LEN(SUBSTITUTE([.D590];[.C590];&quot;&quot;))" table:style-name="ce1">
            <text:p>6</text:p>
          </table:table-cell>
          <table:table-cell office:value-type="boolean" office:boolean-value="true" table:formula="of:=+IF(AND([.E590]&gt;=[.A590];[.E590]&lt;=[.B590]);TRUE;FALSE)" table:style-name="ce1">
            <text:p>TRUE</text:p>
          </table:table-cell>
          <table:table-cell table:style-name="ce1"/>
          <table:table-cell office:value-type="string" office:string-value="c" table:formula="of:=RIGHT(LEFT([.D590];[.A590]);1)" table:style-name="ce1">
            <text:p>c</text:p>
          </table:table-cell>
          <table:table-cell office:value-type="string" office:string-value="c" table:formula="of:=RIGHT(LEFT([.D590];[.B590]);1)" table:style-name="ce1">
            <text:p>c</text:p>
          </table:table-cell>
          <table:table-cell office:value-type="boolean" office:boolean-value="false" table:formula="of:=+IF(XOR([.H590]=[.C590];[.I590]=[.C59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mmmmmmmmmmzmm</text:p>
          </table:table-cell>
          <table:table-cell office:value-type="float" office:value="14" table:formula="of:=LEN([.D591])-LEN(SUBSTITUTE([.D591];[.C591];&quot;&quot;))" table:style-name="ce1">
            <text:p>14</text:p>
          </table:table-cell>
          <table:table-cell office:value-type="boolean" office:boolean-value="true" table:formula="of:=+IF(AND([.E591]&gt;=[.A591];[.E591]&lt;=[.B591]);TRUE;FALSE)" table:style-name="ce1">
            <text:p>TRUE</text:p>
          </table:table-cell>
          <table:table-cell table:style-name="ce1"/>
          <table:table-cell office:value-type="string" office:string-value="m" table:formula="of:=RIGHT(LEFT([.D591];[.A591]);1)" table:style-name="ce1">
            <text:p>m</text:p>
          </table:table-cell>
          <table:table-cell office:value-type="string" office:string-value="m" table:formula="of:=RIGHT(LEFT([.D591];[.B591]);1)" table:style-name="ce1">
            <text:p>m</text:p>
          </table:table-cell>
          <table:table-cell office:value-type="boolean" office:boolean-value="false" table:formula="of:=+IF(XOR([.H591]=[.C591];[.I591]=[.C59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wsmwwwwwrnwmwwk</text:p>
          </table:table-cell>
          <table:table-cell office:value-type="float" office:value="9" table:formula="of:=LEN([.D592])-LEN(SUBSTITUTE([.D592];[.C592];&quot;&quot;))" table:style-name="ce1">
            <text:p>9</text:p>
          </table:table-cell>
          <table:table-cell office:value-type="boolean" office:boolean-value="false" table:formula="of:=+IF(AND([.E592]&gt;=[.A592];[.E592]&lt;=[.B592]);TRUE;FALSE)" table:style-name="ce1">
            <text:p>FALSE</text:p>
          </table:table-cell>
          <table:table-cell table:style-name="ce1"/>
          <table:table-cell office:value-type="string" office:string-value="r" table:formula="of:=RIGHT(LEFT([.D592];[.A592]);1)" table:style-name="ce1">
            <text:p>r</text:p>
          </table:table-cell>
          <table:table-cell office:value-type="string" office:string-value="k" table:formula="of:=RIGHT(LEFT([.D592];[.B592]);1)" table:style-name="ce1">
            <text:p>k</text:p>
          </table:table-cell>
          <table:table-cell office:value-type="boolean" office:boolean-value="false" table:formula="of:=+IF(XOR([.H592]=[.C592];[.I592]=[.C59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mdjm</text:p>
          </table:table-cell>
          <table:table-cell office:value-type="float" office:value="2" table:formula="of:=LEN([.D593])-LEN(SUBSTITUTE([.D593];[.C593];&quot;&quot;))" table:style-name="ce1">
            <text:p>2</text:p>
          </table:table-cell>
          <table:table-cell office:value-type="boolean" office:boolean-value="false" table:formula="of:=+IF(AND([.E593]&gt;=[.A593];[.E593]&lt;=[.B593]);TRUE;FALSE)" table:style-name="ce1">
            <text:p>FALSE</text:p>
          </table:table-cell>
          <table:table-cell table:style-name="ce1"/>
          <table:table-cell office:value-type="string" office:string-value="j" table:formula="of:=RIGHT(LEFT([.D593];[.A593]);1)" table:style-name="ce1">
            <text:p>j</text:p>
          </table:table-cell>
          <table:table-cell office:value-type="string" office:string-value="m" table:formula="of:=RIGHT(LEFT([.D593];[.B593]);1)" table:style-name="ce1">
            <text:p>m</text:p>
          </table:table-cell>
          <table:table-cell office:value-type="boolean" office:boolean-value="true" table:formula="of:=+IF(XOR([.H593]=[.C593];[.I593]=[.C59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mlllxllllkrllf</text:p>
          </table:table-cell>
          <table:table-cell office:value-type="float" office:value="9" table:formula="of:=LEN([.D594])-LEN(SUBSTITUTE([.D594];[.C594];&quot;&quot;))" table:style-name="ce1">
            <text:p>9</text:p>
          </table:table-cell>
          <table:table-cell office:value-type="boolean" office:boolean-value="true" table:formula="of:=+IF(AND([.E594]&gt;=[.A594];[.E594]&lt;=[.B594]);TRUE;FALSE)" table:style-name="ce1">
            <text:p>TRUE</text:p>
          </table:table-cell>
          <table:table-cell table:style-name="ce1"/>
          <table:table-cell office:value-type="string" office:string-value="x" table:formula="of:=RIGHT(LEFT([.D594];[.A594]);1)" table:style-name="ce1">
            <text:p>x</text:p>
          </table:table-cell>
          <table:table-cell office:value-type="string" office:string-value="k" table:formula="of:=RIGHT(LEFT([.D594];[.B594]);1)" table:style-name="ce1">
            <text:p>k</text:p>
          </table:table-cell>
          <table:table-cell office:value-type="boolean" office:boolean-value="false" table:formula="of:=+IF(XOR([.H594]=[.C594];[.I594]=[.C59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ttttttttttttvtltt</text:p>
          </table:table-cell>
          <table:table-cell office:value-type="float" office:value="16" table:formula="of:=LEN([.D595])-LEN(SUBSTITUTE([.D595];[.C595];&quot;&quot;))" table:style-name="ce1">
            <text:p>16</text:p>
          </table:table-cell>
          <table:table-cell office:value-type="boolean" office:boolean-value="true" table:formula="of:=+IF(AND([.E595]&gt;=[.A595];[.E595]&lt;=[.B595]);TRUE;FALSE)" table:style-name="ce1">
            <text:p>TRUE</text:p>
          </table:table-cell>
          <table:table-cell table:style-name="ce1"/>
          <table:table-cell office:value-type="string" office:string-value="v" table:formula="of:=RIGHT(LEFT([.D595];[.A595]);1)" table:style-name="ce1">
            <text:p>v</text:p>
          </table:table-cell>
          <table:table-cell office:value-type="string" office:string-value="t" table:formula="of:=RIGHT(LEFT([.D595];[.B595]);1)" table:style-name="ce1">
            <text:p>t</text:p>
          </table:table-cell>
          <table:table-cell office:value-type="boolean" office:boolean-value="true" table:formula="of:=+IF(XOR([.H595]=[.C595];[.I595]=[.C59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ffffffffhfzfff</text:p>
          </table:table-cell>
          <table:table-cell office:value-type="float" office:value="14" table:formula="of:=LEN([.D596])-LEN(SUBSTITUTE([.D596];[.C596];&quot;&quot;))" table:style-name="ce1">
            <text:p>14</text:p>
          </table:table-cell>
          <table:table-cell office:value-type="boolean" office:boolean-value="false" table:formula="of:=+IF(AND([.E596]&gt;=[.A596];[.E596]&lt;=[.B596]);TRUE;FALSE)" table:style-name="ce1">
            <text:p>FALSE</text:p>
          </table:table-cell>
          <table:table-cell table:style-name="ce1"/>
          <table:table-cell office:value-type="string" office:string-value="h" table:formula="of:=RIGHT(LEFT([.D596];[.A596]);1)" table:style-name="ce1">
            <text:p>h</text:p>
          </table:table-cell>
          <table:table-cell office:value-type="string" office:string-value="z" table:formula="of:=RIGHT(LEFT([.D596];[.B596]);1)" table:style-name="ce1">
            <text:p>z</text:p>
          </table:table-cell>
          <table:table-cell office:value-type="boolean" office:boolean-value="false" table:formula="of:=+IF(XOR([.H596]=[.C596];[.I596]=[.C59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wkzxtrkgr</text:p>
          </table:table-cell>
          <table:table-cell office:value-type="float" office:value="1" table:formula="of:=LEN([.D597])-LEN(SUBSTITUTE([.D597];[.C597];&quot;&quot;))" table:style-name="ce1">
            <text:p>1</text:p>
          </table:table-cell>
          <table:table-cell office:value-type="boolean" office:boolean-value="false" table:formula="of:=+IF(AND([.E597]&gt;=[.A597];[.E597]&lt;=[.B597]);TRUE;FALSE)" table:style-name="ce1">
            <text:p>FALSE</text:p>
          </table:table-cell>
          <table:table-cell table:style-name="ce1"/>
          <table:table-cell office:value-type="string" office:string-value="z" table:formula="of:=RIGHT(LEFT([.D597];[.A597]);1)" table:style-name="ce1">
            <text:p>z</text:p>
          </table:table-cell>
          <table:table-cell office:value-type="string" office:string-value="r" table:formula="of:=RIGHT(LEFT([.D597];[.B597]);1)" table:style-name="ce1">
            <text:p>r</text:p>
          </table:table-cell>
          <table:table-cell office:value-type="boolean" office:boolean-value="false" table:formula="of:=+IF(XOR([.H597]=[.C597];[.I597]=[.C59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pcccccvccc</text:p>
          </table:table-cell>
          <table:table-cell office:value-type="float" office:value="11" table:formula="of:=LEN([.D598])-LEN(SUBSTITUTE([.D598];[.C598];&quot;&quot;))" table:style-name="ce1">
            <text:p>11</text:p>
          </table:table-cell>
          <table:table-cell office:value-type="boolean" office:boolean-value="false" table:formula="of:=+IF(AND([.E598]&gt;=[.A598];[.E598]&lt;=[.B598]);TRUE;FALSE)" table:style-name="ce1">
            <text:p>FALSE</text:p>
          </table:table-cell>
          <table:table-cell table:style-name="ce1"/>
          <table:table-cell office:value-type="string" office:string-value="c" table:formula="of:=RIGHT(LEFT([.D598];[.A598]);1)" table:style-name="ce1">
            <text:p>c</text:p>
          </table:table-cell>
          <table:table-cell office:value-type="string" office:string-value="v" table:formula="of:=RIGHT(LEFT([.D598];[.B598]);1)" table:style-name="ce1">
            <text:p>v</text:p>
          </table:table-cell>
          <table:table-cell office:value-type="boolean" office:boolean-value="true" table:formula="of:=+IF(XOR([.H598]=[.C598];[.I598]=[.C59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bmmzbcmlwmmfnmmq</text:p>
          </table:table-cell>
          <table:table-cell office:value-type="float" office:value="9" table:formula="of:=LEN([.D599])-LEN(SUBSTITUTE([.D599];[.C599];&quot;&quot;))" table:style-name="ce1">
            <text:p>9</text:p>
          </table:table-cell>
          <table:table-cell office:value-type="boolean" office:boolean-value="true" table:formula="of:=+IF(AND([.E599]&gt;=[.A599];[.E599]&lt;=[.B599]);TRUE;FALSE)" table:style-name="ce1">
            <text:p>TRUE</text:p>
          </table:table-cell>
          <table:table-cell table:style-name="ce1"/>
          <table:table-cell office:value-type="string" office:string-value="b" table:formula="of:=RIGHT(LEFT([.D599];[.A599]);1)" table:style-name="ce1">
            <text:p>b</text:p>
          </table:table-cell>
          <table:table-cell office:value-type="string" office:string-value="m" table:formula="of:=RIGHT(LEFT([.D599];[.B599]);1)" table:style-name="ce1">
            <text:p>m</text:p>
          </table:table-cell>
          <table:table-cell office:value-type="boolean" office:boolean-value="true" table:formula="of:=+IF(XOR([.H599]=[.C599];[.I599]=[.C59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dszp</text:p>
          </table:table-cell>
          <table:table-cell office:value-type="float" office:value="2" table:formula="of:=LEN([.D600])-LEN(SUBSTITUTE([.D600];[.C600];&quot;&quot;))" table:style-name="ce1">
            <text:p>2</text:p>
          </table:table-cell>
          <table:table-cell office:value-type="boolean" office:boolean-value="true" table:formula="of:=+IF(AND([.E600]&gt;=[.A600];[.E600]&lt;=[.B600]);TRUE;FALSE)" table:style-name="ce1">
            <text:p>TRUE</text:p>
          </table:table-cell>
          <table:table-cell table:style-name="ce1"/>
          <table:table-cell office:value-type="string" office:string-value="d" table:formula="of:=RIGHT(LEFT([.D600];[.A600]);1)" table:style-name="ce1">
            <text:p>d</text:p>
          </table:table-cell>
          <table:table-cell office:value-type="string" office:string-value="s" table:formula="of:=RIGHT(LEFT([.D600];[.B600]);1)" table:style-name="ce1">
            <text:p>s</text:p>
          </table:table-cell>
          <table:table-cell office:value-type="boolean" office:boolean-value="false" table:formula="of:=+IF(XOR([.H600]=[.C600];[.I600]=[.C60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qrrfrdrrrwvrrrrrwrr</text:p>
          </table:table-cell>
          <table:table-cell office:value-type="float" office:value="14" table:formula="of:=LEN([.D601])-LEN(SUBSTITUTE([.D601];[.C601];&quot;&quot;))" table:style-name="ce1">
            <text:p>14</text:p>
          </table:table-cell>
          <table:table-cell office:value-type="boolean" office:boolean-value="true" table:formula="of:=+IF(AND([.E601]&gt;=[.A601];[.E601]&lt;=[.B601]);TRUE;FALSE)" table:style-name="ce1">
            <text:p>TRUE</text:p>
          </table:table-cell>
          <table:table-cell table:style-name="ce1"/>
          <table:table-cell office:value-type="string" office:string-value="r" table:formula="of:=RIGHT(LEFT([.D601];[.A601]);1)" table:style-name="ce1">
            <text:p>r</text:p>
          </table:table-cell>
          <table:table-cell office:value-type="string" office:string-value="r" table:formula="of:=RIGHT(LEFT([.D601];[.B601]);1)" table:style-name="ce1">
            <text:p>r</text:p>
          </table:table-cell>
          <table:table-cell office:value-type="boolean" office:boolean-value="false" table:formula="of:=+IF(XOR([.H601]=[.C601];[.I601]=[.C60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gwggggfcpg</text:p>
          </table:table-cell>
          <table:table-cell office:value-type="float" office:value="8" table:formula="of:=LEN([.D602])-LEN(SUBSTITUTE([.D602];[.C602];&quot;&quot;))" table:style-name="ce1">
            <text:p>8</text:p>
          </table:table-cell>
          <table:table-cell office:value-type="boolean" office:boolean-value="false" table:formula="of:=+IF(AND([.E602]&gt;=[.A602];[.E602]&lt;=[.B602]);TRUE;FALSE)" table:style-name="ce1">
            <text:p>FALSE</text:p>
          </table:table-cell>
          <table:table-cell table:style-name="ce1"/>
          <table:table-cell office:value-type="string" office:string-value="f" table:formula="of:=RIGHT(LEFT([.D602];[.A602]);1)" table:style-name="ce1">
            <text:p>f</text:p>
          </table:table-cell>
          <table:table-cell office:value-type="string" office:string-value="p" table:formula="of:=RIGHT(LEFT([.D602];[.B602]);1)" table:style-name="ce1">
            <text:p>p</text:p>
          </table:table-cell>
          <table:table-cell office:value-type="boolean" office:boolean-value="false" table:formula="of:=+IF(XOR([.H602]=[.C602];[.I602]=[.C60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nppppdpppp</text:p>
          </table:table-cell>
          <table:table-cell office:value-type="float" office:value="9" table:formula="of:=LEN([.D603])-LEN(SUBSTITUTE([.D603];[.C603];&quot;&quot;))" table:style-name="ce1">
            <text:p>9</text:p>
          </table:table-cell>
          <table:table-cell office:value-type="boolean" office:boolean-value="true" table:formula="of:=+IF(AND([.E603]&gt;=[.A603];[.E603]&lt;=[.B603]);TRUE;FALSE)" table:style-name="ce1">
            <text:p>TRUE</text:p>
          </table:table-cell>
          <table:table-cell table:style-name="ce1"/>
          <table:table-cell office:value-type="string" office:string-value="p" table:formula="of:=RIGHT(LEFT([.D603];[.A603]);1)" table:style-name="ce1">
            <text:p>p</text:p>
          </table:table-cell>
          <table:table-cell office:value-type="string" office:string-value="p" table:formula="of:=RIGHT(LEFT([.D603];[.B603]);1)" table:style-name="ce1">
            <text:p>p</text:p>
          </table:table-cell>
          <table:table-cell office:value-type="boolean" office:boolean-value="false" table:formula="of:=+IF(XOR([.H603]=[.C603];[.I603]=[.C60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k</text:p>
          </table:table-cell>
          <table:table-cell office:value-type="string" table:style-name="ce1">
            <text:p>gzkktkxkkskkkmkkkpk</text:p>
          </table:table-cell>
          <table:table-cell office:value-type="float" office:value="12" table:formula="of:=LEN([.D604])-LEN(SUBSTITUTE([.D604];[.C604];&quot;&quot;))" table:style-name="ce1">
            <text:p>12</text:p>
          </table:table-cell>
          <table:table-cell office:value-type="boolean" office:boolean-value="false" table:formula="of:=+IF(AND([.E604]&gt;=[.A604];[.E604]&lt;=[.B604]);TRUE;FALSE)" table:style-name="ce1">
            <text:p>FALSE</text:p>
          </table:table-cell>
          <table:table-cell table:style-name="ce1"/>
          <table:table-cell office:value-type="string" office:string-value="k" table:formula="of:=RIGHT(LEFT([.D604];[.A604]);1)" table:style-name="ce1">
            <text:p>k</text:p>
          </table:table-cell>
          <table:table-cell office:value-type="string" office:string-value="k" table:formula="of:=RIGHT(LEFT([.D604];[.B604]);1)" table:style-name="ce1">
            <text:p>k</text:p>
          </table:table-cell>
          <table:table-cell office:value-type="boolean" office:boolean-value="false" table:formula="of:=+IF(XOR([.H604]=[.C604];[.I604]=[.C60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bmqhtxzqmvx</text:p>
          </table:table-cell>
          <table:table-cell office:value-type="float" office:value="2" table:formula="of:=LEN([.D605])-LEN(SUBSTITUTE([.D605];[.C605];&quot;&quot;))" table:style-name="ce1">
            <text:p>2</text:p>
          </table:table-cell>
          <table:table-cell office:value-type="boolean" office:boolean-value="false" table:formula="of:=+IF(AND([.E605]&gt;=[.A605];[.E605]&lt;=[.B605]);TRUE;FALSE)" table:style-name="ce1">
            <text:p>FALSE</text:p>
          </table:table-cell>
          <table:table-cell table:style-name="ce1"/>
          <table:table-cell office:value-type="string" office:string-value="h" table:formula="of:=RIGHT(LEFT([.D605];[.A605]);1)" table:style-name="ce1">
            <text:p>h</text:p>
          </table:table-cell>
          <table:table-cell office:value-type="string" office:string-value="x" table:formula="of:=RIGHT(LEFT([.D605];[.B605]);1)" table:style-name="ce1">
            <text:p>x</text:p>
          </table:table-cell>
          <table:table-cell office:value-type="boolean" office:boolean-value="true" table:formula="of:=+IF(XOR([.H605]=[.C605];[.I605]=[.C60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vsvssqghzjqxm</text:p>
          </table:table-cell>
          <table:table-cell office:value-type="float" office:value="2" table:formula="of:=LEN([.D606])-LEN(SUBSTITUTE([.D606];[.C606];&quot;&quot;))" table:style-name="ce1">
            <text:p>2</text:p>
          </table:table-cell>
          <table:table-cell office:value-type="boolean" office:boolean-value="false" table:formula="of:=+IF(AND([.E606]&gt;=[.A606];[.E606]&lt;=[.B606]);TRUE;FALSE)" table:style-name="ce1">
            <text:p>FALSE</text:p>
          </table:table-cell>
          <table:table-cell table:style-name="ce1"/>
          <table:table-cell office:value-type="string" office:string-value="j" table:formula="of:=RIGHT(LEFT([.D606];[.A606]);1)" table:style-name="ce1">
            <text:p>j</text:p>
          </table:table-cell>
          <table:table-cell office:value-type="string" office:string-value="m" table:formula="of:=RIGHT(LEFT([.D606];[.B606]);1)" table:style-name="ce1">
            <text:p>m</text:p>
          </table:table-cell>
          <table:table-cell office:value-type="boolean" office:boolean-value="false" table:formula="of:=+IF(XOR([.H606]=[.C606];[.I606]=[.C60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wxczzszzdmkztl</text:p>
          </table:table-cell>
          <table:table-cell office:value-type="float" office:value="6" table:formula="of:=LEN([.D607])-LEN(SUBSTITUTE([.D607];[.C607];&quot;&quot;))" table:style-name="ce1">
            <text:p>6</text:p>
          </table:table-cell>
          <table:table-cell office:value-type="boolean" office:boolean-value="true" table:formula="of:=+IF(AND([.E607]&gt;=[.A607];[.E607]&lt;=[.B607]);TRUE;FALSE)" table:style-name="ce1">
            <text:p>TRUE</text:p>
          </table:table-cell>
          <table:table-cell table:style-name="ce1"/>
          <table:table-cell office:value-type="string" office:string-value="z" table:formula="of:=RIGHT(LEFT([.D607];[.A607]);1)" table:style-name="ce1">
            <text:p>z</text:p>
          </table:table-cell>
          <table:table-cell office:value-type="string" office:string-value="t" table:formula="of:=RIGHT(LEFT([.D607];[.B607]);1)" table:style-name="ce1">
            <text:p>t</text:p>
          </table:table-cell>
          <table:table-cell office:value-type="boolean" office:boolean-value="true" table:formula="of:=+IF(XOR([.H607]=[.C607];[.I607]=[.C60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kpptwctt</text:p>
          </table:table-cell>
          <table:table-cell office:value-type="float" office:value="3" table:formula="of:=LEN([.D608])-LEN(SUBSTITUTE([.D608];[.C608];&quot;&quot;))" table:style-name="ce1">
            <text:p>3</text:p>
          </table:table-cell>
          <table:table-cell office:value-type="boolean" office:boolean-value="false" table:formula="of:=+IF(AND([.E608]&gt;=[.A608];[.E608]&lt;=[.B608]);TRUE;FALSE)" table:style-name="ce1">
            <text:p>FALSE</text:p>
          </table:table-cell>
          <table:table-cell table:style-name="ce1"/>
          <table:table-cell office:value-type="string" office:string-value="t" table:formula="of:=RIGHT(LEFT([.D608];[.A608]);1)" table:style-name="ce1">
            <text:p>t</text:p>
          </table:table-cell>
          <table:table-cell office:value-type="string" office:string-value="t" table:formula="of:=RIGHT(LEFT([.D608];[.B608]);1)" table:style-name="ce1">
            <text:p>t</text:p>
          </table:table-cell>
          <table:table-cell office:value-type="boolean" office:boolean-value="false" table:formula="of:=+IF(XOR([.H608]=[.C608];[.I608]=[.C60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z</text:p>
          </table:table-cell>
          <table:table-cell office:value-type="string" table:style-name="ce1">
            <text:p>vqmzzpjj</text:p>
          </table:table-cell>
          <table:table-cell office:value-type="float" office:value="2" table:formula="of:=LEN([.D609])-LEN(SUBSTITUTE([.D609];[.C609];&quot;&quot;))" table:style-name="ce1">
            <text:p>2</text:p>
          </table:table-cell>
          <table:table-cell office:value-type="boolean" office:boolean-value="false" table:formula="of:=+IF(AND([.E609]&gt;=[.A609];[.E609]&lt;=[.B609]);TRUE;FALSE)" table:style-name="ce1">
            <text:p>FALSE</text:p>
          </table:table-cell>
          <table:table-cell table:style-name="ce1"/>
          <table:table-cell office:value-type="string" office:string-value="m" table:formula="of:=RIGHT(LEFT([.D609];[.A609]);1)" table:style-name="ce1">
            <text:p>m</text:p>
          </table:table-cell>
          <table:table-cell office:value-type="string" office:string-value="j" table:formula="of:=RIGHT(LEFT([.D609];[.B609]);1)" table:style-name="ce1">
            <text:p>j</text:p>
          </table:table-cell>
          <table:table-cell office:value-type="boolean" office:boolean-value="false" table:formula="of:=+IF(XOR([.H609]=[.C609];[.I609]=[.C60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sdrxssssswssjz</text:p>
          </table:table-cell>
          <table:table-cell office:value-type="float" office:value="8" table:formula="of:=LEN([.D610])-LEN(SUBSTITUTE([.D610];[.C610];&quot;&quot;))" table:style-name="ce1">
            <text:p>8</text:p>
          </table:table-cell>
          <table:table-cell office:value-type="boolean" office:boolean-value="true" table:formula="of:=+IF(AND([.E610]&gt;=[.A610];[.E610]&lt;=[.B610]);TRUE;FALSE)" table:style-name="ce1">
            <text:p>TRUE</text:p>
          </table:table-cell>
          <table:table-cell table:style-name="ce1"/>
          <table:table-cell office:value-type="string" office:string-value="s" table:formula="of:=RIGHT(LEFT([.D610];[.A610]);1)" table:style-name="ce1">
            <text:p>s</text:p>
          </table:table-cell>
          <table:table-cell office:value-type="string" office:string-value="s" table:formula="of:=RIGHT(LEFT([.D610];[.B610]);1)" table:style-name="ce1">
            <text:p>s</text:p>
          </table:table-cell>
          <table:table-cell office:value-type="boolean" office:boolean-value="false" table:formula="of:=+IF(XOR([.H610]=[.C610];[.I610]=[.C61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hpzzzz</text:p>
          </table:table-cell>
          <table:table-cell office:value-type="float" office:value="5" table:formula="of:=LEN([.D611])-LEN(SUBSTITUTE([.D611];[.C611];&quot;&quot;))" table:style-name="ce1">
            <text:p>5</text:p>
          </table:table-cell>
          <table:table-cell office:value-type="boolean" office:boolean-value="true" table:formula="of:=+IF(AND([.E611]&gt;=[.A611];[.E611]&lt;=[.B611]);TRUE;FALSE)" table:style-name="ce1">
            <text:p>TRUE</text:p>
          </table:table-cell>
          <table:table-cell table:style-name="ce1"/>
          <table:table-cell office:value-type="string" office:string-value="z" table:formula="of:=RIGHT(LEFT([.D611];[.A611]);1)" table:style-name="ce1">
            <text:p>z</text:p>
          </table:table-cell>
          <table:table-cell office:value-type="string" office:string-value="z" table:formula="of:=RIGHT(LEFT([.D611];[.B611]);1)" table:style-name="ce1">
            <text:p>z</text:p>
          </table:table-cell>
          <table:table-cell office:value-type="boolean" office:boolean-value="false" table:formula="of:=+IF(XOR([.H611]=[.C611];[.I611]=[.C61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mmmmmmmlmmgmmmgm</text:p>
          </table:table-cell>
          <table:table-cell office:value-type="float" office:value="15" table:formula="of:=LEN([.D612])-LEN(SUBSTITUTE([.D612];[.C612];&quot;&quot;))" table:style-name="ce1">
            <text:p>15</text:p>
          </table:table-cell>
          <table:table-cell office:value-type="boolean" office:boolean-value="true" table:formula="of:=+IF(AND([.E612]&gt;=[.A612];[.E612]&lt;=[.B612]);TRUE;FALSE)" table:style-name="ce1">
            <text:p>TRUE</text:p>
          </table:table-cell>
          <table:table-cell table:style-name="ce1"/>
          <table:table-cell office:value-type="string" office:string-value="g" table:formula="of:=RIGHT(LEFT([.D612];[.A612]);1)" table:style-name="ce1">
            <text:p>g</text:p>
          </table:table-cell>
          <table:table-cell office:value-type="string" office:string-value="g" table:formula="of:=RIGHT(LEFT([.D612];[.B612]);1)" table:style-name="ce1">
            <text:p>g</text:p>
          </table:table-cell>
          <table:table-cell office:value-type="boolean" office:boolean-value="false" table:formula="of:=+IF(XOR([.H612]=[.C612];[.I612]=[.C61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qgtcnnnnnkcnnn</text:p>
          </table:table-cell>
          <table:table-cell office:value-type="float" office:value="8" table:formula="of:=LEN([.D613])-LEN(SUBSTITUTE([.D613];[.C613];&quot;&quot;))" table:style-name="ce1">
            <text:p>8</text:p>
          </table:table-cell>
          <table:table-cell office:value-type="boolean" office:boolean-value="false" table:formula="of:=+IF(AND([.E613]&gt;=[.A613];[.E613]&lt;=[.B613]);TRUE;FALSE)" table:style-name="ce1">
            <text:p>FALSE</text:p>
          </table:table-cell>
          <table:table-cell table:style-name="ce1"/>
          <table:table-cell office:value-type="string" office:string-value="n" table:formula="of:=RIGHT(LEFT([.D613];[.A613]);1)" table:style-name="ce1">
            <text:p>n</text:p>
          </table:table-cell>
          <table:table-cell office:value-type="string" office:string-value="k" table:formula="of:=RIGHT(LEFT([.D613];[.B613]);1)" table:style-name="ce1">
            <text:p>k</text:p>
          </table:table-cell>
          <table:table-cell office:value-type="boolean" office:boolean-value="true" table:formula="of:=+IF(XOR([.H613]=[.C613];[.I613]=[.C61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rcvv</text:p>
          </table:table-cell>
          <table:table-cell office:value-type="float" office:value="3" table:formula="of:=LEN([.D614])-LEN(SUBSTITUTE([.D614];[.C614];&quot;&quot;))" table:style-name="ce1">
            <text:p>3</text:p>
          </table:table-cell>
          <table:table-cell office:value-type="boolean" office:boolean-value="true" table:formula="of:=+IF(AND([.E614]&gt;=[.A614];[.E614]&lt;=[.B614]);TRUE;FALSE)" table:style-name="ce1">
            <text:p>TRUE</text:p>
          </table:table-cell>
          <table:table-cell table:style-name="ce1"/>
          <table:table-cell office:value-type="string" office:string-value="r" table:formula="of:=RIGHT(LEFT([.D614];[.A614]);1)" table:style-name="ce1">
            <text:p>r</text:p>
          </table:table-cell>
          <table:table-cell office:value-type="string" office:string-value="v" table:formula="of:=RIGHT(LEFT([.D614];[.B614]);1)" table:style-name="ce1">
            <text:p>v</text:p>
          </table:table-cell>
          <table:table-cell office:value-type="boolean" office:boolean-value="true" table:formula="of:=+IF(XOR([.H614]=[.C614];[.I614]=[.C61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hdwh</text:p>
          </table:table-cell>
          <table:table-cell office:value-type="float" office:value="4" table:formula="of:=LEN([.D615])-LEN(SUBSTITUTE([.D615];[.C615];&quot;&quot;))" table:style-name="ce1">
            <text:p>4</text:p>
          </table:table-cell>
          <table:table-cell office:value-type="boolean" office:boolean-value="true" table:formula="of:=+IF(AND([.E615]&gt;=[.A615];[.E615]&lt;=[.B615]);TRUE;FALSE)" table:style-name="ce1">
            <text:p>TRUE</text:p>
          </table:table-cell>
          <table:table-cell table:style-name="ce1"/>
          <table:table-cell office:value-type="string" office:string-value="d" table:formula="of:=RIGHT(LEFT([.D615];[.A615]);1)" table:style-name="ce1">
            <text:p>d</text:p>
          </table:table-cell>
          <table:table-cell office:value-type="string" office:string-value="w" table:formula="of:=RIGHT(LEFT([.D615];[.B615]);1)" table:style-name="ce1">
            <text:p>w</text:p>
          </table:table-cell>
          <table:table-cell office:value-type="boolean" office:boolean-value="false" table:formula="of:=+IF(XOR([.H615]=[.C615];[.I615]=[.C61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zcccccccc</text:p>
          </table:table-cell>
          <table:table-cell office:value-type="float" office:value="8" table:formula="of:=LEN([.D616])-LEN(SUBSTITUTE([.D616];[.C616];&quot;&quot;))" table:style-name="ce1">
            <text:p>8</text:p>
          </table:table-cell>
          <table:table-cell office:value-type="boolean" office:boolean-value="true" table:formula="of:=+IF(AND([.E616]&gt;=[.A616];[.E616]&lt;=[.B616]);TRUE;FALSE)" table:style-name="ce1">
            <text:p>TRUE</text:p>
          </table:table-cell>
          <table:table-cell table:style-name="ce1"/>
          <table:table-cell office:value-type="string" office:string-value="c" table:formula="of:=RIGHT(LEFT([.D616];[.A616]);1)" table:style-name="ce1">
            <text:p>c</text:p>
          </table:table-cell>
          <table:table-cell office:value-type="string" office:string-value="c" table:formula="of:=RIGHT(LEFT([.D616];[.B616]);1)" table:style-name="ce1">
            <text:p>c</text:p>
          </table:table-cell>
          <table:table-cell office:value-type="boolean" office:boolean-value="false" table:formula="of:=+IF(XOR([.H616]=[.C616];[.I616]=[.C61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jxcpmdpppmgwt</text:p>
          </table:table-cell>
          <table:table-cell office:value-type="float" office:value="5" table:formula="of:=LEN([.D617])-LEN(SUBSTITUTE([.D617];[.C617];&quot;&quot;))" table:style-name="ce1">
            <text:p>5</text:p>
          </table:table-cell>
          <table:table-cell office:value-type="boolean" office:boolean-value="false" table:formula="of:=+IF(AND([.E617]&gt;=[.A617];[.E617]&lt;=[.B617]);TRUE;FALSE)" table:style-name="ce1">
            <text:p>FALSE</text:p>
          </table:table-cell>
          <table:table-cell table:style-name="ce1"/>
          <table:table-cell office:value-type="string" office:string-value="w" table:formula="of:=RIGHT(LEFT([.D617];[.A617]);1)" table:style-name="ce1">
            <text:p>w</text:p>
          </table:table-cell>
          <table:table-cell office:value-type="string" office:string-value="t" table:formula="of:=RIGHT(LEFT([.D617];[.B617]);1)" table:style-name="ce1">
            <text:p>t</text:p>
          </table:table-cell>
          <table:table-cell office:value-type="boolean" office:boolean-value="false" table:formula="of:=+IF(XOR([.H617]=[.C617];[.I617]=[.C61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skmcc</text:p>
          </table:table-cell>
          <table:table-cell office:value-type="float" office:value="2" table:formula="of:=LEN([.D618])-LEN(SUBSTITUTE([.D618];[.C618];&quot;&quot;))" table:style-name="ce1">
            <text:p>2</text:p>
          </table:table-cell>
          <table:table-cell office:value-type="boolean" office:boolean-value="true" table:formula="of:=+IF(AND([.E618]&gt;=[.A618];[.E618]&lt;=[.B618]);TRUE;FALSE)" table:style-name="ce1">
            <text:p>TRUE</text:p>
          </table:table-cell>
          <table:table-cell table:style-name="ce1"/>
          <table:table-cell office:value-type="string" office:string-value="s" table:formula="of:=RIGHT(LEFT([.D618];[.A618]);1)" table:style-name="ce1">
            <text:p>s</text:p>
          </table:table-cell>
          <table:table-cell office:value-type="string" office:string-value="c" table:formula="of:=RIGHT(LEFT([.D618];[.B618]);1)" table:style-name="ce1">
            <text:p>c</text:p>
          </table:table-cell>
          <table:table-cell office:value-type="boolean" office:boolean-value="true" table:formula="of:=+IF(XOR([.H618]=[.C618];[.I618]=[.C61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qqqqqqq</text:p>
          </table:table-cell>
          <table:table-cell office:value-type="float" office:value="8" table:formula="of:=LEN([.D619])-LEN(SUBSTITUTE([.D619];[.C619];&quot;&quot;))" table:style-name="ce1">
            <text:p>8</text:p>
          </table:table-cell>
          <table:table-cell office:value-type="boolean" office:boolean-value="false" table:formula="of:=+IF(AND([.E619]&gt;=[.A619];[.E619]&lt;=[.B619]);TRUE;FALSE)" table:style-name="ce1">
            <text:p>FALSE</text:p>
          </table:table-cell>
          <table:table-cell table:style-name="ce1"/>
          <table:table-cell office:value-type="string" office:string-value="q" table:formula="of:=RIGHT(LEFT([.D619];[.A619]);1)" table:style-name="ce1">
            <text:p>q</text:p>
          </table:table-cell>
          <table:table-cell office:value-type="string" office:string-value="q" table:formula="of:=RIGHT(LEFT([.D619];[.B619]);1)" table:style-name="ce1">
            <text:p>q</text:p>
          </table:table-cell>
          <table:table-cell office:value-type="boolean" office:boolean-value="false" table:formula="of:=+IF(XOR([.H619]=[.C619];[.I619]=[.C61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fbxqtnxnqxbb</text:p>
          </table:table-cell>
          <table:table-cell office:value-type="float" office:value="3" table:formula="of:=LEN([.D620])-LEN(SUBSTITUTE([.D620];[.C620];&quot;&quot;))" table:style-name="ce1">
            <text:p>3</text:p>
          </table:table-cell>
          <table:table-cell office:value-type="boolean" office:boolean-value="true" table:formula="of:=+IF(AND([.E620]&gt;=[.A620];[.E620]&lt;=[.B620]);TRUE;FALSE)" table:style-name="ce1">
            <text:p>TRUE</text:p>
          </table:table-cell>
          <table:table-cell table:style-name="ce1"/>
          <table:table-cell office:value-type="string" office:string-value="b" table:formula="of:=RIGHT(LEFT([.D620];[.A620]);1)" table:style-name="ce1">
            <text:p>b</text:p>
          </table:table-cell>
          <table:table-cell office:value-type="string" office:string-value="b" table:formula="of:=RIGHT(LEFT([.D620];[.B620]);1)" table:style-name="ce1">
            <text:p>b</text:p>
          </table:table-cell>
          <table:table-cell office:value-type="boolean" office:boolean-value="false" table:formula="of:=+IF(XOR([.H620]=[.C620];[.I620]=[.C62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hrlqlrqlsllll</text:p>
          </table:table-cell>
          <table:table-cell office:value-type="float" office:value="8" table:formula="of:=LEN([.D621])-LEN(SUBSTITUTE([.D621];[.C621];&quot;&quot;))" table:style-name="ce1">
            <text:p>8</text:p>
          </table:table-cell>
          <table:table-cell office:value-type="boolean" office:boolean-value="true" table:formula="of:=+IF(AND([.E621]&gt;=[.A621];[.E621]&lt;=[.B621]);TRUE;FALSE)" table:style-name="ce1">
            <text:p>TRUE</text:p>
          </table:table-cell>
          <table:table-cell table:style-name="ce1"/>
          <table:table-cell office:value-type="string" office:string-value="q" table:formula="of:=RIGHT(LEFT([.D621];[.A621]);1)" table:style-name="ce1">
            <text:p>q</text:p>
          </table:table-cell>
          <table:table-cell office:value-type="string" office:string-value="s" table:formula="of:=RIGHT(LEFT([.D621];[.B621]);1)" table:style-name="ce1">
            <text:p>s</text:p>
          </table:table-cell>
          <table:table-cell office:value-type="boolean" office:boolean-value="false" table:formula="of:=+IF(XOR([.H621]=[.C621];[.I621]=[.C62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z</text:p>
          </table:table-cell>
          <table:table-cell office:value-type="string" table:style-name="ce1">
            <text:p>jlzgzzzq</text:p>
          </table:table-cell>
          <table:table-cell office:value-type="float" office:value="4" table:formula="of:=LEN([.D622])-LEN(SUBSTITUTE([.D622];[.C622];&quot;&quot;))" table:style-name="ce1">
            <text:p>4</text:p>
          </table:table-cell>
          <table:table-cell office:value-type="boolean" office:boolean-value="false" table:formula="of:=+IF(AND([.E622]&gt;=[.A622];[.E622]&lt;=[.B622]);TRUE;FALSE)" table:style-name="ce1">
            <text:p>FALSE</text:p>
          </table:table-cell>
          <table:table-cell table:style-name="ce1"/>
          <table:table-cell office:value-type="string" office:string-value="z" table:formula="of:=RIGHT(LEFT([.D622];[.A622]);1)" table:style-name="ce1">
            <text:p>z</text:p>
          </table:table-cell>
          <table:table-cell office:value-type="string" office:string-value="q" table:formula="of:=RIGHT(LEFT([.D622];[.B622]);1)" table:style-name="ce1">
            <text:p>q</text:p>
          </table:table-cell>
          <table:table-cell office:value-type="boolean" office:boolean-value="true" table:formula="of:=+IF(XOR([.H622]=[.C622];[.I622]=[.C62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zzzzzpzkzzgz</text:p>
          </table:table-cell>
          <table:table-cell office:value-type="float" office:value="11" table:formula="of:=LEN([.D623])-LEN(SUBSTITUTE([.D623];[.C623];&quot;&quot;))" table:style-name="ce1">
            <text:p>11</text:p>
          </table:table-cell>
          <table:table-cell office:value-type="boolean" office:boolean-value="true" table:formula="of:=+IF(AND([.E623]&gt;=[.A623];[.E623]&lt;=[.B623]);TRUE;FALSE)" table:style-name="ce1">
            <text:p>TRUE</text:p>
          </table:table-cell>
          <table:table-cell table:style-name="ce1"/>
          <table:table-cell office:value-type="string" office:string-value="k" table:formula="of:=RIGHT(LEFT([.D623];[.A623]);1)" table:style-name="ce1">
            <text:p>k</text:p>
          </table:table-cell>
          <table:table-cell office:value-type="string" office:string-value="g" table:formula="of:=RIGHT(LEFT([.D623];[.B623]);1)" table:style-name="ce1">
            <text:p>g</text:p>
          </table:table-cell>
          <table:table-cell office:value-type="boolean" office:boolean-value="false" table:formula="of:=+IF(XOR([.H623]=[.C623];[.I623]=[.C62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ddnddd</text:p>
          </table:table-cell>
          <table:table-cell office:value-type="float" office:value="5" table:formula="of:=LEN([.D624])-LEN(SUBSTITUTE([.D624];[.C624];&quot;&quot;))" table:style-name="ce1">
            <text:p>5</text:p>
          </table:table-cell>
          <table:table-cell office:value-type="boolean" office:boolean-value="false" table:formula="of:=+IF(AND([.E624]&gt;=[.A624];[.E624]&lt;=[.B624]);TRUE;FALSE)" table:style-name="ce1">
            <text:p>FALSE</text:p>
          </table:table-cell>
          <table:table-cell table:style-name="ce1"/>
          <table:table-cell office:value-type="string" office:string-value="d" table:formula="of:=RIGHT(LEFT([.D624];[.A624]);1)" table:style-name="ce1">
            <text:p>d</text:p>
          </table:table-cell>
          <table:table-cell office:value-type="string" office:string-value="d" table:formula="of:=RIGHT(LEFT([.D624];[.B624]);1)" table:style-name="ce1">
            <text:p>d</text:p>
          </table:table-cell>
          <table:table-cell office:value-type="boolean" office:boolean-value="false" table:formula="of:=+IF(XOR([.H624]=[.C624];[.I624]=[.C62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</text:p>
          </table:table-cell>
          <table:table-cell office:value-type="string" table:style-name="ce1">
            <text:p>vbhhbhhhhbz</text:p>
          </table:table-cell>
          <table:table-cell office:value-type="float" office:value="6" table:formula="of:=LEN([.D625])-LEN(SUBSTITUTE([.D625];[.C625];&quot;&quot;))" table:style-name="ce1">
            <text:p>6</text:p>
          </table:table-cell>
          <table:table-cell office:value-type="boolean" office:boolean-value="false" table:formula="of:=+IF(AND([.E625]&gt;=[.A625];[.E625]&lt;=[.B625]);TRUE;FALSE)" table:style-name="ce1">
            <text:p>FALSE</text:p>
          </table:table-cell>
          <table:table-cell table:style-name="ce1"/>
          <table:table-cell office:value-type="string" office:string-value="b" table:formula="of:=RIGHT(LEFT([.D625];[.A625]);1)" table:style-name="ce1">
            <text:p>b</text:p>
          </table:table-cell>
          <table:table-cell office:value-type="string" office:string-value="z" table:formula="of:=RIGHT(LEFT([.D625];[.B625]);1)" table:style-name="ce1">
            <text:p>z</text:p>
          </table:table-cell>
          <table:table-cell office:value-type="boolean" office:boolean-value="false" table:formula="of:=+IF(XOR([.H625]=[.C625];[.I625]=[.C62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xssksskqs</text:p>
          </table:table-cell>
          <table:table-cell office:value-type="float" office:value="6" table:formula="of:=LEN([.D626])-LEN(SUBSTITUTE([.D626];[.C626];&quot;&quot;))" table:style-name="ce1">
            <text:p>6</text:p>
          </table:table-cell>
          <table:table-cell office:value-type="boolean" office:boolean-value="false" table:formula="of:=+IF(AND([.E626]&gt;=[.A626];[.E626]&lt;=[.B626]);TRUE;FALSE)" table:style-name="ce1">
            <text:p>FALSE</text:p>
          </table:table-cell>
          <table:table-cell table:style-name="ce1"/>
          <table:table-cell office:value-type="string" office:string-value="s" table:formula="of:=RIGHT(LEFT([.D626];[.A626]);1)" table:style-name="ce1">
            <text:p>s</text:p>
          </table:table-cell>
          <table:table-cell office:value-type="string" office:string-value="s" table:formula="of:=RIGHT(LEFT([.D626];[.B626]);1)" table:style-name="ce1">
            <text:p>s</text:p>
          </table:table-cell>
          <table:table-cell office:value-type="boolean" office:boolean-value="false" table:formula="of:=+IF(XOR([.H626]=[.C626];[.I626]=[.C62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dgxvsxpgbbpd</text:p>
          </table:table-cell>
          <table:table-cell office:value-type="float" office:value="2" table:formula="of:=LEN([.D627])-LEN(SUBSTITUTE([.D627];[.C627];&quot;&quot;))" table:style-name="ce1">
            <text:p>2</text:p>
          </table:table-cell>
          <table:table-cell office:value-type="boolean" office:boolean-value="true" table:formula="of:=+IF(AND([.E627]&gt;=[.A627];[.E627]&lt;=[.B627]);TRUE;FALSE)" table:style-name="ce1">
            <text:p>TRUE</text:p>
          </table:table-cell>
          <table:table-cell table:style-name="ce1"/>
          <table:table-cell office:value-type="string" office:string-value="v" table:formula="of:=RIGHT(LEFT([.D627];[.A627]);1)" table:style-name="ce1">
            <text:p>v</text:p>
          </table:table-cell>
          <table:table-cell office:value-type="string" office:string-value="p" table:formula="of:=RIGHT(LEFT([.D627];[.B627]);1)" table:style-name="ce1">
            <text:p>p</text:p>
          </table:table-cell>
          <table:table-cell office:value-type="boolean" office:boolean-value="false" table:formula="of:=+IF(XOR([.H627]=[.C627];[.I627]=[.C62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pnvckn</text:p>
          </table:table-cell>
          <table:table-cell office:value-type="float" office:value="3" table:formula="of:=LEN([.D628])-LEN(SUBSTITUTE([.D628];[.C628];&quot;&quot;))" table:style-name="ce1">
            <text:p>3</text:p>
          </table:table-cell>
          <table:table-cell office:value-type="boolean" office:boolean-value="false" table:formula="of:=+IF(AND([.E628]&gt;=[.A628];[.E628]&lt;=[.B628]);TRUE;FALSE)" table:style-name="ce1">
            <text:p>FALSE</text:p>
          </table:table-cell>
          <table:table-cell table:style-name="ce1"/>
          <table:table-cell office:value-type="string" office:string-value="c" table:formula="of:=RIGHT(LEFT([.D628];[.A628]);1)" table:style-name="ce1">
            <text:p>c</text:p>
          </table:table-cell>
          <table:table-cell office:value-type="string" office:string-value="k" table:formula="of:=RIGHT(LEFT([.D628];[.B628]);1)" table:style-name="ce1">
            <text:p>k</text:p>
          </table:table-cell>
          <table:table-cell office:value-type="boolean" office:boolean-value="false" table:formula="of:=+IF(XOR([.H628]=[.C628];[.I628]=[.C62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jvv</text:p>
          </table:table-cell>
          <table:table-cell office:value-type="float" office:value="4" table:formula="of:=LEN([.D629])-LEN(SUBSTITUTE([.D629];[.C629];&quot;&quot;))" table:style-name="ce1">
            <text:p>4</text:p>
          </table:table-cell>
          <table:table-cell office:value-type="boolean" office:boolean-value="true" table:formula="of:=+IF(AND([.E629]&gt;=[.A629];[.E629]&lt;=[.B629]);TRUE;FALSE)" table:style-name="ce1">
            <text:p>TRUE</text:p>
          </table:table-cell>
          <table:table-cell table:style-name="ce1"/>
          <table:table-cell office:value-type="string" office:string-value="j" table:formula="of:=RIGHT(LEFT([.D629];[.A629]);1)" table:style-name="ce1">
            <text:p>j</text:p>
          </table:table-cell>
          <table:table-cell office:value-type="string" office:string-value="v" table:formula="of:=RIGHT(LEFT([.D629];[.B629]);1)" table:style-name="ce1">
            <text:p>v</text:p>
          </table:table-cell>
          <table:table-cell office:value-type="boolean" office:boolean-value="true" table:formula="of:=+IF(XOR([.H629]=[.C629];[.I629]=[.C62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string" table:style-name="ce1">
            <text:p>njhhqlmcmncjrpx</text:p>
          </table:table-cell>
          <table:table-cell office:value-type="float" office:value="1" table:formula="of:=LEN([.D630])-LEN(SUBSTITUTE([.D630];[.C630];&quot;&quot;))" table:style-name="ce1">
            <text:p>1</text:p>
          </table:table-cell>
          <table:table-cell office:value-type="boolean" office:boolean-value="false" table:formula="of:=+IF(AND([.E630]&gt;=[.A630];[.E630]&lt;=[.B630]);TRUE;FALSE)" table:style-name="ce1">
            <text:p>FALSE</text:p>
          </table:table-cell>
          <table:table-cell table:style-name="ce1"/>
          <table:table-cell office:value-type="string" office:string-value="m" table:formula="of:=RIGHT(LEFT([.D630];[.A630]);1)" table:style-name="ce1">
            <text:p>m</text:p>
          </table:table-cell>
          <table:table-cell office:value-type="string" office:string-value="x" table:formula="of:=RIGHT(LEFT([.D630];[.B630]);1)" table:style-name="ce1">
            <text:p>x</text:p>
          </table:table-cell>
          <table:table-cell office:value-type="boolean" office:boolean-value="false" table:formula="of:=+IF(XOR([.H630]=[.C630];[.I630]=[.C63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ghrdhhrjbhhhbjz</text:p>
          </table:table-cell>
          <table:table-cell office:value-type="float" office:value="6" table:formula="of:=LEN([.D631])-LEN(SUBSTITUTE([.D631];[.C631];&quot;&quot;))" table:style-name="ce1">
            <text:p>6</text:p>
          </table:table-cell>
          <table:table-cell office:value-type="boolean" office:boolean-value="true" table:formula="of:=+IF(AND([.E631]&gt;=[.A631];[.E631]&lt;=[.B631]);TRUE;FALSE)" table:style-name="ce1">
            <text:p>TRUE</text:p>
          </table:table-cell>
          <table:table-cell table:style-name="ce1"/>
          <table:table-cell office:value-type="string" office:string-value="g" table:formula="of:=RIGHT(LEFT([.D631];[.A631]);1)" table:style-name="ce1">
            <text:p>g</text:p>
          </table:table-cell>
          <table:table-cell office:value-type="string" office:string-value="r" table:formula="of:=RIGHT(LEFT([.D631];[.B631]);1)" table:style-name="ce1">
            <text:p>r</text:p>
          </table:table-cell>
          <table:table-cell office:value-type="boolean" office:boolean-value="false" table:formula="of:=+IF(XOR([.H631]=[.C631];[.I631]=[.C63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qqqlflrq</text:p>
          </table:table-cell>
          <table:table-cell office:value-type="float" office:value="5" table:formula="of:=LEN([.D632])-LEN(SUBSTITUTE([.D632];[.C632];&quot;&quot;))" table:style-name="ce1">
            <text:p>5</text:p>
          </table:table-cell>
          <table:table-cell office:value-type="boolean" office:boolean-value="true" table:formula="of:=+IF(AND([.E632]&gt;=[.A632];[.E632]&lt;=[.B632]);TRUE;FALSE)" table:style-name="ce1">
            <text:p>TRUE</text:p>
          </table:table-cell>
          <table:table-cell table:style-name="ce1"/>
          <table:table-cell office:value-type="string" office:string-value="l" table:formula="of:=RIGHT(LEFT([.D632];[.A632]);1)" table:style-name="ce1">
            <text:p>l</text:p>
          </table:table-cell>
          <table:table-cell office:value-type="string" office:string-value="l" table:formula="of:=RIGHT(LEFT([.D632];[.B632]);1)" table:style-name="ce1">
            <text:p>l</text:p>
          </table:table-cell>
          <table:table-cell office:value-type="boolean" office:boolean-value="false" table:formula="of:=+IF(XOR([.H632]=[.C632];[.I632]=[.C63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qfhfffffffffffff</text:p>
          </table:table-cell>
          <table:table-cell office:value-type="float" office:value="14" table:formula="of:=LEN([.D633])-LEN(SUBSTITUTE([.D633];[.C633];&quot;&quot;))" table:style-name="ce1">
            <text:p>14</text:p>
          </table:table-cell>
          <table:table-cell office:value-type="boolean" office:boolean-value="false" table:formula="of:=+IF(AND([.E633]&gt;=[.A633];[.E633]&lt;=[.B633]);TRUE;FALSE)" table:style-name="ce1">
            <text:p>FALSE</text:p>
          </table:table-cell>
          <table:table-cell table:style-name="ce1"/>
          <table:table-cell office:value-type="string" office:string-value="f" table:formula="of:=RIGHT(LEFT([.D633];[.A633]);1)" table:style-name="ce1">
            <text:p>f</text:p>
          </table:table-cell>
          <table:table-cell office:value-type="string" office:string-value="f" table:formula="of:=RIGHT(LEFT([.D633];[.B633]);1)" table:style-name="ce1">
            <text:p>f</text:p>
          </table:table-cell>
          <table:table-cell office:value-type="boolean" office:boolean-value="false" table:formula="of:=+IF(XOR([.H633]=[.C633];[.I633]=[.C63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mblxmbpz</text:p>
          </table:table-cell>
          <table:table-cell office:value-type="float" office:value="4" table:formula="of:=LEN([.D634])-LEN(SUBSTITUTE([.D634];[.C634];&quot;&quot;))" table:style-name="ce1">
            <text:p>4</text:p>
          </table:table-cell>
          <table:table-cell office:value-type="boolean" office:boolean-value="false" table:formula="of:=+IF(AND([.E634]&gt;=[.A634];[.E634]&lt;=[.B634]);TRUE;FALSE)" table:style-name="ce1">
            <text:p>FALSE</text:p>
          </table:table-cell>
          <table:table-cell table:style-name="ce1"/>
          <table:table-cell office:value-type="string" office:string-value="m" table:formula="of:=RIGHT(LEFT([.D634];[.A634]);1)" table:style-name="ce1">
            <text:p>m</text:p>
          </table:table-cell>
          <table:table-cell office:value-type="string" office:string-value="m" table:formula="of:=RIGHT(LEFT([.D634];[.B634]);1)" table:style-name="ce1">
            <text:p>m</text:p>
          </table:table-cell>
          <table:table-cell office:value-type="boolean" office:boolean-value="false" table:formula="of:=+IF(XOR([.H634]=[.C634];[.I634]=[.C63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vvvvvqvvvvlvvw</text:p>
          </table:table-cell>
          <table:table-cell office:value-type="float" office:value="13" table:formula="of:=LEN([.D635])-LEN(SUBSTITUTE([.D635];[.C635];&quot;&quot;))" table:style-name="ce1">
            <text:p>13</text:p>
          </table:table-cell>
          <table:table-cell office:value-type="boolean" office:boolean-value="true" table:formula="of:=+IF(AND([.E635]&gt;=[.A635];[.E635]&lt;=[.B635]);TRUE;FALSE)" table:style-name="ce1">
            <text:p>TRUE</text:p>
          </table:table-cell>
          <table:table-cell table:style-name="ce1"/>
          <table:table-cell office:value-type="string" office:string-value="l" table:formula="of:=RIGHT(LEFT([.D635];[.A635]);1)" table:style-name="ce1">
            <text:p>l</text:p>
          </table:table-cell>
          <table:table-cell office:value-type="string" office:string-value="w" table:formula="of:=RIGHT(LEFT([.D635];[.B635]);1)" table:style-name="ce1">
            <text:p>w</text:p>
          </table:table-cell>
          <table:table-cell office:value-type="boolean" office:boolean-value="false" table:formula="of:=+IF(XOR([.H635]=[.C635];[.I635]=[.C63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wbfgbghzbmvf</text:p>
          </table:table-cell>
          <table:table-cell office:value-type="float" office:value="3" table:formula="of:=LEN([.D636])-LEN(SUBSTITUTE([.D636];[.C636];&quot;&quot;))" table:style-name="ce1">
            <text:p>3</text:p>
          </table:table-cell>
          <table:table-cell office:value-type="boolean" office:boolean-value="false" table:formula="of:=+IF(AND([.E636]&gt;=[.A636];[.E636]&lt;=[.B636]);TRUE;FALSE)" table:style-name="ce1">
            <text:p>FALSE</text:p>
          </table:table-cell>
          <table:table-cell table:style-name="ce1"/>
          <table:table-cell office:value-type="string" office:string-value="g" table:formula="of:=RIGHT(LEFT([.D636];[.A636]);1)" table:style-name="ce1">
            <text:p>g</text:p>
          </table:table-cell>
          <table:table-cell office:value-type="string" office:string-value="f" table:formula="of:=RIGHT(LEFT([.D636];[.B636]);1)" table:style-name="ce1">
            <text:p>f</text:p>
          </table:table-cell>
          <table:table-cell office:value-type="boolean" office:boolean-value="false" table:formula="of:=+IF(XOR([.H636]=[.C636];[.I636]=[.C63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brrrrthrrrrrrrr</text:p>
          </table:table-cell>
          <table:table-cell office:value-type="float" office:value="13" table:formula="of:=LEN([.D637])-LEN(SUBSTITUTE([.D637];[.C637];&quot;&quot;))" table:style-name="ce1">
            <text:p>13</text:p>
          </table:table-cell>
          <table:table-cell office:value-type="boolean" office:boolean-value="true" table:formula="of:=+IF(AND([.E637]&gt;=[.A637];[.E637]&lt;=[.B637]);TRUE;FALSE)" table:style-name="ce1">
            <text:p>TRUE</text:p>
          </table:table-cell>
          <table:table-cell table:style-name="ce1"/>
          <table:table-cell office:value-type="string" office:string-value="r" table:formula="of:=RIGHT(LEFT([.D637];[.A637]);1)" table:style-name="ce1">
            <text:p>r</text:p>
          </table:table-cell>
          <table:table-cell office:value-type="string" office:string-value="r" table:formula="of:=RIGHT(LEFT([.D637];[.B637]);1)" table:style-name="ce1">
            <text:p>r</text:p>
          </table:table-cell>
          <table:table-cell office:value-type="boolean" office:boolean-value="false" table:formula="of:=+IF(XOR([.H637]=[.C637];[.I637]=[.C63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k</text:p>
          </table:table-cell>
          <table:table-cell office:value-type="string" table:style-name="ce1">
            <text:p>pkprqkkkpsphwnhp</text:p>
          </table:table-cell>
          <table:table-cell office:value-type="float" office:value="4" table:formula="of:=LEN([.D638])-LEN(SUBSTITUTE([.D638];[.C638];&quot;&quot;))" table:style-name="ce1">
            <text:p>4</text:p>
          </table:table-cell>
          <table:table-cell office:value-type="boolean" office:boolean-value="true" table:formula="of:=+IF(AND([.E638]&gt;=[.A638];[.E638]&lt;=[.B638]);TRUE;FALSE)" table:style-name="ce1">
            <text:p>TRUE</text:p>
          </table:table-cell>
          <table:table-cell table:style-name="ce1"/>
          <table:table-cell office:value-type="string" office:string-value="r" table:formula="of:=RIGHT(LEFT([.D638];[.A638]);1)" table:style-name="ce1">
            <text:p>r</text:p>
          </table:table-cell>
          <table:table-cell office:value-type="string" office:string-value="k" table:formula="of:=RIGHT(LEFT([.D638];[.B638]);1)" table:style-name="ce1">
            <text:p>k</text:p>
          </table:table-cell>
          <table:table-cell office:value-type="boolean" office:boolean-value="true" table:formula="of:=+IF(XOR([.H638]=[.C638];[.I638]=[.C63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hhhhhsl</text:p>
          </table:table-cell>
          <table:table-cell office:value-type="float" office:value="7" table:formula="of:=LEN([.D639])-LEN(SUBSTITUTE([.D639];[.C639];&quot;&quot;))" table:style-name="ce1">
            <text:p>7</text:p>
          </table:table-cell>
          <table:table-cell office:value-type="boolean" office:boolean-value="false" table:formula="of:=+IF(AND([.E639]&gt;=[.A639];[.E639]&lt;=[.B639]);TRUE;FALSE)" table:style-name="ce1">
            <text:p>FALSE</text:p>
          </table:table-cell>
          <table:table-cell table:style-name="ce1"/>
          <table:table-cell office:value-type="string" office:string-value="s" table:formula="of:=RIGHT(LEFT([.D639];[.A639]);1)" table:style-name="ce1">
            <text:p>s</text:p>
          </table:table-cell>
          <table:table-cell office:value-type="string" office:string-value="l" table:formula="of:=RIGHT(LEFT([.D639];[.B639]);1)" table:style-name="ce1">
            <text:p>l</text:p>
          </table:table-cell>
          <table:table-cell office:value-type="boolean" office:boolean-value="false" table:formula="of:=+IF(XOR([.H639]=[.C639];[.I639]=[.C63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bn</text:p>
          </table:table-cell>
          <table:table-cell office:value-type="float" office:value="2" table:formula="of:=LEN([.D640])-LEN(SUBSTITUTE([.D640];[.C640];&quot;&quot;))" table:style-name="ce1">
            <text:p>2</text:p>
          </table:table-cell>
          <table:table-cell office:value-type="boolean" office:boolean-value="true" table:formula="of:=+IF(AND([.E640]&gt;=[.A640];[.E640]&lt;=[.B640]);TRUE;FALSE)" table:style-name="ce1">
            <text:p>TRUE</text:p>
          </table:table-cell>
          <table:table-cell table:style-name="ce1"/>
          <table:table-cell office:value-type="string" office:string-value="b" table:formula="of:=RIGHT(LEFT([.D640];[.A640]);1)" table:style-name="ce1">
            <text:p>b</text:p>
          </table:table-cell>
          <table:table-cell office:value-type="string" office:string-value="b" table:formula="of:=RIGHT(LEFT([.D640];[.B640]);1)" table:style-name="ce1">
            <text:p>b</text:p>
          </table:table-cell>
          <table:table-cell office:value-type="boolean" office:boolean-value="false" table:formula="of:=+IF(XOR([.H640]=[.C640];[.I640]=[.C64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j</text:p>
          </table:table-cell>
          <table:table-cell office:value-type="string" table:style-name="ce1">
            <text:p>ktjjjxjfjjrjjcjk</text:p>
          </table:table-cell>
          <table:table-cell office:value-type="float" office:value="9" table:formula="of:=LEN([.D641])-LEN(SUBSTITUTE([.D641];[.C641];&quot;&quot;))" table:style-name="ce1">
            <text:p>9</text:p>
          </table:table-cell>
          <table:table-cell office:value-type="boolean" office:boolean-value="false" table:formula="of:=+IF(AND([.E641]&gt;=[.A641];[.E641]&lt;=[.B641]);TRUE;FALSE)" table:style-name="ce1">
            <text:p>FALSE</text:p>
          </table:table-cell>
          <table:table-cell table:style-name="ce1"/>
          <table:table-cell office:value-type="string" office:string-value="j" table:formula="of:=RIGHT(LEFT([.D641];[.A641]);1)" table:style-name="ce1">
            <text:p>j</text:p>
          </table:table-cell>
          <table:table-cell office:value-type="string" office:string-value="k" table:formula="of:=RIGHT(LEFT([.D641];[.B641]);1)" table:style-name="ce1">
            <text:p>k</text:p>
          </table:table-cell>
          <table:table-cell office:value-type="boolean" office:boolean-value="true" table:formula="of:=+IF(XOR([.H641]=[.C641];[.I641]=[.C64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z</text:p>
          </table:table-cell>
          <table:table-cell office:value-type="string" table:style-name="ce1">
            <text:p>smzzmzzszzr</text:p>
          </table:table-cell>
          <table:table-cell office:value-type="float" office:value="6" table:formula="of:=LEN([.D642])-LEN(SUBSTITUTE([.D642];[.C642];&quot;&quot;))" table:style-name="ce1">
            <text:p>6</text:p>
          </table:table-cell>
          <table:table-cell office:value-type="boolean" office:boolean-value="true" table:formula="of:=+IF(AND([.E642]&gt;=[.A642];[.E642]&lt;=[.B642]);TRUE;FALSE)" table:style-name="ce1">
            <text:p>TRUE</text:p>
          </table:table-cell>
          <table:table-cell table:style-name="ce1"/>
          <table:table-cell office:value-type="string" office:string-value="z" table:formula="of:=RIGHT(LEFT([.D642];[.A642]);1)" table:style-name="ce1">
            <text:p>z</text:p>
          </table:table-cell>
          <table:table-cell office:value-type="string" office:string-value="s" table:formula="of:=RIGHT(LEFT([.D642];[.B642]);1)" table:style-name="ce1">
            <text:p>s</text:p>
          </table:table-cell>
          <table:table-cell office:value-type="boolean" office:boolean-value="true" table:formula="of:=+IF(XOR([.H642]=[.C642];[.I642]=[.C64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qmmmzqzlrpt</text:p>
          </table:table-cell>
          <table:table-cell office:value-type="float" office:value="3" table:formula="of:=LEN([.D643])-LEN(SUBSTITUTE([.D643];[.C643];&quot;&quot;))" table:style-name="ce1">
            <text:p>3</text:p>
          </table:table-cell>
          <table:table-cell office:value-type="boolean" office:boolean-value="true" table:formula="of:=+IF(AND([.E643]&gt;=[.A643];[.E643]&lt;=[.B643]);TRUE;FALSE)" table:style-name="ce1">
            <text:p>TRUE</text:p>
          </table:table-cell>
          <table:table-cell table:style-name="ce1"/>
          <table:table-cell office:value-type="string" office:string-value="m" table:formula="of:=RIGHT(LEFT([.D643];[.A643]);1)" table:style-name="ce1">
            <text:p>m</text:p>
          </table:table-cell>
          <table:table-cell office:value-type="string" office:string-value="m" table:formula="of:=RIGHT(LEFT([.D643];[.B643]);1)" table:style-name="ce1">
            <text:p>m</text:p>
          </table:table-cell>
          <table:table-cell office:value-type="boolean" office:boolean-value="false" table:formula="of:=+IF(XOR([.H643]=[.C643];[.I643]=[.C64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nnnngnnnnwgnnnn</text:p>
          </table:table-cell>
          <table:table-cell office:value-type="float" office:value="13" table:formula="of:=LEN([.D644])-LEN(SUBSTITUTE([.D644];[.C644];&quot;&quot;))" table:style-name="ce1">
            <text:p>13</text:p>
          </table:table-cell>
          <table:table-cell office:value-type="boolean" office:boolean-value="false" table:formula="of:=+IF(AND([.E644]&gt;=[.A644];[.E644]&lt;=[.B644]);TRUE;FALSE)" table:style-name="ce1">
            <text:p>FALSE</text:p>
          </table:table-cell>
          <table:table-cell table:style-name="ce1"/>
          <table:table-cell office:value-type="string" office:string-value="w" table:formula="of:=RIGHT(LEFT([.D644];[.A644]);1)" table:style-name="ce1">
            <text:p>w</text:p>
          </table:table-cell>
          <table:table-cell office:value-type="string" office:string-value="g" table:formula="of:=RIGHT(LEFT([.D644];[.B644]);1)" table:style-name="ce1">
            <text:p>g</text:p>
          </table:table-cell>
          <table:table-cell office:value-type="boolean" office:boolean-value="false" table:formula="of:=+IF(XOR([.H644]=[.C644];[.I644]=[.C64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lpbxqfxxxx</text:p>
          </table:table-cell>
          <table:table-cell office:value-type="float" office:value="5" table:formula="of:=LEN([.D645])-LEN(SUBSTITUTE([.D645];[.C645];&quot;&quot;))" table:style-name="ce1">
            <text:p>5</text:p>
          </table:table-cell>
          <table:table-cell office:value-type="boolean" office:boolean-value="true" table:formula="of:=+IF(AND([.E645]&gt;=[.A645];[.E645]&lt;=[.B645]);TRUE;FALSE)" table:style-name="ce1">
            <text:p>TRUE</text:p>
          </table:table-cell>
          <table:table-cell table:style-name="ce1"/>
          <table:table-cell office:value-type="string" office:string-value="x" table:formula="of:=RIGHT(LEFT([.D645];[.A645]);1)" table:style-name="ce1">
            <text:p>x</text:p>
          </table:table-cell>
          <table:table-cell office:value-type="string" office:string-value="x" table:formula="of:=RIGHT(LEFT([.D645];[.B645]);1)" table:style-name="ce1">
            <text:p>x</text:p>
          </table:table-cell>
          <table:table-cell office:value-type="boolean" office:boolean-value="false" table:formula="of:=+IF(XOR([.H645]=[.C645];[.I645]=[.C64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qqqgqqqsqqqqqqqsqqq</text:p>
          </table:table-cell>
          <table:table-cell office:value-type="float" office:value="17" table:formula="of:=LEN([.D646])-LEN(SUBSTITUTE([.D646];[.C646];&quot;&quot;))" table:style-name="ce1">
            <text:p>17</text:p>
          </table:table-cell>
          <table:table-cell office:value-type="boolean" office:boolean-value="true" table:formula="of:=+IF(AND([.E646]&gt;=[.A646];[.E646]&lt;=[.B646]);TRUE;FALSE)" table:style-name="ce1">
            <text:p>TRUE</text:p>
          </table:table-cell>
          <table:table-cell table:style-name="ce1"/>
          <table:table-cell office:value-type="string" office:string-value="q" table:formula="of:=RIGHT(LEFT([.D646];[.A646]);1)" table:style-name="ce1">
            <text:p>q</text:p>
          </table:table-cell>
          <table:table-cell office:value-type="string" office:string-value="q" table:formula="of:=RIGHT(LEFT([.D646];[.B646]);1)" table:style-name="ce1">
            <text:p>q</text:p>
          </table:table-cell>
          <table:table-cell office:value-type="boolean" office:boolean-value="false" table:formula="of:=+IF(XOR([.H646]=[.C646];[.I646]=[.C64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sstssssss</text:p>
          </table:table-cell>
          <table:table-cell office:value-type="float" office:value="9" table:formula="of:=LEN([.D647])-LEN(SUBSTITUTE([.D647];[.C647];&quot;&quot;))" table:style-name="ce1">
            <text:p>9</text:p>
          </table:table-cell>
          <table:table-cell office:value-type="boolean" office:boolean-value="true" table:formula="of:=+IF(AND([.E647]&gt;=[.A647];[.E647]&lt;=[.B647]);TRUE;FALSE)" table:style-name="ce1">
            <text:p>TRUE</text:p>
          </table:table-cell>
          <table:table-cell table:style-name="ce1"/>
          <table:table-cell office:value-type="string" office:string-value="t" table:formula="of:=RIGHT(LEFT([.D647];[.A647]);1)" table:style-name="ce1">
            <text:p>t</text:p>
          </table:table-cell>
          <table:table-cell office:value-type="string" office:string-value="s" table:formula="of:=RIGHT(LEFT([.D647];[.B647]);1)" table:style-name="ce1">
            <text:p>s</text:p>
          </table:table-cell>
          <table:table-cell office:value-type="boolean" office:boolean-value="true" table:formula="of:=+IF(XOR([.H647]=[.C647];[.I647]=[.C64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gggvggggzggggggg</text:p>
          </table:table-cell>
          <table:table-cell office:value-type="float" office:value="16" table:formula="of:=LEN([.D648])-LEN(SUBSTITUTE([.D648];[.C648];&quot;&quot;))" table:style-name="ce1">
            <text:p>16</text:p>
          </table:table-cell>
          <table:table-cell office:value-type="boolean" office:boolean-value="false" table:formula="of:=+IF(AND([.E648]&gt;=[.A648];[.E648]&lt;=[.B648]);TRUE;FALSE)" table:style-name="ce1">
            <text:p>FALSE</text:p>
          </table:table-cell>
          <table:table-cell table:style-name="ce1"/>
          <table:table-cell office:value-type="string" office:string-value="v" table:formula="of:=RIGHT(LEFT([.D648];[.A648]);1)" table:style-name="ce1">
            <text:p>v</text:p>
          </table:table-cell>
          <table:table-cell office:value-type="string" office:string-value="z" table:formula="of:=RIGHT(LEFT([.D648];[.B648]);1)" table:style-name="ce1">
            <text:p>z</text:p>
          </table:table-cell>
          <table:table-cell office:value-type="boolean" office:boolean-value="false" table:formula="of:=+IF(XOR([.H648]=[.C648];[.I648]=[.C64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kccccdccxnngccc</text:p>
          </table:table-cell>
          <table:table-cell office:value-type="float" office:value="11" table:formula="of:=LEN([.D649])-LEN(SUBSTITUTE([.D649];[.C649];&quot;&quot;))" table:style-name="ce1">
            <text:p>11</text:p>
          </table:table-cell>
          <table:table-cell office:value-type="boolean" office:boolean-value="false" table:formula="of:=+IF(AND([.E649]&gt;=[.A649];[.E649]&lt;=[.B649]);TRUE;FALSE)" table:style-name="ce1">
            <text:p>FALSE</text:p>
          </table:table-cell>
          <table:table-cell table:style-name="ce1"/>
          <table:table-cell office:value-type="string" office:string-value="n" table:formula="of:=RIGHT(LEFT([.D649];[.A649]);1)" table:style-name="ce1">
            <text:p>n</text:p>
          </table:table-cell>
          <table:table-cell office:value-type="string" office:string-value="g" table:formula="of:=RIGHT(LEFT([.D649];[.B649]);1)" table:style-name="ce1">
            <text:p>g</text:p>
          </table:table-cell>
          <table:table-cell office:value-type="boolean" office:boolean-value="false" table:formula="of:=+IF(XOR([.H649]=[.C649];[.I649]=[.C64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nrjvj</text:p>
          </table:table-cell>
          <table:table-cell office:value-type="float" office:value="3" table:formula="of:=LEN([.D650])-LEN(SUBSTITUTE([.D650];[.C650];&quot;&quot;))" table:style-name="ce1">
            <text:p>3</text:p>
          </table:table-cell>
          <table:table-cell office:value-type="boolean" office:boolean-value="true" table:formula="of:=+IF(AND([.E650]&gt;=[.A650];[.E650]&lt;=[.B650]);TRUE;FALSE)" table:style-name="ce1">
            <text:p>TRUE</text:p>
          </table:table-cell>
          <table:table-cell table:style-name="ce1"/>
          <table:table-cell office:value-type="string" office:string-value="r" table:formula="of:=RIGHT(LEFT([.D650];[.A650]);1)" table:style-name="ce1">
            <text:p>r</text:p>
          </table:table-cell>
          <table:table-cell office:value-type="string" office:string-value="v" table:formula="of:=RIGHT(LEFT([.D650];[.B650]);1)" table:style-name="ce1">
            <text:p>v</text:p>
          </table:table-cell>
          <table:table-cell office:value-type="boolean" office:boolean-value="false" table:formula="of:=+IF(XOR([.H650]=[.C650];[.I650]=[.C65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vtdtms</text:p>
          </table:table-cell>
          <table:table-cell office:value-type="float" office:value="2" table:formula="of:=LEN([.D651])-LEN(SUBSTITUTE([.D651];[.C651];&quot;&quot;))" table:style-name="ce1">
            <text:p>2</text:p>
          </table:table-cell>
          <table:table-cell office:value-type="boolean" office:boolean-value="true" table:formula="of:=+IF(AND([.E651]&gt;=[.A651];[.E651]&lt;=[.B651]);TRUE;FALSE)" table:style-name="ce1">
            <text:p>TRUE</text:p>
          </table:table-cell>
          <table:table-cell table:style-name="ce1"/>
          <table:table-cell office:value-type="string" office:string-value="t" table:formula="of:=RIGHT(LEFT([.D651];[.A651]);1)" table:style-name="ce1">
            <text:p>t</text:p>
          </table:table-cell>
          <table:table-cell office:value-type="string" office:string-value="s" table:formula="of:=RIGHT(LEFT([.D651];[.B651]);1)" table:style-name="ce1">
            <text:p>s</text:p>
          </table:table-cell>
          <table:table-cell office:value-type="boolean" office:boolean-value="true" table:formula="of:=+IF(XOR([.H651]=[.C651];[.I651]=[.C65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pppppppppjpq</text:p>
          </table:table-cell>
          <table:table-cell office:value-type="float" office:value="13" table:formula="of:=LEN([.D652])-LEN(SUBSTITUTE([.D652];[.C652];&quot;&quot;))" table:style-name="ce1">
            <text:p>13</text:p>
          </table:table-cell>
          <table:table-cell office:value-type="boolean" office:boolean-value="true" table:formula="of:=+IF(AND([.E652]&gt;=[.A652];[.E652]&lt;=[.B652]);TRUE;FALSE)" table:style-name="ce1">
            <text:p>TRUE</text:p>
          </table:table-cell>
          <table:table-cell table:style-name="ce1"/>
          <table:table-cell office:value-type="string" office:string-value="j" table:formula="of:=RIGHT(LEFT([.D652];[.A652]);1)" table:style-name="ce1">
            <text:p>j</text:p>
          </table:table-cell>
          <table:table-cell office:value-type="string" office:string-value="q" table:formula="of:=RIGHT(LEFT([.D652];[.B652]);1)" table:style-name="ce1">
            <text:p>q</text:p>
          </table:table-cell>
          <table:table-cell office:value-type="boolean" office:boolean-value="false" table:formula="of:=+IF(XOR([.H652]=[.C652];[.I652]=[.C65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jjjjjjjj</text:p>
          </table:table-cell>
          <table:table-cell office:value-type="float" office:value="11" table:formula="of:=LEN([.D653])-LEN(SUBSTITUTE([.D653];[.C653];&quot;&quot;))" table:style-name="ce1">
            <text:p>11</text:p>
          </table:table-cell>
          <table:table-cell office:value-type="boolean" office:boolean-value="false" table:formula="of:=+IF(AND([.E653]&gt;=[.A653];[.E653]&lt;=[.B653]);TRUE;FALSE)" table:style-name="ce1">
            <text:p>FALSE</text:p>
          </table:table-cell>
          <table:table-cell table:style-name="ce1"/>
          <table:table-cell office:value-type="string" office:string-value="j" table:formula="of:=RIGHT(LEFT([.D653];[.A653]);1)" table:style-name="ce1">
            <text:p>j</text:p>
          </table:table-cell>
          <table:table-cell office:value-type="string" office:string-value="j" table:formula="of:=RIGHT(LEFT([.D653];[.B653]);1)" table:style-name="ce1">
            <text:p>j</text:p>
          </table:table-cell>
          <table:table-cell office:value-type="boolean" office:boolean-value="false" table:formula="of:=+IF(XOR([.H653]=[.C653];[.I653]=[.C65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fdddddkddxd</text:p>
          </table:table-cell>
          <table:table-cell office:value-type="float" office:value="8" table:formula="of:=LEN([.D654])-LEN(SUBSTITUTE([.D654];[.C654];&quot;&quot;))" table:style-name="ce1">
            <text:p>8</text:p>
          </table:table-cell>
          <table:table-cell office:value-type="boolean" office:boolean-value="true" table:formula="of:=+IF(AND([.E654]&gt;=[.A654];[.E654]&lt;=[.B654]);TRUE;FALSE)" table:style-name="ce1">
            <text:p>TRUE</text:p>
          </table:table-cell>
          <table:table-cell table:style-name="ce1"/>
          <table:table-cell office:value-type="string" office:string-value="k" table:formula="of:=RIGHT(LEFT([.D654];[.A654]);1)" table:style-name="ce1">
            <text:p>k</text:p>
          </table:table-cell>
          <table:table-cell office:value-type="string" office:string-value="d" table:formula="of:=RIGHT(LEFT([.D654];[.B654]);1)" table:style-name="ce1">
            <text:p>d</text:p>
          </table:table-cell>
          <table:table-cell office:value-type="boolean" office:boolean-value="true" table:formula="of:=+IF(XOR([.H654]=[.C654];[.I654]=[.C65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wpcpvp</text:p>
          </table:table-cell>
          <table:table-cell office:value-type="float" office:value="4" table:formula="of:=LEN([.D655])-LEN(SUBSTITUTE([.D655];[.C655];&quot;&quot;))" table:style-name="ce1">
            <text:p>4</text:p>
          </table:table-cell>
          <table:table-cell office:value-type="boolean" office:boolean-value="true" table:formula="of:=+IF(AND([.E655]&gt;=[.A655];[.E655]&lt;=[.B655]);TRUE;FALSE)" table:style-name="ce1">
            <text:p>TRUE</text:p>
          </table:table-cell>
          <table:table-cell table:style-name="ce1"/>
          <table:table-cell office:value-type="string" office:string-value="p" table:formula="of:=RIGHT(LEFT([.D655];[.A655]);1)" table:style-name="ce1">
            <text:p>p</text:p>
          </table:table-cell>
          <table:table-cell office:value-type="string" office:string-value="p" table:formula="of:=RIGHT(LEFT([.D655];[.B655]);1)" table:style-name="ce1">
            <text:p>p</text:p>
          </table:table-cell>
          <table:table-cell office:value-type="boolean" office:boolean-value="false" table:formula="of:=+IF(XOR([.H655]=[.C655];[.I655]=[.C65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zl</text:p>
          </table:table-cell>
          <table:table-cell office:value-type="float" office:value="2" table:formula="of:=LEN([.D656])-LEN(SUBSTITUTE([.D656];[.C656];&quot;&quot;))" table:style-name="ce1">
            <text:p>2</text:p>
          </table:table-cell>
          <table:table-cell office:value-type="boolean" office:boolean-value="false" table:formula="of:=+IF(AND([.E656]&gt;=[.A656];[.E656]&lt;=[.B656]);TRUE;FALSE)" table:style-name="ce1">
            <text:p>FALSE</text:p>
          </table:table-cell>
          <table:table-cell table:style-name="ce1"/>
          <table:table-cell office:value-type="string" office:string-value="z" table:formula="of:=RIGHT(LEFT([.D656];[.A656]);1)" table:style-name="ce1">
            <text:p>z</text:p>
          </table:table-cell>
          <table:table-cell office:value-type="string" office:string-value="l" table:formula="of:=RIGHT(LEFT([.D656];[.B656]);1)" table:style-name="ce1">
            <text:p>l</text:p>
          </table:table-cell>
          <table:table-cell office:value-type="boolean" office:boolean-value="false" table:formula="of:=+IF(XOR([.H656]=[.C656];[.I656]=[.C65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nkjxnsbnn</text:p>
          </table:table-cell>
          <table:table-cell office:value-type="float" office:value="4" table:formula="of:=LEN([.D657])-LEN(SUBSTITUTE([.D657];[.C657];&quot;&quot;))" table:style-name="ce1">
            <text:p>4</text:p>
          </table:table-cell>
          <table:table-cell office:value-type="boolean" office:boolean-value="false" table:formula="of:=+IF(AND([.E657]&gt;=[.A657];[.E657]&lt;=[.B657]);TRUE;FALSE)" table:style-name="ce1">
            <text:p>FALSE</text:p>
          </table:table-cell>
          <table:table-cell table:style-name="ce1"/>
          <table:table-cell office:value-type="string" office:string-value="n" table:formula="of:=RIGHT(LEFT([.D657];[.A657]);1)" table:style-name="ce1">
            <text:p>n</text:p>
          </table:table-cell>
          <table:table-cell office:value-type="string" office:string-value="n" table:formula="of:=RIGHT(LEFT([.D657];[.B657]);1)" table:style-name="ce1">
            <text:p>n</text:p>
          </table:table-cell>
          <table:table-cell office:value-type="boolean" office:boolean-value="false" table:formula="of:=+IF(XOR([.H657]=[.C657];[.I657]=[.C65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zzfznzbzbzbzd</text:p>
          </table:table-cell>
          <table:table-cell office:value-type="float" office:value="9" table:formula="of:=LEN([.D658])-LEN(SUBSTITUTE([.D658];[.C658];&quot;&quot;))" table:style-name="ce1">
            <text:p>9</text:p>
          </table:table-cell>
          <table:table-cell office:value-type="boolean" office:boolean-value="true" table:formula="of:=+IF(AND([.E658]&gt;=[.A658];[.E658]&lt;=[.B658]);TRUE;FALSE)" table:style-name="ce1">
            <text:p>TRUE</text:p>
          </table:table-cell>
          <table:table-cell table:style-name="ce1"/>
          <table:table-cell office:value-type="string" office:string-value="n" table:formula="of:=RIGHT(LEFT([.D658];[.A658]);1)" table:style-name="ce1">
            <text:p>n</text:p>
          </table:table-cell>
          <table:table-cell office:value-type="string" office:string-value="b" table:formula="of:=RIGHT(LEFT([.D658];[.B658]);1)" table:style-name="ce1">
            <text:p>b</text:p>
          </table:table-cell>
          <table:table-cell office:value-type="boolean" office:boolean-value="false" table:formula="of:=+IF(XOR([.H658]=[.C658];[.I658]=[.C65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zlmkm</text:p>
          </table:table-cell>
          <table:table-cell office:value-type="float" office:value="4" table:formula="of:=LEN([.D659])-LEN(SUBSTITUTE([.D659];[.C659];&quot;&quot;))" table:style-name="ce1">
            <text:p>4</text:p>
          </table:table-cell>
          <table:table-cell office:value-type="boolean" office:boolean-value="false" table:formula="of:=+IF(AND([.E659]&gt;=[.A659];[.E659]&lt;=[.B659]);TRUE;FALSE)" table:style-name="ce1">
            <text:p>FALSE</text:p>
          </table:table-cell>
          <table:table-cell table:style-name="ce1"/>
          <table:table-cell office:value-type="string" office:string-value="m" table:formula="of:=RIGHT(LEFT([.D659];[.A659]);1)" table:style-name="ce1">
            <text:p>m</text:p>
          </table:table-cell>
          <table:table-cell office:value-type="string" office:string-value="m" table:formula="of:=RIGHT(LEFT([.D659];[.B659]);1)" table:style-name="ce1">
            <text:p>m</text:p>
          </table:table-cell>
          <table:table-cell office:value-type="boolean" office:boolean-value="false" table:formula="of:=+IF(XOR([.H659]=[.C659];[.I659]=[.C65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bmpztx</text:p>
          </table:table-cell>
          <table:table-cell office:value-type="float" office:value="1" table:formula="of:=LEN([.D660])-LEN(SUBSTITUTE([.D660];[.C660];&quot;&quot;))" table:style-name="ce1">
            <text:p>1</text:p>
          </table:table-cell>
          <table:table-cell office:value-type="boolean" office:boolean-value="false" table:formula="of:=+IF(AND([.E660]&gt;=[.A660];[.E660]&lt;=[.B660]);TRUE;FALSE)" table:style-name="ce1">
            <text:p>FALSE</text:p>
          </table:table-cell>
          <table:table-cell table:style-name="ce1"/>
          <table:table-cell office:value-type="string" office:string-value="t" table:formula="of:=RIGHT(LEFT([.D660];[.A660]);1)" table:style-name="ce1">
            <text:p>t</text:p>
          </table:table-cell>
          <table:table-cell office:value-type="string" office:string-value="x" table:formula="of:=RIGHT(LEFT([.D660];[.B660]);1)" table:style-name="ce1">
            <text:p>x</text:p>
          </table:table-cell>
          <table:table-cell office:value-type="boolean" office:boolean-value="true" table:formula="of:=+IF(XOR([.H660]=[.C660];[.I660]=[.C66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bvvtn</text:p>
          </table:table-cell>
          <table:table-cell office:value-type="float" office:value="4" table:formula="of:=LEN([.D661])-LEN(SUBSTITUTE([.D661];[.C661];&quot;&quot;))" table:style-name="ce1">
            <text:p>4</text:p>
          </table:table-cell>
          <table:table-cell office:value-type="boolean" office:boolean-value="false" table:formula="of:=+IF(AND([.E661]&gt;=[.A661];[.E661]&lt;=[.B661]);TRUE;FALSE)" table:style-name="ce1">
            <text:p>FALSE</text:p>
          </table:table-cell>
          <table:table-cell table:style-name="ce1"/>
          <table:table-cell office:value-type="string" office:string-value="v" table:formula="of:=RIGHT(LEFT([.D661];[.A661]);1)" table:style-name="ce1">
            <text:p>v</text:p>
          </table:table-cell>
          <table:table-cell office:value-type="string" office:string-value="t" table:formula="of:=RIGHT(LEFT([.D661];[.B661]);1)" table:style-name="ce1">
            <text:p>t</text:p>
          </table:table-cell>
          <table:table-cell office:value-type="boolean" office:boolean-value="true" table:formula="of:=+IF(XOR([.H661]=[.C661];[.I661]=[.C66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q</text:p>
          </table:table-cell>
          <table:table-cell office:value-type="string" table:style-name="ce1">
            <text:p>lvdfpbqxbxdnwqzjlfs</text:p>
          </table:table-cell>
          <table:table-cell office:value-type="float" office:value="2" table:formula="of:=LEN([.D662])-LEN(SUBSTITUTE([.D662];[.C662];&quot;&quot;))" table:style-name="ce1">
            <text:p>2</text:p>
          </table:table-cell>
          <table:table-cell office:value-type="boolean" office:boolean-value="false" table:formula="of:=+IF(AND([.E662]&gt;=[.A662];[.E662]&lt;=[.B662]);TRUE;FALSE)" table:style-name="ce1">
            <text:p>FALSE</text:p>
          </table:table-cell>
          <table:table-cell table:style-name="ce1"/>
          <table:table-cell office:value-type="string" office:string-value="q" table:formula="of:=RIGHT(LEFT([.D662];[.A662]);1)" table:style-name="ce1">
            <text:p>q</text:p>
          </table:table-cell>
          <table:table-cell office:value-type="string" office:string-value="l" table:formula="of:=RIGHT(LEFT([.D662];[.B662]);1)" table:style-name="ce1">
            <text:p>l</text:p>
          </table:table-cell>
          <table:table-cell office:value-type="boolean" office:boolean-value="true" table:formula="of:=+IF(XOR([.H662]=[.C662];[.I662]=[.C66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dzzzxczbzzz</text:p>
          </table:table-cell>
          <table:table-cell office:value-type="float" office:value="8" table:formula="of:=LEN([.D663])-LEN(SUBSTITUTE([.D663];[.C663];&quot;&quot;))" table:style-name="ce1">
            <text:p>8</text:p>
          </table:table-cell>
          <table:table-cell office:value-type="boolean" office:boolean-value="false" table:formula="of:=+IF(AND([.E663]&gt;=[.A663];[.E663]&lt;=[.B663]);TRUE;FALSE)" table:style-name="ce1">
            <text:p>FALSE</text:p>
          </table:table-cell>
          <table:table-cell table:style-name="ce1"/>
          <table:table-cell office:value-type="string" office:string-value="z" table:formula="of:=RIGHT(LEFT([.D663];[.A663]);1)" table:style-name="ce1">
            <text:p>z</text:p>
          </table:table-cell>
          <table:table-cell office:value-type="string" office:string-value="z" table:formula="of:=RIGHT(LEFT([.D663];[.B663]);1)" table:style-name="ce1">
            <text:p>z</text:p>
          </table:table-cell>
          <table:table-cell office:value-type="boolean" office:boolean-value="false" table:formula="of:=+IF(XOR([.H663]=[.C663];[.I663]=[.C66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pffffffffffff</text:p>
          </table:table-cell>
          <table:table-cell office:value-type="float" office:value="13" table:formula="of:=LEN([.D664])-LEN(SUBSTITUTE([.D664];[.C664];&quot;&quot;))" table:style-name="ce1">
            <text:p>13</text:p>
          </table:table-cell>
          <table:table-cell office:value-type="boolean" office:boolean-value="true" table:formula="of:=+IF(AND([.E664]&gt;=[.A664];[.E664]&lt;=[.B664]);TRUE;FALSE)" table:style-name="ce1">
            <text:p>TRUE</text:p>
          </table:table-cell>
          <table:table-cell table:style-name="ce1"/>
          <table:table-cell office:value-type="string" office:string-value="f" table:formula="of:=RIGHT(LEFT([.D664];[.A664]);1)" table:style-name="ce1">
            <text:p>f</text:p>
          </table:table-cell>
          <table:table-cell office:value-type="string" office:string-value="f" table:formula="of:=RIGHT(LEFT([.D664];[.B664]);1)" table:style-name="ce1">
            <text:p>f</text:p>
          </table:table-cell>
          <table:table-cell office:value-type="boolean" office:boolean-value="false" table:formula="of:=+IF(XOR([.H664]=[.C664];[.I664]=[.C66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wxxchxjx</text:p>
          </table:table-cell>
          <table:table-cell office:value-type="float" office:value="4" table:formula="of:=LEN([.D665])-LEN(SUBSTITUTE([.D665];[.C665];&quot;&quot;))" table:style-name="ce1">
            <text:p>4</text:p>
          </table:table-cell>
          <table:table-cell office:value-type="boolean" office:boolean-value="true" table:formula="of:=+IF(AND([.E665]&gt;=[.A665];[.E665]&lt;=[.B665]);TRUE;FALSE)" table:style-name="ce1">
            <text:p>TRUE</text:p>
          </table:table-cell>
          <table:table-cell table:style-name="ce1"/>
          <table:table-cell office:value-type="string" office:string-value="x" table:formula="of:=RIGHT(LEFT([.D665];[.A665]);1)" table:style-name="ce1">
            <text:p>x</text:p>
          </table:table-cell>
          <table:table-cell office:value-type="string" office:string-value="x" table:formula="of:=RIGHT(LEFT([.D665];[.B665]);1)" table:style-name="ce1">
            <text:p>x</text:p>
          </table:table-cell>
          <table:table-cell office:value-type="boolean" office:boolean-value="false" table:formula="of:=+IF(XOR([.H665]=[.C665];[.I665]=[.C66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xxxxx</text:p>
          </table:table-cell>
          <table:table-cell office:value-type="float" office:value="6" table:formula="of:=LEN([.D666])-LEN(SUBSTITUTE([.D666];[.C666];&quot;&quot;))" table:style-name="ce1">
            <text:p>6</text:p>
          </table:table-cell>
          <table:table-cell office:value-type="boolean" office:boolean-value="true" table:formula="of:=+IF(AND([.E666]&gt;=[.A666];[.E666]&lt;=[.B666]);TRUE;FALSE)" table:style-name="ce1">
            <text:p>TRUE</text:p>
          </table:table-cell>
          <table:table-cell table:style-name="ce1"/>
          <table:table-cell office:value-type="string" office:string-value="x" table:formula="of:=RIGHT(LEFT([.D666];[.A666]);1)" table:style-name="ce1">
            <text:p>x</text:p>
          </table:table-cell>
          <table:table-cell office:value-type="string" office:string-value="x" table:formula="of:=RIGHT(LEFT([.D666];[.B666]);1)" table:style-name="ce1">
            <text:p>x</text:p>
          </table:table-cell>
          <table:table-cell office:value-type="boolean" office:boolean-value="false" table:formula="of:=+IF(XOR([.H666]=[.C666];[.I666]=[.C66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zmxtcbjxtvxxxxg</text:p>
          </table:table-cell>
          <table:table-cell office:value-type="float" office:value="6" table:formula="of:=LEN([.D667])-LEN(SUBSTITUTE([.D667];[.C667];&quot;&quot;))" table:style-name="ce1">
            <text:p>6</text:p>
          </table:table-cell>
          <table:table-cell office:value-type="boolean" office:boolean-value="false" table:formula="of:=+IF(AND([.E667]&gt;=[.A667];[.E667]&lt;=[.B667]);TRUE;FALSE)" table:style-name="ce1">
            <text:p>FALSE</text:p>
          </table:table-cell>
          <table:table-cell table:style-name="ce1"/>
          <table:table-cell office:value-type="string" office:string-value="x" table:formula="of:=RIGHT(LEFT([.D667];[.A667]);1)" table:style-name="ce1">
            <text:p>x</text:p>
          </table:table-cell>
          <table:table-cell office:value-type="string" office:string-value="g" table:formula="of:=RIGHT(LEFT([.D667];[.B667]);1)" table:style-name="ce1">
            <text:p>g</text:p>
          </table:table-cell>
          <table:table-cell office:value-type="boolean" office:boolean-value="true" table:formula="of:=+IF(XOR([.H667]=[.C667];[.I667]=[.C66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qfffghf</text:p>
          </table:table-cell>
          <table:table-cell office:value-type="float" office:value="4" table:formula="of:=LEN([.D668])-LEN(SUBSTITUTE([.D668];[.C668];&quot;&quot;))" table:style-name="ce1">
            <text:p>4</text:p>
          </table:table-cell>
          <table:table-cell office:value-type="boolean" office:boolean-value="true" table:formula="of:=+IF(AND([.E668]&gt;=[.A668];[.E668]&lt;=[.B668]);TRUE;FALSE)" table:style-name="ce1">
            <text:p>TRUE</text:p>
          </table:table-cell>
          <table:table-cell table:style-name="ce1"/>
          <table:table-cell office:value-type="string" office:string-value="f" table:formula="of:=RIGHT(LEFT([.D668];[.A668]);1)" table:style-name="ce1">
            <text:p>f</text:p>
          </table:table-cell>
          <table:table-cell office:value-type="string" office:string-value="g" table:formula="of:=RIGHT(LEFT([.D668];[.B668]);1)" table:style-name="ce1">
            <text:p>g</text:p>
          </table:table-cell>
          <table:table-cell office:value-type="boolean" office:boolean-value="true" table:formula="of:=+IF(XOR([.H668]=[.C668];[.I668]=[.C66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p</text:p>
          </table:table-cell>
          <table:table-cell office:value-type="float" office:value="4" table:formula="of:=LEN([.D669])-LEN(SUBSTITUTE([.D669];[.C669];&quot;&quot;))" table:style-name="ce1">
            <text:p>4</text:p>
          </table:table-cell>
          <table:table-cell office:value-type="boolean" office:boolean-value="false" table:formula="of:=+IF(AND([.E669]&gt;=[.A669];[.E669]&lt;=[.B669]);TRUE;FALSE)" table:style-name="ce1">
            <text:p>FALSE</text:p>
          </table:table-cell>
          <table:table-cell table:style-name="ce1"/>
          <table:table-cell office:value-type="string" office:string-value="p" table:formula="of:=RIGHT(LEFT([.D669];[.A669]);1)" table:style-name="ce1">
            <text:p>p</text:p>
          </table:table-cell>
          <table:table-cell office:value-type="string" office:string-value="p" table:formula="of:=RIGHT(LEFT([.D669];[.B669]);1)" table:style-name="ce1">
            <text:p>p</text:p>
          </table:table-cell>
          <table:table-cell office:value-type="boolean" office:boolean-value="false" table:formula="of:=+IF(XOR([.H669]=[.C669];[.I669]=[.C66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nngnxnnnhnsbntln</text:p>
          </table:table-cell>
          <table:table-cell office:value-type="float" office:value="10" table:formula="of:=LEN([.D670])-LEN(SUBSTITUTE([.D670];[.C670];&quot;&quot;))" table:style-name="ce1">
            <text:p>10</text:p>
          </table:table-cell>
          <table:table-cell office:value-type="boolean" office:boolean-value="true" table:formula="of:=+IF(AND([.E670]&gt;=[.A670];[.E670]&lt;=[.B670]);TRUE;FALSE)" table:style-name="ce1">
            <text:p>TRUE</text:p>
          </table:table-cell>
          <table:table-cell table:style-name="ce1"/>
          <table:table-cell office:value-type="string" office:string-value="h" table:formula="of:=RIGHT(LEFT([.D670];[.A670]);1)" table:style-name="ce1">
            <text:p>h</text:p>
          </table:table-cell>
          <table:table-cell office:value-type="string" office:string-value="s" table:formula="of:=RIGHT(LEFT([.D670];[.B670]);1)" table:style-name="ce1">
            <text:p>s</text:p>
          </table:table-cell>
          <table:table-cell office:value-type="boolean" office:boolean-value="false" table:formula="of:=+IF(XOR([.H670]=[.C670];[.I670]=[.C67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</text:p>
          </table:table-cell>
          <table:table-cell office:value-type="string" table:style-name="ce1">
            <text:p>ftwwww</text:p>
          </table:table-cell>
          <table:table-cell office:value-type="float" office:value="4" table:formula="of:=LEN([.D671])-LEN(SUBSTITUTE([.D671];[.C671];&quot;&quot;))" table:style-name="ce1">
            <text:p>4</text:p>
          </table:table-cell>
          <table:table-cell office:value-type="boolean" office:boolean-value="false" table:formula="of:=+IF(AND([.E671]&gt;=[.A671];[.E671]&lt;=[.B671]);TRUE;FALSE)" table:style-name="ce1">
            <text:p>FALSE</text:p>
          </table:table-cell>
          <table:table-cell table:style-name="ce1"/>
          <table:table-cell office:value-type="string" office:string-value="f" table:formula="of:=RIGHT(LEFT([.D671];[.A671]);1)" table:style-name="ce1">
            <text:p>f</text:p>
          </table:table-cell>
          <table:table-cell office:value-type="string" office:string-value="t" table:formula="of:=RIGHT(LEFT([.D671];[.B671]);1)" table:style-name="ce1">
            <text:p>t</text:p>
          </table:table-cell>
          <table:table-cell office:value-type="boolean" office:boolean-value="false" table:formula="of:=+IF(XOR([.H671]=[.C671];[.I671]=[.C67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fffffffpkf</text:p>
          </table:table-cell>
          <table:table-cell office:value-type="float" office:value="10" table:formula="of:=LEN([.D672])-LEN(SUBSTITUTE([.D672];[.C672];&quot;&quot;))" table:style-name="ce1">
            <text:p>10</text:p>
          </table:table-cell>
          <table:table-cell office:value-type="boolean" office:boolean-value="true" table:formula="of:=+IF(AND([.E672]&gt;=[.A672];[.E672]&lt;=[.B672]);TRUE;FALSE)" table:style-name="ce1">
            <text:p>TRUE</text:p>
          </table:table-cell>
          <table:table-cell table:style-name="ce1"/>
          <table:table-cell office:value-type="string" office:string-value="p" table:formula="of:=RIGHT(LEFT([.D672];[.A672]);1)" table:style-name="ce1">
            <text:p>p</text:p>
          </table:table-cell>
          <table:table-cell office:value-type="string" office:string-value="k" table:formula="of:=RIGHT(LEFT([.D672];[.B672]);1)" table:style-name="ce1">
            <text:p>k</text:p>
          </table:table-cell>
          <table:table-cell office:value-type="boolean" office:boolean-value="false" table:formula="of:=+IF(XOR([.H672]=[.C672];[.I672]=[.C67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nnnnn</text:p>
          </table:table-cell>
          <table:table-cell office:value-type="float" office:value="6" table:formula="of:=LEN([.D673])-LEN(SUBSTITUTE([.D673];[.C673];&quot;&quot;))" table:style-name="ce1">
            <text:p>6</text:p>
          </table:table-cell>
          <table:table-cell office:value-type="boolean" office:boolean-value="false" table:formula="of:=+IF(AND([.E673]&gt;=[.A673];[.E673]&lt;=[.B673]);TRUE;FALSE)" table:style-name="ce1">
            <text:p>FALSE</text:p>
          </table:table-cell>
          <table:table-cell table:style-name="ce1"/>
          <table:table-cell office:value-type="string" office:string-value="n" table:formula="of:=RIGHT(LEFT([.D673];[.A673]);1)" table:style-name="ce1">
            <text:p>n</text:p>
          </table:table-cell>
          <table:table-cell office:value-type="string" office:string-value="n" table:formula="of:=RIGHT(LEFT([.D673];[.B673]);1)" table:style-name="ce1">
            <text:p>n</text:p>
          </table:table-cell>
          <table:table-cell office:value-type="boolean" office:boolean-value="false" table:formula="of:=+IF(XOR([.H673]=[.C673];[.I673]=[.C67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rrrtrrlrrrr</text:p>
          </table:table-cell>
          <table:table-cell office:value-type="float" office:value="10" table:formula="of:=LEN([.D674])-LEN(SUBSTITUTE([.D674];[.C674];&quot;&quot;))" table:style-name="ce1">
            <text:p>10</text:p>
          </table:table-cell>
          <table:table-cell office:value-type="boolean" office:boolean-value="true" table:formula="of:=+IF(AND([.E674]&gt;=[.A674];[.E674]&lt;=[.B674]);TRUE;FALSE)" table:style-name="ce1">
            <text:p>TRUE</text:p>
          </table:table-cell>
          <table:table-cell table:style-name="ce1"/>
          <table:table-cell office:value-type="string" office:string-value="r" table:formula="of:=RIGHT(LEFT([.D674];[.A674]);1)" table:style-name="ce1">
            <text:p>r</text:p>
          </table:table-cell>
          <table:table-cell office:value-type="string" office:string-value="r" table:formula="of:=RIGHT(LEFT([.D674];[.B674]);1)" table:style-name="ce1">
            <text:p>r</text:p>
          </table:table-cell>
          <table:table-cell office:value-type="boolean" office:boolean-value="false" table:formula="of:=+IF(XOR([.H674]=[.C674];[.I674]=[.C67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jhxhhnbhlbxvhs</text:p>
          </table:table-cell>
          <table:table-cell office:value-type="float" office:value="6" table:formula="of:=LEN([.D675])-LEN(SUBSTITUTE([.D675];[.C675];&quot;&quot;))" table:style-name="ce1">
            <text:p>6</text:p>
          </table:table-cell>
          <table:table-cell office:value-type="boolean" office:boolean-value="true" table:formula="of:=+IF(AND([.E675]&gt;=[.A675];[.E675]&lt;=[.B675]);TRUE;FALSE)" table:style-name="ce1">
            <text:p>TRUE</text:p>
          </table:table-cell>
          <table:table-cell table:style-name="ce1"/>
          <table:table-cell office:value-type="string" office:string-value="h" table:formula="of:=RIGHT(LEFT([.D675];[.A675]);1)" table:style-name="ce1">
            <text:p>h</text:p>
          </table:table-cell>
          <table:table-cell office:value-type="string" office:string-value="h" table:formula="of:=RIGHT(LEFT([.D675];[.B675]);1)" table:style-name="ce1">
            <text:p>h</text:p>
          </table:table-cell>
          <table:table-cell office:value-type="boolean" office:boolean-value="false" table:formula="of:=+IF(XOR([.H675]=[.C675];[.I675]=[.C67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qqq</text:p>
          </table:table-cell>
          <table:table-cell office:value-type="float" office:value="4" table:formula="of:=LEN([.D676])-LEN(SUBSTITUTE([.D676];[.C676];&quot;&quot;))" table:style-name="ce1">
            <text:p>4</text:p>
          </table:table-cell>
          <table:table-cell office:value-type="boolean" office:boolean-value="true" table:formula="of:=+IF(AND([.E676]&gt;=[.A676];[.E676]&lt;=[.B676]);TRUE;FALSE)" table:style-name="ce1">
            <text:p>TRUE</text:p>
          </table:table-cell>
          <table:table-cell table:style-name="ce1"/>
          <table:table-cell office:value-type="string" office:string-value="q" table:formula="of:=RIGHT(LEFT([.D676];[.A676]);1)" table:style-name="ce1">
            <text:p>q</text:p>
          </table:table-cell>
          <table:table-cell office:value-type="string" office:string-value="q" table:formula="of:=RIGHT(LEFT([.D676];[.B676]);1)" table:style-name="ce1">
            <text:p>q</text:p>
          </table:table-cell>
          <table:table-cell office:value-type="boolean" office:boolean-value="false" table:formula="of:=+IF(XOR([.H676]=[.C676];[.I676]=[.C67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</text:p>
          </table:table-cell>
          <table:table-cell office:value-type="string" table:style-name="ce1">
            <text:p>dkpfppwzpxqqx</text:p>
          </table:table-cell>
          <table:table-cell office:value-type="float" office:value="4" table:formula="of:=LEN([.D677])-LEN(SUBSTITUTE([.D677];[.C677];&quot;&quot;))" table:style-name="ce1">
            <text:p>4</text:p>
          </table:table-cell>
          <table:table-cell office:value-type="boolean" office:boolean-value="false" table:formula="of:=+IF(AND([.E677]&gt;=[.A677];[.E677]&lt;=[.B677]);TRUE;FALSE)" table:style-name="ce1">
            <text:p>FALSE</text:p>
          </table:table-cell>
          <table:table-cell table:style-name="ce1"/>
          <table:table-cell office:value-type="string" office:string-value="w" table:formula="of:=RIGHT(LEFT([.D677];[.A677]);1)" table:style-name="ce1">
            <text:p>w</text:p>
          </table:table-cell>
          <table:table-cell office:value-type="string" office:string-value="q" table:formula="of:=RIGHT(LEFT([.D677];[.B677]);1)" table:style-name="ce1">
            <text:p>q</text:p>
          </table:table-cell>
          <table:table-cell office:value-type="boolean" office:boolean-value="false" table:formula="of:=+IF(XOR([.H677]=[.C677];[.I677]=[.C67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zknllnllkgvllllh</text:p>
          </table:table-cell>
          <table:table-cell office:value-type="float" office:value="9" table:formula="of:=LEN([.D678])-LEN(SUBSTITUTE([.D678];[.C678];&quot;&quot;))" table:style-name="ce1">
            <text:p>9</text:p>
          </table:table-cell>
          <table:table-cell office:value-type="boolean" office:boolean-value="false" table:formula="of:=+IF(AND([.E678]&gt;=[.A678];[.E678]&lt;=[.B678]);TRUE;FALSE)" table:style-name="ce1">
            <text:p>FALSE</text:p>
          </table:table-cell>
          <table:table-cell table:style-name="ce1"/>
          <table:table-cell office:value-type="string" office:string-value="g" table:formula="of:=RIGHT(LEFT([.D678];[.A678]);1)" table:style-name="ce1">
            <text:p>g</text:p>
          </table:table-cell>
          <table:table-cell office:value-type="string" office:string-value="h" table:formula="of:=RIGHT(LEFT([.D678];[.B678]);1)" table:style-name="ce1">
            <text:p>h</text:p>
          </table:table-cell>
          <table:table-cell office:value-type="boolean" office:boolean-value="false" table:formula="of:=+IF(XOR([.H678]=[.C678];[.I678]=[.C67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zzz</text:p>
          </table:table-cell>
          <table:table-cell office:value-type="float" office:value="5" table:formula="of:=LEN([.D679])-LEN(SUBSTITUTE([.D679];[.C679];&quot;&quot;))" table:style-name="ce1">
            <text:p>5</text:p>
          </table:table-cell>
          <table:table-cell office:value-type="boolean" office:boolean-value="false" table:formula="of:=+IF(AND([.E679]&gt;=[.A679];[.E679]&lt;=[.B679]);TRUE;FALSE)" table:style-name="ce1">
            <text:p>FALSE</text:p>
          </table:table-cell>
          <table:table-cell table:style-name="ce1"/>
          <table:table-cell office:value-type="string" office:string-value="z" table:formula="of:=RIGHT(LEFT([.D679];[.A679]);1)" table:style-name="ce1">
            <text:p>z</text:p>
          </table:table-cell>
          <table:table-cell office:value-type="string" office:string-value="z" table:formula="of:=RIGHT(LEFT([.D679];[.B679]);1)" table:style-name="ce1">
            <text:p>z</text:p>
          </table:table-cell>
          <table:table-cell office:value-type="boolean" office:boolean-value="false" table:formula="of:=+IF(XOR([.H679]=[.C679];[.I679]=[.C67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bbbbbbbbbbbbbbbb</text:p>
          </table:table-cell>
          <table:table-cell office:value-type="float" office:value="18" table:formula="of:=LEN([.D680])-LEN(SUBSTITUTE([.D680];[.C680];&quot;&quot;))" table:style-name="ce1">
            <text:p>18</text:p>
          </table:table-cell>
          <table:table-cell office:value-type="boolean" office:boolean-value="false" table:formula="of:=+IF(AND([.E680]&gt;=[.A680];[.E680]&lt;=[.B680]);TRUE;FALSE)" table:style-name="ce1">
            <text:p>FALSE</text:p>
          </table:table-cell>
          <table:table-cell table:style-name="ce1"/>
          <table:table-cell office:value-type="string" office:string-value="b" table:formula="of:=RIGHT(LEFT([.D680];[.A680]);1)" table:style-name="ce1">
            <text:p>b</text:p>
          </table:table-cell>
          <table:table-cell office:value-type="string" office:string-value="b" table:formula="of:=RIGHT(LEFT([.D680];[.B680]);1)" table:style-name="ce1">
            <text:p>b</text:p>
          </table:table-cell>
          <table:table-cell office:value-type="boolean" office:boolean-value="false" table:formula="of:=+IF(XOR([.H680]=[.C680];[.I680]=[.C68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qcpwnhn</text:p>
          </table:table-cell>
          <table:table-cell office:value-type="float" office:value="2" table:formula="of:=LEN([.D681])-LEN(SUBSTITUTE([.D681];[.C681];&quot;&quot;))" table:style-name="ce1">
            <text:p>2</text:p>
          </table:table-cell>
          <table:table-cell office:value-type="boolean" office:boolean-value="true" table:formula="of:=+IF(AND([.E681]&gt;=[.A681];[.E681]&lt;=[.B681]);TRUE;FALSE)" table:style-name="ce1">
            <text:p>TRUE</text:p>
          </table:table-cell>
          <table:table-cell table:style-name="ce1"/>
          <table:table-cell office:value-type="string" office:string-value="c" table:formula="of:=RIGHT(LEFT([.D681];[.A681]);1)" table:style-name="ce1">
            <text:p>c</text:p>
          </table:table-cell>
          <table:table-cell office:value-type="string" office:string-value="w" table:formula="of:=RIGHT(LEFT([.D681];[.B681]);1)" table:style-name="ce1">
            <text:p>w</text:p>
          </table:table-cell>
          <table:table-cell office:value-type="boolean" office:boolean-value="false" table:formula="of:=+IF(XOR([.H681]=[.C681];[.I681]=[.C68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vvhvvv</text:p>
          </table:table-cell>
          <table:table-cell office:value-type="float" office:value="5" table:formula="of:=LEN([.D682])-LEN(SUBSTITUTE([.D682];[.C682];&quot;&quot;))" table:style-name="ce1">
            <text:p>5</text:p>
          </table:table-cell>
          <table:table-cell office:value-type="boolean" office:boolean-value="false" table:formula="of:=+IF(AND([.E682]&gt;=[.A682];[.E682]&lt;=[.B682]);TRUE;FALSE)" table:style-name="ce1">
            <text:p>FALSE</text:p>
          </table:table-cell>
          <table:table-cell table:style-name="ce1"/>
          <table:table-cell office:value-type="string" office:string-value="s" table:formula="of:=RIGHT(LEFT([.D682];[.A682]);1)" table:style-name="ce1">
            <text:p>s</text:p>
          </table:table-cell>
          <table:table-cell office:value-type="string" office:string-value="h" table:formula="of:=RIGHT(LEFT([.D682];[.B682]);1)" table:style-name="ce1">
            <text:p>h</text:p>
          </table:table-cell>
          <table:table-cell office:value-type="boolean" office:boolean-value="false" table:formula="of:=+IF(XOR([.H682]=[.C682];[.I682]=[.C68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llllllllljl</text:p>
          </table:table-cell>
          <table:table-cell office:value-type="float" office:value="12" table:formula="of:=LEN([.D683])-LEN(SUBSTITUTE([.D683];[.C683];&quot;&quot;))" table:style-name="ce1">
            <text:p>12</text:p>
          </table:table-cell>
          <table:table-cell office:value-type="boolean" office:boolean-value="true" table:formula="of:=+IF(AND([.E683]&gt;=[.A683];[.E683]&lt;=[.B683]);TRUE;FALSE)" table:style-name="ce1">
            <text:p>TRUE</text:p>
          </table:table-cell>
          <table:table-cell table:style-name="ce1"/>
          <table:table-cell office:value-type="string" office:string-value="l" table:formula="of:=RIGHT(LEFT([.D683];[.A683]);1)" table:style-name="ce1">
            <text:p>l</text:p>
          </table:table-cell>
          <table:table-cell office:value-type="string" office:string-value="j" table:formula="of:=RIGHT(LEFT([.D683];[.B683]);1)" table:style-name="ce1">
            <text:p>j</text:p>
          </table:table-cell>
          <table:table-cell office:value-type="boolean" office:boolean-value="true" table:formula="of:=+IF(XOR([.H683]=[.C683];[.I683]=[.C68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zlllllll</text:p>
          </table:table-cell>
          <table:table-cell office:value-type="float" office:value="7" table:formula="of:=LEN([.D684])-LEN(SUBSTITUTE([.D684];[.C684];&quot;&quot;))" table:style-name="ce1">
            <text:p>7</text:p>
          </table:table-cell>
          <table:table-cell office:value-type="boolean" office:boolean-value="false" table:formula="of:=+IF(AND([.E684]&gt;=[.A684];[.E684]&lt;=[.B684]);TRUE;FALSE)" table:style-name="ce1">
            <text:p>FALSE</text:p>
          </table:table-cell>
          <table:table-cell table:style-name="ce1"/>
          <table:table-cell office:value-type="string" office:string-value="x" table:formula="of:=RIGHT(LEFT([.D684];[.A684]);1)" table:style-name="ce1">
            <text:p>x</text:p>
          </table:table-cell>
          <table:table-cell office:value-type="string" office:string-value="z" table:formula="of:=RIGHT(LEFT([.D684];[.B684]);1)" table:style-name="ce1">
            <text:p>z</text:p>
          </table:table-cell>
          <table:table-cell office:value-type="boolean" office:boolean-value="false" table:formula="of:=+IF(XOR([.H684]=[.C684];[.I684]=[.C68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lklll</text:p>
          </table:table-cell>
          <table:table-cell office:value-type="float" office:value="4" table:formula="of:=LEN([.D685])-LEN(SUBSTITUTE([.D685];[.C685];&quot;&quot;))" table:style-name="ce1">
            <text:p>4</text:p>
          </table:table-cell>
          <table:table-cell office:value-type="boolean" office:boolean-value="false" table:formula="of:=+IF(AND([.E685]&gt;=[.A685];[.E685]&lt;=[.B685]);TRUE;FALSE)" table:style-name="ce1">
            <text:p>FALSE</text:p>
          </table:table-cell>
          <table:table-cell table:style-name="ce1"/>
          <table:table-cell office:value-type="string" office:string-value="p" table:formula="of:=RIGHT(LEFT([.D685];[.A685]);1)" table:style-name="ce1">
            <text:p>p</text:p>
          </table:table-cell>
          <table:table-cell office:value-type="string" office:string-value="k" table:formula="of:=RIGHT(LEFT([.D685];[.B685]);1)" table:style-name="ce1">
            <text:p>k</text:p>
          </table:table-cell>
          <table:table-cell office:value-type="boolean" office:boolean-value="false" table:formula="of:=+IF(XOR([.H685]=[.C685];[.I685]=[.C68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xxxfxbxcxxqxfxpx</text:p>
          </table:table-cell>
          <table:table-cell office:value-type="float" office:value="11" table:formula="of:=LEN([.D686])-LEN(SUBSTITUTE([.D686];[.C686];&quot;&quot;))" table:style-name="ce1">
            <text:p>11</text:p>
          </table:table-cell>
          <table:table-cell office:value-type="boolean" office:boolean-value="false" table:formula="of:=+IF(AND([.E686]&gt;=[.A686];[.E686]&lt;=[.B686]);TRUE;FALSE)" table:style-name="ce1">
            <text:p>FALSE</text:p>
          </table:table-cell>
          <table:table-cell table:style-name="ce1"/>
          <table:table-cell office:value-type="string" office:string-value="x" table:formula="of:=RIGHT(LEFT([.D686];[.A686]);1)" table:style-name="ce1">
            <text:p>x</text:p>
          </table:table-cell>
          <table:table-cell office:value-type="string" office:string-value="x" table:formula="of:=RIGHT(LEFT([.D686];[.B686]);1)" table:style-name="ce1">
            <text:p>x</text:p>
          </table:table-cell>
          <table:table-cell office:value-type="boolean" office:boolean-value="false" table:formula="of:=+IF(XOR([.H686]=[.C686];[.I686]=[.C68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xgbbwncxclbv</text:p>
          </table:table-cell>
          <table:table-cell office:value-type="float" office:value="3" table:formula="of:=LEN([.D687])-LEN(SUBSTITUTE([.D687];[.C687];&quot;&quot;))" table:style-name="ce1">
            <text:p>3</text:p>
          </table:table-cell>
          <table:table-cell office:value-type="boolean" office:boolean-value="true" table:formula="of:=+IF(AND([.E687]&gt;=[.A687];[.E687]&lt;=[.B687]);TRUE;FALSE)" table:style-name="ce1">
            <text:p>TRUE</text:p>
          </table:table-cell>
          <table:table-cell table:style-name="ce1"/>
          <table:table-cell office:value-type="string" office:string-value="b" table:formula="of:=RIGHT(LEFT([.D687];[.A687]);1)" table:style-name="ce1">
            <text:p>b</text:p>
          </table:table-cell>
          <table:table-cell office:value-type="string" office:string-value="x" table:formula="of:=RIGHT(LEFT([.D687];[.B687]);1)" table:style-name="ce1">
            <text:p>x</text:p>
          </table:table-cell>
          <table:table-cell office:value-type="boolean" office:boolean-value="true" table:formula="of:=+IF(XOR([.H687]=[.C687];[.I687]=[.C68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mmmmm</text:p>
          </table:table-cell>
          <table:table-cell office:value-type="float" office:value="7" table:formula="of:=LEN([.D688])-LEN(SUBSTITUTE([.D688];[.C688];&quot;&quot;))" table:style-name="ce1">
            <text:p>7</text:p>
          </table:table-cell>
          <table:table-cell office:value-type="boolean" office:boolean-value="false" table:formula="of:=+IF(AND([.E688]&gt;=[.A688];[.E688]&lt;=[.B688]);TRUE;FALSE)" table:style-name="ce1">
            <text:p>FALSE</text:p>
          </table:table-cell>
          <table:table-cell table:style-name="ce1"/>
          <table:table-cell office:value-type="string" office:string-value="m" table:formula="of:=RIGHT(LEFT([.D688];[.A688]);1)" table:style-name="ce1">
            <text:p>m</text:p>
          </table:table-cell>
          <table:table-cell office:value-type="string" office:string-value="m" table:formula="of:=RIGHT(LEFT([.D688];[.B688]);1)" table:style-name="ce1">
            <text:p>m</text:p>
          </table:table-cell>
          <table:table-cell office:value-type="boolean" office:boolean-value="false" table:formula="of:=+IF(XOR([.H688]=[.C688];[.I688]=[.C68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tppfnpl</text:p>
          </table:table-cell>
          <table:table-cell office:value-type="float" office:value="5" table:formula="of:=LEN([.D689])-LEN(SUBSTITUTE([.D689];[.C689];&quot;&quot;))" table:style-name="ce1">
            <text:p>5</text:p>
          </table:table-cell>
          <table:table-cell office:value-type="boolean" office:boolean-value="true" table:formula="of:=+IF(AND([.E689]&gt;=[.A689];[.E689]&lt;=[.B689]);TRUE;FALSE)" table:style-name="ce1">
            <text:p>TRUE</text:p>
          </table:table-cell>
          <table:table-cell table:style-name="ce1"/>
          <table:table-cell office:value-type="string" office:string-value="p" table:formula="of:=RIGHT(LEFT([.D689];[.A689]);1)" table:style-name="ce1">
            <text:p>p</text:p>
          </table:table-cell>
          <table:table-cell office:value-type="string" office:string-value="p" table:formula="of:=RIGHT(LEFT([.D689];[.B689]);1)" table:style-name="ce1">
            <text:p>p</text:p>
          </table:table-cell>
          <table:table-cell office:value-type="boolean" office:boolean-value="false" table:formula="of:=+IF(XOR([.H689]=[.C689];[.I689]=[.C68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gwjfkzwrldzxpdxgk</text:p>
          </table:table-cell>
          <table:table-cell office:value-type="float" office:value="2" table:formula="of:=LEN([.D690])-LEN(SUBSTITUTE([.D690];[.C690];&quot;&quot;))" table:style-name="ce1">
            <text:p>2</text:p>
          </table:table-cell>
          <table:table-cell office:value-type="boolean" office:boolean-value="false" table:formula="of:=+IF(AND([.E690]&gt;=[.A690];[.E690]&lt;=[.B690]);TRUE;FALSE)" table:style-name="ce1">
            <text:p>FALSE</text:p>
          </table:table-cell>
          <table:table-cell table:style-name="ce1"/>
          <table:table-cell office:value-type="string" office:string-value="d" table:formula="of:=RIGHT(LEFT([.D690];[.A690]);1)" table:style-name="ce1">
            <text:p>d</text:p>
          </table:table-cell>
          <table:table-cell office:value-type="string" office:string-value="g" table:formula="of:=RIGHT(LEFT([.D690];[.B690]);1)" table:style-name="ce1">
            <text:p>g</text:p>
          </table:table-cell>
          <table:table-cell office:value-type="boolean" office:boolean-value="false" table:formula="of:=+IF(XOR([.H690]=[.C690];[.I690]=[.C69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zzvzzzzzzz</text:p>
          </table:table-cell>
          <table:table-cell office:value-type="float" office:value="11" table:formula="of:=LEN([.D691])-LEN(SUBSTITUTE([.D691];[.C691];&quot;&quot;))" table:style-name="ce1">
            <text:p>11</text:p>
          </table:table-cell>
          <table:table-cell office:value-type="boolean" office:boolean-value="true" table:formula="of:=+IF(AND([.E691]&gt;=[.A691];[.E691]&lt;=[.B691]);TRUE;FALSE)" table:style-name="ce1">
            <text:p>TRUE</text:p>
          </table:table-cell>
          <table:table-cell table:style-name="ce1"/>
          <table:table-cell office:value-type="string" office:string-value="z" table:formula="of:=RIGHT(LEFT([.D691];[.A691]);1)" table:style-name="ce1">
            <text:p>z</text:p>
          </table:table-cell>
          <table:table-cell office:value-type="string" office:string-value="z" table:formula="of:=RIGHT(LEFT([.D691];[.B691]);1)" table:style-name="ce1">
            <text:p>z</text:p>
          </table:table-cell>
          <table:table-cell office:value-type="boolean" office:boolean-value="false" table:formula="of:=+IF(XOR([.H691]=[.C691];[.I691]=[.C69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xkblkkkkkgkkkmkk</text:p>
          </table:table-cell>
          <table:table-cell office:value-type="float" office:value="13" table:formula="of:=LEN([.D692])-LEN(SUBSTITUTE([.D692];[.C692];&quot;&quot;))" table:style-name="ce1">
            <text:p>13</text:p>
          </table:table-cell>
          <table:table-cell office:value-type="boolean" office:boolean-value="false" table:formula="of:=+IF(AND([.E692]&gt;=[.A692];[.E692]&lt;=[.B692]);TRUE;FALSE)" table:style-name="ce1">
            <text:p>FALSE</text:p>
          </table:table-cell>
          <table:table-cell table:style-name="ce1"/>
          <table:table-cell office:value-type="string" office:string-value="x" table:formula="of:=RIGHT(LEFT([.D692];[.A692]);1)" table:style-name="ce1">
            <text:p>x</text:p>
          </table:table-cell>
          <table:table-cell office:value-type="string" office:string-value="g" table:formula="of:=RIGHT(LEFT([.D692];[.B692]);1)" table:style-name="ce1">
            <text:p>g</text:p>
          </table:table-cell>
          <table:table-cell office:value-type="boolean" office:boolean-value="false" table:formula="of:=+IF(XOR([.H692]=[.C692];[.I692]=[.C69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fpx</text:p>
          </table:table-cell>
          <table:table-cell office:value-type="float" office:value="4" table:formula="of:=LEN([.D693])-LEN(SUBSTITUTE([.D693];[.C693];&quot;&quot;))" table:style-name="ce1">
            <text:p>4</text:p>
          </table:table-cell>
          <table:table-cell office:value-type="boolean" office:boolean-value="true" table:formula="of:=+IF(AND([.E693]&gt;=[.A693];[.E693]&lt;=[.B693]);TRUE;FALSE)" table:style-name="ce1">
            <text:p>TRUE</text:p>
          </table:table-cell>
          <table:table-cell table:style-name="ce1"/>
          <table:table-cell office:value-type="string" office:string-value="f" table:formula="of:=RIGHT(LEFT([.D693];[.A693]);1)" table:style-name="ce1">
            <text:p>f</text:p>
          </table:table-cell>
          <table:table-cell office:value-type="string" office:string-value="x" table:formula="of:=RIGHT(LEFT([.D693];[.B693]);1)" table:style-name="ce1">
            <text:p>x</text:p>
          </table:table-cell>
          <table:table-cell office:value-type="boolean" office:boolean-value="false" table:formula="of:=+IF(XOR([.H693]=[.C693];[.I693]=[.C69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rmrrrrrrrrrr</text:p>
          </table:table-cell>
          <table:table-cell office:value-type="float" office:value="12" table:formula="of:=LEN([.D694])-LEN(SUBSTITUTE([.D694];[.C694];&quot;&quot;))" table:style-name="ce1">
            <text:p>12</text:p>
          </table:table-cell>
          <table:table-cell office:value-type="boolean" office:boolean-value="false" table:formula="of:=+IF(AND([.E694]&gt;=[.A694];[.E694]&lt;=[.B694]);TRUE;FALSE)" table:style-name="ce1">
            <text:p>FALSE</text:p>
          </table:table-cell>
          <table:table-cell table:style-name="ce1"/>
          <table:table-cell office:value-type="string" office:string-value="r" table:formula="of:=RIGHT(LEFT([.D694];[.A694]);1)" table:style-name="ce1">
            <text:p>r</text:p>
          </table:table-cell>
          <table:table-cell office:value-type="string" office:string-value="r" table:formula="of:=RIGHT(LEFT([.D694];[.B694]);1)" table:style-name="ce1">
            <text:p>r</text:p>
          </table:table-cell>
          <table:table-cell office:value-type="boolean" office:boolean-value="false" table:formula="of:=+IF(XOR([.H694]=[.C694];[.I694]=[.C69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bpfpppppp</text:p>
          </table:table-cell>
          <table:table-cell office:value-type="float" office:value="8" table:formula="of:=LEN([.D695])-LEN(SUBSTITUTE([.D695];[.C695];&quot;&quot;))" table:style-name="ce1">
            <text:p>8</text:p>
          </table:table-cell>
          <table:table-cell office:value-type="boolean" office:boolean-value="true" table:formula="of:=+IF(AND([.E695]&gt;=[.A695];[.E695]&lt;=[.B695]);TRUE;FALSE)" table:style-name="ce1">
            <text:p>TRUE</text:p>
          </table:table-cell>
          <table:table-cell table:style-name="ce1"/>
          <table:table-cell office:value-type="string" office:string-value="p" table:formula="of:=RIGHT(LEFT([.D695];[.A695]);1)" table:style-name="ce1">
            <text:p>p</text:p>
          </table:table-cell>
          <table:table-cell office:value-type="string" office:string-value="p" table:formula="of:=RIGHT(LEFT([.D695];[.B695]);1)" table:style-name="ce1">
            <text:p>p</text:p>
          </table:table-cell>
          <table:table-cell office:value-type="boolean" office:boolean-value="false" table:formula="of:=+IF(XOR([.H695]=[.C695];[.I695]=[.C69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vvbbjnvv</text:p>
          </table:table-cell>
          <table:table-cell office:value-type="float" office:value="4" table:formula="of:=LEN([.D696])-LEN(SUBSTITUTE([.D696];[.C696];&quot;&quot;))" table:style-name="ce1">
            <text:p>4</text:p>
          </table:table-cell>
          <table:table-cell office:value-type="boolean" office:boolean-value="false" table:formula="of:=+IF(AND([.E696]&gt;=[.A696];[.E696]&lt;=[.B696]);TRUE;FALSE)" table:style-name="ce1">
            <text:p>FALSE</text:p>
          </table:table-cell>
          <table:table-cell table:style-name="ce1"/>
          <table:table-cell office:value-type="string" office:string-value="v" table:formula="of:=RIGHT(LEFT([.D696];[.A696]);1)" table:style-name="ce1">
            <text:p>v</text:p>
          </table:table-cell>
          <table:table-cell office:value-type="string" office:string-value="v" table:formula="of:=RIGHT(LEFT([.D696];[.B696]);1)" table:style-name="ce1">
            <text:p>v</text:p>
          </table:table-cell>
          <table:table-cell office:value-type="boolean" office:boolean-value="false" table:formula="of:=+IF(XOR([.H696]=[.C696];[.I696]=[.C69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jjjjjj</text:p>
          </table:table-cell>
          <table:table-cell office:value-type="float" office:value="9" table:formula="of:=LEN([.D697])-LEN(SUBSTITUTE([.D697];[.C697];&quot;&quot;))" table:style-name="ce1">
            <text:p>9</text:p>
          </table:table-cell>
          <table:table-cell office:value-type="boolean" office:boolean-value="false" table:formula="of:=+IF(AND([.E697]&gt;=[.A697];[.E697]&lt;=[.B697]);TRUE;FALSE)" table:style-name="ce1">
            <text:p>FALSE</text:p>
          </table:table-cell>
          <table:table-cell table:style-name="ce1"/>
          <table:table-cell office:value-type="string" office:string-value="j" table:formula="of:=RIGHT(LEFT([.D697];[.A697]);1)" table:style-name="ce1">
            <text:p>j</text:p>
          </table:table-cell>
          <table:table-cell office:value-type="string" office:string-value="j" table:formula="of:=RIGHT(LEFT([.D697];[.B697]);1)" table:style-name="ce1">
            <text:p>j</text:p>
          </table:table-cell>
          <table:table-cell office:value-type="boolean" office:boolean-value="false" table:formula="of:=+IF(XOR([.H697]=[.C697];[.I697]=[.C69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xcwcczjkvgccccvpkd</text:p>
          </table:table-cell>
          <table:table-cell office:value-type="float" office:value="7" table:formula="of:=LEN([.D698])-LEN(SUBSTITUTE([.D698];[.C698];&quot;&quot;))" table:style-name="ce1">
            <text:p>7</text:p>
          </table:table-cell>
          <table:table-cell office:value-type="boolean" office:boolean-value="false" table:formula="of:=+IF(AND([.E698]&gt;=[.A698];[.E698]&lt;=[.B698]);TRUE;FALSE)" table:style-name="ce1">
            <text:p>FALSE</text:p>
          </table:table-cell>
          <table:table-cell table:style-name="ce1"/>
          <table:table-cell office:value-type="string" office:string-value="c" table:formula="of:=RIGHT(LEFT([.D698];[.A698]);1)" table:style-name="ce1">
            <text:p>c</text:p>
          </table:table-cell>
          <table:table-cell office:value-type="string" office:string-value="c" table:formula="of:=RIGHT(LEFT([.D698];[.B698]);1)" table:style-name="ce1">
            <text:p>c</text:p>
          </table:table-cell>
          <table:table-cell office:value-type="boolean" office:boolean-value="false" table:formula="of:=+IF(XOR([.H698]=[.C698];[.I698]=[.C69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ffpfqfffff</text:p>
          </table:table-cell>
          <table:table-cell office:value-type="float" office:value="10" table:formula="of:=LEN([.D699])-LEN(SUBSTITUTE([.D699];[.C699];&quot;&quot;))" table:style-name="ce1">
            <text:p>10</text:p>
          </table:table-cell>
          <table:table-cell office:value-type="boolean" office:boolean-value="false" table:formula="of:=+IF(AND([.E699]&gt;=[.A699];[.E699]&lt;=[.B699]);TRUE;FALSE)" table:style-name="ce1">
            <text:p>FALSE</text:p>
          </table:table-cell>
          <table:table-cell table:style-name="ce1"/>
          <table:table-cell office:value-type="string" office:string-value="p" table:formula="of:=RIGHT(LEFT([.D699];[.A699]);1)" table:style-name="ce1">
            <text:p>p</text:p>
          </table:table-cell>
          <table:table-cell office:value-type="string" office:string-value="q" table:formula="of:=RIGHT(LEFT([.D699];[.B699]);1)" table:style-name="ce1">
            <text:p>q</text:p>
          </table:table-cell>
          <table:table-cell office:value-type="boolean" office:boolean-value="false" table:formula="of:=+IF(XOR([.H699]=[.C699];[.I699]=[.C69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qmmmmmmmlwkmmmmmm</text:p>
          </table:table-cell>
          <table:table-cell office:value-type="float" office:value="13" table:formula="of:=LEN([.D700])-LEN(SUBSTITUTE([.D700];[.C700];&quot;&quot;))" table:style-name="ce1">
            <text:p>13</text:p>
          </table:table-cell>
          <table:table-cell office:value-type="boolean" office:boolean-value="true" table:formula="of:=+IF(AND([.E700]&gt;=[.A700];[.E700]&lt;=[.B700]);TRUE;FALSE)" table:style-name="ce1">
            <text:p>TRUE</text:p>
          </table:table-cell>
          <table:table-cell table:style-name="ce1"/>
          <table:table-cell office:value-type="string" office:string-value="k" table:formula="of:=RIGHT(LEFT([.D700];[.A700]);1)" table:style-name="ce1">
            <text:p>k</text:p>
          </table:table-cell>
          <table:table-cell office:value-type="string" office:string-value="m" table:formula="of:=RIGHT(LEFT([.D700];[.B700]);1)" table:style-name="ce1">
            <text:p>m</text:p>
          </table:table-cell>
          <table:table-cell office:value-type="boolean" office:boolean-value="true" table:formula="of:=+IF(XOR([.H700]=[.C700];[.I700]=[.C70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dddddpmddddszdd</text:p>
          </table:table-cell>
          <table:table-cell office:value-type="float" office:value="13" table:formula="of:=LEN([.D701])-LEN(SUBSTITUTE([.D701];[.C701];&quot;&quot;))" table:style-name="ce1">
            <text:p>13</text:p>
          </table:table-cell>
          <table:table-cell office:value-type="boolean" office:boolean-value="false" table:formula="of:=+IF(AND([.E701]&gt;=[.A701];[.E701]&lt;=[.B701]);TRUE;FALSE)" table:style-name="ce1">
            <text:p>FALSE</text:p>
          </table:table-cell>
          <table:table-cell table:style-name="ce1"/>
          <table:table-cell office:value-type="string" office:string-value="s" table:formula="of:=RIGHT(LEFT([.D701];[.A701]);1)" table:style-name="ce1">
            <text:p>s</text:p>
          </table:table-cell>
          <table:table-cell office:value-type="string" office:string-value="z" table:formula="of:=RIGHT(LEFT([.D701];[.B701]);1)" table:style-name="ce1">
            <text:p>z</text:p>
          </table:table-cell>
          <table:table-cell office:value-type="boolean" office:boolean-value="false" table:formula="of:=+IF(XOR([.H701]=[.C701];[.I701]=[.C70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kptphpbxxqsbxlhxplml</text:p>
          </table:table-cell>
          <table:table-cell office:value-type="float" office:value="2" table:formula="of:=LEN([.D702])-LEN(SUBSTITUTE([.D702];[.C702];&quot;&quot;))" table:style-name="ce1">
            <text:p>2</text:p>
          </table:table-cell>
          <table:table-cell office:value-type="boolean" office:boolean-value="false" table:formula="of:=+IF(AND([.E702]&gt;=[.A702];[.E702]&lt;=[.B702]);TRUE;FALSE)" table:style-name="ce1">
            <text:p>FALSE</text:p>
          </table:table-cell>
          <table:table-cell table:style-name="ce1"/>
          <table:table-cell office:value-type="string" office:string-value="p" table:formula="of:=RIGHT(LEFT([.D702];[.A702]);1)" table:style-name="ce1">
            <text:p>p</text:p>
          </table:table-cell>
          <table:table-cell office:value-type="string" office:string-value="h" table:formula="of:=RIGHT(LEFT([.D702];[.B702]);1)" table:style-name="ce1">
            <text:p>h</text:p>
          </table:table-cell>
          <table:table-cell office:value-type="boolean" office:boolean-value="false" table:formula="of:=+IF(XOR([.H702]=[.C702];[.I702]=[.C70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xkzfxgqxdcvzdxlzn</text:p>
          </table:table-cell>
          <table:table-cell office:value-type="float" office:value="5" table:formula="of:=LEN([.D703])-LEN(SUBSTITUTE([.D703];[.C703];&quot;&quot;))" table:style-name="ce1">
            <text:p>5</text:p>
          </table:table-cell>
          <table:table-cell office:value-type="boolean" office:boolean-value="false" table:formula="of:=+IF(AND([.E703]&gt;=[.A703];[.E703]&lt;=[.B703]);TRUE;FALSE)" table:style-name="ce1">
            <text:p>FALSE</text:p>
          </table:table-cell>
          <table:table-cell table:style-name="ce1"/>
          <table:table-cell office:value-type="string" office:string-value="l" table:formula="of:=RIGHT(LEFT([.D703];[.A703]);1)" table:style-name="ce1">
            <text:p>l</text:p>
          </table:table-cell>
          <table:table-cell office:value-type="string" office:string-value="n" table:formula="of:=RIGHT(LEFT([.D703];[.B703]);1)" table:style-name="ce1">
            <text:p>n</text:p>
          </table:table-cell>
          <table:table-cell office:value-type="boolean" office:boolean-value="false" table:formula="of:=+IF(XOR([.H703]=[.C703];[.I703]=[.C70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lrmmmmksmmm</text:p>
          </table:table-cell>
          <table:table-cell office:value-type="float" office:value="7" table:formula="of:=LEN([.D704])-LEN(SUBSTITUTE([.D704];[.C704];&quot;&quot;))" table:style-name="ce1">
            <text:p>7</text:p>
          </table:table-cell>
          <table:table-cell office:value-type="boolean" office:boolean-value="false" table:formula="of:=+IF(AND([.E704]&gt;=[.A704];[.E704]&lt;=[.B704]);TRUE;FALSE)" table:style-name="ce1">
            <text:p>FALSE</text:p>
          </table:table-cell>
          <table:table-cell table:style-name="ce1"/>
          <table:table-cell office:value-type="string" office:string-value="m" table:formula="of:=RIGHT(LEFT([.D704];[.A704]);1)" table:style-name="ce1">
            <text:p>m</text:p>
          </table:table-cell>
          <table:table-cell office:value-type="string" office:string-value="m" table:formula="of:=RIGHT(LEFT([.D704];[.B704]);1)" table:style-name="ce1">
            <text:p>m</text:p>
          </table:table-cell>
          <table:table-cell office:value-type="boolean" office:boolean-value="false" table:formula="of:=+IF(XOR([.H704]=[.C704];[.I704]=[.C70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wpww</text:p>
          </table:table-cell>
          <table:table-cell office:value-type="float" office:value="4" table:formula="of:=LEN([.D705])-LEN(SUBSTITUTE([.D705];[.C705];&quot;&quot;))" table:style-name="ce1">
            <text:p>4</text:p>
          </table:table-cell>
          <table:table-cell office:value-type="boolean" office:boolean-value="false" table:formula="of:=+IF(AND([.E705]&gt;=[.A705];[.E705]&lt;=[.B705]);TRUE;FALSE)" table:style-name="ce1">
            <text:p>FALSE</text:p>
          </table:table-cell>
          <table:table-cell table:style-name="ce1"/>
          <table:table-cell office:value-type="string" office:string-value="w" table:formula="of:=RIGHT(LEFT([.D705];[.A705]);1)" table:style-name="ce1">
            <text:p>w</text:p>
          </table:table-cell>
          <table:table-cell office:value-type="string" office:string-value="p" table:formula="of:=RIGHT(LEFT([.D705];[.B705]);1)" table:style-name="ce1">
            <text:p>p</text:p>
          </table:table-cell>
          <table:table-cell office:value-type="boolean" office:boolean-value="true" table:formula="of:=+IF(XOR([.H705]=[.C705];[.I705]=[.C70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ggggnlgggggggggng</text:p>
          </table:table-cell>
          <table:table-cell office:value-type="float" office:value="16" table:formula="of:=LEN([.D706])-LEN(SUBSTITUTE([.D706];[.C706];&quot;&quot;))" table:style-name="ce1">
            <text:p>16</text:p>
          </table:table-cell>
          <table:table-cell office:value-type="boolean" office:boolean-value="false" table:formula="of:=+IF(AND([.E706]&gt;=[.A706];[.E706]&lt;=[.B706]);TRUE;FALSE)" table:style-name="ce1">
            <text:p>FALSE</text:p>
          </table:table-cell>
          <table:table-cell table:style-name="ce1"/>
          <table:table-cell office:value-type="string" office:string-value="l" table:formula="of:=RIGHT(LEFT([.D706];[.A706]);1)" table:style-name="ce1">
            <text:p>l</text:p>
          </table:table-cell>
          <table:table-cell office:value-type="string" office:string-value="g" table:formula="of:=RIGHT(LEFT([.D706];[.B706]);1)" table:style-name="ce1">
            <text:p>g</text:p>
          </table:table-cell>
          <table:table-cell office:value-type="boolean" office:boolean-value="true" table:formula="of:=+IF(XOR([.H706]=[.C706];[.I706]=[.C70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tnhhxh</text:p>
          </table:table-cell>
          <table:table-cell office:value-type="float" office:value="3" table:formula="of:=LEN([.D707])-LEN(SUBSTITUTE([.D707];[.C707];&quot;&quot;))" table:style-name="ce1">
            <text:p>3</text:p>
          </table:table-cell>
          <table:table-cell office:value-type="boolean" office:boolean-value="true" table:formula="of:=+IF(AND([.E707]&gt;=[.A707];[.E707]&lt;=[.B707]);TRUE;FALSE)" table:style-name="ce1">
            <text:p>TRUE</text:p>
          </table:table-cell>
          <table:table-cell table:style-name="ce1"/>
          <table:table-cell office:value-type="string" office:string-value="h" table:formula="of:=RIGHT(LEFT([.D707];[.A707]);1)" table:style-name="ce1">
            <text:p>h</text:p>
          </table:table-cell>
          <table:table-cell office:value-type="string" office:string-value="h" table:formula="of:=RIGHT(LEFT([.D707];[.B707]);1)" table:style-name="ce1">
            <text:p>h</text:p>
          </table:table-cell>
          <table:table-cell office:value-type="boolean" office:boolean-value="false" table:formula="of:=+IF(XOR([.H707]=[.C707];[.I707]=[.C70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lrdllxlnllqll</text:p>
          </table:table-cell>
          <table:table-cell office:value-type="float" office:value="10" table:formula="of:=LEN([.D708])-LEN(SUBSTITUTE([.D708];[.C708];&quot;&quot;))" table:style-name="ce1">
            <text:p>10</text:p>
          </table:table-cell>
          <table:table-cell office:value-type="boolean" office:boolean-value="false" table:formula="of:=+IF(AND([.E708]&gt;=[.A708];[.E708]&lt;=[.B708]);TRUE;FALSE)" table:style-name="ce1">
            <text:p>FALSE</text:p>
          </table:table-cell>
          <table:table-cell table:style-name="ce1"/>
          <table:table-cell office:value-type="string" office:string-value="r" table:formula="of:=RIGHT(LEFT([.D708];[.A708]);1)" table:style-name="ce1">
            <text:p>r</text:p>
          </table:table-cell>
          <table:table-cell office:value-type="string" office:string-value="d" table:formula="of:=RIGHT(LEFT([.D708];[.B708]);1)" table:style-name="ce1">
            <text:p>d</text:p>
          </table:table-cell>
          <table:table-cell office:value-type="boolean" office:boolean-value="false" table:formula="of:=+IF(XOR([.H708]=[.C708];[.I708]=[.C70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mjhvl</text:p>
          </table:table-cell>
          <table:table-cell office:value-type="float" office:value="1" table:formula="of:=LEN([.D709])-LEN(SUBSTITUTE([.D709];[.C709];&quot;&quot;))" table:style-name="ce1">
            <text:p>1</text:p>
          </table:table-cell>
          <table:table-cell office:value-type="boolean" office:boolean-value="true" table:formula="of:=+IF(AND([.E709]&gt;=[.A709];[.E709]&lt;=[.B709]);TRUE;FALSE)" table:style-name="ce1">
            <text:p>TRUE</text:p>
          </table:table-cell>
          <table:table-cell table:style-name="ce1"/>
          <table:table-cell office:value-type="string" office:string-value="l" table:formula="of:=RIGHT(LEFT([.D709];[.A709]);1)" table:style-name="ce1">
            <text:p>l</text:p>
          </table:table-cell>
          <table:table-cell office:value-type="string" office:string-value="m" table:formula="of:=RIGHT(LEFT([.D709];[.B709]);1)" table:style-name="ce1">
            <text:p>m</text:p>
          </table:table-cell>
          <table:table-cell office:value-type="boolean" office:boolean-value="true" table:formula="of:=+IF(XOR([.H709]=[.C709];[.I709]=[.C70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kkhkkk</text:p>
          </table:table-cell>
          <table:table-cell office:value-type="float" office:value="5" table:formula="of:=LEN([.D710])-LEN(SUBSTITUTE([.D710];[.C710];&quot;&quot;))" table:style-name="ce1">
            <text:p>5</text:p>
          </table:table-cell>
          <table:table-cell office:value-type="boolean" office:boolean-value="false" table:formula="of:=+IF(AND([.E710]&gt;=[.A710];[.E710]&lt;=[.B710]);TRUE;FALSE)" table:style-name="ce1">
            <text:p>FALSE</text:p>
          </table:table-cell>
          <table:table-cell table:style-name="ce1"/>
          <table:table-cell office:value-type="string" office:string-value="d" table:formula="of:=RIGHT(LEFT([.D710];[.A710]);1)" table:style-name="ce1">
            <text:p>d</text:p>
          </table:table-cell>
          <table:table-cell office:value-type="string" office:string-value="h" table:formula="of:=RIGHT(LEFT([.D710];[.B710]);1)" table:style-name="ce1">
            <text:p>h</text:p>
          </table:table-cell>
          <table:table-cell office:value-type="boolean" office:boolean-value="false" table:formula="of:=+IF(XOR([.H710]=[.C710];[.I710]=[.C71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wncxcxf</text:p>
          </table:table-cell>
          <table:table-cell office:value-type="float" office:value="2" table:formula="of:=LEN([.D711])-LEN(SUBSTITUTE([.D711];[.C711];&quot;&quot;))" table:style-name="ce1">
            <text:p>2</text:p>
          </table:table-cell>
          <table:table-cell office:value-type="boolean" office:boolean-value="false" table:formula="of:=+IF(AND([.E711]&gt;=[.A711];[.E711]&lt;=[.B711]);TRUE;FALSE)" table:style-name="ce1">
            <text:p>FALSE</text:p>
          </table:table-cell>
          <table:table-cell table:style-name="ce1"/>
          <table:table-cell office:value-type="string" office:string-value="x" table:formula="of:=RIGHT(LEFT([.D711];[.A711]);1)" table:style-name="ce1">
            <text:p>x</text:p>
          </table:table-cell>
          <table:table-cell office:value-type="string" office:string-value="f" table:formula="of:=RIGHT(LEFT([.D711];[.B711]);1)" table:style-name="ce1">
            <text:p>f</text:p>
          </table:table-cell>
          <table:table-cell office:value-type="boolean" office:boolean-value="true" table:formula="of:=+IF(XOR([.H711]=[.C711];[.I711]=[.C71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wwhfww</text:p>
          </table:table-cell>
          <table:table-cell office:value-type="float" office:value="5" table:formula="of:=LEN([.D712])-LEN(SUBSTITUTE([.D712];[.C712];&quot;&quot;))" table:style-name="ce1">
            <text:p>5</text:p>
          </table:table-cell>
          <table:table-cell office:value-type="boolean" office:boolean-value="true" table:formula="of:=+IF(AND([.E712]&gt;=[.A712];[.E712]&lt;=[.B712]);TRUE;FALSE)" table:style-name="ce1">
            <text:p>TRUE</text:p>
          </table:table-cell>
          <table:table-cell table:style-name="ce1"/>
          <table:table-cell office:value-type="string" office:string-value="h" table:formula="of:=RIGHT(LEFT([.D712];[.A712]);1)" table:style-name="ce1">
            <text:p>h</text:p>
          </table:table-cell>
          <table:table-cell office:value-type="string" office:string-value="f" table:formula="of:=RIGHT(LEFT([.D712];[.B712]);1)" table:style-name="ce1">
            <text:p>f</text:p>
          </table:table-cell>
          <table:table-cell office:value-type="boolean" office:boolean-value="false" table:formula="of:=+IF(XOR([.H712]=[.C712];[.I712]=[.C71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nbbdbmfxbbrc</text:p>
          </table:table-cell>
          <table:table-cell office:value-type="float" office:value="6" table:formula="of:=LEN([.D713])-LEN(SUBSTITUTE([.D713];[.C713];&quot;&quot;))" table:style-name="ce1">
            <text:p>6</text:p>
          </table:table-cell>
          <table:table-cell office:value-type="boolean" office:boolean-value="true" table:formula="of:=+IF(AND([.E713]&gt;=[.A713];[.E713]&lt;=[.B713]);TRUE;FALSE)" table:style-name="ce1">
            <text:p>TRUE</text:p>
          </table:table-cell>
          <table:table-cell table:style-name="ce1"/>
          <table:table-cell office:value-type="string" office:string-value="n" table:formula="of:=RIGHT(LEFT([.D713];[.A713]);1)" table:style-name="ce1">
            <text:p>n</text:p>
          </table:table-cell>
          <table:table-cell office:value-type="string" office:string-value="b" table:formula="of:=RIGHT(LEFT([.D713];[.B713]);1)" table:style-name="ce1">
            <text:p>b</text:p>
          </table:table-cell>
          <table:table-cell office:value-type="boolean" office:boolean-value="true" table:formula="of:=+IF(XOR([.H713]=[.C713];[.I713]=[.C71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bdtztm</text:p>
          </table:table-cell>
          <table:table-cell office:value-type="float" office:value="3" table:formula="of:=LEN([.D714])-LEN(SUBSTITUTE([.D714];[.C714];&quot;&quot;))" table:style-name="ce1">
            <text:p>3</text:p>
          </table:table-cell>
          <table:table-cell office:value-type="boolean" office:boolean-value="false" table:formula="of:=+IF(AND([.E714]&gt;=[.A714];[.E714]&lt;=[.B714]);TRUE;FALSE)" table:style-name="ce1">
            <text:p>FALSE</text:p>
          </table:table-cell>
          <table:table-cell table:style-name="ce1"/>
          <table:table-cell office:value-type="string" office:string-value="t" table:formula="of:=RIGHT(LEFT([.D714];[.A714]);1)" table:style-name="ce1">
            <text:p>t</text:p>
          </table:table-cell>
          <table:table-cell office:value-type="string" office:string-value="m" table:formula="of:=RIGHT(LEFT([.D714];[.B714]);1)" table:style-name="ce1">
            <text:p>m</text:p>
          </table:table-cell>
          <table:table-cell office:value-type="boolean" office:boolean-value="true" table:formula="of:=+IF(XOR([.H714]=[.C714];[.I714]=[.C71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ntlhccn</text:p>
          </table:table-cell>
          <table:table-cell office:value-type="float" office:value="2" table:formula="of:=LEN([.D715])-LEN(SUBSTITUTE([.D715];[.C715];&quot;&quot;))" table:style-name="ce1">
            <text:p>2</text:p>
          </table:table-cell>
          <table:table-cell office:value-type="boolean" office:boolean-value="false" table:formula="of:=+IF(AND([.E715]&gt;=[.A715];[.E715]&lt;=[.B715]);TRUE;FALSE)" table:style-name="ce1">
            <text:p>FALSE</text:p>
          </table:table-cell>
          <table:table-cell table:style-name="ce1"/>
          <table:table-cell office:value-type="string" office:string-value="c" table:formula="of:=RIGHT(LEFT([.D715];[.A715]);1)" table:style-name="ce1">
            <text:p>c</text:p>
          </table:table-cell>
          <table:table-cell office:value-type="string" office:string-value="n" table:formula="of:=RIGHT(LEFT([.D715];[.B715]);1)" table:style-name="ce1">
            <text:p>n</text:p>
          </table:table-cell>
          <table:table-cell office:value-type="boolean" office:boolean-value="true" table:formula="of:=+IF(XOR([.H715]=[.C715];[.I715]=[.C71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rgffffffflfzlf</text:p>
          </table:table-cell>
          <table:table-cell office:value-type="float" office:value="10" table:formula="of:=LEN([.D716])-LEN(SUBSTITUTE([.D716];[.C716];&quot;&quot;))" table:style-name="ce1">
            <text:p>10</text:p>
          </table:table-cell>
          <table:table-cell office:value-type="boolean" office:boolean-value="true" table:formula="of:=+IF(AND([.E716]&gt;=[.A716];[.E716]&lt;=[.B716]);TRUE;FALSE)" table:style-name="ce1">
            <text:p>TRUE</text:p>
          </table:table-cell>
          <table:table-cell table:style-name="ce1"/>
          <table:table-cell office:value-type="string" office:string-value="f" table:formula="of:=RIGHT(LEFT([.D716];[.A716]);1)" table:style-name="ce1">
            <text:p>f</text:p>
          </table:table-cell>
          <table:table-cell office:value-type="string" office:string-value="l" table:formula="of:=RIGHT(LEFT([.D716];[.B716]);1)" table:style-name="ce1">
            <text:p>l</text:p>
          </table:table-cell>
          <table:table-cell office:value-type="boolean" office:boolean-value="true" table:formula="of:=+IF(XOR([.H716]=[.C716];[.I716]=[.C71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zbbbnfbdg</text:p>
          </table:table-cell>
          <table:table-cell office:value-type="float" office:value="4" table:formula="of:=LEN([.D717])-LEN(SUBSTITUTE([.D717];[.C717];&quot;&quot;))" table:style-name="ce1">
            <text:p>4</text:p>
          </table:table-cell>
          <table:table-cell office:value-type="boolean" office:boolean-value="true" table:formula="of:=+IF(AND([.E717]&gt;=[.A717];[.E717]&lt;=[.B717]);TRUE;FALSE)" table:style-name="ce1">
            <text:p>TRUE</text:p>
          </table:table-cell>
          <table:table-cell table:style-name="ce1"/>
          <table:table-cell office:value-type="string" office:string-value="b" table:formula="of:=RIGHT(LEFT([.D717];[.A717]);1)" table:style-name="ce1">
            <text:p>b</text:p>
          </table:table-cell>
          <table:table-cell office:value-type="string" office:string-value="b" table:formula="of:=RIGHT(LEFT([.D717];[.B717]);1)" table:style-name="ce1">
            <text:p>b</text:p>
          </table:table-cell>
          <table:table-cell office:value-type="boolean" office:boolean-value="false" table:formula="of:=+IF(XOR([.H717]=[.C717];[.I717]=[.C71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rmwsmtp</text:p>
          </table:table-cell>
          <table:table-cell office:value-type="float" office:value="2" table:formula="of:=LEN([.D718])-LEN(SUBSTITUTE([.D718];[.C718];&quot;&quot;))" table:style-name="ce1">
            <text:p>2</text:p>
          </table:table-cell>
          <table:table-cell office:value-type="boolean" office:boolean-value="true" table:formula="of:=+IF(AND([.E718]&gt;=[.A718];[.E718]&lt;=[.B718]);TRUE;FALSE)" table:style-name="ce1">
            <text:p>TRUE</text:p>
          </table:table-cell>
          <table:table-cell table:style-name="ce1"/>
          <table:table-cell office:value-type="string" office:string-value="r" table:formula="of:=RIGHT(LEFT([.D718];[.A718]);1)" table:style-name="ce1">
            <text:p>r</text:p>
          </table:table-cell>
          <table:table-cell office:value-type="string" office:string-value="m" table:formula="of:=RIGHT(LEFT([.D718];[.B718]);1)" table:style-name="ce1">
            <text:p>m</text:p>
          </table:table-cell>
          <table:table-cell office:value-type="boolean" office:boolean-value="true" table:formula="of:=+IF(XOR([.H718]=[.C718];[.I718]=[.C71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pvsrz</text:p>
          </table:table-cell>
          <table:table-cell office:value-type="float" office:value="3" table:formula="of:=LEN([.D719])-LEN(SUBSTITUTE([.D719];[.C719];&quot;&quot;))" table:style-name="ce1">
            <text:p>3</text:p>
          </table:table-cell>
          <table:table-cell office:value-type="boolean" office:boolean-value="false" table:formula="of:=+IF(AND([.E719]&gt;=[.A719];[.E719]&lt;=[.B719]);TRUE;FALSE)" table:style-name="ce1">
            <text:p>FALSE</text:p>
          </table:table-cell>
          <table:table-cell table:style-name="ce1"/>
          <table:table-cell office:value-type="string" office:string-value="s" table:formula="of:=RIGHT(LEFT([.D719];[.A719]);1)" table:style-name="ce1">
            <text:p>s</text:p>
          </table:table-cell>
          <table:table-cell office:value-type="string" office:string-value="r" table:formula="of:=RIGHT(LEFT([.D719];[.B719]);1)" table:style-name="ce1">
            <text:p>r</text:p>
          </table:table-cell>
          <table:table-cell office:value-type="boolean" office:boolean-value="false" table:formula="of:=+IF(XOR([.H719]=[.C719];[.I719]=[.C71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smmmhmmmmmmtm</text:p>
          </table:table-cell>
          <table:table-cell office:value-type="float" office:value="11" table:formula="of:=LEN([.D720])-LEN(SUBSTITUTE([.D720];[.C720];&quot;&quot;))" table:style-name="ce1">
            <text:p>11</text:p>
          </table:table-cell>
          <table:table-cell office:value-type="boolean" office:boolean-value="true" table:formula="of:=+IF(AND([.E720]&gt;=[.A720];[.E720]&lt;=[.B720]);TRUE;FALSE)" table:style-name="ce1">
            <text:p>TRUE</text:p>
          </table:table-cell>
          <table:table-cell table:style-name="ce1"/>
          <table:table-cell office:value-type="string" office:string-value="s" table:formula="of:=RIGHT(LEFT([.D720];[.A720]);1)" table:style-name="ce1">
            <text:p>s</text:p>
          </table:table-cell>
          <table:table-cell office:value-type="string" office:string-value="t" table:formula="of:=RIGHT(LEFT([.D720];[.B720]);1)" table:style-name="ce1">
            <text:p>t</text:p>
          </table:table-cell>
          <table:table-cell office:value-type="boolean" office:boolean-value="false" table:formula="of:=+IF(XOR([.H720]=[.C720];[.I720]=[.C72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vcc</text:p>
          </table:table-cell>
          <table:table-cell office:value-type="float" office:value="4" table:formula="of:=LEN([.D721])-LEN(SUBSTITUTE([.D721];[.C721];&quot;&quot;))" table:style-name="ce1">
            <text:p>4</text:p>
          </table:table-cell>
          <table:table-cell office:value-type="boolean" office:boolean-value="true" table:formula="of:=+IF(AND([.E721]&gt;=[.A721];[.E721]&lt;=[.B721]);TRUE;FALSE)" table:style-name="ce1">
            <text:p>TRUE</text:p>
          </table:table-cell>
          <table:table-cell table:style-name="ce1"/>
          <table:table-cell office:value-type="string" office:string-value="v" table:formula="of:=RIGHT(LEFT([.D721];[.A721]);1)" table:style-name="ce1">
            <text:p>v</text:p>
          </table:table-cell>
          <table:table-cell office:value-type="string" office:string-value="c" table:formula="of:=RIGHT(LEFT([.D721];[.B721]);1)" table:style-name="ce1">
            <text:p>c</text:p>
          </table:table-cell>
          <table:table-cell office:value-type="boolean" office:boolean-value="true" table:formula="of:=+IF(XOR([.H721]=[.C721];[.I721]=[.C72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nnnnn</text:p>
          </table:table-cell>
          <table:table-cell office:value-type="float" office:value="6" table:formula="of:=LEN([.D722])-LEN(SUBSTITUTE([.D722];[.C722];&quot;&quot;))" table:style-name="ce1">
            <text:p>6</text:p>
          </table:table-cell>
          <table:table-cell office:value-type="boolean" office:boolean-value="false" table:formula="of:=+IF(AND([.E722]&gt;=[.A722];[.E722]&lt;=[.B722]);TRUE;FALSE)" table:style-name="ce1">
            <text:p>FALSE</text:p>
          </table:table-cell>
          <table:table-cell table:style-name="ce1"/>
          <table:table-cell office:value-type="string" office:string-value="n" table:formula="of:=RIGHT(LEFT([.D722];[.A722]);1)" table:style-name="ce1">
            <text:p>n</text:p>
          </table:table-cell>
          <table:table-cell office:value-type="string" office:string-value="n" table:formula="of:=RIGHT(LEFT([.D722];[.B722]);1)" table:style-name="ce1">
            <text:p>n</text:p>
          </table:table-cell>
          <table:table-cell office:value-type="boolean" office:boolean-value="false" table:formula="of:=+IF(XOR([.H722]=[.C722];[.I722]=[.C72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</text:p>
          </table:table-cell>
          <table:table-cell office:value-type="string" table:style-name="ce1">
            <text:p>zdvsj</text:p>
          </table:table-cell>
          <table:table-cell office:value-type="float" office:value="1" table:formula="of:=LEN([.D723])-LEN(SUBSTITUTE([.D723];[.C723];&quot;&quot;))" table:style-name="ce1">
            <text:p>1</text:p>
          </table:table-cell>
          <table:table-cell office:value-type="boolean" office:boolean-value="false" table:formula="of:=+IF(AND([.E723]&gt;=[.A723];[.E723]&lt;=[.B723]);TRUE;FALSE)" table:style-name="ce1">
            <text:p>FALSE</text:p>
          </table:table-cell>
          <table:table-cell table:style-name="ce1"/>
          <table:table-cell office:value-type="string" office:string-value="d" table:formula="of:=RIGHT(LEFT([.D723];[.A723]);1)" table:style-name="ce1">
            <text:p>d</text:p>
          </table:table-cell>
          <table:table-cell office:value-type="string" office:string-value="v" table:formula="of:=RIGHT(LEFT([.D723];[.B723]);1)" table:style-name="ce1">
            <text:p>v</text:p>
          </table:table-cell>
          <table:table-cell office:value-type="boolean" office:boolean-value="false" table:formula="of:=+IF(XOR([.H723]=[.C723];[.I723]=[.C72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tccc</text:p>
          </table:table-cell>
          <table:table-cell office:value-type="float" office:value="6" table:formula="of:=LEN([.D724])-LEN(SUBSTITUTE([.D724];[.C724];&quot;&quot;))" table:style-name="ce1">
            <text:p>6</text:p>
          </table:table-cell>
          <table:table-cell office:value-type="boolean" office:boolean-value="true" table:formula="of:=+IF(AND([.E724]&gt;=[.A724];[.E724]&lt;=[.B724]);TRUE;FALSE)" table:style-name="ce1">
            <text:p>TRUE</text:p>
          </table:table-cell>
          <table:table-cell table:style-name="ce1"/>
          <table:table-cell office:value-type="string" office:string-value="t" table:formula="of:=RIGHT(LEFT([.D724];[.A724]);1)" table:style-name="ce1">
            <text:p>t</text:p>
          </table:table-cell>
          <table:table-cell office:value-type="string" office:string-value="c" table:formula="of:=RIGHT(LEFT([.D724];[.B724]);1)" table:style-name="ce1">
            <text:p>c</text:p>
          </table:table-cell>
          <table:table-cell office:value-type="boolean" office:boolean-value="true" table:formula="of:=+IF(XOR([.H724]=[.C724];[.I724]=[.C72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pdztnrzl</text:p>
          </table:table-cell>
          <table:table-cell office:value-type="float" office:value="4" table:formula="of:=LEN([.D725])-LEN(SUBSTITUTE([.D725];[.C725];&quot;&quot;))" table:style-name="ce1">
            <text:p>4</text:p>
          </table:table-cell>
          <table:table-cell office:value-type="boolean" office:boolean-value="true" table:formula="of:=+IF(AND([.E725]&gt;=[.A725];[.E725]&lt;=[.B725]);TRUE;FALSE)" table:style-name="ce1">
            <text:p>TRUE</text:p>
          </table:table-cell>
          <table:table-cell table:style-name="ce1"/>
          <table:table-cell office:value-type="string" office:string-value="d" table:formula="of:=RIGHT(LEFT([.D725];[.A725]);1)" table:style-name="ce1">
            <text:p>d</text:p>
          </table:table-cell>
          <table:table-cell office:value-type="string" office:string-value="z" table:formula="of:=RIGHT(LEFT([.D725];[.B725]);1)" table:style-name="ce1">
            <text:p>z</text:p>
          </table:table-cell>
          <table:table-cell office:value-type="boolean" office:boolean-value="true" table:formula="of:=+IF(XOR([.H725]=[.C725];[.I725]=[.C72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z</text:p>
          </table:table-cell>
          <table:table-cell office:value-type="string" table:style-name="ce1">
            <text:p>hzdzpz</text:p>
          </table:table-cell>
          <table:table-cell office:value-type="float" office:value="3" table:formula="of:=LEN([.D726])-LEN(SUBSTITUTE([.D726];[.C726];&quot;&quot;))" table:style-name="ce1">
            <text:p>3</text:p>
          </table:table-cell>
          <table:table-cell office:value-type="boolean" office:boolean-value="false" table:formula="of:=+IF(AND([.E726]&gt;=[.A726];[.E726]&lt;=[.B726]);TRUE;FALSE)" table:style-name="ce1">
            <text:p>FALSE</text:p>
          </table:table-cell>
          <table:table-cell table:style-name="ce1"/>
          <table:table-cell office:value-type="string" office:string-value="z" table:formula="of:=RIGHT(LEFT([.D726];[.A726]);1)" table:style-name="ce1">
            <text:p>z</text:p>
          </table:table-cell>
          <table:table-cell office:value-type="string" office:string-value="z" table:formula="of:=RIGHT(LEFT([.D726];[.B726]);1)" table:style-name="ce1">
            <text:p>z</text:p>
          </table:table-cell>
          <table:table-cell office:value-type="boolean" office:boolean-value="false" table:formula="of:=+IF(XOR([.H726]=[.C726];[.I726]=[.C72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gxjxcxxjqcb</text:p>
          </table:table-cell>
          <table:table-cell office:value-type="float" office:value="4" table:formula="of:=LEN([.D727])-LEN(SUBSTITUTE([.D727];[.C727];&quot;&quot;))" table:style-name="ce1">
            <text:p>4</text:p>
          </table:table-cell>
          <table:table-cell office:value-type="boolean" office:boolean-value="true" table:formula="of:=+IF(AND([.E727]&gt;=[.A727];[.E727]&lt;=[.B727]);TRUE;FALSE)" table:style-name="ce1">
            <text:p>TRUE</text:p>
          </table:table-cell>
          <table:table-cell table:style-name="ce1"/>
          <table:table-cell office:value-type="string" office:string-value="x" table:formula="of:=RIGHT(LEFT([.D727];[.A727]);1)" table:style-name="ce1">
            <text:p>x</text:p>
          </table:table-cell>
          <table:table-cell office:value-type="string" office:string-value="x" table:formula="of:=RIGHT(LEFT([.D727];[.B727]);1)" table:style-name="ce1">
            <text:p>x</text:p>
          </table:table-cell>
          <table:table-cell office:value-type="boolean" office:boolean-value="false" table:formula="of:=+IF(XOR([.H727]=[.C727];[.I727]=[.C72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vjcgzl</text:p>
          </table:table-cell>
          <table:table-cell office:value-type="float" office:value="4" table:formula="of:=LEN([.D728])-LEN(SUBSTITUTE([.D728];[.C728];&quot;&quot;))" table:style-name="ce1">
            <text:p>4</text:p>
          </table:table-cell>
          <table:table-cell office:value-type="boolean" office:boolean-value="true" table:formula="of:=+IF(AND([.E728]&gt;=[.A728];[.E728]&lt;=[.B728]);TRUE;FALSE)" table:style-name="ce1">
            <text:p>TRUE</text:p>
          </table:table-cell>
          <table:table-cell table:style-name="ce1"/>
          <table:table-cell office:value-type="string" office:string-value="v" table:formula="of:=RIGHT(LEFT([.D728];[.A728]);1)" table:style-name="ce1">
            <text:p>v</text:p>
          </table:table-cell>
          <table:table-cell office:value-type="string" office:string-value="l" table:formula="of:=RIGHT(LEFT([.D728];[.B728]);1)" table:style-name="ce1">
            <text:p>l</text:p>
          </table:table-cell>
          <table:table-cell office:value-type="boolean" office:boolean-value="false" table:formula="of:=+IF(XOR([.H728]=[.C728];[.I728]=[.C72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z</text:p>
          </table:table-cell>
          <table:table-cell office:value-type="string" table:style-name="ce1">
            <text:p>dmppvjqfzzzzn</text:p>
          </table:table-cell>
          <table:table-cell office:value-type="float" office:value="4" table:formula="of:=LEN([.D729])-LEN(SUBSTITUTE([.D729];[.C729];&quot;&quot;))" table:style-name="ce1">
            <text:p>4</text:p>
          </table:table-cell>
          <table:table-cell office:value-type="boolean" office:boolean-value="false" table:formula="of:=+IF(AND([.E729]&gt;=[.A729];[.E729]&lt;=[.B729]);TRUE;FALSE)" table:style-name="ce1">
            <text:p>FALSE</text:p>
          </table:table-cell>
          <table:table-cell table:style-name="ce1"/>
          <table:table-cell office:value-type="string" office:string-value="v" table:formula="of:=RIGHT(LEFT([.D729];[.A729]);1)" table:style-name="ce1">
            <text:p>v</text:p>
          </table:table-cell>
          <table:table-cell office:value-type="string" office:string-value="f" table:formula="of:=RIGHT(LEFT([.D729];[.B729]);1)" table:style-name="ce1">
            <text:p>f</text:p>
          </table:table-cell>
          <table:table-cell office:value-type="boolean" office:boolean-value="false" table:formula="of:=+IF(XOR([.H729]=[.C729];[.I729]=[.C72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vvvvr</text:p>
          </table:table-cell>
          <table:table-cell office:value-type="float" office:value="6" table:formula="of:=LEN([.D730])-LEN(SUBSTITUTE([.D730];[.C730];&quot;&quot;))" table:style-name="ce1">
            <text:p>6</text:p>
          </table:table-cell>
          <table:table-cell office:value-type="boolean" office:boolean-value="true" table:formula="of:=+IF(AND([.E730]&gt;=[.A730];[.E730]&lt;=[.B730]);TRUE;FALSE)" table:style-name="ce1">
            <text:p>TRUE</text:p>
          </table:table-cell>
          <table:table-cell table:style-name="ce1"/>
          <table:table-cell office:value-type="string" office:string-value="v" table:formula="of:=RIGHT(LEFT([.D730];[.A730]);1)" table:style-name="ce1">
            <text:p>v</text:p>
          </table:table-cell>
          <table:table-cell office:value-type="string" office:string-value="r" table:formula="of:=RIGHT(LEFT([.D730];[.B730]);1)" table:style-name="ce1">
            <text:p>r</text:p>
          </table:table-cell>
          <table:table-cell office:value-type="boolean" office:boolean-value="true" table:formula="of:=+IF(XOR([.H730]=[.C730];[.I730]=[.C73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vkkft</text:p>
          </table:table-cell>
          <table:table-cell office:value-type="float" office:value="1" table:formula="of:=LEN([.D731])-LEN(SUBSTITUTE([.D731];[.C731];&quot;&quot;))" table:style-name="ce1">
            <text:p>1</text:p>
          </table:table-cell>
          <table:table-cell office:value-type="boolean" office:boolean-value="false" table:formula="of:=+IF(AND([.E731]&gt;=[.A731];[.E731]&lt;=[.B731]);TRUE;FALSE)" table:style-name="ce1">
            <text:p>FALSE</text:p>
          </table:table-cell>
          <table:table-cell table:style-name="ce1"/>
          <table:table-cell office:value-type="string" office:string-value="v" table:formula="of:=RIGHT(LEFT([.D731];[.A731]);1)" table:style-name="ce1">
            <text:p>v</text:p>
          </table:table-cell>
          <table:table-cell office:value-type="string" office:string-value="f" table:formula="of:=RIGHT(LEFT([.D731];[.B731]);1)" table:style-name="ce1">
            <text:p>f</text:p>
          </table:table-cell>
          <table:table-cell office:value-type="boolean" office:boolean-value="false" table:formula="of:=+IF(XOR([.H731]=[.C731];[.I731]=[.C73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nhnqnnvnsn</text:p>
          </table:table-cell>
          <table:table-cell office:value-type="float" office:value="7" table:formula="of:=LEN([.D732])-LEN(SUBSTITUTE([.D732];[.C732];&quot;&quot;))" table:style-name="ce1">
            <text:p>7</text:p>
          </table:table-cell>
          <table:table-cell office:value-type="boolean" office:boolean-value="true" table:formula="of:=+IF(AND([.E732]&gt;=[.A732];[.E732]&lt;=[.B732]);TRUE;FALSE)" table:style-name="ce1">
            <text:p>TRUE</text:p>
          </table:table-cell>
          <table:table-cell table:style-name="ce1"/>
          <table:table-cell office:value-type="string" office:string-value="n" table:formula="of:=RIGHT(LEFT([.D732];[.A732]);1)" table:style-name="ce1">
            <text:p>n</text:p>
          </table:table-cell>
          <table:table-cell office:value-type="string" office:string-value="n" table:formula="of:=RIGHT(LEFT([.D732];[.B732]);1)" table:style-name="ce1">
            <text:p>n</text:p>
          </table:table-cell>
          <table:table-cell office:value-type="boolean" office:boolean-value="false" table:formula="of:=+IF(XOR([.H732]=[.C732];[.I732]=[.C73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hndddjfd</text:p>
          </table:table-cell>
          <table:table-cell office:value-type="float" office:value="5" table:formula="of:=LEN([.D733])-LEN(SUBSTITUTE([.D733];[.C733];&quot;&quot;))" table:style-name="ce1">
            <text:p>5</text:p>
          </table:table-cell>
          <table:table-cell office:value-type="boolean" office:boolean-value="false" table:formula="of:=+IF(AND([.E733]&gt;=[.A733];[.E733]&lt;=[.B733]);TRUE;FALSE)" table:style-name="ce1">
            <text:p>FALSE</text:p>
          </table:table-cell>
          <table:table-cell table:style-name="ce1"/>
          <table:table-cell office:value-type="string" office:string-value="d" table:formula="of:=RIGHT(LEFT([.D733];[.A733]);1)" table:style-name="ce1">
            <text:p>d</text:p>
          </table:table-cell>
          <table:table-cell office:value-type="string" office:string-value="n" table:formula="of:=RIGHT(LEFT([.D733];[.B733]);1)" table:style-name="ce1">
            <text:p>n</text:p>
          </table:table-cell>
          <table:table-cell office:value-type="boolean" office:boolean-value="true" table:formula="of:=+IF(XOR([.H733]=[.C733];[.I733]=[.C73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xxxxxxxxxxxxxxxxxxx</text:p>
          </table:table-cell>
          <table:table-cell office:value-type="float" office:value="20" table:formula="of:=LEN([.D734])-LEN(SUBSTITUTE([.D734];[.C734];&quot;&quot;))" table:style-name="ce1">
            <text:p>20</text:p>
          </table:table-cell>
          <table:table-cell office:value-type="boolean" office:boolean-value="false" table:formula="of:=+IF(AND([.E734]&gt;=[.A734];[.E734]&lt;=[.B734]);TRUE;FALSE)" table:style-name="ce1">
            <text:p>FALSE</text:p>
          </table:table-cell>
          <table:table-cell table:style-name="ce1"/>
          <table:table-cell office:value-type="string" office:string-value="x" table:formula="of:=RIGHT(LEFT([.D734];[.A734]);1)" table:style-name="ce1">
            <text:p>x</text:p>
          </table:table-cell>
          <table:table-cell office:value-type="string" office:string-value="x" table:formula="of:=RIGHT(LEFT([.D734];[.B734]);1)" table:style-name="ce1">
            <text:p>x</text:p>
          </table:table-cell>
          <table:table-cell office:value-type="boolean" office:boolean-value="false" table:formula="of:=+IF(XOR([.H734]=[.C734];[.I734]=[.C73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</text:p>
          </table:table-cell>
          <table:table-cell office:value-type="string" table:style-name="ce1">
            <text:p>fntpgcwtwv</text:p>
          </table:table-cell>
          <table:table-cell office:value-type="float" office:value="1" table:formula="of:=LEN([.D735])-LEN(SUBSTITUTE([.D735];[.C735];&quot;&quot;))" table:style-name="ce1">
            <text:p>1</text:p>
          </table:table-cell>
          <table:table-cell office:value-type="boolean" office:boolean-value="false" table:formula="of:=+IF(AND([.E735]&gt;=[.A735];[.E735]&lt;=[.B735]);TRUE;FALSE)" table:style-name="ce1">
            <text:p>FALSE</text:p>
          </table:table-cell>
          <table:table-cell table:style-name="ce1"/>
          <table:table-cell office:value-type="string" office:string-value="p" table:formula="of:=RIGHT(LEFT([.D735];[.A735]);1)" table:style-name="ce1">
            <text:p>p</text:p>
          </table:table-cell>
          <table:table-cell office:value-type="string" office:string-value="w" table:formula="of:=RIGHT(LEFT([.D735];[.B735]);1)" table:style-name="ce1">
            <text:p>w</text:p>
          </table:table-cell>
          <table:table-cell office:value-type="boolean" office:boolean-value="true" table:formula="of:=+IF(XOR([.H735]=[.C735];[.I735]=[.C73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brlqzqcnwtjq</text:p>
          </table:table-cell>
          <table:table-cell office:value-type="float" office:value="4" table:formula="of:=LEN([.D736])-LEN(SUBSTITUTE([.D736];[.C736];&quot;&quot;))" table:style-name="ce1">
            <text:p>4</text:p>
          </table:table-cell>
          <table:table-cell office:value-type="boolean" office:boolean-value="true" table:formula="of:=+IF(AND([.E736]&gt;=[.A736];[.E736]&lt;=[.B736]);TRUE;FALSE)" table:style-name="ce1">
            <text:p>TRUE</text:p>
          </table:table-cell>
          <table:table-cell table:style-name="ce1"/>
          <table:table-cell office:value-type="string" office:string-value="l" table:formula="of:=RIGHT(LEFT([.D736];[.A736]);1)" table:style-name="ce1">
            <text:p>l</text:p>
          </table:table-cell>
          <table:table-cell office:value-type="string" office:string-value="j" table:formula="of:=RIGHT(LEFT([.D736];[.B736]);1)" table:style-name="ce1">
            <text:p>j</text:p>
          </table:table-cell>
          <table:table-cell office:value-type="boolean" office:boolean-value="false" table:formula="of:=+IF(XOR([.H736]=[.C736];[.I736]=[.C73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tcjvnfkzx</text:p>
          </table:table-cell>
          <table:table-cell office:value-type="float" office:value="2" table:formula="of:=LEN([.D737])-LEN(SUBSTITUTE([.D737];[.C737];&quot;&quot;))" table:style-name="ce1">
            <text:p>2</text:p>
          </table:table-cell>
          <table:table-cell office:value-type="boolean" office:boolean-value="true" table:formula="of:=+IF(AND([.E737]&gt;=[.A737];[.E737]&lt;=[.B737]);TRUE;FALSE)" table:style-name="ce1">
            <text:p>TRUE</text:p>
          </table:table-cell>
          <table:table-cell table:style-name="ce1"/>
          <table:table-cell office:value-type="string" office:string-value="t" table:formula="of:=RIGHT(LEFT([.D737];[.A737]);1)" table:style-name="ce1">
            <text:p>t</text:p>
          </table:table-cell>
          <table:table-cell office:value-type="string" office:string-value="c" table:formula="of:=RIGHT(LEFT([.D737];[.B737]);1)" table:style-name="ce1">
            <text:p>c</text:p>
          </table:table-cell>
          <table:table-cell office:value-type="boolean" office:boolean-value="false" table:formula="of:=+IF(XOR([.H737]=[.C737];[.I737]=[.C73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dd</text:p>
          </table:table-cell>
          <table:table-cell office:value-type="float" office:value="4" table:formula="of:=LEN([.D738])-LEN(SUBSTITUTE([.D738];[.C738];&quot;&quot;))" table:style-name="ce1">
            <text:p>4</text:p>
          </table:table-cell>
          <table:table-cell office:value-type="boolean" office:boolean-value="false" table:formula="of:=+IF(AND([.E738]&gt;=[.A738];[.E738]&lt;=[.B738]);TRUE;FALSE)" table:style-name="ce1">
            <text:p>FALSE</text:p>
          </table:table-cell>
          <table:table-cell table:style-name="ce1"/>
          <table:table-cell office:value-type="string" office:string-value="d" table:formula="of:=RIGHT(LEFT([.D738];[.A738]);1)" table:style-name="ce1">
            <text:p>d</text:p>
          </table:table-cell>
          <table:table-cell office:value-type="string" office:string-value="d" table:formula="of:=RIGHT(LEFT([.D738];[.B738]);1)" table:style-name="ce1">
            <text:p>d</text:p>
          </table:table-cell>
          <table:table-cell office:value-type="boolean" office:boolean-value="false" table:formula="of:=+IF(XOR([.H738]=[.C738];[.I738]=[.C73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gggghggzgg</text:p>
          </table:table-cell>
          <table:table-cell office:value-type="float" office:value="10" table:formula="of:=LEN([.D739])-LEN(SUBSTITUTE([.D739];[.C739];&quot;&quot;))" table:style-name="ce1">
            <text:p>10</text:p>
          </table:table-cell>
          <table:table-cell office:value-type="boolean" office:boolean-value="true" table:formula="of:=+IF(AND([.E739]&gt;=[.A739];[.E739]&lt;=[.B739]);TRUE;FALSE)" table:style-name="ce1">
            <text:p>TRUE</text:p>
          </table:table-cell>
          <table:table-cell table:style-name="ce1"/>
          <table:table-cell office:value-type="string" office:string-value="h" table:formula="of:=RIGHT(LEFT([.D739];[.A739]);1)" table:style-name="ce1">
            <text:p>h</text:p>
          </table:table-cell>
          <table:table-cell office:value-type="string" office:string-value="z" table:formula="of:=RIGHT(LEFT([.D739];[.B739]);1)" table:style-name="ce1">
            <text:p>z</text:p>
          </table:table-cell>
          <table:table-cell office:value-type="boolean" office:boolean-value="false" table:formula="of:=+IF(XOR([.H739]=[.C739];[.I739]=[.C73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zhgbgphggtm</text:p>
          </table:table-cell>
          <table:table-cell office:value-type="float" office:value="4" table:formula="of:=LEN([.D740])-LEN(SUBSTITUTE([.D740];[.C740];&quot;&quot;))" table:style-name="ce1">
            <text:p>4</text:p>
          </table:table-cell>
          <table:table-cell office:value-type="boolean" office:boolean-value="true" table:formula="of:=+IF(AND([.E740]&gt;=[.A740];[.E740]&lt;=[.B740]);TRUE;FALSE)" table:style-name="ce1">
            <text:p>TRUE</text:p>
          </table:table-cell>
          <table:table-cell table:style-name="ce1"/>
          <table:table-cell office:value-type="string" office:string-value="b" table:formula="of:=RIGHT(LEFT([.D740];[.A740]);1)" table:style-name="ce1">
            <text:p>b</text:p>
          </table:table-cell>
          <table:table-cell office:value-type="string" office:string-value="p" table:formula="of:=RIGHT(LEFT([.D740];[.B740]);1)" table:style-name="ce1">
            <text:p>p</text:p>
          </table:table-cell>
          <table:table-cell office:value-type="boolean" office:boolean-value="false" table:formula="of:=+IF(XOR([.H740]=[.C740];[.I740]=[.C74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blq</text:p>
          </table:table-cell>
          <table:table-cell office:value-type="float" office:value="2" table:formula="of:=LEN([.D741])-LEN(SUBSTITUTE([.D741];[.C741];&quot;&quot;))" table:style-name="ce1">
            <text:p>2</text:p>
          </table:table-cell>
          <table:table-cell office:value-type="boolean" office:boolean-value="true" table:formula="of:=+IF(AND([.E741]&gt;=[.A741];[.E741]&lt;=[.B741]);TRUE;FALSE)" table:style-name="ce1">
            <text:p>TRUE</text:p>
          </table:table-cell>
          <table:table-cell table:style-name="ce1"/>
          <table:table-cell office:value-type="string" office:string-value="b" table:formula="of:=RIGHT(LEFT([.D741];[.A741]);1)" table:style-name="ce1">
            <text:p>b</text:p>
          </table:table-cell>
          <table:table-cell office:value-type="string" office:string-value="q" table:formula="of:=RIGHT(LEFT([.D741];[.B741]);1)" table:style-name="ce1">
            <text:p>q</text:p>
          </table:table-cell>
          <table:table-cell office:value-type="boolean" office:boolean-value="false" table:formula="of:=+IF(XOR([.H741]=[.C741];[.I741]=[.C74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nnngnnnnnnznnnnn</text:p>
          </table:table-cell>
          <table:table-cell office:value-type="float" office:value="14" table:formula="of:=LEN([.D742])-LEN(SUBSTITUTE([.D742];[.C742];&quot;&quot;))" table:style-name="ce1">
            <text:p>14</text:p>
          </table:table-cell>
          <table:table-cell office:value-type="boolean" office:boolean-value="true" table:formula="of:=+IF(AND([.E742]&gt;=[.A742];[.E742]&lt;=[.B742]);TRUE;FALSE)" table:style-name="ce1">
            <text:p>TRUE</text:p>
          </table:table-cell>
          <table:table-cell table:style-name="ce1"/>
          <table:table-cell office:value-type="string" office:string-value="n" table:formula="of:=RIGHT(LEFT([.D742];[.A742]);1)" table:style-name="ce1">
            <text:p>n</text:p>
          </table:table-cell>
          <table:table-cell office:value-type="string" office:string-value="n" table:formula="of:=RIGHT(LEFT([.D742];[.B742]);1)" table:style-name="ce1">
            <text:p>n</text:p>
          </table:table-cell>
          <table:table-cell office:value-type="boolean" office:boolean-value="false" table:formula="of:=+IF(XOR([.H742]=[.C742];[.I742]=[.C74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xxffffhmswq</text:p>
          </table:table-cell>
          <table:table-cell office:value-type="float" office:value="5" table:formula="of:=LEN([.D743])-LEN(SUBSTITUTE([.D743];[.C743];&quot;&quot;))" table:style-name="ce1">
            <text:p>5</text:p>
          </table:table-cell>
          <table:table-cell office:value-type="boolean" office:boolean-value="true" table:formula="of:=+IF(AND([.E743]&gt;=[.A743];[.E743]&lt;=[.B743]);TRUE;FALSE)" table:style-name="ce1">
            <text:p>TRUE</text:p>
          </table:table-cell>
          <table:table-cell table:style-name="ce1"/>
          <table:table-cell office:value-type="string" office:string-value="f" table:formula="of:=RIGHT(LEFT([.D743];[.A743]);1)" table:style-name="ce1">
            <text:p>f</text:p>
          </table:table-cell>
          <table:table-cell office:value-type="string" office:string-value="f" table:formula="of:=RIGHT(LEFT([.D743];[.B743]);1)" table:style-name="ce1">
            <text:p>f</text:p>
          </table:table-cell>
          <table:table-cell office:value-type="boolean" office:boolean-value="false" table:formula="of:=+IF(XOR([.H743]=[.C743];[.I743]=[.C74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ppppppp</text:p>
          </table:table-cell>
          <table:table-cell office:value-type="float" office:value="10" table:formula="of:=LEN([.D744])-LEN(SUBSTITUTE([.D744];[.C744];&quot;&quot;))" table:style-name="ce1">
            <text:p>10</text:p>
          </table:table-cell>
          <table:table-cell office:value-type="boolean" office:boolean-value="true" table:formula="of:=+IF(AND([.E744]&gt;=[.A744];[.E744]&lt;=[.B744]);TRUE;FALSE)" table:style-name="ce1">
            <text:p>TRUE</text:p>
          </table:table-cell>
          <table:table-cell table:style-name="ce1"/>
          <table:table-cell office:value-type="string" office:string-value="p" table:formula="of:=RIGHT(LEFT([.D744];[.A744]);1)" table:style-name="ce1">
            <text:p>p</text:p>
          </table:table-cell>
          <table:table-cell office:value-type="string" office:string-value="p" table:formula="of:=RIGHT(LEFT([.D744];[.B744]);1)" table:style-name="ce1">
            <text:p>p</text:p>
          </table:table-cell>
          <table:table-cell office:value-type="boolean" office:boolean-value="false" table:formula="of:=+IF(XOR([.H744]=[.C744];[.I744]=[.C74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</text:p>
          </table:table-cell>
          <table:table-cell office:value-type="string" table:style-name="ce1">
            <text:p>lsxgqkqsblqqq</text:p>
          </table:table-cell>
          <table:table-cell office:value-type="float" office:value="5" table:formula="of:=LEN([.D745])-LEN(SUBSTITUTE([.D745];[.C745];&quot;&quot;))" table:style-name="ce1">
            <text:p>5</text:p>
          </table:table-cell>
          <table:table-cell office:value-type="boolean" office:boolean-value="false" table:formula="of:=+IF(AND([.E745]&gt;=[.A745];[.E745]&lt;=[.B745]);TRUE;FALSE)" table:style-name="ce1">
            <text:p>FALSE</text:p>
          </table:table-cell>
          <table:table-cell table:style-name="ce1"/>
          <table:table-cell office:value-type="string" office:string-value="s" table:formula="of:=RIGHT(LEFT([.D745];[.A745]);1)" table:style-name="ce1">
            <text:p>s</text:p>
          </table:table-cell>
          <table:table-cell office:value-type="string" office:string-value="g" table:formula="of:=RIGHT(LEFT([.D745];[.B745]);1)" table:style-name="ce1">
            <text:p>g</text:p>
          </table:table-cell>
          <table:table-cell office:value-type="boolean" office:boolean-value="false" table:formula="of:=+IF(XOR([.H745]=[.C745];[.I745]=[.C74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xnrgxxxxxxxxxfwmxx</text:p>
          </table:table-cell>
          <table:table-cell office:value-type="float" office:value="13" table:formula="of:=LEN([.D746])-LEN(SUBSTITUTE([.D746];[.C746];&quot;&quot;))" table:style-name="ce1">
            <text:p>13</text:p>
          </table:table-cell>
          <table:table-cell office:value-type="boolean" office:boolean-value="true" table:formula="of:=+IF(AND([.E746]&gt;=[.A746];[.E746]&lt;=[.B746]);TRUE;FALSE)" table:style-name="ce1">
            <text:p>TRUE</text:p>
          </table:table-cell>
          <table:table-cell table:style-name="ce1"/>
          <table:table-cell office:value-type="string" office:string-value="x" table:formula="of:=RIGHT(LEFT([.D746];[.A746]);1)" table:style-name="ce1">
            <text:p>x</text:p>
          </table:table-cell>
          <table:table-cell office:value-type="string" office:string-value="x" table:formula="of:=RIGHT(LEFT([.D746];[.B746]);1)" table:style-name="ce1">
            <text:p>x</text:p>
          </table:table-cell>
          <table:table-cell office:value-type="boolean" office:boolean-value="false" table:formula="of:=+IF(XOR([.H746]=[.C746];[.I746]=[.C74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tjjljjjjjjj</text:p>
          </table:table-cell>
          <table:table-cell office:value-type="float" office:value="12" table:formula="of:=LEN([.D747])-LEN(SUBSTITUTE([.D747];[.C747];&quot;&quot;))" table:style-name="ce1">
            <text:p>12</text:p>
          </table:table-cell>
          <table:table-cell office:value-type="boolean" office:boolean-value="false" table:formula="of:=+IF(AND([.E747]&gt;=[.A747];[.E747]&lt;=[.B747]);TRUE;FALSE)" table:style-name="ce1">
            <text:p>FALSE</text:p>
          </table:table-cell>
          <table:table-cell table:style-name="ce1"/>
          <table:table-cell office:value-type="string" office:string-value="t" table:formula="of:=RIGHT(LEFT([.D747];[.A747]);1)" table:style-name="ce1">
            <text:p>t</text:p>
          </table:table-cell>
          <table:table-cell office:value-type="string" office:string-value="l" table:formula="of:=RIGHT(LEFT([.D747];[.B747]);1)" table:style-name="ce1">
            <text:p>l</text:p>
          </table:table-cell>
          <table:table-cell office:value-type="boolean" office:boolean-value="false" table:formula="of:=+IF(XOR([.H747]=[.C747];[.I747]=[.C74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llllll</text:p>
          </table:table-cell>
          <table:table-cell office:value-type="float" office:value="8" table:formula="of:=LEN([.D748])-LEN(SUBSTITUTE([.D748];[.C748];&quot;&quot;))" table:style-name="ce1">
            <text:p>8</text:p>
          </table:table-cell>
          <table:table-cell office:value-type="boolean" office:boolean-value="false" table:formula="of:=+IF(AND([.E748]&gt;=[.A748];[.E748]&lt;=[.B748]);TRUE;FALSE)" table:style-name="ce1">
            <text:p>FALSE</text:p>
          </table:table-cell>
          <table:table-cell table:style-name="ce1"/>
          <table:table-cell office:value-type="string" office:string-value="l" table:formula="of:=RIGHT(LEFT([.D748];[.A748]);1)" table:style-name="ce1">
            <text:p>l</text:p>
          </table:table-cell>
          <table:table-cell office:value-type="string" office:string-value="l" table:formula="of:=RIGHT(LEFT([.D748];[.B748]);1)" table:style-name="ce1">
            <text:p>l</text:p>
          </table:table-cell>
          <table:table-cell office:value-type="boolean" office:boolean-value="false" table:formula="of:=+IF(XOR([.H748]=[.C748];[.I748]=[.C74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pfftffffnffff</text:p>
          </table:table-cell>
          <table:table-cell office:value-type="float" office:value="10" table:formula="of:=LEN([.D749])-LEN(SUBSTITUTE([.D749];[.C749];&quot;&quot;))" table:style-name="ce1">
            <text:p>10</text:p>
          </table:table-cell>
          <table:table-cell office:value-type="boolean" office:boolean-value="false" table:formula="of:=+IF(AND([.E749]&gt;=[.A749];[.E749]&lt;=[.B749]);TRUE;FALSE)" table:style-name="ce1">
            <text:p>FALSE</text:p>
          </table:table-cell>
          <table:table-cell table:style-name="ce1"/>
          <table:table-cell office:value-type="string" office:string-value="p" table:formula="of:=RIGHT(LEFT([.D749];[.A749]);1)" table:style-name="ce1">
            <text:p>p</text:p>
          </table:table-cell>
          <table:table-cell office:value-type="string" office:string-value="t" table:formula="of:=RIGHT(LEFT([.D749];[.B749]);1)" table:style-name="ce1">
            <text:p>t</text:p>
          </table:table-cell>
          <table:table-cell office:value-type="boolean" office:boolean-value="false" table:formula="of:=+IF(XOR([.H749]=[.C749];[.I749]=[.C74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rrlrrrrrqrrzrr</text:p>
          </table:table-cell>
          <table:table-cell office:value-type="float" office:value="11" table:formula="of:=LEN([.D750])-LEN(SUBSTITUTE([.D750];[.C750];&quot;&quot;))" table:style-name="ce1">
            <text:p>11</text:p>
          </table:table-cell>
          <table:table-cell office:value-type="boolean" office:boolean-value="true" table:formula="of:=+IF(AND([.E750]&gt;=[.A750];[.E750]&lt;=[.B750]);TRUE;FALSE)" table:style-name="ce1">
            <text:p>TRUE</text:p>
          </table:table-cell>
          <table:table-cell table:style-name="ce1"/>
          <table:table-cell office:value-type="string" office:string-value="r" table:formula="of:=RIGHT(LEFT([.D750];[.A750]);1)" table:style-name="ce1">
            <text:p>r</text:p>
          </table:table-cell>
          <table:table-cell office:value-type="string" office:string-value="z" table:formula="of:=RIGHT(LEFT([.D750];[.B750]);1)" table:style-name="ce1">
            <text:p>z</text:p>
          </table:table-cell>
          <table:table-cell office:value-type="boolean" office:boolean-value="true" table:formula="of:=+IF(XOR([.H750]=[.C750];[.I750]=[.C75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vpqp</text:p>
          </table:table-cell>
          <table:table-cell office:value-type="float" office:value="3" table:formula="of:=LEN([.D751])-LEN(SUBSTITUTE([.D751];[.C751];&quot;&quot;))" table:style-name="ce1">
            <text:p>3</text:p>
          </table:table-cell>
          <table:table-cell office:value-type="boolean" office:boolean-value="true" table:formula="of:=+IF(AND([.E751]&gt;=[.A751];[.E751]&lt;=[.B751]);TRUE;FALSE)" table:style-name="ce1">
            <text:p>TRUE</text:p>
          </table:table-cell>
          <table:table-cell table:style-name="ce1"/>
          <table:table-cell office:value-type="string" office:string-value="p" table:formula="of:=RIGHT(LEFT([.D751];[.A751]);1)" table:style-name="ce1">
            <text:p>p</text:p>
          </table:table-cell>
          <table:table-cell office:value-type="string" office:string-value="p" table:formula="of:=RIGHT(LEFT([.D751];[.B751]);1)" table:style-name="ce1">
            <text:p>p</text:p>
          </table:table-cell>
          <table:table-cell office:value-type="boolean" office:boolean-value="false" table:formula="of:=+IF(XOR([.H751]=[.C751];[.I751]=[.C75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ddxrnddddfdscsd</text:p>
          </table:table-cell>
          <table:table-cell office:value-type="float" office:value="10" table:formula="of:=LEN([.D752])-LEN(SUBSTITUTE([.D752];[.C752];&quot;&quot;))" table:style-name="ce1">
            <text:p>10</text:p>
          </table:table-cell>
          <table:table-cell office:value-type="boolean" office:boolean-value="true" table:formula="of:=+IF(AND([.E752]&gt;=[.A752];[.E752]&lt;=[.B752]);TRUE;FALSE)" table:style-name="ce1">
            <text:p>TRUE</text:p>
          </table:table-cell>
          <table:table-cell table:style-name="ce1"/>
          <table:table-cell office:value-type="string" office:string-value="d" table:formula="of:=RIGHT(LEFT([.D752];[.A752]);1)" table:style-name="ce1">
            <text:p>d</text:p>
          </table:table-cell>
          <table:table-cell office:value-type="string" office:string-value="d" table:formula="of:=RIGHT(LEFT([.D752];[.B752]);1)" table:style-name="ce1">
            <text:p>d</text:p>
          </table:table-cell>
          <table:table-cell office:value-type="boolean" office:boolean-value="false" table:formula="of:=+IF(XOR([.H752]=[.C752];[.I752]=[.C75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bbr</text:p>
          </table:table-cell>
          <table:table-cell office:value-type="float" office:value="0" table:formula="of:=LEN([.D753])-LEN(SUBSTITUTE([.D753];[.C753];&quot;&quot;))" table:style-name="ce1">
            <text:p>0</text:p>
          </table:table-cell>
          <table:table-cell office:value-type="boolean" office:boolean-value="false" table:formula="of:=+IF(AND([.E753]&gt;=[.A753];[.E753]&lt;=[.B753]);TRUE;FALSE)" table:style-name="ce1">
            <text:p>FALSE</text:p>
          </table:table-cell>
          <table:table-cell table:style-name="ce1"/>
          <table:table-cell office:value-type="string" office:string-value="l" table:formula="of:=RIGHT(LEFT([.D753];[.A753]);1)" table:style-name="ce1">
            <text:p>l</text:p>
          </table:table-cell>
          <table:table-cell office:value-type="string" office:string-value="b" table:formula="of:=RIGHT(LEFT([.D753];[.B753]);1)" table:style-name="ce1">
            <text:p>b</text:p>
          </table:table-cell>
          <table:table-cell office:value-type="boolean" office:boolean-value="false" table:formula="of:=+IF(XOR([.H753]=[.C753];[.I753]=[.C75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pttsgwb</text:p>
          </table:table-cell>
          <table:table-cell office:value-type="float" office:value="2" table:formula="of:=LEN([.D754])-LEN(SUBSTITUTE([.D754];[.C754];&quot;&quot;))" table:style-name="ce1">
            <text:p>2</text:p>
          </table:table-cell>
          <table:table-cell office:value-type="boolean" office:boolean-value="false" table:formula="of:=+IF(AND([.E754]&gt;=[.A754];[.E754]&lt;=[.B754]);TRUE;FALSE)" table:style-name="ce1">
            <text:p>FALSE</text:p>
          </table:table-cell>
          <table:table-cell table:style-name="ce1"/>
          <table:table-cell office:value-type="string" office:string-value="t" table:formula="of:=RIGHT(LEFT([.D754];[.A754]);1)" table:style-name="ce1">
            <text:p>t</text:p>
          </table:table-cell>
          <table:table-cell office:value-type="string" office:string-value="w" table:formula="of:=RIGHT(LEFT([.D754];[.B754]);1)" table:style-name="ce1">
            <text:p>w</text:p>
          </table:table-cell>
          <table:table-cell office:value-type="boolean" office:boolean-value="true" table:formula="of:=+IF(XOR([.H754]=[.C754];[.I754]=[.C75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ccchctshcpchwx</text:p>
          </table:table-cell>
          <table:table-cell office:value-type="float" office:value="6" table:formula="of:=LEN([.D755])-LEN(SUBSTITUTE([.D755];[.C755];&quot;&quot;))" table:style-name="ce1">
            <text:p>6</text:p>
          </table:table-cell>
          <table:table-cell office:value-type="boolean" office:boolean-value="true" table:formula="of:=+IF(AND([.E755]&gt;=[.A755];[.E755]&lt;=[.B755]);TRUE;FALSE)" table:style-name="ce1">
            <text:p>TRUE</text:p>
          </table:table-cell>
          <table:table-cell table:style-name="ce1"/>
          <table:table-cell office:value-type="string" office:string-value="c" table:formula="of:=RIGHT(LEFT([.D755];[.A755]);1)" table:style-name="ce1">
            <text:p>c</text:p>
          </table:table-cell>
          <table:table-cell office:value-type="string" office:string-value="c" table:formula="of:=RIGHT(LEFT([.D755];[.B755]);1)" table:style-name="ce1">
            <text:p>c</text:p>
          </table:table-cell>
          <table:table-cell office:value-type="boolean" office:boolean-value="false" table:formula="of:=+IF(XOR([.H755]=[.C755];[.I755]=[.C75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mpd</text:p>
          </table:table-cell>
          <table:table-cell office:value-type="float" office:value="1" table:formula="of:=LEN([.D756])-LEN(SUBSTITUTE([.D756];[.C756];&quot;&quot;))" table:style-name="ce1">
            <text:p>1</text:p>
          </table:table-cell>
          <table:table-cell office:value-type="boolean" office:boolean-value="false" table:formula="of:=+IF(AND([.E756]&gt;=[.A756];[.E756]&lt;=[.B756]);TRUE;FALSE)" table:style-name="ce1">
            <text:p>FALSE</text:p>
          </table:table-cell>
          <table:table-cell table:style-name="ce1"/>
          <table:table-cell office:value-type="string" office:string-value="m" table:formula="of:=RIGHT(LEFT([.D756];[.A756]);1)" table:style-name="ce1">
            <text:p>m</text:p>
          </table:table-cell>
          <table:table-cell office:value-type="string" office:string-value="d" table:formula="of:=RIGHT(LEFT([.D756];[.B756]);1)" table:style-name="ce1">
            <text:p>d</text:p>
          </table:table-cell>
          <table:table-cell office:value-type="boolean" office:boolean-value="false" table:formula="of:=+IF(XOR([.H756]=[.C756];[.I756]=[.C75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lnxnnf</text:p>
          </table:table-cell>
          <table:table-cell office:value-type="float" office:value="3" table:formula="of:=LEN([.D757])-LEN(SUBSTITUTE([.D757];[.C757];&quot;&quot;))" table:style-name="ce1">
            <text:p>3</text:p>
          </table:table-cell>
          <table:table-cell office:value-type="boolean" office:boolean-value="false" table:formula="of:=+IF(AND([.E757]&gt;=[.A757];[.E757]&lt;=[.B757]);TRUE;FALSE)" table:style-name="ce1">
            <text:p>FALSE</text:p>
          </table:table-cell>
          <table:table-cell table:style-name="ce1"/>
          <table:table-cell office:value-type="string" office:string-value="z" table:formula="of:=RIGHT(LEFT([.D757];[.A757]);1)" table:style-name="ce1">
            <text:p>z</text:p>
          </table:table-cell>
          <table:table-cell office:value-type="string" office:string-value="l" table:formula="of:=RIGHT(LEFT([.D757];[.B757]);1)" table:style-name="ce1">
            <text:p>l</text:p>
          </table:table-cell>
          <table:table-cell office:value-type="boolean" office:boolean-value="false" table:formula="of:=+IF(XOR([.H757]=[.C757];[.I757]=[.C75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</text:p>
          </table:table-cell>
          <table:table-cell office:value-type="string" table:style-name="ce1">
            <text:p>fwwtqw</text:p>
          </table:table-cell>
          <table:table-cell office:value-type="float" office:value="3" table:formula="of:=LEN([.D758])-LEN(SUBSTITUTE([.D758];[.C758];&quot;&quot;))" table:style-name="ce1">
            <text:p>3</text:p>
          </table:table-cell>
          <table:table-cell office:value-type="boolean" office:boolean-value="true" table:formula="of:=+IF(AND([.E758]&gt;=[.A758];[.E758]&lt;=[.B758]);TRUE;FALSE)" table:style-name="ce1">
            <text:p>TRUE</text:p>
          </table:table-cell>
          <table:table-cell table:style-name="ce1"/>
          <table:table-cell office:value-type="string" office:string-value="w" table:formula="of:=RIGHT(LEFT([.D758];[.A758]);1)" table:style-name="ce1">
            <text:p>w</text:p>
          </table:table-cell>
          <table:table-cell office:value-type="string" office:string-value="w" table:formula="of:=RIGHT(LEFT([.D758];[.B758]);1)" table:style-name="ce1">
            <text:p>w</text:p>
          </table:table-cell>
          <table:table-cell office:value-type="boolean" office:boolean-value="false" table:formula="of:=+IF(XOR([.H758]=[.C758];[.I758]=[.C75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ssssssssssssssssssj</text:p>
          </table:table-cell>
          <table:table-cell office:value-type="float" office:value="19" table:formula="of:=LEN([.D759])-LEN(SUBSTITUTE([.D759];[.C759];&quot;&quot;))" table:style-name="ce1">
            <text:p>19</text:p>
          </table:table-cell>
          <table:table-cell office:value-type="boolean" office:boolean-value="false" table:formula="of:=+IF(AND([.E759]&gt;=[.A759];[.E759]&lt;=[.B759]);TRUE;FALSE)" table:style-name="ce1">
            <text:p>FALSE</text:p>
          </table:table-cell>
          <table:table-cell table:style-name="ce1"/>
          <table:table-cell office:value-type="string" office:string-value="s" table:formula="of:=RIGHT(LEFT([.D759];[.A759]);1)" table:style-name="ce1">
            <text:p>s</text:p>
          </table:table-cell>
          <table:table-cell office:value-type="string" office:string-value="s" table:formula="of:=RIGHT(LEFT([.D759];[.B759]);1)" table:style-name="ce1">
            <text:p>s</text:p>
          </table:table-cell>
          <table:table-cell office:value-type="boolean" office:boolean-value="false" table:formula="of:=+IF(XOR([.H759]=[.C759];[.I759]=[.C75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</text:p>
          </table:table-cell>
          <table:table-cell office:value-type="string" table:style-name="ce1">
            <text:p>hssrm</text:p>
          </table:table-cell>
          <table:table-cell office:value-type="float" office:value="2" table:formula="of:=LEN([.D760])-LEN(SUBSTITUTE([.D760];[.C760];&quot;&quot;))" table:style-name="ce1">
            <text:p>2</text:p>
          </table:table-cell>
          <table:table-cell office:value-type="boolean" office:boolean-value="true" table:formula="of:=+IF(AND([.E760]&gt;=[.A760];[.E760]&lt;=[.B760]);TRUE;FALSE)" table:style-name="ce1">
            <text:p>TRUE</text:p>
          </table:table-cell>
          <table:table-cell table:style-name="ce1"/>
          <table:table-cell office:value-type="string" office:string-value="h" table:formula="of:=RIGHT(LEFT([.D760];[.A760]);1)" table:style-name="ce1">
            <text:p>h</text:p>
          </table:table-cell>
          <table:table-cell office:value-type="string" office:string-value="m" table:formula="of:=RIGHT(LEFT([.D760];[.B760]);1)" table:style-name="ce1">
            <text:p>m</text:p>
          </table:table-cell>
          <table:table-cell office:value-type="boolean" office:boolean-value="false" table:formula="of:=+IF(XOR([.H760]=[.C760];[.I760]=[.C76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hpvwjbzpksvhsjbj</text:p>
          </table:table-cell>
          <table:table-cell office:value-type="float" office:value="2" table:formula="of:=LEN([.D761])-LEN(SUBSTITUTE([.D761];[.C761];&quot;&quot;))" table:style-name="ce1">
            <text:p>2</text:p>
          </table:table-cell>
          <table:table-cell office:value-type="boolean" office:boolean-value="false" table:formula="of:=+IF(AND([.E761]&gt;=[.A761];[.E761]&lt;=[.B761]);TRUE;FALSE)" table:style-name="ce1">
            <text:p>FALSE</text:p>
          </table:table-cell>
          <table:table-cell table:style-name="ce1"/>
          <table:table-cell office:value-type="string" office:string-value="j" table:formula="of:=RIGHT(LEFT([.D761];[.A761]);1)" table:style-name="ce1">
            <text:p>j</text:p>
          </table:table-cell>
          <table:table-cell office:value-type="string" office:string-value="j" table:formula="of:=RIGHT(LEFT([.D761];[.B761]);1)" table:style-name="ce1">
            <text:p>j</text:p>
          </table:table-cell>
          <table:table-cell office:value-type="boolean" office:boolean-value="false" table:formula="of:=+IF(XOR([.H761]=[.C761];[.I761]=[.C76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zrvxhhdz</text:p>
          </table:table-cell>
          <table:table-cell office:value-type="float" office:value="3" table:formula="of:=LEN([.D762])-LEN(SUBSTITUTE([.D762];[.C762];&quot;&quot;))" table:style-name="ce1">
            <text:p>3</text:p>
          </table:table-cell>
          <table:table-cell office:value-type="boolean" office:boolean-value="false" table:formula="of:=+IF(AND([.E762]&gt;=[.A762];[.E762]&lt;=[.B762]);TRUE;FALSE)" table:style-name="ce1">
            <text:p>FALSE</text:p>
          </table:table-cell>
          <table:table-cell table:style-name="ce1"/>
          <table:table-cell office:value-type="string" office:string-value="d" table:formula="of:=RIGHT(LEFT([.D762];[.A762]);1)" table:style-name="ce1">
            <text:p>d</text:p>
          </table:table-cell>
          <table:table-cell office:value-type="string" office:string-value="z" table:formula="of:=RIGHT(LEFT([.D762];[.B762]);1)" table:style-name="ce1">
            <text:p>z</text:p>
          </table:table-cell>
          <table:table-cell office:value-type="boolean" office:boolean-value="false" table:formula="of:=+IF(XOR([.H762]=[.C762];[.I762]=[.C76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kjjpvkfhprr</text:p>
          </table:table-cell>
          <table:table-cell office:value-type="float" office:value="2" table:formula="of:=LEN([.D763])-LEN(SUBSTITUTE([.D763];[.C763];&quot;&quot;))" table:style-name="ce1">
            <text:p>2</text:p>
          </table:table-cell>
          <table:table-cell office:value-type="boolean" office:boolean-value="false" table:formula="of:=+IF(AND([.E763]&gt;=[.A763];[.E763]&lt;=[.B763]);TRUE;FALSE)" table:style-name="ce1">
            <text:p>FALSE</text:p>
          </table:table-cell>
          <table:table-cell table:style-name="ce1"/>
          <table:table-cell office:value-type="string" office:string-value="j" table:formula="of:=RIGHT(LEFT([.D763];[.A763]);1)" table:style-name="ce1">
            <text:p>j</text:p>
          </table:table-cell>
          <table:table-cell office:value-type="string" office:string-value="j" table:formula="of:=RIGHT(LEFT([.D763];[.B763]);1)" table:style-name="ce1">
            <text:p>j</text:p>
          </table:table-cell>
          <table:table-cell office:value-type="boolean" office:boolean-value="false" table:formula="of:=+IF(XOR([.H763]=[.C763];[.I763]=[.C76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nnnnnnmnn</text:p>
          </table:table-cell>
          <table:table-cell office:value-type="float" office:value="8" table:formula="of:=LEN([.D764])-LEN(SUBSTITUTE([.D764];[.C764];&quot;&quot;))" table:style-name="ce1">
            <text:p>8</text:p>
          </table:table-cell>
          <table:table-cell office:value-type="boolean" office:boolean-value="true" table:formula="of:=+IF(AND([.E764]&gt;=[.A764];[.E764]&lt;=[.B764]);TRUE;FALSE)" table:style-name="ce1">
            <text:p>TRUE</text:p>
          </table:table-cell>
          <table:table-cell table:style-name="ce1"/>
          <table:table-cell office:value-type="string" office:string-value="c" table:formula="of:=RIGHT(LEFT([.D764];[.A764]);1)" table:style-name="ce1">
            <text:p>c</text:p>
          </table:table-cell>
          <table:table-cell office:value-type="string" office:string-value="m" table:formula="of:=RIGHT(LEFT([.D764];[.B764]);1)" table:style-name="ce1">
            <text:p>m</text:p>
          </table:table-cell>
          <table:table-cell office:value-type="boolean" office:boolean-value="false" table:formula="of:=+IF(XOR([.H764]=[.C764];[.I764]=[.C76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xxxx</text:p>
          </table:table-cell>
          <table:table-cell office:value-type="float" office:value="4" table:formula="of:=LEN([.D765])-LEN(SUBSTITUTE([.D765];[.C765];&quot;&quot;))" table:style-name="ce1">
            <text:p>4</text:p>
          </table:table-cell>
          <table:table-cell office:value-type="boolean" office:boolean-value="true" table:formula="of:=+IF(AND([.E765]&gt;=[.A765];[.E765]&lt;=[.B765]);TRUE;FALSE)" table:style-name="ce1">
            <text:p>TRUE</text:p>
          </table:table-cell>
          <table:table-cell table:style-name="ce1"/>
          <table:table-cell office:value-type="string" office:string-value="l" table:formula="of:=RIGHT(LEFT([.D765];[.A765]);1)" table:style-name="ce1">
            <text:p>l</text:p>
          </table:table-cell>
          <table:table-cell office:value-type="string" office:string-value="x" table:formula="of:=RIGHT(LEFT([.D765];[.B765]);1)" table:style-name="ce1">
            <text:p>x</text:p>
          </table:table-cell>
          <table:table-cell office:value-type="boolean" office:boolean-value="true" table:formula="of:=+IF(XOR([.H765]=[.C765];[.I765]=[.C76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jttcvvcmfvzffcfmmv</text:p>
          </table:table-cell>
          <table:table-cell office:value-type="float" office:value="3" table:formula="of:=LEN([.D766])-LEN(SUBSTITUTE([.D766];[.C766];&quot;&quot;))" table:style-name="ce1">
            <text:p>3</text:p>
          </table:table-cell>
          <table:table-cell office:value-type="boolean" office:boolean-value="true" table:formula="of:=+IF(AND([.E766]&gt;=[.A766];[.E766]&lt;=[.B766]);TRUE;FALSE)" table:style-name="ce1">
            <text:p>TRUE</text:p>
          </table:table-cell>
          <table:table-cell table:style-name="ce1"/>
          <table:table-cell office:value-type="string" office:string-value="t" table:formula="of:=RIGHT(LEFT([.D766];[.A766]);1)" table:style-name="ce1">
            <text:p>t</text:p>
          </table:table-cell>
          <table:table-cell office:value-type="string" office:string-value="c" table:formula="of:=RIGHT(LEFT([.D766];[.B766]);1)" table:style-name="ce1">
            <text:p>c</text:p>
          </table:table-cell>
          <table:table-cell office:value-type="boolean" office:boolean-value="false" table:formula="of:=+IF(XOR([.H766]=[.C766];[.I766]=[.C76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sxtvwjrfrqrrbzzr</text:p>
          </table:table-cell>
          <table:table-cell office:value-type="float" office:value="6" table:formula="of:=LEN([.D767])-LEN(SUBSTITUTE([.D767];[.C767];&quot;&quot;))" table:style-name="ce1">
            <text:p>6</text:p>
          </table:table-cell>
          <table:table-cell office:value-type="boolean" office:boolean-value="true" table:formula="of:=+IF(AND([.E767]&gt;=[.A767];[.E767]&lt;=[.B767]);TRUE;FALSE)" table:style-name="ce1">
            <text:p>TRUE</text:p>
          </table:table-cell>
          <table:table-cell table:style-name="ce1"/>
          <table:table-cell office:value-type="string" office:string-value="x" table:formula="of:=RIGHT(LEFT([.D767];[.A767]);1)" table:style-name="ce1">
            <text:p>x</text:p>
          </table:table-cell>
          <table:table-cell office:value-type="string" office:string-value="r" table:formula="of:=RIGHT(LEFT([.D767];[.B767]);1)" table:style-name="ce1">
            <text:p>r</text:p>
          </table:table-cell>
          <table:table-cell office:value-type="boolean" office:boolean-value="true" table:formula="of:=+IF(XOR([.H767]=[.C767];[.I767]=[.C76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ckhhr</text:p>
          </table:table-cell>
          <table:table-cell office:value-type="float" office:value="4" table:formula="of:=LEN([.D768])-LEN(SUBSTITUTE([.D768];[.C768];&quot;&quot;))" table:style-name="ce1">
            <text:p>4</text:p>
          </table:table-cell>
          <table:table-cell office:value-type="boolean" office:boolean-value="true" table:formula="of:=+IF(AND([.E768]&gt;=[.A768];[.E768]&lt;=[.B768]);TRUE;FALSE)" table:style-name="ce1">
            <text:p>TRUE</text:p>
          </table:table-cell>
          <table:table-cell table:style-name="ce1"/>
          <table:table-cell office:value-type="string" office:string-value="h" table:formula="of:=RIGHT(LEFT([.D768];[.A768]);1)" table:style-name="ce1">
            <text:p>h</text:p>
          </table:table-cell>
          <table:table-cell office:value-type="string" office:string-value="r" table:formula="of:=RIGHT(LEFT([.D768];[.B768]);1)" table:style-name="ce1">
            <text:p>r</text:p>
          </table:table-cell>
          <table:table-cell office:value-type="boolean" office:boolean-value="true" table:formula="of:=+IF(XOR([.H768]=[.C768];[.I768]=[.C76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rrrmprrrhkzsndrrkr</text:p>
          </table:table-cell>
          <table:table-cell office:value-type="float" office:value="9" table:formula="of:=LEN([.D769])-LEN(SUBSTITUTE([.D769];[.C769];&quot;&quot;))" table:style-name="ce1">
            <text:p>9</text:p>
          </table:table-cell>
          <table:table-cell office:value-type="boolean" office:boolean-value="false" table:formula="of:=+IF(AND([.E769]&gt;=[.A769];[.E769]&lt;=[.B769]);TRUE;FALSE)" table:style-name="ce1">
            <text:p>FALSE</text:p>
          </table:table-cell>
          <table:table-cell table:style-name="ce1"/>
          <table:table-cell office:value-type="string" office:string-value="r" table:formula="of:=RIGHT(LEFT([.D769];[.A769]);1)" table:style-name="ce1">
            <text:p>r</text:p>
          </table:table-cell>
          <table:table-cell office:value-type="string" office:string-value="r" table:formula="of:=RIGHT(LEFT([.D769];[.B769]);1)" table:style-name="ce1">
            <text:p>r</text:p>
          </table:table-cell>
          <table:table-cell office:value-type="boolean" office:boolean-value="false" table:formula="of:=+IF(XOR([.H769]=[.C769];[.I769]=[.C76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dsmlsnxcmhmmsvc</text:p>
          </table:table-cell>
          <table:table-cell office:value-type="float" office:value="4" table:formula="of:=LEN([.D770])-LEN(SUBSTITUTE([.D770];[.C770];&quot;&quot;))" table:style-name="ce1">
            <text:p>4</text:p>
          </table:table-cell>
          <table:table-cell office:value-type="boolean" office:boolean-value="true" table:formula="of:=+IF(AND([.E770]&gt;=[.A770];[.E770]&lt;=[.B770]);TRUE;FALSE)" table:style-name="ce1">
            <text:p>TRUE</text:p>
          </table:table-cell>
          <table:table-cell table:style-name="ce1"/>
          <table:table-cell office:value-type="string" office:string-value="m" table:formula="of:=RIGHT(LEFT([.D770];[.A770]);1)" table:style-name="ce1">
            <text:p>m</text:p>
          </table:table-cell>
          <table:table-cell office:value-type="string" office:string-value="m" table:formula="of:=RIGHT(LEFT([.D770];[.B770]);1)" table:style-name="ce1">
            <text:p>m</text:p>
          </table:table-cell>
          <table:table-cell office:value-type="boolean" office:boolean-value="false" table:formula="of:=+IF(XOR([.H770]=[.C770];[.I770]=[.C77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sdddddddddddddd</text:p>
          </table:table-cell>
          <table:table-cell office:value-type="float" office:value="16" table:formula="of:=LEN([.D771])-LEN(SUBSTITUTE([.D771];[.C771];&quot;&quot;))" table:style-name="ce1">
            <text:p>16</text:p>
          </table:table-cell>
          <table:table-cell office:value-type="boolean" office:boolean-value="false" table:formula="of:=+IF(AND([.E771]&gt;=[.A771];[.E771]&lt;=[.B771]);TRUE;FALSE)" table:style-name="ce1">
            <text:p>FALSE</text:p>
          </table:table-cell>
          <table:table-cell table:style-name="ce1"/>
          <table:table-cell office:value-type="string" office:string-value="s" table:formula="of:=RIGHT(LEFT([.D771];[.A771]);1)" table:style-name="ce1">
            <text:p>s</text:p>
          </table:table-cell>
          <table:table-cell office:value-type="string" office:string-value="d" table:formula="of:=RIGHT(LEFT([.D771];[.B771]);1)" table:style-name="ce1">
            <text:p>d</text:p>
          </table:table-cell>
          <table:table-cell office:value-type="boolean" office:boolean-value="true" table:formula="of:=+IF(XOR([.H771]=[.C771];[.I771]=[.C77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ssssssssssssjsds</text:p>
          </table:table-cell>
          <table:table-cell office:value-type="float" office:value="15" table:formula="of:=LEN([.D772])-LEN(SUBSTITUTE([.D772];[.C772];&quot;&quot;))" table:style-name="ce1">
            <text:p>15</text:p>
          </table:table-cell>
          <table:table-cell office:value-type="boolean" office:boolean-value="true" table:formula="of:=+IF(AND([.E772]&gt;=[.A772];[.E772]&lt;=[.B772]);TRUE;FALSE)" table:style-name="ce1">
            <text:p>TRUE</text:p>
          </table:table-cell>
          <table:table-cell table:style-name="ce1"/>
          <table:table-cell office:value-type="string" office:string-value="j" table:formula="of:=RIGHT(LEFT([.D772];[.A772]);1)" table:style-name="ce1">
            <text:p>j</text:p>
          </table:table-cell>
          <table:table-cell office:value-type="string" office:string-value="d" table:formula="of:=RIGHT(LEFT([.D772];[.B772]);1)" table:style-name="ce1">
            <text:p>d</text:p>
          </table:table-cell>
          <table:table-cell office:value-type="boolean" office:boolean-value="false" table:formula="of:=+IF(XOR([.H772]=[.C772];[.I772]=[.C77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jfp</text:p>
          </table:table-cell>
          <table:table-cell office:value-type="float" office:value="0" table:formula="of:=LEN([.D773])-LEN(SUBSTITUTE([.D773];[.C773];&quot;&quot;))" table:style-name="ce1">
            <text:p>0</text:p>
          </table:table-cell>
          <table:table-cell office:value-type="boolean" office:boolean-value="false" table:formula="of:=+IF(AND([.E773]&gt;=[.A773];[.E773]&lt;=[.B773]);TRUE;FALSE)" table:style-name="ce1">
            <text:p>FALSE</text:p>
          </table:table-cell>
          <table:table-cell table:style-name="ce1"/>
          <table:table-cell office:value-type="string" office:string-value="f" table:formula="of:=RIGHT(LEFT([.D773];[.A773]);1)" table:style-name="ce1">
            <text:p>f</text:p>
          </table:table-cell>
          <table:table-cell office:value-type="string" office:string-value="p" table:formula="of:=RIGHT(LEFT([.D773];[.B773]);1)" table:style-name="ce1">
            <text:p>p</text:p>
          </table:table-cell>
          <table:table-cell office:value-type="boolean" office:boolean-value="false" table:formula="of:=+IF(XOR([.H773]=[.C773];[.I773]=[.C77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</text:p>
          </table:table-cell>
          <table:table-cell office:value-type="string" table:style-name="ce1">
            <text:p>bgwpc</text:p>
          </table:table-cell>
          <table:table-cell office:value-type="float" office:value="1" table:formula="of:=LEN([.D774])-LEN(SUBSTITUTE([.D774];[.C774];&quot;&quot;))" table:style-name="ce1">
            <text:p>1</text:p>
          </table:table-cell>
          <table:table-cell office:value-type="boolean" office:boolean-value="false" table:formula="of:=+IF(AND([.E774]&gt;=[.A774];[.E774]&lt;=[.B774]);TRUE;FALSE)" table:style-name="ce1">
            <text:p>FALSE</text:p>
          </table:table-cell>
          <table:table-cell table:style-name="ce1"/>
          <table:table-cell office:value-type="string" office:string-value="g" table:formula="of:=RIGHT(LEFT([.D774];[.A774]);1)" table:style-name="ce1">
            <text:p>g</text:p>
          </table:table-cell>
          <table:table-cell office:value-type="string" office:string-value="c" table:formula="of:=RIGHT(LEFT([.D774];[.B774]);1)" table:style-name="ce1">
            <text:p>c</text:p>
          </table:table-cell>
          <table:table-cell office:value-type="boolean" office:boolean-value="false" table:formula="of:=+IF(XOR([.H774]=[.C774];[.I774]=[.C77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</text:p>
          </table:table-cell>
          <table:table-cell office:value-type="string" table:style-name="ce1">
            <text:p>zffrrqrs</text:p>
          </table:table-cell>
          <table:table-cell office:value-type="float" office:value="3" table:formula="of:=LEN([.D775])-LEN(SUBSTITUTE([.D775];[.C775];&quot;&quot;))" table:style-name="ce1">
            <text:p>3</text:p>
          </table:table-cell>
          <table:table-cell office:value-type="boolean" office:boolean-value="false" table:formula="of:=+IF(AND([.E775]&gt;=[.A775];[.E775]&lt;=[.B775]);TRUE;FALSE)" table:style-name="ce1">
            <text:p>FALSE</text:p>
          </table:table-cell>
          <table:table-cell table:style-name="ce1"/>
          <table:table-cell office:value-type="string" office:string-value="r" table:formula="of:=RIGHT(LEFT([.D775];[.A775]);1)" table:style-name="ce1">
            <text:p>r</text:p>
          </table:table-cell>
          <table:table-cell office:value-type="string" office:string-value="r" table:formula="of:=RIGHT(LEFT([.D775];[.B775]);1)" table:style-name="ce1">
            <text:p>r</text:p>
          </table:table-cell>
          <table:table-cell office:value-type="boolean" office:boolean-value="false" table:formula="of:=+IF(XOR([.H775]=[.C775];[.I775]=[.C77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rrgrrrrqrrrrrrr</text:p>
          </table:table-cell>
          <table:table-cell office:value-type="float" office:value="14" table:formula="of:=LEN([.D776])-LEN(SUBSTITUTE([.D776];[.C776];&quot;&quot;))" table:style-name="ce1">
            <text:p>14</text:p>
          </table:table-cell>
          <table:table-cell office:value-type="boolean" office:boolean-value="false" table:formula="of:=+IF(AND([.E776]&gt;=[.A776];[.E776]&lt;=[.B776]);TRUE;FALSE)" table:style-name="ce1">
            <text:p>FALSE</text:p>
          </table:table-cell>
          <table:table-cell table:style-name="ce1"/>
          <table:table-cell office:value-type="string" office:string-value="g" table:formula="of:=RIGHT(LEFT([.D776];[.A776]);1)" table:style-name="ce1">
            <text:p>g</text:p>
          </table:table-cell>
          <table:table-cell office:value-type="string" office:string-value="q" table:formula="of:=RIGHT(LEFT([.D776];[.B776]);1)" table:style-name="ce1">
            <text:p>q</text:p>
          </table:table-cell>
          <table:table-cell office:value-type="boolean" office:boolean-value="false" table:formula="of:=+IF(XOR([.H776]=[.C776];[.I776]=[.C77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xwwvw</text:p>
          </table:table-cell>
          <table:table-cell office:value-type="float" office:value="4" table:formula="of:=LEN([.D777])-LEN(SUBSTITUTE([.D777];[.C777];&quot;&quot;))" table:style-name="ce1">
            <text:p>4</text:p>
          </table:table-cell>
          <table:table-cell office:value-type="boolean" office:boolean-value="true" table:formula="of:=+IF(AND([.E777]&gt;=[.A777];[.E777]&lt;=[.B777]);TRUE;FALSE)" table:style-name="ce1">
            <text:p>TRUE</text:p>
          </table:table-cell>
          <table:table-cell table:style-name="ce1"/>
          <table:table-cell office:value-type="string" office:string-value="w" table:formula="of:=RIGHT(LEFT([.D777];[.A777]);1)" table:style-name="ce1">
            <text:p>w</text:p>
          </table:table-cell>
          <table:table-cell office:value-type="string" office:string-value="w" table:formula="of:=RIGHT(LEFT([.D777];[.B777]);1)" table:style-name="ce1">
            <text:p>w</text:p>
          </table:table-cell>
          <table:table-cell office:value-type="boolean" office:boolean-value="false" table:formula="of:=+IF(XOR([.H777]=[.C777];[.I777]=[.C77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vddddwtdddldd</text:p>
          </table:table-cell>
          <table:table-cell office:value-type="float" office:value="9" table:formula="of:=LEN([.D778])-LEN(SUBSTITUTE([.D778];[.C778];&quot;&quot;))" table:style-name="ce1">
            <text:p>9</text:p>
          </table:table-cell>
          <table:table-cell office:value-type="boolean" office:boolean-value="false" table:formula="of:=+IF(AND([.E778]&gt;=[.A778];[.E778]&lt;=[.B778]);TRUE;FALSE)" table:style-name="ce1">
            <text:p>FALSE</text:p>
          </table:table-cell>
          <table:table-cell table:style-name="ce1"/>
          <table:table-cell office:value-type="string" office:string-value="w" table:formula="of:=RIGHT(LEFT([.D778];[.A778]);1)" table:style-name="ce1">
            <text:p>w</text:p>
          </table:table-cell>
          <table:table-cell office:value-type="string" office:string-value="t" table:formula="of:=RIGHT(LEFT([.D778];[.B778]);1)" table:style-name="ce1">
            <text:p>t</text:p>
          </table:table-cell>
          <table:table-cell office:value-type="boolean" office:boolean-value="false" table:formula="of:=+IF(XOR([.H778]=[.C778];[.I778]=[.C77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gdggggfzrgqggggmggg</text:p>
          </table:table-cell>
          <table:table-cell office:value-type="float" office:value="13" table:formula="of:=LEN([.D779])-LEN(SUBSTITUTE([.D779];[.C779];&quot;&quot;))" table:style-name="ce1">
            <text:p>13</text:p>
          </table:table-cell>
          <table:table-cell office:value-type="boolean" office:boolean-value="false" table:formula="of:=+IF(AND([.E779]&gt;=[.A779];[.E779]&lt;=[.B779]);TRUE;FALSE)" table:style-name="ce1">
            <text:p>FALSE</text:p>
          </table:table-cell>
          <table:table-cell table:style-name="ce1"/>
          <table:table-cell office:value-type="string" office:string-value="g" table:formula="of:=RIGHT(LEFT([.D779];[.A779]);1)" table:style-name="ce1">
            <text:p>g</text:p>
          </table:table-cell>
          <table:table-cell office:value-type="string" office:string-value="g" table:formula="of:=RIGHT(LEFT([.D779];[.B779]);1)" table:style-name="ce1">
            <text:p>g</text:p>
          </table:table-cell>
          <table:table-cell office:value-type="boolean" office:boolean-value="false" table:formula="of:=+IF(XOR([.H779]=[.C779];[.I779]=[.C77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gtfdtttttttttqxd</text:p>
          </table:table-cell>
          <table:table-cell office:value-type="float" office:value="11" table:formula="of:=LEN([.D780])-LEN(SUBSTITUTE([.D780];[.C780];&quot;&quot;))" table:style-name="ce1">
            <text:p>11</text:p>
          </table:table-cell>
          <table:table-cell office:value-type="boolean" office:boolean-value="false" table:formula="of:=+IF(AND([.E780]&gt;=[.A780];[.E780]&lt;=[.B780]);TRUE;FALSE)" table:style-name="ce1">
            <text:p>FALSE</text:p>
          </table:table-cell>
          <table:table-cell table:style-name="ce1"/>
          <table:table-cell office:value-type="string" office:string-value="g" table:formula="of:=RIGHT(LEFT([.D780];[.A780]);1)" table:style-name="ce1">
            <text:p>g</text:p>
          </table:table-cell>
          <table:table-cell office:value-type="string" office:string-value="t" table:formula="of:=RIGHT(LEFT([.D780];[.B780]);1)" table:style-name="ce1">
            <text:p>t</text:p>
          </table:table-cell>
          <table:table-cell office:value-type="boolean" office:boolean-value="true" table:formula="of:=+IF(XOR([.H780]=[.C780];[.I780]=[.C78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fsffgfffffskfkff</text:p>
          </table:table-cell>
          <table:table-cell office:value-type="float" office:value="13" table:formula="of:=LEN([.D781])-LEN(SUBSTITUTE([.D781];[.C781];&quot;&quot;))" table:style-name="ce1">
            <text:p>13</text:p>
          </table:table-cell>
          <table:table-cell office:value-type="boolean" office:boolean-value="false" table:formula="of:=+IF(AND([.E781]&gt;=[.A781];[.E781]&lt;=[.B781]);TRUE;FALSE)" table:style-name="ce1">
            <text:p>FALSE</text:p>
          </table:table-cell>
          <table:table-cell table:style-name="ce1"/>
          <table:table-cell office:value-type="string" office:string-value="k" table:formula="of:=RIGHT(LEFT([.D781];[.A781]);1)" table:style-name="ce1">
            <text:p>k</text:p>
          </table:table-cell>
          <table:table-cell office:value-type="string" office:string-value="f" table:formula="of:=RIGHT(LEFT([.D781];[.B781]);1)" table:style-name="ce1">
            <text:p>f</text:p>
          </table:table-cell>
          <table:table-cell office:value-type="boolean" office:boolean-value="true" table:formula="of:=+IF(XOR([.H781]=[.C781];[.I781]=[.C78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qbvbbbbmbsqbcbgbbbcp</text:p>
          </table:table-cell>
          <table:table-cell office:value-type="float" office:value="11" table:formula="of:=LEN([.D782])-LEN(SUBSTITUTE([.D782];[.C782];&quot;&quot;))" table:style-name="ce1">
            <text:p>11</text:p>
          </table:table-cell>
          <table:table-cell office:value-type="boolean" office:boolean-value="true" table:formula="of:=+IF(AND([.E782]&gt;=[.A782];[.E782]&lt;=[.B782]);TRUE;FALSE)" table:style-name="ce1">
            <text:p>TRUE</text:p>
          </table:table-cell>
          <table:table-cell table:style-name="ce1"/>
          <table:table-cell office:value-type="string" office:string-value="q" table:formula="of:=RIGHT(LEFT([.D782];[.A782]);1)" table:style-name="ce1">
            <text:p>q</text:p>
          </table:table-cell>
          <table:table-cell office:value-type="string" office:string-value="b" table:formula="of:=RIGHT(LEFT([.D782];[.B782]);1)" table:style-name="ce1">
            <text:p>b</text:p>
          </table:table-cell>
          <table:table-cell office:value-type="boolean" office:boolean-value="true" table:formula="of:=+IF(XOR([.H782]=[.C782];[.I782]=[.C78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bqhdddsdm</text:p>
          </table:table-cell>
          <table:table-cell office:value-type="float" office:value="6" table:formula="of:=LEN([.D783])-LEN(SUBSTITUTE([.D783];[.C783];&quot;&quot;))" table:style-name="ce1">
            <text:p>6</text:p>
          </table:table-cell>
          <table:table-cell office:value-type="boolean" office:boolean-value="true" table:formula="of:=+IF(AND([.E783]&gt;=[.A783];[.E783]&lt;=[.B783]);TRUE;FALSE)" table:style-name="ce1">
            <text:p>TRUE</text:p>
          </table:table-cell>
          <table:table-cell table:style-name="ce1"/>
          <table:table-cell office:value-type="string" office:string-value="h" table:formula="of:=RIGHT(LEFT([.D783];[.A783]);1)" table:style-name="ce1">
            <text:p>h</text:p>
          </table:table-cell>
          <table:table-cell office:value-type="string" office:string-value="d" table:formula="of:=RIGHT(LEFT([.D783];[.B783]);1)" table:style-name="ce1">
            <text:p>d</text:p>
          </table:table-cell>
          <table:table-cell office:value-type="boolean" office:boolean-value="true" table:formula="of:=+IF(XOR([.H783]=[.C783];[.I783]=[.C78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qwnckjsn</text:p>
          </table:table-cell>
          <table:table-cell office:value-type="float" office:value="2" table:formula="of:=LEN([.D784])-LEN(SUBSTITUTE([.D784];[.C784];&quot;&quot;))" table:style-name="ce1">
            <text:p>2</text:p>
          </table:table-cell>
          <table:table-cell office:value-type="boolean" office:boolean-value="false" table:formula="of:=+IF(AND([.E784]&gt;=[.A784];[.E784]&lt;=[.B784]);TRUE;FALSE)" table:style-name="ce1">
            <text:p>FALSE</text:p>
          </table:table-cell>
          <table:table-cell table:style-name="ce1"/>
          <table:table-cell office:value-type="string" office:string-value="k" table:formula="of:=RIGHT(LEFT([.D784];[.A784]);1)" table:style-name="ce1">
            <text:p>k</text:p>
          </table:table-cell>
          <table:table-cell office:value-type="string" office:string-value="n" table:formula="of:=RIGHT(LEFT([.D784];[.B784]);1)" table:style-name="ce1">
            <text:p>n</text:p>
          </table:table-cell>
          <table:table-cell office:value-type="boolean" office:boolean-value="true" table:formula="of:=+IF(XOR([.H784]=[.C784];[.I784]=[.C78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nnn</text:p>
          </table:table-cell>
          <table:table-cell office:value-type="float" office:value="4" table:formula="of:=LEN([.D785])-LEN(SUBSTITUTE([.D785];[.C785];&quot;&quot;))" table:style-name="ce1">
            <text:p>4</text:p>
          </table:table-cell>
          <table:table-cell office:value-type="boolean" office:boolean-value="false" table:formula="of:=+IF(AND([.E785]&gt;=[.A785];[.E785]&lt;=[.B785]);TRUE;FALSE)" table:style-name="ce1">
            <text:p>FALSE</text:p>
          </table:table-cell>
          <table:table-cell table:style-name="ce1"/>
          <table:table-cell office:value-type="string" office:string-value="n" table:formula="of:=RIGHT(LEFT([.D785];[.A785]);1)" table:style-name="ce1">
            <text:p>n</text:p>
          </table:table-cell>
          <table:table-cell office:value-type="string" office:string-value="n" table:formula="of:=RIGHT(LEFT([.D785];[.B785]);1)" table:style-name="ce1">
            <text:p>n</text:p>
          </table:table-cell>
          <table:table-cell office:value-type="boolean" office:boolean-value="false" table:formula="of:=+IF(XOR([.H785]=[.C785];[.I785]=[.C78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wwwwwwlwwqwwwp</text:p>
          </table:table-cell>
          <table:table-cell office:value-type="float" office:value="12" table:formula="of:=LEN([.D786])-LEN(SUBSTITUTE([.D786];[.C786];&quot;&quot;))" table:style-name="ce1">
            <text:p>12</text:p>
          </table:table-cell>
          <table:table-cell office:value-type="boolean" office:boolean-value="false" table:formula="of:=+IF(AND([.E786]&gt;=[.A786];[.E786]&lt;=[.B786]);TRUE;FALSE)" table:style-name="ce1">
            <text:p>FALSE</text:p>
          </table:table-cell>
          <table:table-cell table:style-name="ce1"/>
          <table:table-cell office:value-type="string" office:string-value="w" table:formula="of:=RIGHT(LEFT([.D786];[.A786]);1)" table:style-name="ce1">
            <text:p>w</text:p>
          </table:table-cell>
          <table:table-cell office:value-type="string" office:string-value="w" table:formula="of:=RIGHT(LEFT([.D786];[.B786]);1)" table:style-name="ce1">
            <text:p>w</text:p>
          </table:table-cell>
          <table:table-cell office:value-type="boolean" office:boolean-value="false" table:formula="of:=+IF(XOR([.H786]=[.C786];[.I786]=[.C78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rrr</text:p>
          </table:table-cell>
          <table:table-cell office:value-type="float" office:value="4" table:formula="of:=LEN([.D787])-LEN(SUBSTITUTE([.D787];[.C787];&quot;&quot;))" table:style-name="ce1">
            <text:p>4</text:p>
          </table:table-cell>
          <table:table-cell office:value-type="boolean" office:boolean-value="true" table:formula="of:=+IF(AND([.E787]&gt;=[.A787];[.E787]&lt;=[.B787]);TRUE;FALSE)" table:style-name="ce1">
            <text:p>TRUE</text:p>
          </table:table-cell>
          <table:table-cell table:style-name="ce1"/>
          <table:table-cell office:value-type="string" office:string-value="r" table:formula="of:=RIGHT(LEFT([.D787];[.A787]);1)" table:style-name="ce1">
            <text:p>r</text:p>
          </table:table-cell>
          <table:table-cell office:value-type="string" office:string-value="r" table:formula="of:=RIGHT(LEFT([.D787];[.B787]);1)" table:style-name="ce1">
            <text:p>r</text:p>
          </table:table-cell>
          <table:table-cell office:value-type="boolean" office:boolean-value="false" table:formula="of:=+IF(XOR([.H787]=[.C787];[.I787]=[.C78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chtqmhfdpm</text:p>
          </table:table-cell>
          <table:table-cell office:value-type="float" office:value="4" table:formula="of:=LEN([.D788])-LEN(SUBSTITUTE([.D788];[.C788];&quot;&quot;))" table:style-name="ce1">
            <text:p>4</text:p>
          </table:table-cell>
          <table:table-cell office:value-type="boolean" office:boolean-value="true" table:formula="of:=+IF(AND([.E788]&gt;=[.A788];[.E788]&lt;=[.B788]);TRUE;FALSE)" table:style-name="ce1">
            <text:p>TRUE</text:p>
          </table:table-cell>
          <table:table-cell table:style-name="ce1"/>
          <table:table-cell office:value-type="string" office:string-value="m" table:formula="of:=RIGHT(LEFT([.D788];[.A788]);1)" table:style-name="ce1">
            <text:p>m</text:p>
          </table:table-cell>
          <table:table-cell office:value-type="string" office:string-value="m" table:formula="of:=RIGHT(LEFT([.D788];[.B788]);1)" table:style-name="ce1">
            <text:p>m</text:p>
          </table:table-cell>
          <table:table-cell office:value-type="boolean" office:boolean-value="false" table:formula="of:=+IF(XOR([.H788]=[.C788];[.I788]=[.C78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zgzdbddwgdwldb</text:p>
          </table:table-cell>
          <table:table-cell office:value-type="float" office:value="6" table:formula="of:=LEN([.D789])-LEN(SUBSTITUTE([.D789];[.C789];&quot;&quot;))" table:style-name="ce1">
            <text:p>6</text:p>
          </table:table-cell>
          <table:table-cell office:value-type="boolean" office:boolean-value="true" table:formula="of:=+IF(AND([.E789]&gt;=[.A789];[.E789]&lt;=[.B789]);TRUE;FALSE)" table:style-name="ce1">
            <text:p>TRUE</text:p>
          </table:table-cell>
          <table:table-cell table:style-name="ce1"/>
          <table:table-cell office:value-type="string" office:string-value="b" table:formula="of:=RIGHT(LEFT([.D789];[.A789]);1)" table:style-name="ce1">
            <text:p>b</text:p>
          </table:table-cell>
          <table:table-cell office:value-type="string" office:string-value="w" table:formula="of:=RIGHT(LEFT([.D789];[.B789]);1)" table:style-name="ce1">
            <text:p>w</text:p>
          </table:table-cell>
          <table:table-cell office:value-type="boolean" office:boolean-value="false" table:formula="of:=+IF(XOR([.H789]=[.C789];[.I789]=[.C78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kkkkkkkkkkzkkkkk</text:p>
          </table:table-cell>
          <table:table-cell office:value-type="float" office:value="18" table:formula="of:=LEN([.D790])-LEN(SUBSTITUTE([.D790];[.C790];&quot;&quot;))" table:style-name="ce1">
            <text:p>18</text:p>
          </table:table-cell>
          <table:table-cell office:value-type="boolean" office:boolean-value="false" table:formula="of:=+IF(AND([.E790]&gt;=[.A790];[.E790]&lt;=[.B790]);TRUE;FALSE)" table:style-name="ce1">
            <text:p>FALSE</text:p>
          </table:table-cell>
          <table:table-cell table:style-name="ce1"/>
          <table:table-cell office:value-type="string" office:string-value="k" table:formula="of:=RIGHT(LEFT([.D790];[.A790]);1)" table:style-name="ce1">
            <text:p>k</text:p>
          </table:table-cell>
          <table:table-cell office:value-type="string" office:string-value="z" table:formula="of:=RIGHT(LEFT([.D790];[.B790]);1)" table:style-name="ce1">
            <text:p>z</text:p>
          </table:table-cell>
          <table:table-cell office:value-type="boolean" office:boolean-value="true" table:formula="of:=+IF(XOR([.H790]=[.C790];[.I790]=[.C79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vvvvvvvvvvvvvv</text:p>
          </table:table-cell>
          <table:table-cell office:value-type="float" office:value="16" table:formula="of:=LEN([.D791])-LEN(SUBSTITUTE([.D791];[.C791];&quot;&quot;))" table:style-name="ce1">
            <text:p>16</text:p>
          </table:table-cell>
          <table:table-cell office:value-type="boolean" office:boolean-value="false" table:formula="of:=+IF(AND([.E791]&gt;=[.A791];[.E791]&lt;=[.B791]);TRUE;FALSE)" table:style-name="ce1">
            <text:p>FALSE</text:p>
          </table:table-cell>
          <table:table-cell table:style-name="ce1"/>
          <table:table-cell office:value-type="string" office:string-value="v" table:formula="of:=RIGHT(LEFT([.D791];[.A791]);1)" table:style-name="ce1">
            <text:p>v</text:p>
          </table:table-cell>
          <table:table-cell office:value-type="string" office:string-value="v" table:formula="of:=RIGHT(LEFT([.D791];[.B791]);1)" table:style-name="ce1">
            <text:p>v</text:p>
          </table:table-cell>
          <table:table-cell office:value-type="boolean" office:boolean-value="false" table:formula="of:=+IF(XOR([.H791]=[.C791];[.I791]=[.C79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tqtbrvkmfzhz</text:p>
          </table:table-cell>
          <table:table-cell office:value-type="float" office:value="1" table:formula="of:=LEN([.D792])-LEN(SUBSTITUTE([.D792];[.C792];&quot;&quot;))" table:style-name="ce1">
            <text:p>1</text:p>
          </table:table-cell>
          <table:table-cell office:value-type="boolean" office:boolean-value="false" table:formula="of:=+IF(AND([.E792]&gt;=[.A792];[.E792]&lt;=[.B792]);TRUE;FALSE)" table:style-name="ce1">
            <text:p>FALSE</text:p>
          </table:table-cell>
          <table:table-cell table:style-name="ce1"/>
          <table:table-cell office:value-type="string" office:string-value="t" table:formula="of:=RIGHT(LEFT([.D792];[.A792]);1)" table:style-name="ce1">
            <text:p>t</text:p>
          </table:table-cell>
          <table:table-cell office:value-type="string" office:string-value="h" table:formula="of:=RIGHT(LEFT([.D792];[.B792]);1)" table:style-name="ce1">
            <text:p>h</text:p>
          </table:table-cell>
          <table:table-cell office:value-type="boolean" office:boolean-value="false" table:formula="of:=+IF(XOR([.H792]=[.C792];[.I792]=[.C79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bbbb</text:p>
          </table:table-cell>
          <table:table-cell office:value-type="float" office:value="6" table:formula="of:=LEN([.D793])-LEN(SUBSTITUTE([.D793];[.C793];&quot;&quot;))" table:style-name="ce1">
            <text:p>6</text:p>
          </table:table-cell>
          <table:table-cell office:value-type="boolean" office:boolean-value="false" table:formula="of:=+IF(AND([.E793]&gt;=[.A793];[.E793]&lt;=[.B793]);TRUE;FALSE)" table:style-name="ce1">
            <text:p>FALSE</text:p>
          </table:table-cell>
          <table:table-cell table:style-name="ce1"/>
          <table:table-cell office:value-type="string" office:string-value="b" table:formula="of:=RIGHT(LEFT([.D793];[.A793]);1)" table:style-name="ce1">
            <text:p>b</text:p>
          </table:table-cell>
          <table:table-cell office:value-type="string" office:string-value="b" table:formula="of:=RIGHT(LEFT([.D793];[.B793]);1)" table:style-name="ce1">
            <text:p>b</text:p>
          </table:table-cell>
          <table:table-cell office:value-type="boolean" office:boolean-value="false" table:formula="of:=+IF(XOR([.H793]=[.C793];[.I793]=[.C79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hjnjjwnjbj</text:p>
          </table:table-cell>
          <table:table-cell office:value-type="float" office:value="6" table:formula="of:=LEN([.D794])-LEN(SUBSTITUTE([.D794];[.C794];&quot;&quot;))" table:style-name="ce1">
            <text:p>6</text:p>
          </table:table-cell>
          <table:table-cell office:value-type="boolean" office:boolean-value="false" table:formula="of:=+IF(AND([.E794]&gt;=[.A794];[.E794]&lt;=[.B794]);TRUE;FALSE)" table:style-name="ce1">
            <text:p>FALSE</text:p>
          </table:table-cell>
          <table:table-cell table:style-name="ce1"/>
          <table:table-cell office:value-type="string" office:string-value="w" table:formula="of:=RIGHT(LEFT([.D794];[.A794]);1)" table:style-name="ce1">
            <text:p>w</text:p>
          </table:table-cell>
          <table:table-cell office:value-type="string" office:string-value="b" table:formula="of:=RIGHT(LEFT([.D794];[.B794]);1)" table:style-name="ce1">
            <text:p>b</text:p>
          </table:table-cell>
          <table:table-cell office:value-type="boolean" office:boolean-value="false" table:formula="of:=+IF(XOR([.H794]=[.C794];[.I794]=[.C79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kjszvtwrjgrvzrqlzcb</text:p>
          </table:table-cell>
          <table:table-cell office:value-type="float" office:value="0" table:formula="of:=LEN([.D795])-LEN(SUBSTITUTE([.D795];[.C795];&quot;&quot;))" table:style-name="ce1">
            <text:p>0</text:p>
          </table:table-cell>
          <table:table-cell office:value-type="boolean" office:boolean-value="false" table:formula="of:=+IF(AND([.E795]&gt;=[.A795];[.E795]&lt;=[.B795]);TRUE;FALSE)" table:style-name="ce1">
            <text:p>FALSE</text:p>
          </table:table-cell>
          <table:table-cell table:style-name="ce1"/>
          <table:table-cell office:value-type="string" office:string-value="j" table:formula="of:=RIGHT(LEFT([.D795];[.A795]);1)" table:style-name="ce1">
            <text:p>j</text:p>
          </table:table-cell>
          <table:table-cell office:value-type="string" office:string-value="l" table:formula="of:=RIGHT(LEFT([.D795];[.B795]);1)" table:style-name="ce1">
            <text:p>l</text:p>
          </table:table-cell>
          <table:table-cell office:value-type="boolean" office:boolean-value="false" table:formula="of:=+IF(XOR([.H795]=[.C795];[.I795]=[.C79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xzftvtnrtxg</text:p>
          </table:table-cell>
          <table:table-cell office:value-type="float" office:value="3" table:formula="of:=LEN([.D796])-LEN(SUBSTITUTE([.D796];[.C796];&quot;&quot;))" table:style-name="ce1">
            <text:p>3</text:p>
          </table:table-cell>
          <table:table-cell office:value-type="boolean" office:boolean-value="false" table:formula="of:=+IF(AND([.E796]&gt;=[.A796];[.E796]&lt;=[.B796]);TRUE;FALSE)" table:style-name="ce1">
            <text:p>FALSE</text:p>
          </table:table-cell>
          <table:table-cell table:style-name="ce1"/>
          <table:table-cell office:value-type="string" office:string-value="v" table:formula="of:=RIGHT(LEFT([.D796];[.A796]);1)" table:style-name="ce1">
            <text:p>v</text:p>
          </table:table-cell>
          <table:table-cell office:value-type="string" office:string-value="n" table:formula="of:=RIGHT(LEFT([.D796];[.B796]);1)" table:style-name="ce1">
            <text:p>n</text:p>
          </table:table-cell>
          <table:table-cell office:value-type="boolean" office:boolean-value="false" table:formula="of:=+IF(XOR([.H796]=[.C796];[.I796]=[.C79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vhhnhnhhcgst</text:p>
          </table:table-cell>
          <table:table-cell office:value-type="float" office:value="5" table:formula="of:=LEN([.D797])-LEN(SUBSTITUTE([.D797];[.C797];&quot;&quot;))" table:style-name="ce1">
            <text:p>5</text:p>
          </table:table-cell>
          <table:table-cell office:value-type="boolean" office:boolean-value="true" table:formula="of:=+IF(AND([.E797]&gt;=[.A797];[.E797]&lt;=[.B797]);TRUE;FALSE)" table:style-name="ce1">
            <text:p>TRUE</text:p>
          </table:table-cell>
          <table:table-cell table:style-name="ce1"/>
          <table:table-cell office:value-type="string" office:string-value="h" table:formula="of:=RIGHT(LEFT([.D797];[.A797]);1)" table:style-name="ce1">
            <text:p>h</text:p>
          </table:table-cell>
          <table:table-cell office:value-type="string" office:string-value="h" table:formula="of:=RIGHT(LEFT([.D797];[.B797]);1)" table:style-name="ce1">
            <text:p>h</text:p>
          </table:table-cell>
          <table:table-cell office:value-type="boolean" office:boolean-value="false" table:formula="of:=+IF(XOR([.H797]=[.C797];[.I797]=[.C79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xgfjnjzz</text:p>
          </table:table-cell>
          <table:table-cell office:value-type="float" office:value="2" table:formula="of:=LEN([.D798])-LEN(SUBSTITUTE([.D798];[.C798];&quot;&quot;))" table:style-name="ce1">
            <text:p>2</text:p>
          </table:table-cell>
          <table:table-cell office:value-type="boolean" office:boolean-value="false" table:formula="of:=+IF(AND([.E798]&gt;=[.A798];[.E798]&lt;=[.B798]);TRUE;FALSE)" table:style-name="ce1">
            <text:p>FALSE</text:p>
          </table:table-cell>
          <table:table-cell table:style-name="ce1"/>
          <table:table-cell office:value-type="string" office:string-value="j" table:formula="of:=RIGHT(LEFT([.D798];[.A798]);1)" table:style-name="ce1">
            <text:p>j</text:p>
          </table:table-cell>
          <table:table-cell office:value-type="string" office:string-value="z" table:formula="of:=RIGHT(LEFT([.D798];[.B798]);1)" table:style-name="ce1">
            <text:p>z</text:p>
          </table:table-cell>
          <table:table-cell office:value-type="boolean" office:boolean-value="false" table:formula="of:=+IF(XOR([.H798]=[.C798];[.I798]=[.C79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bbbnbbbzbqbbbq</text:p>
          </table:table-cell>
          <table:table-cell office:value-type="float" office:value="12" table:formula="of:=LEN([.D799])-LEN(SUBSTITUTE([.D799];[.C799];&quot;&quot;))" table:style-name="ce1">
            <text:p>12</text:p>
          </table:table-cell>
          <table:table-cell office:value-type="boolean" office:boolean-value="true" table:formula="of:=+IF(AND([.E799]&gt;=[.A799];[.E799]&lt;=[.B799]);TRUE;FALSE)" table:style-name="ce1">
            <text:p>TRUE</text:p>
          </table:table-cell>
          <table:table-cell table:style-name="ce1"/>
          <table:table-cell office:value-type="string" office:string-value="b" table:formula="of:=RIGHT(LEFT([.D799];[.A799]);1)" table:style-name="ce1">
            <text:p>b</text:p>
          </table:table-cell>
          <table:table-cell office:value-type="string" office:string-value="q" table:formula="of:=RIGHT(LEFT([.D799];[.B799]);1)" table:style-name="ce1">
            <text:p>q</text:p>
          </table:table-cell>
          <table:table-cell office:value-type="boolean" office:boolean-value="true" table:formula="of:=+IF(XOR([.H799]=[.C799];[.I799]=[.C79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jzhhw</text:p>
          </table:table-cell>
          <table:table-cell office:value-type="float" office:value="3" table:formula="of:=LEN([.D800])-LEN(SUBSTITUTE([.D800];[.C800];&quot;&quot;))" table:style-name="ce1">
            <text:p>3</text:p>
          </table:table-cell>
          <table:table-cell office:value-type="boolean" office:boolean-value="true" table:formula="of:=+IF(AND([.E800]&gt;=[.A800];[.E800]&lt;=[.B800]);TRUE;FALSE)" table:style-name="ce1">
            <text:p>TRUE</text:p>
          </table:table-cell>
          <table:table-cell table:style-name="ce1"/>
          <table:table-cell office:value-type="string" office:string-value="h" table:formula="of:=RIGHT(LEFT([.D800];[.A800]);1)" table:style-name="ce1">
            <text:p>h</text:p>
          </table:table-cell>
          <table:table-cell office:value-type="string" office:string-value="w" table:formula="of:=RIGHT(LEFT([.D800];[.B800]);1)" table:style-name="ce1">
            <text:p>w</text:p>
          </table:table-cell>
          <table:table-cell office:value-type="boolean" office:boolean-value="true" table:formula="of:=+IF(XOR([.H800]=[.C800];[.I800]=[.C80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xrvmftmpkpmrlkqmxvm</text:p>
          </table:table-cell>
          <table:table-cell office:value-type="float" office:value="5" table:formula="of:=LEN([.D801])-LEN(SUBSTITUTE([.D801];[.C801];&quot;&quot;))" table:style-name="ce1">
            <text:p>5</text:p>
          </table:table-cell>
          <table:table-cell office:value-type="boolean" office:boolean-value="false" table:formula="of:=+IF(AND([.E801]&gt;=[.A801];[.E801]&lt;=[.B801]);TRUE;FALSE)" table:style-name="ce1">
            <text:p>FALSE</text:p>
          </table:table-cell>
          <table:table-cell table:style-name="ce1"/>
          <table:table-cell office:value-type="string" office:string-value="v" table:formula="of:=RIGHT(LEFT([.D801];[.A801]);1)" table:style-name="ce1">
            <text:p>v</text:p>
          </table:table-cell>
          <table:table-cell office:value-type="string" office:string-value="m" table:formula="of:=RIGHT(LEFT([.D801];[.B801]);1)" table:style-name="ce1">
            <text:p>m</text:p>
          </table:table-cell>
          <table:table-cell office:value-type="boolean" office:boolean-value="true" table:formula="of:=+IF(XOR([.H801]=[.C801];[.I801]=[.C80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vxbdsr</text:p>
          </table:table-cell>
          <table:table-cell office:value-type="float" office:value="1" table:formula="of:=LEN([.D802])-LEN(SUBSTITUTE([.D802];[.C802];&quot;&quot;))" table:style-name="ce1">
            <text:p>1</text:p>
          </table:table-cell>
          <table:table-cell office:value-type="boolean" office:boolean-value="false" table:formula="of:=+IF(AND([.E802]&gt;=[.A802];[.E802]&lt;=[.B802]);TRUE;FALSE)" table:style-name="ce1">
            <text:p>FALSE</text:p>
          </table:table-cell>
          <table:table-cell table:style-name="ce1"/>
          <table:table-cell office:value-type="string" office:string-value="s" table:formula="of:=RIGHT(LEFT([.D802];[.A802]);1)" table:style-name="ce1">
            <text:p>s</text:p>
          </table:table-cell>
          <table:table-cell office:value-type="string" office:string-value="r" table:formula="of:=RIGHT(LEFT([.D802];[.B802]);1)" table:style-name="ce1">
            <text:p>r</text:p>
          </table:table-cell>
          <table:table-cell office:value-type="boolean" office:boolean-value="false" table:formula="of:=+IF(XOR([.H802]=[.C802];[.I802]=[.C80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jvvvvf</text:p>
          </table:table-cell>
          <table:table-cell office:value-type="float" office:value="5" table:formula="of:=LEN([.D803])-LEN(SUBSTITUTE([.D803];[.C803];&quot;&quot;))" table:style-name="ce1">
            <text:p>5</text:p>
          </table:table-cell>
          <table:table-cell office:value-type="boolean" office:boolean-value="true" table:formula="of:=+IF(AND([.E803]&gt;=[.A803];[.E803]&lt;=[.B803]);TRUE;FALSE)" table:style-name="ce1">
            <text:p>TRUE</text:p>
          </table:table-cell>
          <table:table-cell table:style-name="ce1"/>
          <table:table-cell office:value-type="string" office:string-value="v" table:formula="of:=RIGHT(LEFT([.D803];[.A803]);1)" table:style-name="ce1">
            <text:p>v</text:p>
          </table:table-cell>
          <table:table-cell office:value-type="string" office:string-value="v" table:formula="of:=RIGHT(LEFT([.D803];[.B803]);1)" table:style-name="ce1">
            <text:p>v</text:p>
          </table:table-cell>
          <table:table-cell office:value-type="boolean" office:boolean-value="false" table:formula="of:=+IF(XOR([.H803]=[.C803];[.I803]=[.C80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zpm</text:p>
          </table:table-cell>
          <table:table-cell office:value-type="float" office:value="3" table:formula="of:=LEN([.D804])-LEN(SUBSTITUTE([.D804];[.C804];&quot;&quot;))" table:style-name="ce1">
            <text:p>3</text:p>
          </table:table-cell>
          <table:table-cell office:value-type="boolean" office:boolean-value="true" table:formula="of:=+IF(AND([.E804]&gt;=[.A804];[.E804]&lt;=[.B804]);TRUE;FALSE)" table:style-name="ce1">
            <text:p>TRUE</text:p>
          </table:table-cell>
          <table:table-cell table:style-name="ce1"/>
          <table:table-cell office:value-type="string" office:string-value="m" table:formula="of:=RIGHT(LEFT([.D804];[.A804]);1)" table:style-name="ce1">
            <text:p>m</text:p>
          </table:table-cell>
          <table:table-cell office:value-type="string" office:string-value="z" table:formula="of:=RIGHT(LEFT([.D804];[.B804]);1)" table:style-name="ce1">
            <text:p>z</text:p>
          </table:table-cell>
          <table:table-cell office:value-type="boolean" office:boolean-value="true" table:formula="of:=+IF(XOR([.H804]=[.C804];[.I804]=[.C80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</text:p>
          </table:table-cell>
          <table:table-cell office:value-type="string" table:style-name="ce1">
            <text:p>mkghkxc</text:p>
          </table:table-cell>
          <table:table-cell office:value-type="float" office:value="2" table:formula="of:=LEN([.D805])-LEN(SUBSTITUTE([.D805];[.C805];&quot;&quot;))" table:style-name="ce1">
            <text:p>2</text:p>
          </table:table-cell>
          <table:table-cell office:value-type="boolean" office:boolean-value="false" table:formula="of:=+IF(AND([.E805]&gt;=[.A805];[.E805]&lt;=[.B805]);TRUE;FALSE)" table:style-name="ce1">
            <text:p>FALSE</text:p>
          </table:table-cell>
          <table:table-cell table:style-name="ce1"/>
          <table:table-cell office:value-type="string" office:string-value="g" table:formula="of:=RIGHT(LEFT([.D805];[.A805]);1)" table:style-name="ce1">
            <text:p>g</text:p>
          </table:table-cell>
          <table:table-cell office:value-type="string" office:string-value="h" table:formula="of:=RIGHT(LEFT([.D805];[.B805]);1)" table:style-name="ce1">
            <text:p>h</text:p>
          </table:table-cell>
          <table:table-cell office:value-type="boolean" office:boolean-value="false" table:formula="of:=+IF(XOR([.H805]=[.C805];[.I805]=[.C80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jsmjsstsss</text:p>
          </table:table-cell>
          <table:table-cell office:value-type="float" office:value="7" table:formula="of:=LEN([.D806])-LEN(SUBSTITUTE([.D806];[.C806];&quot;&quot;))" table:style-name="ce1">
            <text:p>7</text:p>
          </table:table-cell>
          <table:table-cell office:value-type="boolean" office:boolean-value="false" table:formula="of:=+IF(AND([.E806]&gt;=[.A806];[.E806]&lt;=[.B806]);TRUE;FALSE)" table:style-name="ce1">
            <text:p>FALSE</text:p>
          </table:table-cell>
          <table:table-cell table:style-name="ce1"/>
          <table:table-cell office:value-type="string" office:string-value="s" table:formula="of:=RIGHT(LEFT([.D806];[.A806]);1)" table:style-name="ce1">
            <text:p>s</text:p>
          </table:table-cell>
          <table:table-cell office:value-type="string" office:string-value="s" table:formula="of:=RIGHT(LEFT([.D806];[.B806]);1)" table:style-name="ce1">
            <text:p>s</text:p>
          </table:table-cell>
          <table:table-cell office:value-type="boolean" office:boolean-value="false" table:formula="of:=+IF(XOR([.H806]=[.C806];[.I806]=[.C80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</text:p>
          </table:table-cell>
          <table:table-cell office:value-type="string" table:style-name="ce1">
            <text:p>wndvkxbmffh</text:p>
          </table:table-cell>
          <table:table-cell office:value-type="float" office:value="0" table:formula="of:=LEN([.D807])-LEN(SUBSTITUTE([.D807];[.C807];&quot;&quot;))" table:style-name="ce1">
            <text:p>0</text:p>
          </table:table-cell>
          <table:table-cell office:value-type="boolean" office:boolean-value="false" table:formula="of:=+IF(AND([.E807]&gt;=[.A807];[.E807]&lt;=[.B807]);TRUE;FALSE)" table:style-name="ce1">
            <text:p>FALSE</text:p>
          </table:table-cell>
          <table:table-cell table:style-name="ce1"/>
          <table:table-cell office:value-type="string" office:string-value="n" table:formula="of:=RIGHT(LEFT([.D807];[.A807]);1)" table:style-name="ce1">
            <text:p>n</text:p>
          </table:table-cell>
          <table:table-cell office:value-type="string" office:string-value="f" table:formula="of:=RIGHT(LEFT([.D807];[.B807]);1)" table:style-name="ce1">
            <text:p>f</text:p>
          </table:table-cell>
          <table:table-cell office:value-type="boolean" office:boolean-value="false" table:formula="of:=+IF(XOR([.H807]=[.C807];[.I807]=[.C80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qqqqqqqqqqqqqqqq</text:p>
          </table:table-cell>
          <table:table-cell office:value-type="float" office:value="17" table:formula="of:=LEN([.D808])-LEN(SUBSTITUTE([.D808];[.C808];&quot;&quot;))" table:style-name="ce1">
            <text:p>17</text:p>
          </table:table-cell>
          <table:table-cell office:value-type="boolean" office:boolean-value="false" table:formula="of:=+IF(AND([.E808]&gt;=[.A808];[.E808]&lt;=[.B808]);TRUE;FALSE)" table:style-name="ce1">
            <text:p>FALSE</text:p>
          </table:table-cell>
          <table:table-cell table:style-name="ce1"/>
          <table:table-cell office:value-type="string" office:string-value="q" table:formula="of:=RIGHT(LEFT([.D808];[.A808]);1)" table:style-name="ce1">
            <text:p>q</text:p>
          </table:table-cell>
          <table:table-cell office:value-type="string" office:string-value="q" table:formula="of:=RIGHT(LEFT([.D808];[.B808]);1)" table:style-name="ce1">
            <text:p>q</text:p>
          </table:table-cell>
          <table:table-cell office:value-type="boolean" office:boolean-value="false" table:formula="of:=+IF(XOR([.H808]=[.C808];[.I808]=[.C80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ffffpc</text:p>
          </table:table-cell>
          <table:table-cell office:value-type="float" office:value="4" table:formula="of:=LEN([.D809])-LEN(SUBSTITUTE([.D809];[.C809];&quot;&quot;))" table:style-name="ce1">
            <text:p>4</text:p>
          </table:table-cell>
          <table:table-cell office:value-type="boolean" office:boolean-value="true" table:formula="of:=+IF(AND([.E809]&gt;=[.A809];[.E809]&lt;=[.B809]);TRUE;FALSE)" table:style-name="ce1">
            <text:p>TRUE</text:p>
          </table:table-cell>
          <table:table-cell table:style-name="ce1"/>
          <table:table-cell office:value-type="string" office:string-value="f" table:formula="of:=RIGHT(LEFT([.D809];[.A809]);1)" table:style-name="ce1">
            <text:p>f</text:p>
          </table:table-cell>
          <table:table-cell office:value-type="string" office:string-value="f" table:formula="of:=RIGHT(LEFT([.D809];[.B809]);1)" table:style-name="ce1">
            <text:p>f</text:p>
          </table:table-cell>
          <table:table-cell office:value-type="boolean" office:boolean-value="false" table:formula="of:=+IF(XOR([.H809]=[.C809];[.I809]=[.C80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vvvvrvvlmv</text:p>
          </table:table-cell>
          <table:table-cell office:value-type="float" office:value="9" table:formula="of:=LEN([.D810])-LEN(SUBSTITUTE([.D810];[.C810];&quot;&quot;))" table:style-name="ce1">
            <text:p>9</text:p>
          </table:table-cell>
          <table:table-cell office:value-type="boolean" office:boolean-value="false" table:formula="of:=+IF(AND([.E810]&gt;=[.A810];[.E810]&lt;=[.B810]);TRUE;FALSE)" table:style-name="ce1">
            <text:p>FALSE</text:p>
          </table:table-cell>
          <table:table-cell table:style-name="ce1"/>
          <table:table-cell office:value-type="string" office:string-value="l" table:formula="of:=RIGHT(LEFT([.D810];[.A810]);1)" table:style-name="ce1">
            <text:p>l</text:p>
          </table:table-cell>
          <table:table-cell office:value-type="string" office:string-value="m" table:formula="of:=RIGHT(LEFT([.D810];[.B810]);1)" table:style-name="ce1">
            <text:p>m</text:p>
          </table:table-cell>
          <table:table-cell office:value-type="boolean" office:boolean-value="false" table:formula="of:=+IF(XOR([.H810]=[.C810];[.I810]=[.C81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nnnnlq</text:p>
          </table:table-cell>
          <table:table-cell office:value-type="float" office:value="4" table:formula="of:=LEN([.D811])-LEN(SUBSTITUTE([.D811];[.C811];&quot;&quot;))" table:style-name="ce1">
            <text:p>4</text:p>
          </table:table-cell>
          <table:table-cell office:value-type="boolean" office:boolean-value="false" table:formula="of:=+IF(AND([.E811]&gt;=[.A811];[.E811]&lt;=[.B811]);TRUE;FALSE)" table:style-name="ce1">
            <text:p>FALSE</text:p>
          </table:table-cell>
          <table:table-cell table:style-name="ce1"/>
          <table:table-cell office:value-type="string" office:string-value="l" table:formula="of:=RIGHT(LEFT([.D811];[.A811]);1)" table:style-name="ce1">
            <text:p>l</text:p>
          </table:table-cell>
          <table:table-cell office:value-type="string" office:string-value="q" table:formula="of:=RIGHT(LEFT([.D811];[.B811]);1)" table:style-name="ce1">
            <text:p>q</text:p>
          </table:table-cell>
          <table:table-cell office:value-type="boolean" office:boolean-value="false" table:formula="of:=+IF(XOR([.H811]=[.C811];[.I811]=[.C81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gggdgdgggggggggggg</text:p>
          </table:table-cell>
          <table:table-cell office:value-type="float" office:value="18" table:formula="of:=LEN([.D812])-LEN(SUBSTITUTE([.D812];[.C812];&quot;&quot;))" table:style-name="ce1">
            <text:p>18</text:p>
          </table:table-cell>
          <table:table-cell office:value-type="boolean" office:boolean-value="true" table:formula="of:=+IF(AND([.E812]&gt;=[.A812];[.E812]&lt;=[.B812]);TRUE;FALSE)" table:style-name="ce1">
            <text:p>TRUE</text:p>
          </table:table-cell>
          <table:table-cell table:style-name="ce1"/>
          <table:table-cell office:value-type="string" office:string-value="g" table:formula="of:=RIGHT(LEFT([.D812];[.A812]);1)" table:style-name="ce1">
            <text:p>g</text:p>
          </table:table-cell>
          <table:table-cell office:value-type="string" office:string-value="g" table:formula="of:=RIGHT(LEFT([.D812];[.B812]);1)" table:style-name="ce1">
            <text:p>g</text:p>
          </table:table-cell>
          <table:table-cell office:value-type="boolean" office:boolean-value="false" table:formula="of:=+IF(XOR([.H812]=[.C812];[.I812]=[.C81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wlfvzlsjll</text:p>
          </table:table-cell>
          <table:table-cell office:value-type="float" office:value="5" table:formula="of:=LEN([.D813])-LEN(SUBSTITUTE([.D813];[.C813];&quot;&quot;))" table:style-name="ce1">
            <text:p>5</text:p>
          </table:table-cell>
          <table:table-cell office:value-type="boolean" office:boolean-value="true" table:formula="of:=+IF(AND([.E813]&gt;=[.A813];[.E813]&lt;=[.B813]);TRUE;FALSE)" table:style-name="ce1">
            <text:p>TRUE</text:p>
          </table:table-cell>
          <table:table-cell table:style-name="ce1"/>
          <table:table-cell office:value-type="string" office:string-value="v" table:formula="of:=RIGHT(LEFT([.D813];[.A813]);1)" table:style-name="ce1">
            <text:p>v</text:p>
          </table:table-cell>
          <table:table-cell office:value-type="string" office:string-value="l" table:formula="of:=RIGHT(LEFT([.D813];[.B813]);1)" table:style-name="ce1">
            <text:p>l</text:p>
          </table:table-cell>
          <table:table-cell office:value-type="boolean" office:boolean-value="true" table:formula="of:=+IF(XOR([.H813]=[.C813];[.I813]=[.C81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vvvvvrvwvvvv</text:p>
          </table:table-cell>
          <table:table-cell office:value-type="float" office:value="12" table:formula="of:=LEN([.D814])-LEN(SUBSTITUTE([.D814];[.C814];&quot;&quot;))" table:style-name="ce1">
            <text:p>12</text:p>
          </table:table-cell>
          <table:table-cell office:value-type="boolean" office:boolean-value="true" table:formula="of:=+IF(AND([.E814]&gt;=[.A814];[.E814]&lt;=[.B814]);TRUE;FALSE)" table:style-name="ce1">
            <text:p>TRUE</text:p>
          </table:table-cell>
          <table:table-cell table:style-name="ce1"/>
          <table:table-cell office:value-type="string" office:string-value="v" table:formula="of:=RIGHT(LEFT([.D814];[.A814]);1)" table:style-name="ce1">
            <text:p>v</text:p>
          </table:table-cell>
          <table:table-cell office:value-type="string" office:string-value="v" table:formula="of:=RIGHT(LEFT([.D814];[.B814]);1)" table:style-name="ce1">
            <text:p>v</text:p>
          </table:table-cell>
          <table:table-cell office:value-type="boolean" office:boolean-value="false" table:formula="of:=+IF(XOR([.H814]=[.C814];[.I814]=[.C81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jjjjjjjjpjjjx</text:p>
          </table:table-cell>
          <table:table-cell office:value-type="float" office:value="14" table:formula="of:=LEN([.D815])-LEN(SUBSTITUTE([.D815];[.C815];&quot;&quot;))" table:style-name="ce1">
            <text:p>14</text:p>
          </table:table-cell>
          <table:table-cell office:value-type="boolean" office:boolean-value="true" table:formula="of:=+IF(AND([.E815]&gt;=[.A815];[.E815]&lt;=[.B815]);TRUE;FALSE)" table:style-name="ce1">
            <text:p>TRUE</text:p>
          </table:table-cell>
          <table:table-cell table:style-name="ce1"/>
          <table:table-cell office:value-type="string" office:string-value="p" table:formula="of:=RIGHT(LEFT([.D815];[.A815]);1)" table:style-name="ce1">
            <text:p>p</text:p>
          </table:table-cell>
          <table:table-cell office:value-type="string" office:string-value="x" table:formula="of:=RIGHT(LEFT([.D815];[.B815]);1)" table:style-name="ce1">
            <text:p>x</text:p>
          </table:table-cell>
          <table:table-cell office:value-type="boolean" office:boolean-value="false" table:formula="of:=+IF(XOR([.H815]=[.C815];[.I815]=[.C81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wwwwr</text:p>
          </table:table-cell>
          <table:table-cell office:value-type="float" office:value="5" table:formula="of:=LEN([.D816])-LEN(SUBSTITUTE([.D816];[.C816];&quot;&quot;))" table:style-name="ce1">
            <text:p>5</text:p>
          </table:table-cell>
          <table:table-cell office:value-type="boolean" office:boolean-value="true" table:formula="of:=+IF(AND([.E816]&gt;=[.A816];[.E816]&lt;=[.B816]);TRUE;FALSE)" table:style-name="ce1">
            <text:p>TRUE</text:p>
          </table:table-cell>
          <table:table-cell table:style-name="ce1"/>
          <table:table-cell office:value-type="string" office:string-value="w" table:formula="of:=RIGHT(LEFT([.D816];[.A816]);1)" table:style-name="ce1">
            <text:p>w</text:p>
          </table:table-cell>
          <table:table-cell office:value-type="string" office:string-value="r" table:formula="of:=RIGHT(LEFT([.D816];[.B816]);1)" table:style-name="ce1">
            <text:p>r</text:p>
          </table:table-cell>
          <table:table-cell office:value-type="boolean" office:boolean-value="true" table:formula="of:=+IF(XOR([.H816]=[.C816];[.I816]=[.C81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cdd</text:p>
          </table:table-cell>
          <table:table-cell office:value-type="float" office:value="2" table:formula="of:=LEN([.D817])-LEN(SUBSTITUTE([.D817];[.C817];&quot;&quot;))" table:style-name="ce1">
            <text:p>2</text:p>
          </table:table-cell>
          <table:table-cell office:value-type="boolean" office:boolean-value="true" table:formula="of:=+IF(AND([.E817]&gt;=[.A817];[.E817]&lt;=[.B817]);TRUE;FALSE)" table:style-name="ce1">
            <text:p>TRUE</text:p>
          </table:table-cell>
          <table:table-cell table:style-name="ce1"/>
          <table:table-cell office:value-type="string" office:string-value="c" table:formula="of:=RIGHT(LEFT([.D817];[.A817]);1)" table:style-name="ce1">
            <text:p>c</text:p>
          </table:table-cell>
          <table:table-cell office:value-type="string" office:string-value="d" table:formula="of:=RIGHT(LEFT([.D817];[.B817]);1)" table:style-name="ce1">
            <text:p>d</text:p>
          </table:table-cell>
          <table:table-cell office:value-type="boolean" office:boolean-value="true" table:formula="of:=+IF(XOR([.H817]=[.C817];[.I817]=[.C81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ccccctccwccccqcqcc</text:p>
          </table:table-cell>
          <table:table-cell office:value-type="float" office:value="14" table:formula="of:=LEN([.D818])-LEN(SUBSTITUTE([.D818];[.C818];&quot;&quot;))" table:style-name="ce1">
            <text:p>14</text:p>
          </table:table-cell>
          <table:table-cell office:value-type="boolean" office:boolean-value="false" table:formula="of:=+IF(AND([.E818]&gt;=[.A818];[.E818]&lt;=[.B818]);TRUE;FALSE)" table:style-name="ce1">
            <text:p>FALSE</text:p>
          </table:table-cell>
          <table:table-cell table:style-name="ce1"/>
          <table:table-cell office:value-type="string" office:string-value="q" table:formula="of:=RIGHT(LEFT([.D818];[.A818]);1)" table:style-name="ce1">
            <text:p>q</text:p>
          </table:table-cell>
          <table:table-cell office:value-type="string" office:string-value="q" table:formula="of:=RIGHT(LEFT([.D818];[.B818]);1)" table:style-name="ce1">
            <text:p>q</text:p>
          </table:table-cell>
          <table:table-cell office:value-type="boolean" office:boolean-value="false" table:formula="of:=+IF(XOR([.H818]=[.C818];[.I818]=[.C81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nlmqtsvn</text:p>
          </table:table-cell>
          <table:table-cell office:value-type="float" office:value="2" table:formula="of:=LEN([.D819])-LEN(SUBSTITUTE([.D819];[.C819];&quot;&quot;))" table:style-name="ce1">
            <text:p>2</text:p>
          </table:table-cell>
          <table:table-cell office:value-type="boolean" office:boolean-value="false" table:formula="of:=+IF(AND([.E819]&gt;=[.A819];[.E819]&lt;=[.B819]);TRUE;FALSE)" table:style-name="ce1">
            <text:p>FALSE</text:p>
          </table:table-cell>
          <table:table-cell table:style-name="ce1"/>
          <table:table-cell office:value-type="string" office:string-value="l" table:formula="of:=RIGHT(LEFT([.D819];[.A819]);1)" table:style-name="ce1">
            <text:p>l</text:p>
          </table:table-cell>
          <table:table-cell office:value-type="string" office:string-value="q" table:formula="of:=RIGHT(LEFT([.D819];[.B819]);1)" table:style-name="ce1">
            <text:p>q</text:p>
          </table:table-cell>
          <table:table-cell office:value-type="boolean" office:boolean-value="false" table:formula="of:=+IF(XOR([.H819]=[.C819];[.I819]=[.C81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wwwwwnl</text:p>
          </table:table-cell>
          <table:table-cell office:value-type="float" office:value="5" table:formula="of:=LEN([.D820])-LEN(SUBSTITUTE([.D820];[.C820];&quot;&quot;))" table:style-name="ce1">
            <text:p>5</text:p>
          </table:table-cell>
          <table:table-cell office:value-type="boolean" office:boolean-value="false" table:formula="of:=+IF(AND([.E820]&gt;=[.A820];[.E820]&lt;=[.B820]);TRUE;FALSE)" table:style-name="ce1">
            <text:p>FALSE</text:p>
          </table:table-cell>
          <table:table-cell table:style-name="ce1"/>
          <table:table-cell office:value-type="string" office:string-value="n" table:formula="of:=RIGHT(LEFT([.D820];[.A820]);1)" table:style-name="ce1">
            <text:p>n</text:p>
          </table:table-cell>
          <table:table-cell office:value-type="string" office:string-value="l" table:formula="of:=RIGHT(LEFT([.D820];[.B820]);1)" table:style-name="ce1">
            <text:p>l</text:p>
          </table:table-cell>
          <table:table-cell office:value-type="boolean" office:boolean-value="false" table:formula="of:=+IF(XOR([.H820]=[.C820];[.I820]=[.C82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plklqldllxlpvb</text:p>
          </table:table-cell>
          <table:table-cell office:value-type="float" office:value="7" table:formula="of:=LEN([.D821])-LEN(SUBSTITUTE([.D821];[.C821];&quot;&quot;))" table:style-name="ce1">
            <text:p>7</text:p>
          </table:table-cell>
          <table:table-cell office:value-type="boolean" office:boolean-value="true" table:formula="of:=+IF(AND([.E821]&gt;=[.A821];[.E821]&lt;=[.B821]);TRUE;FALSE)" table:style-name="ce1">
            <text:p>TRUE</text:p>
          </table:table-cell>
          <table:table-cell table:style-name="ce1"/>
          <table:table-cell office:value-type="string" office:string-value="l" table:formula="of:=RIGHT(LEFT([.D821];[.A821]);1)" table:style-name="ce1">
            <text:p>l</text:p>
          </table:table-cell>
          <table:table-cell office:value-type="string" office:string-value="x" table:formula="of:=RIGHT(LEFT([.D821];[.B821]);1)" table:style-name="ce1">
            <text:p>x</text:p>
          </table:table-cell>
          <table:table-cell office:value-type="boolean" office:boolean-value="true" table:formula="of:=+IF(XOR([.H821]=[.C821];[.I821]=[.C82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</text:p>
          </table:table-cell>
          <table:table-cell office:value-type="string" table:style-name="ce1">
            <text:p>fhkhqnfhhzrhqhhh</text:p>
          </table:table-cell>
          <table:table-cell office:value-type="float" office:value="8" table:formula="of:=LEN([.D822])-LEN(SUBSTITUTE([.D822];[.C822];&quot;&quot;))" table:style-name="ce1">
            <text:p>8</text:p>
          </table:table-cell>
          <table:table-cell office:value-type="boolean" office:boolean-value="true" table:formula="of:=+IF(AND([.E822]&gt;=[.A822];[.E822]&lt;=[.B822]);TRUE;FALSE)" table:style-name="ce1">
            <text:p>TRUE</text:p>
          </table:table-cell>
          <table:table-cell table:style-name="ce1"/>
          <table:table-cell office:value-type="string" office:string-value="f" table:formula="of:=RIGHT(LEFT([.D822];[.A822]);1)" table:style-name="ce1">
            <text:p>f</text:p>
          </table:table-cell>
          <table:table-cell office:value-type="string" office:string-value="h" table:formula="of:=RIGHT(LEFT([.D822];[.B822]);1)" table:style-name="ce1">
            <text:p>h</text:p>
          </table:table-cell>
          <table:table-cell office:value-type="boolean" office:boolean-value="true" table:formula="of:=+IF(XOR([.H822]=[.C822];[.I822]=[.C82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vvvvvvvvvvvv</text:p>
          </table:table-cell>
          <table:table-cell office:value-type="float" office:value="14" table:formula="of:=LEN([.D823])-LEN(SUBSTITUTE([.D823];[.C823];&quot;&quot;))" table:style-name="ce1">
            <text:p>14</text:p>
          </table:table-cell>
          <table:table-cell office:value-type="boolean" office:boolean-value="true" table:formula="of:=+IF(AND([.E823]&gt;=[.A823];[.E823]&lt;=[.B823]);TRUE;FALSE)" table:style-name="ce1">
            <text:p>TRUE</text:p>
          </table:table-cell>
          <table:table-cell table:style-name="ce1"/>
          <table:table-cell office:value-type="string" office:string-value="v" table:formula="of:=RIGHT(LEFT([.D823];[.A823]);1)" table:style-name="ce1">
            <text:p>v</text:p>
          </table:table-cell>
          <table:table-cell office:value-type="string" office:string-value="v" table:formula="of:=RIGHT(LEFT([.D823];[.B823]);1)" table:style-name="ce1">
            <text:p>v</text:p>
          </table:table-cell>
          <table:table-cell office:value-type="boolean" office:boolean-value="false" table:formula="of:=+IF(XOR([.H823]=[.C823];[.I823]=[.C82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nvvsllmvswcvzqvvxjl</text:p>
          </table:table-cell>
          <table:table-cell office:value-type="float" office:value="7" table:formula="of:=LEN([.D824])-LEN(SUBSTITUTE([.D824];[.C824];&quot;&quot;))" table:style-name="ce1">
            <text:p>7</text:p>
          </table:table-cell>
          <table:table-cell office:value-type="boolean" office:boolean-value="false" table:formula="of:=+IF(AND([.E824]&gt;=[.A824];[.E824]&lt;=[.B824]);TRUE;FALSE)" table:style-name="ce1">
            <text:p>FALSE</text:p>
          </table:table-cell>
          <table:table-cell table:style-name="ce1"/>
          <table:table-cell office:value-type="string" office:string-value="v" table:formula="of:=RIGHT(LEFT([.D824];[.A824]);1)" table:style-name="ce1">
            <text:p>v</text:p>
          </table:table-cell>
          <table:table-cell office:value-type="string" office:string-value="x" table:formula="of:=RIGHT(LEFT([.D824];[.B824]);1)" table:style-name="ce1">
            <text:p>x</text:p>
          </table:table-cell>
          <table:table-cell office:value-type="boolean" office:boolean-value="true" table:formula="of:=+IF(XOR([.H824]=[.C824];[.I824]=[.C82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zkkkkskkkzkkkjlk</text:p>
          </table:table-cell>
          <table:table-cell office:value-type="float" office:value="14" table:formula="of:=LEN([.D825])-LEN(SUBSTITUTE([.D825];[.C825];&quot;&quot;))" table:style-name="ce1">
            <text:p>14</text:p>
          </table:table-cell>
          <table:table-cell office:value-type="boolean" office:boolean-value="false" table:formula="of:=+IF(AND([.E825]&gt;=[.A825];[.E825]&lt;=[.B825]);TRUE;FALSE)" table:style-name="ce1">
            <text:p>FALSE</text:p>
          </table:table-cell>
          <table:table-cell table:style-name="ce1"/>
          <table:table-cell office:value-type="string" office:string-value="k" table:formula="of:=RIGHT(LEFT([.D825];[.A825]);1)" table:style-name="ce1">
            <text:p>k</text:p>
          </table:table-cell>
          <table:table-cell office:value-type="string" office:string-value="s" table:formula="of:=RIGHT(LEFT([.D825];[.B825]);1)" table:style-name="ce1">
            <text:p>s</text:p>
          </table:table-cell>
          <table:table-cell office:value-type="boolean" office:boolean-value="true" table:formula="of:=+IF(XOR([.H825]=[.C825];[.I825]=[.C82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ckwxwlrlwrncxwwb</text:p>
          </table:table-cell>
          <table:table-cell office:value-type="float" office:value="6" table:formula="of:=LEN([.D826])-LEN(SUBSTITUTE([.D826];[.C826];&quot;&quot;))" table:style-name="ce1">
            <text:p>6</text:p>
          </table:table-cell>
          <table:table-cell office:value-type="boolean" office:boolean-value="true" table:formula="of:=+IF(AND([.E826]&gt;=[.A826];[.E826]&lt;=[.B826]);TRUE;FALSE)" table:style-name="ce1">
            <text:p>TRUE</text:p>
          </table:table-cell>
          <table:table-cell table:style-name="ce1"/>
          <table:table-cell office:value-type="string" office:string-value="x" table:formula="of:=RIGHT(LEFT([.D826];[.A826]);1)" table:style-name="ce1">
            <text:p>x</text:p>
          </table:table-cell>
          <table:table-cell office:value-type="string" office:string-value="b" table:formula="of:=RIGHT(LEFT([.D826];[.B826]);1)" table:style-name="ce1">
            <text:p>b</text:p>
          </table:table-cell>
          <table:table-cell office:value-type="boolean" office:boolean-value="false" table:formula="of:=+IF(XOR([.H826]=[.C826];[.I826]=[.C82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qvvqgx</text:p>
          </table:table-cell>
          <table:table-cell office:value-type="float" office:value="3" table:formula="of:=LEN([.D827])-LEN(SUBSTITUTE([.D827];[.C827];&quot;&quot;))" table:style-name="ce1">
            <text:p>3</text:p>
          </table:table-cell>
          <table:table-cell office:value-type="boolean" office:boolean-value="true" table:formula="of:=+IF(AND([.E827]&gt;=[.A827];[.E827]&lt;=[.B827]);TRUE;FALSE)" table:style-name="ce1">
            <text:p>TRUE</text:p>
          </table:table-cell>
          <table:table-cell table:style-name="ce1"/>
          <table:table-cell office:value-type="string" office:string-value="q" table:formula="of:=RIGHT(LEFT([.D827];[.A827]);1)" table:style-name="ce1">
            <text:p>q</text:p>
          </table:table-cell>
          <table:table-cell office:value-type="string" office:string-value="v" table:formula="of:=RIGHT(LEFT([.D827];[.B827]);1)" table:style-name="ce1">
            <text:p>v</text:p>
          </table:table-cell>
          <table:table-cell office:value-type="boolean" office:boolean-value="true" table:formula="of:=+IF(XOR([.H827]=[.C827];[.I827]=[.C82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bbbbmbbbbqb</text:p>
          </table:table-cell>
          <table:table-cell office:value-type="float" office:value="11" table:formula="of:=LEN([.D828])-LEN(SUBSTITUTE([.D828];[.C828];&quot;&quot;))" table:style-name="ce1">
            <text:p>11</text:p>
          </table:table-cell>
          <table:table-cell office:value-type="boolean" office:boolean-value="false" table:formula="of:=+IF(AND([.E828]&gt;=[.A828];[.E828]&lt;=[.B828]);TRUE;FALSE)" table:style-name="ce1">
            <text:p>FALSE</text:p>
          </table:table-cell>
          <table:table-cell table:style-name="ce1"/>
          <table:table-cell office:value-type="string" office:string-value="b" table:formula="of:=RIGHT(LEFT([.D828];[.A828]);1)" table:style-name="ce1">
            <text:p>b</text:p>
          </table:table-cell>
          <table:table-cell office:value-type="string" office:string-value="b" table:formula="of:=RIGHT(LEFT([.D828];[.B828]);1)" table:style-name="ce1">
            <text:p>b</text:p>
          </table:table-cell>
          <table:table-cell office:value-type="boolean" office:boolean-value="false" table:formula="of:=+IF(XOR([.H828]=[.C828];[.I828]=[.C82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tphbprpv</text:p>
          </table:table-cell>
          <table:table-cell office:value-type="float" office:value="4" table:formula="of:=LEN([.D829])-LEN(SUBSTITUTE([.D829];[.C829];&quot;&quot;))" table:style-name="ce1">
            <text:p>4</text:p>
          </table:table-cell>
          <table:table-cell office:value-type="boolean" office:boolean-value="true" table:formula="of:=+IF(AND([.E829]&gt;=[.A829];[.E829]&lt;=[.B829]);TRUE;FALSE)" table:style-name="ce1">
            <text:p>TRUE</text:p>
          </table:table-cell>
          <table:table-cell table:style-name="ce1"/>
          <table:table-cell office:value-type="string" office:string-value="h" table:formula="of:=RIGHT(LEFT([.D829];[.A829]);1)" table:style-name="ce1">
            <text:p>h</text:p>
          </table:table-cell>
          <table:table-cell office:value-type="string" office:string-value="b" table:formula="of:=RIGHT(LEFT([.D829];[.B829]);1)" table:style-name="ce1">
            <text:p>b</text:p>
          </table:table-cell>
          <table:table-cell office:value-type="boolean" office:boolean-value="false" table:formula="of:=+IF(XOR([.H829]=[.C829];[.I829]=[.C82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q</text:p>
          </table:table-cell>
          <table:table-cell office:value-type="string" table:style-name="ce1">
            <text:p>kqqkpqbnt</text:p>
          </table:table-cell>
          <table:table-cell office:value-type="float" office:value="3" table:formula="of:=LEN([.D830])-LEN(SUBSTITUTE([.D830];[.C830];&quot;&quot;))" table:style-name="ce1">
            <text:p>3</text:p>
          </table:table-cell>
          <table:table-cell office:value-type="boolean" office:boolean-value="true" table:formula="of:=+IF(AND([.E830]&gt;=[.A830];[.E830]&lt;=[.B830]);TRUE;FALSE)" table:style-name="ce1">
            <text:p>TRUE</text:p>
          </table:table-cell>
          <table:table-cell table:style-name="ce1"/>
          <table:table-cell office:value-type="string" office:string-value="q" table:formula="of:=RIGHT(LEFT([.D830];[.A830]);1)" table:style-name="ce1">
            <text:p>q</text:p>
          </table:table-cell>
          <table:table-cell office:value-type="string" office:string-value="q" table:formula="of:=RIGHT(LEFT([.D830];[.B830]);1)" table:style-name="ce1">
            <text:p>q</text:p>
          </table:table-cell>
          <table:table-cell office:value-type="boolean" office:boolean-value="false" table:formula="of:=+IF(XOR([.H830]=[.C830];[.I830]=[.C83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nnnnnngnnnnnnnnnnnw</text:p>
          </table:table-cell>
          <table:table-cell office:value-type="float" office:value="18" table:formula="of:=LEN([.D831])-LEN(SUBSTITUTE([.D831];[.C831];&quot;&quot;))" table:style-name="ce1">
            <text:p>18</text:p>
          </table:table-cell>
          <table:table-cell office:value-type="boolean" office:boolean-value="true" table:formula="of:=+IF(AND([.E831]&gt;=[.A831];[.E831]&lt;=[.B831]);TRUE;FALSE)" table:style-name="ce1">
            <text:p>TRUE</text:p>
          </table:table-cell>
          <table:table-cell table:style-name="ce1"/>
          <table:table-cell office:value-type="string" office:string-value="n" table:formula="of:=RIGHT(LEFT([.D831];[.A831]);1)" table:style-name="ce1">
            <text:p>n</text:p>
          </table:table-cell>
          <table:table-cell office:value-type="string" office:string-value="w" table:formula="of:=RIGHT(LEFT([.D831];[.B831]);1)" table:style-name="ce1">
            <text:p>w</text:p>
          </table:table-cell>
          <table:table-cell office:value-type="boolean" office:boolean-value="true" table:formula="of:=+IF(XOR([.H831]=[.C831];[.I831]=[.C83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ppxpppmpnjp</text:p>
          </table:table-cell>
          <table:table-cell office:value-type="float" office:value="10" table:formula="of:=LEN([.D832])-LEN(SUBSTITUTE([.D832];[.C832];&quot;&quot;))" table:style-name="ce1">
            <text:p>10</text:p>
          </table:table-cell>
          <table:table-cell office:value-type="boolean" office:boolean-value="true" table:formula="of:=+IF(AND([.E832]&gt;=[.A832];[.E832]&lt;=[.B832]);TRUE;FALSE)" table:style-name="ce1">
            <text:p>TRUE</text:p>
          </table:table-cell>
          <table:table-cell table:style-name="ce1"/>
          <table:table-cell office:value-type="string" office:string-value="m" table:formula="of:=RIGHT(LEFT([.D832];[.A832]);1)" table:style-name="ce1">
            <text:p>m</text:p>
          </table:table-cell>
          <table:table-cell office:value-type="string" office:string-value="n" table:formula="of:=RIGHT(LEFT([.D832];[.B832]);1)" table:style-name="ce1">
            <text:p>n</text:p>
          </table:table-cell>
          <table:table-cell office:value-type="boolean" office:boolean-value="false" table:formula="of:=+IF(XOR([.H832]=[.C832];[.I832]=[.C83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bhwlxkrdxxqvkphvmfgn</text:p>
          </table:table-cell>
          <table:table-cell office:value-type="float" office:value="3" table:formula="of:=LEN([.D833])-LEN(SUBSTITUTE([.D833];[.C833];&quot;&quot;))" table:style-name="ce1">
            <text:p>3</text:p>
          </table:table-cell>
          <table:table-cell office:value-type="boolean" office:boolean-value="false" table:formula="of:=+IF(AND([.E833]&gt;=[.A833];[.E833]&lt;=[.B833]);TRUE;FALSE)" table:style-name="ce1">
            <text:p>FALSE</text:p>
          </table:table-cell>
          <table:table-cell table:style-name="ce1"/>
          <table:table-cell office:value-type="string" office:string-value="x" table:formula="of:=RIGHT(LEFT([.D833];[.A833]);1)" table:style-name="ce1">
            <text:p>x</text:p>
          </table:table-cell>
          <table:table-cell office:value-type="string" office:string-value="x" table:formula="of:=RIGHT(LEFT([.D833];[.B833]);1)" table:style-name="ce1">
            <text:p>x</text:p>
          </table:table-cell>
          <table:table-cell office:value-type="boolean" office:boolean-value="false" table:formula="of:=+IF(XOR([.H833]=[.C833];[.I833]=[.C83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lhql</text:p>
          </table:table-cell>
          <table:table-cell office:value-type="float" office:value="4" table:formula="of:=LEN([.D834])-LEN(SUBSTITUTE([.D834];[.C834];&quot;&quot;))" table:style-name="ce1">
            <text:p>4</text:p>
          </table:table-cell>
          <table:table-cell office:value-type="boolean" office:boolean-value="false" table:formula="of:=+IF(AND([.E834]&gt;=[.A834];[.E834]&lt;=[.B834]);TRUE;FALSE)" table:style-name="ce1">
            <text:p>FALSE</text:p>
          </table:table-cell>
          <table:table-cell table:style-name="ce1"/>
          <table:table-cell office:value-type="string" office:string-value="l" table:formula="of:=RIGHT(LEFT([.D834];[.A834]);1)" table:style-name="ce1">
            <text:p>l</text:p>
          </table:table-cell>
          <table:table-cell office:value-type="string" office:string-value="l" table:formula="of:=RIGHT(LEFT([.D834];[.B834]);1)" table:style-name="ce1">
            <text:p>l</text:p>
          </table:table-cell>
          <table:table-cell office:value-type="boolean" office:boolean-value="false" table:formula="of:=+IF(XOR([.H834]=[.C834];[.I834]=[.C83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llvwfccllk</text:p>
          </table:table-cell>
          <table:table-cell office:value-type="float" office:value="4" table:formula="of:=LEN([.D835])-LEN(SUBSTITUTE([.D835];[.C835];&quot;&quot;))" table:style-name="ce1">
            <text:p>4</text:p>
          </table:table-cell>
          <table:table-cell office:value-type="boolean" office:boolean-value="true" table:formula="of:=+IF(AND([.E835]&gt;=[.A835];[.E835]&lt;=[.B835]);TRUE;FALSE)" table:style-name="ce1">
            <text:p>TRUE</text:p>
          </table:table-cell>
          <table:table-cell table:style-name="ce1"/>
          <table:table-cell office:value-type="string" office:string-value="v" table:formula="of:=RIGHT(LEFT([.D835];[.A835]);1)" table:style-name="ce1">
            <text:p>v</text:p>
          </table:table-cell>
          <table:table-cell office:value-type="string" office:string-value="k" table:formula="of:=RIGHT(LEFT([.D835];[.B835]);1)" table:style-name="ce1">
            <text:p>k</text:p>
          </table:table-cell>
          <table:table-cell office:value-type="boolean" office:boolean-value="false" table:formula="of:=+IF(XOR([.H835]=[.C835];[.I835]=[.C83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mvmmzlngpw</text:p>
          </table:table-cell>
          <table:table-cell office:value-type="float" office:value="1" table:formula="of:=LEN([.D836])-LEN(SUBSTITUTE([.D836];[.C836];&quot;&quot;))" table:style-name="ce1">
            <text:p>1</text:p>
          </table:table-cell>
          <table:table-cell office:value-type="boolean" office:boolean-value="false" table:formula="of:=+IF(AND([.E836]&gt;=[.A836];[.E836]&lt;=[.B836]);TRUE;FALSE)" table:style-name="ce1">
            <text:p>FALSE</text:p>
          </table:table-cell>
          <table:table-cell table:style-name="ce1"/>
          <table:table-cell office:value-type="string" office:string-value="l" table:formula="of:=RIGHT(LEFT([.D836];[.A836]);1)" table:style-name="ce1">
            <text:p>l</text:p>
          </table:table-cell>
          <table:table-cell office:value-type="string" office:string-value="w" table:formula="of:=RIGHT(LEFT([.D836];[.B836]);1)" table:style-name="ce1">
            <text:p>w</text:p>
          </table:table-cell>
          <table:table-cell office:value-type="boolean" office:boolean-value="false" table:formula="of:=+IF(XOR([.H836]=[.C836];[.I836]=[.C83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skbvv</text:p>
          </table:table-cell>
          <table:table-cell office:value-type="float" office:value="2" table:formula="of:=LEN([.D837])-LEN(SUBSTITUTE([.D837];[.C837];&quot;&quot;))" table:style-name="ce1">
            <text:p>2</text:p>
          </table:table-cell>
          <table:table-cell office:value-type="boolean" office:boolean-value="true" table:formula="of:=+IF(AND([.E837]&gt;=[.A837];[.E837]&lt;=[.B837]);TRUE;FALSE)" table:style-name="ce1">
            <text:p>TRUE</text:p>
          </table:table-cell>
          <table:table-cell table:style-name="ce1"/>
          <table:table-cell office:value-type="string" office:string-value="s" table:formula="of:=RIGHT(LEFT([.D837];[.A837]);1)" table:style-name="ce1">
            <text:p>s</text:p>
          </table:table-cell>
          <table:table-cell office:value-type="string" office:string-value="v" table:formula="of:=RIGHT(LEFT([.D837];[.B837]);1)" table:style-name="ce1">
            <text:p>v</text:p>
          </table:table-cell>
          <table:table-cell office:value-type="boolean" office:boolean-value="true" table:formula="of:=+IF(XOR([.H837]=[.C837];[.I837]=[.C83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wtckkkkx</text:p>
          </table:table-cell>
          <table:table-cell office:value-type="float" office:value="5" table:formula="of:=LEN([.D838])-LEN(SUBSTITUTE([.D838];[.C838];&quot;&quot;))" table:style-name="ce1">
            <text:p>5</text:p>
          </table:table-cell>
          <table:table-cell office:value-type="boolean" office:boolean-value="false" table:formula="of:=+IF(AND([.E838]&gt;=[.A838];[.E838]&lt;=[.B838]);TRUE;FALSE)" table:style-name="ce1">
            <text:p>FALSE</text:p>
          </table:table-cell>
          <table:table-cell table:style-name="ce1"/>
          <table:table-cell office:value-type="string" office:string-value="k" table:formula="of:=RIGHT(LEFT([.D838];[.A838]);1)" table:style-name="ce1">
            <text:p>k</text:p>
          </table:table-cell>
          <table:table-cell office:value-type="string" office:string-value="x" table:formula="of:=RIGHT(LEFT([.D838];[.B838]);1)" table:style-name="ce1">
            <text:p>x</text:p>
          </table:table-cell>
          <table:table-cell office:value-type="boolean" office:boolean-value="true" table:formula="of:=+IF(XOR([.H838]=[.C838];[.I838]=[.C83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njjfzjjjjjjjj</text:p>
          </table:table-cell>
          <table:table-cell office:value-type="float" office:value="11" table:formula="of:=LEN([.D839])-LEN(SUBSTITUTE([.D839];[.C839];&quot;&quot;))" table:style-name="ce1">
            <text:p>11</text:p>
          </table:table-cell>
          <table:table-cell office:value-type="boolean" office:boolean-value="true" table:formula="of:=+IF(AND([.E839]&gt;=[.A839];[.E839]&lt;=[.B839]);TRUE;FALSE)" table:style-name="ce1">
            <text:p>TRUE</text:p>
          </table:table-cell>
          <table:table-cell table:style-name="ce1"/>
          <table:table-cell office:value-type="string" office:string-value="j" table:formula="of:=RIGHT(LEFT([.D839];[.A839]);1)" table:style-name="ce1">
            <text:p>j</text:p>
          </table:table-cell>
          <table:table-cell office:value-type="string" office:string-value="j" table:formula="of:=RIGHT(LEFT([.D839];[.B839]);1)" table:style-name="ce1">
            <text:p>j</text:p>
          </table:table-cell>
          <table:table-cell office:value-type="boolean" office:boolean-value="false" table:formula="of:=+IF(XOR([.H839]=[.C839];[.I839]=[.C83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vvnnjjxjnnt</text:p>
          </table:table-cell>
          <table:table-cell office:value-type="float" office:value="2" table:formula="of:=LEN([.D840])-LEN(SUBSTITUTE([.D840];[.C840];&quot;&quot;))" table:style-name="ce1">
            <text:p>2</text:p>
          </table:table-cell>
          <table:table-cell office:value-type="boolean" office:boolean-value="true" table:formula="of:=+IF(AND([.E840]&gt;=[.A840];[.E840]&lt;=[.B840]);TRUE;FALSE)" table:style-name="ce1">
            <text:p>TRUE</text:p>
          </table:table-cell>
          <table:table-cell table:style-name="ce1"/>
          <table:table-cell office:value-type="string" office:string-value="v" table:formula="of:=RIGHT(LEFT([.D840];[.A840]);1)" table:style-name="ce1">
            <text:p>v</text:p>
          </table:table-cell>
          <table:table-cell office:value-type="string" office:string-value="n" table:formula="of:=RIGHT(LEFT([.D840];[.B840]);1)" table:style-name="ce1">
            <text:p>n</text:p>
          </table:table-cell>
          <table:table-cell office:value-type="boolean" office:boolean-value="true" table:formula="of:=+IF(XOR([.H840]=[.C840];[.I840]=[.C84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</text:p>
          </table:table-cell>
          <table:table-cell office:value-type="string" table:style-name="ce1">
            <text:p>ljcqpjmhgmmcxjkgd</text:p>
          </table:table-cell>
          <table:table-cell office:value-type="float" office:value="3" table:formula="of:=LEN([.D841])-LEN(SUBSTITUTE([.D841];[.C841];&quot;&quot;))" table:style-name="ce1">
            <text:p>3</text:p>
          </table:table-cell>
          <table:table-cell office:value-type="boolean" office:boolean-value="true" table:formula="of:=+IF(AND([.E841]&gt;=[.A841];[.E841]&lt;=[.B841]);TRUE;FALSE)" table:style-name="ce1">
            <text:p>TRUE</text:p>
          </table:table-cell>
          <table:table-cell table:style-name="ce1"/>
          <table:table-cell office:value-type="string" office:string-value="j" table:formula="of:=RIGHT(LEFT([.D841];[.A841]);1)" table:style-name="ce1">
            <text:p>j</text:p>
          </table:table-cell>
          <table:table-cell office:value-type="string" office:string-value="j" table:formula="of:=RIGHT(LEFT([.D841];[.B841]);1)" table:style-name="ce1">
            <text:p>j</text:p>
          </table:table-cell>
          <table:table-cell office:value-type="boolean" office:boolean-value="false" table:formula="of:=+IF(XOR([.H841]=[.C841];[.I841]=[.C84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</text:p>
          </table:table-cell>
          <table:table-cell office:value-type="string" table:style-name="ce1">
            <text:p>lklbx</text:p>
          </table:table-cell>
          <table:table-cell office:value-type="float" office:value="1" table:formula="of:=LEN([.D842])-LEN(SUBSTITUTE([.D842];[.C842];&quot;&quot;))" table:style-name="ce1">
            <text:p>1</text:p>
          </table:table-cell>
          <table:table-cell office:value-type="boolean" office:boolean-value="true" table:formula="of:=+IF(AND([.E842]&gt;=[.A842];[.E842]&lt;=[.B842]);TRUE;FALSE)" table:style-name="ce1">
            <text:p>TRUE</text:p>
          </table:table-cell>
          <table:table-cell table:style-name="ce1"/>
          <table:table-cell office:value-type="string" office:string-value="l" table:formula="of:=RIGHT(LEFT([.D842];[.A842]);1)" table:style-name="ce1">
            <text:p>l</text:p>
          </table:table-cell>
          <table:table-cell office:value-type="string" office:string-value="l" table:formula="of:=RIGHT(LEFT([.D842];[.B842]);1)" table:style-name="ce1">
            <text:p>l</text:p>
          </table:table-cell>
          <table:table-cell office:value-type="boolean" office:boolean-value="false" table:formula="of:=+IF(XOR([.H842]=[.C842];[.I842]=[.C84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cccccccccckc</text:p>
          </table:table-cell>
          <table:table-cell office:value-type="float" office:value="14" table:formula="of:=LEN([.D843])-LEN(SUBSTITUTE([.D843];[.C843];&quot;&quot;))" table:style-name="ce1">
            <text:p>14</text:p>
          </table:table-cell>
          <table:table-cell office:value-type="boolean" office:boolean-value="true" table:formula="of:=+IF(AND([.E843]&gt;=[.A843];[.E843]&lt;=[.B843]);TRUE;FALSE)" table:style-name="ce1">
            <text:p>TRUE</text:p>
          </table:table-cell>
          <table:table-cell table:style-name="ce1"/>
          <table:table-cell office:value-type="string" office:string-value="k" table:formula="of:=RIGHT(LEFT([.D843];[.A843]);1)" table:style-name="ce1">
            <text:p>k</text:p>
          </table:table-cell>
          <table:table-cell office:value-type="string" office:string-value="c" table:formula="of:=RIGHT(LEFT([.D843];[.B843]);1)" table:style-name="ce1">
            <text:p>c</text:p>
          </table:table-cell>
          <table:table-cell office:value-type="boolean" office:boolean-value="true" table:formula="of:=+IF(XOR([.H843]=[.C843];[.I843]=[.C84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xxxxxxxxxxx</text:p>
          </table:table-cell>
          <table:table-cell office:value-type="float" office:value="12" table:formula="of:=LEN([.D844])-LEN(SUBSTITUTE([.D844];[.C844];&quot;&quot;))" table:style-name="ce1">
            <text:p>12</text:p>
          </table:table-cell>
          <table:table-cell office:value-type="boolean" office:boolean-value="false" table:formula="of:=+IF(AND([.E844]&gt;=[.A844];[.E844]&lt;=[.B844]);TRUE;FALSE)" table:style-name="ce1">
            <text:p>FALSE</text:p>
          </table:table-cell>
          <table:table-cell table:style-name="ce1"/>
          <table:table-cell office:value-type="string" office:string-value="x" table:formula="of:=RIGHT(LEFT([.D844];[.A844]);1)" table:style-name="ce1">
            <text:p>x</text:p>
          </table:table-cell>
          <table:table-cell office:value-type="string" office:string-value="x" table:formula="of:=RIGHT(LEFT([.D844];[.B844]);1)" table:style-name="ce1">
            <text:p>x</text:p>
          </table:table-cell>
          <table:table-cell office:value-type="boolean" office:boolean-value="false" table:formula="of:=+IF(XOR([.H844]=[.C844];[.I844]=[.C84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trtxtjgtt</text:p>
          </table:table-cell>
          <table:table-cell office:value-type="float" office:value="5" table:formula="of:=LEN([.D845])-LEN(SUBSTITUTE([.D845];[.C845];&quot;&quot;))" table:style-name="ce1">
            <text:p>5</text:p>
          </table:table-cell>
          <table:table-cell office:value-type="boolean" office:boolean-value="true" table:formula="of:=+IF(AND([.E845]&gt;=[.A845];[.E845]&lt;=[.B845]);TRUE;FALSE)" table:style-name="ce1">
            <text:p>TRUE</text:p>
          </table:table-cell>
          <table:table-cell table:style-name="ce1"/>
          <table:table-cell office:value-type="string" office:string-value="b" table:formula="of:=RIGHT(LEFT([.D845];[.A845]);1)" table:style-name="ce1">
            <text:p>b</text:p>
          </table:table-cell>
          <table:table-cell office:value-type="string" office:string-value="j" table:formula="of:=RIGHT(LEFT([.D845];[.B845]);1)" table:style-name="ce1">
            <text:p>j</text:p>
          </table:table-cell>
          <table:table-cell office:value-type="boolean" office:boolean-value="false" table:formula="of:=+IF(XOR([.H845]=[.C845];[.I845]=[.C84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ttt</text:p>
          </table:table-cell>
          <table:table-cell office:value-type="float" office:value="3" table:formula="of:=LEN([.D846])-LEN(SUBSTITUTE([.D846];[.C846];&quot;&quot;))" table:style-name="ce1">
            <text:p>3</text:p>
          </table:table-cell>
          <table:table-cell office:value-type="boolean" office:boolean-value="true" table:formula="of:=+IF(AND([.E846]&gt;=[.A846];[.E846]&lt;=[.B846]);TRUE;FALSE)" table:style-name="ce1">
            <text:p>TRUE</text:p>
          </table:table-cell>
          <table:table-cell table:style-name="ce1"/>
          <table:table-cell office:value-type="string" office:string-value="t" table:formula="of:=RIGHT(LEFT([.D846];[.A846]);1)" table:style-name="ce1">
            <text:p>t</text:p>
          </table:table-cell>
          <table:table-cell office:value-type="string" office:string-value="t" table:formula="of:=RIGHT(LEFT([.D846];[.B846]);1)" table:style-name="ce1">
            <text:p>t</text:p>
          </table:table-cell>
          <table:table-cell office:value-type="boolean" office:boolean-value="false" table:formula="of:=+IF(XOR([.H846]=[.C846];[.I846]=[.C84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kzksxgb</text:p>
          </table:table-cell>
          <table:table-cell office:value-type="float" office:value="5" table:formula="of:=LEN([.D847])-LEN(SUBSTITUTE([.D847];[.C847];&quot;&quot;))" table:style-name="ce1">
            <text:p>5</text:p>
          </table:table-cell>
          <table:table-cell office:value-type="boolean" office:boolean-value="true" table:formula="of:=+IF(AND([.E847]&gt;=[.A847];[.E847]&lt;=[.B847]);TRUE;FALSE)" table:style-name="ce1">
            <text:p>TRUE</text:p>
          </table:table-cell>
          <table:table-cell table:style-name="ce1"/>
          <table:table-cell office:value-type="string" office:string-value="z" table:formula="of:=RIGHT(LEFT([.D847];[.A847]);1)" table:style-name="ce1">
            <text:p>z</text:p>
          </table:table-cell>
          <table:table-cell office:value-type="string" office:string-value="s" table:formula="of:=RIGHT(LEFT([.D847];[.B847]);1)" table:style-name="ce1">
            <text:p>s</text:p>
          </table:table-cell>
          <table:table-cell office:value-type="boolean" office:boolean-value="false" table:formula="of:=+IF(XOR([.H847]=[.C847];[.I847]=[.C84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</text:p>
          </table:table-cell>
          <table:table-cell office:value-type="string" table:style-name="ce1">
            <text:p>mnnxqwtnw</text:p>
          </table:table-cell>
          <table:table-cell office:value-type="float" office:value="1" table:formula="of:=LEN([.D848])-LEN(SUBSTITUTE([.D848];[.C848];&quot;&quot;))" table:style-name="ce1">
            <text:p>1</text:p>
          </table:table-cell>
          <table:table-cell office:value-type="boolean" office:boolean-value="false" table:formula="of:=+IF(AND([.E848]&gt;=[.A848];[.E848]&lt;=[.B848]);TRUE;FALSE)" table:style-name="ce1">
            <text:p>FALSE</text:p>
          </table:table-cell>
          <table:table-cell table:style-name="ce1"/>
          <table:table-cell office:value-type="string" office:string-value="n" table:formula="of:=RIGHT(LEFT([.D848];[.A848]);1)" table:style-name="ce1">
            <text:p>n</text:p>
          </table:table-cell>
          <table:table-cell office:value-type="string" office:string-value="x" table:formula="of:=RIGHT(LEFT([.D848];[.B848]);1)" table:style-name="ce1">
            <text:p>x</text:p>
          </table:table-cell>
          <table:table-cell office:value-type="boolean" office:boolean-value="false" table:formula="of:=+IF(XOR([.H848]=[.C848];[.I848]=[.C84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vwzmnxjdzx</text:p>
          </table:table-cell>
          <table:table-cell office:value-type="float" office:value="0" table:formula="of:=LEN([.D849])-LEN(SUBSTITUTE([.D849];[.C849];&quot;&quot;))" table:style-name="ce1">
            <text:p>0</text:p>
          </table:table-cell>
          <table:table-cell office:value-type="boolean" office:boolean-value="false" table:formula="of:=+IF(AND([.E849]&gt;=[.A849];[.E849]&lt;=[.B849]);TRUE;FALSE)" table:style-name="ce1">
            <text:p>FALSE</text:p>
          </table:table-cell>
          <table:table-cell table:style-name="ce1"/>
          <table:table-cell office:value-type="string" office:string-value="d" table:formula="of:=RIGHT(LEFT([.D849];[.A849]);1)" table:style-name="ce1">
            <text:p>d</text:p>
          </table:table-cell>
          <table:table-cell office:value-type="string" office:string-value="x" table:formula="of:=RIGHT(LEFT([.D849];[.B849]);1)" table:style-name="ce1">
            <text:p>x</text:p>
          </table:table-cell>
          <table:table-cell office:value-type="boolean" office:boolean-value="false" table:formula="of:=+IF(XOR([.H849]=[.C849];[.I849]=[.C84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vglffffpzw</text:p>
          </table:table-cell>
          <table:table-cell office:value-type="float" office:value="4" table:formula="of:=LEN([.D850])-LEN(SUBSTITUTE([.D850];[.C850];&quot;&quot;))" table:style-name="ce1">
            <text:p>4</text:p>
          </table:table-cell>
          <table:table-cell office:value-type="boolean" office:boolean-value="true" table:formula="of:=+IF(AND([.E850]&gt;=[.A850];[.E850]&lt;=[.B850]);TRUE;FALSE)" table:style-name="ce1">
            <text:p>TRUE</text:p>
          </table:table-cell>
          <table:table-cell table:style-name="ce1"/>
          <table:table-cell office:value-type="string" office:string-value="l" table:formula="of:=RIGHT(LEFT([.D850];[.A850]);1)" table:style-name="ce1">
            <text:p>l</text:p>
          </table:table-cell>
          <table:table-cell office:value-type="string" office:string-value="z" table:formula="of:=RIGHT(LEFT([.D850];[.B850]);1)" table:style-name="ce1">
            <text:p>z</text:p>
          </table:table-cell>
          <table:table-cell office:value-type="boolean" office:boolean-value="false" table:formula="of:=+IF(XOR([.H850]=[.C850];[.I850]=[.C85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sfjsv</text:p>
          </table:table-cell>
          <table:table-cell office:value-type="float" office:value="2" table:formula="of:=LEN([.D851])-LEN(SUBSTITUTE([.D851];[.C851];&quot;&quot;))" table:style-name="ce1">
            <text:p>2</text:p>
          </table:table-cell>
          <table:table-cell office:value-type="boolean" office:boolean-value="true" table:formula="of:=+IF(AND([.E851]&gt;=[.A851];[.E851]&lt;=[.B851]);TRUE;FALSE)" table:style-name="ce1">
            <text:p>TRUE</text:p>
          </table:table-cell>
          <table:table-cell table:style-name="ce1"/>
          <table:table-cell office:value-type="string" office:string-value="d" table:formula="of:=RIGHT(LEFT([.D851];[.A851]);1)" table:style-name="ce1">
            <text:p>d</text:p>
          </table:table-cell>
          <table:table-cell office:value-type="string" office:string-value="s" table:formula="of:=RIGHT(LEFT([.D851];[.B851]);1)" table:style-name="ce1">
            <text:p>s</text:p>
          </table:table-cell>
          <table:table-cell office:value-type="boolean" office:boolean-value="true" table:formula="of:=+IF(XOR([.H851]=[.C851];[.I851]=[.C85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vmwpmmmjmv</text:p>
          </table:table-cell>
          <table:table-cell office:value-type="float" office:value="5" table:formula="of:=LEN([.D852])-LEN(SUBSTITUTE([.D852];[.C852];&quot;&quot;))" table:style-name="ce1">
            <text:p>5</text:p>
          </table:table-cell>
          <table:table-cell office:value-type="boolean" office:boolean-value="false" table:formula="of:=+IF(AND([.E852]&gt;=[.A852];[.E852]&lt;=[.B852]);TRUE;FALSE)" table:style-name="ce1">
            <text:p>FALSE</text:p>
          </table:table-cell>
          <table:table-cell table:style-name="ce1"/>
          <table:table-cell office:value-type="string" office:string-value="j" table:formula="of:=RIGHT(LEFT([.D852];[.A852]);1)" table:style-name="ce1">
            <text:p>j</text:p>
          </table:table-cell>
          <table:table-cell office:value-type="string" office:string-value="v" table:formula="of:=RIGHT(LEFT([.D852];[.B852]);1)" table:style-name="ce1">
            <text:p>v</text:p>
          </table:table-cell>
          <table:table-cell office:value-type="boolean" office:boolean-value="false" table:formula="of:=+IF(XOR([.H852]=[.C852];[.I852]=[.C85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hhhwxhhhhhhhhhhhhh</text:p>
          </table:table-cell>
          <table:table-cell office:value-type="float" office:value="18" table:formula="of:=LEN([.D853])-LEN(SUBSTITUTE([.D853];[.C853];&quot;&quot;))" table:style-name="ce1">
            <text:p>18</text:p>
          </table:table-cell>
          <table:table-cell office:value-type="boolean" office:boolean-value="false" table:formula="of:=+IF(AND([.E853]&gt;=[.A853];[.E853]&lt;=[.B853]);TRUE;FALSE)" table:style-name="ce1">
            <text:p>FALSE</text:p>
          </table:table-cell>
          <table:table-cell table:style-name="ce1"/>
          <table:table-cell office:value-type="string" office:string-value="w" table:formula="of:=RIGHT(LEFT([.D853];[.A853]);1)" table:style-name="ce1">
            <text:p>w</text:p>
          </table:table-cell>
          <table:table-cell office:value-type="string" office:string-value="x" table:formula="of:=RIGHT(LEFT([.D853];[.B853]);1)" table:style-name="ce1">
            <text:p>x</text:p>
          </table:table-cell>
          <table:table-cell office:value-type="boolean" office:boolean-value="false" table:formula="of:=+IF(XOR([.H853]=[.C853];[.I853]=[.C85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tlblznjctnnrzwrknt</text:p>
          </table:table-cell>
          <table:table-cell office:value-type="float" office:value="4" table:formula="of:=LEN([.D854])-LEN(SUBSTITUTE([.D854];[.C854];&quot;&quot;))" table:style-name="ce1">
            <text:p>4</text:p>
          </table:table-cell>
          <table:table-cell office:value-type="boolean" office:boolean-value="false" table:formula="of:=+IF(AND([.E854]&gt;=[.A854];[.E854]&lt;=[.B854]);TRUE;FALSE)" table:style-name="ce1">
            <text:p>FALSE</text:p>
          </table:table-cell>
          <table:table-cell table:style-name="ce1"/>
          <table:table-cell office:value-type="string" office:string-value="n" table:formula="of:=RIGHT(LEFT([.D854];[.A854]);1)" table:style-name="ce1">
            <text:p>n</text:p>
          </table:table-cell>
          <table:table-cell office:value-type="string" office:string-value="t" table:formula="of:=RIGHT(LEFT([.D854];[.B854]);1)" table:style-name="ce1">
            <text:p>t</text:p>
          </table:table-cell>
          <table:table-cell office:value-type="boolean" office:boolean-value="true" table:formula="of:=+IF(XOR([.H854]=[.C854];[.I854]=[.C85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zxclnvc</text:p>
          </table:table-cell>
          <table:table-cell office:value-type="float" office:value="2" table:formula="of:=LEN([.D855])-LEN(SUBSTITUTE([.D855];[.C855];&quot;&quot;))" table:style-name="ce1">
            <text:p>2</text:p>
          </table:table-cell>
          <table:table-cell office:value-type="boolean" office:boolean-value="false" table:formula="of:=+IF(AND([.E855]&gt;=[.A855];[.E855]&lt;=[.B855]);TRUE;FALSE)" table:style-name="ce1">
            <text:p>FALSE</text:p>
          </table:table-cell>
          <table:table-cell table:style-name="ce1"/>
          <table:table-cell office:value-type="string" office:string-value="x" table:formula="of:=RIGHT(LEFT([.D855];[.A855]);1)" table:style-name="ce1">
            <text:p>x</text:p>
          </table:table-cell>
          <table:table-cell office:value-type="string" office:string-value="n" table:formula="of:=RIGHT(LEFT([.D855];[.B855]);1)" table:style-name="ce1">
            <text:p>n</text:p>
          </table:table-cell>
          <table:table-cell office:value-type="boolean" office:boolean-value="true" table:formula="of:=+IF(XOR([.H855]=[.C855];[.I855]=[.C85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wtrttkx</text:p>
          </table:table-cell>
          <table:table-cell office:value-type="float" office:value="3" table:formula="of:=LEN([.D856])-LEN(SUBSTITUTE([.D856];[.C856];&quot;&quot;))" table:style-name="ce1">
            <text:p>3</text:p>
          </table:table-cell>
          <table:table-cell office:value-type="boolean" office:boolean-value="true" table:formula="of:=+IF(AND([.E856]&gt;=[.A856];[.E856]&lt;=[.B856]);TRUE;FALSE)" table:style-name="ce1">
            <text:p>TRUE</text:p>
          </table:table-cell>
          <table:table-cell table:style-name="ce1"/>
          <table:table-cell office:value-type="string" office:string-value="t" table:formula="of:=RIGHT(LEFT([.D856];[.A856]);1)" table:style-name="ce1">
            <text:p>t</text:p>
          </table:table-cell>
          <table:table-cell office:value-type="string" office:string-value="t" table:formula="of:=RIGHT(LEFT([.D856];[.B856]);1)" table:style-name="ce1">
            <text:p>t</text:p>
          </table:table-cell>
          <table:table-cell office:value-type="boolean" office:boolean-value="false" table:formula="of:=+IF(XOR([.H856]=[.C856];[.I856]=[.C85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jjjxjjj</text:p>
          </table:table-cell>
          <table:table-cell office:value-type="float" office:value="9" table:formula="of:=LEN([.D857])-LEN(SUBSTITUTE([.D857];[.C857];&quot;&quot;))" table:style-name="ce1">
            <text:p>9</text:p>
          </table:table-cell>
          <table:table-cell office:value-type="boolean" office:boolean-value="true" table:formula="of:=+IF(AND([.E857]&gt;=[.A857];[.E857]&lt;=[.B857]);TRUE;FALSE)" table:style-name="ce1">
            <text:p>TRUE</text:p>
          </table:table-cell>
          <table:table-cell table:style-name="ce1"/>
          <table:table-cell office:value-type="string" office:string-value="j" table:formula="of:=RIGHT(LEFT([.D857];[.A857]);1)" table:style-name="ce1">
            <text:p>j</text:p>
          </table:table-cell>
          <table:table-cell office:value-type="string" office:string-value="j" table:formula="of:=RIGHT(LEFT([.D857];[.B857]);1)" table:style-name="ce1">
            <text:p>j</text:p>
          </table:table-cell>
          <table:table-cell office:value-type="boolean" office:boolean-value="false" table:formula="of:=+IF(XOR([.H857]=[.C857];[.I857]=[.C85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rrrrjrrrrrwx</text:p>
          </table:table-cell>
          <table:table-cell office:value-type="float" office:value="10" table:formula="of:=LEN([.D858])-LEN(SUBSTITUTE([.D858];[.C858];&quot;&quot;))" table:style-name="ce1">
            <text:p>10</text:p>
          </table:table-cell>
          <table:table-cell office:value-type="boolean" office:boolean-value="false" table:formula="of:=+IF(AND([.E858]&gt;=[.A858];[.E858]&lt;=[.B858]);TRUE;FALSE)" table:style-name="ce1">
            <text:p>FALSE</text:p>
          </table:table-cell>
          <table:table-cell table:style-name="ce1"/>
          <table:table-cell office:value-type="string" office:string-value="w" table:formula="of:=RIGHT(LEFT([.D858];[.A858]);1)" table:style-name="ce1">
            <text:p>w</text:p>
          </table:table-cell>
          <table:table-cell office:value-type="string" office:string-value="x" table:formula="of:=RIGHT(LEFT([.D858];[.B858]);1)" table:style-name="ce1">
            <text:p>x</text:p>
          </table:table-cell>
          <table:table-cell office:value-type="boolean" office:boolean-value="false" table:formula="of:=+IF(XOR([.H858]=[.C858];[.I858]=[.C85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lvcnjcpnkvcpcmcpbc</text:p>
          </table:table-cell>
          <table:table-cell office:value-type="float" office:value="6" table:formula="of:=LEN([.D859])-LEN(SUBSTITUTE([.D859];[.C859];&quot;&quot;))" table:style-name="ce1">
            <text:p>6</text:p>
          </table:table-cell>
          <table:table-cell office:value-type="boolean" office:boolean-value="false" table:formula="of:=+IF(AND([.E859]&gt;=[.A859];[.E859]&lt;=[.B859]);TRUE;FALSE)" table:style-name="ce1">
            <text:p>FALSE</text:p>
          </table:table-cell>
          <table:table-cell table:style-name="ce1"/>
          <table:table-cell office:value-type="string" office:string-value="v" table:formula="of:=RIGHT(LEFT([.D859];[.A859]);1)" table:style-name="ce1">
            <text:p>v</text:p>
          </table:table-cell>
          <table:table-cell office:value-type="string" office:string-value="c" table:formula="of:=RIGHT(LEFT([.D859];[.B859]);1)" table:style-name="ce1">
            <text:p>c</text:p>
          </table:table-cell>
          <table:table-cell office:value-type="boolean" office:boolean-value="true" table:formula="of:=+IF(XOR([.H859]=[.C859];[.I859]=[.C85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ccclcslqdmsg</text:p>
          </table:table-cell>
          <table:table-cell office:value-type="float" office:value="4" table:formula="of:=LEN([.D860])-LEN(SUBSTITUTE([.D860];[.C860];&quot;&quot;))" table:style-name="ce1">
            <text:p>4</text:p>
          </table:table-cell>
          <table:table-cell office:value-type="boolean" office:boolean-value="false" table:formula="of:=+IF(AND([.E860]&gt;=[.A860];[.E860]&lt;=[.B860]);TRUE;FALSE)" table:style-name="ce1">
            <text:p>FALSE</text:p>
          </table:table-cell>
          <table:table-cell table:style-name="ce1"/>
          <table:table-cell office:value-type="string" office:string-value="c" table:formula="of:=RIGHT(LEFT([.D860];[.A860]);1)" table:style-name="ce1">
            <text:p>c</text:p>
          </table:table-cell>
          <table:table-cell office:value-type="string" office:string-value="c" table:formula="of:=RIGHT(LEFT([.D860];[.B860]);1)" table:style-name="ce1">
            <text:p>c</text:p>
          </table:table-cell>
          <table:table-cell office:value-type="boolean" office:boolean-value="false" table:formula="of:=+IF(XOR([.H860]=[.C860];[.I860]=[.C86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dddddddhddd</text:p>
          </table:table-cell>
          <table:table-cell office:value-type="float" office:value="12" table:formula="of:=LEN([.D861])-LEN(SUBSTITUTE([.D861];[.C861];&quot;&quot;))" table:style-name="ce1">
            <text:p>12</text:p>
          </table:table-cell>
          <table:table-cell office:value-type="boolean" office:boolean-value="true" table:formula="of:=+IF(AND([.E861]&gt;=[.A861];[.E861]&lt;=[.B861]);TRUE;FALSE)" table:style-name="ce1">
            <text:p>TRUE</text:p>
          </table:table-cell>
          <table:table-cell table:style-name="ce1"/>
          <table:table-cell office:value-type="string" office:string-value="h" table:formula="of:=RIGHT(LEFT([.D861];[.A861]);1)" table:style-name="ce1">
            <text:p>h</text:p>
          </table:table-cell>
          <table:table-cell office:value-type="string" office:string-value="d" table:formula="of:=RIGHT(LEFT([.D861];[.B861]);1)" table:style-name="ce1">
            <text:p>d</text:p>
          </table:table-cell>
          <table:table-cell office:value-type="boolean" office:boolean-value="true" table:formula="of:=+IF(XOR([.H861]=[.C861];[.I861]=[.C86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klwmwqmwwtwqw</text:p>
          </table:table-cell>
          <table:table-cell office:value-type="float" office:value="6" table:formula="of:=LEN([.D862])-LEN(SUBSTITUTE([.D862];[.C862];&quot;&quot;))" table:style-name="ce1">
            <text:p>6</text:p>
          </table:table-cell>
          <table:table-cell office:value-type="boolean" office:boolean-value="false" table:formula="of:=+IF(AND([.E862]&gt;=[.A862];[.E862]&lt;=[.B862]);TRUE;FALSE)" table:style-name="ce1">
            <text:p>FALSE</text:p>
          </table:table-cell>
          <table:table-cell table:style-name="ce1"/>
          <table:table-cell office:value-type="string" office:string-value="m" table:formula="of:=RIGHT(LEFT([.D862];[.A862]);1)" table:style-name="ce1">
            <text:p>m</text:p>
          </table:table-cell>
          <table:table-cell office:value-type="string" office:string-value="w" table:formula="of:=RIGHT(LEFT([.D862];[.B862]);1)" table:style-name="ce1">
            <text:p>w</text:p>
          </table:table-cell>
          <table:table-cell office:value-type="boolean" office:boolean-value="true" table:formula="of:=+IF(XOR([.H862]=[.C862];[.I862]=[.C86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sqqwx</text:p>
          </table:table-cell>
          <table:table-cell office:value-type="float" office:value="3" table:formula="of:=LEN([.D863])-LEN(SUBSTITUTE([.D863];[.C863];&quot;&quot;))" table:style-name="ce1">
            <text:p>3</text:p>
          </table:table-cell>
          <table:table-cell office:value-type="boolean" office:boolean-value="true" table:formula="of:=+IF(AND([.E863]&gt;=[.A863];[.E863]&lt;=[.B863]);TRUE;FALSE)" table:style-name="ce1">
            <text:p>TRUE</text:p>
          </table:table-cell>
          <table:table-cell table:style-name="ce1"/>
          <table:table-cell office:value-type="string" office:string-value="s" table:formula="of:=RIGHT(LEFT([.D863];[.A863]);1)" table:style-name="ce1">
            <text:p>s</text:p>
          </table:table-cell>
          <table:table-cell office:value-type="string" office:string-value="w" table:formula="of:=RIGHT(LEFT([.D863];[.B863]);1)" table:style-name="ce1">
            <text:p>w</text:p>
          </table:table-cell>
          <table:table-cell office:value-type="boolean" office:boolean-value="false" table:formula="of:=+IF(XOR([.H863]=[.C863];[.I863]=[.C86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cqvfbccccctcc</text:p>
          </table:table-cell>
          <table:table-cell office:value-type="float" office:value="8" table:formula="of:=LEN([.D864])-LEN(SUBSTITUTE([.D864];[.C864];&quot;&quot;))" table:style-name="ce1">
            <text:p>8</text:p>
          </table:table-cell>
          <table:table-cell office:value-type="boolean" office:boolean-value="false" table:formula="of:=+IF(AND([.E864]&gt;=[.A864];[.E864]&lt;=[.B864]);TRUE;FALSE)" table:style-name="ce1">
            <text:p>FALSE</text:p>
          </table:table-cell>
          <table:table-cell table:style-name="ce1"/>
          <table:table-cell office:value-type="string" office:string-value="q" table:formula="of:=RIGHT(LEFT([.D864];[.A864]);1)" table:style-name="ce1">
            <text:p>q</text:p>
          </table:table-cell>
          <table:table-cell office:value-type="string" office:string-value="v" table:formula="of:=RIGHT(LEFT([.D864];[.B864]);1)" table:style-name="ce1">
            <text:p>v</text:p>
          </table:table-cell>
          <table:table-cell office:value-type="boolean" office:boolean-value="false" table:formula="of:=+IF(XOR([.H864]=[.C864];[.I864]=[.C86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wqgv</text:p>
          </table:table-cell>
          <table:table-cell office:value-type="float" office:value="3" table:formula="of:=LEN([.D865])-LEN(SUBSTITUTE([.D865];[.C865];&quot;&quot;))" table:style-name="ce1">
            <text:p>3</text:p>
          </table:table-cell>
          <table:table-cell office:value-type="boolean" office:boolean-value="false" table:formula="of:=+IF(AND([.E865]&gt;=[.A865];[.E865]&lt;=[.B865]);TRUE;FALSE)" table:style-name="ce1">
            <text:p>FALSE</text:p>
          </table:table-cell>
          <table:table-cell table:style-name="ce1"/>
          <table:table-cell office:value-type="string" office:string-value="g" table:formula="of:=RIGHT(LEFT([.D865];[.A865]);1)" table:style-name="ce1">
            <text:p>g</text:p>
          </table:table-cell>
          <table:table-cell office:value-type="string" office:string-value="v" table:formula="of:=RIGHT(LEFT([.D865];[.B865]);1)" table:style-name="ce1">
            <text:p>v</text:p>
          </table:table-cell>
          <table:table-cell office:value-type="boolean" office:boolean-value="false" table:formula="of:=+IF(XOR([.H865]=[.C865];[.I865]=[.C86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</text:p>
          </table:table-cell>
          <table:table-cell office:value-type="string" table:style-name="ce1">
            <text:p>qhhmhkjvhhhhngnhhhhs</text:p>
          </table:table-cell>
          <table:table-cell office:value-type="float" office:value="11" table:formula="of:=LEN([.D866])-LEN(SUBSTITUTE([.D866];[.C866];&quot;&quot;))" table:style-name="ce1">
            <text:p>11</text:p>
          </table:table-cell>
          <table:table-cell office:value-type="boolean" office:boolean-value="false" table:formula="of:=+IF(AND([.E866]&gt;=[.A866];[.E866]&lt;=[.B866]);TRUE;FALSE)" table:style-name="ce1">
            <text:p>FALSE</text:p>
          </table:table-cell>
          <table:table-cell table:style-name="ce1"/>
          <table:table-cell office:value-type="string" office:string-value="n" table:formula="of:=RIGHT(LEFT([.D866];[.A866]);1)" table:style-name="ce1">
            <text:p>n</text:p>
          </table:table-cell>
          <table:table-cell office:value-type="string" office:string-value="n" table:formula="of:=RIGHT(LEFT([.D866];[.B866]);1)" table:style-name="ce1">
            <text:p>n</text:p>
          </table:table-cell>
          <table:table-cell office:value-type="boolean" office:boolean-value="false" table:formula="of:=+IF(XOR([.H866]=[.C866];[.I866]=[.C86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sjdd</text:p>
          </table:table-cell>
          <table:table-cell office:value-type="float" office:value="2" table:formula="of:=LEN([.D867])-LEN(SUBSTITUTE([.D867];[.C867];&quot;&quot;))" table:style-name="ce1">
            <text:p>2</text:p>
          </table:table-cell>
          <table:table-cell office:value-type="boolean" office:boolean-value="false" table:formula="of:=+IF(AND([.E867]&gt;=[.A867];[.E867]&lt;=[.B867]);TRUE;FALSE)" table:style-name="ce1">
            <text:p>FALSE</text:p>
          </table:table-cell>
          <table:table-cell table:style-name="ce1"/>
          <table:table-cell office:value-type="string" office:string-value="d" table:formula="of:=RIGHT(LEFT([.D867];[.A867]);1)" table:style-name="ce1">
            <text:p>d</text:p>
          </table:table-cell>
          <table:table-cell office:value-type="string" office:string-value="d" table:formula="of:=RIGHT(LEFT([.D867];[.B867]);1)" table:style-name="ce1">
            <text:p>d</text:p>
          </table:table-cell>
          <table:table-cell office:value-type="boolean" office:boolean-value="false" table:formula="of:=+IF(XOR([.H867]=[.C867];[.I867]=[.C86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ggggg</text:p>
          </table:table-cell>
          <table:table-cell office:value-type="float" office:value="7" table:formula="of:=LEN([.D868])-LEN(SUBSTITUTE([.D868];[.C868];&quot;&quot;))" table:style-name="ce1">
            <text:p>7</text:p>
          </table:table-cell>
          <table:table-cell office:value-type="boolean" office:boolean-value="true" table:formula="of:=+IF(AND([.E868]&gt;=[.A868];[.E868]&lt;=[.B868]);TRUE;FALSE)" table:style-name="ce1">
            <text:p>TRUE</text:p>
          </table:table-cell>
          <table:table-cell table:style-name="ce1"/>
          <table:table-cell office:value-type="string" office:string-value="g" table:formula="of:=RIGHT(LEFT([.D868];[.A868]);1)" table:style-name="ce1">
            <text:p>g</text:p>
          </table:table-cell>
          <table:table-cell office:value-type="string" office:string-value="g" table:formula="of:=RIGHT(LEFT([.D868];[.B868]);1)" table:style-name="ce1">
            <text:p>g</text:p>
          </table:table-cell>
          <table:table-cell office:value-type="boolean" office:boolean-value="false" table:formula="of:=+IF(XOR([.H868]=[.C868];[.I868]=[.C86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qrdrfxnrrjrsr</text:p>
          </table:table-cell>
          <table:table-cell office:value-type="float" office:value="6" table:formula="of:=LEN([.D869])-LEN(SUBSTITUTE([.D869];[.C869];&quot;&quot;))" table:style-name="ce1">
            <text:p>6</text:p>
          </table:table-cell>
          <table:table-cell office:value-type="boolean" office:boolean-value="true" table:formula="of:=+IF(AND([.E869]&gt;=[.A869];[.E869]&lt;=[.B869]);TRUE;FALSE)" table:style-name="ce1">
            <text:p>TRUE</text:p>
          </table:table-cell>
          <table:table-cell table:style-name="ce1"/>
          <table:table-cell office:value-type="string" office:string-value="r" table:formula="of:=RIGHT(LEFT([.D869];[.A869]);1)" table:style-name="ce1">
            <text:p>r</text:p>
          </table:table-cell>
          <table:table-cell office:value-type="string" office:string-value="n" table:formula="of:=RIGHT(LEFT([.D869];[.B869]);1)" table:style-name="ce1">
            <text:p>n</text:p>
          </table:table-cell>
          <table:table-cell office:value-type="boolean" office:boolean-value="true" table:formula="of:=+IF(XOR([.H869]=[.C869];[.I869]=[.C86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prrqrrrrrrrrrrbr</text:p>
          </table:table-cell>
          <table:table-cell office:value-type="float" office:value="13" table:formula="of:=LEN([.D870])-LEN(SUBSTITUTE([.D870];[.C870];&quot;&quot;))" table:style-name="ce1">
            <text:p>13</text:p>
          </table:table-cell>
          <table:table-cell office:value-type="boolean" office:boolean-value="true" table:formula="of:=+IF(AND([.E870]&gt;=[.A870];[.E870]&lt;=[.B870]);TRUE;FALSE)" table:style-name="ce1">
            <text:p>TRUE</text:p>
          </table:table-cell>
          <table:table-cell table:style-name="ce1"/>
          <table:table-cell office:value-type="string" office:string-value="r" table:formula="of:=RIGHT(LEFT([.D870];[.A870]);1)" table:style-name="ce1">
            <text:p>r</text:p>
          </table:table-cell>
          <table:table-cell office:value-type="string" office:string-value="r" table:formula="of:=RIGHT(LEFT([.D870];[.B870]);1)" table:style-name="ce1">
            <text:p>r</text:p>
          </table:table-cell>
          <table:table-cell office:value-type="boolean" office:boolean-value="false" table:formula="of:=+IF(XOR([.H870]=[.C870];[.I870]=[.C87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rqhrlhhh</text:p>
          </table:table-cell>
          <table:table-cell office:value-type="float" office:value="6" table:formula="of:=LEN([.D871])-LEN(SUBSTITUTE([.D871];[.C871];&quot;&quot;))" table:style-name="ce1">
            <text:p>6</text:p>
          </table:table-cell>
          <table:table-cell office:value-type="boolean" office:boolean-value="true" table:formula="of:=+IF(AND([.E871]&gt;=[.A871];[.E871]&lt;=[.B871]);TRUE;FALSE)" table:style-name="ce1">
            <text:p>TRUE</text:p>
          </table:table-cell>
          <table:table-cell table:style-name="ce1"/>
          <table:table-cell office:value-type="string" office:string-value="r" table:formula="of:=RIGHT(LEFT([.D871];[.A871]);1)" table:style-name="ce1">
            <text:p>r</text:p>
          </table:table-cell>
          <table:table-cell office:value-type="string" office:string-value="l" table:formula="of:=RIGHT(LEFT([.D871];[.B871]);1)" table:style-name="ce1">
            <text:p>l</text:p>
          </table:table-cell>
          <table:table-cell office:value-type="boolean" office:boolean-value="false" table:formula="of:=+IF(XOR([.H871]=[.C871];[.I871]=[.C87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lgg</text:p>
          </table:table-cell>
          <table:table-cell office:value-type="float" office:value="3" table:formula="of:=LEN([.D872])-LEN(SUBSTITUTE([.D872];[.C872];&quot;&quot;))" table:style-name="ce1">
            <text:p>3</text:p>
          </table:table-cell>
          <table:table-cell office:value-type="boolean" office:boolean-value="true" table:formula="of:=+IF(AND([.E872]&gt;=[.A872];[.E872]&lt;=[.B872]);TRUE;FALSE)" table:style-name="ce1">
            <text:p>TRUE</text:p>
          </table:table-cell>
          <table:table-cell table:style-name="ce1"/>
          <table:table-cell office:value-type="string" office:string-value="l" table:formula="of:=RIGHT(LEFT([.D872];[.A872]);1)" table:style-name="ce1">
            <text:p>l</text:p>
          </table:table-cell>
          <table:table-cell office:value-type="string" office:string-value="g" table:formula="of:=RIGHT(LEFT([.D872];[.B872]);1)" table:style-name="ce1">
            <text:p>g</text:p>
          </table:table-cell>
          <table:table-cell office:value-type="boolean" office:boolean-value="true" table:formula="of:=+IF(XOR([.H872]=[.C872];[.I872]=[.C87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nnnnnnnlnnjzwnnnn</text:p>
          </table:table-cell>
          <table:table-cell office:value-type="float" office:value="14" table:formula="of:=LEN([.D873])-LEN(SUBSTITUTE([.D873];[.C873];&quot;&quot;))" table:style-name="ce1">
            <text:p>14</text:p>
          </table:table-cell>
          <table:table-cell office:value-type="boolean" office:boolean-value="false" table:formula="of:=+IF(AND([.E873]&gt;=[.A873];[.E873]&lt;=[.B873]);TRUE;FALSE)" table:style-name="ce1">
            <text:p>FALSE</text:p>
          </table:table-cell>
          <table:table-cell table:style-name="ce1"/>
          <table:table-cell office:value-type="string" office:string-value="n" table:formula="of:=RIGHT(LEFT([.D873];[.A873]);1)" table:style-name="ce1">
            <text:p>n</text:p>
          </table:table-cell>
          <table:table-cell office:value-type="string" office:string-value="n" table:formula="of:=RIGHT(LEFT([.D873];[.B873]);1)" table:style-name="ce1">
            <text:p>n</text:p>
          </table:table-cell>
          <table:table-cell office:value-type="boolean" office:boolean-value="false" table:formula="of:=+IF(XOR([.H873]=[.C873];[.I873]=[.C87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wllrl</text:p>
          </table:table-cell>
          <table:table-cell office:value-type="float" office:value="3" table:formula="of:=LEN([.D874])-LEN(SUBSTITUTE([.D874];[.C874];&quot;&quot;))" table:style-name="ce1">
            <text:p>3</text:p>
          </table:table-cell>
          <table:table-cell office:value-type="boolean" office:boolean-value="true" table:formula="of:=+IF(AND([.E874]&gt;=[.A874];[.E874]&lt;=[.B874]);TRUE;FALSE)" table:style-name="ce1">
            <text:p>TRUE</text:p>
          </table:table-cell>
          <table:table-cell table:style-name="ce1"/>
          <table:table-cell office:value-type="string" office:string-value="l" table:formula="of:=RIGHT(LEFT([.D874];[.A874]);1)" table:style-name="ce1">
            <text:p>l</text:p>
          </table:table-cell>
          <table:table-cell office:value-type="string" office:string-value="l" table:formula="of:=RIGHT(LEFT([.D874];[.B874]);1)" table:style-name="ce1">
            <text:p>l</text:p>
          </table:table-cell>
          <table:table-cell office:value-type="boolean" office:boolean-value="false" table:formula="of:=+IF(XOR([.H874]=[.C874];[.I874]=[.C87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nptphqv</text:p>
          </table:table-cell>
          <table:table-cell office:value-type="float" office:value="2" table:formula="of:=LEN([.D875])-LEN(SUBSTITUTE([.D875];[.C875];&quot;&quot;))" table:style-name="ce1">
            <text:p>2</text:p>
          </table:table-cell>
          <table:table-cell office:value-type="boolean" office:boolean-value="true" table:formula="of:=+IF(AND([.E875]&gt;=[.A875];[.E875]&lt;=[.B875]);TRUE;FALSE)" table:style-name="ce1">
            <text:p>TRUE</text:p>
          </table:table-cell>
          <table:table-cell table:style-name="ce1"/>
          <table:table-cell office:value-type="string" office:string-value="p" table:formula="of:=RIGHT(LEFT([.D875];[.A875]);1)" table:style-name="ce1">
            <text:p>p</text:p>
          </table:table-cell>
          <table:table-cell office:value-type="string" office:string-value="q" table:formula="of:=RIGHT(LEFT([.D875];[.B875]);1)" table:style-name="ce1">
            <text:p>q</text:p>
          </table:table-cell>
          <table:table-cell office:value-type="boolean" office:boolean-value="true" table:formula="of:=+IF(XOR([.H875]=[.C875];[.I875]=[.C87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rlknvlpcm</text:p>
          </table:table-cell>
          <table:table-cell office:value-type="float" office:value="3" table:formula="of:=LEN([.D876])-LEN(SUBSTITUTE([.D876];[.C876];&quot;&quot;))" table:style-name="ce1">
            <text:p>3</text:p>
          </table:table-cell>
          <table:table-cell office:value-type="boolean" office:boolean-value="true" table:formula="of:=+IF(AND([.E876]&gt;=[.A876];[.E876]&lt;=[.B876]);TRUE;FALSE)" table:style-name="ce1">
            <text:p>TRUE</text:p>
          </table:table-cell>
          <table:table-cell table:style-name="ce1"/>
          <table:table-cell office:value-type="string" office:string-value="l" table:formula="of:=RIGHT(LEFT([.D876];[.A876]);1)" table:style-name="ce1">
            <text:p>l</text:p>
          </table:table-cell>
          <table:table-cell office:value-type="string" office:string-value="p" table:formula="of:=RIGHT(LEFT([.D876];[.B876]);1)" table:style-name="ce1">
            <text:p>p</text:p>
          </table:table-cell>
          <table:table-cell office:value-type="boolean" office:boolean-value="true" table:formula="of:=+IF(XOR([.H876]=[.C876];[.I876]=[.C87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wjbgpjrlfsgg</text:p>
          </table:table-cell>
          <table:table-cell office:value-type="float" office:value="3" table:formula="of:=LEN([.D877])-LEN(SUBSTITUTE([.D877];[.C877];&quot;&quot;))" table:style-name="ce1">
            <text:p>3</text:p>
          </table:table-cell>
          <table:table-cell office:value-type="boolean" office:boolean-value="true" table:formula="of:=+IF(AND([.E877]&gt;=[.A877];[.E877]&lt;=[.B877]);TRUE;FALSE)" table:style-name="ce1">
            <text:p>TRUE</text:p>
          </table:table-cell>
          <table:table-cell table:style-name="ce1"/>
          <table:table-cell office:value-type="string" office:string-value="j" table:formula="of:=RIGHT(LEFT([.D877];[.A877]);1)" table:style-name="ce1">
            <text:p>j</text:p>
          </table:table-cell>
          <table:table-cell office:value-type="string" office:string-value="l" table:formula="of:=RIGHT(LEFT([.D877];[.B877]);1)" table:style-name="ce1">
            <text:p>l</text:p>
          </table:table-cell>
          <table:table-cell office:value-type="boolean" office:boolean-value="false" table:formula="of:=+IF(XOR([.H877]=[.C877];[.I877]=[.C87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wwfww</text:p>
          </table:table-cell>
          <table:table-cell office:value-type="float" office:value="4" table:formula="of:=LEN([.D878])-LEN(SUBSTITUTE([.D878];[.C878];&quot;&quot;))" table:style-name="ce1">
            <text:p>4</text:p>
          </table:table-cell>
          <table:table-cell office:value-type="boolean" office:boolean-value="false" table:formula="of:=+IF(AND([.E878]&gt;=[.A878];[.E878]&lt;=[.B878]);TRUE;FALSE)" table:style-name="ce1">
            <text:p>FALSE</text:p>
          </table:table-cell>
          <table:table-cell table:style-name="ce1"/>
          <table:table-cell office:value-type="string" office:string-value="w" table:formula="of:=RIGHT(LEFT([.D878];[.A878]);1)" table:style-name="ce1">
            <text:p>w</text:p>
          </table:table-cell>
          <table:table-cell office:value-type="string" office:string-value="w" table:formula="of:=RIGHT(LEFT([.D878];[.B878]);1)" table:style-name="ce1">
            <text:p>w</text:p>
          </table:table-cell>
          <table:table-cell office:value-type="boolean" office:boolean-value="false" table:formula="of:=+IF(XOR([.H878]=[.C878];[.I878]=[.C87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tpxppppppwpppfx</text:p>
          </table:table-cell>
          <table:table-cell office:value-type="float" office:value="12" table:formula="of:=LEN([.D879])-LEN(SUBSTITUTE([.D879];[.C879];&quot;&quot;))" table:style-name="ce1">
            <text:p>12</text:p>
          </table:table-cell>
          <table:table-cell office:value-type="boolean" office:boolean-value="false" table:formula="of:=+IF(AND([.E879]&gt;=[.A879];[.E879]&lt;=[.B879]);TRUE;FALSE)" table:style-name="ce1">
            <text:p>FALSE</text:p>
          </table:table-cell>
          <table:table-cell table:style-name="ce1"/>
          <table:table-cell office:value-type="string" office:string-value="p" table:formula="of:=RIGHT(LEFT([.D879];[.A879]);1)" table:style-name="ce1">
            <text:p>p</text:p>
          </table:table-cell>
          <table:table-cell office:value-type="string" office:string-value="p" table:formula="of:=RIGHT(LEFT([.D879];[.B879]);1)" table:style-name="ce1">
            <text:p>p</text:p>
          </table:table-cell>
          <table:table-cell office:value-type="boolean" office:boolean-value="false" table:formula="of:=+IF(XOR([.H879]=[.C879];[.I879]=[.C87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lddg</text:p>
          </table:table-cell>
          <table:table-cell office:value-type="float" office:value="2" table:formula="of:=LEN([.D880])-LEN(SUBSTITUTE([.D880];[.C880];&quot;&quot;))" table:style-name="ce1">
            <text:p>2</text:p>
          </table:table-cell>
          <table:table-cell office:value-type="boolean" office:boolean-value="false" table:formula="of:=+IF(AND([.E880]&gt;=[.A880];[.E880]&lt;=[.B880]);TRUE;FALSE)" table:style-name="ce1">
            <text:p>FALSE</text:p>
          </table:table-cell>
          <table:table-cell table:style-name="ce1"/>
          <table:table-cell office:value-type="string" office:string-value="d" table:formula="of:=RIGHT(LEFT([.D880];[.A880]);1)" table:style-name="ce1">
            <text:p>d</text:p>
          </table:table-cell>
          <table:table-cell office:value-type="string" office:string-value="d" table:formula="of:=RIGHT(LEFT([.D880];[.B880]);1)" table:style-name="ce1">
            <text:p>d</text:p>
          </table:table-cell>
          <table:table-cell office:value-type="boolean" office:boolean-value="false" table:formula="of:=+IF(XOR([.H880]=[.C880];[.I880]=[.C88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ccccccgccccccccc</text:p>
          </table:table-cell>
          <table:table-cell office:value-type="float" office:value="15" table:formula="of:=LEN([.D881])-LEN(SUBSTITUTE([.D881];[.C881];&quot;&quot;))" table:style-name="ce1">
            <text:p>15</text:p>
          </table:table-cell>
          <table:table-cell office:value-type="boolean" office:boolean-value="true" table:formula="of:=+IF(AND([.E881]&gt;=[.A881];[.E881]&lt;=[.B881]);TRUE;FALSE)" table:style-name="ce1">
            <text:p>TRUE</text:p>
          </table:table-cell>
          <table:table-cell table:style-name="ce1"/>
          <table:table-cell office:value-type="string" office:string-value="c" table:formula="of:=RIGHT(LEFT([.D881];[.A881]);1)" table:style-name="ce1">
            <text:p>c</text:p>
          </table:table-cell>
          <table:table-cell office:value-type="string" office:string-value="c" table:formula="of:=RIGHT(LEFT([.D881];[.B881]);1)" table:style-name="ce1">
            <text:p>c</text:p>
          </table:table-cell>
          <table:table-cell office:value-type="boolean" office:boolean-value="false" table:formula="of:=+IF(XOR([.H881]=[.C881];[.I881]=[.C88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nnhnp</text:p>
          </table:table-cell>
          <table:table-cell office:value-type="float" office:value="4" table:formula="of:=LEN([.D882])-LEN(SUBSTITUTE([.D882];[.C882];&quot;&quot;))" table:style-name="ce1">
            <text:p>4</text:p>
          </table:table-cell>
          <table:table-cell office:value-type="boolean" office:boolean-value="true" table:formula="of:=+IF(AND([.E882]&gt;=[.A882];[.E882]&lt;=[.B882]);TRUE;FALSE)" table:style-name="ce1">
            <text:p>TRUE</text:p>
          </table:table-cell>
          <table:table-cell table:style-name="ce1"/>
          <table:table-cell office:value-type="string" office:string-value="h" table:formula="of:=RIGHT(LEFT([.D882];[.A882]);1)" table:style-name="ce1">
            <text:p>h</text:p>
          </table:table-cell>
          <table:table-cell office:value-type="string" office:string-value="p" table:formula="of:=RIGHT(LEFT([.D882];[.B882]);1)" table:style-name="ce1">
            <text:p>p</text:p>
          </table:table-cell>
          <table:table-cell office:value-type="boolean" office:boolean-value="false" table:formula="of:=+IF(XOR([.H882]=[.C882];[.I882]=[.C88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r</text:p>
          </table:table-cell>
          <table:table-cell office:value-type="string" table:style-name="ce1">
            <text:p>prvrxmprlzxs</text:p>
          </table:table-cell>
          <table:table-cell office:value-type="float" office:value="3" table:formula="of:=LEN([.D883])-LEN(SUBSTITUTE([.D883];[.C883];&quot;&quot;))" table:style-name="ce1">
            <text:p>3</text:p>
          </table:table-cell>
          <table:table-cell office:value-type="boolean" office:boolean-value="false" table:formula="of:=+IF(AND([.E883]&gt;=[.A883];[.E883]&lt;=[.B883]);TRUE;FALSE)" table:style-name="ce1">
            <text:p>FALSE</text:p>
          </table:table-cell>
          <table:table-cell table:style-name="ce1"/>
          <table:table-cell office:value-type="string" office:string-value="r" table:formula="of:=RIGHT(LEFT([.D883];[.A883]);1)" table:style-name="ce1">
            <text:p>r</text:p>
          </table:table-cell>
          <table:table-cell office:value-type="string" office:string-value="l" table:formula="of:=RIGHT(LEFT([.D883];[.B883]);1)" table:style-name="ce1">
            <text:p>l</text:p>
          </table:table-cell>
          <table:table-cell office:value-type="boolean" office:boolean-value="true" table:formula="of:=+IF(XOR([.H883]=[.C883];[.I883]=[.C88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tttttttttttkrtt</text:p>
          </table:table-cell>
          <table:table-cell office:value-type="float" office:value="14" table:formula="of:=LEN([.D884])-LEN(SUBSTITUTE([.D884];[.C884];&quot;&quot;))" table:style-name="ce1">
            <text:p>14</text:p>
          </table:table-cell>
          <table:table-cell office:value-type="boolean" office:boolean-value="false" table:formula="of:=+IF(AND([.E884]&gt;=[.A884];[.E884]&lt;=[.B884]);TRUE;FALSE)" table:style-name="ce1">
            <text:p>FALSE</text:p>
          </table:table-cell>
          <table:table-cell table:style-name="ce1"/>
          <table:table-cell office:value-type="string" office:string-value="t" table:formula="of:=RIGHT(LEFT([.D884];[.A884]);1)" table:style-name="ce1">
            <text:p>t</text:p>
          </table:table-cell>
          <table:table-cell office:value-type="string" office:string-value="t" table:formula="of:=RIGHT(LEFT([.D884];[.B884]);1)" table:style-name="ce1">
            <text:p>t</text:p>
          </table:table-cell>
          <table:table-cell office:value-type="boolean" office:boolean-value="false" table:formula="of:=+IF(XOR([.H884]=[.C884];[.I884]=[.C88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hhkfh</text:p>
          </table:table-cell>
          <table:table-cell office:value-type="float" office:value="5" table:formula="of:=LEN([.D885])-LEN(SUBSTITUTE([.D885];[.C885];&quot;&quot;))" table:style-name="ce1">
            <text:p>5</text:p>
          </table:table-cell>
          <table:table-cell office:value-type="boolean" office:boolean-value="true" table:formula="of:=+IF(AND([.E885]&gt;=[.A885];[.E885]&lt;=[.B885]);TRUE;FALSE)" table:style-name="ce1">
            <text:p>TRUE</text:p>
          </table:table-cell>
          <table:table-cell table:style-name="ce1"/>
          <table:table-cell office:value-type="string" office:string-value="k" table:formula="of:=RIGHT(LEFT([.D885];[.A885]);1)" table:style-name="ce1">
            <text:p>k</text:p>
          </table:table-cell>
          <table:table-cell office:value-type="string" office:string-value="f" table:formula="of:=RIGHT(LEFT([.D885];[.B885]);1)" table:style-name="ce1">
            <text:p>f</text:p>
          </table:table-cell>
          <table:table-cell office:value-type="boolean" office:boolean-value="false" table:formula="of:=+IF(XOR([.H885]=[.C885];[.I885]=[.C88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q</text:p>
          </table:table-cell>
          <table:table-cell office:value-type="string" table:style-name="ce1">
            <text:p>psqpzpkqtcq</text:p>
          </table:table-cell>
          <table:table-cell office:value-type="float" office:value="3" table:formula="of:=LEN([.D886])-LEN(SUBSTITUTE([.D886];[.C886];&quot;&quot;))" table:style-name="ce1">
            <text:p>3</text:p>
          </table:table-cell>
          <table:table-cell office:value-type="boolean" office:boolean-value="true" table:formula="of:=+IF(AND([.E886]&gt;=[.A886];[.E886]&lt;=[.B886]);TRUE;FALSE)" table:style-name="ce1">
            <text:p>TRUE</text:p>
          </table:table-cell>
          <table:table-cell table:style-name="ce1"/>
          <table:table-cell office:value-type="string" office:string-value="p" table:formula="of:=RIGHT(LEFT([.D886];[.A886]);1)" table:style-name="ce1">
            <text:p>p</text:p>
          </table:table-cell>
          <table:table-cell office:value-type="string" office:string-value="c" table:formula="of:=RIGHT(LEFT([.D886];[.B886]);1)" table:style-name="ce1">
            <text:p>c</text:p>
          </table:table-cell>
          <table:table-cell office:value-type="boolean" office:boolean-value="false" table:formula="of:=+IF(XOR([.H886]=[.C886];[.I886]=[.C88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flnfzkf</text:p>
          </table:table-cell>
          <table:table-cell office:value-type="float" office:value="5" table:formula="of:=LEN([.D887])-LEN(SUBSTITUTE([.D887];[.C887];&quot;&quot;))" table:style-name="ce1">
            <text:p>5</text:p>
          </table:table-cell>
          <table:table-cell office:value-type="boolean" office:boolean-value="true" table:formula="of:=+IF(AND([.E887]&gt;=[.A887];[.E887]&lt;=[.B887]);TRUE;FALSE)" table:style-name="ce1">
            <text:p>TRUE</text:p>
          </table:table-cell>
          <table:table-cell table:style-name="ce1"/>
          <table:table-cell office:value-type="string" office:string-value="l" table:formula="of:=RIGHT(LEFT([.D887];[.A887]);1)" table:style-name="ce1">
            <text:p>l</text:p>
          </table:table-cell>
          <table:table-cell office:value-type="string" office:string-value="z" table:formula="of:=RIGHT(LEFT([.D887];[.B887]);1)" table:style-name="ce1">
            <text:p>z</text:p>
          </table:table-cell>
          <table:table-cell office:value-type="boolean" office:boolean-value="false" table:formula="of:=+IF(XOR([.H887]=[.C887];[.I887]=[.C88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vjjxfjjj</text:p>
          </table:table-cell>
          <table:table-cell office:value-type="float" office:value="8" table:formula="of:=LEN([.D888])-LEN(SUBSTITUTE([.D888];[.C888];&quot;&quot;))" table:style-name="ce1">
            <text:p>8</text:p>
          </table:table-cell>
          <table:table-cell office:value-type="boolean" office:boolean-value="false" table:formula="of:=+IF(AND([.E888]&gt;=[.A888];[.E888]&lt;=[.B888]);TRUE;FALSE)" table:style-name="ce1">
            <text:p>FALSE</text:p>
          </table:table-cell>
          <table:table-cell table:style-name="ce1"/>
          <table:table-cell office:value-type="string" office:string-value="j" table:formula="of:=RIGHT(LEFT([.D888];[.A888]);1)" table:style-name="ce1">
            <text:p>j</text:p>
          </table:table-cell>
          <table:table-cell office:value-type="string" office:string-value="j" table:formula="of:=RIGHT(LEFT([.D888];[.B888]);1)" table:style-name="ce1">
            <text:p>j</text:p>
          </table:table-cell>
          <table:table-cell office:value-type="boolean" office:boolean-value="false" table:formula="of:=+IF(XOR([.H888]=[.C888];[.I888]=[.C88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</text:p>
          </table:table-cell>
          <table:table-cell office:value-type="string" table:style-name="ce1">
            <text:p>wlhgrxlclnt</text:p>
          </table:table-cell>
          <table:table-cell office:value-type="float" office:value="0" table:formula="of:=LEN([.D889])-LEN(SUBSTITUTE([.D889];[.C889];&quot;&quot;))" table:style-name="ce1">
            <text:p>0</text:p>
          </table:table-cell>
          <table:table-cell office:value-type="boolean" office:boolean-value="false" table:formula="of:=+IF(AND([.E889]&gt;=[.A889];[.E889]&lt;=[.B889]);TRUE;FALSE)" table:style-name="ce1">
            <text:p>FALSE</text:p>
          </table:table-cell>
          <table:table-cell table:style-name="ce1"/>
          <table:table-cell office:value-type="string" office:string-value="g" table:formula="of:=RIGHT(LEFT([.D889];[.A889]);1)" table:style-name="ce1">
            <text:p>g</text:p>
          </table:table-cell>
          <table:table-cell office:value-type="string" office:string-value="t" table:formula="of:=RIGHT(LEFT([.D889];[.B889]);1)" table:style-name="ce1">
            <text:p>t</text:p>
          </table:table-cell>
          <table:table-cell office:value-type="boolean" office:boolean-value="false" table:formula="of:=+IF(XOR([.H889]=[.C889];[.I889]=[.C88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wfntvttxmldhqg</text:p>
          </table:table-cell>
          <table:table-cell office:value-type="float" office:value="3" table:formula="of:=LEN([.D890])-LEN(SUBSTITUTE([.D890];[.C890];&quot;&quot;))" table:style-name="ce1">
            <text:p>3</text:p>
          </table:table-cell>
          <table:table-cell office:value-type="boolean" office:boolean-value="true" table:formula="of:=+IF(AND([.E890]&gt;=[.A890];[.E890]&lt;=[.B890]);TRUE;FALSE)" table:style-name="ce1">
            <text:p>TRUE</text:p>
          </table:table-cell>
          <table:table-cell table:style-name="ce1"/>
          <table:table-cell office:value-type="string" office:string-value="w" table:formula="of:=RIGHT(LEFT([.D890];[.A890]);1)" table:style-name="ce1">
            <text:p>w</text:p>
          </table:table-cell>
          <table:table-cell office:value-type="string" office:string-value="g" table:formula="of:=RIGHT(LEFT([.D890];[.B890]);1)" table:style-name="ce1">
            <text:p>g</text:p>
          </table:table-cell>
          <table:table-cell office:value-type="boolean" office:boolean-value="false" table:formula="of:=+IF(XOR([.H890]=[.C890];[.I890]=[.C89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pczqrccfhtcvljlvc</text:p>
          </table:table-cell>
          <table:table-cell office:value-type="float" office:value="7" table:formula="of:=LEN([.D891])-LEN(SUBSTITUTE([.D891];[.C891];&quot;&quot;))" table:style-name="ce1">
            <text:p>7</text:p>
          </table:table-cell>
          <table:table-cell office:value-type="boolean" office:boolean-value="false" table:formula="of:=+IF(AND([.E891]&gt;=[.A891];[.E891]&lt;=[.B891]);TRUE;FALSE)" table:style-name="ce1">
            <text:p>FALSE</text:p>
          </table:table-cell>
          <table:table-cell table:style-name="ce1"/>
          <table:table-cell office:value-type="string" office:string-value="v" table:formula="of:=RIGHT(LEFT([.D891];[.A891]);1)" table:style-name="ce1">
            <text:p>v</text:p>
          </table:table-cell>
          <table:table-cell office:value-type="string" office:string-value="c" table:formula="of:=RIGHT(LEFT([.D891];[.B891]);1)" table:style-name="ce1">
            <text:p>c</text:p>
          </table:table-cell>
          <table:table-cell office:value-type="boolean" office:boolean-value="true" table:formula="of:=+IF(XOR([.H891]=[.C891];[.I891]=[.C89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wwwwwwwwwwww</text:p>
          </table:table-cell>
          <table:table-cell office:value-type="float" office:value="13" table:formula="of:=LEN([.D892])-LEN(SUBSTITUTE([.D892];[.C892];&quot;&quot;))" table:style-name="ce1">
            <text:p>13</text:p>
          </table:table-cell>
          <table:table-cell office:value-type="boolean" office:boolean-value="false" table:formula="of:=+IF(AND([.E892]&gt;=[.A892];[.E892]&lt;=[.B892]);TRUE;FALSE)" table:style-name="ce1">
            <text:p>FALSE</text:p>
          </table:table-cell>
          <table:table-cell table:style-name="ce1"/>
          <table:table-cell office:value-type="string" office:string-value="w" table:formula="of:=RIGHT(LEFT([.D892];[.A892]);1)" table:style-name="ce1">
            <text:p>w</text:p>
          </table:table-cell>
          <table:table-cell office:value-type="string" office:string-value="w" table:formula="of:=RIGHT(LEFT([.D892];[.B892]);1)" table:style-name="ce1">
            <text:p>w</text:p>
          </table:table-cell>
          <table:table-cell office:value-type="boolean" office:boolean-value="false" table:formula="of:=+IF(XOR([.H892]=[.C892];[.I892]=[.C89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z</text:p>
          </table:table-cell>
          <table:table-cell office:value-type="string" table:style-name="ce1">
            <text:p>lzsdqxzz</text:p>
          </table:table-cell>
          <table:table-cell office:value-type="float" office:value="3" table:formula="of:=LEN([.D893])-LEN(SUBSTITUTE([.D893];[.C893];&quot;&quot;))" table:style-name="ce1">
            <text:p>3</text:p>
          </table:table-cell>
          <table:table-cell office:value-type="boolean" office:boolean-value="true" table:formula="of:=+IF(AND([.E893]&gt;=[.A893];[.E893]&lt;=[.B893]);TRUE;FALSE)" table:style-name="ce1">
            <text:p>TRUE</text:p>
          </table:table-cell>
          <table:table-cell table:style-name="ce1"/>
          <table:table-cell office:value-type="string" office:string-value="z" table:formula="of:=RIGHT(LEFT([.D893];[.A893]);1)" table:style-name="ce1">
            <text:p>z</text:p>
          </table:table-cell>
          <table:table-cell office:value-type="string" office:string-value="z" table:formula="of:=RIGHT(LEFT([.D893];[.B893]);1)" table:style-name="ce1">
            <text:p>z</text:p>
          </table:table-cell>
          <table:table-cell office:value-type="boolean" office:boolean-value="false" table:formula="of:=+IF(XOR([.H893]=[.C893];[.I893]=[.C89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ppppppppqphppprpp</text:p>
          </table:table-cell>
          <table:table-cell office:value-type="float" office:value="17" table:formula="of:=LEN([.D894])-LEN(SUBSTITUTE([.D894];[.C894];&quot;&quot;))" table:style-name="ce1">
            <text:p>17</text:p>
          </table:table-cell>
          <table:table-cell office:value-type="boolean" office:boolean-value="true" table:formula="of:=+IF(AND([.E894]&gt;=[.A894];[.E894]&lt;=[.B894]);TRUE;FALSE)" table:style-name="ce1">
            <text:p>TRUE</text:p>
          </table:table-cell>
          <table:table-cell table:style-name="ce1"/>
          <table:table-cell office:value-type="string" office:string-value="p" table:formula="of:=RIGHT(LEFT([.D894];[.A894]);1)" table:style-name="ce1">
            <text:p>p</text:p>
          </table:table-cell>
          <table:table-cell office:value-type="string" office:string-value="r" table:formula="of:=RIGHT(LEFT([.D894];[.B894]);1)" table:style-name="ce1">
            <text:p>r</text:p>
          </table:table-cell>
          <table:table-cell office:value-type="boolean" office:boolean-value="true" table:formula="of:=+IF(XOR([.H894]=[.C894];[.I894]=[.C89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</text:p>
          </table:table-cell>
          <table:table-cell office:value-type="string" table:style-name="ce1">
            <text:p>wjjq</text:p>
          </table:table-cell>
          <table:table-cell office:value-type="float" office:value="2" table:formula="of:=LEN([.D895])-LEN(SUBSTITUTE([.D895];[.C895];&quot;&quot;))" table:style-name="ce1">
            <text:p>2</text:p>
          </table:table-cell>
          <table:table-cell office:value-type="boolean" office:boolean-value="true" table:formula="of:=+IF(AND([.E895]&gt;=[.A895];[.E895]&lt;=[.B895]);TRUE;FALSE)" table:style-name="ce1">
            <text:p>TRUE</text:p>
          </table:table-cell>
          <table:table-cell table:style-name="ce1"/>
          <table:table-cell office:value-type="string" office:string-value="j" table:formula="of:=RIGHT(LEFT([.D895];[.A895]);1)" table:style-name="ce1">
            <text:p>j</text:p>
          </table:table-cell>
          <table:table-cell office:value-type="string" office:string-value="q" table:formula="of:=RIGHT(LEFT([.D895];[.B895]);1)" table:style-name="ce1">
            <text:p>q</text:p>
          </table:table-cell>
          <table:table-cell office:value-type="boolean" office:boolean-value="true" table:formula="of:=+IF(XOR([.H895]=[.C895];[.I895]=[.C89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kfffgff</text:p>
          </table:table-cell>
          <table:table-cell office:value-type="float" office:value="7" table:formula="of:=LEN([.D896])-LEN(SUBSTITUTE([.D896];[.C896];&quot;&quot;))" table:style-name="ce1">
            <text:p>7</text:p>
          </table:table-cell>
          <table:table-cell office:value-type="boolean" office:boolean-value="false" table:formula="of:=+IF(AND([.E896]&gt;=[.A896];[.E896]&lt;=[.B896]);TRUE;FALSE)" table:style-name="ce1">
            <text:p>FALSE</text:p>
          </table:table-cell>
          <table:table-cell table:style-name="ce1"/>
          <table:table-cell office:value-type="string" office:string-value="f" table:formula="of:=RIGHT(LEFT([.D896];[.A896]);1)" table:style-name="ce1">
            <text:p>f</text:p>
          </table:table-cell>
          <table:table-cell office:value-type="string" office:string-value="f" table:formula="of:=RIGHT(LEFT([.D896];[.B896]);1)" table:style-name="ce1">
            <text:p>f</text:p>
          </table:table-cell>
          <table:table-cell office:value-type="boolean" office:boolean-value="false" table:formula="of:=+IF(XOR([.H896]=[.C896];[.I896]=[.C89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hxxxxxnwxxdqzxxxxxx</text:p>
          </table:table-cell>
          <table:table-cell office:value-type="float" office:value="13" table:formula="of:=LEN([.D897])-LEN(SUBSTITUTE([.D897];[.C897];&quot;&quot;))" table:style-name="ce1">
            <text:p>13</text:p>
          </table:table-cell>
          <table:table-cell office:value-type="boolean" office:boolean-value="true" table:formula="of:=+IF(AND([.E897]&gt;=[.A897];[.E897]&lt;=[.B897]);TRUE;FALSE)" table:style-name="ce1">
            <text:p>TRUE</text:p>
          </table:table-cell>
          <table:table-cell table:style-name="ce1"/>
          <table:table-cell office:value-type="string" office:string-value="n" table:formula="of:=RIGHT(LEFT([.D897];[.A897]);1)" table:style-name="ce1">
            <text:p>n</text:p>
          </table:table-cell>
          <table:table-cell office:value-type="string" office:string-value="x" table:formula="of:=RIGHT(LEFT([.D897];[.B897]);1)" table:style-name="ce1">
            <text:p>x</text:p>
          </table:table-cell>
          <table:table-cell office:value-type="boolean" office:boolean-value="true" table:formula="of:=+IF(XOR([.H897]=[.C897];[.I897]=[.C89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xvddddsldd</text:p>
          </table:table-cell>
          <table:table-cell office:value-type="float" office:value="6" table:formula="of:=LEN([.D898])-LEN(SUBSTITUTE([.D898];[.C898];&quot;&quot;))" table:style-name="ce1">
            <text:p>6</text:p>
          </table:table-cell>
          <table:table-cell office:value-type="boolean" office:boolean-value="false" table:formula="of:=+IF(AND([.E898]&gt;=[.A898];[.E898]&lt;=[.B898]);TRUE;FALSE)" table:style-name="ce1">
            <text:p>FALSE</text:p>
          </table:table-cell>
          <table:table-cell table:style-name="ce1"/>
          <table:table-cell office:value-type="string" office:string-value="d" table:formula="of:=RIGHT(LEFT([.D898];[.A898]);1)" table:style-name="ce1">
            <text:p>d</text:p>
          </table:table-cell>
          <table:table-cell office:value-type="string" office:string-value="d" table:formula="of:=RIGHT(LEFT([.D898];[.B898]);1)" table:style-name="ce1">
            <text:p>d</text:p>
          </table:table-cell>
          <table:table-cell office:value-type="boolean" office:boolean-value="false" table:formula="of:=+IF(XOR([.H898]=[.C898];[.I898]=[.C89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glllxlnfl</text:p>
          </table:table-cell>
          <table:table-cell office:value-type="float" office:value="5" table:formula="of:=LEN([.D899])-LEN(SUBSTITUTE([.D899];[.C899];&quot;&quot;))" table:style-name="ce1">
            <text:p>5</text:p>
          </table:table-cell>
          <table:table-cell office:value-type="boolean" office:boolean-value="true" table:formula="of:=+IF(AND([.E899]&gt;=[.A899];[.E899]&lt;=[.B899]);TRUE;FALSE)" table:style-name="ce1">
            <text:p>TRUE</text:p>
          </table:table-cell>
          <table:table-cell table:style-name="ce1"/>
          <table:table-cell office:value-type="string" office:string-value="l" table:formula="of:=RIGHT(LEFT([.D899];[.A899]);1)" table:style-name="ce1">
            <text:p>l</text:p>
          </table:table-cell>
          <table:table-cell office:value-type="string" office:string-value="l" table:formula="of:=RIGHT(LEFT([.D899];[.B899]);1)" table:style-name="ce1">
            <text:p>l</text:p>
          </table:table-cell>
          <table:table-cell office:value-type="boolean" office:boolean-value="false" table:formula="of:=+IF(XOR([.H899]=[.C899];[.I899]=[.C89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ddddgddpddddwd</text:p>
          </table:table-cell>
          <table:table-cell office:value-type="float" office:value="13" table:formula="of:=LEN([.D900])-LEN(SUBSTITUTE([.D900];[.C900];&quot;&quot;))" table:style-name="ce1">
            <text:p>13</text:p>
          </table:table-cell>
          <table:table-cell office:value-type="boolean" office:boolean-value="true" table:formula="of:=+IF(AND([.E900]&gt;=[.A900];[.E900]&lt;=[.B900]);TRUE;FALSE)" table:style-name="ce1">
            <text:p>TRUE</text:p>
          </table:table-cell>
          <table:table-cell table:style-name="ce1"/>
          <table:table-cell office:value-type="string" office:string-value="d" table:formula="of:=RIGHT(LEFT([.D900];[.A900]);1)" table:style-name="ce1">
            <text:p>d</text:p>
          </table:table-cell>
          <table:table-cell office:value-type="string" office:string-value="w" table:formula="of:=RIGHT(LEFT([.D900];[.B900]);1)" table:style-name="ce1">
            <text:p>w</text:p>
          </table:table-cell>
          <table:table-cell office:value-type="boolean" office:boolean-value="true" table:formula="of:=+IF(XOR([.H900]=[.C900];[.I900]=[.C90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wwwwhs</text:p>
          </table:table-cell>
          <table:table-cell office:value-type="float" office:value="4" table:formula="of:=LEN([.D901])-LEN(SUBSTITUTE([.D901];[.C901];&quot;&quot;))" table:style-name="ce1">
            <text:p>4</text:p>
          </table:table-cell>
          <table:table-cell office:value-type="boolean" office:boolean-value="false" table:formula="of:=+IF(AND([.E901]&gt;=[.A901];[.E901]&lt;=[.B901]);TRUE;FALSE)" table:style-name="ce1">
            <text:p>FALSE</text:p>
          </table:table-cell>
          <table:table-cell table:style-name="ce1"/>
          <table:table-cell office:value-type="string" office:string-value="h" table:formula="of:=RIGHT(LEFT([.D901];[.A901]);1)" table:style-name="ce1">
            <text:p>h</text:p>
          </table:table-cell>
          <table:table-cell office:value-type="string" office:string-value="s" table:formula="of:=RIGHT(LEFT([.D901];[.B901]);1)" table:style-name="ce1">
            <text:p>s</text:p>
          </table:table-cell>
          <table:table-cell office:value-type="boolean" office:boolean-value="false" table:formula="of:=+IF(XOR([.H901]=[.C901];[.I901]=[.C90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rrfmrrrrd</text:p>
          </table:table-cell>
          <table:table-cell office:value-type="float" office:value="7" table:formula="of:=LEN([.D902])-LEN(SUBSTITUTE([.D902];[.C902];&quot;&quot;))" table:style-name="ce1">
            <text:p>7</text:p>
          </table:table-cell>
          <table:table-cell office:value-type="boolean" office:boolean-value="false" table:formula="of:=+IF(AND([.E902]&gt;=[.A902];[.E902]&lt;=[.B902]);TRUE;FALSE)" table:style-name="ce1">
            <text:p>FALSE</text:p>
          </table:table-cell>
          <table:table-cell table:style-name="ce1"/>
          <table:table-cell office:value-type="string" office:string-value="r" table:formula="of:=RIGHT(LEFT([.D902];[.A902]);1)" table:style-name="ce1">
            <text:p>r</text:p>
          </table:table-cell>
          <table:table-cell office:value-type="string" office:string-value="d" table:formula="of:=RIGHT(LEFT([.D902];[.B902]);1)" table:style-name="ce1">
            <text:p>d</text:p>
          </table:table-cell>
          <table:table-cell office:value-type="boolean" office:boolean-value="true" table:formula="of:=+IF(XOR([.H902]=[.C902];[.I902]=[.C90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cjcgtkzkhtmrxqjxxx</text:p>
          </table:table-cell>
          <table:table-cell office:value-type="float" office:value="5" table:formula="of:=LEN([.D903])-LEN(SUBSTITUTE([.D903];[.C903];&quot;&quot;))" table:style-name="ce1">
            <text:p>5</text:p>
          </table:table-cell>
          <table:table-cell office:value-type="boolean" office:boolean-value="true" table:formula="of:=+IF(AND([.E903]&gt;=[.A903];[.E903]&lt;=[.B903]);TRUE;FALSE)" table:style-name="ce1">
            <text:p>TRUE</text:p>
          </table:table-cell>
          <table:table-cell table:style-name="ce1"/>
          <table:table-cell office:value-type="string" office:string-value="c" table:formula="of:=RIGHT(LEFT([.D903];[.A903]);1)" table:style-name="ce1">
            <text:p>c</text:p>
          </table:table-cell>
          <table:table-cell office:value-type="string" office:string-value="t" table:formula="of:=RIGHT(LEFT([.D903];[.B903]);1)" table:style-name="ce1">
            <text:p>t</text:p>
          </table:table-cell>
          <table:table-cell office:value-type="boolean" office:boolean-value="false" table:formula="of:=+IF(XOR([.H903]=[.C903];[.I903]=[.C90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string" table:style-name="ce1">
            <text:p>wvmdr</text:p>
          </table:table-cell>
          <table:table-cell office:value-type="float" office:value="1" table:formula="of:=LEN([.D904])-LEN(SUBSTITUTE([.D904];[.C904];&quot;&quot;))" table:style-name="ce1">
            <text:p>1</text:p>
          </table:table-cell>
          <table:table-cell office:value-type="boolean" office:boolean-value="false" table:formula="of:=+IF(AND([.E904]&gt;=[.A904];[.E904]&lt;=[.B904]);TRUE;FALSE)" table:style-name="ce1">
            <text:p>FALSE</text:p>
          </table:table-cell>
          <table:table-cell table:style-name="ce1"/>
          <table:table-cell office:value-type="string" office:string-value="d" table:formula="of:=RIGHT(LEFT([.D904];[.A904]);1)" table:style-name="ce1">
            <text:p>d</text:p>
          </table:table-cell>
          <table:table-cell office:value-type="string" office:string-value="r" table:formula="of:=RIGHT(LEFT([.D904];[.B904]);1)" table:style-name="ce1">
            <text:p>r</text:p>
          </table:table-cell>
          <table:table-cell office:value-type="boolean" office:boolean-value="false" table:formula="of:=+IF(XOR([.H904]=[.C904];[.I904]=[.C90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dddddd</text:p>
          </table:table-cell>
          <table:table-cell office:value-type="float" office:value="8" table:formula="of:=LEN([.D905])-LEN(SUBSTITUTE([.D905];[.C905];&quot;&quot;))" table:style-name="ce1">
            <text:p>8</text:p>
          </table:table-cell>
          <table:table-cell office:value-type="boolean" office:boolean-value="true" table:formula="of:=+IF(AND([.E905]&gt;=[.A905];[.E905]&lt;=[.B905]);TRUE;FALSE)" table:style-name="ce1">
            <text:p>TRUE</text:p>
          </table:table-cell>
          <table:table-cell table:style-name="ce1"/>
          <table:table-cell office:value-type="string" office:string-value="d" table:formula="of:=RIGHT(LEFT([.D905];[.A905]);1)" table:style-name="ce1">
            <text:p>d</text:p>
          </table:table-cell>
          <table:table-cell office:value-type="string" office:string-value="d" table:formula="of:=RIGHT(LEFT([.D905];[.B905]);1)" table:style-name="ce1">
            <text:p>d</text:p>
          </table:table-cell>
          <table:table-cell office:value-type="boolean" office:boolean-value="false" table:formula="of:=+IF(XOR([.H905]=[.C905];[.I905]=[.C90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lllldlxllln</text:p>
          </table:table-cell>
          <table:table-cell office:value-type="float" office:value="10" table:formula="of:=LEN([.D906])-LEN(SUBSTITUTE([.D906];[.C906];&quot;&quot;))" table:style-name="ce1">
            <text:p>10</text:p>
          </table:table-cell>
          <table:table-cell office:value-type="boolean" office:boolean-value="true" table:formula="of:=+IF(AND([.E906]&gt;=[.A906];[.E906]&lt;=[.B906]);TRUE;FALSE)" table:style-name="ce1">
            <text:p>TRUE</text:p>
          </table:table-cell>
          <table:table-cell table:style-name="ce1"/>
          <table:table-cell office:value-type="string" office:string-value="d" table:formula="of:=RIGHT(LEFT([.D906];[.A906]);1)" table:style-name="ce1">
            <text:p>d</text:p>
          </table:table-cell>
          <table:table-cell office:value-type="string" office:string-value="n" table:formula="of:=RIGHT(LEFT([.D906];[.B906]);1)" table:style-name="ce1">
            <text:p>n</text:p>
          </table:table-cell>
          <table:table-cell office:value-type="boolean" office:boolean-value="false" table:formula="of:=+IF(XOR([.H906]=[.C906];[.I906]=[.C90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drzzzffzzzzzznzz</text:p>
          </table:table-cell>
          <table:table-cell office:value-type="float" office:value="13" table:formula="of:=LEN([.D907])-LEN(SUBSTITUTE([.D907];[.C907];&quot;&quot;))" table:style-name="ce1">
            <text:p>13</text:p>
          </table:table-cell>
          <table:table-cell office:value-type="boolean" office:boolean-value="true" table:formula="of:=+IF(AND([.E907]&gt;=[.A907];[.E907]&lt;=[.B907]);TRUE;FALSE)" table:style-name="ce1">
            <text:p>TRUE</text:p>
          </table:table-cell>
          <table:table-cell table:style-name="ce1"/>
          <table:table-cell office:value-type="string" office:string-value="z" table:formula="of:=RIGHT(LEFT([.D907];[.A907]);1)" table:style-name="ce1">
            <text:p>z</text:p>
          </table:table-cell>
          <table:table-cell office:value-type="string" office:string-value="z" table:formula="of:=RIGHT(LEFT([.D907];[.B907]);1)" table:style-name="ce1">
            <text:p>z</text:p>
          </table:table-cell>
          <table:table-cell office:value-type="boolean" office:boolean-value="false" table:formula="of:=+IF(XOR([.H907]=[.C907];[.I907]=[.C90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</text:p>
          </table:table-cell>
          <table:table-cell office:value-type="string" table:style-name="ce1">
            <text:p>zjjj</text:p>
          </table:table-cell>
          <table:table-cell office:value-type="float" office:value="3" table:formula="of:=LEN([.D908])-LEN(SUBSTITUTE([.D908];[.C908];&quot;&quot;))" table:style-name="ce1">
            <text:p>3</text:p>
          </table:table-cell>
          <table:table-cell office:value-type="boolean" office:boolean-value="true" table:formula="of:=+IF(AND([.E908]&gt;=[.A908];[.E908]&lt;=[.B908]);TRUE;FALSE)" table:style-name="ce1">
            <text:p>TRUE</text:p>
          </table:table-cell>
          <table:table-cell table:style-name="ce1"/>
          <table:table-cell office:value-type="string" office:string-value="j" table:formula="of:=RIGHT(LEFT([.D908];[.A908]);1)" table:style-name="ce1">
            <text:p>j</text:p>
          </table:table-cell>
          <table:table-cell office:value-type="string" office:string-value="j" table:formula="of:=RIGHT(LEFT([.D908];[.B908]);1)" table:style-name="ce1">
            <text:p>j</text:p>
          </table:table-cell>
          <table:table-cell office:value-type="boolean" office:boolean-value="false" table:formula="of:=+IF(XOR([.H908]=[.C908];[.I908]=[.C90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ssssssbss</text:p>
          </table:table-cell>
          <table:table-cell office:value-type="float" office:value="9" table:formula="of:=LEN([.D909])-LEN(SUBSTITUTE([.D909];[.C909];&quot;&quot;))" table:style-name="ce1">
            <text:p>9</text:p>
          </table:table-cell>
          <table:table-cell office:value-type="boolean" office:boolean-value="true" table:formula="of:=+IF(AND([.E909]&gt;=[.A909];[.E909]&lt;=[.B909]);TRUE;FALSE)" table:style-name="ce1">
            <text:p>TRUE</text:p>
          </table:table-cell>
          <table:table-cell table:style-name="ce1"/>
          <table:table-cell office:value-type="string" office:string-value="b" table:formula="of:=RIGHT(LEFT([.D909];[.A909]);1)" table:style-name="ce1">
            <text:p>b</text:p>
          </table:table-cell>
          <table:table-cell office:value-type="string" office:string-value="s" table:formula="of:=RIGHT(LEFT([.D909];[.B909]);1)" table:style-name="ce1">
            <text:p>s</text:p>
          </table:table-cell>
          <table:table-cell office:value-type="boolean" office:boolean-value="true" table:formula="of:=+IF(XOR([.H909]=[.C909];[.I909]=[.C90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pfsfvfxqpffqfqf</text:p>
          </table:table-cell>
          <table:table-cell office:value-type="float" office:value="7" table:formula="of:=LEN([.D910])-LEN(SUBSTITUTE([.D910];[.C910];&quot;&quot;))" table:style-name="ce1">
            <text:p>7</text:p>
          </table:table-cell>
          <table:table-cell office:value-type="boolean" office:boolean-value="true" table:formula="of:=+IF(AND([.E910]&gt;=[.A910];[.E910]&lt;=[.B910]);TRUE;FALSE)" table:style-name="ce1">
            <text:p>TRUE</text:p>
          </table:table-cell>
          <table:table-cell table:style-name="ce1"/>
          <table:table-cell office:value-type="string" office:string-value="f" table:formula="of:=RIGHT(LEFT([.D910];[.A910]);1)" table:style-name="ce1">
            <text:p>f</text:p>
          </table:table-cell>
          <table:table-cell office:value-type="string" office:string-value="f" table:formula="of:=RIGHT(LEFT([.D910];[.B910]);1)" table:style-name="ce1">
            <text:p>f</text:p>
          </table:table-cell>
          <table:table-cell office:value-type="boolean" office:boolean-value="false" table:formula="of:=+IF(XOR([.H910]=[.C910];[.I910]=[.C91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jpppprzpcphvppwp</text:p>
          </table:table-cell>
          <table:table-cell office:value-type="float" office:value="10" table:formula="of:=LEN([.D911])-LEN(SUBSTITUTE([.D911];[.C911];&quot;&quot;))" table:style-name="ce1">
            <text:p>10</text:p>
          </table:table-cell>
          <table:table-cell office:value-type="boolean" office:boolean-value="true" table:formula="of:=+IF(AND([.E911]&gt;=[.A911];[.E911]&lt;=[.B911]);TRUE;FALSE)" table:style-name="ce1">
            <text:p>TRUE</text:p>
          </table:table-cell>
          <table:table-cell table:style-name="ce1"/>
          <table:table-cell office:value-type="string" office:string-value="p" table:formula="of:=RIGHT(LEFT([.D911];[.A911]);1)" table:style-name="ce1">
            <text:p>p</text:p>
          </table:table-cell>
          <table:table-cell office:value-type="string" office:string-value="p" table:formula="of:=RIGHT(LEFT([.D911];[.B911]);1)" table:style-name="ce1">
            <text:p>p</text:p>
          </table:table-cell>
          <table:table-cell office:value-type="boolean" office:boolean-value="false" table:formula="of:=+IF(XOR([.H911]=[.C911];[.I911]=[.C91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rd</text:p>
          </table:table-cell>
          <table:table-cell office:value-type="float" office:value="2" table:formula="of:=LEN([.D912])-LEN(SUBSTITUTE([.D912];[.C912];&quot;&quot;))" table:style-name="ce1">
            <text:p>2</text:p>
          </table:table-cell>
          <table:table-cell office:value-type="boolean" office:boolean-value="false" table:formula="of:=+IF(AND([.E912]&gt;=[.A912];[.E912]&lt;=[.B912]);TRUE;FALSE)" table:style-name="ce1">
            <text:p>FALSE</text:p>
          </table:table-cell>
          <table:table-cell table:style-name="ce1"/>
          <table:table-cell office:value-type="string" office:string-value="r" table:formula="of:=RIGHT(LEFT([.D912];[.A912]);1)" table:style-name="ce1">
            <text:p>r</text:p>
          </table:table-cell>
          <table:table-cell office:value-type="string" office:string-value="d" table:formula="of:=RIGHT(LEFT([.D912];[.B912]);1)" table:style-name="ce1">
            <text:p>d</text:p>
          </table:table-cell>
          <table:table-cell office:value-type="boolean" office:boolean-value="false" table:formula="of:=+IF(XOR([.H912]=[.C912];[.I912]=[.C91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qcwbccccjhwvtwcccnc</text:p>
          </table:table-cell>
          <table:table-cell office:value-type="float" office:value="9" table:formula="of:=LEN([.D913])-LEN(SUBSTITUTE([.D913];[.C913];&quot;&quot;))" table:style-name="ce1">
            <text:p>9</text:p>
          </table:table-cell>
          <table:table-cell office:value-type="boolean" office:boolean-value="true" table:formula="of:=+IF(AND([.E913]&gt;=[.A913];[.E913]&lt;=[.B913]);TRUE;FALSE)" table:style-name="ce1">
            <text:p>TRUE</text:p>
          </table:table-cell>
          <table:table-cell table:style-name="ce1"/>
          <table:table-cell office:value-type="string" office:string-value="j" table:formula="of:=RIGHT(LEFT([.D913];[.A913]);1)" table:style-name="ce1">
            <text:p>j</text:p>
          </table:table-cell>
          <table:table-cell office:value-type="string" office:string-value="h" table:formula="of:=RIGHT(LEFT([.D913];[.B913]);1)" table:style-name="ce1">
            <text:p>h</text:p>
          </table:table-cell>
          <table:table-cell office:value-type="boolean" office:boolean-value="false" table:formula="of:=+IF(XOR([.H913]=[.C913];[.I913]=[.C91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gxx</text:p>
          </table:table-cell>
          <table:table-cell office:value-type="float" office:value="3" table:formula="of:=LEN([.D914])-LEN(SUBSTITUTE([.D914];[.C914];&quot;&quot;))" table:style-name="ce1">
            <text:p>3</text:p>
          </table:table-cell>
          <table:table-cell office:value-type="boolean" office:boolean-value="true" table:formula="of:=+IF(AND([.E914]&gt;=[.A914];[.E914]&lt;=[.B914]);TRUE;FALSE)" table:style-name="ce1">
            <text:p>TRUE</text:p>
          </table:table-cell>
          <table:table-cell table:style-name="ce1"/>
          <table:table-cell office:value-type="string" office:string-value="x" table:formula="of:=RIGHT(LEFT([.D914];[.A914]);1)" table:style-name="ce1">
            <text:p>x</text:p>
          </table:table-cell>
          <table:table-cell office:value-type="string" office:string-value="x" table:formula="of:=RIGHT(LEFT([.D914];[.B914]);1)" table:style-name="ce1">
            <text:p>x</text:p>
          </table:table-cell>
          <table:table-cell office:value-type="boolean" office:boolean-value="false" table:formula="of:=+IF(XOR([.H914]=[.C914];[.I914]=[.C91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gxzxxxxxxx</text:p>
          </table:table-cell>
          <table:table-cell office:value-type="float" office:value="9" table:formula="of:=LEN([.D915])-LEN(SUBSTITUTE([.D915];[.C915];&quot;&quot;))" table:style-name="ce1">
            <text:p>9</text:p>
          </table:table-cell>
          <table:table-cell office:value-type="boolean" office:boolean-value="false" table:formula="of:=+IF(AND([.E915]&gt;=[.A915];[.E915]&lt;=[.B915]);TRUE;FALSE)" table:style-name="ce1">
            <text:p>FALSE</text:p>
          </table:table-cell>
          <table:table-cell table:style-name="ce1"/>
          <table:table-cell office:value-type="string" office:string-value="x" table:formula="of:=RIGHT(LEFT([.D915];[.A915]);1)" table:style-name="ce1">
            <text:p>x</text:p>
          </table:table-cell>
          <table:table-cell office:value-type="string" office:string-value="x" table:formula="of:=RIGHT(LEFT([.D915];[.B915]);1)" table:style-name="ce1">
            <text:p>x</text:p>
          </table:table-cell>
          <table:table-cell office:value-type="boolean" office:boolean-value="false" table:formula="of:=+IF(XOR([.H915]=[.C915];[.I915]=[.C91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xdgnqrkpqgcmcmnk</text:p>
          </table:table-cell>
          <table:table-cell office:value-type="float" office:value="0" table:formula="of:=LEN([.D916])-LEN(SUBSTITUTE([.D916];[.C916];&quot;&quot;))" table:style-name="ce1">
            <text:p>0</text:p>
          </table:table-cell>
          <table:table-cell office:value-type="boolean" office:boolean-value="false" table:formula="of:=+IF(AND([.E916]&gt;=[.A916];[.E916]&lt;=[.B916]);TRUE;FALSE)" table:style-name="ce1">
            <text:p>FALSE</text:p>
          </table:table-cell>
          <table:table-cell table:style-name="ce1"/>
          <table:table-cell office:value-type="string" office:string-value="n" table:formula="of:=RIGHT(LEFT([.D916];[.A916]);1)" table:style-name="ce1">
            <text:p>n</text:p>
          </table:table-cell>
          <table:table-cell office:value-type="string" office:string-value="q" table:formula="of:=RIGHT(LEFT([.D916];[.B916]);1)" table:style-name="ce1">
            <text:p>q</text:p>
          </table:table-cell>
          <table:table-cell office:value-type="boolean" office:boolean-value="false" table:formula="of:=+IF(XOR([.H916]=[.C916];[.I916]=[.C91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vpvvvv</text:p>
          </table:table-cell>
          <table:table-cell office:value-type="float" office:value="7" table:formula="of:=LEN([.D917])-LEN(SUBSTITUTE([.D917];[.C917];&quot;&quot;))" table:style-name="ce1">
            <text:p>7</text:p>
          </table:table-cell>
          <table:table-cell office:value-type="boolean" office:boolean-value="true" table:formula="of:=+IF(AND([.E917]&gt;=[.A917];[.E917]&lt;=[.B917]);TRUE;FALSE)" table:style-name="ce1">
            <text:p>TRUE</text:p>
          </table:table-cell>
          <table:table-cell table:style-name="ce1"/>
          <table:table-cell office:value-type="string" office:string-value="p" table:formula="of:=RIGHT(LEFT([.D917];[.A917]);1)" table:style-name="ce1">
            <text:p>p</text:p>
          </table:table-cell>
          <table:table-cell office:value-type="string" office:string-value="v" table:formula="of:=RIGHT(LEFT([.D917];[.B917]);1)" table:style-name="ce1">
            <text:p>v</text:p>
          </table:table-cell>
          <table:table-cell office:value-type="boolean" office:boolean-value="true" table:formula="of:=+IF(XOR([.H917]=[.C917];[.I917]=[.C91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qnnnnnn</text:p>
          </table:table-cell>
          <table:table-cell office:value-type="float" office:value="7" table:formula="of:=LEN([.D918])-LEN(SUBSTITUTE([.D918];[.C918];&quot;&quot;))" table:style-name="ce1">
            <text:p>7</text:p>
          </table:table-cell>
          <table:table-cell office:value-type="boolean" office:boolean-value="false" table:formula="of:=+IF(AND([.E918]&gt;=[.A918];[.E918]&lt;=[.B918]);TRUE;FALSE)" table:style-name="ce1">
            <text:p>FALSE</text:p>
          </table:table-cell>
          <table:table-cell table:style-name="ce1"/>
          <table:table-cell office:value-type="string" office:string-value="n" table:formula="of:=RIGHT(LEFT([.D918];[.A918]);1)" table:style-name="ce1">
            <text:p>n</text:p>
          </table:table-cell>
          <table:table-cell office:value-type="string" office:string-value="n" table:formula="of:=RIGHT(LEFT([.D918];[.B918]);1)" table:style-name="ce1">
            <text:p>n</text:p>
          </table:table-cell>
          <table:table-cell office:value-type="boolean" office:boolean-value="false" table:formula="of:=+IF(XOR([.H918]=[.C918];[.I918]=[.C91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rgpst</text:p>
          </table:table-cell>
          <table:table-cell office:value-type="float" office:value="3" table:formula="of:=LEN([.D919])-LEN(SUBSTITUTE([.D919];[.C919];&quot;&quot;))" table:style-name="ce1">
            <text:p>3</text:p>
          </table:table-cell>
          <table:table-cell office:value-type="boolean" office:boolean-value="false" table:formula="of:=+IF(AND([.E919]&gt;=[.A919];[.E919]&lt;=[.B919]);TRUE;FALSE)" table:style-name="ce1">
            <text:p>FALSE</text:p>
          </table:table-cell>
          <table:table-cell table:style-name="ce1"/>
          <table:table-cell office:value-type="string" office:string-value="p" table:formula="of:=RIGHT(LEFT([.D919];[.A919]);1)" table:style-name="ce1">
            <text:p>p</text:p>
          </table:table-cell>
          <table:table-cell office:value-type="string" office:string-value="s" table:formula="of:=RIGHT(LEFT([.D919];[.B919]);1)" table:style-name="ce1">
            <text:p>s</text:p>
          </table:table-cell>
          <table:table-cell office:value-type="boolean" office:boolean-value="true" table:formula="of:=+IF(XOR([.H919]=[.C919];[.I919]=[.C91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q</text:p>
          </table:table-cell>
          <table:table-cell office:value-type="string" table:style-name="ce1">
            <text:p>wlxrjczhxwdctvpcgxqc</text:p>
          </table:table-cell>
          <table:table-cell office:value-type="float" office:value="1" table:formula="of:=LEN([.D920])-LEN(SUBSTITUTE([.D920];[.C920];&quot;&quot;))" table:style-name="ce1">
            <text:p>1</text:p>
          </table:table-cell>
          <table:table-cell office:value-type="boolean" office:boolean-value="false" table:formula="of:=+IF(AND([.E920]&gt;=[.A920];[.E920]&lt;=[.B920]);TRUE;FALSE)" table:style-name="ce1">
            <text:p>FALSE</text:p>
          </table:table-cell>
          <table:table-cell table:style-name="ce1"/>
          <table:table-cell office:value-type="string" office:string-value="v" table:formula="of:=RIGHT(LEFT([.D920];[.A920]);1)" table:style-name="ce1">
            <text:p>v</text:p>
          </table:table-cell>
          <table:table-cell office:value-type="string" office:string-value="c" table:formula="of:=RIGHT(LEFT([.D920];[.B920]);1)" table:style-name="ce1">
            <text:p>c</text:p>
          </table:table-cell>
          <table:table-cell office:value-type="boolean" office:boolean-value="false" table:formula="of:=+IF(XOR([.H920]=[.C920];[.I920]=[.C92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cggbggggggzgg</text:p>
          </table:table-cell>
          <table:table-cell office:value-type="float" office:value="11" table:formula="of:=LEN([.D921])-LEN(SUBSTITUTE([.D921];[.C921];&quot;&quot;))" table:style-name="ce1">
            <text:p>11</text:p>
          </table:table-cell>
          <table:table-cell office:value-type="boolean" office:boolean-value="false" table:formula="of:=+IF(AND([.E921]&gt;=[.A921];[.E921]&lt;=[.B921]);TRUE;FALSE)" table:style-name="ce1">
            <text:p>FALSE</text:p>
          </table:table-cell>
          <table:table-cell table:style-name="ce1"/>
          <table:table-cell office:value-type="string" office:string-value="b" table:formula="of:=RIGHT(LEFT([.D921];[.A921]);1)" table:style-name="ce1">
            <text:p>b</text:p>
          </table:table-cell>
          <table:table-cell office:value-type="string" office:string-value="g" table:formula="of:=RIGHT(LEFT([.D921];[.B921]);1)" table:style-name="ce1">
            <text:p>g</text:p>
          </table:table-cell>
          <table:table-cell office:value-type="boolean" office:boolean-value="true" table:formula="of:=+IF(XOR([.H921]=[.C921];[.I921]=[.C92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ggtggggggg</text:p>
          </table:table-cell>
          <table:table-cell office:value-type="float" office:value="11" table:formula="of:=LEN([.D922])-LEN(SUBSTITUTE([.D922];[.C922];&quot;&quot;))" table:style-name="ce1">
            <text:p>11</text:p>
          </table:table-cell>
          <table:table-cell office:value-type="boolean" office:boolean-value="true" table:formula="of:=+IF(AND([.E922]&gt;=[.A922];[.E922]&lt;=[.B922]);TRUE;FALSE)" table:style-name="ce1">
            <text:p>TRUE</text:p>
          </table:table-cell>
          <table:table-cell table:style-name="ce1"/>
          <table:table-cell office:value-type="string" office:string-value="g" table:formula="of:=RIGHT(LEFT([.D922];[.A922]);1)" table:style-name="ce1">
            <text:p>g</text:p>
          </table:table-cell>
          <table:table-cell office:value-type="string" office:string-value="g" table:formula="of:=RIGHT(LEFT([.D922];[.B922]);1)" table:style-name="ce1">
            <text:p>g</text:p>
          </table:table-cell>
          <table:table-cell office:value-type="boolean" office:boolean-value="false" table:formula="of:=+IF(XOR([.H922]=[.C922];[.I922]=[.C92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hchhhmhhbwhhlhsvrh</text:p>
          </table:table-cell>
          <table:table-cell office:value-type="float" office:value="11" table:formula="of:=LEN([.D923])-LEN(SUBSTITUTE([.D923];[.C923];&quot;&quot;))" table:style-name="ce1">
            <text:p>11</text:p>
          </table:table-cell>
          <table:table-cell office:value-type="boolean" office:boolean-value="false" table:formula="of:=+IF(AND([.E923]&gt;=[.A923];[.E923]&lt;=[.B923]);TRUE;FALSE)" table:style-name="ce1">
            <text:p>FALSE</text:p>
          </table:table-cell>
          <table:table-cell table:style-name="ce1"/>
          <table:table-cell office:value-type="string" office:string-value="l" table:formula="of:=RIGHT(LEFT([.D923];[.A923]);1)" table:style-name="ce1">
            <text:p>l</text:p>
          </table:table-cell>
          <table:table-cell office:value-type="string" office:string-value="r" table:formula="of:=RIGHT(LEFT([.D923];[.B923]);1)" table:style-name="ce1">
            <text:p>r</text:p>
          </table:table-cell>
          <table:table-cell office:value-type="boolean" office:boolean-value="false" table:formula="of:=+IF(XOR([.H923]=[.C923];[.I923]=[.C92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mfffffffff</text:p>
          </table:table-cell>
          <table:table-cell office:value-type="float" office:value="11" table:formula="of:=LEN([.D924])-LEN(SUBSTITUTE([.D924];[.C924];&quot;&quot;))" table:style-name="ce1">
            <text:p>11</text:p>
          </table:table-cell>
          <table:table-cell office:value-type="boolean" office:boolean-value="false" table:formula="of:=+IF(AND([.E924]&gt;=[.A924];[.E924]&lt;=[.B924]);TRUE;FALSE)" table:style-name="ce1">
            <text:p>FALSE</text:p>
          </table:table-cell>
          <table:table-cell table:style-name="ce1"/>
          <table:table-cell office:value-type="string" office:string-value="m" table:formula="of:=RIGHT(LEFT([.D924];[.A924]);1)" table:style-name="ce1">
            <text:p>m</text:p>
          </table:table-cell>
          <table:table-cell office:value-type="string" office:string-value="f" table:formula="of:=RIGHT(LEFT([.D924];[.B924]);1)" table:style-name="ce1">
            <text:p>f</text:p>
          </table:table-cell>
          <table:table-cell office:value-type="boolean" office:boolean-value="true" table:formula="of:=+IF(XOR([.H924]=[.C924];[.I924]=[.C92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nnnnjwnnnnv</text:p>
          </table:table-cell>
          <table:table-cell office:value-type="float" office:value="8" table:formula="of:=LEN([.D925])-LEN(SUBSTITUTE([.D925];[.C925];&quot;&quot;))" table:style-name="ce1">
            <text:p>8</text:p>
          </table:table-cell>
          <table:table-cell office:value-type="boolean" office:boolean-value="true" table:formula="of:=+IF(AND([.E925]&gt;=[.A925];[.E925]&lt;=[.B925]);TRUE;FALSE)" table:style-name="ce1">
            <text:p>TRUE</text:p>
          </table:table-cell>
          <table:table-cell table:style-name="ce1"/>
          <table:table-cell office:value-type="string" office:string-value="r" table:formula="of:=RIGHT(LEFT([.D925];[.A925]);1)" table:style-name="ce1">
            <text:p>r</text:p>
          </table:table-cell>
          <table:table-cell office:value-type="string" office:string-value="v" table:formula="of:=RIGHT(LEFT([.D925];[.B925]);1)" table:style-name="ce1">
            <text:p>v</text:p>
          </table:table-cell>
          <table:table-cell office:value-type="boolean" office:boolean-value="false" table:formula="of:=+IF(XOR([.H925]=[.C925];[.I925]=[.C92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pxlhthjplljwxvvvjm</text:p>
          </table:table-cell>
          <table:table-cell office:value-type="float" office:value="3" table:formula="of:=LEN([.D926])-LEN(SUBSTITUTE([.D926];[.C926];&quot;&quot;))" table:style-name="ce1">
            <text:p>3</text:p>
          </table:table-cell>
          <table:table-cell office:value-type="boolean" office:boolean-value="false" table:formula="of:=+IF(AND([.E926]&gt;=[.A926];[.E926]&lt;=[.B926]);TRUE;FALSE)" table:style-name="ce1">
            <text:p>FALSE</text:p>
          </table:table-cell>
          <table:table-cell table:style-name="ce1"/>
          <table:table-cell office:value-type="string" office:string-value="h" table:formula="of:=RIGHT(LEFT([.D926];[.A926]);1)" table:style-name="ce1">
            <text:p>h</text:p>
          </table:table-cell>
          <table:table-cell office:value-type="string" office:string-value="j" table:formula="of:=RIGHT(LEFT([.D926];[.B926]);1)" table:style-name="ce1">
            <text:p>j</text:p>
          </table:table-cell>
          <table:table-cell office:value-type="boolean" office:boolean-value="false" table:formula="of:=+IF(XOR([.H926]=[.C926];[.I926]=[.C92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hjjjjj</text:p>
          </table:table-cell>
          <table:table-cell office:value-type="float" office:value="6" table:formula="of:=LEN([.D927])-LEN(SUBSTITUTE([.D927];[.C927];&quot;&quot;))" table:style-name="ce1">
            <text:p>6</text:p>
          </table:table-cell>
          <table:table-cell office:value-type="boolean" office:boolean-value="false" table:formula="of:=+IF(AND([.E927]&gt;=[.A927];[.E927]&lt;=[.B927]);TRUE;FALSE)" table:style-name="ce1">
            <text:p>FALSE</text:p>
          </table:table-cell>
          <table:table-cell table:style-name="ce1"/>
          <table:table-cell office:value-type="string" office:string-value="j" table:formula="of:=RIGHT(LEFT([.D927];[.A927]);1)" table:style-name="ce1">
            <text:p>j</text:p>
          </table:table-cell>
          <table:table-cell office:value-type="string" office:string-value="j" table:formula="of:=RIGHT(LEFT([.D927];[.B927]);1)" table:style-name="ce1">
            <text:p>j</text:p>
          </table:table-cell>
          <table:table-cell office:value-type="boolean" office:boolean-value="false" table:formula="of:=+IF(XOR([.H927]=[.C927];[.I927]=[.C92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vqqqqqvqsqq</text:p>
          </table:table-cell>
          <table:table-cell office:value-type="float" office:value="9" table:formula="of:=LEN([.D928])-LEN(SUBSTITUTE([.D928];[.C928];&quot;&quot;))" table:style-name="ce1">
            <text:p>9</text:p>
          </table:table-cell>
          <table:table-cell office:value-type="boolean" office:boolean-value="true" table:formula="of:=+IF(AND([.E928]&gt;=[.A928];[.E928]&lt;=[.B928]);TRUE;FALSE)" table:style-name="ce1">
            <text:p>TRUE</text:p>
          </table:table-cell>
          <table:table-cell table:style-name="ce1"/>
          <table:table-cell office:value-type="string" office:string-value="q" table:formula="of:=RIGHT(LEFT([.D928];[.A928]);1)" table:style-name="ce1">
            <text:p>q</text:p>
          </table:table-cell>
          <table:table-cell office:value-type="string" office:string-value="q" table:formula="of:=RIGHT(LEFT([.D928];[.B928]);1)" table:style-name="ce1">
            <text:p>q</text:p>
          </table:table-cell>
          <table:table-cell office:value-type="boolean" office:boolean-value="false" table:formula="of:=+IF(XOR([.H928]=[.C928];[.I928]=[.C92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nvdddddgddd</text:p>
          </table:table-cell>
          <table:table-cell office:value-type="float" office:value="10" table:formula="of:=LEN([.D929])-LEN(SUBSTITUTE([.D929];[.C929];&quot;&quot;))" table:style-name="ce1">
            <text:p>10</text:p>
          </table:table-cell>
          <table:table-cell office:value-type="boolean" office:boolean-value="false" table:formula="of:=+IF(AND([.E929]&gt;=[.A929];[.E929]&lt;=[.B929]);TRUE;FALSE)" table:style-name="ce1">
            <text:p>FALSE</text:p>
          </table:table-cell>
          <table:table-cell table:style-name="ce1"/>
          <table:table-cell office:value-type="string" office:string-value="n" table:formula="of:=RIGHT(LEFT([.D929];[.A929]);1)" table:style-name="ce1">
            <text:p>n</text:p>
          </table:table-cell>
          <table:table-cell office:value-type="string" office:string-value="v" table:formula="of:=RIGHT(LEFT([.D929];[.B929]);1)" table:style-name="ce1">
            <text:p>v</text:p>
          </table:table-cell>
          <table:table-cell office:value-type="boolean" office:boolean-value="false" table:formula="of:=+IF(XOR([.H929]=[.C929];[.I929]=[.C92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</text:p>
          </table:table-cell>
          <table:table-cell office:value-type="string" table:style-name="ce1">
            <text:p>xhhhhhkh</text:p>
          </table:table-cell>
          <table:table-cell office:value-type="float" office:value="6" table:formula="of:=LEN([.D930])-LEN(SUBSTITUTE([.D930];[.C930];&quot;&quot;))" table:style-name="ce1">
            <text:p>6</text:p>
          </table:table-cell>
          <table:table-cell office:value-type="boolean" office:boolean-value="true" table:formula="of:=+IF(AND([.E930]&gt;=[.A930];[.E930]&lt;=[.B930]);TRUE;FALSE)" table:style-name="ce1">
            <text:p>TRUE</text:p>
          </table:table-cell>
          <table:table-cell table:style-name="ce1"/>
          <table:table-cell office:value-type="string" office:string-value="x" table:formula="of:=RIGHT(LEFT([.D930];[.A930]);1)" table:style-name="ce1">
            <text:p>x</text:p>
          </table:table-cell>
          <table:table-cell office:value-type="string" office:string-value="k" table:formula="of:=RIGHT(LEFT([.D930];[.B930]);1)" table:style-name="ce1">
            <text:p>k</text:p>
          </table:table-cell>
          <table:table-cell office:value-type="boolean" office:boolean-value="false" table:formula="of:=+IF(XOR([.H930]=[.C930];[.I930]=[.C93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fff</text:p>
          </table:table-cell>
          <table:table-cell office:value-type="float" office:value="5" table:formula="of:=LEN([.D931])-LEN(SUBSTITUTE([.D931];[.C931];&quot;&quot;))" table:style-name="ce1">
            <text:p>5</text:p>
          </table:table-cell>
          <table:table-cell office:value-type="boolean" office:boolean-value="false" table:formula="of:=+IF(AND([.E931]&gt;=[.A931];[.E931]&lt;=[.B931]);TRUE;FALSE)" table:style-name="ce1">
            <text:p>FALSE</text:p>
          </table:table-cell>
          <table:table-cell table:style-name="ce1"/>
          <table:table-cell office:value-type="string" office:string-value="f" table:formula="of:=RIGHT(LEFT([.D931];[.A931]);1)" table:style-name="ce1">
            <text:p>f</text:p>
          </table:table-cell>
          <table:table-cell office:value-type="string" office:string-value="f" table:formula="of:=RIGHT(LEFT([.D931];[.B931]);1)" table:style-name="ce1">
            <text:p>f</text:p>
          </table:table-cell>
          <table:table-cell office:value-type="boolean" office:boolean-value="false" table:formula="of:=+IF(XOR([.H931]=[.C931];[.I931]=[.C93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frq</text:p>
          </table:table-cell>
          <table:table-cell office:value-type="float" office:value="2" table:formula="of:=LEN([.D932])-LEN(SUBSTITUTE([.D932];[.C932];&quot;&quot;))" table:style-name="ce1">
            <text:p>2</text:p>
          </table:table-cell>
          <table:table-cell office:value-type="boolean" office:boolean-value="false" table:formula="of:=+IF(AND([.E932]&gt;=[.A932];[.E932]&lt;=[.B932]);TRUE;FALSE)" table:style-name="ce1">
            <text:p>FALSE</text:p>
          </table:table-cell>
          <table:table-cell table:style-name="ce1"/>
          <table:table-cell office:value-type="string" office:string-value="r" table:formula="of:=RIGHT(LEFT([.D932];[.A932]);1)" table:style-name="ce1">
            <text:p>r</text:p>
          </table:table-cell>
          <table:table-cell office:value-type="string" office:string-value="q" table:formula="of:=RIGHT(LEFT([.D932];[.B932]);1)" table:style-name="ce1">
            <text:p>q</text:p>
          </table:table-cell>
          <table:table-cell office:value-type="boolean" office:boolean-value="true" table:formula="of:=+IF(XOR([.H932]=[.C932];[.I932]=[.C93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kgkkqkk</text:p>
          </table:table-cell>
          <table:table-cell office:value-type="float" office:value="8" table:formula="of:=LEN([.D933])-LEN(SUBSTITUTE([.D933];[.C933];&quot;&quot;))" table:style-name="ce1">
            <text:p>8</text:p>
          </table:table-cell>
          <table:table-cell office:value-type="boolean" office:boolean-value="true" table:formula="of:=+IF(AND([.E933]&gt;=[.A933];[.E933]&lt;=[.B933]);TRUE;FALSE)" table:style-name="ce1">
            <text:p>TRUE</text:p>
          </table:table-cell>
          <table:table-cell table:style-name="ce1"/>
          <table:table-cell office:value-type="string" office:string-value="g" table:formula="of:=RIGHT(LEFT([.D933];[.A933]);1)" table:style-name="ce1">
            <text:p>g</text:p>
          </table:table-cell>
          <table:table-cell office:value-type="string" office:string-value="q" table:formula="of:=RIGHT(LEFT([.D933];[.B933]);1)" table:style-name="ce1">
            <text:p>q</text:p>
          </table:table-cell>
          <table:table-cell office:value-type="boolean" office:boolean-value="false" table:formula="of:=+IF(XOR([.H933]=[.C933];[.I933]=[.C93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kkkkkkfkkwkkkkkqk</text:p>
          </table:table-cell>
          <table:table-cell office:value-type="float" office:value="14" table:formula="of:=LEN([.D934])-LEN(SUBSTITUTE([.D934];[.C934];&quot;&quot;))" table:style-name="ce1">
            <text:p>14</text:p>
          </table:table-cell>
          <table:table-cell office:value-type="boolean" office:boolean-value="true" table:formula="of:=+IF(AND([.E934]&gt;=[.A934];[.E934]&lt;=[.B934]);TRUE;FALSE)" table:style-name="ce1">
            <text:p>TRUE</text:p>
          </table:table-cell>
          <table:table-cell table:style-name="ce1"/>
          <table:table-cell office:value-type="string" office:string-value="k" table:formula="of:=RIGHT(LEFT([.D934];[.A934]);1)" table:style-name="ce1">
            <text:p>k</text:p>
          </table:table-cell>
          <table:table-cell office:value-type="string" office:string-value="k" table:formula="of:=RIGHT(LEFT([.D934];[.B934]);1)" table:style-name="ce1">
            <text:p>k</text:p>
          </table:table-cell>
          <table:table-cell office:value-type="boolean" office:boolean-value="false" table:formula="of:=+IF(XOR([.H934]=[.C934];[.I934]=[.C93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qdc</text:p>
          </table:table-cell>
          <table:table-cell office:value-type="float" office:value="2" table:formula="of:=LEN([.D935])-LEN(SUBSTITUTE([.D935];[.C935];&quot;&quot;))" table:style-name="ce1">
            <text:p>2</text:p>
          </table:table-cell>
          <table:table-cell office:value-type="boolean" office:boolean-value="true" table:formula="of:=+IF(AND([.E935]&gt;=[.A935];[.E935]&lt;=[.B935]);TRUE;FALSE)" table:style-name="ce1">
            <text:p>TRUE</text:p>
          </table:table-cell>
          <table:table-cell table:style-name="ce1"/>
          <table:table-cell office:value-type="string" office:string-value="q" table:formula="of:=RIGHT(LEFT([.D935];[.A935]);1)" table:style-name="ce1">
            <text:p>q</text:p>
          </table:table-cell>
          <table:table-cell office:value-type="string" office:string-value="c" table:formula="of:=RIGHT(LEFT([.D935];[.B935]);1)" table:style-name="ce1">
            <text:p>c</text:p>
          </table:table-cell>
          <table:table-cell office:value-type="boolean" office:boolean-value="true" table:formula="of:=+IF(XOR([.H935]=[.C935];[.I935]=[.C93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fffffffhffffffffff</text:p>
          </table:table-cell>
          <table:table-cell office:value-type="float" office:value="18" table:formula="of:=LEN([.D936])-LEN(SUBSTITUTE([.D936];[.C936];&quot;&quot;))" table:style-name="ce1">
            <text:p>18</text:p>
          </table:table-cell>
          <table:table-cell office:value-type="boolean" office:boolean-value="true" table:formula="of:=+IF(AND([.E936]&gt;=[.A936];[.E936]&lt;=[.B936]);TRUE;FALSE)" table:style-name="ce1">
            <text:p>TRUE</text:p>
          </table:table-cell>
          <table:table-cell table:style-name="ce1"/>
          <table:table-cell office:value-type="string" office:string-value="f" table:formula="of:=RIGHT(LEFT([.D936];[.A936]);1)" table:style-name="ce1">
            <text:p>f</text:p>
          </table:table-cell>
          <table:table-cell office:value-type="string" office:string-value="f" table:formula="of:=RIGHT(LEFT([.D936];[.B936]);1)" table:style-name="ce1">
            <text:p>f</text:p>
          </table:table-cell>
          <table:table-cell office:value-type="boolean" office:boolean-value="false" table:formula="of:=+IF(XOR([.H936]=[.C936];[.I936]=[.C93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bbbbbbbbbbbbbdm</text:p>
          </table:table-cell>
          <table:table-cell office:value-type="float" office:value="15" table:formula="of:=LEN([.D937])-LEN(SUBSTITUTE([.D937];[.C937];&quot;&quot;))" table:style-name="ce1">
            <text:p>15</text:p>
          </table:table-cell>
          <table:table-cell office:value-type="boolean" office:boolean-value="false" table:formula="of:=+IF(AND([.E937]&gt;=[.A937];[.E937]&lt;=[.B937]);TRUE;FALSE)" table:style-name="ce1">
            <text:p>FALSE</text:p>
          </table:table-cell>
          <table:table-cell table:style-name="ce1"/>
          <table:table-cell office:value-type="string" office:string-value="d" table:formula="of:=RIGHT(LEFT([.D937];[.A937]);1)" table:style-name="ce1">
            <text:p>d</text:p>
          </table:table-cell>
          <table:table-cell office:value-type="string" office:string-value="m" table:formula="of:=RIGHT(LEFT([.D937];[.B937]);1)" table:style-name="ce1">
            <text:p>m</text:p>
          </table:table-cell>
          <table:table-cell office:value-type="boolean" office:boolean-value="false" table:formula="of:=+IF(XOR([.H937]=[.C937];[.I937]=[.C93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zzzzzzzznzzzvzmwzz</text:p>
          </table:table-cell>
          <table:table-cell office:value-type="float" office:value="16" table:formula="of:=LEN([.D938])-LEN(SUBSTITUTE([.D938];[.C938];&quot;&quot;))" table:style-name="ce1">
            <text:p>16</text:p>
          </table:table-cell>
          <table:table-cell office:value-type="boolean" office:boolean-value="false" table:formula="of:=+IF(AND([.E938]&gt;=[.A938];[.E938]&lt;=[.B938]);TRUE;FALSE)" table:style-name="ce1">
            <text:p>FALSE</text:p>
          </table:table-cell>
          <table:table-cell table:style-name="ce1"/>
          <table:table-cell office:value-type="string" office:string-value="m" table:formula="of:=RIGHT(LEFT([.D938];[.A938]);1)" table:style-name="ce1">
            <text:p>m</text:p>
          </table:table-cell>
          <table:table-cell office:value-type="string" office:string-value="w" table:formula="of:=RIGHT(LEFT([.D938];[.B938]);1)" table:style-name="ce1">
            <text:p>w</text:p>
          </table:table-cell>
          <table:table-cell office:value-type="boolean" office:boolean-value="false" table:formula="of:=+IF(XOR([.H938]=[.C938];[.I938]=[.C93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ggd</text:p>
          </table:table-cell>
          <table:table-cell office:value-type="float" office:value="2" table:formula="of:=LEN([.D939])-LEN(SUBSTITUTE([.D939];[.C939];&quot;&quot;))" table:style-name="ce1">
            <text:p>2</text:p>
          </table:table-cell>
          <table:table-cell office:value-type="boolean" office:boolean-value="false" table:formula="of:=+IF(AND([.E939]&gt;=[.A939];[.E939]&lt;=[.B939]);TRUE;FALSE)" table:style-name="ce1">
            <text:p>FALSE</text:p>
          </table:table-cell>
          <table:table-cell table:style-name="ce1"/>
          <table:table-cell office:value-type="string" office:string-value="g" table:formula="of:=RIGHT(LEFT([.D939];[.A939]);1)" table:style-name="ce1">
            <text:p>g</text:p>
          </table:table-cell>
          <table:table-cell office:value-type="string" office:string-value="d" table:formula="of:=RIGHT(LEFT([.D939];[.B939]);1)" table:style-name="ce1">
            <text:p>d</text:p>
          </table:table-cell>
          <table:table-cell office:value-type="boolean" office:boolean-value="true" table:formula="of:=+IF(XOR([.H939]=[.C939];[.I939]=[.C93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lttlqqz</text:p>
          </table:table-cell>
          <table:table-cell office:value-type="float" office:value="2" table:formula="of:=LEN([.D940])-LEN(SUBSTITUTE([.D940];[.C940];&quot;&quot;))" table:style-name="ce1">
            <text:p>2</text:p>
          </table:table-cell>
          <table:table-cell office:value-type="boolean" office:boolean-value="false" table:formula="of:=+IF(AND([.E940]&gt;=[.A940];[.E940]&lt;=[.B940]);TRUE;FALSE)" table:style-name="ce1">
            <text:p>FALSE</text:p>
          </table:table-cell>
          <table:table-cell table:style-name="ce1"/>
          <table:table-cell office:value-type="string" office:string-value="t" table:formula="of:=RIGHT(LEFT([.D940];[.A940]);1)" table:style-name="ce1">
            <text:p>t</text:p>
          </table:table-cell>
          <table:table-cell office:value-type="string" office:string-value="q" table:formula="of:=RIGHT(LEFT([.D940];[.B940]);1)" table:style-name="ce1">
            <text:p>q</text:p>
          </table:table-cell>
          <table:table-cell office:value-type="boolean" office:boolean-value="true" table:formula="of:=+IF(XOR([.H940]=[.C940];[.I940]=[.C940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gffgwlffffftfzfrt</text:p>
          </table:table-cell>
          <table:table-cell office:value-type="float" office:value="10" table:formula="of:=LEN([.D941])-LEN(SUBSTITUTE([.D941];[.C941];&quot;&quot;))" table:style-name="ce1">
            <text:p>10</text:p>
          </table:table-cell>
          <table:table-cell office:value-type="boolean" office:boolean-value="false" table:formula="of:=+IF(AND([.E941]&gt;=[.A941];[.E941]&lt;=[.B941]);TRUE;FALSE)" table:style-name="ce1">
            <text:p>FALSE</text:p>
          </table:table-cell>
          <table:table-cell table:style-name="ce1"/>
          <table:table-cell office:value-type="string" office:string-value="f" table:formula="of:=RIGHT(LEFT([.D941];[.A941]);1)" table:style-name="ce1">
            <text:p>f</text:p>
          </table:table-cell>
          <table:table-cell office:value-type="string" office:string-value="t" table:formula="of:=RIGHT(LEFT([.D941];[.B941]);1)" table:style-name="ce1">
            <text:p>t</text:p>
          </table:table-cell>
          <table:table-cell office:value-type="boolean" office:boolean-value="true" table:formula="of:=+IF(XOR([.H941]=[.C941];[.I941]=[.C94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mmhhhpljjn</text:p>
          </table:table-cell>
          <table:table-cell office:value-type="float" office:value="4" table:formula="of:=LEN([.D942])-LEN(SUBSTITUTE([.D942];[.C942];&quot;&quot;))" table:style-name="ce1">
            <text:p>4</text:p>
          </table:table-cell>
          <table:table-cell office:value-type="boolean" office:boolean-value="false" table:formula="of:=+IF(AND([.E942]&gt;=[.A942];[.E942]&lt;=[.B942]);TRUE;FALSE)" table:style-name="ce1">
            <text:p>FALSE</text:p>
          </table:table-cell>
          <table:table-cell table:style-name="ce1"/>
          <table:table-cell office:value-type="string" office:string-value="p" table:formula="of:=RIGHT(LEFT([.D942];[.A942]);1)" table:style-name="ce1">
            <text:p>p</text:p>
          </table:table-cell>
          <table:table-cell office:value-type="string" office:string-value="j" table:formula="of:=RIGHT(LEFT([.D942];[.B942]);1)" table:style-name="ce1">
            <text:p>j</text:p>
          </table:table-cell>
          <table:table-cell office:value-type="boolean" office:boolean-value="false" table:formula="of:=+IF(XOR([.H942]=[.C942];[.I942]=[.C94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rsnmmzfhtmrjwmmjm</text:p>
          </table:table-cell>
          <table:table-cell office:value-type="float" office:value="8" table:formula="of:=LEN([.D943])-LEN(SUBSTITUTE([.D943];[.C943];&quot;&quot;))" table:style-name="ce1">
            <text:p>8</text:p>
          </table:table-cell>
          <table:table-cell office:value-type="boolean" office:boolean-value="false" table:formula="of:=+IF(AND([.E943]&gt;=[.A943];[.E943]&lt;=[.B943]);TRUE;FALSE)" table:style-name="ce1">
            <text:p>FALSE</text:p>
          </table:table-cell>
          <table:table-cell table:style-name="ce1"/>
          <table:table-cell office:value-type="string" office:string-value="m" table:formula="of:=RIGHT(LEFT([.D943];[.A943]);1)" table:style-name="ce1">
            <text:p>m</text:p>
          </table:table-cell>
          <table:table-cell office:value-type="string" office:string-value="m" table:formula="of:=RIGHT(LEFT([.D943];[.B943]);1)" table:style-name="ce1">
            <text:p>m</text:p>
          </table:table-cell>
          <table:table-cell office:value-type="boolean" office:boolean-value="false" table:formula="of:=+IF(XOR([.H943]=[.C943];[.I943]=[.C94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llcbm</text:p>
          </table:table-cell>
          <table:table-cell office:value-type="float" office:value="2" table:formula="of:=LEN([.D944])-LEN(SUBSTITUTE([.D944];[.C944];&quot;&quot;))" table:style-name="ce1">
            <text:p>2</text:p>
          </table:table-cell>
          <table:table-cell office:value-type="boolean" office:boolean-value="true" table:formula="of:=+IF(AND([.E944]&gt;=[.A944];[.E944]&lt;=[.B944]);TRUE;FALSE)" table:style-name="ce1">
            <text:p>TRUE</text:p>
          </table:table-cell>
          <table:table-cell table:style-name="ce1"/>
          <table:table-cell office:value-type="string" office:string-value="l" table:formula="of:=RIGHT(LEFT([.D944];[.A944]);1)" table:style-name="ce1">
            <text:p>l</text:p>
          </table:table-cell>
          <table:table-cell office:value-type="string" office:string-value="l" table:formula="of:=RIGHT(LEFT([.D944];[.B944]);1)" table:style-name="ce1">
            <text:p>l</text:p>
          </table:table-cell>
          <table:table-cell office:value-type="boolean" office:boolean-value="false" table:formula="of:=+IF(XOR([.H944]=[.C944];[.I944]=[.C94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</text:p>
          </table:table-cell>
          <table:table-cell office:value-type="string" table:style-name="ce1">
            <text:p>fkkkqbpbmmcd</text:p>
          </table:table-cell>
          <table:table-cell office:value-type="float" office:value="3" table:formula="of:=LEN([.D945])-LEN(SUBSTITUTE([.D945];[.C945];&quot;&quot;))" table:style-name="ce1">
            <text:p>3</text:p>
          </table:table-cell>
          <table:table-cell office:value-type="boolean" office:boolean-value="true" table:formula="of:=+IF(AND([.E945]&gt;=[.A945];[.E945]&lt;=[.B945]);TRUE;FALSE)" table:style-name="ce1">
            <text:p>TRUE</text:p>
          </table:table-cell>
          <table:table-cell table:style-name="ce1"/>
          <table:table-cell office:value-type="string" office:string-value="k" table:formula="of:=RIGHT(LEFT([.D945];[.A945]);1)" table:style-name="ce1">
            <text:p>k</text:p>
          </table:table-cell>
          <table:table-cell office:value-type="string" office:string-value="k" table:formula="of:=RIGHT(LEFT([.D945];[.B945]);1)" table:style-name="ce1">
            <text:p>k</text:p>
          </table:table-cell>
          <table:table-cell office:value-type="boolean" office:boolean-value="false" table:formula="of:=+IF(XOR([.H945]=[.C945];[.I945]=[.C94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kfmchwkwzfh</text:p>
          </table:table-cell>
          <table:table-cell office:value-type="float" office:value="2" table:formula="of:=LEN([.D946])-LEN(SUBSTITUTE([.D946];[.C946];&quot;&quot;))" table:style-name="ce1">
            <text:p>2</text:p>
          </table:table-cell>
          <table:table-cell office:value-type="boolean" office:boolean-value="false" table:formula="of:=+IF(AND([.E946]&gt;=[.A946];[.E946]&lt;=[.B946]);TRUE;FALSE)" table:style-name="ce1">
            <text:p>FALSE</text:p>
          </table:table-cell>
          <table:table-cell table:style-name="ce1"/>
          <table:table-cell office:value-type="string" office:string-value="z" table:formula="of:=RIGHT(LEFT([.D946];[.A946]);1)" table:style-name="ce1">
            <text:p>z</text:p>
          </table:table-cell>
          <table:table-cell office:value-type="string" office:string-value="f" table:formula="of:=RIGHT(LEFT([.D946];[.B946]);1)" table:style-name="ce1">
            <text:p>f</text:p>
          </table:table-cell>
          <table:table-cell office:value-type="boolean" office:boolean-value="true" table:formula="of:=+IF(XOR([.H946]=[.C946];[.I946]=[.C94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mjjjjjj</text:p>
          </table:table-cell>
          <table:table-cell office:value-type="float" office:value="8" table:formula="of:=LEN([.D947])-LEN(SUBSTITUTE([.D947];[.C947];&quot;&quot;))" table:style-name="ce1">
            <text:p>8</text:p>
          </table:table-cell>
          <table:table-cell office:value-type="boolean" office:boolean-value="false" table:formula="of:=+IF(AND([.E947]&gt;=[.A947];[.E947]&lt;=[.B947]);TRUE;FALSE)" table:style-name="ce1">
            <text:p>FALSE</text:p>
          </table:table-cell>
          <table:table-cell table:style-name="ce1"/>
          <table:table-cell office:value-type="string" office:string-value="j" table:formula="of:=RIGHT(LEFT([.D947];[.A947]);1)" table:style-name="ce1">
            <text:p>j</text:p>
          </table:table-cell>
          <table:table-cell office:value-type="string" office:string-value="j" table:formula="of:=RIGHT(LEFT([.D947];[.B947]);1)" table:style-name="ce1">
            <text:p>j</text:p>
          </table:table-cell>
          <table:table-cell office:value-type="boolean" office:boolean-value="false" table:formula="of:=+IF(XOR([.H947]=[.C947];[.I947]=[.C94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svbfvvh</text:p>
          </table:table-cell>
          <table:table-cell office:value-type="float" office:value="4" table:formula="of:=LEN([.D948])-LEN(SUBSTITUTE([.D948];[.C948];&quot;&quot;))" table:style-name="ce1">
            <text:p>4</text:p>
          </table:table-cell>
          <table:table-cell office:value-type="boolean" office:boolean-value="true" table:formula="of:=+IF(AND([.E948]&gt;=[.A948];[.E948]&lt;=[.B948]);TRUE;FALSE)" table:style-name="ce1">
            <text:p>TRUE</text:p>
          </table:table-cell>
          <table:table-cell table:style-name="ce1"/>
          <table:table-cell office:value-type="string" office:string-value="v" table:formula="of:=RIGHT(LEFT([.D948];[.A948]);1)" table:style-name="ce1">
            <text:p>v</text:p>
          </table:table-cell>
          <table:table-cell office:value-type="string" office:string-value="f" table:formula="of:=RIGHT(LEFT([.D948];[.B948]);1)" table:style-name="ce1">
            <text:p>f</text:p>
          </table:table-cell>
          <table:table-cell office:value-type="boolean" office:boolean-value="true" table:formula="of:=+IF(XOR([.H948]=[.C948];[.I948]=[.C94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</text:p>
          </table:table-cell>
          <table:table-cell office:value-type="string" table:style-name="ce1">
            <text:p>tgkk</text:p>
          </table:table-cell>
          <table:table-cell office:value-type="float" office:value="2" table:formula="of:=LEN([.D949])-LEN(SUBSTITUTE([.D949];[.C949];&quot;&quot;))" table:style-name="ce1">
            <text:p>2</text:p>
          </table:table-cell>
          <table:table-cell office:value-type="boolean" office:boolean-value="false" table:formula="of:=+IF(AND([.E949]&gt;=[.A949];[.E949]&lt;=[.B949]);TRUE;FALSE)" table:style-name="ce1">
            <text:p>FALSE</text:p>
          </table:table-cell>
          <table:table-cell table:style-name="ce1"/>
          <table:table-cell office:value-type="string" office:string-value="k" table:formula="of:=RIGHT(LEFT([.D949];[.A949]);1)" table:style-name="ce1">
            <text:p>k</text:p>
          </table:table-cell>
          <table:table-cell office:value-type="string" office:string-value="k" table:formula="of:=RIGHT(LEFT([.D949];[.B949]);1)" table:style-name="ce1">
            <text:p>k</text:p>
          </table:table-cell>
          <table:table-cell office:value-type="boolean" office:boolean-value="false" table:formula="of:=+IF(XOR([.H949]=[.C949];[.I949]=[.C94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k</text:p>
          </table:table-cell>
          <table:table-cell office:value-type="string" table:style-name="ce1">
            <text:p>lscvjjnhpxl</text:p>
          </table:table-cell>
          <table:table-cell office:value-type="float" office:value="0" table:formula="of:=LEN([.D950])-LEN(SUBSTITUTE([.D950];[.C950];&quot;&quot;))" table:style-name="ce1">
            <text:p>0</text:p>
          </table:table-cell>
          <table:table-cell office:value-type="boolean" office:boolean-value="false" table:formula="of:=+IF(AND([.E950]&gt;=[.A950];[.E950]&lt;=[.B950]);TRUE;FALSE)" table:style-name="ce1">
            <text:p>FALSE</text:p>
          </table:table-cell>
          <table:table-cell table:style-name="ce1"/>
          <table:table-cell office:value-type="string" office:string-value="s" table:formula="of:=RIGHT(LEFT([.D950];[.A950]);1)" table:style-name="ce1">
            <text:p>s</text:p>
          </table:table-cell>
          <table:table-cell office:value-type="string" office:string-value="h" table:formula="of:=RIGHT(LEFT([.D950];[.B950]);1)" table:style-name="ce1">
            <text:p>h</text:p>
          </table:table-cell>
          <table:table-cell office:value-type="boolean" office:boolean-value="false" table:formula="of:=+IF(XOR([.H950]=[.C950];[.I950]=[.C95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vlvvfkqqv</text:p>
          </table:table-cell>
          <table:table-cell office:value-type="float" office:value="5" table:formula="of:=LEN([.D951])-LEN(SUBSTITUTE([.D951];[.C951];&quot;&quot;))" table:style-name="ce1">
            <text:p>5</text:p>
          </table:table-cell>
          <table:table-cell office:value-type="boolean" office:boolean-value="false" table:formula="of:=+IF(AND([.E951]&gt;=[.A951];[.E951]&lt;=[.B951]);TRUE;FALSE)" table:style-name="ce1">
            <text:p>FALSE</text:p>
          </table:table-cell>
          <table:table-cell table:style-name="ce1"/>
          <table:table-cell office:value-type="string" office:string-value="k" table:formula="of:=RIGHT(LEFT([.D951];[.A951]);1)" table:style-name="ce1">
            <text:p>k</text:p>
          </table:table-cell>
          <table:table-cell office:value-type="string" office:string-value="q" table:formula="of:=RIGHT(LEFT([.D951];[.B951]);1)" table:style-name="ce1">
            <text:p>q</text:p>
          </table:table-cell>
          <table:table-cell office:value-type="boolean" office:boolean-value="false" table:formula="of:=+IF(XOR([.H951]=[.C951];[.I951]=[.C95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cqqtqqhqvqqtq</text:p>
          </table:table-cell>
          <table:table-cell office:value-type="float" office:value="9" table:formula="of:=LEN([.D952])-LEN(SUBSTITUTE([.D952];[.C952];&quot;&quot;))" table:style-name="ce1">
            <text:p>9</text:p>
          </table:table-cell>
          <table:table-cell office:value-type="boolean" office:boolean-value="true" table:formula="of:=+IF(AND([.E952]&gt;=[.A952];[.E952]&lt;=[.B952]);TRUE;FALSE)" table:style-name="ce1">
            <text:p>TRUE</text:p>
          </table:table-cell>
          <table:table-cell table:style-name="ce1"/>
          <table:table-cell office:value-type="string" office:string-value="h" table:formula="of:=RIGHT(LEFT([.D952];[.A952]);1)" table:style-name="ce1">
            <text:p>h</text:p>
          </table:table-cell>
          <table:table-cell office:value-type="string" office:string-value="q" table:formula="of:=RIGHT(LEFT([.D952];[.B952]);1)" table:style-name="ce1">
            <text:p>q</text:p>
          </table:table-cell>
          <table:table-cell office:value-type="boolean" office:boolean-value="true" table:formula="of:=+IF(XOR([.H952]=[.C952];[.I952]=[.C95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zzhzwzzqzzzzwzzlz</text:p>
          </table:table-cell>
          <table:table-cell office:value-type="float" office:value="13" table:formula="of:=LEN([.D953])-LEN(SUBSTITUTE([.D953];[.C953];&quot;&quot;))" table:style-name="ce1">
            <text:p>13</text:p>
          </table:table-cell>
          <table:table-cell office:value-type="boolean" office:boolean-value="true" table:formula="of:=+IF(AND([.E953]&gt;=[.A953];[.E953]&lt;=[.B953]);TRUE;FALSE)" table:style-name="ce1">
            <text:p>TRUE</text:p>
          </table:table-cell>
          <table:table-cell table:style-name="ce1"/>
          <table:table-cell office:value-type="string" office:string-value="z" table:formula="of:=RIGHT(LEFT([.D953];[.A953]);1)" table:style-name="ce1">
            <text:p>z</text:p>
          </table:table-cell>
          <table:table-cell office:value-type="string" office:string-value="w" table:formula="of:=RIGHT(LEFT([.D953];[.B953]);1)" table:style-name="ce1">
            <text:p>w</text:p>
          </table:table-cell>
          <table:table-cell office:value-type="boolean" office:boolean-value="true" table:formula="of:=+IF(XOR([.H953]=[.C953];[.I953]=[.C95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zknkkkkkp</text:p>
          </table:table-cell>
          <table:table-cell office:value-type="float" office:value="7" table:formula="of:=LEN([.D954])-LEN(SUBSTITUTE([.D954];[.C954];&quot;&quot;))" table:style-name="ce1">
            <text:p>7</text:p>
          </table:table-cell>
          <table:table-cell office:value-type="boolean" office:boolean-value="true" table:formula="of:=+IF(AND([.E954]&gt;=[.A954];[.E954]&lt;=[.B954]);TRUE;FALSE)" table:style-name="ce1">
            <text:p>TRUE</text:p>
          </table:table-cell>
          <table:table-cell table:style-name="ce1"/>
          <table:table-cell office:value-type="string" office:string-value="k" table:formula="of:=RIGHT(LEFT([.D954];[.A954]);1)" table:style-name="ce1">
            <text:p>k</text:p>
          </table:table-cell>
          <table:table-cell office:value-type="string" office:string-value="k" table:formula="of:=RIGHT(LEFT([.D954];[.B954]);1)" table:style-name="ce1">
            <text:p>k</text:p>
          </table:table-cell>
          <table:table-cell office:value-type="boolean" office:boolean-value="false" table:formula="of:=+IF(XOR([.H954]=[.C954];[.I954]=[.C95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psssw</text:p>
          </table:table-cell>
          <table:table-cell office:value-type="float" office:value="4" table:formula="of:=LEN([.D955])-LEN(SUBSTITUTE([.D955];[.C955];&quot;&quot;))" table:style-name="ce1">
            <text:p>4</text:p>
          </table:table-cell>
          <table:table-cell office:value-type="boolean" office:boolean-value="false" table:formula="of:=+IF(AND([.E955]&gt;=[.A955];[.E955]&lt;=[.B955]);TRUE;FALSE)" table:style-name="ce1">
            <text:p>FALSE</text:p>
          </table:table-cell>
          <table:table-cell table:style-name="ce1"/>
          <table:table-cell office:value-type="string" office:string-value="s" table:formula="of:=RIGHT(LEFT([.D955];[.A955]);1)" table:style-name="ce1">
            <text:p>s</text:p>
          </table:table-cell>
          <table:table-cell office:value-type="string" office:string-value="w" table:formula="of:=RIGHT(LEFT([.D955];[.B955]);1)" table:style-name="ce1">
            <text:p>w</text:p>
          </table:table-cell>
          <table:table-cell office:value-type="boolean" office:boolean-value="true" table:formula="of:=+IF(XOR([.H955]=[.C955];[.I955]=[.C95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mkh</text:p>
          </table:table-cell>
          <table:table-cell office:value-type="float" office:value="2" table:formula="of:=LEN([.D956])-LEN(SUBSTITUTE([.D956];[.C956];&quot;&quot;))" table:style-name="ce1">
            <text:p>2</text:p>
          </table:table-cell>
          <table:table-cell office:value-type="boolean" office:boolean-value="true" table:formula="of:=+IF(AND([.E956]&gt;=[.A956];[.E956]&lt;=[.B956]);TRUE;FALSE)" table:style-name="ce1">
            <text:p>TRUE</text:p>
          </table:table-cell>
          <table:table-cell table:style-name="ce1"/>
          <table:table-cell office:value-type="string" office:string-value="m" table:formula="of:=RIGHT(LEFT([.D956];[.A956]);1)" table:style-name="ce1">
            <text:p>m</text:p>
          </table:table-cell>
          <table:table-cell office:value-type="string" office:string-value="k" table:formula="of:=RIGHT(LEFT([.D956];[.B956]);1)" table:style-name="ce1">
            <text:p>k</text:p>
          </table:table-cell>
          <table:table-cell office:value-type="boolean" office:boolean-value="true" table:formula="of:=+IF(XOR([.H956]=[.C956];[.I956]=[.C956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vnlxmstqbsg</text:p>
          </table:table-cell>
          <table:table-cell office:value-type="float" office:value="0" table:formula="of:=LEN([.D957])-LEN(SUBSTITUTE([.D957];[.C957];&quot;&quot;))" table:style-name="ce1">
            <text:p>0</text:p>
          </table:table-cell>
          <table:table-cell office:value-type="boolean" office:boolean-value="false" table:formula="of:=+IF(AND([.E957]&gt;=[.A957];[.E957]&lt;=[.B957]);TRUE;FALSE)" table:style-name="ce1">
            <text:p>FALSE</text:p>
          </table:table-cell>
          <table:table-cell table:style-name="ce1"/>
          <table:table-cell office:value-type="string" office:string-value="b" table:formula="of:=RIGHT(LEFT([.D957];[.A957]);1)" table:style-name="ce1">
            <text:p>b</text:p>
          </table:table-cell>
          <table:table-cell office:value-type="string" office:string-value="s" table:formula="of:=RIGHT(LEFT([.D957];[.B957]);1)" table:style-name="ce1">
            <text:p>s</text:p>
          </table:table-cell>
          <table:table-cell office:value-type="boolean" office:boolean-value="false" table:formula="of:=+IF(XOR([.H957]=[.C957];[.I957]=[.C95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k</text:p>
          </table:table-cell>
          <table:table-cell office:value-type="float" office:value="4" table:formula="of:=LEN([.D958])-LEN(SUBSTITUTE([.D958];[.C958];&quot;&quot;))" table:style-name="ce1">
            <text:p>4</text:p>
          </table:table-cell>
          <table:table-cell office:value-type="boolean" office:boolean-value="false" table:formula="of:=+IF(AND([.E958]&gt;=[.A958];[.E958]&lt;=[.B958]);TRUE;FALSE)" table:style-name="ce1">
            <text:p>FALSE</text:p>
          </table:table-cell>
          <table:table-cell table:style-name="ce1"/>
          <table:table-cell office:value-type="string" office:string-value="k" table:formula="of:=RIGHT(LEFT([.D958];[.A958]);1)" table:style-name="ce1">
            <text:p>k</text:p>
          </table:table-cell>
          <table:table-cell office:value-type="string" office:string-value="k" table:formula="of:=RIGHT(LEFT([.D958];[.B958]);1)" table:style-name="ce1">
            <text:p>k</text:p>
          </table:table-cell>
          <table:table-cell office:value-type="boolean" office:boolean-value="false" table:formula="of:=+IF(XOR([.H958]=[.C958];[.I958]=[.C95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crrrsrrrrrrrrzrrqrr</text:p>
          </table:table-cell>
          <table:table-cell office:value-type="float" office:value="16" table:formula="of:=LEN([.D959])-LEN(SUBSTITUTE([.D959];[.C959];&quot;&quot;))" table:style-name="ce1">
            <text:p>16</text:p>
          </table:table-cell>
          <table:table-cell office:value-type="boolean" office:boolean-value="false" table:formula="of:=+IF(AND([.E959]&gt;=[.A959];[.E959]&lt;=[.B959]);TRUE;FALSE)" table:style-name="ce1">
            <text:p>FALSE</text:p>
          </table:table-cell>
          <table:table-cell table:style-name="ce1"/>
          <table:table-cell office:value-type="string" office:string-value="s" table:formula="of:=RIGHT(LEFT([.D959];[.A959]);1)" table:style-name="ce1">
            <text:p>s</text:p>
          </table:table-cell>
          <table:table-cell office:value-type="string" office:string-value="z" table:formula="of:=RIGHT(LEFT([.D959];[.B959]);1)" table:style-name="ce1">
            <text:p>z</text:p>
          </table:table-cell>
          <table:table-cell office:value-type="boolean" office:boolean-value="false" table:formula="of:=+IF(XOR([.H959]=[.C959];[.I959]=[.C95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fczjwkcxbc</text:p>
          </table:table-cell>
          <table:table-cell office:value-type="float" office:value="4" table:formula="of:=LEN([.D960])-LEN(SUBSTITUTE([.D960];[.C960];&quot;&quot;))" table:style-name="ce1">
            <text:p>4</text:p>
          </table:table-cell>
          <table:table-cell office:value-type="boolean" office:boolean-value="true" table:formula="of:=+IF(AND([.E960]&gt;=[.A960];[.E960]&lt;=[.B960]);TRUE;FALSE)" table:style-name="ce1">
            <text:p>TRUE</text:p>
          </table:table-cell>
          <table:table-cell table:style-name="ce1"/>
          <table:table-cell office:value-type="string" office:string-value="c" table:formula="of:=RIGHT(LEFT([.D960];[.A960]);1)" table:style-name="ce1">
            <text:p>c</text:p>
          </table:table-cell>
          <table:table-cell office:value-type="string" office:string-value="c" table:formula="of:=RIGHT(LEFT([.D960];[.B960]);1)" table:style-name="ce1">
            <text:p>c</text:p>
          </table:table-cell>
          <table:table-cell office:value-type="boolean" office:boolean-value="false" table:formula="of:=+IF(XOR([.H960]=[.C960];[.I960]=[.C96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kgkkkkkkkkkkh</text:p>
          </table:table-cell>
          <table:table-cell office:value-type="float" office:value="14" table:formula="of:=LEN([.D961])-LEN(SUBSTITUTE([.D961];[.C961];&quot;&quot;))" table:style-name="ce1">
            <text:p>14</text:p>
          </table:table-cell>
          <table:table-cell office:value-type="boolean" office:boolean-value="false" table:formula="of:=+IF(AND([.E961]&gt;=[.A961];[.E961]&lt;=[.B961]);TRUE;FALSE)" table:style-name="ce1">
            <text:p>FALSE</text:p>
          </table:table-cell>
          <table:table-cell table:style-name="ce1"/>
          <table:table-cell office:value-type="string" office:string-value="k" table:formula="of:=RIGHT(LEFT([.D961];[.A961]);1)" table:style-name="ce1">
            <text:p>k</text:p>
          </table:table-cell>
          <table:table-cell office:value-type="string" office:string-value="h" table:formula="of:=RIGHT(LEFT([.D961];[.B961]);1)" table:style-name="ce1">
            <text:p>h</text:p>
          </table:table-cell>
          <table:table-cell office:value-type="boolean" office:boolean-value="true" table:formula="of:=+IF(XOR([.H961]=[.C961];[.I961]=[.C96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dcxtccccccpcfccv</text:p>
          </table:table-cell>
          <table:table-cell office:value-type="float" office:value="12" table:formula="of:=LEN([.D962])-LEN(SUBSTITUTE([.D962];[.C962];&quot;&quot;))" table:style-name="ce1">
            <text:p>12</text:p>
          </table:table-cell>
          <table:table-cell office:value-type="boolean" office:boolean-value="true" table:formula="of:=+IF(AND([.E962]&gt;=[.A962];[.E962]&lt;=[.B962]);TRUE;FALSE)" table:style-name="ce1">
            <text:p>TRUE</text:p>
          </table:table-cell>
          <table:table-cell table:style-name="ce1"/>
          <table:table-cell office:value-type="string" office:string-value="x" table:formula="of:=RIGHT(LEFT([.D962];[.A962]);1)" table:style-name="ce1">
            <text:p>x</text:p>
          </table:table-cell>
          <table:table-cell office:value-type="string" office:string-value="v" table:formula="of:=RIGHT(LEFT([.D962];[.B962]);1)" table:style-name="ce1">
            <text:p>v</text:p>
          </table:table-cell>
          <table:table-cell office:value-type="boolean" office:boolean-value="false" table:formula="of:=+IF(XOR([.H962]=[.C962];[.I962]=[.C96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w</text:p>
          </table:table-cell>
          <table:table-cell office:value-type="string" table:style-name="ce1">
            <text:p>qdwnfhzlwwwwxwwgwhwk</text:p>
          </table:table-cell>
          <table:table-cell office:value-type="float" office:value="9" table:formula="of:=LEN([.D963])-LEN(SUBSTITUTE([.D963];[.C963];&quot;&quot;))" table:style-name="ce1">
            <text:p>9</text:p>
          </table:table-cell>
          <table:table-cell office:value-type="boolean" office:boolean-value="true" table:formula="of:=+IF(AND([.E963]&gt;=[.A963];[.E963]&lt;=[.B963]);TRUE;FALSE)" table:style-name="ce1">
            <text:p>TRUE</text:p>
          </table:table-cell>
          <table:table-cell table:style-name="ce1"/>
          <table:table-cell office:value-type="string" office:string-value="h" table:formula="of:=RIGHT(LEFT([.D963];[.A963]);1)" table:style-name="ce1">
            <text:p>h</text:p>
          </table:table-cell>
          <table:table-cell office:value-type="string" office:string-value="w" table:formula="of:=RIGHT(LEFT([.D963];[.B963]);1)" table:style-name="ce1">
            <text:p>w</text:p>
          </table:table-cell>
          <table:table-cell office:value-type="boolean" office:boolean-value="true" table:formula="of:=+IF(XOR([.H963]=[.C963];[.I963]=[.C963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ddddddhddw</text:p>
          </table:table-cell>
          <table:table-cell office:value-type="float" office:value="8" table:formula="of:=LEN([.D964])-LEN(SUBSTITUTE([.D964];[.C964];&quot;&quot;))" table:style-name="ce1">
            <text:p>8</text:p>
          </table:table-cell>
          <table:table-cell office:value-type="boolean" office:boolean-value="false" table:formula="of:=+IF(AND([.E964]&gt;=[.A964];[.E964]&lt;=[.B964]);TRUE;FALSE)" table:style-name="ce1">
            <text:p>FALSE</text:p>
          </table:table-cell>
          <table:table-cell table:style-name="ce1"/>
          <table:table-cell office:value-type="string" office:string-value="f" table:formula="of:=RIGHT(LEFT([.D964];[.A964]);1)" table:style-name="ce1">
            <text:p>f</text:p>
          </table:table-cell>
          <table:table-cell office:value-type="string" office:string-value="d" table:formula="of:=RIGHT(LEFT([.D964];[.B964]);1)" table:style-name="ce1">
            <text:p>d</text:p>
          </table:table-cell>
          <table:table-cell office:value-type="boolean" office:boolean-value="true" table:formula="of:=+IF(XOR([.H964]=[.C964];[.I964]=[.C964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</text:p>
          </table:table-cell>
          <table:table-cell office:value-type="string" table:style-name="ce1">
            <text:p>wpbppvpzwc</text:p>
          </table:table-cell>
          <table:table-cell office:value-type="float" office:value="4" table:formula="of:=LEN([.D965])-LEN(SUBSTITUTE([.D965];[.C965];&quot;&quot;))" table:style-name="ce1">
            <text:p>4</text:p>
          </table:table-cell>
          <table:table-cell office:value-type="boolean" office:boolean-value="false" table:formula="of:=+IF(AND([.E965]&gt;=[.A965];[.E965]&lt;=[.B965]);TRUE;FALSE)" table:style-name="ce1">
            <text:p>FALSE</text:p>
          </table:table-cell>
          <table:table-cell table:style-name="ce1"/>
          <table:table-cell office:value-type="string" office:string-value="p" table:formula="of:=RIGHT(LEFT([.D965];[.A965]);1)" table:style-name="ce1">
            <text:p>p</text:p>
          </table:table-cell>
          <table:table-cell office:value-type="string" office:string-value="c" table:formula="of:=RIGHT(LEFT([.D965];[.B965]);1)" table:style-name="ce1">
            <text:p>c</text:p>
          </table:table-cell>
          <table:table-cell office:value-type="boolean" office:boolean-value="true" table:formula="of:=+IF(XOR([.H965]=[.C965];[.I965]=[.C965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kkkkkkkhhkslsk</text:p>
          </table:table-cell>
          <table:table-cell office:value-type="float" office:value="12" table:formula="of:=LEN([.D966])-LEN(SUBSTITUTE([.D966];[.C966];&quot;&quot;))" table:style-name="ce1">
            <text:p>12</text:p>
          </table:table-cell>
          <table:table-cell office:value-type="boolean" office:boolean-value="true" table:formula="of:=+IF(AND([.E966]&gt;=[.A966];[.E966]&lt;=[.B966]);TRUE;FALSE)" table:style-name="ce1">
            <text:p>TRUE</text:p>
          </table:table-cell>
          <table:table-cell table:style-name="ce1"/>
          <table:table-cell office:value-type="string" office:string-value="h" table:formula="of:=RIGHT(LEFT([.D966];[.A966]);1)" table:style-name="ce1">
            <text:p>h</text:p>
          </table:table-cell>
          <table:table-cell office:value-type="string" office:string-value="s" table:formula="of:=RIGHT(LEFT([.D966];[.B966]);1)" table:style-name="ce1">
            <text:p>s</text:p>
          </table:table-cell>
          <table:table-cell office:value-type="boolean" office:boolean-value="false" table:formula="of:=+IF(XOR([.H966]=[.C966];[.I966]=[.C96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office:value-type="string" table:style-name="ce1">
            <text:p>hdrrfhrqrdmcbnlrrjbr</text:p>
          </table:table-cell>
          <table:table-cell office:value-type="float" office:value="7" table:formula="of:=LEN([.D967])-LEN(SUBSTITUTE([.D967];[.C967];&quot;&quot;))" table:style-name="ce1">
            <text:p>7</text:p>
          </table:table-cell>
          <table:table-cell office:value-type="boolean" office:boolean-value="true" table:formula="of:=+IF(AND([.E967]&gt;=[.A967];[.E967]&lt;=[.B967]);TRUE;FALSE)" table:style-name="ce1">
            <text:p>TRUE</text:p>
          </table:table-cell>
          <table:table-cell table:style-name="ce1"/>
          <table:table-cell office:value-type="string" office:string-value="r" table:formula="of:=RIGHT(LEFT([.D967];[.A967]);1)" table:style-name="ce1">
            <text:p>r</text:p>
          </table:table-cell>
          <table:table-cell office:value-type="string" office:string-value="r" table:formula="of:=RIGHT(LEFT([.D967];[.B967]);1)" table:style-name="ce1">
            <text:p>r</text:p>
          </table:table-cell>
          <table:table-cell office:value-type="boolean" office:boolean-value="false" table:formula="of:=+IF(XOR([.H967]=[.C967];[.I967]=[.C96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bbbjbbbbbb</text:p>
          </table:table-cell>
          <table:table-cell office:value-type="float" office:value="11" table:formula="of:=LEN([.D968])-LEN(SUBSTITUTE([.D968];[.C968];&quot;&quot;))" table:style-name="ce1">
            <text:p>11</text:p>
          </table:table-cell>
          <table:table-cell office:value-type="boolean" office:boolean-value="false" table:formula="of:=+IF(AND([.E968]&gt;=[.A968];[.E968]&lt;=[.B968]);TRUE;FALSE)" table:style-name="ce1">
            <text:p>FALSE</text:p>
          </table:table-cell>
          <table:table-cell table:style-name="ce1"/>
          <table:table-cell office:value-type="string" office:string-value="b" table:formula="of:=RIGHT(LEFT([.D968];[.A968]);1)" table:style-name="ce1">
            <text:p>b</text:p>
          </table:table-cell>
          <table:table-cell office:value-type="string" office:string-value="b" table:formula="of:=RIGHT(LEFT([.D968];[.B968]);1)" table:style-name="ce1">
            <text:p>b</text:p>
          </table:table-cell>
          <table:table-cell office:value-type="boolean" office:boolean-value="false" table:formula="of:=+IF(XOR([.H968]=[.C968];[.I968]=[.C96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zppzppsp</text:p>
          </table:table-cell>
          <table:table-cell office:value-type="float" office:value="6" table:formula="of:=LEN([.D969])-LEN(SUBSTITUTE([.D969];[.C969];&quot;&quot;))" table:style-name="ce1">
            <text:p>6</text:p>
          </table:table-cell>
          <table:table-cell office:value-type="boolean" office:boolean-value="true" table:formula="of:=+IF(AND([.E969]&gt;=[.A969];[.E969]&lt;=[.B969]);TRUE;FALSE)" table:style-name="ce1">
            <text:p>TRUE</text:p>
          </table:table-cell>
          <table:table-cell table:style-name="ce1"/>
          <table:table-cell office:value-type="string" office:string-value="p" table:formula="of:=RIGHT(LEFT([.D969];[.A969]);1)" table:style-name="ce1">
            <text:p>p</text:p>
          </table:table-cell>
          <table:table-cell office:value-type="string" office:string-value="p" table:formula="of:=RIGHT(LEFT([.D969];[.B969]);1)" table:style-name="ce1">
            <text:p>p</text:p>
          </table:table-cell>
          <table:table-cell office:value-type="boolean" office:boolean-value="false" table:formula="of:=+IF(XOR([.H969]=[.C969];[.I969]=[.C96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qhhhhhhqhrlwlhhthh</text:p>
          </table:table-cell>
          <table:table-cell office:value-type="float" office:value="11" table:formula="of:=LEN([.D970])-LEN(SUBSTITUTE([.D970];[.C970];&quot;&quot;))" table:style-name="ce1">
            <text:p>11</text:p>
          </table:table-cell>
          <table:table-cell office:value-type="boolean" office:boolean-value="true" table:formula="of:=+IF(AND([.E970]&gt;=[.A970];[.E970]&lt;=[.B970]);TRUE;FALSE)" table:style-name="ce1">
            <text:p>TRUE</text:p>
          </table:table-cell>
          <table:table-cell table:style-name="ce1"/>
          <table:table-cell office:value-type="string" office:string-value="l" table:formula="of:=RIGHT(LEFT([.D970];[.A970]);1)" table:style-name="ce1">
            <text:p>l</text:p>
          </table:table-cell>
          <table:table-cell office:value-type="string" office:string-value="w" table:formula="of:=RIGHT(LEFT([.D970];[.B970]);1)" table:style-name="ce1">
            <text:p>w</text:p>
          </table:table-cell>
          <table:table-cell office:value-type="boolean" office:boolean-value="false" table:formula="of:=+IF(XOR([.H970]=[.C970];[.I970]=[.C97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bssxsskswvp</text:p>
          </table:table-cell>
          <table:table-cell office:value-type="float" office:value="6" table:formula="of:=LEN([.D971])-LEN(SUBSTITUTE([.D971];[.C971];&quot;&quot;))" table:style-name="ce1">
            <text:p>6</text:p>
          </table:table-cell>
          <table:table-cell office:value-type="boolean" office:boolean-value="true" table:formula="of:=+IF(AND([.E971]&gt;=[.A971];[.E971]&lt;=[.B971]);TRUE;FALSE)" table:style-name="ce1">
            <text:p>TRUE</text:p>
          </table:table-cell>
          <table:table-cell table:style-name="ce1"/>
          <table:table-cell office:value-type="string" office:string-value="s" table:formula="of:=RIGHT(LEFT([.D971];[.A971]);1)" table:style-name="ce1">
            <text:p>s</text:p>
          </table:table-cell>
          <table:table-cell office:value-type="string" office:string-value="s" table:formula="of:=RIGHT(LEFT([.D971];[.B971]);1)" table:style-name="ce1">
            <text:p>s</text:p>
          </table:table-cell>
          <table:table-cell office:value-type="boolean" office:boolean-value="false" table:formula="of:=+IF(XOR([.H971]=[.C971];[.I971]=[.C97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mpbbhhbnsbbbbbbb</text:p>
          </table:table-cell>
          <table:table-cell office:value-type="float" office:value="12" table:formula="of:=LEN([.D972])-LEN(SUBSTITUTE([.D972];[.C972];&quot;&quot;))" table:style-name="ce1">
            <text:p>12</text:p>
          </table:table-cell>
          <table:table-cell office:value-type="boolean" office:boolean-value="false" table:formula="of:=+IF(AND([.E972]&gt;=[.A972];[.E972]&lt;=[.B972]);TRUE;FALSE)" table:style-name="ce1">
            <text:p>FALSE</text:p>
          </table:table-cell>
          <table:table-cell table:style-name="ce1"/>
          <table:table-cell office:value-type="string" office:string-value="b" table:formula="of:=RIGHT(LEFT([.D972];[.A972]);1)" table:style-name="ce1">
            <text:p>b</text:p>
          </table:table-cell>
          <table:table-cell office:value-type="string" office:string-value="b" table:formula="of:=RIGHT(LEFT([.D972];[.B972]);1)" table:style-name="ce1">
            <text:p>b</text:p>
          </table:table-cell>
          <table:table-cell office:value-type="boolean" office:boolean-value="false" table:formula="of:=+IF(XOR([.H972]=[.C972];[.I972]=[.C97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wgggktggg</text:p>
          </table:table-cell>
          <table:table-cell office:value-type="float" office:value="6" table:formula="of:=LEN([.D973])-LEN(SUBSTITUTE([.D973];[.C973];&quot;&quot;))" table:style-name="ce1">
            <text:p>6</text:p>
          </table:table-cell>
          <table:table-cell office:value-type="boolean" office:boolean-value="false" table:formula="of:=+IF(AND([.E973]&gt;=[.A973];[.E973]&lt;=[.B973]);TRUE;FALSE)" table:style-name="ce1">
            <text:p>FALSE</text:p>
          </table:table-cell>
          <table:table-cell table:style-name="ce1"/>
          <table:table-cell office:value-type="string" office:string-value="g" table:formula="of:=RIGHT(LEFT([.D973];[.A973]);1)" table:style-name="ce1">
            <text:p>g</text:p>
          </table:table-cell>
          <table:table-cell office:value-type="string" office:string-value="g" table:formula="of:=RIGHT(LEFT([.D973];[.B973]);1)" table:style-name="ce1">
            <text:p>g</text:p>
          </table:table-cell>
          <table:table-cell office:value-type="boolean" office:boolean-value="false" table:formula="of:=+IF(XOR([.H973]=[.C973];[.I973]=[.C97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vsssssfssssrqk</text:p>
          </table:table-cell>
          <table:table-cell office:value-type="float" office:value="9" table:formula="of:=LEN([.D974])-LEN(SUBSTITUTE([.D974];[.C974];&quot;&quot;))" table:style-name="ce1">
            <text:p>9</text:p>
          </table:table-cell>
          <table:table-cell office:value-type="boolean" office:boolean-value="true" table:formula="of:=+IF(AND([.E974]&gt;=[.A974];[.E974]&lt;=[.B974]);TRUE;FALSE)" table:style-name="ce1">
            <text:p>TRUE</text:p>
          </table:table-cell>
          <table:table-cell table:style-name="ce1"/>
          <table:table-cell office:value-type="string" office:string-value="v" table:formula="of:=RIGHT(LEFT([.D974];[.A974]);1)" table:style-name="ce1">
            <text:p>v</text:p>
          </table:table-cell>
          <table:table-cell office:value-type="string" office:string-value="r" table:formula="of:=RIGHT(LEFT([.D974];[.B974]);1)" table:style-name="ce1">
            <text:p>r</text:p>
          </table:table-cell>
          <table:table-cell office:value-type="boolean" office:boolean-value="false" table:formula="of:=+IF(XOR([.H974]=[.C974];[.I974]=[.C97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sgssxc</text:p>
          </table:table-cell>
          <table:table-cell office:value-type="float" office:value="3" table:formula="of:=LEN([.D975])-LEN(SUBSTITUTE([.D975];[.C975];&quot;&quot;))" table:style-name="ce1">
            <text:p>3</text:p>
          </table:table-cell>
          <table:table-cell office:value-type="boolean" office:boolean-value="true" table:formula="of:=+IF(AND([.E975]&gt;=[.A975];[.E975]&lt;=[.B975]);TRUE;FALSE)" table:style-name="ce1">
            <text:p>TRUE</text:p>
          </table:table-cell>
          <table:table-cell table:style-name="ce1"/>
          <table:table-cell office:value-type="string" office:string-value="s" table:formula="of:=RIGHT(LEFT([.D975];[.A975]);1)" table:style-name="ce1">
            <text:p>s</text:p>
          </table:table-cell>
          <table:table-cell office:value-type="string" office:string-value="s" table:formula="of:=RIGHT(LEFT([.D975];[.B975]);1)" table:style-name="ce1">
            <text:p>s</text:p>
          </table:table-cell>
          <table:table-cell office:value-type="boolean" office:boolean-value="false" table:formula="of:=+IF(XOR([.H975]=[.C975];[.I975]=[.C97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cccc</text:p>
          </table:table-cell>
          <table:table-cell office:value-type="float" office:value="7" table:formula="of:=LEN([.D976])-LEN(SUBSTITUTE([.D976];[.C976];&quot;&quot;))" table:style-name="ce1">
            <text:p>7</text:p>
          </table:table-cell>
          <table:table-cell office:value-type="boolean" office:boolean-value="false" table:formula="of:=+IF(AND([.E976]&gt;=[.A976];[.E976]&lt;=[.B976]);TRUE;FALSE)" table:style-name="ce1">
            <text:p>FALSE</text:p>
          </table:table-cell>
          <table:table-cell table:style-name="ce1"/>
          <table:table-cell office:value-type="string" office:string-value="c" table:formula="of:=RIGHT(LEFT([.D976];[.A976]);1)" table:style-name="ce1">
            <text:p>c</text:p>
          </table:table-cell>
          <table:table-cell office:value-type="string" office:string-value="c" table:formula="of:=RIGHT(LEFT([.D976];[.B976]);1)" table:style-name="ce1">
            <text:p>c</text:p>
          </table:table-cell>
          <table:table-cell office:value-type="boolean" office:boolean-value="false" table:formula="of:=+IF(XOR([.H976]=[.C976];[.I976]=[.C97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ddd</text:p>
          </table:table-cell>
          <table:table-cell office:value-type="float" office:value="4" table:formula="of:=LEN([.D977])-LEN(SUBSTITUTE([.D977];[.C977];&quot;&quot;))" table:style-name="ce1">
            <text:p>4</text:p>
          </table:table-cell>
          <table:table-cell office:value-type="boolean" office:boolean-value="false" table:formula="of:=+IF(AND([.E977]&gt;=[.A977];[.E977]&lt;=[.B977]);TRUE;FALSE)" table:style-name="ce1">
            <text:p>FALSE</text:p>
          </table:table-cell>
          <table:table-cell table:style-name="ce1"/>
          <table:table-cell office:value-type="string" office:string-value="d" table:formula="of:=RIGHT(LEFT([.D977];[.A977]);1)" table:style-name="ce1">
            <text:p>d</text:p>
          </table:table-cell>
          <table:table-cell office:value-type="string" office:string-value="d" table:formula="of:=RIGHT(LEFT([.D977];[.B977]);1)" table:style-name="ce1">
            <text:p>d</text:p>
          </table:table-cell>
          <table:table-cell office:value-type="boolean" office:boolean-value="false" table:formula="of:=+IF(XOR([.H977]=[.C977];[.I977]=[.C977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dlcjrrlrngr</text:p>
          </table:table-cell>
          <table:table-cell office:value-type="float" office:value="4" table:formula="of:=LEN([.D978])-LEN(SUBSTITUTE([.D978];[.C978];&quot;&quot;))" table:style-name="ce1">
            <text:p>4</text:p>
          </table:table-cell>
          <table:table-cell office:value-type="boolean" office:boolean-value="false" table:formula="of:=+IF(AND([.E978]&gt;=[.A978];[.E978]&lt;=[.B978]);TRUE;FALSE)" table:style-name="ce1">
            <text:p>FALSE</text:p>
          </table:table-cell>
          <table:table-cell table:style-name="ce1"/>
          <table:table-cell office:value-type="string" office:string-value="j" table:formula="of:=RIGHT(LEFT([.D978];[.A978]);1)" table:style-name="ce1">
            <text:p>j</text:p>
          </table:table-cell>
          <table:table-cell office:value-type="string" office:string-value="r" table:formula="of:=RIGHT(LEFT([.D978];[.B978]);1)" table:style-name="ce1">
            <text:p>r</text:p>
          </table:table-cell>
          <table:table-cell office:value-type="boolean" office:boolean-value="true" table:formula="of:=+IF(XOR([.H978]=[.C978];[.I978]=[.C97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smjqmmmmm</text:p>
          </table:table-cell>
          <table:table-cell office:value-type="float" office:value="7" table:formula="of:=LEN([.D979])-LEN(SUBSTITUTE([.D979];[.C979];&quot;&quot;))" table:style-name="ce1">
            <text:p>7</text:p>
          </table:table-cell>
          <table:table-cell office:value-type="boolean" office:boolean-value="true" table:formula="of:=+IF(AND([.E979]&gt;=[.A979];[.E979]&lt;=[.B979]);TRUE;FALSE)" table:style-name="ce1">
            <text:p>TRUE</text:p>
          </table:table-cell>
          <table:table-cell table:style-name="ce1"/>
          <table:table-cell office:value-type="string" office:string-value="q" table:formula="of:=RIGHT(LEFT([.D979];[.A979]);1)" table:style-name="ce1">
            <text:p>q</text:p>
          </table:table-cell>
          <table:table-cell office:value-type="string" office:string-value="m" table:formula="of:=RIGHT(LEFT([.D979];[.B979]);1)" table:style-name="ce1">
            <text:p>m</text:p>
          </table:table-cell>
          <table:table-cell office:value-type="boolean" office:boolean-value="true" table:formula="of:=+IF(XOR([.H979]=[.C979];[.I979]=[.C979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cccccccc</text:p>
          </table:table-cell>
          <table:table-cell office:value-type="float" office:value="9" table:formula="of:=LEN([.D980])-LEN(SUBSTITUTE([.D980];[.C980];&quot;&quot;))" table:style-name="ce1">
            <text:p>9</text:p>
          </table:table-cell>
          <table:table-cell office:value-type="boolean" office:boolean-value="false" table:formula="of:=+IF(AND([.E980]&gt;=[.A980];[.E980]&lt;=[.B980]);TRUE;FALSE)" table:style-name="ce1">
            <text:p>FALSE</text:p>
          </table:table-cell>
          <table:table-cell table:style-name="ce1"/>
          <table:table-cell office:value-type="string" office:string-value="c" table:formula="of:=RIGHT(LEFT([.D980];[.A980]);1)" table:style-name="ce1">
            <text:p>c</text:p>
          </table:table-cell>
          <table:table-cell office:value-type="string" office:string-value="c" table:formula="of:=RIGHT(LEFT([.D980];[.B980]);1)" table:style-name="ce1">
            <text:p>c</text:p>
          </table:table-cell>
          <table:table-cell office:value-type="boolean" office:boolean-value="false" table:formula="of:=+IF(XOR([.H980]=[.C980];[.I980]=[.C98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ppxpppppppppcpppp</text:p>
          </table:table-cell>
          <table:table-cell office:value-type="float" office:value="16" table:formula="of:=LEN([.D981])-LEN(SUBSTITUTE([.D981];[.C981];&quot;&quot;))" table:style-name="ce1">
            <text:p>16</text:p>
          </table:table-cell>
          <table:table-cell office:value-type="boolean" office:boolean-value="false" table:formula="of:=+IF(AND([.E981]&gt;=[.A981];[.E981]&lt;=[.B981]);TRUE;FALSE)" table:style-name="ce1">
            <text:p>FALSE</text:p>
          </table:table-cell>
          <table:table-cell table:style-name="ce1"/>
          <table:table-cell office:value-type="string" office:string-value="p" table:formula="of:=RIGHT(LEFT([.D981];[.A981]);1)" table:style-name="ce1">
            <text:p>p</text:p>
          </table:table-cell>
          <table:table-cell office:value-type="string" office:string-value="c" table:formula="of:=RIGHT(LEFT([.D981];[.B981]);1)" table:style-name="ce1">
            <text:p>c</text:p>
          </table:table-cell>
          <table:table-cell office:value-type="boolean" office:boolean-value="true" table:formula="of:=+IF(XOR([.H981]=[.C981];[.I981]=[.C981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</text:p>
          </table:table-cell>
          <table:table-cell office:value-type="string" table:style-name="ce1">
            <text:p>jrfrvrk</text:p>
          </table:table-cell>
          <table:table-cell office:value-type="float" office:value="3" table:formula="of:=LEN([.D982])-LEN(SUBSTITUTE([.D982];[.C982];&quot;&quot;))" table:style-name="ce1">
            <text:p>3</text:p>
          </table:table-cell>
          <table:table-cell office:value-type="boolean" office:boolean-value="true" table:formula="of:=+IF(AND([.E982]&gt;=[.A982];[.E982]&lt;=[.B982]);TRUE;FALSE)" table:style-name="ce1">
            <text:p>TRUE</text:p>
          </table:table-cell>
          <table:table-cell table:style-name="ce1"/>
          <table:table-cell office:value-type="string" office:string-value="r" table:formula="of:=RIGHT(LEFT([.D982];[.A982]);1)" table:style-name="ce1">
            <text:p>r</text:p>
          </table:table-cell>
          <table:table-cell office:value-type="string" office:string-value="f" table:formula="of:=RIGHT(LEFT([.D982];[.B982]);1)" table:style-name="ce1">
            <text:p>f</text:p>
          </table:table-cell>
          <table:table-cell office:value-type="boolean" office:boolean-value="true" table:formula="of:=+IF(XOR([.H982]=[.C982];[.I982]=[.C982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ggggggggggg</text:p>
          </table:table-cell>
          <table:table-cell office:value-type="float" office:value="12" table:formula="of:=LEN([.D983])-LEN(SUBSTITUTE([.D983];[.C983];&quot;&quot;))" table:style-name="ce1">
            <text:p>12</text:p>
          </table:table-cell>
          <table:table-cell office:value-type="boolean" office:boolean-value="true" table:formula="of:=+IF(AND([.E983]&gt;=[.A983];[.E983]&lt;=[.B983]);TRUE;FALSE)" table:style-name="ce1">
            <text:p>TRUE</text:p>
          </table:table-cell>
          <table:table-cell table:style-name="ce1"/>
          <table:table-cell office:value-type="string" office:string-value="g" table:formula="of:=RIGHT(LEFT([.D983];[.A983]);1)" table:style-name="ce1">
            <text:p>g</text:p>
          </table:table-cell>
          <table:table-cell office:value-type="string" office:string-value="g" table:formula="of:=RIGHT(LEFT([.D983];[.B983]);1)" table:style-name="ce1">
            <text:p>g</text:p>
          </table:table-cell>
          <table:table-cell office:value-type="boolean" office:boolean-value="false" table:formula="of:=+IF(XOR([.H983]=[.C983];[.I983]=[.C98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vqgcrgnxdvbzjfrrbt</text:p>
          </table:table-cell>
          <table:table-cell office:value-type="float" office:value="2" table:formula="of:=LEN([.D984])-LEN(SUBSTITUTE([.D984];[.C984];&quot;&quot;))" table:style-name="ce1">
            <text:p>2</text:p>
          </table:table-cell>
          <table:table-cell office:value-type="boolean" office:boolean-value="false" table:formula="of:=+IF(AND([.E984]&gt;=[.A984];[.E984]&lt;=[.B984]);TRUE;FALSE)" table:style-name="ce1">
            <text:p>FALSE</text:p>
          </table:table-cell>
          <table:table-cell table:style-name="ce1"/>
          <table:table-cell office:value-type="string" office:string-value="c" table:formula="of:=RIGHT(LEFT([.D984];[.A984]);1)" table:style-name="ce1">
            <text:p>c</text:p>
          </table:table-cell>
          <table:table-cell office:value-type="string" office:string-value="r" table:formula="of:=RIGHT(LEFT([.D984];[.B984]);1)" table:style-name="ce1">
            <text:p>r</text:p>
          </table:table-cell>
          <table:table-cell office:value-type="boolean" office:boolean-value="false" table:formula="of:=+IF(XOR([.H984]=[.C984];[.I984]=[.C98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njptfnwgxfp</text:p>
          </table:table-cell>
          <table:table-cell office:value-type="float" office:value="2" table:formula="of:=LEN([.D985])-LEN(SUBSTITUTE([.D985];[.C985];&quot;&quot;))" table:style-name="ce1">
            <text:p>2</text:p>
          </table:table-cell>
          <table:table-cell office:value-type="boolean" office:boolean-value="false" table:formula="of:=+IF(AND([.E985]&gt;=[.A985];[.E985]&lt;=[.B985]);TRUE;FALSE)" table:style-name="ce1">
            <text:p>FALSE</text:p>
          </table:table-cell>
          <table:table-cell table:style-name="ce1"/>
          <table:table-cell office:value-type="string" office:string-value="f" table:formula="of:=RIGHT(LEFT([.D985];[.A985]);1)" table:style-name="ce1">
            <text:p>f</text:p>
          </table:table-cell>
          <table:table-cell office:value-type="string" office:string-value="f" table:formula="of:=RIGHT(LEFT([.D985];[.B985]);1)" table:style-name="ce1">
            <text:p>f</text:p>
          </table:table-cell>
          <table:table-cell office:value-type="boolean" office:boolean-value="false" table:formula="of:=+IF(XOR([.H985]=[.C985];[.I985]=[.C98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wwtwwwwww</text:p>
          </table:table-cell>
          <table:table-cell office:value-type="float" office:value="9" table:formula="of:=LEN([.D986])-LEN(SUBSTITUTE([.D986];[.C986];&quot;&quot;))" table:style-name="ce1">
            <text:p>9</text:p>
          </table:table-cell>
          <table:table-cell office:value-type="boolean" office:boolean-value="false" table:formula="of:=+IF(AND([.E986]&gt;=[.A986];[.E986]&lt;=[.B986]);TRUE;FALSE)" table:style-name="ce1">
            <text:p>FALSE</text:p>
          </table:table-cell>
          <table:table-cell table:style-name="ce1"/>
          <table:table-cell office:value-type="string" office:string-value="w" table:formula="of:=RIGHT(LEFT([.D986];[.A986]);1)" table:style-name="ce1">
            <text:p>w</text:p>
          </table:table-cell>
          <table:table-cell office:value-type="string" office:string-value="w" table:formula="of:=RIGHT(LEFT([.D986];[.B986]);1)" table:style-name="ce1">
            <text:p>w</text:p>
          </table:table-cell>
          <table:table-cell office:value-type="boolean" office:boolean-value="false" table:formula="of:=+IF(XOR([.H986]=[.C986];[.I986]=[.C98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krbrvrrrgrczrz</text:p>
          </table:table-cell>
          <table:table-cell office:value-type="float" office:value="8" table:formula="of:=LEN([.D987])-LEN(SUBSTITUTE([.D987];[.C987];&quot;&quot;))" table:style-name="ce1">
            <text:p>8</text:p>
          </table:table-cell>
          <table:table-cell office:value-type="boolean" office:boolean-value="false" table:formula="of:=+IF(AND([.E987]&gt;=[.A987];[.E987]&lt;=[.B987]);TRUE;FALSE)" table:style-name="ce1">
            <text:p>FALSE</text:p>
          </table:table-cell>
          <table:table-cell table:style-name="ce1"/>
          <table:table-cell office:value-type="string" office:string-value="r" table:formula="of:=RIGHT(LEFT([.D987];[.A987]);1)" table:style-name="ce1">
            <text:p>r</text:p>
          </table:table-cell>
          <table:table-cell office:value-type="string" office:string-value="z" table:formula="of:=RIGHT(LEFT([.D987];[.B987]);1)" table:style-name="ce1">
            <text:p>z</text:p>
          </table:table-cell>
          <table:table-cell office:value-type="boolean" office:boolean-value="true" table:formula="of:=+IF(XOR([.H987]=[.C987];[.I987]=[.C98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rtjtttlnxnxx</text:p>
          </table:table-cell>
          <table:table-cell office:value-type="float" office:value="5" table:formula="of:=LEN([.D988])-LEN(SUBSTITUTE([.D988];[.C988];&quot;&quot;))" table:style-name="ce1">
            <text:p>5</text:p>
          </table:table-cell>
          <table:table-cell office:value-type="boolean" office:boolean-value="false" table:formula="of:=+IF(AND([.E988]&gt;=[.A988];[.E988]&lt;=[.B988]);TRUE;FALSE)" table:style-name="ce1">
            <text:p>FALSE</text:p>
          </table:table-cell>
          <table:table-cell table:style-name="ce1"/>
          <table:table-cell office:value-type="string" office:string-value="x" table:formula="of:=RIGHT(LEFT([.D988];[.A988]);1)" table:style-name="ce1">
            <text:p>x</text:p>
          </table:table-cell>
          <table:table-cell office:value-type="string" office:string-value="x" table:formula="of:=RIGHT(LEFT([.D988];[.B988]);1)" table:style-name="ce1">
            <text:p>x</text:p>
          </table:table-cell>
          <table:table-cell office:value-type="boolean" office:boolean-value="false" table:formula="of:=+IF(XOR([.H988]=[.C988];[.I988]=[.C988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qnwllfsl</text:p>
          </table:table-cell>
          <table:table-cell office:value-type="float" office:value="3" table:formula="of:=LEN([.D989])-LEN(SUBSTITUTE([.D989];[.C989];&quot;&quot;))" table:style-name="ce1">
            <text:p>3</text:p>
          </table:table-cell>
          <table:table-cell office:value-type="boolean" office:boolean-value="false" table:formula="of:=+IF(AND([.E989]&gt;=[.A989];[.E989]&lt;=[.B989]);TRUE;FALSE)" table:style-name="ce1">
            <text:p>FALSE</text:p>
          </table:table-cell>
          <table:table-cell table:style-name="ce1"/>
          <table:table-cell office:value-type="string" office:string-value="l" table:formula="of:=RIGHT(LEFT([.D989];[.A989]);1)" table:style-name="ce1">
            <text:p>l</text:p>
          </table:table-cell>
          <table:table-cell office:value-type="string" office:string-value="l" table:formula="of:=RIGHT(LEFT([.D989];[.B989]);1)" table:style-name="ce1">
            <text:p>l</text:p>
          </table:table-cell>
          <table:table-cell office:value-type="boolean" office:boolean-value="false" table:formula="of:=+IF(XOR([.H989]=[.C989];[.I989]=[.C98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gtcjftlqqfwkggpf</text:p>
          </table:table-cell>
          <table:table-cell office:value-type="float" office:value="3" table:formula="of:=LEN([.D990])-LEN(SUBSTITUTE([.D990];[.C990];&quot;&quot;))" table:style-name="ce1">
            <text:p>3</text:p>
          </table:table-cell>
          <table:table-cell office:value-type="boolean" office:boolean-value="true" table:formula="of:=+IF(AND([.E990]&gt;=[.A990];[.E990]&lt;=[.B990]);TRUE;FALSE)" table:style-name="ce1">
            <text:p>TRUE</text:p>
          </table:table-cell>
          <table:table-cell table:style-name="ce1"/>
          <table:table-cell office:value-type="string" office:string-value="g" table:formula="of:=RIGHT(LEFT([.D990];[.A990]);1)" table:style-name="ce1">
            <text:p>g</text:p>
          </table:table-cell>
          <table:table-cell office:value-type="string" office:string-value="g" table:formula="of:=RIGHT(LEFT([.D990];[.B990]);1)" table:style-name="ce1">
            <text:p>g</text:p>
          </table:table-cell>
          <table:table-cell office:value-type="boolean" office:boolean-value="false" table:formula="of:=+IF(XOR([.H990]=[.C990];[.I990]=[.C990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jjjjjjljjjjjjj</text:p>
          </table:table-cell>
          <table:table-cell office:value-type="float" office:value="16" table:formula="of:=LEN([.D991])-LEN(SUBSTITUTE([.D991];[.C991];&quot;&quot;))" table:style-name="ce1">
            <text:p>16</text:p>
          </table:table-cell>
          <table:table-cell office:value-type="boolean" office:boolean-value="true" table:formula="of:=+IF(AND([.E991]&gt;=[.A991];[.E991]&lt;=[.B991]);TRUE;FALSE)" table:style-name="ce1">
            <text:p>TRUE</text:p>
          </table:table-cell>
          <table:table-cell table:style-name="ce1"/>
          <table:table-cell office:value-type="string" office:string-value="j" table:formula="of:=RIGHT(LEFT([.D991];[.A991]);1)" table:style-name="ce1">
            <text:p>j</text:p>
          </table:table-cell>
          <table:table-cell office:value-type="string" office:string-value="j" table:formula="of:=RIGHT(LEFT([.D991];[.B991]);1)" table:style-name="ce1">
            <text:p>j</text:p>
          </table:table-cell>
          <table:table-cell office:value-type="boolean" office:boolean-value="false" table:formula="of:=+IF(XOR([.H991]=[.C991];[.I991]=[.C991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bzbkbbvgcbb</text:p>
          </table:table-cell>
          <table:table-cell office:value-type="float" office:value="7" table:formula="of:=LEN([.D992])-LEN(SUBSTITUTE([.D992];[.C992];&quot;&quot;))" table:style-name="ce1">
            <text:p>7</text:p>
          </table:table-cell>
          <table:table-cell office:value-type="boolean" office:boolean-value="false" table:formula="of:=+IF(AND([.E992]&gt;=[.A992];[.E992]&lt;=[.B992]);TRUE;FALSE)" table:style-name="ce1">
            <text:p>FALSE</text:p>
          </table:table-cell>
          <table:table-cell table:style-name="ce1"/>
          <table:table-cell office:value-type="string" office:string-value="v" table:formula="of:=RIGHT(LEFT([.D992];[.A992]);1)" table:style-name="ce1">
            <text:p>v</text:p>
          </table:table-cell>
          <table:table-cell office:value-type="string" office:string-value="g" table:formula="of:=RIGHT(LEFT([.D992];[.B992]);1)" table:style-name="ce1">
            <text:p>g</text:p>
          </table:table-cell>
          <table:table-cell office:value-type="boolean" office:boolean-value="false" table:formula="of:=+IF(XOR([.H992]=[.C992];[.I992]=[.C992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</text:p>
          </table:table-cell>
          <table:table-cell office:value-type="string" table:style-name="ce1">
            <text:p>dvkxrrsvrrksszsdr</text:p>
          </table:table-cell>
          <table:table-cell office:value-type="float" office:value="5" table:formula="of:=LEN([.D993])-LEN(SUBSTITUTE([.D993];[.C993];&quot;&quot;))" table:style-name="ce1">
            <text:p>5</text:p>
          </table:table-cell>
          <table:table-cell office:value-type="boolean" office:boolean-value="true" table:formula="of:=+IF(AND([.E993]&gt;=[.A993];[.E993]&lt;=[.B993]);TRUE;FALSE)" table:style-name="ce1">
            <text:p>TRUE</text:p>
          </table:table-cell>
          <table:table-cell table:style-name="ce1"/>
          <table:table-cell office:value-type="string" office:string-value="r" table:formula="of:=RIGHT(LEFT([.D993];[.A993]);1)" table:style-name="ce1">
            <text:p>r</text:p>
          </table:table-cell>
          <table:table-cell office:value-type="string" office:string-value="r" table:formula="of:=RIGHT(LEFT([.D993];[.B993]);1)" table:style-name="ce1">
            <text:p>r</text:p>
          </table:table-cell>
          <table:table-cell office:value-type="boolean" office:boolean-value="false" table:formula="of:=+IF(XOR([.H993]=[.C993];[.I993]=[.C993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jjjjjjjjjjhdjjj</text:p>
          </table:table-cell>
          <table:table-cell office:value-type="float" office:value="14" table:formula="of:=LEN([.D994])-LEN(SUBSTITUTE([.D994];[.C994];&quot;&quot;))" table:style-name="ce1">
            <text:p>14</text:p>
          </table:table-cell>
          <table:table-cell office:value-type="boolean" office:boolean-value="false" table:formula="of:=+IF(AND([.E994]&gt;=[.A994];[.E994]&lt;=[.B994]);TRUE;FALSE)" table:style-name="ce1">
            <text:p>FALSE</text:p>
          </table:table-cell>
          <table:table-cell table:style-name="ce1"/>
          <table:table-cell office:value-type="string" office:string-value="h" table:formula="of:=RIGHT(LEFT([.D994];[.A994]);1)" table:style-name="ce1">
            <text:p>h</text:p>
          </table:table-cell>
          <table:table-cell office:value-type="string" office:string-value="d" table:formula="of:=RIGHT(LEFT([.D994];[.B994]);1)" table:style-name="ce1">
            <text:p>d</text:p>
          </table:table-cell>
          <table:table-cell office:value-type="boolean" office:boolean-value="false" table:formula="of:=+IF(XOR([.H994]=[.C994];[.I994]=[.C994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z</text:p>
          </table:table-cell>
          <table:table-cell office:value-type="string" table:style-name="ce1">
            <text:p>mzzzrxfzzzzczzgzz</text:p>
          </table:table-cell>
          <table:table-cell office:value-type="float" office:value="11" table:formula="of:=LEN([.D995])-LEN(SUBSTITUTE([.D995];[.C995];&quot;&quot;))" table:style-name="ce1">
            <text:p>11</text:p>
          </table:table-cell>
          <table:table-cell office:value-type="boolean" office:boolean-value="false" table:formula="of:=+IF(AND([.E995]&gt;=[.A995];[.E995]&lt;=[.B995]);TRUE;FALSE)" table:style-name="ce1">
            <text:p>FALSE</text:p>
          </table:table-cell>
          <table:table-cell table:style-name="ce1"/>
          <table:table-cell office:value-type="string" office:string-value="z" table:formula="of:=RIGHT(LEFT([.D995];[.A995]);1)" table:style-name="ce1">
            <text:p>z</text:p>
          </table:table-cell>
          <table:table-cell office:value-type="string" office:string-value="z" table:formula="of:=RIGHT(LEFT([.D995];[.B995]);1)" table:style-name="ce1">
            <text:p>z</text:p>
          </table:table-cell>
          <table:table-cell office:value-type="boolean" office:boolean-value="false" table:formula="of:=+IF(XOR([.H995]=[.C995];[.I995]=[.C995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pjxcdzjmnghfppr</text:p>
          </table:table-cell>
          <table:table-cell office:value-type="float" office:value="3" table:formula="of:=LEN([.D996])-LEN(SUBSTITUTE([.D996];[.C996];&quot;&quot;))" table:style-name="ce1">
            <text:p>3</text:p>
          </table:table-cell>
          <table:table-cell office:value-type="boolean" office:boolean-value="true" table:formula="of:=+IF(AND([.E996]&gt;=[.A996];[.E996]&lt;=[.B996]);TRUE;FALSE)" table:style-name="ce1">
            <text:p>TRUE</text:p>
          </table:table-cell>
          <table:table-cell table:style-name="ce1"/>
          <table:table-cell office:value-type="string" office:string-value="p" table:formula="of:=RIGHT(LEFT([.D996];[.A996]);1)" table:style-name="ce1">
            <text:p>p</text:p>
          </table:table-cell>
          <table:table-cell office:value-type="string" office:string-value="p" table:formula="of:=RIGHT(LEFT([.D996];[.B996]);1)" table:style-name="ce1">
            <text:p>p</text:p>
          </table:table-cell>
          <table:table-cell office:value-type="boolean" office:boolean-value="false" table:formula="of:=+IF(XOR([.H996]=[.C996];[.I996]=[.C996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sssssssnsssssss</text:p>
          </table:table-cell>
          <table:table-cell office:value-type="float" office:value="15" table:formula="of:=LEN([.D997])-LEN(SUBSTITUTE([.D997];[.C997];&quot;&quot;))" table:style-name="ce1">
            <text:p>15</text:p>
          </table:table-cell>
          <table:table-cell office:value-type="boolean" office:boolean-value="true" table:formula="of:=+IF(AND([.E997]&gt;=[.A997];[.E997]&lt;=[.B997]);TRUE;FALSE)" table:style-name="ce1">
            <text:p>TRUE</text:p>
          </table:table-cell>
          <table:table-cell table:style-name="ce1"/>
          <table:table-cell office:value-type="string" office:string-value="n" table:formula="of:=RIGHT(LEFT([.D997];[.A997]);1)" table:style-name="ce1">
            <text:p>n</text:p>
          </table:table-cell>
          <table:table-cell office:value-type="string" office:string-value="s" table:formula="of:=RIGHT(LEFT([.D997];[.B997]);1)" table:style-name="ce1">
            <text:p>s</text:p>
          </table:table-cell>
          <table:table-cell office:value-type="boolean" office:boolean-value="true" table:formula="of:=+IF(XOR([.H997]=[.C997];[.I997]=[.C997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fvtqvlbtld</text:p>
          </table:table-cell>
          <table:table-cell office:value-type="float" office:value="3" table:formula="of:=LEN([.D998])-LEN(SUBSTITUTE([.D998];[.C998];&quot;&quot;))" table:style-name="ce1">
            <text:p>3</text:p>
          </table:table-cell>
          <table:table-cell office:value-type="boolean" office:boolean-value="true" table:formula="of:=+IF(AND([.E998]&gt;=[.A998];[.E998]&lt;=[.B998]);TRUE;FALSE)" table:style-name="ce1">
            <text:p>TRUE</text:p>
          </table:table-cell>
          <table:table-cell table:style-name="ce1"/>
          <table:table-cell office:value-type="string" office:string-value="t" table:formula="of:=RIGHT(LEFT([.D998];[.A998]);1)" table:style-name="ce1">
            <text:p>t</text:p>
          </table:table-cell>
          <table:table-cell office:value-type="string" office:string-value="d" table:formula="of:=RIGHT(LEFT([.D998];[.B998]);1)" table:style-name="ce1">
            <text:p>d</text:p>
          </table:table-cell>
          <table:table-cell office:value-type="boolean" office:boolean-value="true" table:formula="of:=+IF(XOR([.H998]=[.C998];[.I998]=[.C998]);TRUE;FALSE)" table:style-name="ce1">
            <text:p>TRUE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kkczkkkvkkk</text:p>
          </table:table-cell>
          <table:table-cell office:value-type="float" office:value="9" table:formula="of:=LEN([.D999])-LEN(SUBSTITUTE([.D999];[.C999];&quot;&quot;))" table:style-name="ce1">
            <text:p>9</text:p>
          </table:table-cell>
          <table:table-cell office:value-type="boolean" office:boolean-value="false" table:formula="of:=+IF(AND([.E999]&gt;=[.A999];[.E999]&lt;=[.B999]);TRUE;FALSE)" table:style-name="ce1">
            <text:p>FALSE</text:p>
          </table:table-cell>
          <table:table-cell table:style-name="ce1"/>
          <table:table-cell office:value-type="string" office:string-value="c" table:formula="of:=RIGHT(LEFT([.D999];[.A999]);1)" table:style-name="ce1">
            <text:p>c</text:p>
          </table:table-cell>
          <table:table-cell office:value-type="string" office:string-value="z" table:formula="of:=RIGHT(LEFT([.D999];[.B999]);1)" table:style-name="ce1">
            <text:p>z</text:p>
          </table:table-cell>
          <table:table-cell office:value-type="boolean" office:boolean-value="false" table:formula="of:=+IF(XOR([.H999]=[.C999];[.I999]=[.C999]);TRUE;FALSE)" table:style-name="ce1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tphppvppppp</text:p>
          </table:table-cell>
          <table:table-cell office:value-type="float" office:value="9" table:formula="of:=LEN([.D1000])-LEN(SUBSTITUTE([.D1000];[.C1000];&quot;&quot;))" table:style-name="ce1">
            <text:p>9</text:p>
          </table:table-cell>
          <table:table-cell office:value-type="boolean" office:boolean-value="false" table:formula="of:=+IF(AND([.E1000]&gt;=[.A1000];[.E1000]&lt;=[.B1000]);TRUE;FALSE)" table:style-name="ce1">
            <text:p>FALSE</text:p>
          </table:table-cell>
          <table:table-cell table:style-name="ce1"/>
          <table:table-cell office:value-type="string" office:string-value="t" table:formula="of:=RIGHT(LEFT([.D1000];[.A1000]);1)" table:style-name="ce1">
            <text:p>t</text:p>
          </table:table-cell>
          <table:table-cell office:value-type="string" office:string-value="v" table:formula="of:=RIGHT(LEFT([.D1000];[.B1000]);1)" table:style-name="ce1">
            <text:p>v</text:p>
          </table:table-cell>
          <table:table-cell office:value-type="boolean" office:boolean-value="false" table:formula="of:=+IF(XOR([.H1000]=[.C1000];[.I1000]=[.C1000]);TRUE;FALSE)" table:style-name="ce1">
            <text:p>FALSE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float" office:value="460" table:formula="of:=+COUNTIF([.F1:.F1000];TRUE)" table:style-name="ce1">
            <text:p>460</text:p>
          </table:table-cell>
          <table:table-cell office:value-type="float" office:value="0" table:formula="of:=+COUNTIF([.G1:.G1000];TRUE)" table:style-name="ce1">
            <text:p>0</text:p>
          </table:table-cell>
          <table:table-cell office:value-type="float" office:value="0" table:formula="of:=+COUNTIF([.H1:.H1000];TRUE)" table:style-name="ce1">
            <text:p>0</text:p>
          </table:table-cell>
          <table:table-cell office:value-type="float" office:value="0" table:formula="of:=+COUNTIF([.I1:.I1000];TRUE)" table:style-name="ce1">
            <text:p>0</text:p>
          </table:table-cell>
          <table:table-cell office:value-type="float" office:value="251" table:formula="of:=+COUNTIF([.J1:.J1000];TRUE)" table:style-name="ce1">
            <text:p>251</text:p>
          </table:table-cell>
          <table:table-cell table:number-columns-repeated="16374"/>
        </table:table-row>
        <table:table-row table:number-rows-repeated="1047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Daniel Silva</meta:initial-creator>
    <dc:creator>Daniel Silva</dc:creator>
    <meta:creation-date>2020-12-02T09:10:34Z</meta:creation-date>
    <dc:date>2020-12-02T09:21:01Z</dc:date>
  </office:meta>
</office:document-meta>
</file>